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80000001817EE2F5C.png" manifest:media-type="image/png"/>
  <manifest:file-entry manifest:full-path="Pictures/100002010000013D00000018729F4FAA.png" manifest:media-type="image/png"/>
  <manifest:file-entry manifest:full-path="Pictures/10005F0F000020BE0000027CD0B167F0.svg" manifest:media-type="image/svg+xml"/>
  <manifest:file-entry manifest:full-path="Pictures/10000201000000F60000001EE9B5B0CC.png" manifest:media-type="image/png"/>
  <manifest:file-entry manifest:full-path="Pictures/10004F1B0000196E00000326A910D152.svg" manifest:media-type="image/svg+xml"/>
  <manifest:file-entry manifest:full-path="Pictures/10004804000017F2000002749DCF1884.svg" manifest:media-type="image/svg+xml"/>
  <manifest:file-entry manifest:full-path="Pictures/100002010000014700000067C2A4B948.png" manifest:media-type="image/png"/>
  <manifest:file-entry manifest:full-path="Pictures/100002010000013D00000043DEEF3D9E.png" manifest:media-type="image/png"/>
  <manifest:file-entry manifest:full-path="Pictures/1000F312000021C700000AAC5152C85D.svg" manifest:media-type="image/svg+xml"/>
  <manifest:file-entry manifest:full-path="Pictures/1000B9FE000020BB000006E95475A7A9.svg" manifest:media-type="image/svg+xml"/>
  <manifest:file-entry manifest:full-path="Pictures/10000201000000B8000000199DB897BF.png" manifest:media-type="image/png"/>
  <manifest:file-entry manifest:full-path="Pictures/100045FA00001301000002964C8F34BF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uxi Sans" svg:font-family="'Luxi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cm" svg:stroke-color="#000000" draw:fill="none" fo:padding-top="0.04cm" fo:padding-bottom="0.04cm" fo:padding-left="0.04cm" fo:padding-right="0.04cm"/>
    </style:style>
    <style:style style:name="gr2" style:family="graphic" style:parent-style-name="standard">
      <style:graphic-properties draw:stroke="solid" svg:stroke-width="0.03cm" svg:stroke-color="#000000" draw:fill="none" fo:padding-top="0.015cm" fo:padding-bottom="0.015cm" fo:padding-left="0.015cm" fo:padding-right="0.015cm"/>
    </style:style>
    <style:style style:name="gr3" style:family="graphic" style:parent-style-name="standard">
      <style:graphic-properties draw:stroke="solid" svg:stroke-width="0.024cm" svg:stroke-color="#000000" draw:fill="none" fo:padding-top="0.012cm" fo:padding-bottom="0.012cm" fo:padding-left="0.012cm" fo:padding-right="0.012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14.777cm" svg:y1="13.6cm" svg:x2="14.777cm" svg:y2="17.598cm">
            <text:p/>
          </draw:line>
          <draw:line draw:style-name="gr2" draw:text-style-name="P1" draw:layer="layout" svg:x1="15.276cm" svg:y1="14.099cm" svg:x2="15.276cm" svg:y2="15.599cm">
            <text:p/>
          </draw:line>
          <draw:line draw:style-name="gr2" draw:text-style-name="P1" draw:layer="layout" svg:x1="15.776cm" svg:y1="14.099cm" svg:x2="15.776cm" svg:y2="15.599cm">
            <text:p/>
          </draw:line>
          <draw:line draw:style-name="gr1" draw:text-style-name="P1" draw:layer="layout" svg:x1="16.276cm" svg:y1="13.6cm" svg:x2="16.276cm" svg:y2="15.599cm">
            <text:p/>
          </draw:line>
          <draw:line draw:style-name="gr1" draw:text-style-name="P1" draw:layer="layout" svg:x1="17.975cm" svg:y1="13.6cm" svg:x2="17.975cm" svg:y2="15.599cm">
            <text:p/>
          </draw:line>
          <draw:line draw:style-name="gr1" draw:text-style-name="P1" draw:layer="layout" svg:x1="19.774cm" svg:y1="12.1cm" svg:x2="19.774cm" svg:y2="17.598cm">
            <text:p/>
          </draw:line>
          <draw:line draw:style-name="gr1" draw:text-style-name="P1" draw:layer="layout" svg:x1="1.283cm" svg:y1="12.1cm" svg:x2="1.283cm" svg:y2="17.598cm">
            <text:p/>
          </draw:line>
          <draw:line draw:style-name="gr1" draw:text-style-name="P1" draw:layer="layout" svg:x1="2.982cm" svg:y1="12.1cm" svg:x2="2.982cm" svg:y2="17.598cm">
            <text:p/>
          </draw:line>
          <draw:line draw:style-name="gr1" draw:text-style-name="P1" draw:layer="layout" svg:x1="5.281cm" svg:y1="12.1cm" svg:x2="5.281cm" svg:y2="17.598cm">
            <text:p/>
          </draw:line>
          <draw:line draw:style-name="gr1" draw:text-style-name="P1" draw:layer="layout" svg:x1="6.78cm" svg:y1="12.1cm" svg:x2="6.78cm" svg:y2="17.598cm">
            <text:p/>
          </draw:line>
          <draw:line draw:style-name="gr1" draw:text-style-name="P1" draw:layer="layout" svg:x1="7.78cm" svg:y1="12.1cm" svg:x2="7.78cm" svg:y2="17.598cm">
            <text:p/>
          </draw:line>
          <draw:line draw:style-name="gr1" draw:text-style-name="P1" draw:layer="layout" svg:x1="7.78cm" svg:y1="16.098cm" svg:x2="19.774cm" svg:y2="16.098cm">
            <text:p/>
          </draw:line>
          <draw:line draw:style-name="gr2" draw:text-style-name="P1" draw:layer="layout" svg:x1="7.78cm" svg:y1="16.598cm" svg:x2="1.283cm" svg:y2="16.598cm">
            <text:p/>
          </draw:line>
          <draw:line draw:style-name="gr2" draw:text-style-name="P1" draw:layer="layout" svg:x1="7.78cm" svg:y1="17.098cm" svg:x2="1.283cm" svg:y2="17.098cm">
            <text:p/>
          </draw:line>
          <draw:line draw:style-name="gr2" draw:text-style-name="P1" draw:layer="layout" svg:x1="7.78cm" svg:y1="15.099cm" svg:x2="1.283cm" svg:y2="15.099cm">
            <text:p/>
          </draw:line>
          <draw:line draw:style-name="gr2" draw:text-style-name="P1" draw:layer="layout" svg:x1="7.78cm" svg:y1="15.599cm" svg:x2="1.283cm" svg:y2="15.599cm">
            <text:p/>
          </draw:line>
          <draw:line draw:style-name="gr2" draw:text-style-name="P1" draw:layer="layout" svg:x1="7.78cm" svg:y1="16.098cm" svg:x2="1.283cm" svg:y2="16.098cm">
            <text:p/>
          </draw:line>
          <draw:line draw:style-name="gr1" draw:text-style-name="P1" draw:layer="layout" svg:x1="14.777cm" svg:y1="15.599cm" svg:x2="19.774cm" svg:y2="15.599cm">
            <text:p/>
          </draw:line>
          <draw:line draw:style-name="gr2" draw:text-style-name="P1" draw:layer="layout" svg:x1="16.776cm" svg:y1="15.599cm" svg:x2="16.776cm" svg:y2="16.098cm">
            <text:p/>
          </draw:line>
          <draw:line draw:style-name="gr1" draw:text-style-name="P1" draw:layer="layout" svg:x1="1.283cm" svg:y1="12.1cm" svg:x2="19.774cm" svg:y2="12.1cm">
            <text:p/>
          </draw:line>
          <draw:line draw:style-name="gr1" draw:text-style-name="P1" draw:layer="layout" svg:x1="7.78cm" svg:y1="13.6cm" svg:x2="19.774cm" svg:y2="13.6cm">
            <text:p/>
          </draw:line>
          <draw:line draw:style-name="gr2" draw:text-style-name="P1" draw:layer="layout" svg:x1="7.78cm" svg:y1="13.6cm" svg:x2="1.283cm" svg:y2="13.6cm">
            <text:p/>
          </draw:line>
          <draw:line draw:style-name="gr2" draw:text-style-name="P1" draw:layer="layout" svg:x1="7.78cm" svg:y1="13.1cm" svg:x2="1.283cm" svg:y2="13.1cm">
            <text:p/>
          </draw:line>
          <draw:line draw:style-name="gr2" draw:text-style-name="P1" draw:layer="layout" svg:x1="7.78cm" svg:y1="12.6cm" svg:x2="1.283cm" svg:y2="12.6cm">
            <text:p/>
          </draw:line>
          <draw:line draw:style-name="gr1" draw:text-style-name="P1" draw:layer="layout" svg:x1="7.78cm" svg:y1="14.099cm" svg:x2="1.283cm" svg:y2="14.099cm">
            <text:p/>
          </draw:line>
          <draw:line draw:style-name="gr1" draw:text-style-name="P1" draw:layer="layout" svg:x1="7.78cm" svg:y1="14.599cm" svg:x2="1.283cm" svg:y2="14.599cm">
            <text:p/>
          </draw:line>
          <draw:line draw:style-name="gr1" draw:text-style-name="P1" draw:layer="layout" svg:x1="1.982cm" svg:y1="12.1cm" svg:x2="1.982cm" svg:y2="14.599cm">
            <text:p/>
          </draw:line>
          <draw:line draw:style-name="gr1" draw:text-style-name="P1" draw:layer="layout" svg:x1="14.777cm" svg:y1="14.099cm" svg:x2="19.774cm" svg:y2="14.099cm">
            <text:p/>
          </draw:line>
          <draw:line draw:style-name="gr1" draw:text-style-name="P1" draw:layer="layout" svg:x1="19.774cm" svg:y1="17.598cm" svg:x2="1.283cm" svg:y2="17.598cm">
            <text:p/>
          </draw:line>
          <draw:polyline draw:style-name="gr3" draw:text-style-name="P1" draw:layer="layout" svg:width="0.136cm" svg:height="0.25cm" svg:x="1.548cm" svg:y="14.693cm" svg:viewBox="0 0 137 251" draw:points="137,0 67,0 0,251">
            <text:p/>
          </draw:polyline>
          <draw:line draw:style-name="gr3" draw:text-style-name="P1" draw:layer="layout" svg:x1="1.578cm" svg:y1="14.83cm" svg:x2="1.647cm" svg:y2="14.83cm">
            <text:p/>
          </draw:line>
          <draw:path draw:style-name="gr3" draw:text-style-name="P1" draw:layer="layout" svg:width="0.09cm" svg:height="0.137cm" svg:x="1.647cm" svg:y="14.693cm" svg:viewBox="0 0 91 138" svg:d="M0 138c20 0 41-8 59-23 33-29 42-73 20-98-10-11-24-17-42-17">
            <text:p/>
          </draw:path>
          <draw:line draw:style-name="gr3" draw:text-style-name="P1" draw:layer="layout" svg:x1="1.798cm" svg:y1="14.805cm" svg:x2="1.771cm" svg:y2="14.906cm">
            <text:p/>
          </draw:line>
          <draw:line draw:style-name="gr3" draw:text-style-name="P1" draw:layer="layout" svg:x1="1.798cm" svg:y1="14.943cm" svg:x2="1.823cm" svg:y2="14.943cm">
            <text:p/>
          </draw:line>
          <draw:polyline draw:style-name="gr3" draw:text-style-name="P1" draw:layer="layout" svg:width="0.062cm" svg:height="0.137cm" svg:x="1.845cm" svg:y="14.768cm" svg:viewBox="0 0 63 138" draw:points="26,138 63,0 0,0">
            <text:p/>
          </draw:polyline>
          <draw:path draw:style-name="gr3" draw:text-style-name="P1" draw:layer="layout" svg:width="0.048cm" svg:height="0.037cm" svg:x="1.797cm" svg:y="14.768cm" svg:viewBox="0 0 49 38" svg:d="M49 0c-11 0-22 5-32 13-8 6-14 15-17 25">
            <text:p/>
          </draw:path>
          <draw:path draw:style-name="gr3" draw:text-style-name="P1" draw:layer="layout" svg:width="0.028cm" svg:height="0.038cm" svg:x="1.769cm" svg:y="14.905cm" svg:viewBox="0 0 29 39" svg:d="M1 0c-3 12-1 22 6 29 5 6 13 10 22 10">
            <text:p/>
          </draw:path>
          <draw:path draw:style-name="gr3" draw:text-style-name="P1" draw:layer="layout" svg:width="0.028cm" svg:height="0.038cm" svg:x="1.869cm" svg:y="14.905cm" svg:viewBox="0 0 29 39" svg:d="M1 0c-3 12-1 22 5 29 5 6 14 10 23 10">
            <text:p/>
          </draw:path>
          <draw:path draw:style-name="gr3" draw:text-style-name="P1" draw:layer="layout" svg:width="0.048cm" svg:height="0.038cm" svg:x="1.823cm" svg:y="14.905cm" svg:viewBox="0 0 49 39" svg:d="M0 39c11 0 22-5 32-13 9-7 14-16 17-26">
            <text:p/>
          </draw:path>
          <draw:line draw:style-name="gr3" draw:text-style-name="P1" draw:layer="layout" svg:x1="2.053cm" svg:y1="14.855cm" svg:x2="2.021cm" svg:y2="14.855cm">
            <text:p/>
          </draw:line>
          <draw:path draw:style-name="gr3" draw:text-style-name="P1" draw:layer="layout" svg:width="0.059cm" svg:height="0.012cm" svg:x="2.017cm" svg:y="14.768cm" svg:viewBox="0 0 60 13" svg:d="M60 0c-19 0-41 4-60 13">
            <text:p/>
          </draw:path>
          <draw:path draw:style-name="gr3" draw:text-style-name="P1" draw:layer="layout" svg:width="0.053cm" svg:height="0.013cm" svg:x="1.976cm" svg:y="14.93cm" svg:viewBox="0 0 54 14" svg:d="M0 0c17 9 35 14 54 14">
            <text:p/>
          </draw:path>
          <draw:path draw:style-name="gr3" draw:text-style-name="P1" draw:layer="layout" svg:width="0.058cm" svg:height="0.088cm" svg:x="2.029cm" svg:y="14.855cm" svg:viewBox="0 0 59 89" svg:d="M0 89c13 0 26-6 37-15 22-18 28-47 14-63-6-7-17-11-27-11">
            <text:p/>
          </draw:path>
          <draw:path draw:style-name="gr3" draw:text-style-name="P1" draw:layer="layout" svg:width="0.057cm" svg:height="0.087cm" svg:x="2.053cm" svg:y="14.768cm" svg:viewBox="0 0 58 88" svg:d="M0 88c12 0 27-5 38-15 20-18 26-46 12-62-6-7-15-11-26-11">
            <text:p/>
          </draw:path>
          <draw:line draw:style-name="gr3" draw:text-style-name="P1" draw:layer="layout" svg:x1="2.264cm" svg:y1="14.906cm" svg:x2="2.292cm" svg:y2="14.805cm">
            <text:p/>
          </draw:line>
          <draw:polyline draw:style-name="gr3" draw:text-style-name="P1" draw:layer="layout" svg:width="0.133cm" svg:height="0.237cm" svg:x="2.131cm" svg:y="14.768cm" svg:viewBox="0 0 134 238" draw:points="134,0 64,0 0,238">
            <text:p/>
          </draw:polyline>
          <draw:line draw:style-name="gr3" draw:text-style-name="P1" draw:layer="layout" svg:x1="2.148cm" svg:y1="14.943cm" svg:x2="2.217cm" svg:y2="14.943cm">
            <text:p/>
          </draw:line>
          <draw:path draw:style-name="gr3" draw:text-style-name="P1" draw:layer="layout" svg:width="0.047cm" svg:height="0.038cm" svg:x="2.217cm" svg:y="14.905cm" svg:viewBox="0 0 48 39" svg:d="M0 39c11 0 23-5 32-13 8-7 14-16 16-26">
            <text:p/>
          </draw:path>
          <draw:path draw:style-name="gr3" draw:text-style-name="P1" draw:layer="layout" svg:width="0.028cm" svg:height="0.037cm" svg:x="2.264cm" svg:y="14.768cm" svg:viewBox="0 0 29 38" svg:d="M28 38c3-11 1-22-5-29-5-6-14-9-23-9">
            <text:p/>
          </draw:path>
          <draw:line draw:style-name="gr3" draw:text-style-name="P1" draw:layer="layout" svg:x1="2.367cm" svg:y1="14.805cm" svg:x2="2.339cm" svg:y2="14.906cm">
            <text:p/>
          </draw:line>
          <draw:line draw:style-name="gr3" draw:text-style-name="P1" draw:layer="layout" svg:x1="2.367cm" svg:y1="14.943cm" svg:x2="2.392cm" svg:y2="14.943cm">
            <text:p/>
          </draw:line>
          <draw:polyline draw:style-name="gr3" draw:text-style-name="P1" draw:layer="layout" svg:width="0.062cm" svg:height="0.137cm" svg:x="2.414cm" svg:y="14.768cm" svg:viewBox="0 0 63 138" draw:points="25,138 63,0 0,0">
            <text:p/>
          </draw:polyline>
          <draw:path draw:style-name="gr3" draw:text-style-name="P1" draw:layer="layout" svg:width="0.048cm" svg:height="0.037cm" svg:x="2.366cm" svg:y="14.768cm" svg:viewBox="0 0 49 38" svg:d="M49 0c-11 0-23 5-32 13-9 6-15 15-17 25">
            <text:p/>
          </draw:path>
          <draw:path draw:style-name="gr3" draw:text-style-name="P1" draw:layer="layout" svg:width="0.029cm" svg:height="0.038cm" svg:x="2.338cm" svg:y="14.905cm" svg:viewBox="0 0 30 39" svg:d="M1 0c-3 12-1 22 5 29 6 6 14 10 24 10">
            <text:p/>
          </draw:path>
          <draw:path draw:style-name="gr3" draw:text-style-name="P1" draw:layer="layout" svg:width="0.029cm" svg:height="0.038cm" svg:x="2.438cm" svg:y="14.905cm" svg:viewBox="0 0 30 39" svg:d="M1 0c-3 12-1 22 5 29 7 6 15 10 24 10">
            <text:p/>
          </draw:path>
          <draw:path draw:style-name="gr3" draw:text-style-name="P1" draw:layer="layout" svg:width="0.047cm" svg:height="0.038cm" svg:x="2.392cm" svg:y="14.905cm" svg:viewBox="0 0 48 39" svg:d="M0 39c10 0 22-5 32-13 8-7 14-16 16-26">
            <text:p/>
          </draw:path>
          <draw:line draw:style-name="gr3" draw:text-style-name="P1" draw:layer="layout" svg:x1="2.609cm" svg:y1="14.693cm" svg:x2="2.721cm" svg:y2="14.693cm">
            <text:p/>
          </draw:line>
          <draw:line draw:style-name="gr3" draw:text-style-name="P1" draw:layer="layout" svg:x1="2.609cm" svg:y1="14.693cm" svg:x2="2.675cm" svg:y2="14.775cm">
            <text:p/>
          </draw:line>
          <draw:line draw:style-name="gr3" draw:text-style-name="P1" draw:layer="layout" svg:x1="2.552cm" svg:y1="14.906cm" svg:x2="2.579cm" svg:y2="14.805cm">
            <text:p/>
          </draw:line>
          <draw:line draw:style-name="gr3" draw:text-style-name="P1" draw:layer="layout" svg:x1="2.626cm" svg:y1="14.768cm" svg:x2="2.657cm" svg:y2="14.768cm">
            <text:p/>
          </draw:line>
          <draw:line draw:style-name="gr3" draw:text-style-name="P1" draw:layer="layout" svg:x1="2.686cm" svg:y1="14.805cm" svg:x2="2.658cm" svg:y2="14.906cm">
            <text:p/>
          </draw:line>
          <draw:line draw:style-name="gr3" draw:text-style-name="P1" draw:layer="layout" svg:x1="2.579cm" svg:y1="14.943cm" svg:x2="2.61cm" svg:y2="14.943cm">
            <text:p/>
          </draw:line>
          <draw:path draw:style-name="gr3" draw:text-style-name="P1" draw:layer="layout" svg:width="0.048cm" svg:height="0.037cm" svg:x="2.578cm" svg:y="14.768cm" svg:viewBox="0 0 49 38" svg:d="M49 0c-11 0-23 5-33 13-8 6-13 15-16 25">
            <text:p/>
          </draw:path>
          <draw:path draw:style-name="gr3" draw:text-style-name="P1" draw:layer="layout" svg:width="0.049cm" svg:height="0.038cm" svg:x="2.61cm" svg:y="14.905cm" svg:viewBox="0 0 50 39" svg:d="M0 39c12 0 24-5 33-13 8-7 13-16 17-26">
            <text:p/>
          </draw:path>
          <draw:path draw:style-name="gr3" draw:text-style-name="P1" draw:layer="layout" svg:width="0.028cm" svg:height="0.038cm" svg:x="2.55cm" svg:y="14.905cm" svg:viewBox="0 0 29 39" svg:d="M1 0c-3 12-1 22 5 29 6 6 14 10 23 10">
            <text:p/>
          </draw:path>
          <draw:path draw:style-name="gr3" draw:text-style-name="P1" draw:layer="layout" svg:width="0.029cm" svg:height="0.037cm" svg:x="2.657cm" svg:y="14.768cm" svg:viewBox="0 0 30 38" svg:d="M29 38c2-11 1-22-6-29-5-6-14-9-23-9">
            <text:p/>
          </draw:path>
          <draw:line draw:style-name="gr3" draw:text-style-name="P1" draw:layer="layout" svg:x1="2.722cm" svg:y1="14.93cm" svg:x2="2.716cm" svg:y2="14.944cm">
            <text:p/>
          </draw:line>
          <draw:line draw:style-name="gr3" draw:text-style-name="P1" draw:layer="layout" svg:x1="1.957cm" svg:y1="15.196cm" svg:x2="1.889cm" svg:y2="15.447cm">
            <text:p/>
          </draw:line>
          <draw:line draw:style-name="gr3" draw:text-style-name="P1" draw:layer="layout" svg:x1="1.818cm" svg:y1="15.196cm" svg:x2="1.956cm" svg:y2="15.196cm">
            <text:p/>
          </draw:line>
          <draw:line draw:style-name="gr3" draw:text-style-name="P1" draw:layer="layout" svg:x1="1.751cm" svg:y1="15.447cm" svg:x2="1.819cm" svg:y2="15.196cm">
            <text:p/>
          </draw:line>
          <draw:line draw:style-name="gr3" draw:text-style-name="P1" draw:layer="layout" svg:x1="2.08cm" svg:y1="15.409cm" svg:x2="2.108cm" svg:y2="15.308cm">
            <text:p/>
          </draw:line>
          <draw:polyline draw:style-name="gr3" draw:text-style-name="P1" draw:layer="layout" svg:width="0.132cm" svg:height="0.237cm" svg:x="1.947cm" svg:y="15.271cm" svg:viewBox="0 0 133 238" draw:points="133,0 64,0 0,238">
            <text:p/>
          </draw:polyline>
          <draw:line draw:style-name="gr3" draw:text-style-name="P1" draw:layer="layout" svg:x1="1.964cm" svg:y1="15.446cm" svg:x2="2.032cm" svg:y2="15.446cm">
            <text:p/>
          </draw:line>
          <draw:path draw:style-name="gr3" draw:text-style-name="P1" draw:layer="layout" svg:width="0.048cm" svg:height="0.038cm" svg:x="2.032cm" svg:y="15.408cm" svg:viewBox="0 0 49 39" svg:d="M0 39c11 0 24-5 33-13 8-8 14-17 16-26">
            <text:p/>
          </draw:path>
          <draw:path draw:style-name="gr3" draw:text-style-name="P1" draw:layer="layout" svg:width="0.029cm" svg:height="0.037cm" svg:x="2.079cm" svg:y="15.271cm" svg:viewBox="0 0 30 38" svg:d="M29 38c3-10 1-21-6-29-5-6-13-9-23-9">
            <text:p/>
          </draw:path>
          <draw:line draw:style-name="gr3" draw:text-style-name="P1" draw:layer="layout" svg:x1="2.178cm" svg:y1="15.327cm" svg:x2="2.16cm" svg:y2="15.391cm">
            <text:p/>
          </draw:line>
          <draw:line draw:style-name="gr3" draw:text-style-name="P1" draw:layer="layout" svg:x1="2.272cm" svg:y1="15.391cm" svg:x2="2.29cm" svg:y2="15.327cm">
            <text:p/>
          </draw:line>
          <draw:path draw:style-name="gr3" draw:text-style-name="P1" draw:layer="layout" svg:width="0.114cm" svg:height="0.056cm" svg:x="2.177cm" svg:y="15.271cm" svg:viewBox="0 0 115 57" svg:d="M113 57c4-16 2-33-8-43-18-21-55-18-81 5-12 11-21 24-24 38">
            <text:p/>
          </draw:path>
          <draw:path draw:style-name="gr3" draw:text-style-name="P1" draw:layer="layout" svg:width="0.114cm" svg:height="0.056cm" svg:x="2.158cm" svg:y="15.39cm" svg:viewBox="0 0 115 57" svg:d="M2 0c-4 16-2 32 8 43 18 20 54 18 82-5 11-11 20-25 23-38">
            <text:p/>
          </draw:path>
          <draw:line draw:style-name="gr3" draw:text-style-name="P1" draw:layer="layout" svg:x1="2.392cm" svg:y1="15.227cm" svg:x2="2.342cm" svg:y2="15.409cm">
            <text:p/>
          </draw:line>
          <draw:line draw:style-name="gr3" draw:text-style-name="P1" draw:layer="layout" svg:x1="2.37cm" svg:y1="15.446cm" svg:x2="2.401cm" svg:y2="15.446cm">
            <text:p/>
          </draw:line>
          <draw:line draw:style-name="gr3" draw:text-style-name="P1" draw:layer="layout" svg:x1="2.435cm" svg:y1="15.252cm" svg:x2="2.396cm" svg:y2="15.278cm">
            <text:p/>
          </draw:line>
          <draw:line draw:style-name="gr3" draw:text-style-name="P1" draw:layer="layout" svg:x1="2.476cm" svg:y1="15.308cm" svg:x2="2.449cm" svg:y2="15.409cm">
            <text:p/>
          </draw:line>
          <draw:line draw:style-name="gr3" draw:text-style-name="P1" draw:layer="layout" svg:x1="2.417cm" svg:y1="15.271cm" svg:x2="2.448cm" svg:y2="15.271cm">
            <text:p/>
          </draw:line>
          <draw:path draw:style-name="gr3" draw:text-style-name="P1" draw:layer="layout" svg:width="0.029cm" svg:height="0.038cm" svg:x="2.341cm" svg:y="15.408cm" svg:viewBox="0 0 30 39" svg:d="M1 0c-3 11-1 21 6 29 5 6 13 10 23 10">
            <text:p/>
          </draw:path>
          <draw:path draw:style-name="gr3" draw:text-style-name="P1" draw:layer="layout" svg:width="0.039cm" svg:height="0.031cm" svg:x="2.391cm" svg:y="15.196cm" svg:viewBox="0 0 40 32" svg:d="M40 0c-9 0-18 4-26 11-7 5-12 14-14 21">
            <text:p/>
          </draw:path>
          <draw:path draw:style-name="gr3" draw:text-style-name="P1" draw:layer="layout" svg:width="0.022cm" svg:height="0.056cm" svg:x="2.43cm" svg:y="15.196cm" svg:viewBox="0 0 23 57" svg:d="M4 57c1-1 3-2 4-3 16-14 20-35 9-46-4-5-10-8-17-8">
            <text:p/>
          </draw:path>
          <draw:path draw:style-name="gr3" draw:text-style-name="P1" draw:layer="layout" svg:width="0.048cm" svg:height="0.038cm" svg:x="2.401cm" svg:y="15.408cm" svg:viewBox="0 0 49 39" svg:d="M0 39c11 0 23-5 33-13 7-8 13-17 16-26">
            <text:p/>
          </draw:path>
          <draw:path draw:style-name="gr3" draw:text-style-name="P1" draw:layer="layout" svg:width="0.048cm" svg:height="0.037cm" svg:x="2.369cm" svg:y="15.271cm" svg:viewBox="0 0 49 38" svg:d="M49 0c-11 0-23 5-32 14-8 6-14 15-17 24">
            <text:p/>
          </draw:path>
          <draw:path draw:style-name="gr3" draw:text-style-name="P1" draw:layer="layout" svg:width="0.028cm" svg:height="0.037cm" svg:x="2.448cm" svg:y="15.271cm" svg:viewBox="0 0 29 38" svg:d="M28 38c3-10 1-21-6-29-5-6-13-9-22-9">
            <text:p/>
          </draw:path>
          <draw:line draw:style-name="gr3" draw:text-style-name="P1" draw:layer="layout" svg:x1="2.518cm" svg:y1="15.433cm" svg:x2="2.513cm" svg:y2="15.448cm">
            <text:p/>
          </draw:line>
          <draw:line draw:style-name="gr3" draw:text-style-name="P1" draw:layer="layout" svg:x1="1.585cm" svg:y1="15.692cm" svg:x2="1.517cm" svg:y2="15.943cm">
            <text:p/>
          </draw:line>
          <draw:line draw:style-name="gr3" draw:text-style-name="P1" draw:layer="layout" svg:x1="1.509cm" svg:y1="15.692cm" svg:x2="1.659cm" svg:y2="15.692cm">
            <text:p/>
          </draw:line>
          <draw:line draw:style-name="gr3" draw:text-style-name="P1" draw:layer="layout" svg:x1="1.671cm" svg:y1="15.93cm" svg:x2="1.667cm" svg:y2="15.943cm">
            <text:p/>
          </draw:line>
          <draw:line draw:style-name="gr3" draw:text-style-name="P1" draw:layer="layout" svg:x1="1.955cm" svg:y1="15.943cm" svg:x2="1.906cm" svg:y2="15.842cm">
            <text:p/>
          </draw:line>
          <draw:line draw:style-name="gr3" draw:text-style-name="P1" draw:layer="layout" svg:x1="1.859cm" svg:y1="15.881cm" svg:x2="2.002cm" svg:y2="15.767cm">
            <text:p/>
          </draw:line>
          <draw:line draw:style-name="gr3" draw:text-style-name="P1" draw:layer="layout" svg:x1="1.89cm" svg:y1="15.767cm" svg:x2="1.842cm" svg:y2="15.943cm">
            <text:p/>
          </draw:line>
          <draw:line draw:style-name="gr3" draw:text-style-name="P1" draw:layer="layout" svg:x1="2.062cm" svg:y1="15.824cm" svg:x2="2.044cm" svg:y2="15.887cm">
            <text:p/>
          </draw:line>
          <draw:line draw:style-name="gr3" draw:text-style-name="P1" draw:layer="layout" svg:x1="2.157cm" svg:y1="15.887cm" svg:x2="2.175cm" svg:y2="15.824cm">
            <text:p/>
          </draw:line>
          <draw:path draw:style-name="gr3" draw:text-style-name="P1" draw:layer="layout" svg:width="0.115cm" svg:height="0.057cm" svg:x="2.061cm" svg:y="15.767cm" svg:viewBox="0 0 116 58" svg:d="M114 58c4-17 1-33-8-44-18-20-55-18-82 6-12 10-20 24-24 38">
            <text:p/>
          </draw:path>
          <draw:path draw:style-name="gr3" draw:text-style-name="P1" draw:layer="layout" svg:width="0.115cm" svg:height="0.056cm" svg:x="2.042cm" svg:y="15.886cm" svg:viewBox="0 0 116 57" svg:d="M2 0c-4 16-1 33 8 43 18 21 54 18 82-5 12-11 20-24 24-38">
            <text:p/>
          </draw:path>
          <draw:line draw:style-name="gr3" draw:text-style-name="P1" draw:layer="layout" svg:x1="2.24cm" svg:y1="15.855cm" svg:x2="2.353cm" svg:y2="15.855cm">
            <text:p/>
          </draw:line>
          <draw:line draw:style-name="gr3" draw:text-style-name="P1" draw:layer="layout" svg:x1="2.329cm" svg:y1="15.943cm" svg:x2="2.377cm" svg:y2="15.767cm">
            <text:p/>
          </draw:line>
          <draw:line draw:style-name="gr3" draw:text-style-name="P1" draw:layer="layout" svg:x1="2.217cm" svg:y1="15.943cm" svg:x2="2.265cm" svg:y2="15.767cm">
            <text:p/>
          </draw:line>
          <draw:line draw:style-name="gr3" draw:text-style-name="P1" draw:layer="layout" svg:x1="2.533cm" svg:y1="15.767cm" svg:x2="2.485cm" svg:y2="15.943cm">
            <text:p/>
          </draw:line>
          <draw:polyline draw:style-name="gr3" draw:text-style-name="P1" draw:layer="layout" svg:width="0.172cm" svg:height="0.175cm" svg:x="2.404cm" svg:y="15.767cm" svg:viewBox="0 0 173 176" draw:points="173,0 48,0 0,176">
            <text:p/>
          </draw:polyline>
          <draw:line draw:style-name="gr3" draw:text-style-name="P1" draw:layer="layout" svg:x1="2.567cm" svg:y1="15.943cm" svg:x2="2.604cm" svg:y2="15.805cm">
            <text:p/>
          </draw:line>
          <draw:path draw:style-name="gr3" draw:text-style-name="P1" draw:layer="layout" svg:width="0.028cm" svg:height="0.038cm" svg:x="2.576cm" svg:y="15.767cm" svg:viewBox="0 0 29 39" svg:d="M28 39c3-12 1-22-5-29-5-6-14-10-23-10">
            <text:p/>
          </draw:path>
          <draw:line draw:style-name="gr3" draw:text-style-name="P1" draw:layer="layout" svg:x1="2.758cm" svg:y1="15.906cm" svg:x2="2.786cm" svg:y2="15.805cm">
            <text:p/>
          </draw:line>
          <draw:polyline draw:style-name="gr3" draw:text-style-name="P1" draw:layer="layout" svg:width="0.132cm" svg:height="0.238cm" svg:x="2.625cm" svg:y="15.767cm" svg:viewBox="0 0 133 239" draw:points="133,0 63,0 0,239">
            <text:p/>
          </draw:polyline>
          <draw:line draw:style-name="gr3" draw:text-style-name="P1" draw:layer="layout" svg:x1="2.642cm" svg:y1="15.942cm" svg:x2="2.71cm" svg:y2="15.942cm">
            <text:p/>
          </draw:line>
          <draw:path draw:style-name="gr3" draw:text-style-name="P1" draw:layer="layout" svg:width="0.048cm" svg:height="0.037cm" svg:x="2.71cm" svg:y="15.905cm" svg:viewBox="0 0 49 38" svg:d="M0 38c11 0 23-4 32-12 8-7 14-16 17-26">
            <text:p/>
          </draw:path>
          <draw:path draw:style-name="gr3" draw:text-style-name="P1" draw:layer="layout" svg:width="0.029cm" svg:height="0.038cm" svg:x="2.757cm" svg:y="15.767cm" svg:viewBox="0 0 30 39" svg:d="M29 39c2-12 1-22-7-29-5-6-13-10-22-10">
            <text:p/>
          </draw:path>
          <draw:line draw:style-name="gr3" draw:text-style-name="P1" draw:layer="layout" svg:x1="2.827cm" svg:y1="15.93cm" svg:x2="2.823cm" svg:y2="15.943cm">
            <text:p/>
          </draw:line>
          <draw:line draw:style-name="gr3" draw:text-style-name="P1" draw:layer="layout" svg:x1="1.485cm" svg:y1="16.804cm" svg:x2="1.623cm" svg:y2="16.804cm">
            <text:p/>
          </draw:line>
          <draw:line draw:style-name="gr3" draw:text-style-name="P1" draw:layer="layout" svg:x1="1.586cm" svg:y1="16.943cm" svg:x2="1.654cm" svg:y2="16.692cm">
            <text:p/>
          </draw:line>
          <draw:line draw:style-name="gr3" draw:text-style-name="P1" draw:layer="layout" svg:x1="1.448cm" svg:y1="16.943cm" svg:x2="1.516cm" svg:y2="16.692cm">
            <text:p/>
          </draw:line>
          <draw:line draw:style-name="gr3" draw:text-style-name="P1" draw:layer="layout" svg:x1="1.665cm" svg:y1="16.929cm" svg:x2="1.661cm" svg:y2="16.943cm">
            <text:p/>
          </draw:line>
          <draw:line draw:style-name="gr3" draw:text-style-name="P1" draw:layer="layout" svg:x1="1.949cm" svg:y1="16.943cm" svg:x2="1.9cm" svg:y2="16.842cm">
            <text:p/>
          </draw:line>
          <draw:line draw:style-name="gr3" draw:text-style-name="P1" draw:layer="layout" svg:x1="1.852cm" svg:y1="16.88cm" svg:x2="1.996cm" svg:y2="16.767cm">
            <text:p/>
          </draw:line>
          <draw:line draw:style-name="gr3" draw:text-style-name="P1" draw:layer="layout" svg:x1="1.884cm" svg:y1="16.767cm" svg:x2="1.836cm" svg:y2="16.943cm">
            <text:p/>
          </draw:line>
          <draw:line draw:style-name="gr3" draw:text-style-name="P1" draw:layer="layout" svg:x1="2.056cm" svg:y1="16.823cm" svg:x2="2.038cm" svg:y2="16.887cm">
            <text:p/>
          </draw:line>
          <draw:line draw:style-name="gr3" draw:text-style-name="P1" draw:layer="layout" svg:x1="2.151cm" svg:y1="16.887cm" svg:x2="2.168cm" svg:y2="16.823cm">
            <text:p/>
          </draw:line>
          <draw:path draw:style-name="gr3" draw:text-style-name="P1" draw:layer="layout" svg:width="0.114cm" svg:height="0.056cm" svg:x="2.055cm" svg:y="16.767cm" svg:viewBox="0 0 115 57" svg:d="M113 57c5-17 2-32-8-43-17-21-55-18-81 5-12 10-20 24-24 38">
            <text:p/>
          </draw:path>
          <draw:path draw:style-name="gr3" draw:text-style-name="P1" draw:layer="layout" svg:width="0.115cm" svg:height="0.056cm" svg:x="2.036cm" svg:y="16.886cm" svg:viewBox="0 0 116 57" svg:d="M2 0c-4 16-1 31 8 43 18 20 54 18 82-6 11-11 20-24 24-37">
            <text:p/>
          </draw:path>
          <draw:line draw:style-name="gr3" draw:text-style-name="P1" draw:layer="layout" svg:x1="2.234cm" svg:y1="16.854cm" svg:x2="2.346cm" svg:y2="16.854cm">
            <text:p/>
          </draw:line>
          <draw:line draw:style-name="gr3" draw:text-style-name="P1" draw:layer="layout" svg:x1="2.323cm" svg:y1="16.943cm" svg:x2="2.371cm" svg:y2="16.767cm">
            <text:p/>
          </draw:line>
          <draw:line draw:style-name="gr3" draw:text-style-name="P1" draw:layer="layout" svg:x1="2.21cm" svg:y1="16.943cm" svg:x2="2.258cm" svg:y2="16.767cm">
            <text:p/>
          </draw:line>
          <draw:line draw:style-name="gr3" draw:text-style-name="P1" draw:layer="layout" svg:x1="2.527cm" svg:y1="16.767cm" svg:x2="2.479cm" svg:y2="16.943cm">
            <text:p/>
          </draw:line>
          <draw:polyline draw:style-name="gr3" draw:text-style-name="P1" draw:layer="layout" svg:width="0.172cm" svg:height="0.175cm" svg:x="2.398cm" svg:y="16.767cm" svg:viewBox="0 0 173 176" draw:points="173,0 48,0 0,176">
            <text:p/>
          </draw:polyline>
          <draw:line draw:style-name="gr3" draw:text-style-name="P1" draw:layer="layout" svg:x1="2.56cm" svg:y1="16.943cm" svg:x2="2.598cm" svg:y2="16.804cm">
            <text:p/>
          </draw:line>
          <draw:path draw:style-name="gr3" draw:text-style-name="P1" draw:layer="layout" svg:width="0.028cm" svg:height="0.037cm" svg:x="2.57cm" svg:y="16.767cm" svg:viewBox="0 0 29 38" svg:d="M28 38c3-11 1-22-5-29-5-6-14-9-23-9">
            <text:p/>
          </draw:path>
          <draw:line draw:style-name="gr3" draw:text-style-name="P1" draw:layer="layout" svg:x1="2.752cm" svg:y1="16.905cm" svg:x2="2.779cm" svg:y2="16.804cm">
            <text:p/>
          </draw:line>
          <draw:polyline draw:style-name="gr3" draw:text-style-name="P1" draw:layer="layout" svg:width="0.132cm" svg:height="0.237cm" svg:x="2.619cm" svg:y="16.767cm" svg:viewBox="0 0 133 238" draw:points="133,0 63,0 0,238">
            <text:p/>
          </draw:polyline>
          <draw:line draw:style-name="gr3" draw:text-style-name="P1" draw:layer="layout" svg:x1="2.635cm" svg:y1="16.942cm" svg:x2="2.704cm" svg:y2="16.942cm">
            <text:p/>
          </draw:line>
          <draw:path draw:style-name="gr3" draw:text-style-name="P1" draw:layer="layout" svg:width="0.049cm" svg:height="0.038cm" svg:x="2.704cm" svg:y="16.904cm" svg:viewBox="0 0 50 39" svg:d="M0 39c12 0 23-5 33-13 7-7 13-16 17-26">
            <text:p/>
          </draw:path>
          <draw:path draw:style-name="gr3" draw:text-style-name="P1" draw:layer="layout" svg:width="0.028cm" svg:height="0.037cm" svg:x="2.751cm" svg:y="16.767cm" svg:viewBox="0 0 29 38" svg:d="M28 38c3-11 1-22-5-29-5-6-13-9-23-9">
            <text:p/>
          </draw:path>
          <draw:line draw:style-name="gr3" draw:text-style-name="P1" draw:layer="layout" svg:x1="2.821cm" svg:y1="16.929cm" svg:x2="2.816cm" svg:y2="16.943cm">
            <text:p/>
          </draw:line>
          <draw:line draw:style-name="gr3" draw:text-style-name="P1" draw:layer="layout" svg:x1="1.916cm" svg:y1="17.36cm" svg:x2="1.991cm" svg:y2="17.36cm">
            <text:p/>
          </draw:line>
          <draw:line draw:style-name="gr3" draw:text-style-name="P1" draw:layer="layout" svg:x1="1.891cm" svg:y1="17.222cm" svg:x2="1.87cm" svg:y2="17.298cm">
            <text:p/>
          </draw:line>
          <draw:line draw:style-name="gr3" draw:text-style-name="P1" draw:layer="layout" svg:x1="1.971cm" svg:y1="17.436cm" svg:x2="2.029cm" svg:y2="17.222cm">
            <text:p/>
          </draw:line>
          <draw:line draw:style-name="gr3" draw:text-style-name="P1" draw:layer="layout" svg:x1="1.848cm" svg:y1="17.472cm" svg:x2="1.923cm" svg:y2="17.472cm">
            <text:p/>
          </draw:line>
          <draw:path draw:style-name="gr3" draw:text-style-name="P1" draw:layer="layout" svg:width="0.048cm" svg:height="0.063cm" svg:x="1.868cm" svg:y="17.297cm" svg:viewBox="0 0 49 64" svg:d="M2 0c-5 18-1 35 9 48 9 10 22 16 38 16">
            <text:p/>
          </draw:path>
          <draw:path draw:style-name="gr3" draw:text-style-name="P1" draw:layer="layout" svg:width="0.048cm" svg:height="0.037cm" svg:x="1.923cm" svg:y="17.435cm" svg:viewBox="0 0 49 38" svg:d="M0 38c11 0 23-4 33-14 8-6 13-15 16-24">
            <text:p/>
          </draw:path>
          <draw:line draw:style-name="gr3" draw:text-style-name="P1" draw:layer="layout" svg:x1="2.165cm" svg:y1="17.297cm" svg:x2="2.117cm" svg:y2="17.473cm">
            <text:p/>
          </draw:line>
          <draw:polyline draw:style-name="gr3" draw:text-style-name="P1" draw:layer="layout" svg:width="0.172cm" svg:height="0.175cm" svg:x="2.036cm" svg:y="17.297cm" svg:viewBox="0 0 173 176" draw:points="173,0 47,0 0,176">
            <text:p/>
          </draw:polyline>
          <draw:line draw:style-name="gr3" draw:text-style-name="P1" draw:layer="layout" svg:x1="2.198cm" svg:y1="17.473cm" svg:x2="2.236cm" svg:y2="17.335cm">
            <text:p/>
          </draw:line>
          <draw:path draw:style-name="gr3" draw:text-style-name="P1" draw:layer="layout" svg:width="0.028cm" svg:height="0.038cm" svg:x="2.208cm" svg:y="17.297cm" svg:viewBox="0 0 29 39" svg:d="M28 39c3-11 1-22-5-29-5-6-14-10-23-10">
            <text:p/>
          </draw:path>
          <draw:line draw:style-name="gr3" draw:text-style-name="P1" draw:layer="layout" svg:x1="2.333cm" svg:y1="17.254cm" svg:x2="2.283cm" svg:y2="17.436cm">
            <text:p/>
          </draw:line>
          <draw:line draw:style-name="gr3" draw:text-style-name="P1" draw:layer="layout" svg:x1="2.311cm" svg:y1="17.472cm" svg:x2="2.342cm" svg:y2="17.472cm">
            <text:p/>
          </draw:line>
          <draw:line draw:style-name="gr3" draw:text-style-name="P1" draw:layer="layout" svg:x1="2.376cm" svg:y1="17.279cm" svg:x2="2.337cm" svg:y2="17.305cm">
            <text:p/>
          </draw:line>
          <draw:line draw:style-name="gr3" draw:text-style-name="P1" draw:layer="layout" svg:x1="2.417cm" svg:y1="17.335cm" svg:x2="2.389cm" svg:y2="17.436cm">
            <text:p/>
          </draw:line>
          <draw:line draw:style-name="gr3" draw:text-style-name="P1" draw:layer="layout" svg:x1="2.358cm" svg:y1="17.297cm" svg:x2="2.389cm" svg:y2="17.297cm">
            <text:p/>
          </draw:line>
          <draw:path draw:style-name="gr3" draw:text-style-name="P1" draw:layer="layout" svg:width="0.029cm" svg:height="0.037cm" svg:x="2.282cm" svg:y="17.435cm" svg:viewBox="0 0 30 38" svg:d="M1 0c-3 11-1 21 5 28s14 10 24 10">
            <text:p/>
          </draw:path>
          <draw:path draw:style-name="gr3" draw:text-style-name="P1" draw:layer="layout" svg:width="0.039cm" svg:height="0.032cm" svg:x="2.332cm" svg:y="17.222cm" svg:viewBox="0 0 40 33" svg:d="M40 0c-10 0-19 4-27 12-7 6-11 13-13 21">
            <text:p/>
          </draw:path>
          <draw:path draw:style-name="gr3" draw:text-style-name="P1" draw:layer="layout" svg:width="0.022cm" svg:height="0.057cm" svg:x="2.371cm" svg:y="17.222cm" svg:viewBox="0 0 23 58" svg:d="M4 58c1-1 3-2 4-3 16-14 20-35 10-47-5-4-11-7-18-8">
            <text:p/>
          </draw:path>
          <draw:path draw:style-name="gr3" draw:text-style-name="P1" draw:layer="layout" svg:width="0.047cm" svg:height="0.037cm" svg:x="2.342cm" svg:y="17.435cm" svg:viewBox="0 0 48 38" svg:d="M0 38c11 0 22-4 32-14 8-6 14-15 16-24">
            <text:p/>
          </draw:path>
          <draw:path draw:style-name="gr3" draw:text-style-name="P1" draw:layer="layout" svg:width="0.048cm" svg:height="0.038cm" svg:x="2.31cm" svg:y="17.297cm" svg:viewBox="0 0 49 39" svg:d="M49 0c-11 0-23 5-33 13-8 7-14 17-16 26">
            <text:p/>
          </draw:path>
          <draw:path draw:style-name="gr3" draw:text-style-name="P1" draw:layer="layout" svg:width="0.029cm" svg:height="0.038cm" svg:x="2.389cm" svg:y="17.297cm" svg:viewBox="0 0 30 39" svg:d="M28 39c4-11 1-22-5-29-5-6-13-10-23-10">
            <text:p/>
          </draw:path>
          <draw:line draw:style-name="gr3" draw:text-style-name="P1" draw:layer="layout" svg:x1="2.459cm" svg:y1="17.46cm" svg:x2="2.454cm" svg:y2="17.473cm">
            <text:p/>
          </draw:line>
          <draw:line draw:style-name="gr3" draw:text-style-name="P1" draw:layer="layout" svg:x1="17.867cm" svg:y1="15.722cm" svg:x2="17.724cm" svg:y2="15.973cm">
            <text:p/>
          </draw:line>
          <draw:line draw:style-name="gr3" draw:text-style-name="P1" draw:layer="layout" svg:x1="17.929cm" svg:y1="15.722cm" svg:x2="17.866cm" svg:y2="15.722cm">
            <text:p/>
          </draw:line>
          <draw:line draw:style-name="gr3" draw:text-style-name="P1" draw:layer="layout" svg:x1="17.862cm" svg:y1="15.973cm" svg:x2="17.93cm" svg:y2="15.722cm">
            <text:p/>
          </draw:line>
          <draw:polyline draw:style-name="gr3" draw:text-style-name="P1" draw:layer="layout" svg:width="0.109cm" svg:height="0.175cm" svg:x="17.987cm" svg:y="15.797cm" svg:viewBox="0 0 110 176" draw:points="0,176 62,176 110,0">
            <text:p/>
          </draw:polyline>
          <draw:line draw:style-name="gr3" draw:text-style-name="P1" draw:layer="layout" svg:x1="17.985cm" svg:y1="15.797cm" svg:x2="17.95cm" svg:y2="15.923cm">
            <text:p/>
          </draw:line>
          <draw:path draw:style-name="gr3" draw:text-style-name="P1" draw:layer="layout" svg:width="0.039cm" svg:height="0.05cm" svg:x="17.948cm" svg:y="15.922cm" svg:viewBox="0 0 40 51" svg:d="M2 0c-4 14-1 28 7 37 7 9 19 14 31 14">
            <text:p/>
          </draw:path>
          <draw:line draw:style-name="gr3" draw:text-style-name="P1" draw:layer="layout" svg:x1="18.162cm" svg:y1="15.834cm" svg:x2="18.134cm" svg:y2="15.935cm">
            <text:p/>
          </draw:line>
          <draw:line draw:style-name="gr3" draw:text-style-name="P1" draw:layer="layout" svg:x1="18.162cm" svg:y1="15.972cm" svg:x2="18.212cm" svg:y2="15.972cm">
            <text:p/>
          </draw:line>
          <draw:line draw:style-name="gr3" draw:text-style-name="P1" draw:layer="layout" svg:x1="18.209cm" svg:y1="15.797cm" svg:x2="18.259cm" svg:y2="15.797cm">
            <text:p/>
          </draw:line>
          <draw:path draw:style-name="gr3" draw:text-style-name="P1" draw:layer="layout" svg:width="0.048cm" svg:height="0.037cm" svg:x="18.161cm" svg:y="15.797cm" svg:viewBox="0 0 49 38" svg:d="M49 0c-11 0-23 4-32 13-8 7-15 16-17 25">
            <text:p/>
          </draw:path>
          <draw:path draw:style-name="gr3" draw:text-style-name="P1" draw:layer="layout" svg:width="0.029cm" svg:height="0.038cm" svg:x="18.133cm" svg:y="15.934cm" svg:viewBox="0 0 30 39" svg:d="M1 0c-3 11-1 22 5 29 6 6 14 10 24 10">
            <text:p/>
          </draw:path>
          <draw:line draw:style-name="gr3" draw:text-style-name="P1" draw:layer="layout" svg:x1="18.416cm" svg:y1="15.797cm" svg:x2="18.368cm" svg:y2="15.973cm">
            <text:p/>
          </draw:line>
          <draw:polyline draw:style-name="gr3" draw:text-style-name="P1" draw:layer="layout" svg:width="0.171cm" svg:height="0.175cm" svg:x="18.287cm" svg:y="15.797cm" svg:viewBox="0 0 172 176" draw:points="172,0 47,0 0,176">
            <text:p/>
          </draw:polyline>
          <draw:line draw:style-name="gr3" draw:text-style-name="P1" draw:layer="layout" svg:x1="18.449cm" svg:y1="15.973cm" svg:x2="18.487cm" svg:y2="15.834cm">
            <text:p/>
          </draw:line>
          <draw:path draw:style-name="gr3" draw:text-style-name="P1" draw:layer="layout" svg:width="0.029cm" svg:height="0.037cm" svg:x="18.458cm" svg:y="15.797cm" svg:viewBox="0 0 30 38" svg:d="M29 38c3-11 1-21-5-28s-13-10-24-10">
            <text:p/>
          </draw:path>
          <draw:line draw:style-name="gr3" draw:text-style-name="P1" draw:layer="layout" svg:x1="18.557cm" svg:y1="15.853cm" svg:x2="18.539cm" svg:y2="15.916cm">
            <text:p/>
          </draw:line>
          <draw:line draw:style-name="gr3" draw:text-style-name="P1" draw:layer="layout" svg:x1="18.652cm" svg:y1="15.916cm" svg:x2="18.669cm" svg:y2="15.853cm">
            <text:p/>
          </draw:line>
          <draw:path draw:style-name="gr3" draw:text-style-name="P1" draw:layer="layout" svg:width="0.114cm" svg:height="0.056cm" svg:x="18.556cm" svg:y="15.797cm" svg:viewBox="0 0 115 57" svg:d="M113 57c5-16 2-32-8-42-18-22-55-19-81 5-12 10-21 23-24 37">
            <text:p/>
          </draw:path>
          <draw:path draw:style-name="gr3" draw:text-style-name="P1" draw:layer="layout" svg:width="0.115cm" svg:height="0.056cm" svg:x="18.537cm" svg:y="15.915cm" svg:viewBox="0 0 116 57" svg:d="M2 0c-4 17-1 32 9 43 18 21 54 19 81-6 11-10 20-23 24-37">
            <text:p/>
          </draw:path>
          <draw:line draw:style-name="gr3" draw:text-style-name="P1" draw:layer="layout" svg:x1="18.771cm" svg:y1="15.753cm" svg:x2="18.721cm" svg:y2="15.935cm">
            <text:p/>
          </draw:line>
          <draw:line draw:style-name="gr3" draw:text-style-name="P1" draw:layer="layout" svg:x1="18.749cm" svg:y1="15.972cm" svg:x2="18.78cm" svg:y2="15.972cm">
            <text:p/>
          </draw:line>
          <draw:line draw:style-name="gr3" draw:text-style-name="P1" draw:layer="layout" svg:x1="18.814cm" svg:y1="15.778cm" svg:x2="18.775cm" svg:y2="15.804cm">
            <text:p/>
          </draw:line>
          <draw:line draw:style-name="gr3" draw:text-style-name="P1" draw:layer="layout" svg:x1="18.855cm" svg:y1="15.834cm" svg:x2="18.828cm" svg:y2="15.935cm">
            <text:p/>
          </draw:line>
          <draw:line draw:style-name="gr3" draw:text-style-name="P1" draw:layer="layout" svg:x1="18.796cm" svg:y1="15.797cm" svg:x2="18.827cm" svg:y2="15.797cm">
            <text:p/>
          </draw:line>
          <draw:path draw:style-name="gr3" draw:text-style-name="P1" draw:layer="layout" svg:width="0.029cm" svg:height="0.038cm" svg:x="18.72cm" svg:y="15.934cm" svg:viewBox="0 0 30 39" svg:d="M1 0c-2 11-1 22 6 29 5 6 13 10 23 10">
            <text:p/>
          </draw:path>
          <draw:path draw:style-name="gr3" draw:text-style-name="P1" draw:layer="layout" svg:width="0.04cm" svg:height="0.031cm" svg:x="18.77cm" svg:y="15.722cm" svg:viewBox="0 0 41 32" svg:d="M41 0c-9 0-19 4-27 10-7 6-12 14-14 22">
            <text:p/>
          </draw:path>
          <draw:path draw:style-name="gr3" draw:text-style-name="P1" draw:layer="layout" svg:width="0.021cm" svg:height="0.056cm" svg:x="18.81cm" svg:y="15.722cm" svg:viewBox="0 0 22 57" svg:d="M3 57c2-1 3-2 4-3 16-13 20-35 10-46-4-5-11-8-17-8">
            <text:p/>
          </draw:path>
          <draw:path draw:style-name="gr3" draw:text-style-name="P1" draw:layer="layout" svg:width="0.048cm" svg:height="0.038cm" svg:x="18.78cm" svg:y="15.934cm" svg:viewBox="0 0 49 39" svg:d="M0 39c11 0 22-5 32-13 8-7 13-17 17-26">
            <text:p/>
          </draw:path>
          <draw:path draw:style-name="gr3" draw:text-style-name="P1" draw:layer="layout" svg:width="0.048cm" svg:height="0.037cm" svg:x="18.748cm" svg:y="15.797cm" svg:viewBox="0 0 49 38" svg:d="M49 0c-11 0-24 4-33 13-8 7-13 16-16 25">
            <text:p/>
          </draw:path>
          <draw:path draw:style-name="gr3" draw:text-style-name="P1" draw:layer="layout" svg:width="0.028cm" svg:height="0.037cm" svg:x="18.827cm" svg:y="15.797cm" svg:viewBox="0 0 29 38" svg:d="M27 38c4-11 2-21-5-28-5-7-13-10-22-10">
            <text:p/>
          </draw:path>
          <draw:line draw:style-name="gr3" draw:text-style-name="P1" draw:layer="layout" svg:x1="19.134cm" svg:y1="15.713cm" svg:x2="19.066cm" svg:y2="15.964cm">
            <text:p/>
          </draw:line>
          <draw:line draw:style-name="gr3" draw:text-style-name="P1" draw:layer="layout" svg:x1="19.054cm" svg:y1="15.776cm" svg:x2="19.134cm" svg:y2="15.713cm">
            <text:p/>
          </draw:line>
          <draw:line draw:style-name="gr3" draw:text-style-name="P1" draw:layer="layout" svg:x1="15.224cm" svg:y1="15.718cm" svg:x2="15.081cm" svg:y2="15.969cm">
            <text:p/>
          </draw:line>
          <draw:line draw:style-name="gr3" draw:text-style-name="P1" draw:layer="layout" svg:x1="15.285cm" svg:y1="15.718cm" svg:x2="15.223cm" svg:y2="15.718cm">
            <text:p/>
          </draw:line>
          <draw:line draw:style-name="gr3" draw:text-style-name="P1" draw:layer="layout" svg:x1="15.218cm" svg:y1="15.969cm" svg:x2="15.286cm" svg:y2="15.718cm">
            <text:p/>
          </draw:line>
          <draw:polyline draw:style-name="gr3" draw:text-style-name="P1" draw:layer="layout" svg:width="0.109cm" svg:height="0.175cm" svg:x="15.343cm" svg:y="15.793cm" svg:viewBox="0 0 110 176" draw:points="0,176 64,176 110,0">
            <text:p/>
          </draw:polyline>
          <draw:line draw:style-name="gr3" draw:text-style-name="P1" draw:layer="layout" svg:x1="15.341cm" svg:y1="15.793cm" svg:x2="15.307cm" svg:y2="15.919cm">
            <text:p/>
          </draw:line>
          <draw:path draw:style-name="gr3" draw:text-style-name="P1" draw:layer="layout" svg:width="0.038cm" svg:height="0.05cm" svg:x="15.305cm" svg:y="15.918cm" svg:viewBox="0 0 39 51" svg:d="M2 0c-4 15-2 29 8 38 7 9 17 13 29 13">
            <text:p/>
          </draw:path>
          <draw:line draw:style-name="gr3" draw:text-style-name="P1" draw:layer="layout" svg:x1="15.518cm" svg:y1="15.831cm" svg:x2="15.491cm" svg:y2="15.932cm">
            <text:p/>
          </draw:line>
          <draw:line draw:style-name="gr3" draw:text-style-name="P1" draw:layer="layout" svg:x1="15.518cm" svg:y1="15.968cm" svg:x2="15.568cm" svg:y2="15.968cm">
            <text:p/>
          </draw:line>
          <draw:line draw:style-name="gr3" draw:text-style-name="P1" draw:layer="layout" svg:x1="15.565cm" svg:y1="15.793cm" svg:x2="15.615cm" svg:y2="15.793cm">
            <text:p/>
          </draw:line>
          <draw:path draw:style-name="gr3" draw:text-style-name="P1" draw:layer="layout" svg:width="0.048cm" svg:height="0.038cm" svg:x="15.517cm" svg:y="15.793cm" svg:viewBox="0 0 49 39" svg:d="M49 0c-11 0-22 5-33 14-8 7-13 16-16 25">
            <text:p/>
          </draw:path>
          <draw:path draw:style-name="gr3" draw:text-style-name="P1" draw:layer="layout" svg:width="0.028cm" svg:height="0.037cm" svg:x="15.489cm" svg:y="15.931cm" svg:viewBox="0 0 29 38" svg:d="M1 0c-3 11-1 22 6 29 5 6 13 9 22 9">
            <text:p/>
          </draw:path>
          <draw:line draw:style-name="gr3" draw:text-style-name="P1" draw:layer="layout" svg:x1="15.772cm" svg:y1="15.793cm" svg:x2="15.724cm" svg:y2="15.969cm">
            <text:p/>
          </draw:line>
          <draw:polyline draw:style-name="gr3" draw:text-style-name="P1" draw:layer="layout" svg:width="0.172cm" svg:height="0.175cm" svg:x="15.643cm" svg:y="15.793cm" svg:viewBox="0 0 173 176" draw:points="173,0 47,0 0,176">
            <text:p/>
          </draw:polyline>
          <draw:line draw:style-name="gr3" draw:text-style-name="P1" draw:layer="layout" svg:x1="15.805cm" svg:y1="15.969cm" svg:x2="15.843cm" svg:y2="15.831cm">
            <text:p/>
          </draw:line>
          <draw:path draw:style-name="gr3" draw:text-style-name="P1" draw:layer="layout" svg:width="0.028cm" svg:height="0.038cm" svg:x="15.815cm" svg:y="15.793cm" svg:viewBox="0 0 29 39" svg:d="M28 39c3-11 1-21-5-28-5-7-14-11-23-11">
            <text:p/>
          </draw:path>
          <draw:line draw:style-name="gr3" draw:text-style-name="P1" draw:layer="layout" svg:x1="6.869cm" svg:y1="14.462cm" svg:x2="6.861cm" svg:y2="14.488cm">
            <text:p/>
          </draw:line>
          <draw:line draw:style-name="gr3" draw:text-style-name="P1" draw:layer="layout" svg:x1="7.031cm" svg:y1="14.462cm" svg:x2="7.023cm" svg:y2="14.488cm">
            <text:p/>
          </draw:line>
          <draw:line draw:style-name="gr3" draw:text-style-name="P1" draw:layer="layout" svg:x1="6.868cm" svg:y1="14.462cm" svg:x2="7.03cm" svg:y2="14.462cm">
            <text:p/>
          </draw:line>
          <draw:polyline draw:style-name="gr3" draw:text-style-name="P1" draw:layer="layout" svg:width="0.179cm" svg:height="0.25cm" svg:x="6.893cm" svg:y="14.212cm" svg:viewBox="0 0 180 251" draw:points="0,251 118,0 180,0 113,251">
            <text:p/>
          </draw:polyline>
          <draw:line draw:style-name="gr3" draw:text-style-name="P1" draw:layer="layout" svg:x1="7.143cm" svg:y1="14.324cm" svg:x2="7.115cm" svg:y2="14.425cm">
            <text:p/>
          </draw:line>
          <draw:line draw:style-name="gr3" draw:text-style-name="P1" draw:layer="layout" svg:x1="7.143cm" svg:y1="14.462cm" svg:x2="7.168cm" svg:y2="14.462cm">
            <text:p/>
          </draw:line>
          <draw:polyline draw:style-name="gr3" draw:text-style-name="P1" draw:layer="layout" svg:width="0.063cm" svg:height="0.137cm" svg:x="7.189cm" svg:y="14.287cm" svg:viewBox="0 0 64 138" draw:points="26,138 64,0 0,0">
            <text:p/>
          </draw:polyline>
          <draw:path draw:style-name="gr3" draw:text-style-name="P1" draw:layer="layout" svg:width="0.047cm" svg:height="0.037cm" svg:x="7.142cm" svg:y="14.287cm" svg:viewBox="0 0 48 38" svg:d="M48 0c-10 0-23 4-32 13-8 6-14 15-16 25">
            <text:p/>
          </draw:path>
          <draw:path draw:style-name="gr3" draw:text-style-name="P1" draw:layer="layout" svg:width="0.029cm" svg:height="0.038cm" svg:x="7.114cm" svg:y="14.424cm" svg:viewBox="0 0 30 39" svg:d="M1 0c-3 12-1 22 5 29 7 6 14 10 24 10">
            <text:p/>
          </draw:path>
          <draw:path draw:style-name="gr3" draw:text-style-name="P1" draw:layer="layout" svg:width="0.029cm" svg:height="0.038cm" svg:x="7.214cm" svg:y="14.424cm" svg:viewBox="0 0 30 39" svg:d="M1 0c-3 12-1 22 5 29 6 6 13 10 24 10">
            <text:p/>
          </draw:path>
          <draw:path draw:style-name="gr3" draw:text-style-name="P1" draw:layer="layout" svg:width="0.047cm" svg:height="0.038cm" svg:x="7.168cm" svg:y="14.424cm" svg:viewBox="0 0 48 39" svg:d="M0 39c11 0 23-5 32-13 8-7 14-16 16-26">
            <text:p/>
          </draw:path>
          <draw:line draw:style-name="gr3" draw:text-style-name="P1" draw:layer="layout" svg:x1="7.447cm" svg:y1="14.287cm" svg:x2="7.399cm" svg:y2="14.463cm">
            <text:p/>
          </draw:line>
          <draw:polyline draw:style-name="gr3" draw:text-style-name="P1" draw:layer="layout" svg:width="0.172cm" svg:height="0.175cm" svg:x="7.317cm" svg:y="14.287cm" svg:viewBox="0 0 173 176" draw:points="173,0 47,0 0,176">
            <text:p/>
          </draw:polyline>
          <draw:line draw:style-name="gr3" draw:text-style-name="P1" draw:layer="layout" svg:x1="7.48cm" svg:y1="14.463cm" svg:x2="7.518cm" svg:y2="14.324cm">
            <text:p/>
          </draw:line>
          <draw:path draw:style-name="gr3" draw:text-style-name="P1" draw:layer="layout" svg:width="0.029cm" svg:height="0.037cm" svg:x="7.489cm" svg:y="14.287cm" svg:viewBox="0 0 30 38" svg:d="M29 38c3-12 1-22-7-29-5-6-13-9-22-9">
            <text:p/>
          </draw:path>
          <draw:line draw:style-name="gr3" draw:text-style-name="P1" draw:layer="layout" svg:x1="7.593cm" svg:y1="14.324cm" svg:x2="7.565cm" svg:y2="14.425cm">
            <text:p/>
          </draw:line>
          <draw:line draw:style-name="gr3" draw:text-style-name="P1" draw:layer="layout" svg:x1="7.592cm" svg:y1="14.462cm" svg:x2="7.617cm" svg:y2="14.462cm">
            <text:p/>
          </draw:line>
          <draw:polyline draw:style-name="gr3" draw:text-style-name="P1" draw:layer="layout" svg:width="0.063cm" svg:height="0.137cm" svg:x="7.639cm" svg:y="14.287cm" svg:viewBox="0 0 64 138" draw:points="27,138 64,0 0,0">
            <text:p/>
          </draw:polyline>
          <draw:path draw:style-name="gr3" draw:text-style-name="P1" draw:layer="layout" svg:width="0.047cm" svg:height="0.037cm" svg:x="7.592cm" svg:y="14.287cm" svg:viewBox="0 0 48 38" svg:d="M48 0c-11 0-22 4-31 13-8 6-14 15-17 25">
            <text:p/>
          </draw:path>
          <draw:path draw:style-name="gr3" draw:text-style-name="P1" draw:layer="layout" svg:width="0.028cm" svg:height="0.038cm" svg:x="7.564cm" svg:y="14.424cm" svg:viewBox="0 0 29 39" svg:d="M1 0c-3 12-1 22 5 29 6 6 14 10 23 10">
            <text:p/>
          </draw:path>
          <draw:path draw:style-name="gr3" draw:text-style-name="P1" draw:layer="layout" svg:width="0.028cm" svg:height="0.038cm" svg:x="7.664cm" svg:y="14.424cm" svg:viewBox="0 0 29 39" svg:d="M1 0c-3 12-1 22 5 29 5 6 14 10 23 10">
            <text:p/>
          </draw:path>
          <draw:path draw:style-name="gr3" draw:text-style-name="P1" draw:layer="layout" svg:width="0.048cm" svg:height="0.038cm" svg:x="7.617cm" svg:y="14.424cm" svg:viewBox="0 0 49 39" svg:d="M0 39c11 0 24-5 33-13 8-7 13-16 16-26">
            <text:p/>
          </draw:path>
          <draw:line draw:style-name="gr3" draw:text-style-name="P1" draw:layer="layout" svg:x1="5.852cm" svg:y1="14.224cm" svg:x2="5.784cm" svg:y2="14.475cm">
            <text:p/>
          </draw:line>
          <draw:line draw:style-name="gr3" draw:text-style-name="P1" draw:layer="layout" svg:x1="5.713cm" svg:y1="14.224cm" svg:x2="5.851cm" svg:y2="14.224cm">
            <text:p/>
          </draw:line>
          <draw:line draw:style-name="gr3" draw:text-style-name="P1" draw:layer="layout" svg:x1="5.646cm" svg:y1="14.475cm" svg:x2="5.714cm" svg:y2="14.224cm">
            <text:p/>
          </draw:line>
          <draw:line draw:style-name="gr3" draw:text-style-name="P1" draw:layer="layout" svg:x1="5.892cm" svg:y1="14.356cm" svg:x2="5.874cm" svg:y2="14.419cm">
            <text:p/>
          </draw:line>
          <draw:line draw:style-name="gr3" draw:text-style-name="P1" draw:layer="layout" svg:x1="5.986cm" svg:y1="14.419cm" svg:x2="6.004cm" svg:y2="14.356cm">
            <text:p/>
          </draw:line>
          <draw:path draw:style-name="gr3" draw:text-style-name="P1" draw:layer="layout" svg:width="0.114cm" svg:height="0.057cm" svg:x="5.891cm" svg:y="14.299cm" svg:viewBox="0 0 115 58" svg:d="M113 58c4-18 2-33-9-44-18-20-54-18-81 6-11 10-20 23-23 38">
            <text:p/>
          </draw:path>
          <draw:path draw:style-name="gr3" draw:text-style-name="P1" draw:layer="layout" svg:width="0.114cm" svg:height="0.056cm" svg:x="5.872cm" svg:y="14.418cm" svg:viewBox="0 0 115 57" svg:d="M2 0c-5 16-2 32 8 43 19 21 55 18 81-6 12-10 21-23 24-37">
            <text:p/>
          </draw:path>
          <draw:line draw:style-name="gr3" draw:text-style-name="P1" draw:layer="layout" svg:x1="6.132cm" svg:y1="14.224cm" svg:x2="6.182cm" svg:y2="14.224cm">
            <text:p/>
          </draw:line>
          <draw:line draw:style-name="gr3" draw:text-style-name="P1" draw:layer="layout" svg:x1="6.21cm" svg:y1="14.262cm" svg:x2="6.162cm" svg:y2="14.438cm">
            <text:p/>
          </draw:line>
          <draw:line draw:style-name="gr3" draw:text-style-name="P1" draw:layer="layout" svg:x1="6.056cm" svg:y1="14.438cm" svg:x2="6.084cm" svg:y2="14.337cm">
            <text:p/>
          </draw:line>
          <draw:line draw:style-name="gr3" draw:text-style-name="P1" draw:layer="layout" svg:x1="6.131cm" svg:y1="14.299cm" svg:x2="6.199cm" svg:y2="14.299cm">
            <text:p/>
          </draw:line>
          <draw:line draw:style-name="gr3" draw:text-style-name="P1" draw:layer="layout" svg:x1="6.084cm" svg:y1="14.474cm" svg:x2="6.115cm" svg:y2="14.474cm">
            <text:p/>
          </draw:line>
          <draw:path draw:style-name="gr3" draw:text-style-name="P1" draw:layer="layout" svg:width="0.028cm" svg:height="0.038cm" svg:x="6.182cm" svg:y="14.224cm" svg:viewBox="0 0 29 39" svg:d="M28 39c3-11 1-22-5-29-5-6-14-10-23-10">
            <text:p/>
          </draw:path>
          <draw:path draw:style-name="gr3" draw:text-style-name="P1" draw:layer="layout" svg:width="0.047cm" svg:height="0.037cm" svg:x="6.115cm" svg:y="14.437cm" svg:viewBox="0 0 48 38" svg:d="M0 38c11 0 23-4 33-14 7-6 13-15 15-24">
            <text:p/>
          </draw:path>
          <draw:path draw:style-name="gr3" draw:text-style-name="P1" draw:layer="layout" svg:width="0.048cm" svg:height="0.038cm" svg:x="6.083cm" svg:y="14.299cm" svg:viewBox="0 0 49 39" svg:d="M49 0c-11 0-23 5-32 13-8 7-15 17-17 26">
            <text:p/>
          </draw:path>
          <draw:path draw:style-name="gr3" draw:text-style-name="P1" draw:layer="layout" svg:width="0.029cm" svg:height="0.037cm" svg:x="6.055cm" svg:y="14.437cm" svg:viewBox="0 0 30 38" svg:d="M1 0c-3 11-1 21 6 28 6 7 14 10 23 10">
            <text:p/>
          </draw:path>
          <draw:polyline draw:style-name="gr3" draw:text-style-name="P1" draw:layer="layout" svg:width="0.122cm" svg:height="0.175cm" svg:x="6.227cm" svg:y="14.299cm" svg:viewBox="0 0 123 176" draw:points="123,0 48,0 0,176">
            <text:p/>
          </draw:polyline>
          <draw:line draw:style-name="gr3" draw:text-style-name="P1" draw:layer="layout" svg:x1="6.34cm" svg:y1="14.475cm" svg:x2="6.378cm" svg:y2="14.337cm">
            <text:p/>
          </draw:line>
          <draw:path draw:style-name="gr3" draw:text-style-name="P1" draw:layer="layout" svg:width="0.029cm" svg:height="0.038cm" svg:x="6.349cm" svg:y="14.299cm" svg:viewBox="0 0 30 39" svg:d="M29 39c3-11 1-22-6-29-6-6-14-10-23-10">
            <text:p/>
          </draw:path>
          <draw:line draw:style-name="gr3" draw:text-style-name="P1" draw:layer="layout" svg:x1="6.419cm" svg:y1="14.462cm" svg:x2="6.415cm" svg:y2="14.475cm">
            <text:p/>
          </draw:line>
          <draw:polyline draw:style-name="gr3" draw:text-style-name="P1" draw:layer="layout" svg:width="0.229cm" svg:height="0.25cm" svg:x="18.168cm" svg:y="13.721cm" svg:viewBox="0 0 230 251" draw:points="230,0 112,138 68,0 0,251">
            <text:p/>
          </draw:polyline>
          <draw:line draw:style-name="gr3" draw:text-style-name="P1" draw:layer="layout" svg:x1="18.33cm" svg:y1="13.972cm" svg:x2="18.398cm" svg:y2="13.721cm">
            <text:p/>
          </draw:line>
          <draw:line draw:style-name="gr3" draw:text-style-name="P1" draw:layer="layout" svg:x1="18.443cm" svg:y1="13.833cm" svg:x2="18.415cm" svg:y2="13.934cm">
            <text:p/>
          </draw:line>
          <draw:line draw:style-name="gr3" draw:text-style-name="P1" draw:layer="layout" svg:x1="18.443cm" svg:y1="13.971cm" svg:x2="18.468cm" svg:y2="13.971cm">
            <text:p/>
          </draw:line>
          <draw:polyline draw:style-name="gr3" draw:text-style-name="P1" draw:layer="layout" svg:width="0.062cm" svg:height="0.137cm" svg:x="18.49cm" svg:y="13.796cm" svg:viewBox="0 0 63 138" draw:points="26,138 63,0 0,0">
            <text:p/>
          </draw:polyline>
          <draw:path draw:style-name="gr3" draw:text-style-name="P1" draw:layer="layout" svg:width="0.048cm" svg:height="0.037cm" svg:x="18.442cm" svg:y="13.796cm" svg:viewBox="0 0 49 38" svg:d="M49 0c-11 0-23 4-32 13-8 7-14 16-17 25">
            <text:p/>
          </draw:path>
          <draw:path draw:style-name="gr3" draw:text-style-name="P1" draw:layer="layout" svg:width="0.029cm" svg:height="0.038cm" svg:x="18.414cm" svg:y="13.933cm" svg:viewBox="0 0 30 39" svg:d="M1 0c-3 11-1 22 6 29 5 6 13 10 23 10">
            <text:p/>
          </draw:path>
          <draw:path draw:style-name="gr3" draw:text-style-name="P1" draw:layer="layout" svg:width="0.029cm" svg:height="0.038cm" svg:x="18.514cm" svg:y="13.933cm" svg:viewBox="0 0 30 39" svg:d="M1 0c-3 11-1 22 7 29 5 6 13 10 22 10">
            <text:p/>
          </draw:path>
          <draw:path draw:style-name="gr3" draw:text-style-name="P1" draw:layer="layout" svg:width="0.047cm" svg:height="0.038cm" svg:x="18.468cm" svg:y="13.933cm" svg:viewBox="0 0 48 39" svg:d="M0 39c11 0 22-5 32-13 8-8 14-17 16-26">
            <text:p/>
          </draw:path>
          <draw:line draw:style-name="gr3" draw:text-style-name="P1" draw:layer="layout" svg:x1="18.656cm" svg:y1="13.833cm" svg:x2="18.628cm" svg:y2="13.934cm">
            <text:p/>
          </draw:line>
          <draw:line draw:style-name="gr3" draw:text-style-name="P1" draw:layer="layout" svg:x1="18.655cm" svg:y1="13.971cm" svg:x2="18.705cm" svg:y2="13.971cm">
            <text:p/>
          </draw:line>
          <draw:line draw:style-name="gr3" draw:text-style-name="P1" draw:layer="layout" svg:x1="18.702cm" svg:y1="13.796cm" svg:x2="18.752cm" svg:y2="13.796cm">
            <text:p/>
          </draw:line>
          <draw:path draw:style-name="gr3" draw:text-style-name="P1" draw:layer="layout" svg:width="0.047cm" svg:height="0.037cm" svg:x="18.655cm" svg:y="13.796cm" svg:viewBox="0 0 48 38" svg:d="M48 0c-11 0-23 4-33 13-7 7-13 16-15 25">
            <text:p/>
          </draw:path>
          <draw:path draw:style-name="gr3" draw:text-style-name="P1" draw:layer="layout" svg:width="0.028cm" svg:height="0.038cm" svg:x="18.626cm" svg:y="13.933cm" svg:viewBox="0 0 29 39" svg:d="M1 0c-3 11-1 22 6 29 5 6 13 10 22 10">
            <text:p/>
          </draw:path>
          <draw:line draw:style-name="gr3" draw:text-style-name="P1" draw:layer="layout" svg:x1="18.861cm" svg:y1="13.972cm" svg:x2="18.909cm" svg:y2="13.796cm">
            <text:p/>
          </draw:line>
          <draw:polyline draw:style-name="gr3" draw:text-style-name="P1" draw:layer="layout" svg:width="0.171cm" svg:height="0.175cm" svg:x="18.818cm" svg:y="13.796cm" svg:viewBox="0 0 172 176" draw:points="0,176 126,176 172,0">
            <text:p/>
          </draw:polyline>
          <draw:line draw:style-name="gr3" draw:text-style-name="P1" draw:layer="layout" svg:x1="18.828cm" svg:y1="13.796cm" svg:x2="18.79cm" svg:y2="13.934cm">
            <text:p/>
          </draw:line>
          <draw:path draw:style-name="gr3" draw:text-style-name="P1" draw:layer="layout" svg:width="0.029cm" svg:height="0.038cm" svg:x="18.789cm" svg:y="13.933cm" svg:viewBox="0 0 30 39" svg:d="M1 0c-3 11-1 22 5 29 7 6 15 10 24 10">
            <text:p/>
          </draw:path>
          <draw:line draw:style-name="gr3" draw:text-style-name="P1" draw:layer="layout" svg:x1="19.147cm" svg:y1="13.796cm" svg:x2="19.099cm" svg:y2="13.972cm">
            <text:p/>
          </draw:line>
          <draw:polyline draw:style-name="gr3" draw:text-style-name="P1" draw:layer="layout" svg:width="0.171cm" svg:height="0.175cm" svg:x="19.018cm" svg:y="13.796cm" svg:viewBox="0 0 172 176" draw:points="172,0 47,0 0,176">
            <text:p/>
          </draw:polyline>
          <draw:line draw:style-name="gr3" draw:text-style-name="P1" draw:layer="layout" svg:x1="19.18cm" svg:y1="13.972cm" svg:x2="19.218cm" svg:y2="13.833cm">
            <text:p/>
          </draw:line>
          <draw:path draw:style-name="gr3" draw:text-style-name="P1" draw:layer="layout" svg:width="0.03cm" svg:height="0.037cm" svg:x="19.189cm" svg:y="13.796cm" svg:viewBox="0 0 31 38" svg:d="M29 38c4-11 1-21-5-28s-14-10-24-10">
            <text:p/>
          </draw:path>
          <draw:line draw:style-name="gr3" draw:text-style-name="P1" draw:layer="layout" svg:x1="19.293cm" svg:y1="13.833cm" svg:x2="19.265cm" svg:y2="13.934cm">
            <text:p/>
          </draw:line>
          <draw:line draw:style-name="gr3" draw:text-style-name="P1" draw:layer="layout" svg:x1="19.292cm" svg:y1="13.971cm" svg:x2="19.317cm" svg:y2="13.971cm">
            <text:p/>
          </draw:line>
          <draw:polyline draw:style-name="gr3" draw:text-style-name="P1" draw:layer="layout" svg:width="0.063cm" svg:height="0.137cm" svg:x="19.339cm" svg:y="13.796cm" svg:viewBox="0 0 64 138" draw:points="26,138 64,0 0,0">
            <text:p/>
          </draw:polyline>
          <draw:path draw:style-name="gr3" draw:text-style-name="P1" draw:layer="layout" svg:width="0.047cm" svg:height="0.037cm" svg:x="19.292cm" svg:y="13.796cm" svg:viewBox="0 0 48 38" svg:d="M48 0c-11 0-22 4-31 13-8 7-15 16-17 25">
            <text:p/>
          </draw:path>
          <draw:path draw:style-name="gr3" draw:text-style-name="P1" draw:layer="layout" svg:width="0.028cm" svg:height="0.038cm" svg:x="19.264cm" svg:y="13.933cm" svg:viewBox="0 0 29 39" svg:d="M1 0c-3 11-1 22 5 29 6 6 14 10 23 10">
            <text:p/>
          </draw:path>
          <draw:path draw:style-name="gr3" draw:text-style-name="P1" draw:layer="layout" svg:width="0.028cm" svg:height="0.038cm" svg:x="19.364cm" svg:y="13.933cm" svg:viewBox="0 0 29 39" svg:d="M1 0c-3 11-1 22 5 29 5 6 13 10 23 10">
            <text:p/>
          </draw:path>
          <draw:path draw:style-name="gr3" draw:text-style-name="P1" draw:layer="layout" svg:width="0.048cm" svg:height="0.038cm" svg:x="19.317cm" svg:y="13.933cm" svg:viewBox="0 0 49 39" svg:d="M0 39c11 0 23-5 33-13 8-8 14-17 16-26">
            <text:p/>
          </draw:path>
          <draw:line draw:style-name="gr3" draw:text-style-name="P1" draw:layer="layout" svg:x1="19.534cm" svg:y1="13.721cm" svg:x2="19.647cm" svg:y2="13.721cm">
            <text:p/>
          </draw:line>
          <draw:line draw:style-name="gr3" draw:text-style-name="P1" draw:layer="layout" svg:x1="19.534cm" svg:y1="13.721cm" svg:x2="19.601cm" svg:y2="13.803cm">
            <text:p/>
          </draw:line>
          <draw:line draw:style-name="gr3" draw:text-style-name="P1" draw:layer="layout" svg:x1="19.477cm" svg:y1="13.934cm" svg:x2="19.505cm" svg:y2="13.833cm">
            <text:p/>
          </draw:line>
          <draw:line draw:style-name="gr3" draw:text-style-name="P1" draw:layer="layout" svg:x1="19.552cm" svg:y1="13.796cm" svg:x2="19.583cm" svg:y2="13.796cm">
            <text:p/>
          </draw:line>
          <draw:line draw:style-name="gr3" draw:text-style-name="P1" draw:layer="layout" svg:x1="19.611cm" svg:y1="13.833cm" svg:x2="19.584cm" svg:y2="13.934cm">
            <text:p/>
          </draw:line>
          <draw:line draw:style-name="gr3" draw:text-style-name="P1" draw:layer="layout" svg:x1="19.505cm" svg:y1="13.971cm" svg:x2="19.536cm" svg:y2="13.971cm">
            <text:p/>
          </draw:line>
          <draw:path draw:style-name="gr3" draw:text-style-name="P1" draw:layer="layout" svg:width="0.048cm" svg:height="0.037cm" svg:x="19.504cm" svg:y="13.796cm" svg:viewBox="0 0 49 38" svg:d="M49 0c-11 0-24 4-33 13-8 7-13 16-16 25">
            <text:p/>
          </draw:path>
          <draw:path draw:style-name="gr3" draw:text-style-name="P1" draw:layer="layout" svg:width="0.048cm" svg:height="0.038cm" svg:x="19.536cm" svg:y="13.933cm" svg:viewBox="0 0 49 39" svg:d="M0 39c11 0 22-5 32-13 8-8 14-17 17-26">
            <text:p/>
          </draw:path>
          <draw:path draw:style-name="gr3" draw:text-style-name="P1" draw:layer="layout" svg:width="0.029cm" svg:height="0.038cm" svg:x="19.476cm" svg:y="13.933cm" svg:viewBox="0 0 30 39" svg:d="M1 0c-3 11-1 22 6 29 5 6 13 10 23 10">
            <text:p/>
          </draw:path>
          <draw:path draw:style-name="gr3" draw:text-style-name="P1" draw:layer="layout" svg:width="0.028cm" svg:height="0.037cm" svg:x="19.583cm" svg:y="13.796cm" svg:viewBox="0 0 29 38" svg:d="M27 38c4-11 2-21-5-28-5-7-13-10-22-10">
            <text:p/>
          </draw:path>
          <draw:polyline draw:style-name="gr3" draw:text-style-name="P1" draw:layer="layout" svg:width="0.23cm" svg:height="0.25cm" svg:x="16.669cm" svg:y="13.721cm" svg:viewBox="0 0 231 251" draw:points="231,0 112,138 67,0 0,251">
            <text:p/>
          </draw:polyline>
          <draw:line draw:style-name="gr3" draw:text-style-name="P1" draw:layer="layout" svg:x1="16.832cm" svg:y1="13.972cm" svg:x2="16.9cm" svg:y2="13.721cm">
            <text:p/>
          </draw:line>
          <draw:line draw:style-name="gr3" draw:text-style-name="P1" draw:layer="layout" svg:x1="16.945cm" svg:y1="13.833cm" svg:x2="16.917cm" svg:y2="13.934cm">
            <text:p/>
          </draw:line>
          <draw:line draw:style-name="gr3" draw:text-style-name="P1" draw:layer="layout" svg:x1="16.944cm" svg:y1="13.971cm" svg:x2="16.969cm" svg:y2="13.971cm">
            <text:p/>
          </draw:line>
          <draw:polyline draw:style-name="gr3" draw:text-style-name="P1" draw:layer="layout" svg:width="0.063cm" svg:height="0.137cm" svg:x="16.991cm" svg:y="13.796cm" svg:viewBox="0 0 64 138" draw:points="26,138 64,0 0,0">
            <text:p/>
          </draw:polyline>
          <draw:path draw:style-name="gr3" draw:text-style-name="P1" draw:layer="layout" svg:width="0.047cm" svg:height="0.037cm" svg:x="16.944cm" svg:y="13.796cm" svg:viewBox="0 0 48 38" svg:d="M48 0c-11 0-22 4-32 13-7 7-13 16-16 25">
            <text:p/>
          </draw:path>
          <draw:path draw:style-name="gr3" draw:text-style-name="P1" draw:layer="layout" svg:width="0.028cm" svg:height="0.038cm" svg:x="16.916cm" svg:y="13.933cm" svg:viewBox="0 0 29 39" svg:d="M1 0c-3 11-1 22 5 29 6 6 14 10 23 10">
            <text:p/>
          </draw:path>
          <draw:path draw:style-name="gr3" draw:text-style-name="P1" draw:layer="layout" svg:width="0.028cm" svg:height="0.038cm" svg:x="17.015cm" svg:y="13.933cm" svg:viewBox="0 0 29 39" svg:d="M1 0c-3 11-1 22 5 29 5 6 14 10 23 10">
            <text:p/>
          </draw:path>
          <draw:path draw:style-name="gr3" draw:text-style-name="P1" draw:layer="layout" svg:width="0.048cm" svg:height="0.038cm" svg:x="16.969cm" svg:y="13.933cm" svg:viewBox="0 0 49 39" svg:d="M0 39c11 0 23-5 33-13 8-8 13-17 16-26">
            <text:p/>
          </draw:path>
          <draw:line draw:style-name="gr3" draw:text-style-name="P1" draw:layer="layout" svg:x1="17.157cm" svg:y1="13.833cm" svg:x2="17.129cm" svg:y2="13.934cm">
            <text:p/>
          </draw:line>
          <draw:line draw:style-name="gr3" draw:text-style-name="P1" draw:layer="layout" svg:x1="17.157cm" svg:y1="13.971cm" svg:x2="17.207cm" svg:y2="13.971cm">
            <text:p/>
          </draw:line>
          <draw:line draw:style-name="gr3" draw:text-style-name="P1" draw:layer="layout" svg:x1="17.204cm" svg:y1="13.796cm" svg:x2="17.254cm" svg:y2="13.796cm">
            <text:p/>
          </draw:line>
          <draw:path draw:style-name="gr3" draw:text-style-name="P1" draw:layer="layout" svg:width="0.048cm" svg:height="0.037cm" svg:x="17.156cm" svg:y="13.796cm" svg:viewBox="0 0 49 38" svg:d="M49 0c-11 0-23 4-33 13-8 7-14 16-16 25">
            <text:p/>
          </draw:path>
          <draw:path draw:style-name="gr3" draw:text-style-name="P1" draw:layer="layout" svg:width="0.029cm" svg:height="0.038cm" svg:x="17.128cm" svg:y="13.933cm" svg:viewBox="0 0 30 39" svg:d="M1 0c-3 11-1 22 5 29 6 6 15 10 24 10">
            <text:p/>
          </draw:path>
          <draw:line draw:style-name="gr3" draw:text-style-name="P1" draw:layer="layout" svg:x1="17.319cm" svg:y1="13.833cm" svg:x2="17.292cm" svg:y2="13.934cm">
            <text:p/>
          </draw:line>
          <draw:line draw:style-name="gr3" draw:text-style-name="P1" draw:layer="layout" svg:x1="17.319cm" svg:y1="13.971cm" svg:x2="17.369cm" svg:y2="13.971cm">
            <text:p/>
          </draw:line>
          <draw:line draw:style-name="gr3" draw:text-style-name="P1" draw:layer="layout" svg:x1="17.366cm" svg:y1="13.796cm" svg:x2="17.416cm" svg:y2="13.796cm">
            <text:p/>
          </draw:line>
          <draw:path draw:style-name="gr3" draw:text-style-name="P1" draw:layer="layout" svg:width="0.048cm" svg:height="0.037cm" svg:x="17.318cm" svg:y="13.796cm" svg:viewBox="0 0 49 38" svg:d="M49 0c-11 0-22 4-32 13-7 7-14 16-17 25">
            <text:p/>
          </draw:path>
          <draw:path draw:style-name="gr3" draw:text-style-name="P1" draw:layer="layout" svg:width="0.028cm" svg:height="0.038cm" svg:x="17.29cm" svg:y="13.933cm" svg:viewBox="0 0 29 39" svg:d="M1 0c-3 11-1 22 5 29 5 6 13 10 23 10">
            <text:p/>
          </draw:path>
          <draw:line draw:style-name="gr3" draw:text-style-name="P1" draw:layer="layout" svg:x1="17.482cm" svg:y1="13.833cm" svg:x2="17.454cm" svg:y2="13.934cm">
            <text:p/>
          </draw:line>
          <draw:line draw:style-name="gr3" draw:text-style-name="P1" draw:layer="layout" svg:x1="17.482cm" svg:y1="13.971cm" svg:x2="17.507cm" svg:y2="13.971cm">
            <text:p/>
          </draw:line>
          <draw:polyline draw:style-name="gr3" draw:text-style-name="P1" draw:layer="layout" svg:width="0.063cm" svg:height="0.137cm" svg:x="17.528cm" svg:y="13.796cm" svg:viewBox="0 0 64 138" draw:points="26,138 64,0 0,0">
            <text:p/>
          </draw:polyline>
          <draw:path draw:style-name="gr3" draw:text-style-name="P1" draw:layer="layout" svg:width="0.047cm" svg:height="0.037cm" svg:x="17.481cm" svg:y="13.796cm" svg:viewBox="0 0 48 38" svg:d="M48 0c-10 0-23 4-32 13-8 7-14 16-16 25">
            <text:p/>
          </draw:path>
          <draw:path draw:style-name="gr3" draw:text-style-name="P1" draw:layer="layout" svg:width="0.029cm" svg:height="0.038cm" svg:x="17.453cm" svg:y="13.933cm" svg:viewBox="0 0 30 39" svg:d="M1 0c-3 11-1 22 6 29 6 6 13 10 23 10">
            <text:p/>
          </draw:path>
          <draw:path draw:style-name="gr3" draw:text-style-name="P1" draw:layer="layout" svg:width="0.028cm" svg:height="0.038cm" svg:x="17.553cm" svg:y="13.933cm" svg:viewBox="0 0 29 39" svg:d="M1 0c-3 11-1 22 5 29 6 6 14 10 23 10">
            <text:p/>
          </draw:path>
          <draw:path draw:style-name="gr3" draw:text-style-name="P1" draw:layer="layout" svg:width="0.047cm" svg:height="0.038cm" svg:x="17.507cm" svg:y="13.933cm" svg:viewBox="0 0 48 39" svg:d="M0 39c11 0 23-5 32-13 8-8 14-17 16-26">
            <text:p/>
          </draw:path>
          <draw:line draw:style-name="gr3" draw:text-style-name="P1" draw:layer="layout" svg:x1="15.35cm" svg:y1="13.719cm" svg:x2="15.208cm" svg:y2="13.97cm">
            <text:p/>
          </draw:line>
          <draw:line draw:style-name="gr3" draw:text-style-name="P1" draw:layer="layout" svg:x1="15.412cm" svg:y1="13.719cm" svg:x2="15.349cm" svg:y2="13.719cm">
            <text:p/>
          </draw:line>
          <draw:line draw:style-name="gr3" draw:text-style-name="P1" draw:layer="layout" svg:x1="15.345cm" svg:y1="13.97cm" svg:x2="15.413cm" svg:y2="13.719cm">
            <text:p/>
          </draw:line>
          <draw:polyline draw:style-name="gr3" draw:text-style-name="P1" draw:layer="layout" svg:width="0.109cm" svg:height="0.175cm" svg:x="15.47cm" svg:y="13.794cm" svg:viewBox="0 0 110 176" draw:points="0,176 62,176 110,0">
            <text:p/>
          </draw:polyline>
          <draw:line draw:style-name="gr3" draw:text-style-name="P1" draw:layer="layout" svg:x1="15.468cm" svg:y1="13.794cm" svg:x2="15.433cm" svg:y2="13.92cm">
            <text:p/>
          </draw:line>
          <draw:path draw:style-name="gr3" draw:text-style-name="P1" draw:layer="layout" svg:width="0.038cm" svg:height="0.05cm" svg:x="15.432cm" svg:y="13.919cm" svg:viewBox="0 0 39 51" svg:d="M1 0c-3 15-1 28 7 39 7 8 18 12 31 12">
            <text:p/>
          </draw:path>
          <draw:line draw:style-name="gr3" draw:text-style-name="P1" draw:layer="layout" svg:x1="15.736cm" svg:y1="13.794cm" svg:x2="15.689cm" svg:y2="13.97cm">
            <text:p/>
          </draw:line>
          <draw:polyline draw:style-name="gr3" draw:text-style-name="P1" draw:layer="layout" svg:width="0.172cm" svg:height="0.175cm" svg:x="15.607cm" svg:y="13.794cm" svg:viewBox="0 0 173 176" draw:points="173,0 47,0 0,176">
            <text:p/>
          </draw:polyline>
          <draw:line draw:style-name="gr3" draw:text-style-name="P1" draw:layer="layout" svg:x1="15.77cm" svg:y1="13.97cm" svg:x2="15.808cm" svg:y2="13.832cm">
            <text:p/>
          </draw:line>
          <draw:path draw:style-name="gr3" draw:text-style-name="P1" draw:layer="layout" svg:width="0.029cm" svg:height="0.038cm" svg:x="15.779cm" svg:y="13.794cm" svg:viewBox="0 0 30 39" svg:d="M29 39c3-11 1-21-7-28-5-7-13-11-22-11">
            <text:p/>
          </draw:path>
          <draw:line draw:style-name="gr3" draw:text-style-name="P1" draw:layer="layout" svg:x1="15.849cm" svg:y1="13.957cm" svg:x2="15.845cm" svg:y2="13.97cm">
            <text:p/>
          </draw:line>
          <draw:line draw:style-name="gr3" draw:text-style-name="P1" draw:layer="layout" svg:x1="3.198cm" svg:y1="14.872cm" svg:x2="3.114cm" svg:y2="14.872cm">
            <text:p/>
          </draw:line>
          <draw:polyline draw:style-name="gr3" draw:text-style-name="P1" draw:layer="layout" svg:width="0.133cm" svg:height="0.25cm" svg:x="3.07cm" svg:y="14.697cm" svg:viewBox="0 0 134 251" draw:points="0,251 134,0 132,251">
            <text:p/>
          </draw:polyline>
          <draw:line draw:style-name="gr3" draw:text-style-name="P1" draw:layer="layout" svg:x1="3.39cm" svg:y1="14.772cm" svg:x2="3.342cm" svg:y2="14.948cm">
            <text:p/>
          </draw:line>
          <draw:line draw:style-name="gr3" draw:text-style-name="P1" draw:layer="layout" svg:x1="3.342cm" svg:y1="14.772cm" svg:x2="3.389cm" svg:y2="14.772cm">
            <text:p/>
          </draw:line>
          <draw:line draw:style-name="gr3" draw:text-style-name="P1" draw:layer="layout" svg:x1="3.257cm" svg:y1="14.948cm" svg:x2="3.343cm" svg:y2="14.772cm">
            <text:p/>
          </draw:line>
          <draw:line draw:style-name="gr3" draw:text-style-name="P1" draw:layer="layout" svg:x1="3.506cm" svg:y1="14.859cm" svg:x2="3.421cm" svg:y2="14.859cm">
            <text:p/>
          </draw:line>
          <draw:line draw:style-name="gr3" draw:text-style-name="P1" draw:layer="layout" svg:x1="3.431cm" svg:y1="14.828cm" svg:x2="3.406cm" svg:y2="14.916cm">
            <text:p/>
          </draw:line>
          <draw:line draw:style-name="gr3" draw:text-style-name="P1" draw:layer="layout" svg:x1="3.421cm" svg:y1="14.947cm" svg:x2="3.482cm" svg:y2="14.947cm">
            <text:p/>
          </draw:line>
          <draw:line draw:style-name="gr3" draw:text-style-name="P1" draw:layer="layout" svg:x1="3.506cm" svg:y1="14.86cm" svg:x2="3.515cm" svg:y2="14.828cm">
            <text:p/>
          </draw:line>
          <draw:path draw:style-name="gr3" draw:text-style-name="P1" draw:layer="layout" svg:width="0.087cm" svg:height="0.056cm" svg:x="3.43cm" svg:y="14.772cm" svg:viewBox="0 0 88 57" svg:d="M85 57c7-24 1-46-14-54-20-10-48 5-64 36-3 5-6 12-7 18">
            <text:p/>
          </draw:path>
          <draw:path draw:style-name="gr3" draw:text-style-name="P1" draw:layer="layout" svg:width="0.016cm" svg:height="0.032cm" svg:x="3.405cm" svg:y="14.915cm" svg:viewBox="0 0 17 33" svg:d="M1 0c-3 14 0 27 8 31 2 1 6 2 8 2">
            <text:p/>
          </draw:path>
          <draw:line draw:style-name="gr3" draw:text-style-name="P1" draw:layer="layout" svg:x1="3.624cm" svg:y1="14.948cm" svg:x2="3.593cm" svg:y2="14.847cm">
            <text:p/>
          </draw:line>
          <draw:line draw:style-name="gr3" draw:text-style-name="P1" draw:layer="layout" svg:x1="3.555cm" svg:y1="14.885cm" svg:x2="3.671cm" svg:y2="14.772cm">
            <text:p/>
          </draw:line>
          <draw:line draw:style-name="gr3" draw:text-style-name="P1" draw:layer="layout" svg:x1="3.586cm" svg:y1="14.772cm" svg:x2="3.539cm" svg:y2="14.948cm">
            <text:p/>
          </draw:line>
          <draw:line draw:style-name="gr3" draw:text-style-name="P1" draw:layer="layout" svg:x1="3.717cm" svg:y1="14.809cm" svg:x2="3.689cm" svg:y2="14.91cm">
            <text:p/>
          </draw:line>
          <draw:line draw:style-name="gr3" draw:text-style-name="P1" draw:layer="layout" svg:x1="3.707cm" svg:y1="14.947cm" svg:x2="3.745cm" svg:y2="14.947cm">
            <text:p/>
          </draw:line>
          <draw:line draw:style-name="gr3" draw:text-style-name="P1" draw:layer="layout" svg:x1="3.754cm" svg:y1="14.772cm" svg:x2="3.792cm" svg:y2="14.772cm">
            <text:p/>
          </draw:line>
          <draw:path draw:style-name="gr3" draw:text-style-name="P1" draw:layer="layout" svg:width="0.038cm" svg:height="0.037cm" svg:x="3.716cm" svg:y="14.772cm" svg:viewBox="0 0 39 38" svg:d="M39 0c-12 0-25 10-33 25-3 4-5 9-6 13">
            <text:p/>
          </draw:path>
          <draw:path draw:style-name="gr3" draw:text-style-name="P1" draw:layer="layout" svg:width="0.02cm" svg:height="0.038cm" svg:x="3.687cm" svg:y="14.909cm" svg:viewBox="0 0 21 39" svg:d="M2 0c-4 17 0 31 11 37 2 1 5 2 8 2">
            <text:p/>
          </draw:path>
          <draw:line draw:style-name="gr3" draw:text-style-name="P1" draw:layer="layout" svg:x1="3.84cm" svg:y1="14.809cm" svg:x2="3.811cm" svg:y2="14.91cm">
            <text:p/>
          </draw:line>
          <draw:line draw:style-name="gr3" draw:text-style-name="P1" draw:layer="layout" svg:x1="3.829cm" svg:y1="14.947cm" svg:x2="3.848cm" svg:y2="14.947cm">
            <text:p/>
          </draw:line>
          <draw:polyline draw:style-name="gr3" draw:text-style-name="P1" draw:layer="layout" svg:width="0.047cm" svg:height="0.137cm" svg:x="3.876cm" svg:y="14.772cm" svg:viewBox="0 0 48 138" draw:points="11,138 48,0 0,0">
            <text:p/>
          </draw:polyline>
          <draw:path draw:style-name="gr3" draw:text-style-name="P1" draw:layer="layout" svg:width="0.038cm" svg:height="0.037cm" svg:x="3.838cm" svg:y="14.772cm" svg:viewBox="0 0 39 38" svg:d="M39 0c-13 0-26 10-34 25-2 4-4 9-5 13">
            <text:p/>
          </draw:path>
          <draw:path draw:style-name="gr3" draw:text-style-name="P1" draw:layer="layout" svg:width="0.02cm" svg:height="0.038cm" svg:x="3.809cm" svg:y="14.909cm" svg:viewBox="0 0 21 39" svg:d="M2 0c-4 17-1 31 9 37 3 1 7 2 10 2">
            <text:p/>
          </draw:path>
          <draw:path draw:style-name="gr3" draw:text-style-name="P1" draw:layer="layout" svg:width="0.02cm" svg:height="0.038cm" svg:x="3.884cm" svg:y="14.909cm" svg:viewBox="0 0 21 39" svg:d="M2 0c-4 17-1 31 9 37 3 1 7 2 10 2">
            <text:p/>
          </draw:path>
          <draw:path draw:style-name="gr3" draw:text-style-name="P1" draw:layer="layout" svg:width="0.038cm" svg:height="0.038cm" svg:x="3.848cm" svg:y="14.909cm" svg:viewBox="0 0 39 39" svg:d="M0 39c12 0 26-10 34-26 2-3 4-9 5-13">
            <text:p/>
          </draw:path>
          <draw:line draw:style-name="gr3" draw:text-style-name="P1" draw:layer="layout" svg:x1="3.984cm" svg:y1="14.859cm" svg:x2="4.068cm" svg:y2="14.859cm">
            <text:p/>
          </draw:line>
          <draw:line draw:style-name="gr3" draw:text-style-name="P1" draw:layer="layout" svg:x1="4.045cm" svg:y1="14.948cm" svg:x2="4.092cm" svg:y2="14.772cm">
            <text:p/>
          </draw:line>
          <draw:line draw:style-name="gr3" draw:text-style-name="P1" draw:layer="layout" svg:x1="3.96cm" svg:y1="14.948cm" svg:x2="4.008cm" svg:y2="14.772cm">
            <text:p/>
          </draw:line>
          <draw:line draw:style-name="gr3" draw:text-style-name="P1" draw:layer="layout" svg:x1="4.182cm" svg:y1="14.697cm" svg:x2="4.219cm" svg:y2="14.697cm">
            <text:p/>
          </draw:line>
          <draw:line draw:style-name="gr3" draw:text-style-name="P1" draw:layer="layout" svg:x1="4.238cm" svg:y1="14.734cm" svg:x2="4.19cm" svg:y2="14.91cm">
            <text:p/>
          </draw:line>
          <draw:line draw:style-name="gr3" draw:text-style-name="P1" draw:layer="layout" svg:x1="4.111cm" svg:y1="14.91cm" svg:x2="4.139cm" svg:y2="14.809cm">
            <text:p/>
          </draw:line>
          <draw:line draw:style-name="gr3" draw:text-style-name="P1" draw:layer="layout" svg:x1="4.176cm" svg:y1="14.772cm" svg:x2="4.227cm" svg:y2="14.772cm">
            <text:p/>
          </draw:line>
          <draw:line draw:style-name="gr3" draw:text-style-name="P1" draw:layer="layout" svg:x1="4.129cm" svg:y1="14.947cm" svg:x2="4.152cm" svg:y2="14.947cm">
            <text:p/>
          </draw:line>
          <draw:path draw:style-name="gr3" draw:text-style-name="P1" draw:layer="layout" svg:width="0.02cm" svg:height="0.037cm" svg:x="4.219cm" svg:y="14.697cm" svg:viewBox="0 0 21 38" svg:d="M19 38c5-17 1-31-9-36-3-2-7-2-10-2">
            <text:p/>
          </draw:path>
          <draw:path draw:style-name="gr3" draw:text-style-name="P1" draw:layer="layout" svg:width="0.038cm" svg:height="0.038cm" svg:x="4.152cm" svg:y="14.909cm" svg:viewBox="0 0 39 39" svg:d="M0 39c12 0 27-10 35-26 2-3 3-9 4-13">
            <text:p/>
          </draw:path>
          <draw:path draw:style-name="gr3" draw:text-style-name="P1" draw:layer="layout" svg:width="0.038cm" svg:height="0.037cm" svg:x="4.138cm" svg:y="14.772cm" svg:viewBox="0 0 39 38" svg:d="M39 0c-13 0-27 10-35 25-2 4-3 9-4 13">
            <text:p/>
          </draw:path>
          <draw:path draw:style-name="gr3" draw:text-style-name="P1" draw:layer="layout" svg:width="0.02cm" svg:height="0.038cm" svg:x="4.109cm" svg:y="14.909cm" svg:viewBox="0 0 21 39" svg:d="M2 0c-5 17-1 31 9 37 3 1 6 2 10 2">
            <text:p/>
          </draw:path>
          <draw:line draw:style-name="gr3" draw:text-style-name="P1" draw:layer="layout" svg:x1="4.326cm" svg:y1="14.91cm" svg:x2="4.354cm" svg:y2="14.809cm">
            <text:p/>
          </draw:line>
          <draw:polyline draw:style-name="gr3" draw:text-style-name="P1" draw:layer="layout" svg:width="0.115cm" svg:height="0.237cm" svg:x="4.22cm" svg:y="14.772cm" svg:viewBox="0 0 116 238" draw:points="116,0 64,0 0,238">
            <text:p/>
          </draw:polyline>
          <draw:line draw:style-name="gr3" draw:text-style-name="P1" draw:layer="layout" svg:x1="4.237cm" svg:y1="14.947cm" svg:x2="4.288cm" svg:y2="14.947cm">
            <text:p/>
          </draw:line>
          <draw:path draw:style-name="gr3" draw:text-style-name="P1" draw:layer="layout" svg:width="0.038cm" svg:height="0.038cm" svg:x="4.288cm" svg:y="14.909cm" svg:viewBox="0 0 39 39" svg:d="M0 39c13 0 27-10 34-26 3-3 4-9 5-13">
            <text:p/>
          </draw:path>
          <draw:path draw:style-name="gr3" draw:text-style-name="P1" draw:layer="layout" svg:width="0.02cm" svg:height="0.037cm" svg:x="4.335cm" svg:y="14.772cm" svg:viewBox="0 0 21 38" svg:d="M19 38c5-17 1-31-9-36-3-2-6-2-10-2">
            <text:p/>
          </draw:path>
          <draw:line draw:style-name="gr3" draw:text-style-name="P1" draw:layer="layout" svg:x1="4.405cm" svg:y1="14.828cm" svg:x2="4.388cm" svg:y2="14.891cm">
            <text:p/>
          </draw:line>
          <draw:line draw:style-name="gr3" draw:text-style-name="P1" draw:layer="layout" svg:x1="4.472cm" svg:y1="14.891cm" svg:x2="4.491cm" svg:y2="14.828cm">
            <text:p/>
          </draw:line>
          <draw:path draw:style-name="gr3" draw:text-style-name="P1" draw:layer="layout" svg:width="0.087cm" svg:height="0.056cm" svg:x="4.404cm" svg:y="14.772cm" svg:viewBox="0 0 88 57" svg:d="M86 57c6-24 0-46-14-54-20-10-49 5-64 36-4 5-6 12-8 18">
            <text:p/>
          </draw:path>
          <draw:path draw:style-name="gr3" draw:text-style-name="P1" draw:layer="layout" svg:width="0.087cm" svg:height="0.057cm" svg:x="4.385cm" svg:y="14.89cm" svg:viewBox="0 0 88 58" svg:d="M3 0c-7 25-1 47 14 55 19 10 48-6 64-35 3-7 5-13 7-20">
            <text:p/>
          </draw:path>
          <draw:line draw:style-name="gr3" draw:text-style-name="P1" draw:layer="layout" svg:x1="4.573cm" svg:y1="14.728cm" svg:x2="4.523cm" svg:y2="14.91cm">
            <text:p/>
          </draw:line>
          <draw:line draw:style-name="gr3" draw:text-style-name="P1" draw:layer="layout" svg:x1="4.541cm" svg:y1="14.947cm" svg:x2="4.565cm" svg:y2="14.947cm">
            <text:p/>
          </draw:line>
          <draw:line draw:style-name="gr3" draw:text-style-name="P1" draw:layer="layout" svg:x1="4.603cm" svg:y1="14.753cm" svg:x2="4.572cm" svg:y2="14.779cm">
            <text:p/>
          </draw:line>
          <draw:line draw:style-name="gr3" draw:text-style-name="P1" draw:layer="layout" svg:x1="4.631cm" svg:y1="14.809cm" svg:x2="4.603cm" svg:y2="14.91cm">
            <text:p/>
          </draw:line>
          <draw:line draw:style-name="gr3" draw:text-style-name="P1" draw:layer="layout" svg:x1="4.588cm" svg:y1="14.772cm" svg:x2="4.611cm" svg:y2="14.772cm">
            <text:p/>
          </draw:line>
          <draw:path draw:style-name="gr3" draw:text-style-name="P1" draw:layer="layout" svg:width="0.02cm" svg:height="0.038cm" svg:x="4.521cm" svg:y="14.909cm" svg:viewBox="0 0 21 39" svg:d="M2 0c-4 17 0 31 11 37 2 1 5 2 8 2">
            <text:p/>
          </draw:path>
          <draw:path draw:style-name="gr3" draw:text-style-name="P1" draw:layer="layout" svg:width="0.031cm" svg:height="0.031cm" svg:x="4.572cm" svg:y="14.697cm" svg:viewBox="0 0 32 32" svg:d="M32 0c-10 0-21 8-27 21-3 4-4 8-5 11">
            <text:p/>
          </draw:path>
          <draw:path draw:style-name="gr3" draw:text-style-name="P1" draw:layer="layout" svg:width="0.016cm" svg:height="0.056cm" svg:x="4.602cm" svg:y="14.697cm" svg:viewBox="0 0 17 57" svg:d="M0 57c5-4 8-8 11-14 10-17 8-36-4-42-2 0-4-1-6-1">
            <text:p/>
          </draw:path>
          <draw:path draw:style-name="gr3" draw:text-style-name="P1" draw:layer="layout" svg:width="0.038cm" svg:height="0.038cm" svg:x="4.565cm" svg:y="14.909cm" svg:viewBox="0 0 39 39" svg:d="M0 39c12 0 25-10 34-26 2-3 4-9 5-13">
            <text:p/>
          </draw:path>
          <draw:path draw:style-name="gr3" draw:text-style-name="P1" draw:layer="layout" svg:width="0.038cm" svg:height="0.037cm" svg:x="4.55cm" svg:y="14.772cm" svg:viewBox="0 0 39 38" svg:d="M39 0c-12 0-25 10-34 25-2 4-4 9-5 13">
            <text:p/>
          </draw:path>
          <draw:path draw:style-name="gr3" draw:text-style-name="P1" draw:layer="layout" svg:width="0.021cm" svg:height="0.037cm" svg:x="4.611cm" svg:y="14.772cm" svg:viewBox="0 0 22 38" svg:d="M20 38c4-17 0-31-11-36-2-2-5-2-9-2">
            <text:p/>
          </draw:path>
          <draw:line draw:style-name="gr3" draw:text-style-name="P1" draw:layer="layout" svg:x1="4.687cm" svg:y1="14.809cm" svg:x2="4.659cm" svg:y2="14.91cm">
            <text:p/>
          </draw:line>
          <draw:line draw:style-name="gr3" draw:text-style-name="P1" draw:layer="layout" svg:x1="4.677cm" svg:y1="14.947cm" svg:x2="4.715cm" svg:y2="14.947cm">
            <text:p/>
          </draw:line>
          <draw:line draw:style-name="gr3" draw:text-style-name="P1" draw:layer="layout" svg:x1="4.724cm" svg:y1="14.772cm" svg:x2="4.761cm" svg:y2="14.772cm">
            <text:p/>
          </draw:line>
          <draw:path draw:style-name="gr3" draw:text-style-name="P1" draw:layer="layout" svg:width="0.038cm" svg:height="0.037cm" svg:x="4.686cm" svg:y="14.772cm" svg:viewBox="0 0 39 38" svg:d="M39 0c-12 0-26 10-34 25-2 4-4 9-5 13">
            <text:p/>
          </draw:path>
          <draw:path draw:style-name="gr3" draw:text-style-name="P1" draw:layer="layout" svg:width="0.02cm" svg:height="0.038cm" svg:x="4.657cm" svg:y="14.909cm" svg:viewBox="0 0 21 39" svg:d="M2 0c-4 17 0 31 10 37 3 1 6 2 9 2">
            <text:p/>
          </draw:path>
          <draw:line draw:style-name="gr3" draw:text-style-name="P1" draw:layer="layout" svg:x1="4.856cm" svg:y1="14.948cm" svg:x2="4.826cm" svg:y2="14.847cm">
            <text:p/>
          </draw:line>
          <draw:line draw:style-name="gr3" draw:text-style-name="P1" draw:layer="layout" svg:x1="4.788cm" svg:y1="14.885cm" svg:x2="4.903cm" svg:y2="14.772cm">
            <text:p/>
          </draw:line>
          <draw:line draw:style-name="gr3" draw:text-style-name="P1" draw:layer="layout" svg:x1="4.819cm" svg:y1="14.772cm" svg:x2="4.771cm" svg:y2="14.948cm">
            <text:p/>
          </draw:line>
          <draw:polyline draw:style-name="gr3" draw:text-style-name="P1" draw:layer="layout" svg:width="0.094cm" svg:height="0.175cm" svg:x="4.949cm" svg:y="14.772cm" svg:viewBox="0 0 95 176" draw:points="0,176 48,176 95,0">
            <text:p/>
          </draw:polyline>
          <draw:line draw:style-name="gr3" draw:text-style-name="P1" draw:layer="layout" svg:x1="4.959cm" svg:y1="14.772cm" svg:x2="4.925cm" svg:y2="14.898cm">
            <text:p/>
          </draw:line>
          <draw:path draw:style-name="gr3" draw:text-style-name="P1" draw:layer="layout" svg:width="0.026cm" svg:height="0.05cm" svg:x="4.922cm" svg:y="14.897cm" svg:viewBox="0 0 27 51" svg:d="M2 0c-6 21-1 41 13 48 4 2 8 3 12 3">
            <text:p/>
          </draw:path>
          <draw:line draw:style-name="gr3" draw:text-style-name="P1" draw:layer="layout" svg:x1="5.128cm" svg:y1="14.697cm" svg:x2="5.184cm" svg:y2="14.697cm">
            <text:p/>
          </draw:line>
          <draw:polyline draw:style-name="gr3" draw:text-style-name="P1" draw:layer="layout" svg:width="0.093cm" svg:height="0.175cm" svg:x="5.085cm" svg:y="14.772cm" svg:viewBox="0 0 94 176" draw:points="0,176 47,176 94,0">
            <text:p/>
          </draw:polyline>
          <draw:line draw:style-name="gr3" draw:text-style-name="P1" draw:layer="layout" svg:x1="5.095cm" svg:y1="14.772cm" svg:x2="5.061cm" svg:y2="14.898cm">
            <text:p/>
          </draw:line>
          <draw:path draw:style-name="gr3" draw:text-style-name="P1" draw:layer="layout" svg:width="0.026cm" svg:height="0.05cm" svg:x="5.058cm" svg:y="14.897cm" svg:viewBox="0 0 27 51" svg:d="M3 0c-7 21-1 41 12 48 4 2 8 3 12 3">
            <text:p/>
          </draw:path>
          <draw:line draw:style-name="gr3" draw:text-style-name="P1" draw:layer="layout" svg:x1="3.325cm" svg:y1="15.336cm" svg:x2="3.4cm" svg:y2="15.336cm">
            <text:p/>
          </draw:line>
          <draw:line draw:style-name="gr3" draw:text-style-name="P1" draw:layer="layout" svg:x1="3.301cm" svg:y1="15.199cm" svg:x2="3.28cm" svg:y2="15.275cm">
            <text:p/>
          </draw:line>
          <draw:line draw:style-name="gr3" draw:text-style-name="P1" draw:layer="layout" svg:x1="3.38cm" svg:y1="15.412cm" svg:x2="3.438cm" svg:y2="15.199cm">
            <text:p/>
          </draw:line>
          <draw:line draw:style-name="gr3" draw:text-style-name="P1" draw:layer="layout" svg:x1="3.258cm" svg:y1="15.449cm" svg:x2="3.333cm" svg:y2="15.449cm">
            <text:p/>
          </draw:line>
          <draw:path draw:style-name="gr3" draw:text-style-name="P1" draw:layer="layout" svg:width="0.047cm" svg:height="0.062cm" svg:x="3.277cm" svg:y="15.274cm" svg:viewBox="0 0 48 63" svg:d="M2 0c-5 18-2 36 8 48 9 10 22 15 38 15">
            <text:p/>
          </draw:path>
          <draw:path draw:style-name="gr3" draw:text-style-name="P1" draw:layer="layout" svg:width="0.047cm" svg:height="0.038cm" svg:x="3.333cm" svg:y="15.411cm" svg:viewBox="0 0 48 39" svg:d="M0 39c10 0 22-5 32-13 8-8 14-17 16-26">
            <text:p/>
          </draw:path>
          <draw:line draw:style-name="gr3" draw:text-style-name="P1" draw:layer="layout" svg:x1="3.561cm" svg:y1="15.412cm" svg:x2="3.589cm" svg:y2="15.311cm">
            <text:p/>
          </draw:line>
          <draw:polyline draw:style-name="gr3" draw:text-style-name="P1" draw:layer="layout" svg:width="0.133cm" svg:height="0.237cm" svg:x="3.428cm" svg:y="15.274cm" svg:viewBox="0 0 134 238" draw:points="134,0 64,0 0,238">
            <text:p/>
          </draw:polyline>
          <draw:line draw:style-name="gr3" draw:text-style-name="P1" draw:layer="layout" svg:x1="3.445cm" svg:y1="15.449cm" svg:x2="3.514cm" svg:y2="15.449cm">
            <text:p/>
          </draw:line>
          <draw:path draw:style-name="gr3" draw:text-style-name="P1" draw:layer="layout" svg:width="0.047cm" svg:height="0.038cm" svg:x="3.514cm" svg:y="15.411cm" svg:viewBox="0 0 48 39" svg:d="M0 39c11 0 22-5 31-13s15-17 17-26">
            <text:p/>
          </draw:path>
          <draw:path draw:style-name="gr3" draw:text-style-name="P1" draw:layer="layout" svg:width="0.028cm" svg:height="0.037cm" svg:x="3.561cm" svg:y="15.274cm" svg:viewBox="0 0 29 38" svg:d="M28 38c3-11 1-21-5-29-5-6-13-9-23-9">
            <text:p/>
          </draw:path>
          <draw:line draw:style-name="gr3" draw:text-style-name="P1" draw:layer="layout" svg:x1="3.664cm" svg:y1="15.449cm" svg:x2="3.739cm" svg:y2="15.449cm">
            <text:p/>
          </draw:line>
          <draw:line draw:style-name="gr3" draw:text-style-name="P1" draw:layer="layout" svg:x1="3.732cm" svg:y1="15.475cm" svg:x2="3.787cm" svg:y2="15.274cm">
            <text:p/>
          </draw:line>
          <draw:line draw:style-name="gr3" draw:text-style-name="P1" draw:layer="layout" svg:x1="3.622cm" svg:y1="15.511cm" svg:x2="3.684cm" svg:y2="15.511cm">
            <text:p/>
          </draw:line>
          <draw:line draw:style-name="gr3" draw:text-style-name="P1" draw:layer="layout" svg:x1="3.674cm" svg:y1="15.274cm" svg:x2="3.636cm" svg:y2="15.412cm">
            <text:p/>
          </draw:line>
          <draw:path draw:style-name="gr3" draw:text-style-name="P1" draw:layer="layout" svg:width="0.029cm" svg:height="0.038cm" svg:x="3.635cm" svg:y="15.411cm" svg:viewBox="0 0 30 39" svg:d="M1 0c-3 11-1 22 6 29 5 6 14 10 23 10">
            <text:p/>
          </draw:path>
          <draw:path draw:style-name="gr3" draw:text-style-name="P1" draw:layer="layout" svg:width="0.048cm" svg:height="0.037cm" svg:x="3.684cm" svg:y="15.474cm" svg:viewBox="0 0 49 38" svg:d="M0 38c12 0 24-5 33-14 8-7 14-15 16-24">
            <text:p/>
          </draw:path>
          <draw:line draw:style-name="gr3" draw:text-style-name="P1" draw:layer="layout" svg:x1="3.851cm" svg:y1="15.311cm" svg:x2="3.824cm" svg:y2="15.412cm">
            <text:p/>
          </draw:line>
          <draw:line draw:style-name="gr3" draw:text-style-name="P1" draw:layer="layout" svg:x1="3.851cm" svg:y1="15.449cm" svg:x2="3.901cm" svg:y2="15.449cm">
            <text:p/>
          </draw:line>
          <draw:line draw:style-name="gr3" draw:text-style-name="P1" draw:layer="layout" svg:x1="3.898cm" svg:y1="15.274cm" svg:x2="3.948cm" svg:y2="15.274cm">
            <text:p/>
          </draw:line>
          <draw:path draw:style-name="gr3" draw:text-style-name="P1" draw:layer="layout" svg:width="0.048cm" svg:height="0.037cm" svg:x="3.85cm" svg:y="15.274cm" svg:viewBox="0 0 49 38" svg:d="M49 0c-11 0-23 4-33 13-7 7-13 16-16 25">
            <text:p/>
          </draw:path>
          <draw:path draw:style-name="gr3" draw:text-style-name="P1" draw:layer="layout" svg:width="0.028cm" svg:height="0.038cm" svg:x="3.822cm" svg:y="15.411cm" svg:viewBox="0 0 29 39" svg:d="M1 0c-3 11-1 22 5 29 5 6 13 10 23 10">
            <text:p/>
          </draw:path>
          <draw:line draw:style-name="gr3" draw:text-style-name="P1" draw:layer="layout" svg:x1="4.009cm" svg:y1="15.33cm" svg:x2="3.991cm" svg:y2="15.393cm">
            <text:p/>
          </draw:line>
          <draw:line draw:style-name="gr3" draw:text-style-name="P1" draw:layer="layout" svg:x1="4.104cm" svg:y1="15.393cm" svg:x2="4.121cm" svg:y2="15.33cm">
            <text:p/>
          </draw:line>
          <draw:path draw:style-name="gr3" draw:text-style-name="P1" draw:layer="layout" svg:width="0.114cm" svg:height="0.056cm" svg:x="4.008cm" svg:y="15.274cm" svg:viewBox="0 0 115 57" svg:d="M113 57c5-16 2-33-8-43-17-21-55-18-81 5-12 11-20 24-24 38">
            <text:p/>
          </draw:path>
          <draw:path draw:style-name="gr3" draw:text-style-name="P1" draw:layer="layout" svg:width="0.115cm" svg:height="0.057cm" svg:x="3.989cm" svg:y="15.392cm" svg:viewBox="0 0 116 58" svg:d="M2 0c-4 17-1 33 8 44 18 20 54 18 82-6 11-10 20-24 24-38">
            <text:p/>
          </draw:path>
          <draw:line draw:style-name="gr3" draw:text-style-name="P1" draw:layer="layout" svg:x1="4.223cm" svg:y1="15.23cm" svg:x2="4.174cm" svg:y2="15.412cm">
            <text:p/>
          </draw:line>
          <draw:line draw:style-name="gr3" draw:text-style-name="P1" draw:layer="layout" svg:x1="4.201cm" svg:y1="15.449cm" svg:x2="4.232cm" svg:y2="15.449cm">
            <text:p/>
          </draw:line>
          <draw:line draw:style-name="gr3" draw:text-style-name="P1" draw:layer="layout" svg:x1="4.266cm" svg:y1="15.255cm" svg:x2="4.227cm" svg:y2="15.281cm">
            <text:p/>
          </draw:line>
          <draw:line draw:style-name="gr3" draw:text-style-name="P1" draw:layer="layout" svg:x1="4.307cm" svg:y1="15.311cm" svg:x2="4.28cm" svg:y2="15.412cm">
            <text:p/>
          </draw:line>
          <draw:line draw:style-name="gr3" draw:text-style-name="P1" draw:layer="layout" svg:x1="4.248cm" svg:y1="15.274cm" svg:x2="4.279cm" svg:y2="15.274cm">
            <text:p/>
          </draw:line>
          <draw:path draw:style-name="gr3" draw:text-style-name="P1" draw:layer="layout" svg:width="0.028cm" svg:height="0.038cm" svg:x="4.172cm" svg:y="15.411cm" svg:viewBox="0 0 29 39" svg:d="M1 0c-3 11-1 22 5 29 6 6 14 10 23 10">
            <text:p/>
          </draw:path>
          <draw:path draw:style-name="gr3" draw:text-style-name="P1" draw:layer="layout" svg:width="0.04cm" svg:height="0.031cm" svg:x="4.222cm" svg:y="15.199cm" svg:viewBox="0 0 41 32" svg:d="M41 0c-9 0-19 4-27 10-7 7-12 14-14 22">
            <text:p/>
          </draw:path>
          <draw:path draw:style-name="gr3" draw:text-style-name="P1" draw:layer="layout" svg:width="0.021cm" svg:height="0.056cm" svg:x="4.262cm" svg:y="15.199cm" svg:viewBox="0 0 22 57" svg:d="M3 57c2-1 3-2 4-3 16-14 20-35 10-46-5-5-11-8-17-8">
            <text:p/>
          </draw:path>
          <draw:path draw:style-name="gr3" draw:text-style-name="P1" draw:layer="layout" svg:width="0.048cm" svg:height="0.038cm" svg:x="4.232cm" svg:y="15.411cm" svg:viewBox="0 0 49 39" svg:d="M0 39c11 0 23-5 33-13 8-8 13-17 16-26">
            <text:p/>
          </draw:path>
          <draw:path draw:style-name="gr3" draw:text-style-name="P1" draw:layer="layout" svg:width="0.048cm" svg:height="0.037cm" svg:x="4.2cm" svg:y="15.274cm" svg:viewBox="0 0 49 38" svg:d="M49 0c-11 0-23 4-32 13-9 7-14 16-17 25">
            <text:p/>
          </draw:path>
          <draw:path draw:style-name="gr3" draw:text-style-name="P1" draw:layer="layout" svg:width="0.028cm" svg:height="0.037cm" svg:x="4.279cm" svg:y="15.274cm" svg:viewBox="0 0 29 38" svg:d="M28 38c3-11 1-21-5-29-5-6-14-9-23-9">
            <text:p/>
          </draw:path>
          <draw:line draw:style-name="gr3" draw:text-style-name="P1" draw:layer="layout" svg:x1="4.608cm" svg:y1="15.374cm" svg:x2="4.496cm" svg:y2="15.374cm">
            <text:p/>
          </draw:line>
          <draw:polyline draw:style-name="gr3" draw:text-style-name="P1" draw:layer="layout" svg:width="0.175cm" svg:height="0.25cm" svg:x="4.445cm" svg:y="15.199cm" svg:viewBox="0 0 176 251" draw:points="0,251 154,0 176,251">
            <text:p/>
          </draw:polyline>
          <draw:line draw:style-name="gr3" draw:text-style-name="P1" draw:layer="layout" svg:x1="4.699cm" svg:y1="15.436cm" svg:x2="4.694cm" svg:y2="15.45cm">
            <text:p/>
          </draw:line>
          <draw:polyline draw:style-name="gr3" draw:text-style-name="P1" draw:layer="layout" svg:width="0.136cm" svg:height="0.25cm" svg:x="4.769cm" svg:y="15.199cm" svg:viewBox="0 0 137 251" draw:points="137,0 67,0 0,251 69,251">
            <text:p/>
          </draw:polyline>
          <draw:line draw:style-name="gr3" draw:text-style-name="P1" draw:layer="layout" svg:x1="4.875cm" svg:y1="15.311cm" svg:x2="4.806cm" svg:y2="15.311cm">
            <text:p/>
          </draw:line>
          <draw:path draw:style-name="gr3" draw:text-style-name="P1" draw:layer="layout" svg:width="0.073cm" svg:height="0.112cm" svg:x="4.875cm" svg:y="15.199cm" svg:viewBox="0 0 74 113" svg:d="M0 113c16 0 33-7 47-19 28-24 35-60 17-80-7-9-20-14-34-14">
            <text:p/>
          </draw:path>
          <draw:path draw:style-name="gr3" draw:text-style-name="P1" draw:layer="layout" svg:width="0.09cm" svg:height="0.138cm" svg:x="4.838cm" svg:y="15.311cm" svg:viewBox="0 0 91 139" svg:d="M0 139c20 0 41-10 58-25 34-28 43-72 21-97-10-11-25-17-42-17">
            <text:p/>
          </draw:path>
          <draw:line draw:style-name="gr3" draw:text-style-name="P1" draw:layer="layout" svg:x1="4.986cm" svg:y1="15.436cm" svg:x2="4.982cm" svg:y2="15.45cm">
            <text:p/>
          </draw:line>
          <draw:line draw:style-name="gr3" draw:text-style-name="P1" draw:layer="layout" svg:x1="3.325cm" svg:y1="17.335cm" svg:x2="3.4cm" svg:y2="17.335cm">
            <text:p/>
          </draw:line>
          <draw:line draw:style-name="gr3" draw:text-style-name="P1" draw:layer="layout" svg:x1="3.301cm" svg:y1="17.198cm" svg:x2="3.28cm" svg:y2="17.274cm">
            <text:p/>
          </draw:line>
          <draw:line draw:style-name="gr3" draw:text-style-name="P1" draw:layer="layout" svg:x1="3.38cm" svg:y1="17.411cm" svg:x2="3.438cm" svg:y2="17.198cm">
            <text:p/>
          </draw:line>
          <draw:line draw:style-name="gr3" draw:text-style-name="P1" draw:layer="layout" svg:x1="3.258cm" svg:y1="17.448cm" svg:x2="3.333cm" svg:y2="17.448cm">
            <text:p/>
          </draw:line>
          <draw:path draw:style-name="gr3" draw:text-style-name="P1" draw:layer="layout" svg:width="0.047cm" svg:height="0.062cm" svg:x="3.277cm" svg:y="17.273cm" svg:viewBox="0 0 48 63" svg:d="M2 0c-5 19-2 36 8 48 9 10 22 15 38 15">
            <text:p/>
          </draw:path>
          <draw:path draw:style-name="gr3" draw:text-style-name="P1" draw:layer="layout" svg:width="0.047cm" svg:height="0.038cm" svg:x="3.333cm" svg:y="17.41cm" svg:viewBox="0 0 48 39" svg:d="M0 39c10 0 22-5 32-13 8-8 14-17 16-26">
            <text:p/>
          </draw:path>
          <draw:line draw:style-name="gr3" draw:text-style-name="P1" draw:layer="layout" svg:x1="3.561cm" svg:y1="17.411cm" svg:x2="3.589cm" svg:y2="17.31cm">
            <text:p/>
          </draw:line>
          <draw:polyline draw:style-name="gr3" draw:text-style-name="P1" draw:layer="layout" svg:width="0.133cm" svg:height="0.237cm" svg:x="3.428cm" svg:y="17.273cm" svg:viewBox="0 0 134 238" draw:points="134,0 64,0 0,238">
            <text:p/>
          </draw:polyline>
          <draw:line draw:style-name="gr3" draw:text-style-name="P1" draw:layer="layout" svg:x1="3.445cm" svg:y1="17.448cm" svg:x2="3.514cm" svg:y2="17.448cm">
            <text:p/>
          </draw:line>
          <draw:path draw:style-name="gr3" draw:text-style-name="P1" draw:layer="layout" svg:width="0.047cm" svg:height="0.038cm" svg:x="3.514cm" svg:y="17.41cm" svg:viewBox="0 0 48 39" svg:d="M0 39c11 0 22-5 31-13s15-17 17-26">
            <text:p/>
          </draw:path>
          <draw:path draw:style-name="gr3" draw:text-style-name="P1" draw:layer="layout" svg:width="0.028cm" svg:height="0.037cm" svg:x="3.561cm" svg:y="17.273cm" svg:viewBox="0 0 29 38" svg:d="M28 38c3-11 1-21-5-28-5-7-13-10-23-10">
            <text:p/>
          </draw:path>
          <draw:line draw:style-name="gr3" draw:text-style-name="P1" draw:layer="layout" svg:x1="3.664cm" svg:y1="17.448cm" svg:x2="3.739cm" svg:y2="17.448cm">
            <text:p/>
          </draw:line>
          <draw:line draw:style-name="gr3" draw:text-style-name="P1" draw:layer="layout" svg:x1="3.732cm" svg:y1="17.474cm" svg:x2="3.787cm" svg:y2="17.273cm">
            <text:p/>
          </draw:line>
          <draw:line draw:style-name="gr3" draw:text-style-name="P1" draw:layer="layout" svg:x1="3.622cm" svg:y1="17.51cm" svg:x2="3.684cm" svg:y2="17.51cm">
            <text:p/>
          </draw:line>
          <draw:line draw:style-name="gr3" draw:text-style-name="P1" draw:layer="layout" svg:x1="3.674cm" svg:y1="17.273cm" svg:x2="3.636cm" svg:y2="17.411cm">
            <text:p/>
          </draw:line>
          <draw:path draw:style-name="gr3" draw:text-style-name="P1" draw:layer="layout" svg:width="0.029cm" svg:height="0.038cm" svg:x="3.635cm" svg:y="17.41cm" svg:viewBox="0 0 30 39" svg:d="M1 0c-3 11-1 22 6 29 5 6 14 10 23 10">
            <text:p/>
          </draw:path>
          <draw:path draw:style-name="gr3" draw:text-style-name="P1" draw:layer="layout" svg:width="0.048cm" svg:height="0.037cm" svg:x="3.684cm" svg:y="17.473cm" svg:viewBox="0 0 49 38" svg:d="M0 38c12 0 24-5 33-14 8-6 14-15 16-24">
            <text:p/>
          </draw:path>
          <draw:line draw:style-name="gr3" draw:text-style-name="P1" draw:layer="layout" svg:x1="3.851cm" svg:y1="17.31cm" svg:x2="3.824cm" svg:y2="17.411cm">
            <text:p/>
          </draw:line>
          <draw:line draw:style-name="gr3" draw:text-style-name="P1" draw:layer="layout" svg:x1="3.851cm" svg:y1="17.448cm" svg:x2="3.901cm" svg:y2="17.448cm">
            <text:p/>
          </draw:line>
          <draw:line draw:style-name="gr3" draw:text-style-name="P1" draw:layer="layout" svg:x1="3.898cm" svg:y1="17.273cm" svg:x2="3.948cm" svg:y2="17.273cm">
            <text:p/>
          </draw:line>
          <draw:path draw:style-name="gr3" draw:text-style-name="P1" draw:layer="layout" svg:width="0.048cm" svg:height="0.037cm" svg:x="3.85cm" svg:y="17.273cm" svg:viewBox="0 0 49 38" svg:d="M49 0c-11 0-23 4-33 14-7 6-13 15-16 24">
            <text:p/>
          </draw:path>
          <draw:path draw:style-name="gr3" draw:text-style-name="P1" draw:layer="layout" svg:width="0.028cm" svg:height="0.038cm" svg:x="3.822cm" svg:y="17.41cm" svg:viewBox="0 0 29 39" svg:d="M1 0c-3 11-1 22 5 29 5 6 13 10 23 10">
            <text:p/>
          </draw:path>
          <draw:line draw:style-name="gr3" draw:text-style-name="P1" draw:layer="layout" svg:x1="4.009cm" svg:y1="17.329cm" svg:x2="3.991cm" svg:y2="17.392cm">
            <text:p/>
          </draw:line>
          <draw:line draw:style-name="gr3" draw:text-style-name="P1" draw:layer="layout" svg:x1="4.104cm" svg:y1="17.392cm" svg:x2="4.121cm" svg:y2="17.329cm">
            <text:p/>
          </draw:line>
          <draw:path draw:style-name="gr3" draw:text-style-name="P1" draw:layer="layout" svg:width="0.114cm" svg:height="0.056cm" svg:x="4.008cm" svg:y="17.273cm" svg:viewBox="0 0 115 57" svg:d="M113 57c5-17 2-33-8-43-17-21-55-18-81 5-12 10-20 23-24 38">
            <text:p/>
          </draw:path>
          <draw:path draw:style-name="gr3" draw:text-style-name="P1" draw:layer="layout" svg:width="0.115cm" svg:height="0.057cm" svg:x="3.989cm" svg:y="17.391cm" svg:viewBox="0 0 116 58" svg:d="M2 0c-4 17-1 32 8 44 18 20 54 18 82-6 11-11 20-24 24-38">
            <text:p/>
          </draw:path>
          <draw:line draw:style-name="gr3" draw:text-style-name="P1" draw:layer="layout" svg:x1="4.223cm" svg:y1="17.229cm" svg:x2="4.174cm" svg:y2="17.411cm">
            <text:p/>
          </draw:line>
          <draw:line draw:style-name="gr3" draw:text-style-name="P1" draw:layer="layout" svg:x1="4.201cm" svg:y1="17.448cm" svg:x2="4.232cm" svg:y2="17.448cm">
            <text:p/>
          </draw:line>
          <draw:line draw:style-name="gr3" draw:text-style-name="P1" draw:layer="layout" svg:x1="4.266cm" svg:y1="17.254cm" svg:x2="4.227cm" svg:y2="17.28cm">
            <text:p/>
          </draw:line>
          <draw:line draw:style-name="gr3" draw:text-style-name="P1" draw:layer="layout" svg:x1="4.307cm" svg:y1="17.31cm" svg:x2="4.28cm" svg:y2="17.411cm">
            <text:p/>
          </draw:line>
          <draw:line draw:style-name="gr3" draw:text-style-name="P1" draw:layer="layout" svg:x1="4.248cm" svg:y1="17.273cm" svg:x2="4.279cm" svg:y2="17.273cm">
            <text:p/>
          </draw:line>
          <draw:path draw:style-name="gr3" draw:text-style-name="P1" draw:layer="layout" svg:width="0.028cm" svg:height="0.038cm" svg:x="4.172cm" svg:y="17.41cm" svg:viewBox="0 0 29 39" svg:d="M1 0c-3 11-1 22 5 29 6 6 14 10 23 10">
            <text:p/>
          </draw:path>
          <draw:path draw:style-name="gr3" draw:text-style-name="P1" draw:layer="layout" svg:width="0.04cm" svg:height="0.031cm" svg:x="4.222cm" svg:y="17.198cm" svg:viewBox="0 0 41 32" svg:d="M41 0c-9 0-19 5-27 11-7 6-12 13-14 21">
            <text:p/>
          </draw:path>
          <draw:path draw:style-name="gr3" draw:text-style-name="P1" draw:layer="layout" svg:width="0.021cm" svg:height="0.056cm" svg:x="4.262cm" svg:y="17.198cm" svg:viewBox="0 0 22 57" svg:d="M3 57c2-1 3-2 4-3 16-13 20-34 10-45-5-6-11-9-17-9">
            <text:p/>
          </draw:path>
          <draw:path draw:style-name="gr3" draw:text-style-name="P1" draw:layer="layout" svg:width="0.048cm" svg:height="0.038cm" svg:x="4.232cm" svg:y="17.41cm" svg:viewBox="0 0 49 39" svg:d="M0 39c11 0 23-5 33-13 8-8 13-17 16-26">
            <text:p/>
          </draw:path>
          <draw:path draw:style-name="gr3" draw:text-style-name="P1" draw:layer="layout" svg:width="0.048cm" svg:height="0.037cm" svg:x="4.2cm" svg:y="17.273cm" svg:viewBox="0 0 49 38" svg:d="M49 0c-11 0-23 4-32 14-9 6-14 15-17 24">
            <text:p/>
          </draw:path>
          <draw:path draw:style-name="gr3" draw:text-style-name="P1" draw:layer="layout" svg:width="0.028cm" svg:height="0.037cm" svg:x="4.279cm" svg:y="17.273cm" svg:viewBox="0 0 29 38" svg:d="M28 38c3-11 1-21-5-28-5-7-14-10-23-10">
            <text:p/>
          </draw:path>
          <draw:line draw:style-name="gr3" draw:text-style-name="P1" draw:layer="layout" svg:x1="4.608cm" svg:y1="17.373cm" svg:x2="4.496cm" svg:y2="17.373cm">
            <text:p/>
          </draw:line>
          <draw:polyline draw:style-name="gr3" draw:text-style-name="P1" draw:layer="layout" svg:width="0.175cm" svg:height="0.25cm" svg:x="4.445cm" svg:y="17.198cm" svg:viewBox="0 0 176 251" draw:points="0,251 154,0 176,251">
            <text:p/>
          </draw:polyline>
          <draw:line draw:style-name="gr3" draw:text-style-name="P1" draw:layer="layout" svg:x1="4.699cm" svg:y1="17.435cm" svg:x2="4.694cm" svg:y2="17.449cm">
            <text:p/>
          </draw:line>
          <draw:polyline draw:style-name="gr3" draw:text-style-name="P1" draw:layer="layout" svg:width="0.136cm" svg:height="0.25cm" svg:x="4.769cm" svg:y="17.198cm" svg:viewBox="0 0 137 251" draw:points="137,0 67,0 0,251 69,251">
            <text:p/>
          </draw:polyline>
          <draw:line draw:style-name="gr3" draw:text-style-name="P1" draw:layer="layout" svg:x1="4.875cm" svg:y1="17.31cm" svg:x2="4.806cm" svg:y2="17.31cm">
            <text:p/>
          </draw:line>
          <draw:path draw:style-name="gr3" draw:text-style-name="P1" draw:layer="layout" svg:width="0.073cm" svg:height="0.112cm" svg:x="4.875cm" svg:y="17.198cm" svg:viewBox="0 0 74 113" svg:d="M0 113c16 0 33-7 47-19 28-24 35-60 17-80-7-9-20-14-34-14">
            <text:p/>
          </draw:path>
          <draw:path draw:style-name="gr3" draw:text-style-name="P1" draw:layer="layout" svg:width="0.09cm" svg:height="0.138cm" svg:x="4.838cm" svg:y="17.31cm" svg:viewBox="0 0 91 139" svg:d="M0 139c20 0 41-9 58-24 34-28 43-73 21-98-10-11-25-17-42-17">
            <text:p/>
          </draw:path>
          <draw:line draw:style-name="gr3" draw:text-style-name="P1" draw:layer="layout" svg:x1="4.986cm" svg:y1="17.435cm" svg:x2="4.982cm" svg:y2="17.449cm">
            <text:p/>
          </draw:line>
          <draw:polyline draw:style-name="gr3" draw:text-style-name="P1" draw:layer="layout" svg:width="0.263cm" svg:height="0.334cm" svg:x="15.429cm" svg:y="16.223cm" svg:viewBox="0 0 264 335" draw:points="264,0 127,184 90,0 0,335">
            <text:p/>
          </draw:polyline>
          <draw:line draw:style-name="gr3" draw:text-style-name="P1" draw:layer="layout" svg:x1="15.603cm" svg:y1="16.558cm" svg:x2="15.693cm" svg:y2="16.223cm">
            <text:p/>
          </draw:line>
          <draw:line draw:style-name="gr3" draw:text-style-name="P1" draw:layer="layout" svg:x1="15.772cm" svg:y1="16.223cm" svg:x2="15.892cm" svg:y2="16.223cm">
            <text:p/>
          </draw:line>
          <draw:line draw:style-name="gr3" draw:text-style-name="P1" draw:layer="layout" svg:x1="15.683cm" svg:y1="16.558cm" svg:x2="15.773cm" svg:y2="16.223cm">
            <text:p/>
          </draw:line>
          <draw:line draw:style-name="gr3" draw:text-style-name="P1" draw:layer="layout" svg:x1="16.053cm" svg:y1="16.223cm" svg:x2="15.962cm" svg:y2="16.558cm">
            <text:p/>
          </draw:line>
          <draw:line draw:style-name="gr3" draw:text-style-name="P1" draw:layer="layout" svg:x1="15.972cm" svg:y1="16.223cm" svg:x2="16.132cm" svg:y2="16.223cm">
            <text:p/>
          </draw:line>
          <draw:line draw:style-name="gr3" draw:text-style-name="P1" draw:layer="layout" svg:x1="16.229cm" svg:y1="16.407cm" svg:x2="16.309cm" svg:y2="16.407cm">
            <text:p/>
          </draw:line>
          <draw:line draw:style-name="gr3" draw:text-style-name="P1" draw:layer="layout" svg:x1="16.213cm" svg:y1="16.223cm" svg:x2="16.185cm" svg:y2="16.325cm">
            <text:p/>
          </draw:line>
          <draw:line draw:style-name="gr3" draw:text-style-name="P1" draw:layer="layout" svg:x1="16.282cm" svg:y1="16.508cm" svg:x2="16.359cm" svg:y2="16.223cm">
            <text:p/>
          </draw:line>
          <draw:line draw:style-name="gr3" draw:text-style-name="P1" draw:layer="layout" svg:x1="16.149cm" svg:y1="16.557cm" svg:x2="16.229cm" svg:y2="16.557cm">
            <text:p/>
          </draw:line>
          <draw:path draw:style-name="gr3" draw:text-style-name="P1" draw:layer="layout" svg:width="0.048cm" svg:height="0.084cm" svg:x="16.181cm" svg:y="16.323cm" svg:viewBox="0 0 49 85" svg:d="M4 0c-9 34-1 65 21 78 7 4 15 7 24 7">
            <text:p/>
          </draw:path>
          <draw:path draw:style-name="gr3" draw:text-style-name="P1" draw:layer="layout" svg:width="0.053cm" svg:height="0.05cm" svg:x="16.229cm" svg:y="16.507cm" svg:viewBox="0 0 54 51" svg:d="M0 51c16 0 34-14 46-32 4-6 7-13 8-19">
            <text:p/>
          </draw:path>
          <draw:polyline draw:style-name="gr3" draw:text-style-name="P1" draw:layer="layout" svg:width="0.129cm" svg:height="0.234cm" svg:x="16.509cm" svg:y="16.323cm" svg:viewBox="0 0 130 235" draw:points="0,235 66,235 130,0">
            <text:p/>
          </draw:polyline>
          <draw:line draw:style-name="gr3" draw:text-style-name="P1" draw:layer="layout" svg:x1="16.519cm" svg:y1="16.323cm" svg:x2="16.473cm" svg:y2="16.491cm">
            <text:p/>
          </draw:line>
          <draw:path draw:style-name="gr3" draw:text-style-name="P1" draw:layer="layout" svg:width="0.039cm" svg:height="0.067cm" svg:x="16.47cm" svg:y="16.49cm" svg:viewBox="0 0 40 68" svg:d="M3 0c-7 28 0 52 18 63 5 3 12 5 19 5">
            <text:p/>
          </draw:path>
          <draw:line draw:style-name="gr3" draw:text-style-name="P1" draw:layer="layout" svg:x1="16.866cm" svg:y1="16.323cm" svg:x2="16.802cm" svg:y2="16.558cm">
            <text:p/>
          </draw:line>
          <draw:line draw:style-name="gr3" draw:text-style-name="P1" draw:layer="layout" svg:x1="16.76cm" svg:y1="16.441cm" svg:x2="16.866cm" svg:y2="16.323cm">
            <text:p/>
          </draw:line>
          <draw:line draw:style-name="gr3" draw:text-style-name="P1" draw:layer="layout" svg:x1="16.718cm" svg:y1="16.323cm" svg:x2="16.761cm" svg:y2="16.441cm">
            <text:p/>
          </draw:line>
          <draw:line draw:style-name="gr3" draw:text-style-name="P1" draw:layer="layout" svg:x1="16.655cm" svg:y1="16.558cm" svg:x2="16.719cm" svg:y2="16.323cm">
            <text:p/>
          </draw:line>
          <draw:line draw:style-name="gr3" draw:text-style-name="P1" draw:layer="layout" svg:x1="16.887cm" svg:y1="16.54cm" svg:x2="16.882cm" svg:y2="16.558cm">
            <text:p/>
          </draw:line>
          <draw:line draw:style-name="gr3" draw:text-style-name="P1" draw:layer="layout" svg:x1="17.118cm" svg:y1="16.373cm" svg:x2="17.264cm" svg:y2="16.373cm">
            <text:p/>
          </draw:line>
          <draw:line draw:style-name="gr3" draw:text-style-name="P1" draw:layer="layout" svg:x1="17.215cm" svg:y1="16.558cm" svg:x2="17.305cm" svg:y2="16.223cm">
            <text:p/>
          </draw:line>
          <draw:line draw:style-name="gr3" draw:text-style-name="P1" draw:layer="layout" svg:x1="17.069cm" svg:y1="16.558cm" svg:x2="17.159cm" svg:y2="16.223cm">
            <text:p/>
          </draw:line>
          <draw:line draw:style-name="gr3" draw:text-style-name="P1" draw:layer="layout" svg:x1="17.301cm" svg:y1="16.54cm" svg:x2="17.295cm" svg:y2="16.558cm">
            <text:p/>
          </draw:line>
          <draw:line draw:style-name="gr3" draw:text-style-name="P1" draw:layer="layout" svg:x1="17.571cm" svg:y1="16.373cm" svg:x2="17.478cm" svg:y2="16.373cm">
            <text:p/>
          </draw:line>
          <draw:line draw:style-name="gr3" draw:text-style-name="P1" draw:layer="layout" svg:x1="17.544cm" svg:y1="16.223cm" svg:x2="17.464cm" svg:y2="16.223cm">
            <text:p/>
          </draw:line>
          <draw:line draw:style-name="gr3" draw:text-style-name="P1" draw:layer="layout" svg:x1="17.544cm" svg:y1="16.474cm" svg:x2="17.59cm" svg:y2="16.307cm">
            <text:p/>
          </draw:line>
          <draw:line draw:style-name="gr3" draw:text-style-name="P1" draw:layer="layout" svg:x1="17.375cm" svg:y1="16.557cm" svg:x2="17.455cm" svg:y2="16.557cm">
            <text:p/>
          </draw:line>
          <draw:path draw:style-name="gr3" draw:text-style-name="P1" draw:layer="layout" svg:width="0.049cm" svg:height="0.084cm" svg:x="17.544cm" svg:y="16.223cm" svg:viewBox="0 0 50 85" svg:d="M46 85c9-35 1-65-21-78-7-4-16-7-25-7">
            <text:p/>
          </draw:path>
          <draw:path draw:style-name="gr3" draw:text-style-name="P1" draw:layer="layout" svg:width="0.089cm" svg:height="0.084cm" svg:x="17.455cm" svg:y="16.473cm" svg:viewBox="0 0 90 85" svg:d="M0 85c27 0 57-22 75-53 8-10 12-21 15-32">
            <text:p/>
          </draw:path>
          <draw:line draw:style-name="gr3" draw:text-style-name="P1" draw:layer="layout" svg:x1="17.607cm" svg:y1="16.54cm" svg:x2="17.602cm" svg:y2="16.558cm">
            <text:p/>
          </draw:line>
          <draw:line draw:style-name="gr3" draw:text-style-name="P1" draw:layer="layout" svg:x1="17.804cm" svg:y1="16.373cm" svg:x2="17.731cm" svg:y2="16.373cm">
            <text:p/>
          </draw:line>
          <draw:line draw:style-name="gr3" draw:text-style-name="P1" draw:layer="layout" svg:x1="17.771cm" svg:y1="16.223cm" svg:x2="17.891cm" svg:y2="16.223cm">
            <text:p/>
          </draw:line>
          <draw:line draw:style-name="gr3" draw:text-style-name="P1" draw:layer="layout" svg:x1="17.682cm" svg:y1="16.558cm" svg:x2="17.772cm" svg:y2="16.223cm">
            <text:p/>
          </draw:line>
          <draw:line draw:style-name="gr3" draw:text-style-name="P1" draw:layer="layout" svg:x1="17.682cm" svg:y1="16.557cm" svg:x2="17.755cm" svg:y2="16.557cm">
            <text:p/>
          </draw:line>
          <draw:path draw:style-name="gr3" draw:text-style-name="P1" draw:layer="layout" svg:width="0.102cm" svg:height="0.184cm" svg:x="17.755cm" svg:y="16.373cm" svg:viewBox="0 0 103 185" svg:d="M0 185c31 0 63-23 84-57 28-47 24-100-8-121-8-4-16-7-26-7">
            <text:p/>
          </draw:path>
          <draw:line draw:style-name="gr3" draw:text-style-name="P1" draw:layer="layout" svg:x1="17.958cm" svg:y1="16.373cm" svg:x2="17.922cm" svg:y2="16.508cm">
            <text:p/>
          </draw:line>
          <draw:line draw:style-name="gr3" draw:text-style-name="P1" draw:layer="layout" svg:x1="17.948cm" svg:y1="16.557cm" svg:x2="17.975cm" svg:y2="16.557cm">
            <text:p/>
          </draw:line>
          <draw:polyline draw:style-name="gr3" draw:text-style-name="P1" draw:layer="layout" svg:width="0.066cm" svg:height="0.184cm" svg:x="18.011cm" svg:y="16.323cm" svg:viewBox="0 0 67 185" draw:points="17,185 67,0 0,0">
            <text:p/>
          </draw:polyline>
          <draw:path draw:style-name="gr3" draw:text-style-name="P1" draw:layer="layout" svg:width="0.054cm" svg:height="0.05cm" svg:x="17.957cm" svg:y="16.323cm" svg:viewBox="0 0 55 51" svg:d="M55 0c-17 0-34 13-46 32-4 6-7 13-9 19">
            <text:p/>
          </draw:path>
          <draw:path draw:style-name="gr3" draw:text-style-name="P1" draw:layer="layout" svg:width="0.028cm" svg:height="0.05cm" svg:x="17.919cm" svg:y="16.507cm" svg:viewBox="0 0 29 51" svg:d="M2 0c-6 20-1 38 13 47 4 2 9 4 14 4">
            <text:p/>
          </draw:path>
          <draw:path draw:style-name="gr3" draw:text-style-name="P1" draw:layer="layout" svg:width="0.029cm" svg:height="0.05cm" svg:x="18.026cm" svg:y="16.507cm" svg:viewBox="0 0 30 51" svg:d="M2 0c-5 20 0 38 13 47 5 2 10 4 15 4">
            <text:p/>
          </draw:path>
          <draw:path draw:style-name="gr3" draw:text-style-name="P1" draw:layer="layout" svg:width="0.053cm" svg:height="0.05cm" svg:x="17.975cm" svg:y="16.507cm" svg:viewBox="0 0 54 51" svg:d="M0 51c16 0 34-14 46-32 4-6 6-13 8-19">
            <text:p/>
          </draw:path>
          <draw:line draw:style-name="gr3" draw:text-style-name="P1" draw:layer="layout" svg:x1="18.175cm" svg:y1="16.557cm" svg:x2="18.255cm" svg:y2="16.557cm">
            <text:p/>
          </draw:line>
          <draw:line draw:style-name="gr3" draw:text-style-name="P1" draw:layer="layout" svg:x1="18.246cm" svg:y1="16.591cm" svg:x2="18.318cm" svg:y2="16.323cm">
            <text:p/>
          </draw:line>
          <draw:line draw:style-name="gr3" draw:text-style-name="P1" draw:layer="layout" svg:x1="18.126cm" svg:y1="16.64cm" svg:x2="18.192cm" svg:y2="16.64cm">
            <text:p/>
          </draw:line>
          <draw:line draw:style-name="gr3" draw:text-style-name="P1" draw:layer="layout" svg:x1="18.198cm" svg:y1="16.323cm" svg:x2="18.148cm" svg:y2="16.508cm">
            <text:p/>
          </draw:line>
          <draw:path draw:style-name="gr3" draw:text-style-name="P1" draw:layer="layout" svg:width="0.029cm" svg:height="0.05cm" svg:x="18.146cm" svg:y="16.507cm" svg:viewBox="0 0 30 51" svg:d="M2 0c-5 20 0 38 14 47 4 2 9 4 14 4">
            <text:p/>
          </draw:path>
          <draw:path draw:style-name="gr3" draw:text-style-name="P1" draw:layer="layout" svg:width="0.054cm" svg:height="0.05cm" svg:x="18.192cm" svg:y="16.59cm" svg:viewBox="0 0 55 51" svg:d="M0 51c17 0 34-12 47-31 3-6 6-14 8-20">
            <text:p/>
          </draw:path>
          <draw:line draw:style-name="gr3" draw:text-style-name="P1" draw:layer="layout" svg:x1="18.545cm" svg:y1="16.323cm" svg:x2="18.481cm" svg:y2="16.558cm">
            <text:p/>
          </draw:line>
          <draw:line draw:style-name="gr3" draw:text-style-name="P1" draw:layer="layout" svg:x1="18.439cm" svg:y1="16.441cm" svg:x2="18.545cm" svg:y2="16.323cm">
            <text:p/>
          </draw:line>
          <draw:line draw:style-name="gr3" draw:text-style-name="P1" draw:layer="layout" svg:x1="18.397cm" svg:y1="16.323cm" svg:x2="18.44cm" svg:y2="16.441cm">
            <text:p/>
          </draw:line>
          <draw:line draw:style-name="gr3" draw:text-style-name="P1" draw:layer="layout" svg:x1="18.335cm" svg:y1="16.558cm" svg:x2="18.398cm" svg:y2="16.323cm">
            <text:p/>
          </draw:line>
          <draw:line draw:style-name="gr3" draw:text-style-name="P1" draw:layer="layout" svg:x1="18.611cm" svg:y1="16.373cm" svg:x2="18.575cm" svg:y2="16.508cm">
            <text:p/>
          </draw:line>
          <draw:line draw:style-name="gr3" draw:text-style-name="P1" draw:layer="layout" svg:x1="18.601cm" svg:y1="16.557cm" svg:x2="18.628cm" svg:y2="16.557cm">
            <text:p/>
          </draw:line>
          <draw:polyline draw:style-name="gr3" draw:text-style-name="P1" draw:layer="layout" svg:width="0.066cm" svg:height="0.184cm" svg:x="18.664cm" svg:y="16.323cm" svg:viewBox="0 0 67 185" draw:points="18,185 67,0 0,0">
            <text:p/>
          </draw:polyline>
          <draw:path draw:style-name="gr3" draw:text-style-name="P1" draw:layer="layout" svg:width="0.054cm" svg:height="0.05cm" svg:x="18.61cm" svg:y="16.323cm" svg:viewBox="0 0 55 51" svg:d="M55 0c-17 0-35 13-47 32-3 6-6 13-8 19">
            <text:p/>
          </draw:path>
          <draw:path draw:style-name="gr3" draw:text-style-name="P1" draw:layer="layout" svg:width="0.028cm" svg:height="0.05cm" svg:x="18.572cm" svg:y="16.507cm" svg:viewBox="0 0 29 51" svg:d="M3 0c-7 20-2 38 12 47 4 2 9 4 14 4">
            <text:p/>
          </draw:path>
          <draw:path draw:style-name="gr3" draw:text-style-name="P1" draw:layer="layout" svg:width="0.029cm" svg:height="0.05cm" svg:x="18.679cm" svg:y="16.507cm" svg:viewBox="0 0 30 51" svg:d="M2 0c-5 20 0 38 14 47 4 2 9 4 14 4">
            <text:p/>
          </draw:path>
          <draw:path draw:style-name="gr3" draw:text-style-name="P1" draw:layer="layout" svg:width="0.053cm" svg:height="0.05cm" svg:x="18.628cm" svg:y="16.507cm" svg:viewBox="0 0 54 51" svg:d="M0 51c16 0 35-14 46-32 4-6 6-13 8-19">
            <text:p/>
          </draw:path>
          <draw:line draw:style-name="gr3" draw:text-style-name="P1" draw:layer="layout" svg:x1="18.819cm" svg:y1="16.44cm" svg:x2="18.939cm" svg:y2="16.44cm">
            <text:p/>
          </draw:line>
          <draw:line draw:style-name="gr3" draw:text-style-name="P1" draw:layer="layout" svg:x1="18.908cm" svg:y1="16.558cm" svg:x2="18.971cm" svg:y2="16.323cm">
            <text:p/>
          </draw:line>
          <draw:line draw:style-name="gr3" draw:text-style-name="P1" draw:layer="layout" svg:x1="18.788cm" svg:y1="16.558cm" svg:x2="18.851cm" svg:y2="16.323cm">
            <text:p/>
          </draw:line>
          <draw:line draw:style-name="gr3" draw:text-style-name="P1" draw:layer="layout" svg:x1="19.038cm" svg:y1="16.373cm" svg:x2="19.001cm" svg:y2="16.508cm">
            <text:p/>
          </draw:line>
          <draw:line draw:style-name="gr3" draw:text-style-name="P1" draw:layer="layout" svg:x1="19.028cm" svg:y1="16.557cm" svg:x2="19.054cm" svg:y2="16.557cm">
            <text:p/>
          </draw:line>
          <draw:polyline draw:style-name="gr3" draw:text-style-name="P1" draw:layer="layout" svg:width="0.067cm" svg:height="0.184cm" svg:x="19.09cm" svg:y="16.323cm" svg:viewBox="0 0 68 185" draw:points="18,185 68,0 0,0">
            <text:p/>
          </draw:polyline>
          <draw:path draw:style-name="gr3" draw:text-style-name="P1" draw:layer="layout" svg:width="0.053cm" svg:height="0.05cm" svg:x="19.037cm" svg:y="16.323cm" svg:viewBox="0 0 54 51" svg:d="M54 0c-17 0-35 13-46 32-4 6-6 13-8 19">
            <text:p/>
          </draw:path>
          <draw:path draw:style-name="gr3" draw:text-style-name="P1" draw:layer="layout" svg:width="0.029cm" svg:height="0.05cm" svg:x="18.999cm" svg:y="16.507cm" svg:viewBox="0 0 30 51" svg:d="M2 0c-5 20 0 38 12 47 5 2 9 4 16 4">
            <text:p/>
          </draw:path>
          <draw:path draw:style-name="gr3" draw:text-style-name="P1" draw:layer="layout" svg:width="0.028cm" svg:height="0.05cm" svg:x="19.106cm" svg:y="16.507cm" svg:viewBox="0 0 29 51" svg:d="M3 0c-7 20-1 38 12 47 4 2 9 4 14 4">
            <text:p/>
          </draw:path>
          <draw:path draw:style-name="gr3" draw:text-style-name="P1" draw:layer="layout" svg:width="0.054cm" svg:height="0.05cm" svg:x="19.054cm" svg:y="16.507cm" svg:viewBox="0 0 55 51" svg:d="M0 51c17 0 35-14 47-32 3-6 6-13 8-19">
            <text:p/>
          </draw:path>
          <draw:line draw:style-name="gr3" draw:text-style-name="P1" draw:layer="layout" svg:x1="16.031cm" svg:y1="17.239cm" svg:x2="15.939cm" svg:y2="17.298cm">
            <text:p/>
          </draw:line>
          <draw:path draw:style-name="gr3" draw:text-style-name="P1" draw:layer="layout" svg:width="0.042cm" svg:height="0.1cm" svg:x="15.908cm" svg:y="17.297cm" svg:viewBox="0 0 43 101" svg:d="M31 0c-5 4-9 9-13 14-22 28-24 63-4 79 8 6 17 9 29 8">
            <text:p/>
          </draw:path>
          <draw:path draw:style-name="gr3" draw:text-style-name="P1" draw:layer="layout" svg:width="0.074cm" svg:height="0.025cm" svg:x="15.95cm" svg:y="17.372cm" svg:viewBox="0 0 75 26" svg:d="M0 26c24-1 50-10 75-26">
            <text:p/>
          </draw:path>
          <draw:path draw:style-name="gr3" draw:text-style-name="P1" draw:layer="layout" svg:width="0.074cm" svg:height="0.025cm" svg:x="15.953cm" svg:y="17.164cm" svg:viewBox="0 0 75 26" svg:d="M75 0c-25 0-51 9-75 26">
            <text:p/>
          </draw:path>
          <draw:path draw:style-name="gr3" draw:text-style-name="P1" draw:layer="layout" svg:width="0.028cm" svg:height="0.075cm" svg:x="16.027cm" svg:y="17.164cm" svg:viewBox="0 0 29 76" svg:d="M3 76c4-4 9-8 13-12 16-21 17-47 2-58-5-4-11-6-18-6">
            <text:p/>
          </draw:path>
          <draw:line draw:style-name="gr3" draw:text-style-name="P1" draw:layer="layout" svg:x1="16.248cm" svg:y1="17.348cm" svg:x2="16.285cm" svg:y2="17.214cm">
            <text:p/>
          </draw:line>
          <draw:polyline draw:style-name="gr3" draw:text-style-name="P1" draw:layer="layout" svg:width="0.167cm" svg:height="0.316cm" svg:x="16.085cm" svg:y="17.164cm" svg:viewBox="0 0 168 317" draw:points="168,0 85,0 0,317">
            <text:p/>
          </draw:polyline>
          <draw:line draw:style-name="gr3" draw:text-style-name="P1" draw:layer="layout" svg:x1="16.107cm" svg:y1="17.397cm" svg:x2="16.19cm" svg:y2="17.397cm">
            <text:p/>
          </draw:line>
          <draw:path draw:style-name="gr3" draw:text-style-name="P1" draw:layer="layout" svg:width="0.058cm" svg:height="0.05cm" svg:x="16.19cm" svg:y="17.347cm" svg:viewBox="0 0 59 51" svg:d="M0 51c16 0 34-9 46-25 6-8 10-17 13-26">
            <text:p/>
          </draw:path>
          <draw:path draw:style-name="gr3" draw:text-style-name="P1" draw:layer="layout" svg:width="0.034cm" svg:height="0.05cm" svg:x="16.252cm" svg:y="17.164cm" svg:viewBox="0 0 35 51" svg:d="M33 51c4-18 0-35-12-44-6-5-13-7-21-7">
            <text:p/>
          </draw:path>
          <draw:line draw:style-name="gr3" draw:text-style-name="P1" draw:layer="layout" svg:x1="16.369cm" svg:y1="17.397cm" svg:x2="16.459cm" svg:y2="17.397cm">
            <text:p/>
          </draw:line>
          <draw:line draw:style-name="gr3" draw:text-style-name="P1" draw:layer="layout" svg:x1="16.45cm" svg:y1="17.431cm" svg:x2="16.523cm" svg:y2="17.164cm">
            <text:p/>
          </draw:line>
          <draw:line draw:style-name="gr3" draw:text-style-name="P1" draw:layer="layout" svg:x1="16.317cm" svg:y1="17.48cm" svg:x2="16.392cm" svg:y2="17.48cm">
            <text:p/>
          </draw:line>
          <draw:line draw:style-name="gr3" draw:text-style-name="P1" draw:layer="layout" svg:x1="16.388cm" svg:y1="17.164cm" svg:x2="16.338cm" svg:y2="17.348cm">
            <text:p/>
          </draw:line>
          <draw:path draw:style-name="gr3" draw:text-style-name="P1" draw:layer="layout" svg:width="0.033cm" svg:height="0.05cm" svg:x="16.336cm" svg:y="17.347cm" svg:viewBox="0 0 34 51" svg:d="M2 0c-5 18-1 34 11 44 6 5 13 7 21 7">
            <text:p/>
          </draw:path>
          <draw:path draw:style-name="gr3" draw:text-style-name="P1" draw:layer="layout" svg:width="0.058cm" svg:height="0.051cm" svg:x="16.392cm" svg:y="17.43cm" svg:viewBox="0 0 59 52" svg:d="M0 52c16 0 33-10 46-25 7-8 11-17 13-27">
            <text:p/>
          </draw:path>
          <draw:polyline draw:style-name="gr3" draw:text-style-name="P1" draw:layer="layout" svg:width="0.153cm" svg:height="0.233cm" svg:x="16.549cm" svg:y="17.164cm" svg:viewBox="0 0 154 234" draw:points="154,0 63,0 0,234">
            <text:p/>
          </draw:polyline>
          <draw:line draw:style-name="gr3" draw:text-style-name="P1" draw:layer="layout" svg:x1="16.684cm" svg:y1="17.398cm" svg:x2="16.734cm" svg:y2="17.214cm">
            <text:p/>
          </draw:line>
          <draw:path draw:style-name="gr3" draw:text-style-name="P1" draw:layer="layout" svg:width="0.034cm" svg:height="0.05cm" svg:x="16.702cm" svg:y="17.164cm" svg:viewBox="0 0 35 51" svg:d="M32 51c6-18 1-35-10-44-6-5-13-7-22-7">
            <text:p/>
          </draw:path>
          <draw:polyline draw:style-name="gr3" draw:text-style-name="P1" draw:layer="layout" svg:width="0.153cm" svg:height="0.233cm" svg:x="16.774cm" svg:y="17.164cm" svg:viewBox="0 0 154 234" draw:points="154,0 63,0 0,234">
            <text:p/>
          </draw:polyline>
          <draw:line draw:style-name="gr3" draw:text-style-name="P1" draw:layer="layout" svg:x1="16.909cm" svg:y1="17.398cm" svg:x2="16.959cm" svg:y2="17.214cm">
            <text:p/>
          </draw:line>
          <draw:path draw:style-name="gr3" draw:text-style-name="P1" draw:layer="layout" svg:width="0.033cm" svg:height="0.05cm" svg:x="16.927cm" svg:y="17.164cm" svg:viewBox="0 0 34 51" svg:d="M32 51c5-18 1-35-10-44-6-5-13-7-22-7">
            <text:p/>
          </draw:path>
          <draw:line draw:style-name="gr3" draw:text-style-name="P1" draw:layer="layout" svg:x1="17.049cm" svg:y1="17.214cm" svg:x2="17.013cm" svg:y2="17.348cm">
            <text:p/>
          </draw:line>
          <draw:line draw:style-name="gr3" draw:text-style-name="P1" draw:layer="layout" svg:x1="17.044cm" svg:y1="17.397cm" svg:x2="17.074cm" svg:y2="17.397cm">
            <text:p/>
          </draw:line>
          <draw:polyline draw:style-name="gr3" draw:text-style-name="P1" draw:layer="layout" svg:width="0.075cm" svg:height="0.183cm" svg:x="17.107cm" svg:y="17.164cm" svg:viewBox="0 0 76 184" draw:points="26,184 76,0 0,0">
            <text:p/>
          </draw:polyline>
          <draw:path draw:style-name="gr3" draw:text-style-name="P1" draw:layer="layout" svg:width="0.059cm" svg:height="0.05cm" svg:x="17.048cm" svg:y="17.164cm" svg:viewBox="0 0 60 51" svg:d="M60 0c-16 0-33 9-47 25-6 8-10 17-13 26">
            <text:p/>
          </draw:path>
          <draw:path draw:style-name="gr3" draw:text-style-name="P1" draw:layer="layout" svg:width="0.033cm" svg:height="0.05cm" svg:x="17.011cm" svg:y="17.347cm" svg:viewBox="0 0 34 51" svg:d="M2 0c-5 18-1 34 10 44 6 5 14 7 22 7">
            <text:p/>
          </draw:path>
          <draw:path draw:style-name="gr3" draw:text-style-name="P1" draw:layer="layout" svg:width="0.033cm" svg:height="0.05cm" svg:x="17.131cm" svg:y="17.347cm" svg:viewBox="0 0 34 51" svg:d="M2 0c-5 18 0 34 11 44 6 5 13 7 21 7">
            <text:p/>
          </draw:path>
          <draw:path draw:style-name="gr3" draw:text-style-name="P1" draw:layer="layout" svg:width="0.058cm" svg:height="0.05cm" svg:x="17.074cm" svg:y="17.347cm" svg:viewBox="0 0 59 51" svg:d="M0 51c16 0 33-9 45-25 7-8 11-17 14-26">
            <text:p/>
          </draw:path>
          <draw:polyline draw:style-name="gr3" draw:text-style-name="P1" draw:layer="layout" svg:width="0.172cm" svg:height="0.333cm" svg:x="17.374cm" svg:y="17.064cm" svg:viewBox="0 0 173 334" draw:points="173,0 89,0 0,334">
            <text:p/>
          </draw:polyline>
          <draw:line draw:style-name="gr3" draw:text-style-name="P1" draw:layer="layout" svg:x1="17.414cm" svg:y1="17.247cm" svg:x2="17.497cm" svg:y2="17.247cm">
            <text:p/>
          </draw:line>
          <draw:path draw:style-name="gr3" draw:text-style-name="P1" draw:layer="layout" svg:width="0.11cm" svg:height="0.183cm" svg:x="17.497cm" svg:y="17.064cm" svg:viewBox="0 0 111 184" svg:d="M0 184c29 0 60-17 83-45 35-43 38-100 5-126-10-9-24-13-39-13">
            <text:p/>
          </draw:path>
          <draw:line draw:style-name="gr3" draw:text-style-name="P1" draw:layer="layout" svg:x1="17.742cm" svg:y1="17.197cm" svg:x2="17.795cm" svg:y2="17.398cm">
            <text:p/>
          </draw:line>
          <draw:line draw:style-name="gr3" draw:text-style-name="P1" draw:layer="layout" svg:x1="17.665cm" svg:y1="17.265cm" svg:x2="17.884cm" svg:y2="17.064cm">
            <text:p/>
          </draw:line>
          <draw:line draw:style-name="gr3" draw:text-style-name="P1" draw:layer="layout" svg:x1="17.629cm" svg:y1="17.398cm" svg:x2="17.719cm" svg:y2="17.064cm">
            <text:p/>
          </draw:line>
          <draw:line draw:style-name="gr3" draw:text-style-name="P1" draw:layer="layout" svg:x1="18.059cm" svg:y1="17.248cm" svg:x2="18.089cm" svg:y2="17.139cm">
            <text:p/>
          </draw:line>
          <draw:line draw:style-name="gr3" draw:text-style-name="P1" draw:layer="layout" svg:x1="17.954cm" svg:y1="17.139cm" svg:x2="17.94cm" svg:y2="17.19cm">
            <text:p/>
          </draw:line>
          <draw:line draw:style-name="gr3" draw:text-style-name="P1" draw:layer="layout" svg:x1="17.976cm" svg:y1="17.247cm" svg:x2="18.059cm" svg:y2="17.247cm">
            <text:p/>
          </draw:line>
          <draw:path draw:style-name="gr3" draw:text-style-name="P1" draw:layer="layout" svg:width="0.145cm" svg:height="0.15cm" svg:x="17.914cm" svg:y="17.247cm" svg:viewBox="0 0 146 151" svg:d="M0 151c38-11 76-37 104-72 19-24 34-51 42-79">
            <text:p/>
          </draw:path>
          <draw:path draw:style-name="gr3" draw:text-style-name="P1" draw:layer="layout" svg:width="0.138cm" svg:height="0.075cm" svg:x="17.953cm" svg:y="17.064cm" svg:viewBox="0 0 139 76" svg:d="M136 76c7-27 1-51-16-66-26-21-72-9-100 27-10 12-16 25-20 39">
            <text:p/>
          </draw:path>
          <draw:path draw:style-name="gr3" draw:text-style-name="P1" draw:layer="layout" svg:width="0.039cm" svg:height="0.058cm" svg:x="17.937cm" svg:y="17.189cm" svg:viewBox="0 0 40 59" svg:d="M3 0c-6 21-1 40 12 51 6 5 16 8 25 8">
            <text:p/>
          </draw:path>
          <draw:line draw:style-name="gr3" draw:text-style-name="P1" draw:layer="layout" svg:x1="18.14cm" svg:y1="17.28cm" svg:x2="18.29cm" svg:y2="17.28cm">
            <text:p/>
          </draw:line>
          <draw:line draw:style-name="gr3" draw:text-style-name="P1" draw:layer="layout" svg:x1="16.316cm" svg:y1="16.991cm" svg:x2="16.261cm" svg:y2="16.857cm">
            <text:p/>
          </draw:line>
          <draw:line draw:style-name="gr3" draw:text-style-name="P1" draw:layer="layout" svg:x1="16.202cm" svg:y1="16.908cm" svg:x2="16.378cm" svg:y2="16.757cm">
            <text:p/>
          </draw:line>
          <draw:line draw:style-name="gr3" draw:text-style-name="P1" draw:layer="layout" svg:x1="16.244cm" svg:y1="16.757cm" svg:x2="16.18cm" svg:y2="16.991cm">
            <text:p/>
          </draw:line>
          <draw:line draw:style-name="gr3" draw:text-style-name="P1" draw:layer="layout" svg:x1="16.455cm" svg:y1="16.807cm" svg:x2="16.418cm" svg:y2="16.941cm">
            <text:p/>
          </draw:line>
          <draw:line draw:style-name="gr3" draw:text-style-name="P1" draw:layer="layout" svg:x1="16.45cm" svg:y1="16.99cm" svg:x2="16.48cm" svg:y2="16.99cm">
            <text:p/>
          </draw:line>
          <draw:polyline draw:style-name="gr3" draw:text-style-name="P1" draw:layer="layout" svg:width="0.075cm" svg:height="0.183cm" svg:x="16.512cm" svg:y="16.757cm" svg:viewBox="0 0 76 184" draw:points="27,184 76,0 0,0">
            <text:p/>
          </draw:polyline>
          <draw:path draw:style-name="gr3" draw:text-style-name="P1" draw:layer="layout" svg:width="0.058cm" svg:height="0.05cm" svg:x="16.454cm" svg:y="16.757cm" svg:viewBox="0 0 59 51" svg:d="M59 0c-15 0-34 9-46 24-6 8-11 18-13 27">
            <text:p/>
          </draw:path>
          <draw:path draw:style-name="gr3" draw:text-style-name="P1" draw:layer="layout" svg:width="0.034cm" svg:height="0.051cm" svg:x="16.416cm" svg:y="16.94cm" svg:viewBox="0 0 35 52" svg:d="M2 0c-4 19 0 35 11 44 6 5 14 8 22 8">
            <text:p/>
          </draw:path>
          <draw:path draw:style-name="gr3" draw:text-style-name="P1" draw:layer="layout" svg:width="0.033cm" svg:height="0.051cm" svg:x="16.536cm" svg:y="16.94cm" svg:viewBox="0 0 34 52" svg:d="M2 0c-5 19 0 35 11 44 5 5 13 8 21 8">
            <text:p/>
          </draw:path>
          <draw:path draw:style-name="gr3" draw:text-style-name="P1" draw:layer="layout" svg:width="0.058cm" svg:height="0.051cm" svg:x="16.48cm" svg:y="16.94cm" svg:viewBox="0 0 59 52" svg:d="M0 52c17 0 34-10 46-25 6-8 11-17 13-27">
            <text:p/>
          </draw:path>
          <draw:line draw:style-name="gr3" draw:text-style-name="P1" draw:layer="layout" svg:x1="16.742cm" svg:y1="16.99cm" svg:x2="16.772cm" svg:y2="16.99cm">
            <text:p/>
          </draw:line>
          <draw:line draw:style-name="gr3" draw:text-style-name="P1" draw:layer="layout" svg:x1="16.879cm" svg:y1="16.899cm" svg:x2="16.894cm" svg:y2="16.848cm">
            <text:p/>
          </draw:line>
          <draw:line draw:style-name="gr3" draw:text-style-name="P1" draw:layer="layout" svg:x1="16.835cm" svg:y1="16.757cm" svg:x2="16.805cm" svg:y2="16.757cm">
            <text:p/>
          </draw:line>
          <draw:line draw:style-name="gr3" draw:text-style-name="P1" draw:layer="layout" svg:x1="16.699cm" svg:y1="16.848cm" svg:x2="16.684cm" svg:y2="16.899cm">
            <text:p/>
          </draw:line>
          <draw:line draw:style-name="gr3" draw:text-style-name="P1" draw:layer="layout" svg:x1="16.839cm" svg:y1="16.69cm" svg:x2="16.735cm" svg:y2="17.074cm">
            <text:p/>
          </draw:line>
          <draw:path draw:style-name="gr3" draw:text-style-name="P1" draw:layer="layout" svg:width="0.061cm" svg:height="0.092cm" svg:x="16.681cm" svg:y="16.898cm" svg:viewBox="0 0 62 93" svg:d="M3 0c-8 33-1 64 21 80 10 8 23 13 38 13">
            <text:p/>
          </draw:path>
          <draw:path draw:style-name="gr3" draw:text-style-name="P1" draw:layer="layout" svg:width="0.107cm" svg:height="0.092cm" svg:x="16.772cm" svg:y="16.898cm" svg:viewBox="0 0 108 93" svg:d="M0 93c29 0 62-17 84-45 12-15 20-31 24-48">
            <text:p/>
          </draw:path>
          <draw:path draw:style-name="gr3" draw:text-style-name="P1" draw:layer="layout" svg:width="0.061cm" svg:height="0.091cm" svg:x="16.835cm" svg:y="16.757cm" svg:viewBox="0 0 62 92" svg:d="M59 92c8-32 1-62-21-78-10-9-23-14-38-14">
            <text:p/>
          </draw:path>
          <draw:path draw:style-name="gr3" draw:text-style-name="P1" draw:layer="layout" svg:width="0.107cm" svg:height="0.091cm" svg:x="16.698cm" svg:y="16.757cm" svg:viewBox="0 0 108 92" svg:d="M108 0c-29 0-61 18-83 45-11 15-21 31-25 47">
            <text:p/>
          </draw:path>
          <draw:line draw:style-name="gr3" draw:text-style-name="P1" draw:layer="layout" svg:x1="17.111cm" svg:y1="16.873cm" svg:x2="16.976cm" svg:y2="16.873cm">
            <text:p/>
          </draw:line>
          <draw:line draw:style-name="gr3" draw:text-style-name="P1" draw:layer="layout" svg:x1="16.988cm" svg:y1="16.832cm" svg:x2="16.956cm" svg:y2="16.949cm">
            <text:p/>
          </draw:line>
          <draw:line draw:style-name="gr3" draw:text-style-name="P1" draw:layer="layout" svg:x1="16.982cm" svg:y1="16.99cm" svg:x2="17.08cm" svg:y2="16.99cm">
            <text:p/>
          </draw:line>
          <draw:line draw:style-name="gr3" draw:text-style-name="P1" draw:layer="layout" svg:x1="17.111cm" svg:y1="16.874cm" svg:x2="17.123cm" svg:y2="16.832cm">
            <text:p/>
          </draw:line>
          <draw:path draw:style-name="gr3" draw:text-style-name="P1" draw:layer="layout" svg:width="0.138cm" svg:height="0.075cm" svg:x="16.987cm" svg:y="16.757cm" svg:viewBox="0 0 139 76" svg:d="M136 76c7-27 1-52-16-66-27-21-72-9-100 27-9 12-16 25-20 39">
            <text:p/>
          </draw:path>
          <draw:path draw:style-name="gr3" draw:text-style-name="P1" draw:layer="layout" svg:width="0.028cm" svg:height="0.042cm" svg:x="16.954cm" svg:y="16.948cm" svg:viewBox="0 0 29 43" svg:d="M2 0c-4 15-1 29 9 37 4 4 11 6 18 6">
            <text:p/>
          </draw:path>
          <draw:line draw:style-name="gr3" draw:text-style-name="P1" draw:layer="layout" svg:x1="17.281cm" svg:y1="16.657cm" svg:x2="17.341cm" svg:y2="16.657cm">
            <text:p/>
          </draw:line>
          <draw:line draw:style-name="gr3" draw:text-style-name="P1" draw:layer="layout" svg:x1="17.374cm" svg:y1="16.707cm" svg:x2="17.31cm" svg:y2="16.941cm">
            <text:p/>
          </draw:line>
          <draw:line draw:style-name="gr3" draw:text-style-name="P1" draw:layer="layout" svg:x1="17.183cm" svg:y1="16.941cm" svg:x2="17.22cm" svg:y2="16.807cm">
            <text:p/>
          </draw:line>
          <draw:line draw:style-name="gr3" draw:text-style-name="P1" draw:layer="layout" svg:x1="17.277cm" svg:y1="16.757cm" svg:x2="17.36cm" svg:y2="16.757cm">
            <text:p/>
          </draw:line>
          <draw:line draw:style-name="gr3" draw:text-style-name="P1" draw:layer="layout" svg:x1="17.215cm" svg:y1="16.99cm" svg:x2="17.252cm" svg:y2="16.99cm">
            <text:p/>
          </draw:line>
          <draw:path draw:style-name="gr3" draw:text-style-name="P1" draw:layer="layout" svg:width="0.034cm" svg:height="0.05cm" svg:x="17.341cm" svg:y="16.657cm" svg:viewBox="0 0 35 51" svg:d="M33 51c5-19 1-35-12-44-5-5-13-7-21-7">
            <text:p/>
          </draw:path>
          <draw:path draw:style-name="gr3" draw:text-style-name="P1" draw:layer="layout" svg:width="0.058cm" svg:height="0.051cm" svg:x="17.252cm" svg:y="16.94cm" svg:viewBox="0 0 59 52" svg:d="M0 52c16 0 33-10 45-25 6-8 12-17 14-27">
            <text:p/>
          </draw:path>
          <draw:path draw:style-name="gr3" draw:text-style-name="P1" draw:layer="layout" svg:width="0.058cm" svg:height="0.05cm" svg:x="17.219cm" svg:y="16.757cm" svg:viewBox="0 0 59 51" svg:d="M59 0c-16 0-34 9-46 24-6 8-11 18-13 27">
            <text:p/>
          </draw:path>
          <draw:path draw:style-name="gr3" draw:text-style-name="P1" draw:layer="layout" svg:width="0.034cm" svg:height="0.051cm" svg:x="17.181cm" svg:y="16.94cm" svg:viewBox="0 0 35 52" svg:d="M2 0c-5 19-1 35 10 44 7 5 14 8 23 8">
            <text:p/>
          </draw:path>
          <draw:line draw:style-name="gr3" draw:text-style-name="P1" draw:layer="layout" svg:x1="17.528cm" svg:y1="16.941cm" svg:x2="17.566cm" svg:y2="16.807cm">
            <text:p/>
          </draw:line>
          <draw:polyline draw:style-name="gr3" draw:text-style-name="P1" draw:layer="layout" svg:width="0.167cm" svg:height="0.316cm" svg:x="17.365cm" svg:y="16.757cm" svg:viewBox="0 0 168 317" draw:points="168,0 85,0 0,317">
            <text:p/>
          </draw:polyline>
          <draw:line draw:style-name="gr3" draw:text-style-name="P1" draw:layer="layout" svg:x1="17.387cm" svg:y1="16.99cm" svg:x2="17.469cm" svg:y2="16.99cm">
            <text:p/>
          </draw:line>
          <draw:path draw:style-name="gr3" draw:text-style-name="P1" draw:layer="layout" svg:width="0.059cm" svg:height="0.051cm" svg:x="17.469cm" svg:y="16.94cm" svg:viewBox="0 0 60 52" svg:d="M0 52c17 0 34-10 47-25 6-8 10-17 13-27">
            <text:p/>
          </draw:path>
          <draw:path draw:style-name="gr3" draw:text-style-name="P1" draw:layer="layout" svg:width="0.034cm" svg:height="0.05cm" svg:x="17.532cm" svg:y="16.757cm" svg:viewBox="0 0 35 51" svg:d="M33 51c4-19 0-35-12-44-6-5-13-7-21-7">
            <text:p/>
          </draw:path>
          <draw:line draw:style-name="gr3" draw:text-style-name="P1" draw:layer="layout" svg:x1="17.654cm" svg:y1="16.807cm" svg:x2="17.618cm" svg:y2="16.941cm">
            <text:p/>
          </draw:line>
          <draw:line draw:style-name="gr3" draw:text-style-name="P1" draw:layer="layout" svg:x1="17.649cm" svg:y1="16.99cm" svg:x2="17.679cm" svg:y2="16.99cm">
            <text:p/>
          </draw:line>
          <draw:polyline draw:style-name="gr3" draw:text-style-name="P1" draw:layer="layout" svg:width="0.075cm" svg:height="0.183cm" svg:x="17.712cm" svg:y="16.757cm" svg:viewBox="0 0 76 184" draw:points="27,184 76,0 0,0">
            <text:p/>
          </draw:polyline>
          <draw:path draw:style-name="gr3" draw:text-style-name="P1" draw:layer="layout" svg:width="0.059cm" svg:height="0.05cm" svg:x="17.653cm" svg:y="16.757cm" svg:viewBox="0 0 60 51" svg:d="M60 0c-17 0-34 9-46 24-7 8-11 18-14 27">
            <text:p/>
          </draw:path>
          <draw:path draw:style-name="gr3" draw:text-style-name="P1" draw:layer="layout" svg:width="0.033cm" svg:height="0.051cm" svg:x="17.616cm" svg:y="16.94cm" svg:viewBox="0 0 34 52" svg:d="M2 0c-5 19-1 35 11 44 6 5 13 8 21 8">
            <text:p/>
          </draw:path>
          <draw:path draw:style-name="gr3" draw:text-style-name="P1" draw:layer="layout" svg:width="0.033cm" svg:height="0.051cm" svg:x="17.736cm" svg:y="16.94cm" svg:viewBox="0 0 34 52" svg:d="M2 0c-5 19-1 35 10 44 6 5 14 8 22 8">
            <text:p/>
          </draw:path>
          <draw:path draw:style-name="gr3" draw:text-style-name="P1" draw:layer="layout" svg:width="0.059cm" svg:height="0.051cm" svg:x="17.679cm" svg:y="16.94cm" svg:viewBox="0 0 60 52" svg:d="M0 52c16 0 34-10 47-25 6-8 10-17 13-27">
            <text:p/>
          </draw:path>
          <draw:polyline draw:style-name="gr3" draw:text-style-name="P1" draw:layer="layout" svg:width="0.172cm" svg:height="0.333cm" svg:x="17.979cm" svg:y="16.657cm" svg:viewBox="0 0 173 334" draw:points="173,0 90,0 0,334">
            <text:p/>
          </draw:polyline>
          <draw:line draw:style-name="gr3" draw:text-style-name="P1" draw:layer="layout" svg:x1="18.019cm" svg:y1="16.84cm" svg:x2="18.102cm" svg:y2="16.84cm">
            <text:p/>
          </draw:line>
          <draw:path draw:style-name="gr3" draw:text-style-name="P1" draw:layer="layout" svg:width="0.111cm" svg:height="0.183cm" svg:x="18.102cm" svg:y="16.657cm" svg:viewBox="0 0 112 184" svg:d="M0 184c30 0 61-17 84-45 35-44 37-100 5-126-11-9-24-13-39-13">
            <text:p/>
          </draw:path>
          <draw:line draw:style-name="gr3" draw:text-style-name="P1" draw:layer="layout" svg:x1="18.348cm" svg:y1="16.79cm" svg:x2="18.4cm" svg:y2="16.991cm">
            <text:p/>
          </draw:line>
          <draw:line draw:style-name="gr3" draw:text-style-name="P1" draw:layer="layout" svg:x1="18.27cm" svg:y1="16.858cm" svg:x2="18.489cm" svg:y2="16.657cm">
            <text:p/>
          </draw:line>
          <draw:line draw:style-name="gr3" draw:text-style-name="P1" draw:layer="layout" svg:x1="18.234cm" svg:y1="16.991cm" svg:x2="18.324cm" svg:y2="16.657cm">
            <text:p/>
          </draw:line>
          <draw:line draw:style-name="gr3" draw:text-style-name="P1" draw:layer="layout" svg:x1="18.664cm" svg:y1="16.841cm" svg:x2="18.694cm" svg:y2="16.732cm">
            <text:p/>
          </draw:line>
          <draw:line draw:style-name="gr3" draw:text-style-name="P1" draw:layer="layout" svg:x1="18.559cm" svg:y1="16.732cm" svg:x2="18.545cm" svg:y2="16.783cm">
            <text:p/>
          </draw:line>
          <draw:line draw:style-name="gr3" draw:text-style-name="P1" draw:layer="layout" svg:x1="18.582cm" svg:y1="16.84cm" svg:x2="18.664cm" svg:y2="16.84cm">
            <text:p/>
          </draw:line>
          <draw:path draw:style-name="gr3" draw:text-style-name="P1" draw:layer="layout" svg:width="0.145cm" svg:height="0.15cm" svg:x="18.519cm" svg:y="16.84cm" svg:viewBox="0 0 146 151" svg:d="M0 151c38-12 76-38 104-73 20-24 34-51 42-78">
            <text:p/>
          </draw:path>
          <draw:path draw:style-name="gr3" draw:text-style-name="P1" draw:layer="layout" svg:width="0.138cm" svg:height="0.075cm" svg:x="18.558cm" svg:y="16.657cm" svg:viewBox="0 0 139 76" svg:d="M136 76c7-28 1-52-16-66-26-21-70-9-100 26-9 12-16 26-20 40">
            <text:p/>
          </draw:path>
          <draw:path draw:style-name="gr3" draw:text-style-name="P1" draw:layer="layout" svg:width="0.039cm" svg:height="0.058cm" svg:x="18.543cm" svg:y="16.782cm" svg:viewBox="0 0 40 59" svg:d="M2 0c-6 21-1 40 13 51 7 5 15 8 25 8">
            <text:p/>
          </draw:path>
          <draw:frame draw:style-name="gr4" draw:text-style-name="P2" draw:layer="layout" svg:width="5.334cm" svg:height="0.711cm" svg:x="11.177cm" svg:y="12.56cm">
            <draw:image xlink:href="Pictures/100045FA00001301000002964C8F34BF.svg" xlink:type="simple" xlink:show="embed" xlink:actuate="onLoad">
              <text:p/>
            </draw:image>
            <draw:image xlink:href="Pictures/10000201000000B8000000199DB897BF.png" xlink:type="simple" xlink:show="embed" xlink:actuate="onLoad"/>
          </draw:frame>
          <draw:line draw:style-name="gr3" draw:text-style-name="P1" draw:layer="layout" svg:x1="18.595cm" svg:y1="17.402cm" svg:x2="18.784cm" svg:y2="17.176cm">
            <text:p/>
          </draw:line>
          <draw:line draw:style-name="gr3" draw:text-style-name="P1" draw:layer="layout" svg:x1="18.595cm" svg:y1="17.401cm" svg:x2="18.73cm" svg:y2="17.401cm">
            <text:p/>
          </draw:line>
          <draw:path draw:style-name="gr3" draw:text-style-name="P1" draw:layer="layout" svg:width="0.126cm" svg:height="0.108cm" svg:x="18.674cm" svg:y="17.068cm" svg:viewBox="0 0 127 109" svg:d="M110 109c23-37 22-78-3-98-28-22-74-10-105 27-1 1-2 2-2 3">
            <text:p/>
          </draw:path>
          <draw:line draw:style-name="gr3" draw:text-style-name="P1" draw:layer="layout" svg:x1="18.319cm" svg:y1="17.387cm" svg:x2="18.309cm" svg:y2="17.42cm">
            <text:p/>
          </draw:line>
          <draw:line draw:style-name="gr3" draw:text-style-name="P1" draw:layer="layout" svg:x1="18.506cm" svg:y1="17.387cm" svg:x2="18.496cm" svg:y2="17.42cm">
            <text:p/>
          </draw:line>
          <draw:line draw:style-name="gr3" draw:text-style-name="P1" draw:layer="layout" svg:x1="18.318cm" svg:y1="17.387cm" svg:x2="18.505cm" svg:y2="17.387cm">
            <text:p/>
          </draw:line>
          <draw:polyline draw:style-name="gr3" draw:text-style-name="P1" draw:layer="layout" svg:width="0.215cm" svg:height="0.32cm" svg:x="18.347cm" svg:y="17.067cm" svg:viewBox="0 0 216 321" draw:points="0,321 144,0 216,0 131,321">
            <text:p/>
          </draw:polyline>
          <draw:frame draw:style-name="gr5" draw:text-style-name="P2" draw:layer="layout" svg:width="6.254cm" svg:height="1.319cm" svg:x="8.168cm" svg:y="14.152cm">
            <draw:image xlink:href="Pictures/1000B9FE000020BB000006E95475A7A9.svg" xlink:type="simple" xlink:show="embed" xlink:actuate="onLoad">
              <text:p/>
            </draw:image>
            <draw:image xlink:href="Pictures/100002010000013D00000043DEEF3D9E.png" xlink:type="simple" xlink:show="embed" xlink:actuate="onLoad"/>
          </draw:frame>
        </draw:g>
        <draw:g>
          <draw:line draw:style-name="gr1" draw:text-style-name="P1" draw:layer="layout" svg:x1="14.777cm" svg:y1="24.9cm" svg:x2="14.777cm" svg:y2="28.898cm">
            <text:p/>
          </draw:line>
          <draw:line draw:style-name="gr2" draw:text-style-name="P1" draw:layer="layout" svg:x1="15.276cm" svg:y1="25.399cm" svg:x2="15.276cm" svg:y2="26.899cm">
            <text:p/>
          </draw:line>
          <draw:line draw:style-name="gr2" draw:text-style-name="P1" draw:layer="layout" svg:x1="15.776cm" svg:y1="25.399cm" svg:x2="15.776cm" svg:y2="26.899cm">
            <text:p/>
          </draw:line>
          <draw:line draw:style-name="gr1" draw:text-style-name="P1" draw:layer="layout" svg:x1="16.276cm" svg:y1="24.9cm" svg:x2="16.276cm" svg:y2="26.899cm">
            <text:p/>
          </draw:line>
          <draw:line draw:style-name="gr1" draw:text-style-name="P1" draw:layer="layout" svg:x1="17.975cm" svg:y1="24.9cm" svg:x2="17.975cm" svg:y2="26.899cm">
            <text:p/>
          </draw:line>
          <draw:line draw:style-name="gr1" draw:text-style-name="P1" draw:layer="layout" svg:x1="19.774cm" svg:y1="23.4cm" svg:x2="19.774cm" svg:y2="28.898cm">
            <text:p/>
          </draw:line>
          <draw:line draw:style-name="gr1" draw:text-style-name="P1" draw:layer="layout" svg:x1="1.283cm" svg:y1="23.4cm" svg:x2="1.283cm" svg:y2="28.898cm">
            <text:p/>
          </draw:line>
          <draw:line draw:style-name="gr1" draw:text-style-name="P1" draw:layer="layout" svg:x1="2.982cm" svg:y1="23.4cm" svg:x2="2.982cm" svg:y2="28.898cm">
            <text:p/>
          </draw:line>
          <draw:line draw:style-name="gr1" draw:text-style-name="P1" draw:layer="layout" svg:x1="5.281cm" svg:y1="23.4cm" svg:x2="5.281cm" svg:y2="28.898cm">
            <text:p/>
          </draw:line>
          <draw:line draw:style-name="gr1" draw:text-style-name="P1" draw:layer="layout" svg:x1="6.78cm" svg:y1="23.4cm" svg:x2="6.78cm" svg:y2="28.898cm">
            <text:p/>
          </draw:line>
          <draw:line draw:style-name="gr1" draw:text-style-name="P1" draw:layer="layout" svg:x1="7.78cm" svg:y1="23.4cm" svg:x2="7.78cm" svg:y2="28.898cm">
            <text:p/>
          </draw:line>
          <draw:line draw:style-name="gr1" draw:text-style-name="P1" draw:layer="layout" svg:x1="7.78cm" svg:y1="27.398cm" svg:x2="19.774cm" svg:y2="27.398cm">
            <text:p/>
          </draw:line>
          <draw:line draw:style-name="gr2" draw:text-style-name="P1" draw:layer="layout" svg:x1="7.78cm" svg:y1="27.898cm" svg:x2="1.283cm" svg:y2="27.898cm">
            <text:p/>
          </draw:line>
          <draw:line draw:style-name="gr2" draw:text-style-name="P1" draw:layer="layout" svg:x1="7.78cm" svg:y1="28.398cm" svg:x2="1.283cm" svg:y2="28.398cm">
            <text:p/>
          </draw:line>
          <draw:line draw:style-name="gr2" draw:text-style-name="P1" draw:layer="layout" svg:x1="7.78cm" svg:y1="26.399cm" svg:x2="1.283cm" svg:y2="26.399cm">
            <text:p/>
          </draw:line>
          <draw:line draw:style-name="gr2" draw:text-style-name="P1" draw:layer="layout" svg:x1="7.78cm" svg:y1="26.899cm" svg:x2="1.283cm" svg:y2="26.899cm">
            <text:p/>
          </draw:line>
          <draw:line draw:style-name="gr2" draw:text-style-name="P1" draw:layer="layout" svg:x1="7.78cm" svg:y1="27.398cm" svg:x2="1.283cm" svg:y2="27.398cm">
            <text:p/>
          </draw:line>
          <draw:line draw:style-name="gr1" draw:text-style-name="P1" draw:layer="layout" svg:x1="14.777cm" svg:y1="26.899cm" svg:x2="19.774cm" svg:y2="26.899cm">
            <text:p/>
          </draw:line>
          <draw:line draw:style-name="gr2" draw:text-style-name="P1" draw:layer="layout" svg:x1="16.776cm" svg:y1="26.899cm" svg:x2="16.776cm" svg:y2="27.398cm">
            <text:p/>
          </draw:line>
          <draw:line draw:style-name="gr1" draw:text-style-name="P1" draw:layer="layout" svg:x1="1.283cm" svg:y1="23.4cm" svg:x2="19.774cm" svg:y2="23.4cm">
            <text:p/>
          </draw:line>
          <draw:line draw:style-name="gr1" draw:text-style-name="P1" draw:layer="layout" svg:x1="7.78cm" svg:y1="24.9cm" svg:x2="19.774cm" svg:y2="24.9cm">
            <text:p/>
          </draw:line>
          <draw:line draw:style-name="gr2" draw:text-style-name="P1" draw:layer="layout" svg:x1="7.78cm" svg:y1="24.9cm" svg:x2="1.283cm" svg:y2="24.9cm">
            <text:p/>
          </draw:line>
          <draw:line draw:style-name="gr2" draw:text-style-name="P1" draw:layer="layout" svg:x1="7.78cm" svg:y1="24.4cm" svg:x2="1.283cm" svg:y2="24.4cm">
            <text:p/>
          </draw:line>
          <draw:line draw:style-name="gr2" draw:text-style-name="P1" draw:layer="layout" svg:x1="7.78cm" svg:y1="23.9cm" svg:x2="1.283cm" svg:y2="23.9cm">
            <text:p/>
          </draw:line>
          <draw:line draw:style-name="gr1" draw:text-style-name="P1" draw:layer="layout" svg:x1="7.78cm" svg:y1="25.399cm" svg:x2="1.283cm" svg:y2="25.399cm">
            <text:p/>
          </draw:line>
          <draw:line draw:style-name="gr1" draw:text-style-name="P1" draw:layer="layout" svg:x1="7.78cm" svg:y1="25.899cm" svg:x2="1.283cm" svg:y2="25.899cm">
            <text:p/>
          </draw:line>
          <draw:line draw:style-name="gr1" draw:text-style-name="P1" draw:layer="layout" svg:x1="1.982cm" svg:y1="23.4cm" svg:x2="1.982cm" svg:y2="25.899cm">
            <text:p/>
          </draw:line>
          <draw:line draw:style-name="gr1" draw:text-style-name="P1" draw:layer="layout" svg:x1="14.777cm" svg:y1="25.399cm" svg:x2="19.774cm" svg:y2="25.399cm">
            <text:p/>
          </draw:line>
          <draw:line draw:style-name="gr1" draw:text-style-name="P1" draw:layer="layout" svg:x1="19.774cm" svg:y1="28.898cm" svg:x2="1.283cm" svg:y2="28.898cm">
            <text:p/>
          </draw:line>
          <draw:polyline draw:style-name="gr3" draw:text-style-name="P1" draw:layer="layout" svg:width="0.136cm" svg:height="0.25cm" svg:x="1.548cm" svg:y="25.993cm" svg:viewBox="0 0 137 251" draw:points="137,0 67,0 0,251">
            <text:p/>
          </draw:polyline>
          <draw:line draw:style-name="gr3" draw:text-style-name="P1" draw:layer="layout" svg:x1="1.578cm" svg:y1="26.13cm" svg:x2="1.647cm" svg:y2="26.13cm">
            <text:p/>
          </draw:line>
          <draw:path draw:style-name="gr3" draw:text-style-name="P1" draw:layer="layout" svg:width="0.09cm" svg:height="0.137cm" svg:x="1.647cm" svg:y="25.993cm" svg:viewBox="0 0 91 138" svg:d="M0 138c20 0 41-8 59-23 33-29 42-73 20-98-10-11-24-17-42-17">
            <text:p/>
          </draw:path>
          <draw:line draw:style-name="gr3" draw:text-style-name="P1" draw:layer="layout" svg:x1="1.798cm" svg:y1="26.105cm" svg:x2="1.771cm" svg:y2="26.206cm">
            <text:p/>
          </draw:line>
          <draw:line draw:style-name="gr3" draw:text-style-name="P1" draw:layer="layout" svg:x1="1.798cm" svg:y1="26.243cm" svg:x2="1.823cm" svg:y2="26.243cm">
            <text:p/>
          </draw:line>
          <draw:polyline draw:style-name="gr3" draw:text-style-name="P1" draw:layer="layout" svg:width="0.062cm" svg:height="0.137cm" svg:x="1.845cm" svg:y="26.068cm" svg:viewBox="0 0 63 138" draw:points="26,138 63,0 0,0">
            <text:p/>
          </draw:polyline>
          <draw:path draw:style-name="gr3" draw:text-style-name="P1" draw:layer="layout" svg:width="0.048cm" svg:height="0.037cm" svg:x="1.797cm" svg:y="26.068cm" svg:viewBox="0 0 49 38" svg:d="M49 0c-11 0-22 5-32 13-8 6-14 15-17 25">
            <text:p/>
          </draw:path>
          <draw:path draw:style-name="gr3" draw:text-style-name="P1" draw:layer="layout" svg:width="0.028cm" svg:height="0.038cm" svg:x="1.769cm" svg:y="26.205cm" svg:viewBox="0 0 29 39" svg:d="M1 0c-3 12-1 22 6 29 5 6 13 10 22 10">
            <text:p/>
          </draw:path>
          <draw:path draw:style-name="gr3" draw:text-style-name="P1" draw:layer="layout" svg:width="0.028cm" svg:height="0.038cm" svg:x="1.869cm" svg:y="26.205cm" svg:viewBox="0 0 29 39" svg:d="M1 0c-3 12-1 22 5 29 5 6 14 10 23 10">
            <text:p/>
          </draw:path>
          <draw:path draw:style-name="gr3" draw:text-style-name="P1" draw:layer="layout" svg:width="0.048cm" svg:height="0.038cm" svg:x="1.823cm" svg:y="26.205cm" svg:viewBox="0 0 49 39" svg:d="M0 39c11 0 22-5 32-13 9-7 14-16 17-26">
            <text:p/>
          </draw:path>
          <draw:line draw:style-name="gr3" draw:text-style-name="P1" draw:layer="layout" svg:x1="2.053cm" svg:y1="26.155cm" svg:x2="2.021cm" svg:y2="26.155cm">
            <text:p/>
          </draw:line>
          <draw:path draw:style-name="gr3" draw:text-style-name="P1" draw:layer="layout" svg:width="0.059cm" svg:height="0.012cm" svg:x="2.017cm" svg:y="26.068cm" svg:viewBox="0 0 60 13" svg:d="M60 0c-19 0-41 4-60 13">
            <text:p/>
          </draw:path>
          <draw:path draw:style-name="gr3" draw:text-style-name="P1" draw:layer="layout" svg:width="0.053cm" svg:height="0.013cm" svg:x="1.976cm" svg:y="26.23cm" svg:viewBox="0 0 54 14" svg:d="M0 0c17 9 35 14 54 14">
            <text:p/>
          </draw:path>
          <draw:path draw:style-name="gr3" draw:text-style-name="P1" draw:layer="layout" svg:width="0.058cm" svg:height="0.088cm" svg:x="2.029cm" svg:y="26.155cm" svg:viewBox="0 0 59 89" svg:d="M0 89c13 0 26-6 37-15 22-18 28-47 14-63-6-7-17-11-27-11">
            <text:p/>
          </draw:path>
          <draw:path draw:style-name="gr3" draw:text-style-name="P1" draw:layer="layout" svg:width="0.057cm" svg:height="0.087cm" svg:x="2.053cm" svg:y="26.068cm" svg:viewBox="0 0 58 88" svg:d="M0 88c12 0 27-5 38-15 20-18 26-46 12-62-6-7-15-11-26-11">
            <text:p/>
          </draw:path>
          <draw:line draw:style-name="gr3" draw:text-style-name="P1" draw:layer="layout" svg:x1="2.264cm" svg:y1="26.206cm" svg:x2="2.292cm" svg:y2="26.105cm">
            <text:p/>
          </draw:line>
          <draw:polyline draw:style-name="gr3" draw:text-style-name="P1" draw:layer="layout" svg:width="0.133cm" svg:height="0.237cm" svg:x="2.131cm" svg:y="26.068cm" svg:viewBox="0 0 134 238" draw:points="134,0 64,0 0,238">
            <text:p/>
          </draw:polyline>
          <draw:line draw:style-name="gr3" draw:text-style-name="P1" draw:layer="layout" svg:x1="2.148cm" svg:y1="26.243cm" svg:x2="2.217cm" svg:y2="26.243cm">
            <text:p/>
          </draw:line>
          <draw:path draw:style-name="gr3" draw:text-style-name="P1" draw:layer="layout" svg:width="0.047cm" svg:height="0.038cm" svg:x="2.217cm" svg:y="26.205cm" svg:viewBox="0 0 48 39" svg:d="M0 39c11 0 23-5 32-13 8-7 14-16 16-26">
            <text:p/>
          </draw:path>
          <draw:path draw:style-name="gr3" draw:text-style-name="P1" draw:layer="layout" svg:width="0.028cm" svg:height="0.037cm" svg:x="2.264cm" svg:y="26.068cm" svg:viewBox="0 0 29 38" svg:d="M28 38c3-11 1-22-5-29-5-6-14-9-23-9">
            <text:p/>
          </draw:path>
          <draw:line draw:style-name="gr3" draw:text-style-name="P1" draw:layer="layout" svg:x1="2.367cm" svg:y1="26.105cm" svg:x2="2.339cm" svg:y2="26.206cm">
            <text:p/>
          </draw:line>
          <draw:line draw:style-name="gr3" draw:text-style-name="P1" draw:layer="layout" svg:x1="2.367cm" svg:y1="26.243cm" svg:x2="2.392cm" svg:y2="26.243cm">
            <text:p/>
          </draw:line>
          <draw:polyline draw:style-name="gr3" draw:text-style-name="P1" draw:layer="layout" svg:width="0.062cm" svg:height="0.137cm" svg:x="2.414cm" svg:y="26.068cm" svg:viewBox="0 0 63 138" draw:points="25,138 63,0 0,0">
            <text:p/>
          </draw:polyline>
          <draw:path draw:style-name="gr3" draw:text-style-name="P1" draw:layer="layout" svg:width="0.048cm" svg:height="0.037cm" svg:x="2.366cm" svg:y="26.068cm" svg:viewBox="0 0 49 38" svg:d="M49 0c-11 0-23 5-32 13-9 6-15 15-17 25">
            <text:p/>
          </draw:path>
          <draw:path draw:style-name="gr3" draw:text-style-name="P1" draw:layer="layout" svg:width="0.029cm" svg:height="0.038cm" svg:x="2.338cm" svg:y="26.205cm" svg:viewBox="0 0 30 39" svg:d="M1 0c-3 12-1 22 5 29 6 6 14 10 24 10">
            <text:p/>
          </draw:path>
          <draw:path draw:style-name="gr3" draw:text-style-name="P1" draw:layer="layout" svg:width="0.029cm" svg:height="0.038cm" svg:x="2.438cm" svg:y="26.205cm" svg:viewBox="0 0 30 39" svg:d="M1 0c-3 12-1 22 5 29 7 6 15 10 24 10">
            <text:p/>
          </draw:path>
          <draw:path draw:style-name="gr3" draw:text-style-name="P1" draw:layer="layout" svg:width="0.047cm" svg:height="0.038cm" svg:x="2.392cm" svg:y="26.205cm" svg:viewBox="0 0 48 39" svg:d="M0 39c10 0 22-5 32-13 8-7 14-16 16-26">
            <text:p/>
          </draw:path>
          <draw:line draw:style-name="gr3" draw:text-style-name="P1" draw:layer="layout" svg:x1="2.609cm" svg:y1="25.993cm" svg:x2="2.721cm" svg:y2="25.993cm">
            <text:p/>
          </draw:line>
          <draw:line draw:style-name="gr3" draw:text-style-name="P1" draw:layer="layout" svg:x1="2.609cm" svg:y1="25.993cm" svg:x2="2.675cm" svg:y2="26.075cm">
            <text:p/>
          </draw:line>
          <draw:line draw:style-name="gr3" draw:text-style-name="P1" draw:layer="layout" svg:x1="2.552cm" svg:y1="26.206cm" svg:x2="2.579cm" svg:y2="26.105cm">
            <text:p/>
          </draw:line>
          <draw:line draw:style-name="gr3" draw:text-style-name="P1" draw:layer="layout" svg:x1="2.626cm" svg:y1="26.068cm" svg:x2="2.657cm" svg:y2="26.068cm">
            <text:p/>
          </draw:line>
          <draw:line draw:style-name="gr3" draw:text-style-name="P1" draw:layer="layout" svg:x1="2.686cm" svg:y1="26.105cm" svg:x2="2.658cm" svg:y2="26.206cm">
            <text:p/>
          </draw:line>
          <draw:line draw:style-name="gr3" draw:text-style-name="P1" draw:layer="layout" svg:x1="2.579cm" svg:y1="26.243cm" svg:x2="2.61cm" svg:y2="26.243cm">
            <text:p/>
          </draw:line>
          <draw:path draw:style-name="gr3" draw:text-style-name="P1" draw:layer="layout" svg:width="0.048cm" svg:height="0.037cm" svg:x="2.578cm" svg:y="26.068cm" svg:viewBox="0 0 49 38" svg:d="M49 0c-11 0-23 5-33 13-8 6-13 15-16 25">
            <text:p/>
          </draw:path>
          <draw:path draw:style-name="gr3" draw:text-style-name="P1" draw:layer="layout" svg:width="0.049cm" svg:height="0.038cm" svg:x="2.61cm" svg:y="26.205cm" svg:viewBox="0 0 50 39" svg:d="M0 39c12 0 24-5 33-13 8-7 13-16 17-26">
            <text:p/>
          </draw:path>
          <draw:path draw:style-name="gr3" draw:text-style-name="P1" draw:layer="layout" svg:width="0.028cm" svg:height="0.038cm" svg:x="2.55cm" svg:y="26.205cm" svg:viewBox="0 0 29 39" svg:d="M1 0c-3 12-1 22 5 29 6 6 14 10 23 10">
            <text:p/>
          </draw:path>
          <draw:path draw:style-name="gr3" draw:text-style-name="P1" draw:layer="layout" svg:width="0.029cm" svg:height="0.037cm" svg:x="2.657cm" svg:y="26.068cm" svg:viewBox="0 0 30 38" svg:d="M29 38c2-11 1-22-6-29-5-6-14-9-23-9">
            <text:p/>
          </draw:path>
          <draw:line draw:style-name="gr3" draw:text-style-name="P1" draw:layer="layout" svg:x1="2.722cm" svg:y1="26.23cm" svg:x2="2.716cm" svg:y2="26.244cm">
            <text:p/>
          </draw:line>
          <draw:line draw:style-name="gr3" draw:text-style-name="P1" draw:layer="layout" svg:x1="1.957cm" svg:y1="26.496cm" svg:x2="1.889cm" svg:y2="26.747cm">
            <text:p/>
          </draw:line>
          <draw:line draw:style-name="gr3" draw:text-style-name="P1" draw:layer="layout" svg:x1="1.818cm" svg:y1="26.496cm" svg:x2="1.956cm" svg:y2="26.496cm">
            <text:p/>
          </draw:line>
          <draw:line draw:style-name="gr3" draw:text-style-name="P1" draw:layer="layout" svg:x1="1.751cm" svg:y1="26.747cm" svg:x2="1.819cm" svg:y2="26.496cm">
            <text:p/>
          </draw:line>
          <draw:line draw:style-name="gr3" draw:text-style-name="P1" draw:layer="layout" svg:x1="2.08cm" svg:y1="26.709cm" svg:x2="2.108cm" svg:y2="26.608cm">
            <text:p/>
          </draw:line>
          <draw:polyline draw:style-name="gr3" draw:text-style-name="P1" draw:layer="layout" svg:width="0.132cm" svg:height="0.237cm" svg:x="1.947cm" svg:y="26.571cm" svg:viewBox="0 0 133 238" draw:points="133,0 64,0 0,238">
            <text:p/>
          </draw:polyline>
          <draw:line draw:style-name="gr3" draw:text-style-name="P1" draw:layer="layout" svg:x1="1.964cm" svg:y1="26.746cm" svg:x2="2.032cm" svg:y2="26.746cm">
            <text:p/>
          </draw:line>
          <draw:path draw:style-name="gr3" draw:text-style-name="P1" draw:layer="layout" svg:width="0.048cm" svg:height="0.038cm" svg:x="2.032cm" svg:y="26.708cm" svg:viewBox="0 0 49 39" svg:d="M0 39c11 0 24-5 33-13 8-8 14-17 16-26">
            <text:p/>
          </draw:path>
          <draw:path draw:style-name="gr3" draw:text-style-name="P1" draw:layer="layout" svg:width="0.029cm" svg:height="0.037cm" svg:x="2.079cm" svg:y="26.571cm" svg:viewBox="0 0 30 38" svg:d="M29 38c3-10 1-21-6-29-5-6-13-9-23-9">
            <text:p/>
          </draw:path>
          <draw:line draw:style-name="gr3" draw:text-style-name="P1" draw:layer="layout" svg:x1="2.178cm" svg:y1="26.627cm" svg:x2="2.16cm" svg:y2="26.691cm">
            <text:p/>
          </draw:line>
          <draw:line draw:style-name="gr3" draw:text-style-name="P1" draw:layer="layout" svg:x1="2.272cm" svg:y1="26.691cm" svg:x2="2.29cm" svg:y2="26.627cm">
            <text:p/>
          </draw:line>
          <draw:path draw:style-name="gr3" draw:text-style-name="P1" draw:layer="layout" svg:width="0.114cm" svg:height="0.056cm" svg:x="2.177cm" svg:y="26.571cm" svg:viewBox="0 0 115 57" svg:d="M113 57c4-16 2-33-8-43-18-21-55-18-81 5-12 11-21 24-24 38">
            <text:p/>
          </draw:path>
          <draw:path draw:style-name="gr3" draw:text-style-name="P1" draw:layer="layout" svg:width="0.114cm" svg:height="0.056cm" svg:x="2.158cm" svg:y="26.69cm" svg:viewBox="0 0 115 57" svg:d="M2 0c-4 16-2 32 8 43 18 20 54 18 82-5 11-11 20-25 23-38">
            <text:p/>
          </draw:path>
          <draw:line draw:style-name="gr3" draw:text-style-name="P1" draw:layer="layout" svg:x1="2.392cm" svg:y1="26.527cm" svg:x2="2.342cm" svg:y2="26.709cm">
            <text:p/>
          </draw:line>
          <draw:line draw:style-name="gr3" draw:text-style-name="P1" draw:layer="layout" svg:x1="2.37cm" svg:y1="26.746cm" svg:x2="2.401cm" svg:y2="26.746cm">
            <text:p/>
          </draw:line>
          <draw:line draw:style-name="gr3" draw:text-style-name="P1" draw:layer="layout" svg:x1="2.435cm" svg:y1="26.552cm" svg:x2="2.396cm" svg:y2="26.578cm">
            <text:p/>
          </draw:line>
          <draw:line draw:style-name="gr3" draw:text-style-name="P1" draw:layer="layout" svg:x1="2.476cm" svg:y1="26.608cm" svg:x2="2.449cm" svg:y2="26.709cm">
            <text:p/>
          </draw:line>
          <draw:line draw:style-name="gr3" draw:text-style-name="P1" draw:layer="layout" svg:x1="2.417cm" svg:y1="26.571cm" svg:x2="2.448cm" svg:y2="26.571cm">
            <text:p/>
          </draw:line>
          <draw:path draw:style-name="gr3" draw:text-style-name="P1" draw:layer="layout" svg:width="0.029cm" svg:height="0.038cm" svg:x="2.341cm" svg:y="26.708cm" svg:viewBox="0 0 30 39" svg:d="M1 0c-3 11-1 21 6 29 5 6 13 10 23 10">
            <text:p/>
          </draw:path>
          <draw:path draw:style-name="gr3" draw:text-style-name="P1" draw:layer="layout" svg:width="0.039cm" svg:height="0.031cm" svg:x="2.391cm" svg:y="26.496cm" svg:viewBox="0 0 40 32" svg:d="M40 0c-9 0-18 4-26 11-7 5-12 14-14 21">
            <text:p/>
          </draw:path>
          <draw:path draw:style-name="gr3" draw:text-style-name="P1" draw:layer="layout" svg:width="0.022cm" svg:height="0.056cm" svg:x="2.43cm" svg:y="26.496cm" svg:viewBox="0 0 23 57" svg:d="M4 57c1-1 3-2 4-3 16-14 20-35 9-46-4-5-10-8-17-8">
            <text:p/>
          </draw:path>
          <draw:path draw:style-name="gr3" draw:text-style-name="P1" draw:layer="layout" svg:width="0.048cm" svg:height="0.038cm" svg:x="2.401cm" svg:y="26.708cm" svg:viewBox="0 0 49 39" svg:d="M0 39c11 0 23-5 33-13 7-8 13-17 16-26">
            <text:p/>
          </draw:path>
          <draw:path draw:style-name="gr3" draw:text-style-name="P1" draw:layer="layout" svg:width="0.048cm" svg:height="0.037cm" svg:x="2.369cm" svg:y="26.571cm" svg:viewBox="0 0 49 38" svg:d="M49 0c-11 0-23 5-32 14-8 6-14 15-17 24">
            <text:p/>
          </draw:path>
          <draw:path draw:style-name="gr3" draw:text-style-name="P1" draw:layer="layout" svg:width="0.028cm" svg:height="0.037cm" svg:x="2.448cm" svg:y="26.571cm" svg:viewBox="0 0 29 38" svg:d="M28 38c3-10 1-21-6-29-5-6-13-9-22-9">
            <text:p/>
          </draw:path>
          <draw:line draw:style-name="gr3" draw:text-style-name="P1" draw:layer="layout" svg:x1="2.518cm" svg:y1="26.733cm" svg:x2="2.513cm" svg:y2="26.748cm">
            <text:p/>
          </draw:line>
          <draw:line draw:style-name="gr3" draw:text-style-name="P1" draw:layer="layout" svg:x1="1.585cm" svg:y1="26.992cm" svg:x2="1.517cm" svg:y2="27.243cm">
            <text:p/>
          </draw:line>
          <draw:line draw:style-name="gr3" draw:text-style-name="P1" draw:layer="layout" svg:x1="1.509cm" svg:y1="26.992cm" svg:x2="1.659cm" svg:y2="26.992cm">
            <text:p/>
          </draw:line>
          <draw:line draw:style-name="gr3" draw:text-style-name="P1" draw:layer="layout" svg:x1="1.671cm" svg:y1="27.23cm" svg:x2="1.667cm" svg:y2="27.243cm">
            <text:p/>
          </draw:line>
          <draw:line draw:style-name="gr3" draw:text-style-name="P1" draw:layer="layout" svg:x1="1.955cm" svg:y1="27.243cm" svg:x2="1.906cm" svg:y2="27.142cm">
            <text:p/>
          </draw:line>
          <draw:line draw:style-name="gr3" draw:text-style-name="P1" draw:layer="layout" svg:x1="1.859cm" svg:y1="27.181cm" svg:x2="2.002cm" svg:y2="27.067cm">
            <text:p/>
          </draw:line>
          <draw:line draw:style-name="gr3" draw:text-style-name="P1" draw:layer="layout" svg:x1="1.89cm" svg:y1="27.067cm" svg:x2="1.842cm" svg:y2="27.243cm">
            <text:p/>
          </draw:line>
          <draw:line draw:style-name="gr3" draw:text-style-name="P1" draw:layer="layout" svg:x1="2.062cm" svg:y1="27.124cm" svg:x2="2.044cm" svg:y2="27.187cm">
            <text:p/>
          </draw:line>
          <draw:line draw:style-name="gr3" draw:text-style-name="P1" draw:layer="layout" svg:x1="2.157cm" svg:y1="27.187cm" svg:x2="2.175cm" svg:y2="27.124cm">
            <text:p/>
          </draw:line>
          <draw:path draw:style-name="gr3" draw:text-style-name="P1" draw:layer="layout" svg:width="0.115cm" svg:height="0.057cm" svg:x="2.061cm" svg:y="27.067cm" svg:viewBox="0 0 116 58" svg:d="M114 58c4-17 1-33-8-44-18-20-55-18-82 6-12 10-20 24-24 38">
            <text:p/>
          </draw:path>
          <draw:path draw:style-name="gr3" draw:text-style-name="P1" draw:layer="layout" svg:width="0.115cm" svg:height="0.056cm" svg:x="2.042cm" svg:y="27.186cm" svg:viewBox="0 0 116 57" svg:d="M2 0c-4 16-1 33 8 43 18 21 54 18 82-5 12-11 20-24 24-38">
            <text:p/>
          </draw:path>
          <draw:line draw:style-name="gr3" draw:text-style-name="P1" draw:layer="layout" svg:x1="2.24cm" svg:y1="27.155cm" svg:x2="2.353cm" svg:y2="27.155cm">
            <text:p/>
          </draw:line>
          <draw:line draw:style-name="gr3" draw:text-style-name="P1" draw:layer="layout" svg:x1="2.329cm" svg:y1="27.243cm" svg:x2="2.377cm" svg:y2="27.067cm">
            <text:p/>
          </draw:line>
          <draw:line draw:style-name="gr3" draw:text-style-name="P1" draw:layer="layout" svg:x1="2.217cm" svg:y1="27.243cm" svg:x2="2.265cm" svg:y2="27.067cm">
            <text:p/>
          </draw:line>
          <draw:line draw:style-name="gr3" draw:text-style-name="P1" draw:layer="layout" svg:x1="2.533cm" svg:y1="27.067cm" svg:x2="2.485cm" svg:y2="27.243cm">
            <text:p/>
          </draw:line>
          <draw:polyline draw:style-name="gr3" draw:text-style-name="P1" draw:layer="layout" svg:width="0.172cm" svg:height="0.175cm" svg:x="2.404cm" svg:y="27.067cm" svg:viewBox="0 0 173 176" draw:points="173,0 48,0 0,176">
            <text:p/>
          </draw:polyline>
          <draw:line draw:style-name="gr3" draw:text-style-name="P1" draw:layer="layout" svg:x1="2.567cm" svg:y1="27.243cm" svg:x2="2.604cm" svg:y2="27.105cm">
            <text:p/>
          </draw:line>
          <draw:path draw:style-name="gr3" draw:text-style-name="P1" draw:layer="layout" svg:width="0.028cm" svg:height="0.038cm" svg:x="2.576cm" svg:y="27.067cm" svg:viewBox="0 0 29 39" svg:d="M28 39c3-12 1-22-5-29-5-6-14-10-23-10">
            <text:p/>
          </draw:path>
          <draw:line draw:style-name="gr3" draw:text-style-name="P1" draw:layer="layout" svg:x1="2.758cm" svg:y1="27.206cm" svg:x2="2.786cm" svg:y2="27.105cm">
            <text:p/>
          </draw:line>
          <draw:polyline draw:style-name="gr3" draw:text-style-name="P1" draw:layer="layout" svg:width="0.132cm" svg:height="0.238cm" svg:x="2.625cm" svg:y="27.067cm" svg:viewBox="0 0 133 239" draw:points="133,0 63,0 0,239">
            <text:p/>
          </draw:polyline>
          <draw:line draw:style-name="gr3" draw:text-style-name="P1" draw:layer="layout" svg:x1="2.642cm" svg:y1="27.242cm" svg:x2="2.71cm" svg:y2="27.242cm">
            <text:p/>
          </draw:line>
          <draw:path draw:style-name="gr3" draw:text-style-name="P1" draw:layer="layout" svg:width="0.048cm" svg:height="0.037cm" svg:x="2.71cm" svg:y="27.205cm" svg:viewBox="0 0 49 38" svg:d="M0 38c11 0 23-4 32-12 8-7 14-16 17-26">
            <text:p/>
          </draw:path>
          <draw:path draw:style-name="gr3" draw:text-style-name="P1" draw:layer="layout" svg:width="0.029cm" svg:height="0.038cm" svg:x="2.757cm" svg:y="27.067cm" svg:viewBox="0 0 30 39" svg:d="M29 39c2-12 1-22-7-29-5-6-13-10-22-10">
            <text:p/>
          </draw:path>
          <draw:line draw:style-name="gr3" draw:text-style-name="P1" draw:layer="layout" svg:x1="2.827cm" svg:y1="27.23cm" svg:x2="2.823cm" svg:y2="27.243cm">
            <text:p/>
          </draw:line>
          <draw:line draw:style-name="gr3" draw:text-style-name="P1" draw:layer="layout" svg:x1="1.485cm" svg:y1="28.104cm" svg:x2="1.623cm" svg:y2="28.104cm">
            <text:p/>
          </draw:line>
          <draw:line draw:style-name="gr3" draw:text-style-name="P1" draw:layer="layout" svg:x1="1.586cm" svg:y1="28.243cm" svg:x2="1.654cm" svg:y2="27.992cm">
            <text:p/>
          </draw:line>
          <draw:line draw:style-name="gr3" draw:text-style-name="P1" draw:layer="layout" svg:x1="1.448cm" svg:y1="28.243cm" svg:x2="1.516cm" svg:y2="27.992cm">
            <text:p/>
          </draw:line>
          <draw:line draw:style-name="gr3" draw:text-style-name="P1" draw:layer="layout" svg:x1="1.665cm" svg:y1="28.229cm" svg:x2="1.661cm" svg:y2="28.243cm">
            <text:p/>
          </draw:line>
          <draw:line draw:style-name="gr3" draw:text-style-name="P1" draw:layer="layout" svg:x1="1.949cm" svg:y1="28.243cm" svg:x2="1.9cm" svg:y2="28.142cm">
            <text:p/>
          </draw:line>
          <draw:line draw:style-name="gr3" draw:text-style-name="P1" draw:layer="layout" svg:x1="1.852cm" svg:y1="28.18cm" svg:x2="1.996cm" svg:y2="28.067cm">
            <text:p/>
          </draw:line>
          <draw:line draw:style-name="gr3" draw:text-style-name="P1" draw:layer="layout" svg:x1="1.884cm" svg:y1="28.067cm" svg:x2="1.836cm" svg:y2="28.243cm">
            <text:p/>
          </draw:line>
          <draw:line draw:style-name="gr3" draw:text-style-name="P1" draw:layer="layout" svg:x1="2.056cm" svg:y1="28.123cm" svg:x2="2.038cm" svg:y2="28.187cm">
            <text:p/>
          </draw:line>
          <draw:line draw:style-name="gr3" draw:text-style-name="P1" draw:layer="layout" svg:x1="2.151cm" svg:y1="28.187cm" svg:x2="2.168cm" svg:y2="28.123cm">
            <text:p/>
          </draw:line>
          <draw:path draw:style-name="gr3" draw:text-style-name="P1" draw:layer="layout" svg:width="0.114cm" svg:height="0.056cm" svg:x="2.055cm" svg:y="28.067cm" svg:viewBox="0 0 115 57" svg:d="M113 57c5-17 2-32-8-43-17-21-55-18-81 5-12 10-20 24-24 38">
            <text:p/>
          </draw:path>
          <draw:path draw:style-name="gr3" draw:text-style-name="P1" draw:layer="layout" svg:width="0.115cm" svg:height="0.056cm" svg:x="2.036cm" svg:y="28.186cm" svg:viewBox="0 0 116 57" svg:d="M2 0c-4 16-1 31 8 43 18 20 54 18 82-6 11-11 20-24 24-37">
            <text:p/>
          </draw:path>
          <draw:line draw:style-name="gr3" draw:text-style-name="P1" draw:layer="layout" svg:x1="2.234cm" svg:y1="28.154cm" svg:x2="2.346cm" svg:y2="28.154cm">
            <text:p/>
          </draw:line>
          <draw:line draw:style-name="gr3" draw:text-style-name="P1" draw:layer="layout" svg:x1="2.323cm" svg:y1="28.243cm" svg:x2="2.371cm" svg:y2="28.067cm">
            <text:p/>
          </draw:line>
          <draw:line draw:style-name="gr3" draw:text-style-name="P1" draw:layer="layout" svg:x1="2.21cm" svg:y1="28.243cm" svg:x2="2.258cm" svg:y2="28.067cm">
            <text:p/>
          </draw:line>
          <draw:line draw:style-name="gr3" draw:text-style-name="P1" draw:layer="layout" svg:x1="2.527cm" svg:y1="28.067cm" svg:x2="2.479cm" svg:y2="28.243cm">
            <text:p/>
          </draw:line>
          <draw:polyline draw:style-name="gr3" draw:text-style-name="P1" draw:layer="layout" svg:width="0.172cm" svg:height="0.175cm" svg:x="2.398cm" svg:y="28.067cm" svg:viewBox="0 0 173 176" draw:points="173,0 48,0 0,176">
            <text:p/>
          </draw:polyline>
          <draw:line draw:style-name="gr3" draw:text-style-name="P1" draw:layer="layout" svg:x1="2.56cm" svg:y1="28.243cm" svg:x2="2.598cm" svg:y2="28.104cm">
            <text:p/>
          </draw:line>
          <draw:path draw:style-name="gr3" draw:text-style-name="P1" draw:layer="layout" svg:width="0.028cm" svg:height="0.037cm" svg:x="2.57cm" svg:y="28.067cm" svg:viewBox="0 0 29 38" svg:d="M28 38c3-11 1-22-5-29-5-6-14-9-23-9">
            <text:p/>
          </draw:path>
          <draw:line draw:style-name="gr3" draw:text-style-name="P1" draw:layer="layout" svg:x1="2.752cm" svg:y1="28.205cm" svg:x2="2.779cm" svg:y2="28.104cm">
            <text:p/>
          </draw:line>
          <draw:polyline draw:style-name="gr3" draw:text-style-name="P1" draw:layer="layout" svg:width="0.132cm" svg:height="0.237cm" svg:x="2.619cm" svg:y="28.067cm" svg:viewBox="0 0 133 238" draw:points="133,0 63,0 0,238">
            <text:p/>
          </draw:polyline>
          <draw:line draw:style-name="gr3" draw:text-style-name="P1" draw:layer="layout" svg:x1="2.635cm" svg:y1="28.242cm" svg:x2="2.704cm" svg:y2="28.242cm">
            <text:p/>
          </draw:line>
          <draw:path draw:style-name="gr3" draw:text-style-name="P1" draw:layer="layout" svg:width="0.049cm" svg:height="0.038cm" svg:x="2.704cm" svg:y="28.204cm" svg:viewBox="0 0 50 39" svg:d="M0 39c12 0 23-5 33-13 7-7 13-16 17-26">
            <text:p/>
          </draw:path>
          <draw:path draw:style-name="gr3" draw:text-style-name="P1" draw:layer="layout" svg:width="0.028cm" svg:height="0.037cm" svg:x="2.751cm" svg:y="28.067cm" svg:viewBox="0 0 29 38" svg:d="M28 38c3-11 1-22-5-29-5-6-13-9-23-9">
            <text:p/>
          </draw:path>
          <draw:line draw:style-name="gr3" draw:text-style-name="P1" draw:layer="layout" svg:x1="2.821cm" svg:y1="28.229cm" svg:x2="2.816cm" svg:y2="28.243cm">
            <text:p/>
          </draw:line>
          <draw:line draw:style-name="gr3" draw:text-style-name="P1" draw:layer="layout" svg:x1="1.916cm" svg:y1="28.66cm" svg:x2="1.991cm" svg:y2="28.66cm">
            <text:p/>
          </draw:line>
          <draw:line draw:style-name="gr3" draw:text-style-name="P1" draw:layer="layout" svg:x1="1.891cm" svg:y1="28.522cm" svg:x2="1.87cm" svg:y2="28.598cm">
            <text:p/>
          </draw:line>
          <draw:line draw:style-name="gr3" draw:text-style-name="P1" draw:layer="layout" svg:x1="1.971cm" svg:y1="28.736cm" svg:x2="2.029cm" svg:y2="28.522cm">
            <text:p/>
          </draw:line>
          <draw:line draw:style-name="gr3" draw:text-style-name="P1" draw:layer="layout" svg:x1="1.848cm" svg:y1="28.772cm" svg:x2="1.923cm" svg:y2="28.772cm">
            <text:p/>
          </draw:line>
          <draw:path draw:style-name="gr3" draw:text-style-name="P1" draw:layer="layout" svg:width="0.048cm" svg:height="0.063cm" svg:x="1.868cm" svg:y="28.597cm" svg:viewBox="0 0 49 64" svg:d="M2 0c-5 18-1 35 9 48 9 10 22 16 38 16">
            <text:p/>
          </draw:path>
          <draw:path draw:style-name="gr3" draw:text-style-name="P1" draw:layer="layout" svg:width="0.048cm" svg:height="0.037cm" svg:x="1.923cm" svg:y="28.735cm" svg:viewBox="0 0 49 38" svg:d="M0 38c11 0 23-4 33-14 8-6 13-15 16-24">
            <text:p/>
          </draw:path>
          <draw:line draw:style-name="gr3" draw:text-style-name="P1" draw:layer="layout" svg:x1="2.165cm" svg:y1="28.597cm" svg:x2="2.117cm" svg:y2="28.773cm">
            <text:p/>
          </draw:line>
          <draw:polyline draw:style-name="gr3" draw:text-style-name="P1" draw:layer="layout" svg:width="0.172cm" svg:height="0.175cm" svg:x="2.036cm" svg:y="28.597cm" svg:viewBox="0 0 173 176" draw:points="173,0 47,0 0,176">
            <text:p/>
          </draw:polyline>
          <draw:line draw:style-name="gr3" draw:text-style-name="P1" draw:layer="layout" svg:x1="2.198cm" svg:y1="28.773cm" svg:x2="2.236cm" svg:y2="28.635cm">
            <text:p/>
          </draw:line>
          <draw:path draw:style-name="gr3" draw:text-style-name="P1" draw:layer="layout" svg:width="0.028cm" svg:height="0.038cm" svg:x="2.208cm" svg:y="28.597cm" svg:viewBox="0 0 29 39" svg:d="M28 39c3-11 1-22-5-29-5-6-14-10-23-10">
            <text:p/>
          </draw:path>
          <draw:line draw:style-name="gr3" draw:text-style-name="P1" draw:layer="layout" svg:x1="2.333cm" svg:y1="28.554cm" svg:x2="2.283cm" svg:y2="28.736cm">
            <text:p/>
          </draw:line>
          <draw:line draw:style-name="gr3" draw:text-style-name="P1" draw:layer="layout" svg:x1="2.311cm" svg:y1="28.772cm" svg:x2="2.342cm" svg:y2="28.772cm">
            <text:p/>
          </draw:line>
          <draw:line draw:style-name="gr3" draw:text-style-name="P1" draw:layer="layout" svg:x1="2.376cm" svg:y1="28.579cm" svg:x2="2.337cm" svg:y2="28.605cm">
            <text:p/>
          </draw:line>
          <draw:line draw:style-name="gr3" draw:text-style-name="P1" draw:layer="layout" svg:x1="2.417cm" svg:y1="28.635cm" svg:x2="2.389cm" svg:y2="28.736cm">
            <text:p/>
          </draw:line>
          <draw:line draw:style-name="gr3" draw:text-style-name="P1" draw:layer="layout" svg:x1="2.358cm" svg:y1="28.597cm" svg:x2="2.389cm" svg:y2="28.597cm">
            <text:p/>
          </draw:line>
          <draw:path draw:style-name="gr3" draw:text-style-name="P1" draw:layer="layout" svg:width="0.029cm" svg:height="0.037cm" svg:x="2.282cm" svg:y="28.735cm" svg:viewBox="0 0 30 38" svg:d="M1 0c-3 11-1 21 5 28s14 10 24 10">
            <text:p/>
          </draw:path>
          <draw:path draw:style-name="gr3" draw:text-style-name="P1" draw:layer="layout" svg:width="0.039cm" svg:height="0.032cm" svg:x="2.332cm" svg:y="28.522cm" svg:viewBox="0 0 40 33" svg:d="M40 0c-10 0-19 4-27 12-7 6-11 13-13 21">
            <text:p/>
          </draw:path>
          <draw:path draw:style-name="gr3" draw:text-style-name="P1" draw:layer="layout" svg:width="0.022cm" svg:height="0.057cm" svg:x="2.371cm" svg:y="28.522cm" svg:viewBox="0 0 23 58" svg:d="M4 58c1-1 3-2 4-3 16-14 20-35 10-47-5-4-11-7-18-8">
            <text:p/>
          </draw:path>
          <draw:path draw:style-name="gr3" draw:text-style-name="P1" draw:layer="layout" svg:width="0.047cm" svg:height="0.037cm" svg:x="2.342cm" svg:y="28.735cm" svg:viewBox="0 0 48 38" svg:d="M0 38c11 0 22-4 32-14 8-6 14-15 16-24">
            <text:p/>
          </draw:path>
          <draw:path draw:style-name="gr3" draw:text-style-name="P1" draw:layer="layout" svg:width="0.048cm" svg:height="0.038cm" svg:x="2.31cm" svg:y="28.597cm" svg:viewBox="0 0 49 39" svg:d="M49 0c-11 0-23 5-33 13-8 7-14 17-16 26">
            <text:p/>
          </draw:path>
          <draw:path draw:style-name="gr3" draw:text-style-name="P1" draw:layer="layout" svg:width="0.029cm" svg:height="0.038cm" svg:x="2.389cm" svg:y="28.597cm" svg:viewBox="0 0 30 39" svg:d="M28 39c4-11 1-22-5-29-5-6-13-10-23-10">
            <text:p/>
          </draw:path>
          <draw:line draw:style-name="gr3" draw:text-style-name="P1" draw:layer="layout" svg:x1="2.459cm" svg:y1="28.76cm" svg:x2="2.454cm" svg:y2="28.773cm">
            <text:p/>
          </draw:line>
          <draw:line draw:style-name="gr3" draw:text-style-name="P1" draw:layer="layout" svg:x1="17.867cm" svg:y1="27.022cm" svg:x2="17.724cm" svg:y2="27.273cm">
            <text:p/>
          </draw:line>
          <draw:line draw:style-name="gr3" draw:text-style-name="P1" draw:layer="layout" svg:x1="17.929cm" svg:y1="27.022cm" svg:x2="17.866cm" svg:y2="27.022cm">
            <text:p/>
          </draw:line>
          <draw:line draw:style-name="gr3" draw:text-style-name="P1" draw:layer="layout" svg:x1="17.862cm" svg:y1="27.273cm" svg:x2="17.93cm" svg:y2="27.022cm">
            <text:p/>
          </draw:line>
          <draw:polyline draw:style-name="gr3" draw:text-style-name="P1" draw:layer="layout" svg:width="0.109cm" svg:height="0.175cm" svg:x="17.987cm" svg:y="27.097cm" svg:viewBox="0 0 110 176" draw:points="0,176 62,176 110,0">
            <text:p/>
          </draw:polyline>
          <draw:line draw:style-name="gr3" draw:text-style-name="P1" draw:layer="layout" svg:x1="17.985cm" svg:y1="27.097cm" svg:x2="17.95cm" svg:y2="27.223cm">
            <text:p/>
          </draw:line>
          <draw:path draw:style-name="gr3" draw:text-style-name="P1" draw:layer="layout" svg:width="0.039cm" svg:height="0.05cm" svg:x="17.948cm" svg:y="27.222cm" svg:viewBox="0 0 40 51" svg:d="M2 0c-4 14-1 28 7 37 7 9 19 14 31 14">
            <text:p/>
          </draw:path>
          <draw:line draw:style-name="gr3" draw:text-style-name="P1" draw:layer="layout" svg:x1="18.162cm" svg:y1="27.134cm" svg:x2="18.134cm" svg:y2="27.235cm">
            <text:p/>
          </draw:line>
          <draw:line draw:style-name="gr3" draw:text-style-name="P1" draw:layer="layout" svg:x1="18.162cm" svg:y1="27.272cm" svg:x2="18.212cm" svg:y2="27.272cm">
            <text:p/>
          </draw:line>
          <draw:line draw:style-name="gr3" draw:text-style-name="P1" draw:layer="layout" svg:x1="18.209cm" svg:y1="27.097cm" svg:x2="18.259cm" svg:y2="27.097cm">
            <text:p/>
          </draw:line>
          <draw:path draw:style-name="gr3" draw:text-style-name="P1" draw:layer="layout" svg:width="0.048cm" svg:height="0.037cm" svg:x="18.161cm" svg:y="27.097cm" svg:viewBox="0 0 49 38" svg:d="M49 0c-11 0-23 4-32 13-8 7-15 16-17 25">
            <text:p/>
          </draw:path>
          <draw:path draw:style-name="gr3" draw:text-style-name="P1" draw:layer="layout" svg:width="0.029cm" svg:height="0.038cm" svg:x="18.133cm" svg:y="27.234cm" svg:viewBox="0 0 30 39" svg:d="M1 0c-3 11-1 22 5 29 6 6 14 10 24 10">
            <text:p/>
          </draw:path>
          <draw:line draw:style-name="gr3" draw:text-style-name="P1" draw:layer="layout" svg:x1="18.416cm" svg:y1="27.097cm" svg:x2="18.368cm" svg:y2="27.273cm">
            <text:p/>
          </draw:line>
          <draw:polyline draw:style-name="gr3" draw:text-style-name="P1" draw:layer="layout" svg:width="0.171cm" svg:height="0.175cm" svg:x="18.287cm" svg:y="27.097cm" svg:viewBox="0 0 172 176" draw:points="172,0 47,0 0,176">
            <text:p/>
          </draw:polyline>
          <draw:line draw:style-name="gr3" draw:text-style-name="P1" draw:layer="layout" svg:x1="18.449cm" svg:y1="27.273cm" svg:x2="18.487cm" svg:y2="27.134cm">
            <text:p/>
          </draw:line>
          <draw:path draw:style-name="gr3" draw:text-style-name="P1" draw:layer="layout" svg:width="0.029cm" svg:height="0.037cm" svg:x="18.458cm" svg:y="27.097cm" svg:viewBox="0 0 30 38" svg:d="M29 38c3-11 1-21-5-28s-13-10-24-10">
            <text:p/>
          </draw:path>
          <draw:line draw:style-name="gr3" draw:text-style-name="P1" draw:layer="layout" svg:x1="18.557cm" svg:y1="27.153cm" svg:x2="18.539cm" svg:y2="27.216cm">
            <text:p/>
          </draw:line>
          <draw:line draw:style-name="gr3" draw:text-style-name="P1" draw:layer="layout" svg:x1="18.652cm" svg:y1="27.216cm" svg:x2="18.669cm" svg:y2="27.153cm">
            <text:p/>
          </draw:line>
          <draw:path draw:style-name="gr3" draw:text-style-name="P1" draw:layer="layout" svg:width="0.114cm" svg:height="0.056cm" svg:x="18.556cm" svg:y="27.097cm" svg:viewBox="0 0 115 57" svg:d="M113 57c5-16 2-32-8-42-18-22-55-19-81 5-12 10-21 23-24 37">
            <text:p/>
          </draw:path>
          <draw:path draw:style-name="gr3" draw:text-style-name="P1" draw:layer="layout" svg:width="0.115cm" svg:height="0.056cm" svg:x="18.537cm" svg:y="27.215cm" svg:viewBox="0 0 116 57" svg:d="M2 0c-4 17-1 32 9 43 18 21 54 19 81-6 11-10 20-23 24-37">
            <text:p/>
          </draw:path>
          <draw:line draw:style-name="gr3" draw:text-style-name="P1" draw:layer="layout" svg:x1="18.771cm" svg:y1="27.053cm" svg:x2="18.721cm" svg:y2="27.235cm">
            <text:p/>
          </draw:line>
          <draw:line draw:style-name="gr3" draw:text-style-name="P1" draw:layer="layout" svg:x1="18.749cm" svg:y1="27.272cm" svg:x2="18.78cm" svg:y2="27.272cm">
            <text:p/>
          </draw:line>
          <draw:line draw:style-name="gr3" draw:text-style-name="P1" draw:layer="layout" svg:x1="18.814cm" svg:y1="27.078cm" svg:x2="18.775cm" svg:y2="27.104cm">
            <text:p/>
          </draw:line>
          <draw:line draw:style-name="gr3" draw:text-style-name="P1" draw:layer="layout" svg:x1="18.855cm" svg:y1="27.134cm" svg:x2="18.828cm" svg:y2="27.235cm">
            <text:p/>
          </draw:line>
          <draw:line draw:style-name="gr3" draw:text-style-name="P1" draw:layer="layout" svg:x1="18.796cm" svg:y1="27.097cm" svg:x2="18.827cm" svg:y2="27.097cm">
            <text:p/>
          </draw:line>
          <draw:path draw:style-name="gr3" draw:text-style-name="P1" draw:layer="layout" svg:width="0.029cm" svg:height="0.038cm" svg:x="18.72cm" svg:y="27.234cm" svg:viewBox="0 0 30 39" svg:d="M1 0c-2 11-1 22 6 29 5 6 13 10 23 10">
            <text:p/>
          </draw:path>
          <draw:path draw:style-name="gr3" draw:text-style-name="P1" draw:layer="layout" svg:width="0.04cm" svg:height="0.031cm" svg:x="18.77cm" svg:y="27.022cm" svg:viewBox="0 0 41 32" svg:d="M41 0c-9 0-19 4-27 10-7 6-12 14-14 22">
            <text:p/>
          </draw:path>
          <draw:path draw:style-name="gr3" draw:text-style-name="P1" draw:layer="layout" svg:width="0.021cm" svg:height="0.056cm" svg:x="18.81cm" svg:y="27.022cm" svg:viewBox="0 0 22 57" svg:d="M3 57c2-1 3-2 4-3 16-13 20-35 10-46-4-5-11-8-17-8">
            <text:p/>
          </draw:path>
          <draw:path draw:style-name="gr3" draw:text-style-name="P1" draw:layer="layout" svg:width="0.048cm" svg:height="0.038cm" svg:x="18.78cm" svg:y="27.234cm" svg:viewBox="0 0 49 39" svg:d="M0 39c11 0 22-5 32-13 8-7 13-17 17-26">
            <text:p/>
          </draw:path>
          <draw:path draw:style-name="gr3" draw:text-style-name="P1" draw:layer="layout" svg:width="0.048cm" svg:height="0.037cm" svg:x="18.748cm" svg:y="27.097cm" svg:viewBox="0 0 49 38" svg:d="M49 0c-11 0-24 4-33 13-8 7-13 16-16 25">
            <text:p/>
          </draw:path>
          <draw:path draw:style-name="gr3" draw:text-style-name="P1" draw:layer="layout" svg:width="0.028cm" svg:height="0.037cm" svg:x="18.827cm" svg:y="27.097cm" svg:viewBox="0 0 29 38" svg:d="M27 38c4-11 2-21-5-28-5-7-13-10-22-10">
            <text:p/>
          </draw:path>
          <draw:line draw:style-name="gr3" draw:text-style-name="P1" draw:layer="layout" svg:x1="19.134cm" svg:y1="27.013cm" svg:x2="19.066cm" svg:y2="27.264cm">
            <text:p/>
          </draw:line>
          <draw:line draw:style-name="gr3" draw:text-style-name="P1" draw:layer="layout" svg:x1="19.054cm" svg:y1="27.076cm" svg:x2="19.134cm" svg:y2="27.013cm">
            <text:p/>
          </draw:line>
          <draw:line draw:style-name="gr3" draw:text-style-name="P1" draw:layer="layout" svg:x1="15.224cm" svg:y1="27.018cm" svg:x2="15.081cm" svg:y2="27.269cm">
            <text:p/>
          </draw:line>
          <draw:line draw:style-name="gr3" draw:text-style-name="P1" draw:layer="layout" svg:x1="15.285cm" svg:y1="27.018cm" svg:x2="15.223cm" svg:y2="27.018cm">
            <text:p/>
          </draw:line>
          <draw:line draw:style-name="gr3" draw:text-style-name="P1" draw:layer="layout" svg:x1="15.218cm" svg:y1="27.269cm" svg:x2="15.286cm" svg:y2="27.018cm">
            <text:p/>
          </draw:line>
          <draw:polyline draw:style-name="gr3" draw:text-style-name="P1" draw:layer="layout" svg:width="0.109cm" svg:height="0.175cm" svg:x="15.343cm" svg:y="27.093cm" svg:viewBox="0 0 110 176" draw:points="0,176 64,176 110,0">
            <text:p/>
          </draw:polyline>
          <draw:line draw:style-name="gr3" draw:text-style-name="P1" draw:layer="layout" svg:x1="15.341cm" svg:y1="27.093cm" svg:x2="15.307cm" svg:y2="27.219cm">
            <text:p/>
          </draw:line>
          <draw:path draw:style-name="gr3" draw:text-style-name="P1" draw:layer="layout" svg:width="0.038cm" svg:height="0.05cm" svg:x="15.305cm" svg:y="27.218cm" svg:viewBox="0 0 39 51" svg:d="M2 0c-4 15-2 29 8 38 7 9 17 13 29 13">
            <text:p/>
          </draw:path>
          <draw:line draw:style-name="gr3" draw:text-style-name="P1" draw:layer="layout" svg:x1="15.518cm" svg:y1="27.131cm" svg:x2="15.491cm" svg:y2="27.232cm">
            <text:p/>
          </draw:line>
          <draw:line draw:style-name="gr3" draw:text-style-name="P1" draw:layer="layout" svg:x1="15.518cm" svg:y1="27.268cm" svg:x2="15.568cm" svg:y2="27.268cm">
            <text:p/>
          </draw:line>
          <draw:line draw:style-name="gr3" draw:text-style-name="P1" draw:layer="layout" svg:x1="15.565cm" svg:y1="27.093cm" svg:x2="15.615cm" svg:y2="27.093cm">
            <text:p/>
          </draw:line>
          <draw:path draw:style-name="gr3" draw:text-style-name="P1" draw:layer="layout" svg:width="0.048cm" svg:height="0.038cm" svg:x="15.517cm" svg:y="27.093cm" svg:viewBox="0 0 49 39" svg:d="M49 0c-11 0-22 5-33 14-8 7-13 16-16 25">
            <text:p/>
          </draw:path>
          <draw:path draw:style-name="gr3" draw:text-style-name="P1" draw:layer="layout" svg:width="0.028cm" svg:height="0.037cm" svg:x="15.489cm" svg:y="27.231cm" svg:viewBox="0 0 29 38" svg:d="M1 0c-3 11-1 22 6 29 5 6 13 9 22 9">
            <text:p/>
          </draw:path>
          <draw:line draw:style-name="gr3" draw:text-style-name="P1" draw:layer="layout" svg:x1="15.772cm" svg:y1="27.093cm" svg:x2="15.724cm" svg:y2="27.269cm">
            <text:p/>
          </draw:line>
          <draw:polyline draw:style-name="gr3" draw:text-style-name="P1" draw:layer="layout" svg:width="0.172cm" svg:height="0.175cm" svg:x="15.643cm" svg:y="27.093cm" svg:viewBox="0 0 173 176" draw:points="173,0 47,0 0,176">
            <text:p/>
          </draw:polyline>
          <draw:line draw:style-name="gr3" draw:text-style-name="P1" draw:layer="layout" svg:x1="15.805cm" svg:y1="27.269cm" svg:x2="15.843cm" svg:y2="27.131cm">
            <text:p/>
          </draw:line>
          <draw:path draw:style-name="gr3" draw:text-style-name="P1" draw:layer="layout" svg:width="0.028cm" svg:height="0.038cm" svg:x="15.815cm" svg:y="27.093cm" svg:viewBox="0 0 29 39" svg:d="M28 39c3-11 1-21-5-28-5-7-14-11-23-11">
            <text:p/>
          </draw:path>
          <draw:line draw:style-name="gr3" draw:text-style-name="P1" draw:layer="layout" svg:x1="6.869cm" svg:y1="25.762cm" svg:x2="6.861cm" svg:y2="25.788cm">
            <text:p/>
          </draw:line>
          <draw:line draw:style-name="gr3" draw:text-style-name="P1" draw:layer="layout" svg:x1="7.031cm" svg:y1="25.762cm" svg:x2="7.023cm" svg:y2="25.788cm">
            <text:p/>
          </draw:line>
          <draw:line draw:style-name="gr3" draw:text-style-name="P1" draw:layer="layout" svg:x1="6.868cm" svg:y1="25.762cm" svg:x2="7.03cm" svg:y2="25.762cm">
            <text:p/>
          </draw:line>
          <draw:polyline draw:style-name="gr3" draw:text-style-name="P1" draw:layer="layout" svg:width="0.179cm" svg:height="0.25cm" svg:x="6.893cm" svg:y="25.512cm" svg:viewBox="0 0 180 251" draw:points="0,251 118,0 180,0 113,251">
            <text:p/>
          </draw:polyline>
          <draw:line draw:style-name="gr3" draw:text-style-name="P1" draw:layer="layout" svg:x1="7.143cm" svg:y1="25.624cm" svg:x2="7.115cm" svg:y2="25.725cm">
            <text:p/>
          </draw:line>
          <draw:line draw:style-name="gr3" draw:text-style-name="P1" draw:layer="layout" svg:x1="7.143cm" svg:y1="25.762cm" svg:x2="7.168cm" svg:y2="25.762cm">
            <text:p/>
          </draw:line>
          <draw:polyline draw:style-name="gr3" draw:text-style-name="P1" draw:layer="layout" svg:width="0.063cm" svg:height="0.137cm" svg:x="7.189cm" svg:y="25.587cm" svg:viewBox="0 0 64 138" draw:points="26,138 64,0 0,0">
            <text:p/>
          </draw:polyline>
          <draw:path draw:style-name="gr3" draw:text-style-name="P1" draw:layer="layout" svg:width="0.047cm" svg:height="0.037cm" svg:x="7.142cm" svg:y="25.587cm" svg:viewBox="0 0 48 38" svg:d="M48 0c-10 0-23 4-32 13-8 6-14 15-16 25">
            <text:p/>
          </draw:path>
          <draw:path draw:style-name="gr3" draw:text-style-name="P1" draw:layer="layout" svg:width="0.029cm" svg:height="0.038cm" svg:x="7.114cm" svg:y="25.724cm" svg:viewBox="0 0 30 39" svg:d="M1 0c-3 12-1 22 5 29 7 6 14 10 24 10">
            <text:p/>
          </draw:path>
          <draw:path draw:style-name="gr3" draw:text-style-name="P1" draw:layer="layout" svg:width="0.029cm" svg:height="0.038cm" svg:x="7.214cm" svg:y="25.724cm" svg:viewBox="0 0 30 39" svg:d="M1 0c-3 12-1 22 5 29 6 6 13 10 24 10">
            <text:p/>
          </draw:path>
          <draw:path draw:style-name="gr3" draw:text-style-name="P1" draw:layer="layout" svg:width="0.047cm" svg:height="0.038cm" svg:x="7.168cm" svg:y="25.724cm" svg:viewBox="0 0 48 39" svg:d="M0 39c11 0 23-5 32-13 8-7 14-16 16-26">
            <text:p/>
          </draw:path>
          <draw:line draw:style-name="gr3" draw:text-style-name="P1" draw:layer="layout" svg:x1="7.447cm" svg:y1="25.587cm" svg:x2="7.399cm" svg:y2="25.763cm">
            <text:p/>
          </draw:line>
          <draw:polyline draw:style-name="gr3" draw:text-style-name="P1" draw:layer="layout" svg:width="0.172cm" svg:height="0.175cm" svg:x="7.317cm" svg:y="25.587cm" svg:viewBox="0 0 173 176" draw:points="173,0 47,0 0,176">
            <text:p/>
          </draw:polyline>
          <draw:line draw:style-name="gr3" draw:text-style-name="P1" draw:layer="layout" svg:x1="7.48cm" svg:y1="25.763cm" svg:x2="7.518cm" svg:y2="25.624cm">
            <text:p/>
          </draw:line>
          <draw:path draw:style-name="gr3" draw:text-style-name="P1" draw:layer="layout" svg:width="0.029cm" svg:height="0.037cm" svg:x="7.489cm" svg:y="25.587cm" svg:viewBox="0 0 30 38" svg:d="M29 38c3-12 1-22-7-29-5-6-13-9-22-9">
            <text:p/>
          </draw:path>
          <draw:line draw:style-name="gr3" draw:text-style-name="P1" draw:layer="layout" svg:x1="7.593cm" svg:y1="25.624cm" svg:x2="7.565cm" svg:y2="25.725cm">
            <text:p/>
          </draw:line>
          <draw:line draw:style-name="gr3" draw:text-style-name="P1" draw:layer="layout" svg:x1="7.592cm" svg:y1="25.762cm" svg:x2="7.617cm" svg:y2="25.762cm">
            <text:p/>
          </draw:line>
          <draw:polyline draw:style-name="gr3" draw:text-style-name="P1" draw:layer="layout" svg:width="0.063cm" svg:height="0.137cm" svg:x="7.639cm" svg:y="25.587cm" svg:viewBox="0 0 64 138" draw:points="27,138 64,0 0,0">
            <text:p/>
          </draw:polyline>
          <draw:path draw:style-name="gr3" draw:text-style-name="P1" draw:layer="layout" svg:width="0.047cm" svg:height="0.037cm" svg:x="7.592cm" svg:y="25.587cm" svg:viewBox="0 0 48 38" svg:d="M48 0c-11 0-22 4-31 13-8 6-14 15-17 25">
            <text:p/>
          </draw:path>
          <draw:path draw:style-name="gr3" draw:text-style-name="P1" draw:layer="layout" svg:width="0.028cm" svg:height="0.038cm" svg:x="7.564cm" svg:y="25.724cm" svg:viewBox="0 0 29 39" svg:d="M1 0c-3 12-1 22 5 29 6 6 14 10 23 10">
            <text:p/>
          </draw:path>
          <draw:path draw:style-name="gr3" draw:text-style-name="P1" draw:layer="layout" svg:width="0.028cm" svg:height="0.038cm" svg:x="7.664cm" svg:y="25.724cm" svg:viewBox="0 0 29 39" svg:d="M1 0c-3 12-1 22 5 29 5 6 14 10 23 10">
            <text:p/>
          </draw:path>
          <draw:path draw:style-name="gr3" draw:text-style-name="P1" draw:layer="layout" svg:width="0.048cm" svg:height="0.038cm" svg:x="7.617cm" svg:y="25.724cm" svg:viewBox="0 0 49 39" svg:d="M0 39c11 0 24-5 33-13 8-7 13-16 16-26">
            <text:p/>
          </draw:path>
          <draw:line draw:style-name="gr3" draw:text-style-name="P1" draw:layer="layout" svg:x1="5.852cm" svg:y1="25.524cm" svg:x2="5.784cm" svg:y2="25.775cm">
            <text:p/>
          </draw:line>
          <draw:line draw:style-name="gr3" draw:text-style-name="P1" draw:layer="layout" svg:x1="5.713cm" svg:y1="25.524cm" svg:x2="5.851cm" svg:y2="25.524cm">
            <text:p/>
          </draw:line>
          <draw:line draw:style-name="gr3" draw:text-style-name="P1" draw:layer="layout" svg:x1="5.646cm" svg:y1="25.775cm" svg:x2="5.714cm" svg:y2="25.524cm">
            <text:p/>
          </draw:line>
          <draw:line draw:style-name="gr3" draw:text-style-name="P1" draw:layer="layout" svg:x1="5.892cm" svg:y1="25.656cm" svg:x2="5.874cm" svg:y2="25.719cm">
            <text:p/>
          </draw:line>
          <draw:line draw:style-name="gr3" draw:text-style-name="P1" draw:layer="layout" svg:x1="5.986cm" svg:y1="25.719cm" svg:x2="6.004cm" svg:y2="25.656cm">
            <text:p/>
          </draw:line>
          <draw:path draw:style-name="gr3" draw:text-style-name="P1" draw:layer="layout" svg:width="0.114cm" svg:height="0.057cm" svg:x="5.891cm" svg:y="25.599cm" svg:viewBox="0 0 115 58" svg:d="M113 58c4-18 2-33-9-44-18-20-54-18-81 6-11 10-20 23-23 38">
            <text:p/>
          </draw:path>
          <draw:path draw:style-name="gr3" draw:text-style-name="P1" draw:layer="layout" svg:width="0.114cm" svg:height="0.056cm" svg:x="5.872cm" svg:y="25.718cm" svg:viewBox="0 0 115 57" svg:d="M2 0c-5 16-2 32 8 43 19 21 55 18 81-6 12-10 21-23 24-37">
            <text:p/>
          </draw:path>
          <draw:line draw:style-name="gr3" draw:text-style-name="P1" draw:layer="layout" svg:x1="6.132cm" svg:y1="25.524cm" svg:x2="6.182cm" svg:y2="25.524cm">
            <text:p/>
          </draw:line>
          <draw:line draw:style-name="gr3" draw:text-style-name="P1" draw:layer="layout" svg:x1="6.21cm" svg:y1="25.562cm" svg:x2="6.162cm" svg:y2="25.738cm">
            <text:p/>
          </draw:line>
          <draw:line draw:style-name="gr3" draw:text-style-name="P1" draw:layer="layout" svg:x1="6.056cm" svg:y1="25.738cm" svg:x2="6.084cm" svg:y2="25.637cm">
            <text:p/>
          </draw:line>
          <draw:line draw:style-name="gr3" draw:text-style-name="P1" draw:layer="layout" svg:x1="6.131cm" svg:y1="25.599cm" svg:x2="6.199cm" svg:y2="25.599cm">
            <text:p/>
          </draw:line>
          <draw:line draw:style-name="gr3" draw:text-style-name="P1" draw:layer="layout" svg:x1="6.084cm" svg:y1="25.774cm" svg:x2="6.115cm" svg:y2="25.774cm">
            <text:p/>
          </draw:line>
          <draw:path draw:style-name="gr3" draw:text-style-name="P1" draw:layer="layout" svg:width="0.028cm" svg:height="0.038cm" svg:x="6.182cm" svg:y="25.524cm" svg:viewBox="0 0 29 39" svg:d="M28 39c3-11 1-22-5-29-5-6-14-10-23-10">
            <text:p/>
          </draw:path>
          <draw:path draw:style-name="gr3" draw:text-style-name="P1" draw:layer="layout" svg:width="0.047cm" svg:height="0.037cm" svg:x="6.115cm" svg:y="25.737cm" svg:viewBox="0 0 48 38" svg:d="M0 38c11 0 23-4 33-14 7-6 13-15 15-24">
            <text:p/>
          </draw:path>
          <draw:path draw:style-name="gr3" draw:text-style-name="P1" draw:layer="layout" svg:width="0.048cm" svg:height="0.038cm" svg:x="6.083cm" svg:y="25.599cm" svg:viewBox="0 0 49 39" svg:d="M49 0c-11 0-23 5-32 13-8 7-15 17-17 26">
            <text:p/>
          </draw:path>
          <draw:path draw:style-name="gr3" draw:text-style-name="P1" draw:layer="layout" svg:width="0.029cm" svg:height="0.037cm" svg:x="6.055cm" svg:y="25.737cm" svg:viewBox="0 0 30 38" svg:d="M1 0c-3 11-1 21 6 28 6 7 14 10 23 10">
            <text:p/>
          </draw:path>
          <draw:polyline draw:style-name="gr3" draw:text-style-name="P1" draw:layer="layout" svg:width="0.122cm" svg:height="0.175cm" svg:x="6.227cm" svg:y="25.599cm" svg:viewBox="0 0 123 176" draw:points="123,0 48,0 0,176">
            <text:p/>
          </draw:polyline>
          <draw:line draw:style-name="gr3" draw:text-style-name="P1" draw:layer="layout" svg:x1="6.34cm" svg:y1="25.775cm" svg:x2="6.378cm" svg:y2="25.637cm">
            <text:p/>
          </draw:line>
          <draw:path draw:style-name="gr3" draw:text-style-name="P1" draw:layer="layout" svg:width="0.029cm" svg:height="0.038cm" svg:x="6.349cm" svg:y="25.599cm" svg:viewBox="0 0 30 39" svg:d="M29 39c3-11 1-22-6-29-6-6-14-10-23-10">
            <text:p/>
          </draw:path>
          <draw:line draw:style-name="gr3" draw:text-style-name="P1" draw:layer="layout" svg:x1="6.419cm" svg:y1="25.762cm" svg:x2="6.415cm" svg:y2="25.775cm">
            <text:p/>
          </draw:line>
          <draw:polyline draw:style-name="gr3" draw:text-style-name="P1" draw:layer="layout" svg:width="0.229cm" svg:height="0.25cm" svg:x="18.168cm" svg:y="25.021cm" svg:viewBox="0 0 230 251" draw:points="230,0 112,138 68,0 0,251">
            <text:p/>
          </draw:polyline>
          <draw:line draw:style-name="gr3" draw:text-style-name="P1" draw:layer="layout" svg:x1="18.33cm" svg:y1="25.272cm" svg:x2="18.398cm" svg:y2="25.021cm">
            <text:p/>
          </draw:line>
          <draw:line draw:style-name="gr3" draw:text-style-name="P1" draw:layer="layout" svg:x1="18.443cm" svg:y1="25.133cm" svg:x2="18.415cm" svg:y2="25.234cm">
            <text:p/>
          </draw:line>
          <draw:line draw:style-name="gr3" draw:text-style-name="P1" draw:layer="layout" svg:x1="18.443cm" svg:y1="25.271cm" svg:x2="18.468cm" svg:y2="25.271cm">
            <text:p/>
          </draw:line>
          <draw:polyline draw:style-name="gr3" draw:text-style-name="P1" draw:layer="layout" svg:width="0.062cm" svg:height="0.137cm" svg:x="18.49cm" svg:y="25.096cm" svg:viewBox="0 0 63 138" draw:points="26,138 63,0 0,0">
            <text:p/>
          </draw:polyline>
          <draw:path draw:style-name="gr3" draw:text-style-name="P1" draw:layer="layout" svg:width="0.048cm" svg:height="0.037cm" svg:x="18.442cm" svg:y="25.096cm" svg:viewBox="0 0 49 38" svg:d="M49 0c-11 0-23 4-32 13-8 7-14 16-17 25">
            <text:p/>
          </draw:path>
          <draw:path draw:style-name="gr3" draw:text-style-name="P1" draw:layer="layout" svg:width="0.029cm" svg:height="0.038cm" svg:x="18.414cm" svg:y="25.233cm" svg:viewBox="0 0 30 39" svg:d="M1 0c-3 11-1 22 6 29 5 6 13 10 23 10">
            <text:p/>
          </draw:path>
          <draw:path draw:style-name="gr3" draw:text-style-name="P1" draw:layer="layout" svg:width="0.029cm" svg:height="0.038cm" svg:x="18.514cm" svg:y="25.233cm" svg:viewBox="0 0 30 39" svg:d="M1 0c-3 11-1 22 7 29 5 6 13 10 22 10">
            <text:p/>
          </draw:path>
          <draw:path draw:style-name="gr3" draw:text-style-name="P1" draw:layer="layout" svg:width="0.047cm" svg:height="0.038cm" svg:x="18.468cm" svg:y="25.233cm" svg:viewBox="0 0 48 39" svg:d="M0 39c11 0 22-5 32-13 8-8 14-17 16-26">
            <text:p/>
          </draw:path>
          <draw:line draw:style-name="gr3" draw:text-style-name="P1" draw:layer="layout" svg:x1="18.656cm" svg:y1="25.133cm" svg:x2="18.628cm" svg:y2="25.234cm">
            <text:p/>
          </draw:line>
          <draw:line draw:style-name="gr3" draw:text-style-name="P1" draw:layer="layout" svg:x1="18.655cm" svg:y1="25.271cm" svg:x2="18.705cm" svg:y2="25.271cm">
            <text:p/>
          </draw:line>
          <draw:line draw:style-name="gr3" draw:text-style-name="P1" draw:layer="layout" svg:x1="18.702cm" svg:y1="25.096cm" svg:x2="18.752cm" svg:y2="25.096cm">
            <text:p/>
          </draw:line>
          <draw:path draw:style-name="gr3" draw:text-style-name="P1" draw:layer="layout" svg:width="0.047cm" svg:height="0.037cm" svg:x="18.655cm" svg:y="25.096cm" svg:viewBox="0 0 48 38" svg:d="M48 0c-11 0-23 4-33 13-7 7-13 16-15 25">
            <text:p/>
          </draw:path>
          <draw:path draw:style-name="gr3" draw:text-style-name="P1" draw:layer="layout" svg:width="0.028cm" svg:height="0.038cm" svg:x="18.626cm" svg:y="25.233cm" svg:viewBox="0 0 29 39" svg:d="M1 0c-3 11-1 22 6 29 5 6 13 10 22 10">
            <text:p/>
          </draw:path>
          <draw:line draw:style-name="gr3" draw:text-style-name="P1" draw:layer="layout" svg:x1="18.861cm" svg:y1="25.272cm" svg:x2="18.909cm" svg:y2="25.096cm">
            <text:p/>
          </draw:line>
          <draw:polyline draw:style-name="gr3" draw:text-style-name="P1" draw:layer="layout" svg:width="0.171cm" svg:height="0.175cm" svg:x="18.818cm" svg:y="25.096cm" svg:viewBox="0 0 172 176" draw:points="0,176 126,176 172,0">
            <text:p/>
          </draw:polyline>
          <draw:line draw:style-name="gr3" draw:text-style-name="P1" draw:layer="layout" svg:x1="18.828cm" svg:y1="25.096cm" svg:x2="18.79cm" svg:y2="25.234cm">
            <text:p/>
          </draw:line>
          <draw:path draw:style-name="gr3" draw:text-style-name="P1" draw:layer="layout" svg:width="0.029cm" svg:height="0.038cm" svg:x="18.789cm" svg:y="25.233cm" svg:viewBox="0 0 30 39" svg:d="M1 0c-3 11-1 22 5 29 7 6 15 10 24 10">
            <text:p/>
          </draw:path>
          <draw:line draw:style-name="gr3" draw:text-style-name="P1" draw:layer="layout" svg:x1="19.147cm" svg:y1="25.096cm" svg:x2="19.099cm" svg:y2="25.272cm">
            <text:p/>
          </draw:line>
          <draw:polyline draw:style-name="gr3" draw:text-style-name="P1" draw:layer="layout" svg:width="0.171cm" svg:height="0.175cm" svg:x="19.018cm" svg:y="25.096cm" svg:viewBox="0 0 172 176" draw:points="172,0 47,0 0,176">
            <text:p/>
          </draw:polyline>
          <draw:line draw:style-name="gr3" draw:text-style-name="P1" draw:layer="layout" svg:x1="19.18cm" svg:y1="25.272cm" svg:x2="19.218cm" svg:y2="25.133cm">
            <text:p/>
          </draw:line>
          <draw:path draw:style-name="gr3" draw:text-style-name="P1" draw:layer="layout" svg:width="0.03cm" svg:height="0.037cm" svg:x="19.189cm" svg:y="25.096cm" svg:viewBox="0 0 31 38" svg:d="M29 38c4-11 1-21-5-28s-14-10-24-10">
            <text:p/>
          </draw:path>
          <draw:line draw:style-name="gr3" draw:text-style-name="P1" draw:layer="layout" svg:x1="19.293cm" svg:y1="25.133cm" svg:x2="19.265cm" svg:y2="25.234cm">
            <text:p/>
          </draw:line>
          <draw:line draw:style-name="gr3" draw:text-style-name="P1" draw:layer="layout" svg:x1="19.292cm" svg:y1="25.271cm" svg:x2="19.317cm" svg:y2="25.271cm">
            <text:p/>
          </draw:line>
          <draw:polyline draw:style-name="gr3" draw:text-style-name="P1" draw:layer="layout" svg:width="0.063cm" svg:height="0.137cm" svg:x="19.339cm" svg:y="25.096cm" svg:viewBox="0 0 64 138" draw:points="26,138 64,0 0,0">
            <text:p/>
          </draw:polyline>
          <draw:path draw:style-name="gr3" draw:text-style-name="P1" draw:layer="layout" svg:width="0.047cm" svg:height="0.037cm" svg:x="19.292cm" svg:y="25.096cm" svg:viewBox="0 0 48 38" svg:d="M48 0c-11 0-22 4-31 13-8 7-15 16-17 25">
            <text:p/>
          </draw:path>
          <draw:path draw:style-name="gr3" draw:text-style-name="P1" draw:layer="layout" svg:width="0.028cm" svg:height="0.038cm" svg:x="19.264cm" svg:y="25.233cm" svg:viewBox="0 0 29 39" svg:d="M1 0c-3 11-1 22 5 29 6 6 14 10 23 10">
            <text:p/>
          </draw:path>
          <draw:path draw:style-name="gr3" draw:text-style-name="P1" draw:layer="layout" svg:width="0.028cm" svg:height="0.038cm" svg:x="19.364cm" svg:y="25.233cm" svg:viewBox="0 0 29 39" svg:d="M1 0c-3 11-1 22 5 29 5 6 13 10 23 10">
            <text:p/>
          </draw:path>
          <draw:path draw:style-name="gr3" draw:text-style-name="P1" draw:layer="layout" svg:width="0.048cm" svg:height="0.038cm" svg:x="19.317cm" svg:y="25.233cm" svg:viewBox="0 0 49 39" svg:d="M0 39c11 0 23-5 33-13 8-8 14-17 16-26">
            <text:p/>
          </draw:path>
          <draw:line draw:style-name="gr3" draw:text-style-name="P1" draw:layer="layout" svg:x1="19.534cm" svg:y1="25.021cm" svg:x2="19.647cm" svg:y2="25.021cm">
            <text:p/>
          </draw:line>
          <draw:line draw:style-name="gr3" draw:text-style-name="P1" draw:layer="layout" svg:x1="19.534cm" svg:y1="25.021cm" svg:x2="19.601cm" svg:y2="25.103cm">
            <text:p/>
          </draw:line>
          <draw:line draw:style-name="gr3" draw:text-style-name="P1" draw:layer="layout" svg:x1="19.477cm" svg:y1="25.234cm" svg:x2="19.505cm" svg:y2="25.133cm">
            <text:p/>
          </draw:line>
          <draw:line draw:style-name="gr3" draw:text-style-name="P1" draw:layer="layout" svg:x1="19.552cm" svg:y1="25.096cm" svg:x2="19.583cm" svg:y2="25.096cm">
            <text:p/>
          </draw:line>
          <draw:line draw:style-name="gr3" draw:text-style-name="P1" draw:layer="layout" svg:x1="19.611cm" svg:y1="25.133cm" svg:x2="19.584cm" svg:y2="25.234cm">
            <text:p/>
          </draw:line>
          <draw:line draw:style-name="gr3" draw:text-style-name="P1" draw:layer="layout" svg:x1="19.505cm" svg:y1="25.271cm" svg:x2="19.536cm" svg:y2="25.271cm">
            <text:p/>
          </draw:line>
          <draw:path draw:style-name="gr3" draw:text-style-name="P1" draw:layer="layout" svg:width="0.048cm" svg:height="0.037cm" svg:x="19.504cm" svg:y="25.096cm" svg:viewBox="0 0 49 38" svg:d="M49 0c-11 0-24 4-33 13-8 7-13 16-16 25">
            <text:p/>
          </draw:path>
          <draw:path draw:style-name="gr3" draw:text-style-name="P1" draw:layer="layout" svg:width="0.048cm" svg:height="0.038cm" svg:x="19.536cm" svg:y="25.233cm" svg:viewBox="0 0 49 39" svg:d="M0 39c11 0 22-5 32-13 8-8 14-17 17-26">
            <text:p/>
          </draw:path>
          <draw:path draw:style-name="gr3" draw:text-style-name="P1" draw:layer="layout" svg:width="0.029cm" svg:height="0.038cm" svg:x="19.476cm" svg:y="25.233cm" svg:viewBox="0 0 30 39" svg:d="M1 0c-3 11-1 22 6 29 5 6 13 10 23 10">
            <text:p/>
          </draw:path>
          <draw:path draw:style-name="gr3" draw:text-style-name="P1" draw:layer="layout" svg:width="0.028cm" svg:height="0.037cm" svg:x="19.583cm" svg:y="25.096cm" svg:viewBox="0 0 29 38" svg:d="M27 38c4-11 2-21-5-28-5-7-13-10-22-10">
            <text:p/>
          </draw:path>
          <draw:polyline draw:style-name="gr3" draw:text-style-name="P1" draw:layer="layout" svg:width="0.23cm" svg:height="0.25cm" svg:x="16.669cm" svg:y="25.021cm" svg:viewBox="0 0 231 251" draw:points="231,0 112,138 67,0 0,251">
            <text:p/>
          </draw:polyline>
          <draw:line draw:style-name="gr3" draw:text-style-name="P1" draw:layer="layout" svg:x1="16.832cm" svg:y1="25.272cm" svg:x2="16.9cm" svg:y2="25.021cm">
            <text:p/>
          </draw:line>
          <draw:line draw:style-name="gr3" draw:text-style-name="P1" draw:layer="layout" svg:x1="16.945cm" svg:y1="25.133cm" svg:x2="16.917cm" svg:y2="25.234cm">
            <text:p/>
          </draw:line>
          <draw:line draw:style-name="gr3" draw:text-style-name="P1" draw:layer="layout" svg:x1="16.944cm" svg:y1="25.271cm" svg:x2="16.969cm" svg:y2="25.271cm">
            <text:p/>
          </draw:line>
          <draw:polyline draw:style-name="gr3" draw:text-style-name="P1" draw:layer="layout" svg:width="0.063cm" svg:height="0.137cm" svg:x="16.991cm" svg:y="25.096cm" svg:viewBox="0 0 64 138" draw:points="26,138 64,0 0,0">
            <text:p/>
          </draw:polyline>
          <draw:path draw:style-name="gr3" draw:text-style-name="P1" draw:layer="layout" svg:width="0.047cm" svg:height="0.037cm" svg:x="16.944cm" svg:y="25.096cm" svg:viewBox="0 0 48 38" svg:d="M48 0c-11 0-22 4-32 13-7 7-13 16-16 25">
            <text:p/>
          </draw:path>
          <draw:path draw:style-name="gr3" draw:text-style-name="P1" draw:layer="layout" svg:width="0.028cm" svg:height="0.038cm" svg:x="16.916cm" svg:y="25.233cm" svg:viewBox="0 0 29 39" svg:d="M1 0c-3 11-1 22 5 29 6 6 14 10 23 10">
            <text:p/>
          </draw:path>
          <draw:path draw:style-name="gr3" draw:text-style-name="P1" draw:layer="layout" svg:width="0.028cm" svg:height="0.038cm" svg:x="17.015cm" svg:y="25.233cm" svg:viewBox="0 0 29 39" svg:d="M1 0c-3 11-1 22 5 29 5 6 14 10 23 10">
            <text:p/>
          </draw:path>
          <draw:path draw:style-name="gr3" draw:text-style-name="P1" draw:layer="layout" svg:width="0.048cm" svg:height="0.038cm" svg:x="16.969cm" svg:y="25.233cm" svg:viewBox="0 0 49 39" svg:d="M0 39c11 0 23-5 33-13 8-8 13-17 16-26">
            <text:p/>
          </draw:path>
          <draw:line draw:style-name="gr3" draw:text-style-name="P1" draw:layer="layout" svg:x1="17.157cm" svg:y1="25.133cm" svg:x2="17.129cm" svg:y2="25.234cm">
            <text:p/>
          </draw:line>
          <draw:line draw:style-name="gr3" draw:text-style-name="P1" draw:layer="layout" svg:x1="17.157cm" svg:y1="25.271cm" svg:x2="17.207cm" svg:y2="25.271cm">
            <text:p/>
          </draw:line>
          <draw:line draw:style-name="gr3" draw:text-style-name="P1" draw:layer="layout" svg:x1="17.204cm" svg:y1="25.096cm" svg:x2="17.254cm" svg:y2="25.096cm">
            <text:p/>
          </draw:line>
          <draw:path draw:style-name="gr3" draw:text-style-name="P1" draw:layer="layout" svg:width="0.048cm" svg:height="0.037cm" svg:x="17.156cm" svg:y="25.096cm" svg:viewBox="0 0 49 38" svg:d="M49 0c-11 0-23 4-33 13-8 7-14 16-16 25">
            <text:p/>
          </draw:path>
          <draw:path draw:style-name="gr3" draw:text-style-name="P1" draw:layer="layout" svg:width="0.029cm" svg:height="0.038cm" svg:x="17.128cm" svg:y="25.233cm" svg:viewBox="0 0 30 39" svg:d="M1 0c-3 11-1 22 5 29 6 6 15 10 24 10">
            <text:p/>
          </draw:path>
          <draw:line draw:style-name="gr3" draw:text-style-name="P1" draw:layer="layout" svg:x1="17.319cm" svg:y1="25.133cm" svg:x2="17.292cm" svg:y2="25.234cm">
            <text:p/>
          </draw:line>
          <draw:line draw:style-name="gr3" draw:text-style-name="P1" draw:layer="layout" svg:x1="17.319cm" svg:y1="25.271cm" svg:x2="17.369cm" svg:y2="25.271cm">
            <text:p/>
          </draw:line>
          <draw:line draw:style-name="gr3" draw:text-style-name="P1" draw:layer="layout" svg:x1="17.366cm" svg:y1="25.096cm" svg:x2="17.416cm" svg:y2="25.096cm">
            <text:p/>
          </draw:line>
          <draw:path draw:style-name="gr3" draw:text-style-name="P1" draw:layer="layout" svg:width="0.048cm" svg:height="0.037cm" svg:x="17.318cm" svg:y="25.096cm" svg:viewBox="0 0 49 38" svg:d="M49 0c-11 0-22 4-32 13-7 7-14 16-17 25">
            <text:p/>
          </draw:path>
          <draw:path draw:style-name="gr3" draw:text-style-name="P1" draw:layer="layout" svg:width="0.028cm" svg:height="0.038cm" svg:x="17.29cm" svg:y="25.233cm" svg:viewBox="0 0 29 39" svg:d="M1 0c-3 11-1 22 5 29 5 6 13 10 23 10">
            <text:p/>
          </draw:path>
          <draw:line draw:style-name="gr3" draw:text-style-name="P1" draw:layer="layout" svg:x1="17.482cm" svg:y1="25.133cm" svg:x2="17.454cm" svg:y2="25.234cm">
            <text:p/>
          </draw:line>
          <draw:line draw:style-name="gr3" draw:text-style-name="P1" draw:layer="layout" svg:x1="17.482cm" svg:y1="25.271cm" svg:x2="17.507cm" svg:y2="25.271cm">
            <text:p/>
          </draw:line>
          <draw:polyline draw:style-name="gr3" draw:text-style-name="P1" draw:layer="layout" svg:width="0.063cm" svg:height="0.137cm" svg:x="17.528cm" svg:y="25.096cm" svg:viewBox="0 0 64 138" draw:points="26,138 64,0 0,0">
            <text:p/>
          </draw:polyline>
          <draw:path draw:style-name="gr3" draw:text-style-name="P1" draw:layer="layout" svg:width="0.047cm" svg:height="0.037cm" svg:x="17.481cm" svg:y="25.096cm" svg:viewBox="0 0 48 38" svg:d="M48 0c-10 0-23 4-32 13-8 7-14 16-16 25">
            <text:p/>
          </draw:path>
          <draw:path draw:style-name="gr3" draw:text-style-name="P1" draw:layer="layout" svg:width="0.029cm" svg:height="0.038cm" svg:x="17.453cm" svg:y="25.233cm" svg:viewBox="0 0 30 39" svg:d="M1 0c-3 11-1 22 6 29 6 6 13 10 23 10">
            <text:p/>
          </draw:path>
          <draw:path draw:style-name="gr3" draw:text-style-name="P1" draw:layer="layout" svg:width="0.028cm" svg:height="0.038cm" svg:x="17.553cm" svg:y="25.233cm" svg:viewBox="0 0 29 39" svg:d="M1 0c-3 11-1 22 5 29 6 6 14 10 23 10">
            <text:p/>
          </draw:path>
          <draw:path draw:style-name="gr3" draw:text-style-name="P1" draw:layer="layout" svg:width="0.047cm" svg:height="0.038cm" svg:x="17.507cm" svg:y="25.233cm" svg:viewBox="0 0 48 39" svg:d="M0 39c11 0 23-5 32-13 8-8 14-17 16-26">
            <text:p/>
          </draw:path>
          <draw:line draw:style-name="gr3" draw:text-style-name="P1" draw:layer="layout" svg:x1="15.35cm" svg:y1="25.019cm" svg:x2="15.208cm" svg:y2="25.27cm">
            <text:p/>
          </draw:line>
          <draw:line draw:style-name="gr3" draw:text-style-name="P1" draw:layer="layout" svg:x1="15.412cm" svg:y1="25.019cm" svg:x2="15.349cm" svg:y2="25.019cm">
            <text:p/>
          </draw:line>
          <draw:line draw:style-name="gr3" draw:text-style-name="P1" draw:layer="layout" svg:x1="15.345cm" svg:y1="25.27cm" svg:x2="15.413cm" svg:y2="25.019cm">
            <text:p/>
          </draw:line>
          <draw:polyline draw:style-name="gr3" draw:text-style-name="P1" draw:layer="layout" svg:width="0.109cm" svg:height="0.175cm" svg:x="15.47cm" svg:y="25.094cm" svg:viewBox="0 0 110 176" draw:points="0,176 62,176 110,0">
            <text:p/>
          </draw:polyline>
          <draw:line draw:style-name="gr3" draw:text-style-name="P1" draw:layer="layout" svg:x1="15.468cm" svg:y1="25.094cm" svg:x2="15.433cm" svg:y2="25.22cm">
            <text:p/>
          </draw:line>
          <draw:path draw:style-name="gr3" draw:text-style-name="P1" draw:layer="layout" svg:width="0.038cm" svg:height="0.05cm" svg:x="15.432cm" svg:y="25.219cm" svg:viewBox="0 0 39 51" svg:d="M1 0c-3 15-1 28 7 39 7 8 18 12 31 12">
            <text:p/>
          </draw:path>
          <draw:line draw:style-name="gr3" draw:text-style-name="P1" draw:layer="layout" svg:x1="15.736cm" svg:y1="25.094cm" svg:x2="15.689cm" svg:y2="25.27cm">
            <text:p/>
          </draw:line>
          <draw:polyline draw:style-name="gr3" draw:text-style-name="P1" draw:layer="layout" svg:width="0.172cm" svg:height="0.175cm" svg:x="15.607cm" svg:y="25.094cm" svg:viewBox="0 0 173 176" draw:points="173,0 47,0 0,176">
            <text:p/>
          </draw:polyline>
          <draw:line draw:style-name="gr3" draw:text-style-name="P1" draw:layer="layout" svg:x1="15.77cm" svg:y1="25.27cm" svg:x2="15.808cm" svg:y2="25.132cm">
            <text:p/>
          </draw:line>
          <draw:path draw:style-name="gr3" draw:text-style-name="P1" draw:layer="layout" svg:width="0.029cm" svg:height="0.038cm" svg:x="15.779cm" svg:y="25.094cm" svg:viewBox="0 0 30 39" svg:d="M29 39c3-11 1-21-7-28-5-7-13-11-22-11">
            <text:p/>
          </draw:path>
          <draw:line draw:style-name="gr3" draw:text-style-name="P1" draw:layer="layout" svg:x1="15.849cm" svg:y1="25.257cm" svg:x2="15.845cm" svg:y2="25.27cm">
            <text:p/>
          </draw:line>
          <draw:line draw:style-name="gr3" draw:text-style-name="P1" draw:layer="layout" svg:x1="3.198cm" svg:y1="26.172cm" svg:x2="3.114cm" svg:y2="26.172cm">
            <text:p/>
          </draw:line>
          <draw:polyline draw:style-name="gr3" draw:text-style-name="P1" draw:layer="layout" svg:width="0.133cm" svg:height="0.25cm" svg:x="3.07cm" svg:y="25.997cm" svg:viewBox="0 0 134 251" draw:points="0,251 134,0 132,251">
            <text:p/>
          </draw:polyline>
          <draw:line draw:style-name="gr3" draw:text-style-name="P1" draw:layer="layout" svg:x1="3.39cm" svg:y1="26.072cm" svg:x2="3.342cm" svg:y2="26.248cm">
            <text:p/>
          </draw:line>
          <draw:line draw:style-name="gr3" draw:text-style-name="P1" draw:layer="layout" svg:x1="3.342cm" svg:y1="26.072cm" svg:x2="3.389cm" svg:y2="26.072cm">
            <text:p/>
          </draw:line>
          <draw:line draw:style-name="gr3" draw:text-style-name="P1" draw:layer="layout" svg:x1="3.257cm" svg:y1="26.248cm" svg:x2="3.343cm" svg:y2="26.072cm">
            <text:p/>
          </draw:line>
          <draw:line draw:style-name="gr3" draw:text-style-name="P1" draw:layer="layout" svg:x1="3.506cm" svg:y1="26.159cm" svg:x2="3.421cm" svg:y2="26.159cm">
            <text:p/>
          </draw:line>
          <draw:line draw:style-name="gr3" draw:text-style-name="P1" draw:layer="layout" svg:x1="3.431cm" svg:y1="26.128cm" svg:x2="3.406cm" svg:y2="26.216cm">
            <text:p/>
          </draw:line>
          <draw:line draw:style-name="gr3" draw:text-style-name="P1" draw:layer="layout" svg:x1="3.421cm" svg:y1="26.247cm" svg:x2="3.482cm" svg:y2="26.247cm">
            <text:p/>
          </draw:line>
          <draw:line draw:style-name="gr3" draw:text-style-name="P1" draw:layer="layout" svg:x1="3.506cm" svg:y1="26.16cm" svg:x2="3.515cm" svg:y2="26.128cm">
            <text:p/>
          </draw:line>
          <draw:path draw:style-name="gr3" draw:text-style-name="P1" draw:layer="layout" svg:width="0.087cm" svg:height="0.056cm" svg:x="3.43cm" svg:y="26.072cm" svg:viewBox="0 0 88 57" svg:d="M85 57c7-24 1-46-14-54-20-10-48 5-64 36-3 5-6 12-7 18">
            <text:p/>
          </draw:path>
          <draw:path draw:style-name="gr3" draw:text-style-name="P1" draw:layer="layout" svg:width="0.016cm" svg:height="0.032cm" svg:x="3.405cm" svg:y="26.215cm" svg:viewBox="0 0 17 33" svg:d="M1 0c-3 14 0 27 8 31 2 1 6 2 8 2">
            <text:p/>
          </draw:path>
          <draw:line draw:style-name="gr3" draw:text-style-name="P1" draw:layer="layout" svg:x1="3.624cm" svg:y1="26.248cm" svg:x2="3.593cm" svg:y2="26.147cm">
            <text:p/>
          </draw:line>
          <draw:line draw:style-name="gr3" draw:text-style-name="P1" draw:layer="layout" svg:x1="3.555cm" svg:y1="26.185cm" svg:x2="3.671cm" svg:y2="26.072cm">
            <text:p/>
          </draw:line>
          <draw:line draw:style-name="gr3" draw:text-style-name="P1" draw:layer="layout" svg:x1="3.586cm" svg:y1="26.072cm" svg:x2="3.539cm" svg:y2="26.248cm">
            <text:p/>
          </draw:line>
          <draw:line draw:style-name="gr3" draw:text-style-name="P1" draw:layer="layout" svg:x1="3.717cm" svg:y1="26.109cm" svg:x2="3.689cm" svg:y2="26.21cm">
            <text:p/>
          </draw:line>
          <draw:line draw:style-name="gr3" draw:text-style-name="P1" draw:layer="layout" svg:x1="3.707cm" svg:y1="26.247cm" svg:x2="3.745cm" svg:y2="26.247cm">
            <text:p/>
          </draw:line>
          <draw:line draw:style-name="gr3" draw:text-style-name="P1" draw:layer="layout" svg:x1="3.754cm" svg:y1="26.072cm" svg:x2="3.792cm" svg:y2="26.072cm">
            <text:p/>
          </draw:line>
          <draw:path draw:style-name="gr3" draw:text-style-name="P1" draw:layer="layout" svg:width="0.038cm" svg:height="0.037cm" svg:x="3.716cm" svg:y="26.072cm" svg:viewBox="0 0 39 38" svg:d="M39 0c-12 0-25 10-33 25-3 4-5 9-6 13">
            <text:p/>
          </draw:path>
          <draw:path draw:style-name="gr3" draw:text-style-name="P1" draw:layer="layout" svg:width="0.02cm" svg:height="0.038cm" svg:x="3.687cm" svg:y="26.209cm" svg:viewBox="0 0 21 39" svg:d="M2 0c-4 17 0 31 11 37 2 1 5 2 8 2">
            <text:p/>
          </draw:path>
          <draw:line draw:style-name="gr3" draw:text-style-name="P1" draw:layer="layout" svg:x1="3.84cm" svg:y1="26.109cm" svg:x2="3.811cm" svg:y2="26.21cm">
            <text:p/>
          </draw:line>
          <draw:line draw:style-name="gr3" draw:text-style-name="P1" draw:layer="layout" svg:x1="3.829cm" svg:y1="26.247cm" svg:x2="3.848cm" svg:y2="26.247cm">
            <text:p/>
          </draw:line>
          <draw:polyline draw:style-name="gr3" draw:text-style-name="P1" draw:layer="layout" svg:width="0.047cm" svg:height="0.137cm" svg:x="3.876cm" svg:y="26.072cm" svg:viewBox="0 0 48 138" draw:points="11,138 48,0 0,0">
            <text:p/>
          </draw:polyline>
          <draw:path draw:style-name="gr3" draw:text-style-name="P1" draw:layer="layout" svg:width="0.038cm" svg:height="0.037cm" svg:x="3.838cm" svg:y="26.072cm" svg:viewBox="0 0 39 38" svg:d="M39 0c-13 0-26 10-34 25-2 4-4 9-5 13">
            <text:p/>
          </draw:path>
          <draw:path draw:style-name="gr3" draw:text-style-name="P1" draw:layer="layout" svg:width="0.02cm" svg:height="0.038cm" svg:x="3.809cm" svg:y="26.209cm" svg:viewBox="0 0 21 39" svg:d="M2 0c-4 17-1 31 9 37 3 1 7 2 10 2">
            <text:p/>
          </draw:path>
          <draw:path draw:style-name="gr3" draw:text-style-name="P1" draw:layer="layout" svg:width="0.02cm" svg:height="0.038cm" svg:x="3.884cm" svg:y="26.209cm" svg:viewBox="0 0 21 39" svg:d="M2 0c-4 17-1 31 9 37 3 1 7 2 10 2">
            <text:p/>
          </draw:path>
          <draw:path draw:style-name="gr3" draw:text-style-name="P1" draw:layer="layout" svg:width="0.038cm" svg:height="0.038cm" svg:x="3.848cm" svg:y="26.209cm" svg:viewBox="0 0 39 39" svg:d="M0 39c12 0 26-10 34-26 2-3 4-9 5-13">
            <text:p/>
          </draw:path>
          <draw:line draw:style-name="gr3" draw:text-style-name="P1" draw:layer="layout" svg:x1="3.984cm" svg:y1="26.159cm" svg:x2="4.068cm" svg:y2="26.159cm">
            <text:p/>
          </draw:line>
          <draw:line draw:style-name="gr3" draw:text-style-name="P1" draw:layer="layout" svg:x1="4.045cm" svg:y1="26.248cm" svg:x2="4.092cm" svg:y2="26.072cm">
            <text:p/>
          </draw:line>
          <draw:line draw:style-name="gr3" draw:text-style-name="P1" draw:layer="layout" svg:x1="3.96cm" svg:y1="26.248cm" svg:x2="4.008cm" svg:y2="26.072cm">
            <text:p/>
          </draw:line>
          <draw:line draw:style-name="gr3" draw:text-style-name="P1" draw:layer="layout" svg:x1="4.182cm" svg:y1="25.997cm" svg:x2="4.219cm" svg:y2="25.997cm">
            <text:p/>
          </draw:line>
          <draw:line draw:style-name="gr3" draw:text-style-name="P1" draw:layer="layout" svg:x1="4.238cm" svg:y1="26.034cm" svg:x2="4.19cm" svg:y2="26.21cm">
            <text:p/>
          </draw:line>
          <draw:line draw:style-name="gr3" draw:text-style-name="P1" draw:layer="layout" svg:x1="4.111cm" svg:y1="26.21cm" svg:x2="4.139cm" svg:y2="26.109cm">
            <text:p/>
          </draw:line>
          <draw:line draw:style-name="gr3" draw:text-style-name="P1" draw:layer="layout" svg:x1="4.176cm" svg:y1="26.072cm" svg:x2="4.227cm" svg:y2="26.072cm">
            <text:p/>
          </draw:line>
          <draw:line draw:style-name="gr3" draw:text-style-name="P1" draw:layer="layout" svg:x1="4.129cm" svg:y1="26.247cm" svg:x2="4.152cm" svg:y2="26.247cm">
            <text:p/>
          </draw:line>
          <draw:path draw:style-name="gr3" draw:text-style-name="P1" draw:layer="layout" svg:width="0.02cm" svg:height="0.037cm" svg:x="4.219cm" svg:y="25.997cm" svg:viewBox="0 0 21 38" svg:d="M19 38c5-17 1-31-9-36-3-2-7-2-10-2">
            <text:p/>
          </draw:path>
          <draw:path draw:style-name="gr3" draw:text-style-name="P1" draw:layer="layout" svg:width="0.038cm" svg:height="0.038cm" svg:x="4.152cm" svg:y="26.209cm" svg:viewBox="0 0 39 39" svg:d="M0 39c12 0 27-10 35-26 2-3 3-9 4-13">
            <text:p/>
          </draw:path>
          <draw:path draw:style-name="gr3" draw:text-style-name="P1" draw:layer="layout" svg:width="0.038cm" svg:height="0.037cm" svg:x="4.138cm" svg:y="26.072cm" svg:viewBox="0 0 39 38" svg:d="M39 0c-13 0-27 10-35 25-2 4-3 9-4 13">
            <text:p/>
          </draw:path>
          <draw:path draw:style-name="gr3" draw:text-style-name="P1" draw:layer="layout" svg:width="0.02cm" svg:height="0.038cm" svg:x="4.109cm" svg:y="26.209cm" svg:viewBox="0 0 21 39" svg:d="M2 0c-5 17-1 31 9 37 3 1 6 2 10 2">
            <text:p/>
          </draw:path>
          <draw:line draw:style-name="gr3" draw:text-style-name="P1" draw:layer="layout" svg:x1="4.326cm" svg:y1="26.21cm" svg:x2="4.354cm" svg:y2="26.109cm">
            <text:p/>
          </draw:line>
          <draw:polyline draw:style-name="gr3" draw:text-style-name="P1" draw:layer="layout" svg:width="0.115cm" svg:height="0.237cm" svg:x="4.22cm" svg:y="26.072cm" svg:viewBox="0 0 116 238" draw:points="116,0 64,0 0,238">
            <text:p/>
          </draw:polyline>
          <draw:line draw:style-name="gr3" draw:text-style-name="P1" draw:layer="layout" svg:x1="4.237cm" svg:y1="26.247cm" svg:x2="4.288cm" svg:y2="26.247cm">
            <text:p/>
          </draw:line>
          <draw:path draw:style-name="gr3" draw:text-style-name="P1" draw:layer="layout" svg:width="0.038cm" svg:height="0.038cm" svg:x="4.288cm" svg:y="26.209cm" svg:viewBox="0 0 39 39" svg:d="M0 39c13 0 27-10 34-26 3-3 4-9 5-13">
            <text:p/>
          </draw:path>
          <draw:path draw:style-name="gr3" draw:text-style-name="P1" draw:layer="layout" svg:width="0.02cm" svg:height="0.037cm" svg:x="4.335cm" svg:y="26.072cm" svg:viewBox="0 0 21 38" svg:d="M19 38c5-17 1-31-9-36-3-2-6-2-10-2">
            <text:p/>
          </draw:path>
          <draw:line draw:style-name="gr3" draw:text-style-name="P1" draw:layer="layout" svg:x1="4.405cm" svg:y1="26.128cm" svg:x2="4.388cm" svg:y2="26.191cm">
            <text:p/>
          </draw:line>
          <draw:line draw:style-name="gr3" draw:text-style-name="P1" draw:layer="layout" svg:x1="4.472cm" svg:y1="26.191cm" svg:x2="4.491cm" svg:y2="26.128cm">
            <text:p/>
          </draw:line>
          <draw:path draw:style-name="gr3" draw:text-style-name="P1" draw:layer="layout" svg:width="0.087cm" svg:height="0.056cm" svg:x="4.404cm" svg:y="26.072cm" svg:viewBox="0 0 88 57" svg:d="M86 57c6-24 0-46-14-54-20-10-49 5-64 36-4 5-6 12-8 18">
            <text:p/>
          </draw:path>
          <draw:path draw:style-name="gr3" draw:text-style-name="P1" draw:layer="layout" svg:width="0.087cm" svg:height="0.057cm" svg:x="4.385cm" svg:y="26.19cm" svg:viewBox="0 0 88 58" svg:d="M3 0c-7 25-1 47 14 55 19 10 48-6 64-35 3-7 5-13 7-20">
            <text:p/>
          </draw:path>
          <draw:line draw:style-name="gr3" draw:text-style-name="P1" draw:layer="layout" svg:x1="4.573cm" svg:y1="26.028cm" svg:x2="4.523cm" svg:y2="26.21cm">
            <text:p/>
          </draw:line>
          <draw:line draw:style-name="gr3" draw:text-style-name="P1" draw:layer="layout" svg:x1="4.541cm" svg:y1="26.247cm" svg:x2="4.565cm" svg:y2="26.247cm">
            <text:p/>
          </draw:line>
          <draw:line draw:style-name="gr3" draw:text-style-name="P1" draw:layer="layout" svg:x1="4.603cm" svg:y1="26.053cm" svg:x2="4.572cm" svg:y2="26.079cm">
            <text:p/>
          </draw:line>
          <draw:line draw:style-name="gr3" draw:text-style-name="P1" draw:layer="layout" svg:x1="4.631cm" svg:y1="26.109cm" svg:x2="4.603cm" svg:y2="26.21cm">
            <text:p/>
          </draw:line>
          <draw:line draw:style-name="gr3" draw:text-style-name="P1" draw:layer="layout" svg:x1="4.588cm" svg:y1="26.072cm" svg:x2="4.611cm" svg:y2="26.072cm">
            <text:p/>
          </draw:line>
          <draw:path draw:style-name="gr3" draw:text-style-name="P1" draw:layer="layout" svg:width="0.02cm" svg:height="0.038cm" svg:x="4.521cm" svg:y="26.209cm" svg:viewBox="0 0 21 39" svg:d="M2 0c-4 17 0 31 11 37 2 1 5 2 8 2">
            <text:p/>
          </draw:path>
          <draw:path draw:style-name="gr3" draw:text-style-name="P1" draw:layer="layout" svg:width="0.031cm" svg:height="0.031cm" svg:x="4.572cm" svg:y="25.997cm" svg:viewBox="0 0 32 32" svg:d="M32 0c-10 0-21 8-27 21-3 4-4 8-5 11">
            <text:p/>
          </draw:path>
          <draw:path draw:style-name="gr3" draw:text-style-name="P1" draw:layer="layout" svg:width="0.016cm" svg:height="0.056cm" svg:x="4.602cm" svg:y="25.997cm" svg:viewBox="0 0 17 57" svg:d="M0 57c5-4 8-8 11-14 10-17 8-36-4-42-2 0-4-1-6-1">
            <text:p/>
          </draw:path>
          <draw:path draw:style-name="gr3" draw:text-style-name="P1" draw:layer="layout" svg:width="0.038cm" svg:height="0.038cm" svg:x="4.565cm" svg:y="26.209cm" svg:viewBox="0 0 39 39" svg:d="M0 39c12 0 25-10 34-26 2-3 4-9 5-13">
            <text:p/>
          </draw:path>
          <draw:path draw:style-name="gr3" draw:text-style-name="P1" draw:layer="layout" svg:width="0.038cm" svg:height="0.037cm" svg:x="4.55cm" svg:y="26.072cm" svg:viewBox="0 0 39 38" svg:d="M39 0c-12 0-25 10-34 25-2 4-4 9-5 13">
            <text:p/>
          </draw:path>
          <draw:path draw:style-name="gr3" draw:text-style-name="P1" draw:layer="layout" svg:width="0.021cm" svg:height="0.037cm" svg:x="4.611cm" svg:y="26.072cm" svg:viewBox="0 0 22 38" svg:d="M20 38c4-17 0-31-11-36-2-2-5-2-9-2">
            <text:p/>
          </draw:path>
          <draw:line draw:style-name="gr3" draw:text-style-name="P1" draw:layer="layout" svg:x1="4.687cm" svg:y1="26.109cm" svg:x2="4.659cm" svg:y2="26.21cm">
            <text:p/>
          </draw:line>
          <draw:line draw:style-name="gr3" draw:text-style-name="P1" draw:layer="layout" svg:x1="4.677cm" svg:y1="26.247cm" svg:x2="4.715cm" svg:y2="26.247cm">
            <text:p/>
          </draw:line>
          <draw:line draw:style-name="gr3" draw:text-style-name="P1" draw:layer="layout" svg:x1="4.724cm" svg:y1="26.072cm" svg:x2="4.761cm" svg:y2="26.072cm">
            <text:p/>
          </draw:line>
          <draw:path draw:style-name="gr3" draw:text-style-name="P1" draw:layer="layout" svg:width="0.038cm" svg:height="0.037cm" svg:x="4.686cm" svg:y="26.072cm" svg:viewBox="0 0 39 38" svg:d="M39 0c-12 0-26 10-34 25-2 4-4 9-5 13">
            <text:p/>
          </draw:path>
          <draw:path draw:style-name="gr3" draw:text-style-name="P1" draw:layer="layout" svg:width="0.02cm" svg:height="0.038cm" svg:x="4.657cm" svg:y="26.209cm" svg:viewBox="0 0 21 39" svg:d="M2 0c-4 17 0 31 10 37 3 1 6 2 9 2">
            <text:p/>
          </draw:path>
          <draw:line draw:style-name="gr3" draw:text-style-name="P1" draw:layer="layout" svg:x1="4.856cm" svg:y1="26.248cm" svg:x2="4.826cm" svg:y2="26.147cm">
            <text:p/>
          </draw:line>
          <draw:line draw:style-name="gr3" draw:text-style-name="P1" draw:layer="layout" svg:x1="4.788cm" svg:y1="26.185cm" svg:x2="4.903cm" svg:y2="26.072cm">
            <text:p/>
          </draw:line>
          <draw:line draw:style-name="gr3" draw:text-style-name="P1" draw:layer="layout" svg:x1="4.819cm" svg:y1="26.072cm" svg:x2="4.771cm" svg:y2="26.248cm">
            <text:p/>
          </draw:line>
          <draw:polyline draw:style-name="gr3" draw:text-style-name="P1" draw:layer="layout" svg:width="0.094cm" svg:height="0.175cm" svg:x="4.949cm" svg:y="26.072cm" svg:viewBox="0 0 95 176" draw:points="0,176 48,176 95,0">
            <text:p/>
          </draw:polyline>
          <draw:line draw:style-name="gr3" draw:text-style-name="P1" draw:layer="layout" svg:x1="4.959cm" svg:y1="26.072cm" svg:x2="4.925cm" svg:y2="26.198cm">
            <text:p/>
          </draw:line>
          <draw:path draw:style-name="gr3" draw:text-style-name="P1" draw:layer="layout" svg:width="0.026cm" svg:height="0.05cm" svg:x="4.922cm" svg:y="26.197cm" svg:viewBox="0 0 27 51" svg:d="M2 0c-6 21-1 41 13 48 4 2 8 3 12 3">
            <text:p/>
          </draw:path>
          <draw:line draw:style-name="gr3" draw:text-style-name="P1" draw:layer="layout" svg:x1="5.128cm" svg:y1="25.997cm" svg:x2="5.184cm" svg:y2="25.997cm">
            <text:p/>
          </draw:line>
          <draw:polyline draw:style-name="gr3" draw:text-style-name="P1" draw:layer="layout" svg:width="0.093cm" svg:height="0.175cm" svg:x="5.085cm" svg:y="26.072cm" svg:viewBox="0 0 94 176" draw:points="0,176 47,176 94,0">
            <text:p/>
          </draw:polyline>
          <draw:line draw:style-name="gr3" draw:text-style-name="P1" draw:layer="layout" svg:x1="5.095cm" svg:y1="26.072cm" svg:x2="5.061cm" svg:y2="26.198cm">
            <text:p/>
          </draw:line>
          <draw:path draw:style-name="gr3" draw:text-style-name="P1" draw:layer="layout" svg:width="0.026cm" svg:height="0.05cm" svg:x="5.058cm" svg:y="26.197cm" svg:viewBox="0 0 27 51" svg:d="M3 0c-7 21-1 41 12 48 4 2 8 3 12 3">
            <text:p/>
          </draw:path>
          <draw:line draw:style-name="gr3" draw:text-style-name="P1" draw:layer="layout" svg:x1="3.325cm" svg:y1="26.636cm" svg:x2="3.4cm" svg:y2="26.636cm">
            <text:p/>
          </draw:line>
          <draw:line draw:style-name="gr3" draw:text-style-name="P1" draw:layer="layout" svg:x1="3.301cm" svg:y1="26.499cm" svg:x2="3.28cm" svg:y2="26.575cm">
            <text:p/>
          </draw:line>
          <draw:line draw:style-name="gr3" draw:text-style-name="P1" draw:layer="layout" svg:x1="3.38cm" svg:y1="26.712cm" svg:x2="3.438cm" svg:y2="26.499cm">
            <text:p/>
          </draw:line>
          <draw:line draw:style-name="gr3" draw:text-style-name="P1" draw:layer="layout" svg:x1="3.258cm" svg:y1="26.749cm" svg:x2="3.333cm" svg:y2="26.749cm">
            <text:p/>
          </draw:line>
          <draw:path draw:style-name="gr3" draw:text-style-name="P1" draw:layer="layout" svg:width="0.047cm" svg:height="0.062cm" svg:x="3.277cm" svg:y="26.574cm" svg:viewBox="0 0 48 63" svg:d="M2 0c-5 18-2 36 8 48 9 10 22 15 38 15">
            <text:p/>
          </draw:path>
          <draw:path draw:style-name="gr3" draw:text-style-name="P1" draw:layer="layout" svg:width="0.047cm" svg:height="0.038cm" svg:x="3.333cm" svg:y="26.711cm" svg:viewBox="0 0 48 39" svg:d="M0 39c10 0 22-5 32-13 8-8 14-17 16-26">
            <text:p/>
          </draw:path>
          <draw:line draw:style-name="gr3" draw:text-style-name="P1" draw:layer="layout" svg:x1="3.561cm" svg:y1="26.712cm" svg:x2="3.589cm" svg:y2="26.611cm">
            <text:p/>
          </draw:line>
          <draw:polyline draw:style-name="gr3" draw:text-style-name="P1" draw:layer="layout" svg:width="0.133cm" svg:height="0.237cm" svg:x="3.428cm" svg:y="26.574cm" svg:viewBox="0 0 134 238" draw:points="134,0 64,0 0,238">
            <text:p/>
          </draw:polyline>
          <draw:line draw:style-name="gr3" draw:text-style-name="P1" draw:layer="layout" svg:x1="3.445cm" svg:y1="26.749cm" svg:x2="3.514cm" svg:y2="26.749cm">
            <text:p/>
          </draw:line>
          <draw:path draw:style-name="gr3" draw:text-style-name="P1" draw:layer="layout" svg:width="0.047cm" svg:height="0.038cm" svg:x="3.514cm" svg:y="26.711cm" svg:viewBox="0 0 48 39" svg:d="M0 39c11 0 22-5 31-13s15-17 17-26">
            <text:p/>
          </draw:path>
          <draw:path draw:style-name="gr3" draw:text-style-name="P1" draw:layer="layout" svg:width="0.028cm" svg:height="0.037cm" svg:x="3.561cm" svg:y="26.574cm" svg:viewBox="0 0 29 38" svg:d="M28 38c3-11 1-21-5-29-5-6-13-9-23-9">
            <text:p/>
          </draw:path>
          <draw:line draw:style-name="gr3" draw:text-style-name="P1" draw:layer="layout" svg:x1="3.664cm" svg:y1="26.749cm" svg:x2="3.739cm" svg:y2="26.749cm">
            <text:p/>
          </draw:line>
          <draw:line draw:style-name="gr3" draw:text-style-name="P1" draw:layer="layout" svg:x1="3.732cm" svg:y1="26.775cm" svg:x2="3.787cm" svg:y2="26.574cm">
            <text:p/>
          </draw:line>
          <draw:line draw:style-name="gr3" draw:text-style-name="P1" draw:layer="layout" svg:x1="3.622cm" svg:y1="26.811cm" svg:x2="3.684cm" svg:y2="26.811cm">
            <text:p/>
          </draw:line>
          <draw:line draw:style-name="gr3" draw:text-style-name="P1" draw:layer="layout" svg:x1="3.674cm" svg:y1="26.574cm" svg:x2="3.636cm" svg:y2="26.712cm">
            <text:p/>
          </draw:line>
          <draw:path draw:style-name="gr3" draw:text-style-name="P1" draw:layer="layout" svg:width="0.029cm" svg:height="0.038cm" svg:x="3.635cm" svg:y="26.711cm" svg:viewBox="0 0 30 39" svg:d="M1 0c-3 11-1 22 6 29 5 6 14 10 23 10">
            <text:p/>
          </draw:path>
          <draw:path draw:style-name="gr3" draw:text-style-name="P1" draw:layer="layout" svg:width="0.048cm" svg:height="0.037cm" svg:x="3.684cm" svg:y="26.774cm" svg:viewBox="0 0 49 38" svg:d="M0 38c12 0 24-5 33-14 8-7 14-15 16-24">
            <text:p/>
          </draw:path>
          <draw:line draw:style-name="gr3" draw:text-style-name="P1" draw:layer="layout" svg:x1="3.851cm" svg:y1="26.611cm" svg:x2="3.824cm" svg:y2="26.712cm">
            <text:p/>
          </draw:line>
          <draw:line draw:style-name="gr3" draw:text-style-name="P1" draw:layer="layout" svg:x1="3.851cm" svg:y1="26.749cm" svg:x2="3.901cm" svg:y2="26.749cm">
            <text:p/>
          </draw:line>
          <draw:line draw:style-name="gr3" draw:text-style-name="P1" draw:layer="layout" svg:x1="3.898cm" svg:y1="26.574cm" svg:x2="3.948cm" svg:y2="26.574cm">
            <text:p/>
          </draw:line>
          <draw:path draw:style-name="gr3" draw:text-style-name="P1" draw:layer="layout" svg:width="0.048cm" svg:height="0.037cm" svg:x="3.85cm" svg:y="26.574cm" svg:viewBox="0 0 49 38" svg:d="M49 0c-11 0-23 4-33 13-7 7-13 16-16 25">
            <text:p/>
          </draw:path>
          <draw:path draw:style-name="gr3" draw:text-style-name="P1" draw:layer="layout" svg:width="0.028cm" svg:height="0.038cm" svg:x="3.822cm" svg:y="26.711cm" svg:viewBox="0 0 29 39" svg:d="M1 0c-3 11-1 22 5 29 5 6 13 10 23 10">
            <text:p/>
          </draw:path>
          <draw:line draw:style-name="gr3" draw:text-style-name="P1" draw:layer="layout" svg:x1="4.009cm" svg:y1="26.63cm" svg:x2="3.991cm" svg:y2="26.693cm">
            <text:p/>
          </draw:line>
          <draw:line draw:style-name="gr3" draw:text-style-name="P1" draw:layer="layout" svg:x1="4.104cm" svg:y1="26.693cm" svg:x2="4.121cm" svg:y2="26.63cm">
            <text:p/>
          </draw:line>
          <draw:path draw:style-name="gr3" draw:text-style-name="P1" draw:layer="layout" svg:width="0.114cm" svg:height="0.056cm" svg:x="4.008cm" svg:y="26.574cm" svg:viewBox="0 0 115 57" svg:d="M113 57c5-16 2-33-8-43-17-21-55-18-81 5-12 11-20 24-24 38">
            <text:p/>
          </draw:path>
          <draw:path draw:style-name="gr3" draw:text-style-name="P1" draw:layer="layout" svg:width="0.115cm" svg:height="0.057cm" svg:x="3.989cm" svg:y="26.692cm" svg:viewBox="0 0 116 58" svg:d="M2 0c-4 17-1 33 8 44 18 20 54 18 82-6 11-10 20-24 24-38">
            <text:p/>
          </draw:path>
          <draw:line draw:style-name="gr3" draw:text-style-name="P1" draw:layer="layout" svg:x1="4.223cm" svg:y1="26.53cm" svg:x2="4.174cm" svg:y2="26.712cm">
            <text:p/>
          </draw:line>
          <draw:line draw:style-name="gr3" draw:text-style-name="P1" draw:layer="layout" svg:x1="4.201cm" svg:y1="26.749cm" svg:x2="4.232cm" svg:y2="26.749cm">
            <text:p/>
          </draw:line>
          <draw:line draw:style-name="gr3" draw:text-style-name="P1" draw:layer="layout" svg:x1="4.266cm" svg:y1="26.555cm" svg:x2="4.227cm" svg:y2="26.581cm">
            <text:p/>
          </draw:line>
          <draw:line draw:style-name="gr3" draw:text-style-name="P1" draw:layer="layout" svg:x1="4.307cm" svg:y1="26.611cm" svg:x2="4.28cm" svg:y2="26.712cm">
            <text:p/>
          </draw:line>
          <draw:line draw:style-name="gr3" draw:text-style-name="P1" draw:layer="layout" svg:x1="4.248cm" svg:y1="26.574cm" svg:x2="4.279cm" svg:y2="26.574cm">
            <text:p/>
          </draw:line>
          <draw:path draw:style-name="gr3" draw:text-style-name="P1" draw:layer="layout" svg:width="0.028cm" svg:height="0.038cm" svg:x="4.172cm" svg:y="26.711cm" svg:viewBox="0 0 29 39" svg:d="M1 0c-3 11-1 22 5 29 6 6 14 10 23 10">
            <text:p/>
          </draw:path>
          <draw:path draw:style-name="gr3" draw:text-style-name="P1" draw:layer="layout" svg:width="0.04cm" svg:height="0.031cm" svg:x="4.222cm" svg:y="26.499cm" svg:viewBox="0 0 41 32" svg:d="M41 0c-9 0-19 4-27 10-7 7-12 14-14 22">
            <text:p/>
          </draw:path>
          <draw:path draw:style-name="gr3" draw:text-style-name="P1" draw:layer="layout" svg:width="0.021cm" svg:height="0.056cm" svg:x="4.262cm" svg:y="26.499cm" svg:viewBox="0 0 22 57" svg:d="M3 57c2-1 3-2 4-3 16-14 20-35 10-46-5-5-11-8-17-8">
            <text:p/>
          </draw:path>
          <draw:path draw:style-name="gr3" draw:text-style-name="P1" draw:layer="layout" svg:width="0.048cm" svg:height="0.038cm" svg:x="4.232cm" svg:y="26.711cm" svg:viewBox="0 0 49 39" svg:d="M0 39c11 0 23-5 33-13 8-8 13-17 16-26">
            <text:p/>
          </draw:path>
          <draw:path draw:style-name="gr3" draw:text-style-name="P1" draw:layer="layout" svg:width="0.048cm" svg:height="0.037cm" svg:x="4.2cm" svg:y="26.574cm" svg:viewBox="0 0 49 38" svg:d="M49 0c-11 0-23 4-32 13-9 7-14 16-17 25">
            <text:p/>
          </draw:path>
          <draw:path draw:style-name="gr3" draw:text-style-name="P1" draw:layer="layout" svg:width="0.028cm" svg:height="0.037cm" svg:x="4.279cm" svg:y="26.574cm" svg:viewBox="0 0 29 38" svg:d="M28 38c3-11 1-21-5-29-5-6-14-9-23-9">
            <text:p/>
          </draw:path>
          <draw:line draw:style-name="gr3" draw:text-style-name="P1" draw:layer="layout" svg:x1="4.608cm" svg:y1="26.674cm" svg:x2="4.496cm" svg:y2="26.674cm">
            <text:p/>
          </draw:line>
          <draw:polyline draw:style-name="gr3" draw:text-style-name="P1" draw:layer="layout" svg:width="0.175cm" svg:height="0.25cm" svg:x="4.445cm" svg:y="26.499cm" svg:viewBox="0 0 176 251" draw:points="0,251 154,0 176,251">
            <text:p/>
          </draw:polyline>
          <draw:line draw:style-name="gr3" draw:text-style-name="P1" draw:layer="layout" svg:x1="4.699cm" svg:y1="26.736cm" svg:x2="4.694cm" svg:y2="26.75cm">
            <text:p/>
          </draw:line>
          <draw:polyline draw:style-name="gr3" draw:text-style-name="P1" draw:layer="layout" svg:width="0.136cm" svg:height="0.25cm" svg:x="4.769cm" svg:y="26.499cm" svg:viewBox="0 0 137 251" draw:points="137,0 67,0 0,251 69,251">
            <text:p/>
          </draw:polyline>
          <draw:line draw:style-name="gr3" draw:text-style-name="P1" draw:layer="layout" svg:x1="4.875cm" svg:y1="26.611cm" svg:x2="4.806cm" svg:y2="26.611cm">
            <text:p/>
          </draw:line>
          <draw:path draw:style-name="gr3" draw:text-style-name="P1" draw:layer="layout" svg:width="0.073cm" svg:height="0.112cm" svg:x="4.875cm" svg:y="26.499cm" svg:viewBox="0 0 74 113" svg:d="M0 113c16 0 33-7 47-19 28-24 35-60 17-80-7-9-20-14-34-14">
            <text:p/>
          </draw:path>
          <draw:path draw:style-name="gr3" draw:text-style-name="P1" draw:layer="layout" svg:width="0.09cm" svg:height="0.138cm" svg:x="4.838cm" svg:y="26.611cm" svg:viewBox="0 0 91 139" svg:d="M0 139c20 0 41-10 58-25 34-28 43-72 21-97-10-11-25-17-42-17">
            <text:p/>
          </draw:path>
          <draw:line draw:style-name="gr3" draw:text-style-name="P1" draw:layer="layout" svg:x1="4.986cm" svg:y1="26.736cm" svg:x2="4.982cm" svg:y2="26.75cm">
            <text:p/>
          </draw:line>
          <draw:line draw:style-name="gr3" draw:text-style-name="P1" draw:layer="layout" svg:x1="3.325cm" svg:y1="28.635cm" svg:x2="3.4cm" svg:y2="28.635cm">
            <text:p/>
          </draw:line>
          <draw:line draw:style-name="gr3" draw:text-style-name="P1" draw:layer="layout" svg:x1="3.301cm" svg:y1="28.498cm" svg:x2="3.28cm" svg:y2="28.574cm">
            <text:p/>
          </draw:line>
          <draw:line draw:style-name="gr3" draw:text-style-name="P1" draw:layer="layout" svg:x1="3.38cm" svg:y1="28.711cm" svg:x2="3.438cm" svg:y2="28.498cm">
            <text:p/>
          </draw:line>
          <draw:line draw:style-name="gr3" draw:text-style-name="P1" draw:layer="layout" svg:x1="3.258cm" svg:y1="28.748cm" svg:x2="3.333cm" svg:y2="28.748cm">
            <text:p/>
          </draw:line>
          <draw:path draw:style-name="gr3" draw:text-style-name="P1" draw:layer="layout" svg:width="0.047cm" svg:height="0.062cm" svg:x="3.277cm" svg:y="28.573cm" svg:viewBox="0 0 48 63" svg:d="M2 0c-5 19-2 36 8 48 9 10 22 15 38 15">
            <text:p/>
          </draw:path>
          <draw:path draw:style-name="gr3" draw:text-style-name="P1" draw:layer="layout" svg:width="0.047cm" svg:height="0.038cm" svg:x="3.333cm" svg:y="28.71cm" svg:viewBox="0 0 48 39" svg:d="M0 39c10 0 22-5 32-13 8-8 14-17 16-26">
            <text:p/>
          </draw:path>
          <draw:line draw:style-name="gr3" draw:text-style-name="P1" draw:layer="layout" svg:x1="3.561cm" svg:y1="28.711cm" svg:x2="3.589cm" svg:y2="28.61cm">
            <text:p/>
          </draw:line>
          <draw:polyline draw:style-name="gr3" draw:text-style-name="P1" draw:layer="layout" svg:width="0.133cm" svg:height="0.237cm" svg:x="3.428cm" svg:y="28.573cm" svg:viewBox="0 0 134 238" draw:points="134,0 64,0 0,238">
            <text:p/>
          </draw:polyline>
          <draw:line draw:style-name="gr3" draw:text-style-name="P1" draw:layer="layout" svg:x1="3.445cm" svg:y1="28.748cm" svg:x2="3.514cm" svg:y2="28.748cm">
            <text:p/>
          </draw:line>
          <draw:path draw:style-name="gr3" draw:text-style-name="P1" draw:layer="layout" svg:width="0.047cm" svg:height="0.038cm" svg:x="3.514cm" svg:y="28.71cm" svg:viewBox="0 0 48 39" svg:d="M0 39c11 0 22-5 31-13s15-17 17-26">
            <text:p/>
          </draw:path>
          <draw:path draw:style-name="gr3" draw:text-style-name="P1" draw:layer="layout" svg:width="0.028cm" svg:height="0.037cm" svg:x="3.561cm" svg:y="28.573cm" svg:viewBox="0 0 29 38" svg:d="M28 38c3-11 1-21-5-28-5-7-13-10-23-10">
            <text:p/>
          </draw:path>
          <draw:line draw:style-name="gr3" draw:text-style-name="P1" draw:layer="layout" svg:x1="3.664cm" svg:y1="28.748cm" svg:x2="3.739cm" svg:y2="28.748cm">
            <text:p/>
          </draw:line>
          <draw:line draw:style-name="gr3" draw:text-style-name="P1" draw:layer="layout" svg:x1="3.732cm" svg:y1="28.774cm" svg:x2="3.787cm" svg:y2="28.573cm">
            <text:p/>
          </draw:line>
          <draw:line draw:style-name="gr3" draw:text-style-name="P1" draw:layer="layout" svg:x1="3.622cm" svg:y1="28.81cm" svg:x2="3.684cm" svg:y2="28.81cm">
            <text:p/>
          </draw:line>
          <draw:line draw:style-name="gr3" draw:text-style-name="P1" draw:layer="layout" svg:x1="3.674cm" svg:y1="28.573cm" svg:x2="3.636cm" svg:y2="28.711cm">
            <text:p/>
          </draw:line>
          <draw:path draw:style-name="gr3" draw:text-style-name="P1" draw:layer="layout" svg:width="0.029cm" svg:height="0.038cm" svg:x="3.635cm" svg:y="28.71cm" svg:viewBox="0 0 30 39" svg:d="M1 0c-3 11-1 22 6 29 5 6 14 10 23 10">
            <text:p/>
          </draw:path>
          <draw:path draw:style-name="gr3" draw:text-style-name="P1" draw:layer="layout" svg:width="0.048cm" svg:height="0.037cm" svg:x="3.684cm" svg:y="28.773cm" svg:viewBox="0 0 49 38" svg:d="M0 38c12 0 24-5 33-14 8-6 14-15 16-24">
            <text:p/>
          </draw:path>
          <draw:line draw:style-name="gr3" draw:text-style-name="P1" draw:layer="layout" svg:x1="3.851cm" svg:y1="28.61cm" svg:x2="3.824cm" svg:y2="28.711cm">
            <text:p/>
          </draw:line>
          <draw:line draw:style-name="gr3" draw:text-style-name="P1" draw:layer="layout" svg:x1="3.851cm" svg:y1="28.748cm" svg:x2="3.901cm" svg:y2="28.748cm">
            <text:p/>
          </draw:line>
          <draw:line draw:style-name="gr3" draw:text-style-name="P1" draw:layer="layout" svg:x1="3.898cm" svg:y1="28.573cm" svg:x2="3.948cm" svg:y2="28.573cm">
            <text:p/>
          </draw:line>
          <draw:path draw:style-name="gr3" draw:text-style-name="P1" draw:layer="layout" svg:width="0.048cm" svg:height="0.037cm" svg:x="3.85cm" svg:y="28.573cm" svg:viewBox="0 0 49 38" svg:d="M49 0c-11 0-23 4-33 14-7 6-13 15-16 24">
            <text:p/>
          </draw:path>
          <draw:path draw:style-name="gr3" draw:text-style-name="P1" draw:layer="layout" svg:width="0.028cm" svg:height="0.038cm" svg:x="3.822cm" svg:y="28.71cm" svg:viewBox="0 0 29 39" svg:d="M1 0c-3 11-1 22 5 29 5 6 13 10 23 10">
            <text:p/>
          </draw:path>
          <draw:line draw:style-name="gr3" draw:text-style-name="P1" draw:layer="layout" svg:x1="4.009cm" svg:y1="28.629cm" svg:x2="3.991cm" svg:y2="28.692cm">
            <text:p/>
          </draw:line>
          <draw:line draw:style-name="gr3" draw:text-style-name="P1" draw:layer="layout" svg:x1="4.104cm" svg:y1="28.692cm" svg:x2="4.121cm" svg:y2="28.629cm">
            <text:p/>
          </draw:line>
          <draw:path draw:style-name="gr3" draw:text-style-name="P1" draw:layer="layout" svg:width="0.114cm" svg:height="0.056cm" svg:x="4.008cm" svg:y="28.573cm" svg:viewBox="0 0 115 57" svg:d="M113 57c5-17 2-33-8-43-17-21-55-18-81 5-12 10-20 23-24 38">
            <text:p/>
          </draw:path>
          <draw:path draw:style-name="gr3" draw:text-style-name="P1" draw:layer="layout" svg:width="0.115cm" svg:height="0.057cm" svg:x="3.989cm" svg:y="28.691cm" svg:viewBox="0 0 116 58" svg:d="M2 0c-4 17-1 32 8 44 18 20 54 18 82-6 11-11 20-24 24-38">
            <text:p/>
          </draw:path>
          <draw:line draw:style-name="gr3" draw:text-style-name="P1" draw:layer="layout" svg:x1="4.223cm" svg:y1="28.529cm" svg:x2="4.174cm" svg:y2="28.711cm">
            <text:p/>
          </draw:line>
          <draw:line draw:style-name="gr3" draw:text-style-name="P1" draw:layer="layout" svg:x1="4.201cm" svg:y1="28.748cm" svg:x2="4.232cm" svg:y2="28.748cm">
            <text:p/>
          </draw:line>
          <draw:line draw:style-name="gr3" draw:text-style-name="P1" draw:layer="layout" svg:x1="4.266cm" svg:y1="28.554cm" svg:x2="4.227cm" svg:y2="28.58cm">
            <text:p/>
          </draw:line>
          <draw:line draw:style-name="gr3" draw:text-style-name="P1" draw:layer="layout" svg:x1="4.307cm" svg:y1="28.61cm" svg:x2="4.28cm" svg:y2="28.711cm">
            <text:p/>
          </draw:line>
          <draw:line draw:style-name="gr3" draw:text-style-name="P1" draw:layer="layout" svg:x1="4.248cm" svg:y1="28.573cm" svg:x2="4.279cm" svg:y2="28.573cm">
            <text:p/>
          </draw:line>
          <draw:path draw:style-name="gr3" draw:text-style-name="P1" draw:layer="layout" svg:width="0.028cm" svg:height="0.038cm" svg:x="4.172cm" svg:y="28.71cm" svg:viewBox="0 0 29 39" svg:d="M1 0c-3 11-1 22 5 29 6 6 14 10 23 10">
            <text:p/>
          </draw:path>
          <draw:path draw:style-name="gr3" draw:text-style-name="P1" draw:layer="layout" svg:width="0.04cm" svg:height="0.031cm" svg:x="4.222cm" svg:y="28.498cm" svg:viewBox="0 0 41 32" svg:d="M41 0c-9 0-19 5-27 11-7 6-12 13-14 21">
            <text:p/>
          </draw:path>
          <draw:path draw:style-name="gr3" draw:text-style-name="P1" draw:layer="layout" svg:width="0.021cm" svg:height="0.056cm" svg:x="4.262cm" svg:y="28.498cm" svg:viewBox="0 0 22 57" svg:d="M3 57c2-1 3-2 4-3 16-13 20-34 10-45-5-6-11-9-17-9">
            <text:p/>
          </draw:path>
          <draw:path draw:style-name="gr3" draw:text-style-name="P1" draw:layer="layout" svg:width="0.048cm" svg:height="0.038cm" svg:x="4.232cm" svg:y="28.71cm" svg:viewBox="0 0 49 39" svg:d="M0 39c11 0 23-5 33-13 8-8 13-17 16-26">
            <text:p/>
          </draw:path>
          <draw:path draw:style-name="gr3" draw:text-style-name="P1" draw:layer="layout" svg:width="0.048cm" svg:height="0.037cm" svg:x="4.2cm" svg:y="28.573cm" svg:viewBox="0 0 49 38" svg:d="M49 0c-11 0-23 4-32 14-9 6-14 15-17 24">
            <text:p/>
          </draw:path>
          <draw:path draw:style-name="gr3" draw:text-style-name="P1" draw:layer="layout" svg:width="0.028cm" svg:height="0.037cm" svg:x="4.279cm" svg:y="28.573cm" svg:viewBox="0 0 29 38" svg:d="M28 38c3-11 1-21-5-28-5-7-14-10-23-10">
            <text:p/>
          </draw:path>
          <draw:line draw:style-name="gr3" draw:text-style-name="P1" draw:layer="layout" svg:x1="4.608cm" svg:y1="28.673cm" svg:x2="4.496cm" svg:y2="28.673cm">
            <text:p/>
          </draw:line>
          <draw:polyline draw:style-name="gr3" draw:text-style-name="P1" draw:layer="layout" svg:width="0.175cm" svg:height="0.25cm" svg:x="4.445cm" svg:y="28.498cm" svg:viewBox="0 0 176 251" draw:points="0,251 154,0 176,251">
            <text:p/>
          </draw:polyline>
          <draw:line draw:style-name="gr3" draw:text-style-name="P1" draw:layer="layout" svg:x1="4.699cm" svg:y1="28.735cm" svg:x2="4.694cm" svg:y2="28.749cm">
            <text:p/>
          </draw:line>
          <draw:polyline draw:style-name="gr3" draw:text-style-name="P1" draw:layer="layout" svg:width="0.136cm" svg:height="0.25cm" svg:x="4.769cm" svg:y="28.498cm" svg:viewBox="0 0 137 251" draw:points="137,0 67,0 0,251 69,251">
            <text:p/>
          </draw:polyline>
          <draw:line draw:style-name="gr3" draw:text-style-name="P1" draw:layer="layout" svg:x1="4.875cm" svg:y1="28.61cm" svg:x2="4.806cm" svg:y2="28.61cm">
            <text:p/>
          </draw:line>
          <draw:path draw:style-name="gr3" draw:text-style-name="P1" draw:layer="layout" svg:width="0.073cm" svg:height="0.112cm" svg:x="4.875cm" svg:y="28.498cm" svg:viewBox="0 0 74 113" svg:d="M0 113c16 0 33-7 47-19 28-24 35-60 17-80-7-9-20-14-34-14">
            <text:p/>
          </draw:path>
          <draw:path draw:style-name="gr3" draw:text-style-name="P1" draw:layer="layout" svg:width="0.09cm" svg:height="0.138cm" svg:x="4.838cm" svg:y="28.61cm" svg:viewBox="0 0 91 139" svg:d="M0 139c20 0 41-9 58-24 34-28 43-73 21-98-10-11-25-17-42-17">
            <text:p/>
          </draw:path>
          <draw:line draw:style-name="gr3" draw:text-style-name="P1" draw:layer="layout" svg:x1="4.986cm" svg:y1="28.735cm" svg:x2="4.982cm" svg:y2="28.749cm">
            <text:p/>
          </draw:line>
          <draw:polyline draw:style-name="gr3" draw:text-style-name="P1" draw:layer="layout" svg:width="0.263cm" svg:height="0.334cm" svg:x="15.429cm" svg:y="27.523cm" svg:viewBox="0 0 264 335" draw:points="264,0 127,184 90,0 0,335">
            <text:p/>
          </draw:polyline>
          <draw:line draw:style-name="gr3" draw:text-style-name="P1" draw:layer="layout" svg:x1="15.603cm" svg:y1="27.858cm" svg:x2="15.693cm" svg:y2="27.523cm">
            <text:p/>
          </draw:line>
          <draw:line draw:style-name="gr3" draw:text-style-name="P1" draw:layer="layout" svg:x1="15.772cm" svg:y1="27.523cm" svg:x2="15.892cm" svg:y2="27.523cm">
            <text:p/>
          </draw:line>
          <draw:line draw:style-name="gr3" draw:text-style-name="P1" draw:layer="layout" svg:x1="15.683cm" svg:y1="27.858cm" svg:x2="15.773cm" svg:y2="27.523cm">
            <text:p/>
          </draw:line>
          <draw:line draw:style-name="gr3" draw:text-style-name="P1" draw:layer="layout" svg:x1="16.053cm" svg:y1="27.523cm" svg:x2="15.962cm" svg:y2="27.858cm">
            <text:p/>
          </draw:line>
          <draw:line draw:style-name="gr3" draw:text-style-name="P1" draw:layer="layout" svg:x1="15.972cm" svg:y1="27.523cm" svg:x2="16.132cm" svg:y2="27.523cm">
            <text:p/>
          </draw:line>
          <draw:line draw:style-name="gr3" draw:text-style-name="P1" draw:layer="layout" svg:x1="16.229cm" svg:y1="27.707cm" svg:x2="16.309cm" svg:y2="27.707cm">
            <text:p/>
          </draw:line>
          <draw:line draw:style-name="gr3" draw:text-style-name="P1" draw:layer="layout" svg:x1="16.213cm" svg:y1="27.523cm" svg:x2="16.185cm" svg:y2="27.625cm">
            <text:p/>
          </draw:line>
          <draw:line draw:style-name="gr3" draw:text-style-name="P1" draw:layer="layout" svg:x1="16.282cm" svg:y1="27.808cm" svg:x2="16.359cm" svg:y2="27.523cm">
            <text:p/>
          </draw:line>
          <draw:line draw:style-name="gr3" draw:text-style-name="P1" draw:layer="layout" svg:x1="16.149cm" svg:y1="27.857cm" svg:x2="16.229cm" svg:y2="27.857cm">
            <text:p/>
          </draw:line>
          <draw:path draw:style-name="gr3" draw:text-style-name="P1" draw:layer="layout" svg:width="0.048cm" svg:height="0.084cm" svg:x="16.181cm" svg:y="27.623cm" svg:viewBox="0 0 49 85" svg:d="M4 0c-9 34-1 65 21 78 7 4 15 7 24 7">
            <text:p/>
          </draw:path>
          <draw:path draw:style-name="gr3" draw:text-style-name="P1" draw:layer="layout" svg:width="0.053cm" svg:height="0.05cm" svg:x="16.229cm" svg:y="27.807cm" svg:viewBox="0 0 54 51" svg:d="M0 51c16 0 34-14 46-32 4-6 7-13 8-19">
            <text:p/>
          </draw:path>
          <draw:polyline draw:style-name="gr3" draw:text-style-name="P1" draw:layer="layout" svg:width="0.129cm" svg:height="0.234cm" svg:x="16.509cm" svg:y="27.623cm" svg:viewBox="0 0 130 235" draw:points="0,235 66,235 130,0">
            <text:p/>
          </draw:polyline>
          <draw:line draw:style-name="gr3" draw:text-style-name="P1" draw:layer="layout" svg:x1="16.519cm" svg:y1="27.623cm" svg:x2="16.473cm" svg:y2="27.791cm">
            <text:p/>
          </draw:line>
          <draw:path draw:style-name="gr3" draw:text-style-name="P1" draw:layer="layout" svg:width="0.039cm" svg:height="0.067cm" svg:x="16.47cm" svg:y="27.79cm" svg:viewBox="0 0 40 68" svg:d="M3 0c-7 28 0 52 18 63 5 3 12 5 19 5">
            <text:p/>
          </draw:path>
          <draw:line draw:style-name="gr3" draw:text-style-name="P1" draw:layer="layout" svg:x1="16.866cm" svg:y1="27.623cm" svg:x2="16.802cm" svg:y2="27.858cm">
            <text:p/>
          </draw:line>
          <draw:line draw:style-name="gr3" draw:text-style-name="P1" draw:layer="layout" svg:x1="16.76cm" svg:y1="27.741cm" svg:x2="16.866cm" svg:y2="27.623cm">
            <text:p/>
          </draw:line>
          <draw:line draw:style-name="gr3" draw:text-style-name="P1" draw:layer="layout" svg:x1="16.718cm" svg:y1="27.623cm" svg:x2="16.761cm" svg:y2="27.741cm">
            <text:p/>
          </draw:line>
          <draw:line draw:style-name="gr3" draw:text-style-name="P1" draw:layer="layout" svg:x1="16.655cm" svg:y1="27.858cm" svg:x2="16.719cm" svg:y2="27.623cm">
            <text:p/>
          </draw:line>
          <draw:line draw:style-name="gr3" draw:text-style-name="P1" draw:layer="layout" svg:x1="16.887cm" svg:y1="27.84cm" svg:x2="16.882cm" svg:y2="27.858cm">
            <text:p/>
          </draw:line>
          <draw:line draw:style-name="gr3" draw:text-style-name="P1" draw:layer="layout" svg:x1="17.118cm" svg:y1="27.673cm" svg:x2="17.264cm" svg:y2="27.673cm">
            <text:p/>
          </draw:line>
          <draw:line draw:style-name="gr3" draw:text-style-name="P1" draw:layer="layout" svg:x1="17.215cm" svg:y1="27.858cm" svg:x2="17.305cm" svg:y2="27.523cm">
            <text:p/>
          </draw:line>
          <draw:line draw:style-name="gr3" draw:text-style-name="P1" draw:layer="layout" svg:x1="17.069cm" svg:y1="27.858cm" svg:x2="17.159cm" svg:y2="27.523cm">
            <text:p/>
          </draw:line>
          <draw:line draw:style-name="gr3" draw:text-style-name="P1" draw:layer="layout" svg:x1="17.301cm" svg:y1="27.84cm" svg:x2="17.295cm" svg:y2="27.858cm">
            <text:p/>
          </draw:line>
          <draw:line draw:style-name="gr3" draw:text-style-name="P1" draw:layer="layout" svg:x1="17.571cm" svg:y1="27.673cm" svg:x2="17.478cm" svg:y2="27.673cm">
            <text:p/>
          </draw:line>
          <draw:line draw:style-name="gr3" draw:text-style-name="P1" draw:layer="layout" svg:x1="17.544cm" svg:y1="27.523cm" svg:x2="17.464cm" svg:y2="27.523cm">
            <text:p/>
          </draw:line>
          <draw:line draw:style-name="gr3" draw:text-style-name="P1" draw:layer="layout" svg:x1="17.544cm" svg:y1="27.774cm" svg:x2="17.59cm" svg:y2="27.607cm">
            <text:p/>
          </draw:line>
          <draw:line draw:style-name="gr3" draw:text-style-name="P1" draw:layer="layout" svg:x1="17.375cm" svg:y1="27.857cm" svg:x2="17.455cm" svg:y2="27.857cm">
            <text:p/>
          </draw:line>
          <draw:path draw:style-name="gr3" draw:text-style-name="P1" draw:layer="layout" svg:width="0.049cm" svg:height="0.084cm" svg:x="17.544cm" svg:y="27.523cm" svg:viewBox="0 0 50 85" svg:d="M46 85c9-35 1-65-21-78-7-4-16-7-25-7">
            <text:p/>
          </draw:path>
          <draw:path draw:style-name="gr3" draw:text-style-name="P1" draw:layer="layout" svg:width="0.089cm" svg:height="0.084cm" svg:x="17.455cm" svg:y="27.773cm" svg:viewBox="0 0 90 85" svg:d="M0 85c27 0 57-22 75-53 8-10 12-21 15-32">
            <text:p/>
          </draw:path>
          <draw:line draw:style-name="gr3" draw:text-style-name="P1" draw:layer="layout" svg:x1="17.607cm" svg:y1="27.84cm" svg:x2="17.602cm" svg:y2="27.858cm">
            <text:p/>
          </draw:line>
          <draw:line draw:style-name="gr3" draw:text-style-name="P1" draw:layer="layout" svg:x1="17.804cm" svg:y1="27.673cm" svg:x2="17.731cm" svg:y2="27.673cm">
            <text:p/>
          </draw:line>
          <draw:line draw:style-name="gr3" draw:text-style-name="P1" draw:layer="layout" svg:x1="17.771cm" svg:y1="27.523cm" svg:x2="17.891cm" svg:y2="27.523cm">
            <text:p/>
          </draw:line>
          <draw:line draw:style-name="gr3" draw:text-style-name="P1" draw:layer="layout" svg:x1="17.682cm" svg:y1="27.858cm" svg:x2="17.772cm" svg:y2="27.523cm">
            <text:p/>
          </draw:line>
          <draw:line draw:style-name="gr3" draw:text-style-name="P1" draw:layer="layout" svg:x1="17.682cm" svg:y1="27.857cm" svg:x2="17.755cm" svg:y2="27.857cm">
            <text:p/>
          </draw:line>
          <draw:path draw:style-name="gr3" draw:text-style-name="P1" draw:layer="layout" svg:width="0.102cm" svg:height="0.184cm" svg:x="17.755cm" svg:y="27.673cm" svg:viewBox="0 0 103 185" svg:d="M0 185c31 0 63-23 84-57 28-47 24-100-8-121-8-4-16-7-26-7">
            <text:p/>
          </draw:path>
          <draw:line draw:style-name="gr3" draw:text-style-name="P1" draw:layer="layout" svg:x1="17.958cm" svg:y1="27.673cm" svg:x2="17.922cm" svg:y2="27.808cm">
            <text:p/>
          </draw:line>
          <draw:line draw:style-name="gr3" draw:text-style-name="P1" draw:layer="layout" svg:x1="17.948cm" svg:y1="27.857cm" svg:x2="17.975cm" svg:y2="27.857cm">
            <text:p/>
          </draw:line>
          <draw:polyline draw:style-name="gr3" draw:text-style-name="P1" draw:layer="layout" svg:width="0.066cm" svg:height="0.184cm" svg:x="18.011cm" svg:y="27.623cm" svg:viewBox="0 0 67 185" draw:points="17,185 67,0 0,0">
            <text:p/>
          </draw:polyline>
          <draw:path draw:style-name="gr3" draw:text-style-name="P1" draw:layer="layout" svg:width="0.054cm" svg:height="0.05cm" svg:x="17.957cm" svg:y="27.623cm" svg:viewBox="0 0 55 51" svg:d="M55 0c-17 0-34 13-46 32-4 6-7 13-9 19">
            <text:p/>
          </draw:path>
          <draw:path draw:style-name="gr3" draw:text-style-name="P1" draw:layer="layout" svg:width="0.028cm" svg:height="0.05cm" svg:x="17.919cm" svg:y="27.807cm" svg:viewBox="0 0 29 51" svg:d="M2 0c-6 20-1 38 13 47 4 2 9 4 14 4">
            <text:p/>
          </draw:path>
          <draw:path draw:style-name="gr3" draw:text-style-name="P1" draw:layer="layout" svg:width="0.029cm" svg:height="0.05cm" svg:x="18.026cm" svg:y="27.807cm" svg:viewBox="0 0 30 51" svg:d="M2 0c-5 20 0 38 13 47 5 2 10 4 15 4">
            <text:p/>
          </draw:path>
          <draw:path draw:style-name="gr3" draw:text-style-name="P1" draw:layer="layout" svg:width="0.053cm" svg:height="0.05cm" svg:x="17.975cm" svg:y="27.807cm" svg:viewBox="0 0 54 51" svg:d="M0 51c16 0 34-14 46-32 4-6 6-13 8-19">
            <text:p/>
          </draw:path>
          <draw:line draw:style-name="gr3" draw:text-style-name="P1" draw:layer="layout" svg:x1="18.175cm" svg:y1="27.857cm" svg:x2="18.255cm" svg:y2="27.857cm">
            <text:p/>
          </draw:line>
          <draw:line draw:style-name="gr3" draw:text-style-name="P1" draw:layer="layout" svg:x1="18.246cm" svg:y1="27.891cm" svg:x2="18.318cm" svg:y2="27.623cm">
            <text:p/>
          </draw:line>
          <draw:line draw:style-name="gr3" draw:text-style-name="P1" draw:layer="layout" svg:x1="18.126cm" svg:y1="27.94cm" svg:x2="18.192cm" svg:y2="27.94cm">
            <text:p/>
          </draw:line>
          <draw:line draw:style-name="gr3" draw:text-style-name="P1" draw:layer="layout" svg:x1="18.198cm" svg:y1="27.623cm" svg:x2="18.148cm" svg:y2="27.808cm">
            <text:p/>
          </draw:line>
          <draw:path draw:style-name="gr3" draw:text-style-name="P1" draw:layer="layout" svg:width="0.029cm" svg:height="0.05cm" svg:x="18.146cm" svg:y="27.807cm" svg:viewBox="0 0 30 51" svg:d="M2 0c-5 20 0 38 14 47 4 2 9 4 14 4">
            <text:p/>
          </draw:path>
          <draw:path draw:style-name="gr3" draw:text-style-name="P1" draw:layer="layout" svg:width="0.054cm" svg:height="0.05cm" svg:x="18.192cm" svg:y="27.89cm" svg:viewBox="0 0 55 51" svg:d="M0 51c17 0 34-12 47-31 3-6 6-14 8-20">
            <text:p/>
          </draw:path>
          <draw:line draw:style-name="gr3" draw:text-style-name="P1" draw:layer="layout" svg:x1="18.545cm" svg:y1="27.623cm" svg:x2="18.481cm" svg:y2="27.858cm">
            <text:p/>
          </draw:line>
          <draw:line draw:style-name="gr3" draw:text-style-name="P1" draw:layer="layout" svg:x1="18.439cm" svg:y1="27.741cm" svg:x2="18.545cm" svg:y2="27.623cm">
            <text:p/>
          </draw:line>
          <draw:line draw:style-name="gr3" draw:text-style-name="P1" draw:layer="layout" svg:x1="18.397cm" svg:y1="27.623cm" svg:x2="18.44cm" svg:y2="27.741cm">
            <text:p/>
          </draw:line>
          <draw:line draw:style-name="gr3" draw:text-style-name="P1" draw:layer="layout" svg:x1="18.335cm" svg:y1="27.858cm" svg:x2="18.398cm" svg:y2="27.623cm">
            <text:p/>
          </draw:line>
          <draw:line draw:style-name="gr3" draw:text-style-name="P1" draw:layer="layout" svg:x1="18.611cm" svg:y1="27.673cm" svg:x2="18.575cm" svg:y2="27.808cm">
            <text:p/>
          </draw:line>
          <draw:line draw:style-name="gr3" draw:text-style-name="P1" draw:layer="layout" svg:x1="18.601cm" svg:y1="27.857cm" svg:x2="18.628cm" svg:y2="27.857cm">
            <text:p/>
          </draw:line>
          <draw:polyline draw:style-name="gr3" draw:text-style-name="P1" draw:layer="layout" svg:width="0.066cm" svg:height="0.184cm" svg:x="18.664cm" svg:y="27.623cm" svg:viewBox="0 0 67 185" draw:points="18,185 67,0 0,0">
            <text:p/>
          </draw:polyline>
          <draw:path draw:style-name="gr3" draw:text-style-name="P1" draw:layer="layout" svg:width="0.054cm" svg:height="0.05cm" svg:x="18.61cm" svg:y="27.623cm" svg:viewBox="0 0 55 51" svg:d="M55 0c-17 0-35 13-47 32-3 6-6 13-8 19">
            <text:p/>
          </draw:path>
          <draw:path draw:style-name="gr3" draw:text-style-name="P1" draw:layer="layout" svg:width="0.028cm" svg:height="0.05cm" svg:x="18.572cm" svg:y="27.807cm" svg:viewBox="0 0 29 51" svg:d="M3 0c-7 20-2 38 12 47 4 2 9 4 14 4">
            <text:p/>
          </draw:path>
          <draw:path draw:style-name="gr3" draw:text-style-name="P1" draw:layer="layout" svg:width="0.029cm" svg:height="0.05cm" svg:x="18.679cm" svg:y="27.807cm" svg:viewBox="0 0 30 51" svg:d="M2 0c-5 20 0 38 14 47 4 2 9 4 14 4">
            <text:p/>
          </draw:path>
          <draw:path draw:style-name="gr3" draw:text-style-name="P1" draw:layer="layout" svg:width="0.053cm" svg:height="0.05cm" svg:x="18.628cm" svg:y="27.807cm" svg:viewBox="0 0 54 51" svg:d="M0 51c16 0 35-14 46-32 4-6 6-13 8-19">
            <text:p/>
          </draw:path>
          <draw:line draw:style-name="gr3" draw:text-style-name="P1" draw:layer="layout" svg:x1="18.819cm" svg:y1="27.74cm" svg:x2="18.939cm" svg:y2="27.74cm">
            <text:p/>
          </draw:line>
          <draw:line draw:style-name="gr3" draw:text-style-name="P1" draw:layer="layout" svg:x1="18.908cm" svg:y1="27.858cm" svg:x2="18.971cm" svg:y2="27.623cm">
            <text:p/>
          </draw:line>
          <draw:line draw:style-name="gr3" draw:text-style-name="P1" draw:layer="layout" svg:x1="18.788cm" svg:y1="27.858cm" svg:x2="18.851cm" svg:y2="27.623cm">
            <text:p/>
          </draw:line>
          <draw:line draw:style-name="gr3" draw:text-style-name="P1" draw:layer="layout" svg:x1="19.038cm" svg:y1="27.673cm" svg:x2="19.001cm" svg:y2="27.808cm">
            <text:p/>
          </draw:line>
          <draw:line draw:style-name="gr3" draw:text-style-name="P1" draw:layer="layout" svg:x1="19.028cm" svg:y1="27.857cm" svg:x2="19.054cm" svg:y2="27.857cm">
            <text:p/>
          </draw:line>
          <draw:polyline draw:style-name="gr3" draw:text-style-name="P1" draw:layer="layout" svg:width="0.067cm" svg:height="0.184cm" svg:x="19.09cm" svg:y="27.623cm" svg:viewBox="0 0 68 185" draw:points="18,185 68,0 0,0">
            <text:p/>
          </draw:polyline>
          <draw:path draw:style-name="gr3" draw:text-style-name="P1" draw:layer="layout" svg:width="0.053cm" svg:height="0.05cm" svg:x="19.037cm" svg:y="27.623cm" svg:viewBox="0 0 54 51" svg:d="M54 0c-17 0-35 13-46 32-4 6-6 13-8 19">
            <text:p/>
          </draw:path>
          <draw:path draw:style-name="gr3" draw:text-style-name="P1" draw:layer="layout" svg:width="0.029cm" svg:height="0.05cm" svg:x="18.999cm" svg:y="27.807cm" svg:viewBox="0 0 30 51" svg:d="M2 0c-5 20 0 38 12 47 5 2 9 4 16 4">
            <text:p/>
          </draw:path>
          <draw:path draw:style-name="gr3" draw:text-style-name="P1" draw:layer="layout" svg:width="0.028cm" svg:height="0.05cm" svg:x="19.106cm" svg:y="27.807cm" svg:viewBox="0 0 29 51" svg:d="M3 0c-7 20-1 38 12 47 4 2 9 4 14 4">
            <text:p/>
          </draw:path>
          <draw:path draw:style-name="gr3" draw:text-style-name="P1" draw:layer="layout" svg:width="0.054cm" svg:height="0.05cm" svg:x="19.054cm" svg:y="27.807cm" svg:viewBox="0 0 55 51" svg:d="M0 51c17 0 35-14 47-32 3-6 6-13 8-19">
            <text:p/>
          </draw:path>
          <draw:line draw:style-name="gr3" draw:text-style-name="P1" draw:layer="layout" svg:x1="16.031cm" svg:y1="28.539cm" svg:x2="15.939cm" svg:y2="28.598cm">
            <text:p/>
          </draw:line>
          <draw:path draw:style-name="gr3" draw:text-style-name="P1" draw:layer="layout" svg:width="0.042cm" svg:height="0.1cm" svg:x="15.908cm" svg:y="28.597cm" svg:viewBox="0 0 43 101" svg:d="M31 0c-5 4-9 9-13 14-22 28-24 63-4 79 8 6 17 9 29 8">
            <text:p/>
          </draw:path>
          <draw:path draw:style-name="gr3" draw:text-style-name="P1" draw:layer="layout" svg:width="0.074cm" svg:height="0.025cm" svg:x="15.95cm" svg:y="28.672cm" svg:viewBox="0 0 75 26" svg:d="M0 26c24-1 50-10 75-26">
            <text:p/>
          </draw:path>
          <draw:path draw:style-name="gr3" draw:text-style-name="P1" draw:layer="layout" svg:width="0.074cm" svg:height="0.025cm" svg:x="15.953cm" svg:y="28.464cm" svg:viewBox="0 0 75 26" svg:d="M75 0c-25 0-51 9-75 26">
            <text:p/>
          </draw:path>
          <draw:path draw:style-name="gr3" draw:text-style-name="P1" draw:layer="layout" svg:width="0.028cm" svg:height="0.075cm" svg:x="16.027cm" svg:y="28.464cm" svg:viewBox="0 0 29 76" svg:d="M3 76c4-4 9-8 13-12 16-21 17-47 2-58-5-4-11-6-18-6">
            <text:p/>
          </draw:path>
          <draw:line draw:style-name="gr3" draw:text-style-name="P1" draw:layer="layout" svg:x1="16.248cm" svg:y1="28.648cm" svg:x2="16.285cm" svg:y2="28.514cm">
            <text:p/>
          </draw:line>
          <draw:polyline draw:style-name="gr3" draw:text-style-name="P1" draw:layer="layout" svg:width="0.167cm" svg:height="0.316cm" svg:x="16.085cm" svg:y="28.464cm" svg:viewBox="0 0 168 317" draw:points="168,0 85,0 0,317">
            <text:p/>
          </draw:polyline>
          <draw:line draw:style-name="gr3" draw:text-style-name="P1" draw:layer="layout" svg:x1="16.107cm" svg:y1="28.697cm" svg:x2="16.19cm" svg:y2="28.697cm">
            <text:p/>
          </draw:line>
          <draw:path draw:style-name="gr3" draw:text-style-name="P1" draw:layer="layout" svg:width="0.058cm" svg:height="0.05cm" svg:x="16.19cm" svg:y="28.647cm" svg:viewBox="0 0 59 51" svg:d="M0 51c16 0 34-9 46-25 6-8 10-17 13-26">
            <text:p/>
          </draw:path>
          <draw:path draw:style-name="gr3" draw:text-style-name="P1" draw:layer="layout" svg:width="0.034cm" svg:height="0.05cm" svg:x="16.252cm" svg:y="28.464cm" svg:viewBox="0 0 35 51" svg:d="M33 51c4-18 0-35-12-44-6-5-13-7-21-7">
            <text:p/>
          </draw:path>
          <draw:line draw:style-name="gr3" draw:text-style-name="P1" draw:layer="layout" svg:x1="16.369cm" svg:y1="28.697cm" svg:x2="16.459cm" svg:y2="28.697cm">
            <text:p/>
          </draw:line>
          <draw:line draw:style-name="gr3" draw:text-style-name="P1" draw:layer="layout" svg:x1="16.45cm" svg:y1="28.731cm" svg:x2="16.523cm" svg:y2="28.464cm">
            <text:p/>
          </draw:line>
          <draw:line draw:style-name="gr3" draw:text-style-name="P1" draw:layer="layout" svg:x1="16.317cm" svg:y1="28.78cm" svg:x2="16.392cm" svg:y2="28.78cm">
            <text:p/>
          </draw:line>
          <draw:line draw:style-name="gr3" draw:text-style-name="P1" draw:layer="layout" svg:x1="16.388cm" svg:y1="28.464cm" svg:x2="16.338cm" svg:y2="28.648cm">
            <text:p/>
          </draw:line>
          <draw:path draw:style-name="gr3" draw:text-style-name="P1" draw:layer="layout" svg:width="0.033cm" svg:height="0.05cm" svg:x="16.336cm" svg:y="28.647cm" svg:viewBox="0 0 34 51" svg:d="M2 0c-5 18-1 34 11 44 6 5 13 7 21 7">
            <text:p/>
          </draw:path>
          <draw:path draw:style-name="gr3" draw:text-style-name="P1" draw:layer="layout" svg:width="0.058cm" svg:height="0.051cm" svg:x="16.392cm" svg:y="28.73cm" svg:viewBox="0 0 59 52" svg:d="M0 52c16 0 33-10 46-25 7-8 11-17 13-27">
            <text:p/>
          </draw:path>
          <draw:polyline draw:style-name="gr3" draw:text-style-name="P1" draw:layer="layout" svg:width="0.153cm" svg:height="0.233cm" svg:x="16.549cm" svg:y="28.464cm" svg:viewBox="0 0 154 234" draw:points="154,0 63,0 0,234">
            <text:p/>
          </draw:polyline>
          <draw:line draw:style-name="gr3" draw:text-style-name="P1" draw:layer="layout" svg:x1="16.684cm" svg:y1="28.698cm" svg:x2="16.734cm" svg:y2="28.514cm">
            <text:p/>
          </draw:line>
          <draw:path draw:style-name="gr3" draw:text-style-name="P1" draw:layer="layout" svg:width="0.034cm" svg:height="0.05cm" svg:x="16.702cm" svg:y="28.464cm" svg:viewBox="0 0 35 51" svg:d="M32 51c6-18 1-35-10-44-6-5-13-7-22-7">
            <text:p/>
          </draw:path>
          <draw:polyline draw:style-name="gr3" draw:text-style-name="P1" draw:layer="layout" svg:width="0.153cm" svg:height="0.233cm" svg:x="16.774cm" svg:y="28.464cm" svg:viewBox="0 0 154 234" draw:points="154,0 63,0 0,234">
            <text:p/>
          </draw:polyline>
          <draw:line draw:style-name="gr3" draw:text-style-name="P1" draw:layer="layout" svg:x1="16.909cm" svg:y1="28.698cm" svg:x2="16.959cm" svg:y2="28.514cm">
            <text:p/>
          </draw:line>
          <draw:path draw:style-name="gr3" draw:text-style-name="P1" draw:layer="layout" svg:width="0.033cm" svg:height="0.05cm" svg:x="16.927cm" svg:y="28.464cm" svg:viewBox="0 0 34 51" svg:d="M32 51c5-18 1-35-10-44-6-5-13-7-22-7">
            <text:p/>
          </draw:path>
          <draw:line draw:style-name="gr3" draw:text-style-name="P1" draw:layer="layout" svg:x1="17.049cm" svg:y1="28.514cm" svg:x2="17.013cm" svg:y2="28.648cm">
            <text:p/>
          </draw:line>
          <draw:line draw:style-name="gr3" draw:text-style-name="P1" draw:layer="layout" svg:x1="17.044cm" svg:y1="28.697cm" svg:x2="17.074cm" svg:y2="28.697cm">
            <text:p/>
          </draw:line>
          <draw:polyline draw:style-name="gr3" draw:text-style-name="P1" draw:layer="layout" svg:width="0.075cm" svg:height="0.183cm" svg:x="17.107cm" svg:y="28.464cm" svg:viewBox="0 0 76 184" draw:points="26,184 76,0 0,0">
            <text:p/>
          </draw:polyline>
          <draw:path draw:style-name="gr3" draw:text-style-name="P1" draw:layer="layout" svg:width="0.059cm" svg:height="0.05cm" svg:x="17.048cm" svg:y="28.464cm" svg:viewBox="0 0 60 51" svg:d="M60 0c-16 0-33 9-47 25-6 8-10 17-13 26">
            <text:p/>
          </draw:path>
          <draw:path draw:style-name="gr3" draw:text-style-name="P1" draw:layer="layout" svg:width="0.033cm" svg:height="0.05cm" svg:x="17.011cm" svg:y="28.647cm" svg:viewBox="0 0 34 51" svg:d="M2 0c-5 18-1 34 10 44 6 5 14 7 22 7">
            <text:p/>
          </draw:path>
          <draw:path draw:style-name="gr3" draw:text-style-name="P1" draw:layer="layout" svg:width="0.033cm" svg:height="0.05cm" svg:x="17.131cm" svg:y="28.647cm" svg:viewBox="0 0 34 51" svg:d="M2 0c-5 18 0 34 11 44 6 5 13 7 21 7">
            <text:p/>
          </draw:path>
          <draw:path draw:style-name="gr3" draw:text-style-name="P1" draw:layer="layout" svg:width="0.058cm" svg:height="0.05cm" svg:x="17.074cm" svg:y="28.647cm" svg:viewBox="0 0 59 51" svg:d="M0 51c16 0 33-9 45-25 7-8 11-17 14-26">
            <text:p/>
          </draw:path>
          <draw:polyline draw:style-name="gr3" draw:text-style-name="P1" draw:layer="layout" svg:width="0.172cm" svg:height="0.333cm" svg:x="17.374cm" svg:y="28.364cm" svg:viewBox="0 0 173 334" draw:points="173,0 89,0 0,334">
            <text:p/>
          </draw:polyline>
          <draw:line draw:style-name="gr3" draw:text-style-name="P1" draw:layer="layout" svg:x1="17.414cm" svg:y1="28.547cm" svg:x2="17.497cm" svg:y2="28.547cm">
            <text:p/>
          </draw:line>
          <draw:path draw:style-name="gr3" draw:text-style-name="P1" draw:layer="layout" svg:width="0.11cm" svg:height="0.183cm" svg:x="17.497cm" svg:y="28.364cm" svg:viewBox="0 0 111 184" svg:d="M0 184c29 0 60-17 83-45 35-43 38-100 5-126-10-9-24-13-39-13">
            <text:p/>
          </draw:path>
          <draw:line draw:style-name="gr3" draw:text-style-name="P1" draw:layer="layout" svg:x1="17.742cm" svg:y1="28.497cm" svg:x2="17.795cm" svg:y2="28.698cm">
            <text:p/>
          </draw:line>
          <draw:line draw:style-name="gr3" draw:text-style-name="P1" draw:layer="layout" svg:x1="17.665cm" svg:y1="28.565cm" svg:x2="17.884cm" svg:y2="28.364cm">
            <text:p/>
          </draw:line>
          <draw:line draw:style-name="gr3" draw:text-style-name="P1" draw:layer="layout" svg:x1="17.629cm" svg:y1="28.698cm" svg:x2="17.719cm" svg:y2="28.364cm">
            <text:p/>
          </draw:line>
          <draw:line draw:style-name="gr3" draw:text-style-name="P1" draw:layer="layout" svg:x1="18.059cm" svg:y1="28.548cm" svg:x2="18.089cm" svg:y2="28.439cm">
            <text:p/>
          </draw:line>
          <draw:line draw:style-name="gr3" draw:text-style-name="P1" draw:layer="layout" svg:x1="17.954cm" svg:y1="28.439cm" svg:x2="17.94cm" svg:y2="28.49cm">
            <text:p/>
          </draw:line>
          <draw:line draw:style-name="gr3" draw:text-style-name="P1" draw:layer="layout" svg:x1="17.976cm" svg:y1="28.547cm" svg:x2="18.059cm" svg:y2="28.547cm">
            <text:p/>
          </draw:line>
          <draw:path draw:style-name="gr3" draw:text-style-name="P1" draw:layer="layout" svg:width="0.145cm" svg:height="0.15cm" svg:x="17.914cm" svg:y="28.547cm" svg:viewBox="0 0 146 151" svg:d="M0 151c38-11 76-37 104-72 19-24 34-51 42-79">
            <text:p/>
          </draw:path>
          <draw:path draw:style-name="gr3" draw:text-style-name="P1" draw:layer="layout" svg:width="0.138cm" svg:height="0.075cm" svg:x="17.953cm" svg:y="28.364cm" svg:viewBox="0 0 139 76" svg:d="M136 76c7-27 1-51-16-66-26-21-72-9-100 27-10 12-16 25-20 39">
            <text:p/>
          </draw:path>
          <draw:path draw:style-name="gr3" draw:text-style-name="P1" draw:layer="layout" svg:width="0.039cm" svg:height="0.058cm" svg:x="17.937cm" svg:y="28.489cm" svg:viewBox="0 0 40 59" svg:d="M3 0c-6 21-1 40 12 51 6 5 16 8 25 8">
            <text:p/>
          </draw:path>
          <draw:line draw:style-name="gr3" draw:text-style-name="P1" draw:layer="layout" svg:x1="18.14cm" svg:y1="28.58cm" svg:x2="18.29cm" svg:y2="28.58cm">
            <text:p/>
          </draw:line>
          <draw:line draw:style-name="gr3" draw:text-style-name="P1" draw:layer="layout" svg:x1="16.316cm" svg:y1="28.291cm" svg:x2="16.261cm" svg:y2="28.157cm">
            <text:p/>
          </draw:line>
          <draw:line draw:style-name="gr3" draw:text-style-name="P1" draw:layer="layout" svg:x1="16.202cm" svg:y1="28.208cm" svg:x2="16.378cm" svg:y2="28.057cm">
            <text:p/>
          </draw:line>
          <draw:line draw:style-name="gr3" draw:text-style-name="P1" draw:layer="layout" svg:x1="16.244cm" svg:y1="28.057cm" svg:x2="16.18cm" svg:y2="28.291cm">
            <text:p/>
          </draw:line>
          <draw:line draw:style-name="gr3" draw:text-style-name="P1" draw:layer="layout" svg:x1="16.455cm" svg:y1="28.107cm" svg:x2="16.418cm" svg:y2="28.241cm">
            <text:p/>
          </draw:line>
          <draw:line draw:style-name="gr3" draw:text-style-name="P1" draw:layer="layout" svg:x1="16.45cm" svg:y1="28.29cm" svg:x2="16.48cm" svg:y2="28.29cm">
            <text:p/>
          </draw:line>
          <draw:polyline draw:style-name="gr3" draw:text-style-name="P1" draw:layer="layout" svg:width="0.075cm" svg:height="0.183cm" svg:x="16.512cm" svg:y="28.057cm" svg:viewBox="0 0 76 184" draw:points="27,184 76,0 0,0">
            <text:p/>
          </draw:polyline>
          <draw:path draw:style-name="gr3" draw:text-style-name="P1" draw:layer="layout" svg:width="0.058cm" svg:height="0.05cm" svg:x="16.454cm" svg:y="28.057cm" svg:viewBox="0 0 59 51" svg:d="M59 0c-15 0-34 9-46 24-6 8-11 18-13 27">
            <text:p/>
          </draw:path>
          <draw:path draw:style-name="gr3" draw:text-style-name="P1" draw:layer="layout" svg:width="0.034cm" svg:height="0.051cm" svg:x="16.416cm" svg:y="28.24cm" svg:viewBox="0 0 35 52" svg:d="M2 0c-4 19 0 35 11 44 6 5 14 8 22 8">
            <text:p/>
          </draw:path>
          <draw:path draw:style-name="gr3" draw:text-style-name="P1" draw:layer="layout" svg:width="0.033cm" svg:height="0.051cm" svg:x="16.536cm" svg:y="28.24cm" svg:viewBox="0 0 34 52" svg:d="M2 0c-5 19 0 35 11 44 5 5 13 8 21 8">
            <text:p/>
          </draw:path>
          <draw:path draw:style-name="gr3" draw:text-style-name="P1" draw:layer="layout" svg:width="0.058cm" svg:height="0.051cm" svg:x="16.48cm" svg:y="28.24cm" svg:viewBox="0 0 59 52" svg:d="M0 52c17 0 34-10 46-25 6-8 11-17 13-27">
            <text:p/>
          </draw:path>
          <draw:line draw:style-name="gr3" draw:text-style-name="P1" draw:layer="layout" svg:x1="16.742cm" svg:y1="28.29cm" svg:x2="16.772cm" svg:y2="28.29cm">
            <text:p/>
          </draw:line>
          <draw:line draw:style-name="gr3" draw:text-style-name="P1" draw:layer="layout" svg:x1="16.879cm" svg:y1="28.199cm" svg:x2="16.894cm" svg:y2="28.148cm">
            <text:p/>
          </draw:line>
          <draw:line draw:style-name="gr3" draw:text-style-name="P1" draw:layer="layout" svg:x1="16.835cm" svg:y1="28.057cm" svg:x2="16.805cm" svg:y2="28.057cm">
            <text:p/>
          </draw:line>
          <draw:line draw:style-name="gr3" draw:text-style-name="P1" draw:layer="layout" svg:x1="16.699cm" svg:y1="28.148cm" svg:x2="16.684cm" svg:y2="28.199cm">
            <text:p/>
          </draw:line>
          <draw:line draw:style-name="gr3" draw:text-style-name="P1" draw:layer="layout" svg:x1="16.839cm" svg:y1="27.99cm" svg:x2="16.735cm" svg:y2="28.374cm">
            <text:p/>
          </draw:line>
          <draw:path draw:style-name="gr3" draw:text-style-name="P1" draw:layer="layout" svg:width="0.061cm" svg:height="0.092cm" svg:x="16.681cm" svg:y="28.198cm" svg:viewBox="0 0 62 93" svg:d="M3 0c-8 33-1 64 21 80 10 8 23 13 38 13">
            <text:p/>
          </draw:path>
          <draw:path draw:style-name="gr3" draw:text-style-name="P1" draw:layer="layout" svg:width="0.107cm" svg:height="0.092cm" svg:x="16.772cm" svg:y="28.198cm" svg:viewBox="0 0 108 93" svg:d="M0 93c29 0 62-17 84-45 12-15 20-31 24-48">
            <text:p/>
          </draw:path>
          <draw:path draw:style-name="gr3" draw:text-style-name="P1" draw:layer="layout" svg:width="0.061cm" svg:height="0.091cm" svg:x="16.835cm" svg:y="28.057cm" svg:viewBox="0 0 62 92" svg:d="M59 92c8-32 1-62-21-78-10-9-23-14-38-14">
            <text:p/>
          </draw:path>
          <draw:path draw:style-name="gr3" draw:text-style-name="P1" draw:layer="layout" svg:width="0.107cm" svg:height="0.091cm" svg:x="16.698cm" svg:y="28.057cm" svg:viewBox="0 0 108 92" svg:d="M108 0c-29 0-61 18-83 45-11 15-21 31-25 47">
            <text:p/>
          </draw:path>
          <draw:line draw:style-name="gr3" draw:text-style-name="P1" draw:layer="layout" svg:x1="17.111cm" svg:y1="28.173cm" svg:x2="16.976cm" svg:y2="28.173cm">
            <text:p/>
          </draw:line>
          <draw:line draw:style-name="gr3" draw:text-style-name="P1" draw:layer="layout" svg:x1="16.988cm" svg:y1="28.132cm" svg:x2="16.956cm" svg:y2="28.249cm">
            <text:p/>
          </draw:line>
          <draw:line draw:style-name="gr3" draw:text-style-name="P1" draw:layer="layout" svg:x1="16.982cm" svg:y1="28.29cm" svg:x2="17.08cm" svg:y2="28.29cm">
            <text:p/>
          </draw:line>
          <draw:line draw:style-name="gr3" draw:text-style-name="P1" draw:layer="layout" svg:x1="17.111cm" svg:y1="28.174cm" svg:x2="17.123cm" svg:y2="28.132cm">
            <text:p/>
          </draw:line>
          <draw:path draw:style-name="gr3" draw:text-style-name="P1" draw:layer="layout" svg:width="0.138cm" svg:height="0.075cm" svg:x="16.987cm" svg:y="28.057cm" svg:viewBox="0 0 139 76" svg:d="M136 76c7-27 1-52-16-66-27-21-72-9-100 27-9 12-16 25-20 39">
            <text:p/>
          </draw:path>
          <draw:path draw:style-name="gr3" draw:text-style-name="P1" draw:layer="layout" svg:width="0.028cm" svg:height="0.042cm" svg:x="16.954cm" svg:y="28.248cm" svg:viewBox="0 0 29 43" svg:d="M2 0c-4 15-1 29 9 37 4 4 11 6 18 6">
            <text:p/>
          </draw:path>
          <draw:line draw:style-name="gr3" draw:text-style-name="P1" draw:layer="layout" svg:x1="17.281cm" svg:y1="27.957cm" svg:x2="17.341cm" svg:y2="27.957cm">
            <text:p/>
          </draw:line>
          <draw:line draw:style-name="gr3" draw:text-style-name="P1" draw:layer="layout" svg:x1="17.374cm" svg:y1="28.007cm" svg:x2="17.31cm" svg:y2="28.241cm">
            <text:p/>
          </draw:line>
          <draw:line draw:style-name="gr3" draw:text-style-name="P1" draw:layer="layout" svg:x1="17.183cm" svg:y1="28.241cm" svg:x2="17.22cm" svg:y2="28.107cm">
            <text:p/>
          </draw:line>
          <draw:line draw:style-name="gr3" draw:text-style-name="P1" draw:layer="layout" svg:x1="17.277cm" svg:y1="28.057cm" svg:x2="17.36cm" svg:y2="28.057cm">
            <text:p/>
          </draw:line>
          <draw:line draw:style-name="gr3" draw:text-style-name="P1" draw:layer="layout" svg:x1="17.215cm" svg:y1="28.29cm" svg:x2="17.252cm" svg:y2="28.29cm">
            <text:p/>
          </draw:line>
          <draw:path draw:style-name="gr3" draw:text-style-name="P1" draw:layer="layout" svg:width="0.034cm" svg:height="0.05cm" svg:x="17.341cm" svg:y="27.957cm" svg:viewBox="0 0 35 51" svg:d="M33 51c5-19 1-35-12-44-5-5-13-7-21-7">
            <text:p/>
          </draw:path>
          <draw:path draw:style-name="gr3" draw:text-style-name="P1" draw:layer="layout" svg:width="0.058cm" svg:height="0.051cm" svg:x="17.252cm" svg:y="28.24cm" svg:viewBox="0 0 59 52" svg:d="M0 52c16 0 33-10 45-25 6-8 12-17 14-27">
            <text:p/>
          </draw:path>
          <draw:path draw:style-name="gr3" draw:text-style-name="P1" draw:layer="layout" svg:width="0.058cm" svg:height="0.05cm" svg:x="17.219cm" svg:y="28.057cm" svg:viewBox="0 0 59 51" svg:d="M59 0c-16 0-34 9-46 24-6 8-11 18-13 27">
            <text:p/>
          </draw:path>
          <draw:path draw:style-name="gr3" draw:text-style-name="P1" draw:layer="layout" svg:width="0.034cm" svg:height="0.051cm" svg:x="17.181cm" svg:y="28.24cm" svg:viewBox="0 0 35 52" svg:d="M2 0c-5 19-1 35 10 44 7 5 14 8 23 8">
            <text:p/>
          </draw:path>
          <draw:line draw:style-name="gr3" draw:text-style-name="P1" draw:layer="layout" svg:x1="17.528cm" svg:y1="28.241cm" svg:x2="17.566cm" svg:y2="28.107cm">
            <text:p/>
          </draw:line>
          <draw:polyline draw:style-name="gr3" draw:text-style-name="P1" draw:layer="layout" svg:width="0.167cm" svg:height="0.316cm" svg:x="17.365cm" svg:y="28.057cm" svg:viewBox="0 0 168 317" draw:points="168,0 85,0 0,317">
            <text:p/>
          </draw:polyline>
          <draw:line draw:style-name="gr3" draw:text-style-name="P1" draw:layer="layout" svg:x1="17.387cm" svg:y1="28.29cm" svg:x2="17.469cm" svg:y2="28.29cm">
            <text:p/>
          </draw:line>
          <draw:path draw:style-name="gr3" draw:text-style-name="P1" draw:layer="layout" svg:width="0.059cm" svg:height="0.051cm" svg:x="17.469cm" svg:y="28.24cm" svg:viewBox="0 0 60 52" svg:d="M0 52c17 0 34-10 47-25 6-8 10-17 13-27">
            <text:p/>
          </draw:path>
          <draw:path draw:style-name="gr3" draw:text-style-name="P1" draw:layer="layout" svg:width="0.034cm" svg:height="0.05cm" svg:x="17.532cm" svg:y="28.057cm" svg:viewBox="0 0 35 51" svg:d="M33 51c4-19 0-35-12-44-6-5-13-7-21-7">
            <text:p/>
          </draw:path>
          <draw:line draw:style-name="gr3" draw:text-style-name="P1" draw:layer="layout" svg:x1="17.654cm" svg:y1="28.107cm" svg:x2="17.618cm" svg:y2="28.241cm">
            <text:p/>
          </draw:line>
          <draw:line draw:style-name="gr3" draw:text-style-name="P1" draw:layer="layout" svg:x1="17.649cm" svg:y1="28.29cm" svg:x2="17.679cm" svg:y2="28.29cm">
            <text:p/>
          </draw:line>
          <draw:polyline draw:style-name="gr3" draw:text-style-name="P1" draw:layer="layout" svg:width="0.075cm" svg:height="0.183cm" svg:x="17.712cm" svg:y="28.057cm" svg:viewBox="0 0 76 184" draw:points="27,184 76,0 0,0">
            <text:p/>
          </draw:polyline>
          <draw:path draw:style-name="gr3" draw:text-style-name="P1" draw:layer="layout" svg:width="0.059cm" svg:height="0.05cm" svg:x="17.653cm" svg:y="28.057cm" svg:viewBox="0 0 60 51" svg:d="M60 0c-17 0-34 9-46 24-7 8-11 18-14 27">
            <text:p/>
          </draw:path>
          <draw:path draw:style-name="gr3" draw:text-style-name="P1" draw:layer="layout" svg:width="0.033cm" svg:height="0.051cm" svg:x="17.616cm" svg:y="28.24cm" svg:viewBox="0 0 34 52" svg:d="M2 0c-5 19-1 35 11 44 6 5 13 8 21 8">
            <text:p/>
          </draw:path>
          <draw:path draw:style-name="gr3" draw:text-style-name="P1" draw:layer="layout" svg:width="0.033cm" svg:height="0.051cm" svg:x="17.736cm" svg:y="28.24cm" svg:viewBox="0 0 34 52" svg:d="M2 0c-5 19-1 35 10 44 6 5 14 8 22 8">
            <text:p/>
          </draw:path>
          <draw:path draw:style-name="gr3" draw:text-style-name="P1" draw:layer="layout" svg:width="0.059cm" svg:height="0.051cm" svg:x="17.679cm" svg:y="28.24cm" svg:viewBox="0 0 60 52" svg:d="M0 52c16 0 34-10 47-25 6-8 10-17 13-27">
            <text:p/>
          </draw:path>
          <draw:polyline draw:style-name="gr3" draw:text-style-name="P1" draw:layer="layout" svg:width="0.172cm" svg:height="0.333cm" svg:x="17.979cm" svg:y="27.957cm" svg:viewBox="0 0 173 334" draw:points="173,0 90,0 0,334">
            <text:p/>
          </draw:polyline>
          <draw:line draw:style-name="gr3" draw:text-style-name="P1" draw:layer="layout" svg:x1="18.019cm" svg:y1="28.14cm" svg:x2="18.102cm" svg:y2="28.14cm">
            <text:p/>
          </draw:line>
          <draw:path draw:style-name="gr3" draw:text-style-name="P1" draw:layer="layout" svg:width="0.111cm" svg:height="0.183cm" svg:x="18.102cm" svg:y="27.957cm" svg:viewBox="0 0 112 184" svg:d="M0 184c30 0 61-17 84-45 35-44 37-100 5-126-11-9-24-13-39-13">
            <text:p/>
          </draw:path>
          <draw:line draw:style-name="gr3" draw:text-style-name="P1" draw:layer="layout" svg:x1="18.348cm" svg:y1="28.09cm" svg:x2="18.4cm" svg:y2="28.291cm">
            <text:p/>
          </draw:line>
          <draw:line draw:style-name="gr3" draw:text-style-name="P1" draw:layer="layout" svg:x1="18.27cm" svg:y1="28.158cm" svg:x2="18.489cm" svg:y2="27.957cm">
            <text:p/>
          </draw:line>
          <draw:line draw:style-name="gr3" draw:text-style-name="P1" draw:layer="layout" svg:x1="18.234cm" svg:y1="28.291cm" svg:x2="18.324cm" svg:y2="27.957cm">
            <text:p/>
          </draw:line>
          <draw:line draw:style-name="gr3" draw:text-style-name="P1" draw:layer="layout" svg:x1="18.664cm" svg:y1="28.141cm" svg:x2="18.694cm" svg:y2="28.032cm">
            <text:p/>
          </draw:line>
          <draw:line draw:style-name="gr3" draw:text-style-name="P1" draw:layer="layout" svg:x1="18.559cm" svg:y1="28.032cm" svg:x2="18.545cm" svg:y2="28.083cm">
            <text:p/>
          </draw:line>
          <draw:line draw:style-name="gr3" draw:text-style-name="P1" draw:layer="layout" svg:x1="18.582cm" svg:y1="28.14cm" svg:x2="18.664cm" svg:y2="28.14cm">
            <text:p/>
          </draw:line>
          <draw:path draw:style-name="gr3" draw:text-style-name="P1" draw:layer="layout" svg:width="0.145cm" svg:height="0.15cm" svg:x="18.519cm" svg:y="28.14cm" svg:viewBox="0 0 146 151" svg:d="M0 151c38-12 76-38 104-73 20-24 34-51 42-78">
            <text:p/>
          </draw:path>
          <draw:path draw:style-name="gr3" draw:text-style-name="P1" draw:layer="layout" svg:width="0.138cm" svg:height="0.075cm" svg:x="18.558cm" svg:y="27.957cm" svg:viewBox="0 0 139 76" svg:d="M136 76c7-28 1-52-16-66-26-21-70-9-100 26-9 12-16 26-20 40">
            <text:p/>
          </draw:path>
          <draw:path draw:style-name="gr3" draw:text-style-name="P1" draw:layer="layout" svg:width="0.039cm" svg:height="0.058cm" svg:x="18.543cm" svg:y="28.082cm" svg:viewBox="0 0 40 59" svg:d="M2 0c-6 21-1 40 13 51 7 5 15 8 25 8">
            <text:p/>
          </draw:path>
          <draw:frame draw:style-name="gr4" draw:text-style-name="P2" draw:layer="layout" svg:width="5.334cm" svg:height="0.711cm" svg:x="11.177cm" svg:y="23.86cm">
            <draw:image xlink:href="Pictures/100045FA00001301000002964C8F34BF.svg" xlink:type="simple" xlink:show="embed" xlink:actuate="onLoad">
              <text:p/>
            </draw:image>
            <draw:image xlink:href="Pictures/10000201000000B8000000199DB897BF.png" xlink:type="simple" xlink:show="embed" xlink:actuate="onLoad"/>
          </draw:frame>
          <draw:line draw:style-name="gr3" draw:text-style-name="P1" draw:layer="layout" svg:x1="18.595cm" svg:y1="28.702cm" svg:x2="18.784cm" svg:y2="28.476cm">
            <text:p/>
          </draw:line>
          <draw:line draw:style-name="gr3" draw:text-style-name="P1" draw:layer="layout" svg:x1="18.595cm" svg:y1="28.701cm" svg:x2="18.73cm" svg:y2="28.701cm">
            <text:p/>
          </draw:line>
          <draw:path draw:style-name="gr3" draw:text-style-name="P1" draw:layer="layout" svg:width="0.126cm" svg:height="0.108cm" svg:x="18.674cm" svg:y="28.368cm" svg:viewBox="0 0 127 109" svg:d="M110 109c23-37 22-78-3-98-28-22-74-10-105 27-1 1-2 2-2 3">
            <text:p/>
          </draw:path>
          <draw:line draw:style-name="gr3" draw:text-style-name="P1" draw:layer="layout" svg:x1="18.319cm" svg:y1="28.687cm" svg:x2="18.309cm" svg:y2="28.72cm">
            <text:p/>
          </draw:line>
          <draw:line draw:style-name="gr3" draw:text-style-name="P1" draw:layer="layout" svg:x1="18.506cm" svg:y1="28.687cm" svg:x2="18.496cm" svg:y2="28.72cm">
            <text:p/>
          </draw:line>
          <draw:line draw:style-name="gr3" draw:text-style-name="P1" draw:layer="layout" svg:x1="18.318cm" svg:y1="28.687cm" svg:x2="18.505cm" svg:y2="28.687cm">
            <text:p/>
          </draw:line>
          <draw:polyline draw:style-name="gr3" draw:text-style-name="P1" draw:layer="layout" svg:width="0.215cm" svg:height="0.32cm" svg:x="18.347cm" svg:y="28.367cm" svg:viewBox="0 0 216 321" draw:points="0,321 144,0 216,0 131,321">
            <text:p/>
          </draw:polyline>
          <draw:frame draw:style-name="gr5" draw:text-style-name="P2" draw:layer="layout" svg:width="4.859cm" svg:height="0.601cm" svg:x="8.846cm" svg:y="25.903cm">
            <draw:image xlink:href="Pictures/10004F1B0000196E00000326A910D152.svg" xlink:type="simple" xlink:show="embed" xlink:actuate="onLoad">
              <text:p/>
            </draw:image>
            <draw:image xlink:href="Pictures/10000201000000F60000001EE9B5B0CC.png" xlink:type="simple" xlink:show="embed" xlink:actuate="onLoad"/>
          </draw:frame>
        </draw:g>
        <draw:g>
          <draw:line draw:style-name="gr1" draw:text-style-name="P1" draw:layer="layout" svg:x1="14.777cm" svg:y1="19.25cm" svg:x2="14.777cm" svg:y2="23.248cm">
            <text:p/>
          </draw:line>
          <draw:line draw:style-name="gr2" draw:text-style-name="P1" draw:layer="layout" svg:x1="15.276cm" svg:y1="19.749cm" svg:x2="15.276cm" svg:y2="21.249cm">
            <text:p/>
          </draw:line>
          <draw:line draw:style-name="gr2" draw:text-style-name="P1" draw:layer="layout" svg:x1="15.776cm" svg:y1="19.749cm" svg:x2="15.776cm" svg:y2="21.249cm">
            <text:p/>
          </draw:line>
          <draw:line draw:style-name="gr1" draw:text-style-name="P1" draw:layer="layout" svg:x1="16.276cm" svg:y1="19.25cm" svg:x2="16.276cm" svg:y2="21.249cm">
            <text:p/>
          </draw:line>
          <draw:line draw:style-name="gr1" draw:text-style-name="P1" draw:layer="layout" svg:x1="17.975cm" svg:y1="19.25cm" svg:x2="17.975cm" svg:y2="21.249cm">
            <text:p/>
          </draw:line>
          <draw:line draw:style-name="gr1" draw:text-style-name="P1" draw:layer="layout" svg:x1="19.774cm" svg:y1="17.75cm" svg:x2="19.774cm" svg:y2="23.248cm">
            <text:p/>
          </draw:line>
          <draw:line draw:style-name="gr1" draw:text-style-name="P1" draw:layer="layout" svg:x1="1.283cm" svg:y1="17.75cm" svg:x2="1.283cm" svg:y2="23.248cm">
            <text:p/>
          </draw:line>
          <draw:line draw:style-name="gr1" draw:text-style-name="P1" draw:layer="layout" svg:x1="2.982cm" svg:y1="17.75cm" svg:x2="2.982cm" svg:y2="23.248cm">
            <text:p/>
          </draw:line>
          <draw:line draw:style-name="gr1" draw:text-style-name="P1" draw:layer="layout" svg:x1="5.281cm" svg:y1="17.75cm" svg:x2="5.281cm" svg:y2="23.248cm">
            <text:p/>
          </draw:line>
          <draw:line draw:style-name="gr1" draw:text-style-name="P1" draw:layer="layout" svg:x1="6.78cm" svg:y1="17.75cm" svg:x2="6.78cm" svg:y2="23.248cm">
            <text:p/>
          </draw:line>
          <draw:line draw:style-name="gr1" draw:text-style-name="P1" draw:layer="layout" svg:x1="7.78cm" svg:y1="17.75cm" svg:x2="7.78cm" svg:y2="23.248cm">
            <text:p/>
          </draw:line>
          <draw:line draw:style-name="gr1" draw:text-style-name="P1" draw:layer="layout" svg:x1="7.78cm" svg:y1="21.748cm" svg:x2="19.774cm" svg:y2="21.748cm">
            <text:p/>
          </draw:line>
          <draw:line draw:style-name="gr2" draw:text-style-name="P1" draw:layer="layout" svg:x1="7.78cm" svg:y1="22.248cm" svg:x2="1.283cm" svg:y2="22.248cm">
            <text:p/>
          </draw:line>
          <draw:line draw:style-name="gr2" draw:text-style-name="P1" draw:layer="layout" svg:x1="7.78cm" svg:y1="22.748cm" svg:x2="1.283cm" svg:y2="22.748cm">
            <text:p/>
          </draw:line>
          <draw:line draw:style-name="gr2" draw:text-style-name="P1" draw:layer="layout" svg:x1="7.78cm" svg:y1="20.749cm" svg:x2="1.283cm" svg:y2="20.749cm">
            <text:p/>
          </draw:line>
          <draw:line draw:style-name="gr2" draw:text-style-name="P1" draw:layer="layout" svg:x1="7.78cm" svg:y1="21.249cm" svg:x2="1.283cm" svg:y2="21.249cm">
            <text:p/>
          </draw:line>
          <draw:line draw:style-name="gr2" draw:text-style-name="P1" draw:layer="layout" svg:x1="7.78cm" svg:y1="21.748cm" svg:x2="1.283cm" svg:y2="21.748cm">
            <text:p/>
          </draw:line>
          <draw:line draw:style-name="gr1" draw:text-style-name="P1" draw:layer="layout" svg:x1="14.777cm" svg:y1="21.249cm" svg:x2="19.774cm" svg:y2="21.249cm">
            <text:p/>
          </draw:line>
          <draw:line draw:style-name="gr2" draw:text-style-name="P1" draw:layer="layout" svg:x1="16.776cm" svg:y1="21.249cm" svg:x2="16.776cm" svg:y2="21.748cm">
            <text:p/>
          </draw:line>
          <draw:line draw:style-name="gr1" draw:text-style-name="P1" draw:layer="layout" svg:x1="1.283cm" svg:y1="17.75cm" svg:x2="19.774cm" svg:y2="17.75cm">
            <text:p/>
          </draw:line>
          <draw:line draw:style-name="gr1" draw:text-style-name="P1" draw:layer="layout" svg:x1="7.78cm" svg:y1="19.25cm" svg:x2="19.774cm" svg:y2="19.25cm">
            <text:p/>
          </draw:line>
          <draw:line draw:style-name="gr2" draw:text-style-name="P1" draw:layer="layout" svg:x1="7.78cm" svg:y1="19.25cm" svg:x2="1.283cm" svg:y2="19.25cm">
            <text:p/>
          </draw:line>
          <draw:line draw:style-name="gr2" draw:text-style-name="P1" draw:layer="layout" svg:x1="7.78cm" svg:y1="18.75cm" svg:x2="1.283cm" svg:y2="18.75cm">
            <text:p/>
          </draw:line>
          <draw:line draw:style-name="gr2" draw:text-style-name="P1" draw:layer="layout" svg:x1="7.78cm" svg:y1="18.25cm" svg:x2="1.283cm" svg:y2="18.25cm">
            <text:p/>
          </draw:line>
          <draw:line draw:style-name="gr1" draw:text-style-name="P1" draw:layer="layout" svg:x1="7.78cm" svg:y1="19.749cm" svg:x2="1.283cm" svg:y2="19.749cm">
            <text:p/>
          </draw:line>
          <draw:line draw:style-name="gr1" draw:text-style-name="P1" draw:layer="layout" svg:x1="7.78cm" svg:y1="20.249cm" svg:x2="1.283cm" svg:y2="20.249cm">
            <text:p/>
          </draw:line>
          <draw:line draw:style-name="gr1" draw:text-style-name="P1" draw:layer="layout" svg:x1="1.982cm" svg:y1="17.75cm" svg:x2="1.982cm" svg:y2="20.249cm">
            <text:p/>
          </draw:line>
          <draw:line draw:style-name="gr1" draw:text-style-name="P1" draw:layer="layout" svg:x1="14.777cm" svg:y1="19.749cm" svg:x2="19.774cm" svg:y2="19.749cm">
            <text:p/>
          </draw:line>
          <draw:line draw:style-name="gr1" draw:text-style-name="P1" draw:layer="layout" svg:x1="19.774cm" svg:y1="23.248cm" svg:x2="1.283cm" svg:y2="23.248cm">
            <text:p/>
          </draw:line>
          <draw:polyline draw:style-name="gr3" draw:text-style-name="P1" draw:layer="layout" svg:width="0.136cm" svg:height="0.25cm" svg:x="1.548cm" svg:y="20.343cm" svg:viewBox="0 0 137 251" draw:points="137,0 67,0 0,251">
            <text:p/>
          </draw:polyline>
          <draw:line draw:style-name="gr3" draw:text-style-name="P1" draw:layer="layout" svg:x1="1.578cm" svg:y1="20.48cm" svg:x2="1.647cm" svg:y2="20.48cm">
            <text:p/>
          </draw:line>
          <draw:path draw:style-name="gr3" draw:text-style-name="P1" draw:layer="layout" svg:width="0.09cm" svg:height="0.137cm" svg:x="1.647cm" svg:y="20.343cm" svg:viewBox="0 0 91 138" svg:d="M0 138c20 0 41-8 59-23 33-29 42-73 20-98-10-11-24-17-42-17">
            <text:p/>
          </draw:path>
          <draw:line draw:style-name="gr3" draw:text-style-name="P1" draw:layer="layout" svg:x1="1.798cm" svg:y1="20.455cm" svg:x2="1.771cm" svg:y2="20.556cm">
            <text:p/>
          </draw:line>
          <draw:line draw:style-name="gr3" draw:text-style-name="P1" draw:layer="layout" svg:x1="1.798cm" svg:y1="20.593cm" svg:x2="1.823cm" svg:y2="20.593cm">
            <text:p/>
          </draw:line>
          <draw:polyline draw:style-name="gr3" draw:text-style-name="P1" draw:layer="layout" svg:width="0.062cm" svg:height="0.137cm" svg:x="1.845cm" svg:y="20.418cm" svg:viewBox="0 0 63 138" draw:points="26,138 63,0 0,0">
            <text:p/>
          </draw:polyline>
          <draw:path draw:style-name="gr3" draw:text-style-name="P1" draw:layer="layout" svg:width="0.048cm" svg:height="0.037cm" svg:x="1.797cm" svg:y="20.418cm" svg:viewBox="0 0 49 38" svg:d="M49 0c-11 0-22 5-32 13-8 6-14 15-17 25">
            <text:p/>
          </draw:path>
          <draw:path draw:style-name="gr3" draw:text-style-name="P1" draw:layer="layout" svg:width="0.028cm" svg:height="0.038cm" svg:x="1.769cm" svg:y="20.555cm" svg:viewBox="0 0 29 39" svg:d="M1 0c-3 12-1 22 6 29 5 6 13 10 22 10">
            <text:p/>
          </draw:path>
          <draw:path draw:style-name="gr3" draw:text-style-name="P1" draw:layer="layout" svg:width="0.028cm" svg:height="0.038cm" svg:x="1.869cm" svg:y="20.555cm" svg:viewBox="0 0 29 39" svg:d="M1 0c-3 12-1 22 5 29 5 6 14 10 23 10">
            <text:p/>
          </draw:path>
          <draw:path draw:style-name="gr3" draw:text-style-name="P1" draw:layer="layout" svg:width="0.048cm" svg:height="0.038cm" svg:x="1.823cm" svg:y="20.555cm" svg:viewBox="0 0 49 39" svg:d="M0 39c11 0 22-5 32-13 9-7 14-16 17-26">
            <text:p/>
          </draw:path>
          <draw:line draw:style-name="gr3" draw:text-style-name="P1" draw:layer="layout" svg:x1="2.053cm" svg:y1="20.505cm" svg:x2="2.021cm" svg:y2="20.505cm">
            <text:p/>
          </draw:line>
          <draw:path draw:style-name="gr3" draw:text-style-name="P1" draw:layer="layout" svg:width="0.059cm" svg:height="0.012cm" svg:x="2.017cm" svg:y="20.418cm" svg:viewBox="0 0 60 13" svg:d="M60 0c-19 0-41 4-60 13">
            <text:p/>
          </draw:path>
          <draw:path draw:style-name="gr3" draw:text-style-name="P1" draw:layer="layout" svg:width="0.053cm" svg:height="0.013cm" svg:x="1.976cm" svg:y="20.58cm" svg:viewBox="0 0 54 14" svg:d="M0 0c17 9 35 14 54 14">
            <text:p/>
          </draw:path>
          <draw:path draw:style-name="gr3" draw:text-style-name="P1" draw:layer="layout" svg:width="0.058cm" svg:height="0.088cm" svg:x="2.029cm" svg:y="20.505cm" svg:viewBox="0 0 59 89" svg:d="M0 89c13 0 26-6 37-15 22-18 28-47 14-63-6-7-17-11-27-11">
            <text:p/>
          </draw:path>
          <draw:path draw:style-name="gr3" draw:text-style-name="P1" draw:layer="layout" svg:width="0.057cm" svg:height="0.087cm" svg:x="2.053cm" svg:y="20.418cm" svg:viewBox="0 0 58 88" svg:d="M0 88c12 0 27-5 38-15 20-18 26-46 12-62-6-7-15-11-26-11">
            <text:p/>
          </draw:path>
          <draw:line draw:style-name="gr3" draw:text-style-name="P1" draw:layer="layout" svg:x1="2.264cm" svg:y1="20.556cm" svg:x2="2.292cm" svg:y2="20.455cm">
            <text:p/>
          </draw:line>
          <draw:polyline draw:style-name="gr3" draw:text-style-name="P1" draw:layer="layout" svg:width="0.133cm" svg:height="0.237cm" svg:x="2.131cm" svg:y="20.418cm" svg:viewBox="0 0 134 238" draw:points="134,0 64,0 0,238">
            <text:p/>
          </draw:polyline>
          <draw:line draw:style-name="gr3" draw:text-style-name="P1" draw:layer="layout" svg:x1="2.148cm" svg:y1="20.593cm" svg:x2="2.217cm" svg:y2="20.593cm">
            <text:p/>
          </draw:line>
          <draw:path draw:style-name="gr3" draw:text-style-name="P1" draw:layer="layout" svg:width="0.047cm" svg:height="0.038cm" svg:x="2.217cm" svg:y="20.555cm" svg:viewBox="0 0 48 39" svg:d="M0 39c11 0 23-5 32-13 8-7 14-16 16-26">
            <text:p/>
          </draw:path>
          <draw:path draw:style-name="gr3" draw:text-style-name="P1" draw:layer="layout" svg:width="0.028cm" svg:height="0.037cm" svg:x="2.264cm" svg:y="20.418cm" svg:viewBox="0 0 29 38" svg:d="M28 38c3-11 1-22-5-29-5-6-14-9-23-9">
            <text:p/>
          </draw:path>
          <draw:line draw:style-name="gr3" draw:text-style-name="P1" draw:layer="layout" svg:x1="2.367cm" svg:y1="20.455cm" svg:x2="2.339cm" svg:y2="20.556cm">
            <text:p/>
          </draw:line>
          <draw:line draw:style-name="gr3" draw:text-style-name="P1" draw:layer="layout" svg:x1="2.367cm" svg:y1="20.593cm" svg:x2="2.392cm" svg:y2="20.593cm">
            <text:p/>
          </draw:line>
          <draw:polyline draw:style-name="gr3" draw:text-style-name="P1" draw:layer="layout" svg:width="0.062cm" svg:height="0.137cm" svg:x="2.414cm" svg:y="20.418cm" svg:viewBox="0 0 63 138" draw:points="25,138 63,0 0,0">
            <text:p/>
          </draw:polyline>
          <draw:path draw:style-name="gr3" draw:text-style-name="P1" draw:layer="layout" svg:width="0.048cm" svg:height="0.037cm" svg:x="2.366cm" svg:y="20.418cm" svg:viewBox="0 0 49 38" svg:d="M49 0c-11 0-23 5-32 13-9 6-15 15-17 25">
            <text:p/>
          </draw:path>
          <draw:path draw:style-name="gr3" draw:text-style-name="P1" draw:layer="layout" svg:width="0.029cm" svg:height="0.038cm" svg:x="2.338cm" svg:y="20.555cm" svg:viewBox="0 0 30 39" svg:d="M1 0c-3 12-1 22 5 29 6 6 14 10 24 10">
            <text:p/>
          </draw:path>
          <draw:path draw:style-name="gr3" draw:text-style-name="P1" draw:layer="layout" svg:width="0.029cm" svg:height="0.038cm" svg:x="2.438cm" svg:y="20.555cm" svg:viewBox="0 0 30 39" svg:d="M1 0c-3 12-1 22 5 29 7 6 15 10 24 10">
            <text:p/>
          </draw:path>
          <draw:path draw:style-name="gr3" draw:text-style-name="P1" draw:layer="layout" svg:width="0.047cm" svg:height="0.038cm" svg:x="2.392cm" svg:y="20.555cm" svg:viewBox="0 0 48 39" svg:d="M0 39c10 0 22-5 32-13 8-7 14-16 16-26">
            <text:p/>
          </draw:path>
          <draw:line draw:style-name="gr3" draw:text-style-name="P1" draw:layer="layout" svg:x1="2.609cm" svg:y1="20.343cm" svg:x2="2.721cm" svg:y2="20.343cm">
            <text:p/>
          </draw:line>
          <draw:line draw:style-name="gr3" draw:text-style-name="P1" draw:layer="layout" svg:x1="2.609cm" svg:y1="20.343cm" svg:x2="2.675cm" svg:y2="20.425cm">
            <text:p/>
          </draw:line>
          <draw:line draw:style-name="gr3" draw:text-style-name="P1" draw:layer="layout" svg:x1="2.552cm" svg:y1="20.556cm" svg:x2="2.579cm" svg:y2="20.455cm">
            <text:p/>
          </draw:line>
          <draw:line draw:style-name="gr3" draw:text-style-name="P1" draw:layer="layout" svg:x1="2.626cm" svg:y1="20.418cm" svg:x2="2.657cm" svg:y2="20.418cm">
            <text:p/>
          </draw:line>
          <draw:line draw:style-name="gr3" draw:text-style-name="P1" draw:layer="layout" svg:x1="2.686cm" svg:y1="20.455cm" svg:x2="2.658cm" svg:y2="20.556cm">
            <text:p/>
          </draw:line>
          <draw:line draw:style-name="gr3" draw:text-style-name="P1" draw:layer="layout" svg:x1="2.579cm" svg:y1="20.593cm" svg:x2="2.61cm" svg:y2="20.593cm">
            <text:p/>
          </draw:line>
          <draw:path draw:style-name="gr3" draw:text-style-name="P1" draw:layer="layout" svg:width="0.048cm" svg:height="0.037cm" svg:x="2.578cm" svg:y="20.418cm" svg:viewBox="0 0 49 38" svg:d="M49 0c-11 0-23 5-33 13-8 6-13 15-16 25">
            <text:p/>
          </draw:path>
          <draw:path draw:style-name="gr3" draw:text-style-name="P1" draw:layer="layout" svg:width="0.049cm" svg:height="0.038cm" svg:x="2.61cm" svg:y="20.555cm" svg:viewBox="0 0 50 39" svg:d="M0 39c12 0 24-5 33-13 8-7 13-16 17-26">
            <text:p/>
          </draw:path>
          <draw:path draw:style-name="gr3" draw:text-style-name="P1" draw:layer="layout" svg:width="0.028cm" svg:height="0.038cm" svg:x="2.55cm" svg:y="20.555cm" svg:viewBox="0 0 29 39" svg:d="M1 0c-3 12-1 22 5 29 6 6 14 10 23 10">
            <text:p/>
          </draw:path>
          <draw:path draw:style-name="gr3" draw:text-style-name="P1" draw:layer="layout" svg:width="0.029cm" svg:height="0.037cm" svg:x="2.657cm" svg:y="20.418cm" svg:viewBox="0 0 30 38" svg:d="M29 38c2-11 1-22-6-29-5-6-14-9-23-9">
            <text:p/>
          </draw:path>
          <draw:line draw:style-name="gr3" draw:text-style-name="P1" draw:layer="layout" svg:x1="2.722cm" svg:y1="20.58cm" svg:x2="2.716cm" svg:y2="20.594cm">
            <text:p/>
          </draw:line>
          <draw:line draw:style-name="gr3" draw:text-style-name="P1" draw:layer="layout" svg:x1="1.957cm" svg:y1="20.846cm" svg:x2="1.889cm" svg:y2="21.097cm">
            <text:p/>
          </draw:line>
          <draw:line draw:style-name="gr3" draw:text-style-name="P1" draw:layer="layout" svg:x1="1.818cm" svg:y1="20.846cm" svg:x2="1.956cm" svg:y2="20.846cm">
            <text:p/>
          </draw:line>
          <draw:line draw:style-name="gr3" draw:text-style-name="P1" draw:layer="layout" svg:x1="1.751cm" svg:y1="21.097cm" svg:x2="1.819cm" svg:y2="20.846cm">
            <text:p/>
          </draw:line>
          <draw:line draw:style-name="gr3" draw:text-style-name="P1" draw:layer="layout" svg:x1="2.08cm" svg:y1="21.059cm" svg:x2="2.108cm" svg:y2="20.958cm">
            <text:p/>
          </draw:line>
          <draw:polyline draw:style-name="gr3" draw:text-style-name="P1" draw:layer="layout" svg:width="0.132cm" svg:height="0.237cm" svg:x="1.947cm" svg:y="20.921cm" svg:viewBox="0 0 133 238" draw:points="133,0 64,0 0,238">
            <text:p/>
          </draw:polyline>
          <draw:line draw:style-name="gr3" draw:text-style-name="P1" draw:layer="layout" svg:x1="1.964cm" svg:y1="21.096cm" svg:x2="2.032cm" svg:y2="21.096cm">
            <text:p/>
          </draw:line>
          <draw:path draw:style-name="gr3" draw:text-style-name="P1" draw:layer="layout" svg:width="0.048cm" svg:height="0.038cm" svg:x="2.032cm" svg:y="21.058cm" svg:viewBox="0 0 49 39" svg:d="M0 39c11 0 24-5 33-13 8-8 14-17 16-26">
            <text:p/>
          </draw:path>
          <draw:path draw:style-name="gr3" draw:text-style-name="P1" draw:layer="layout" svg:width="0.029cm" svg:height="0.037cm" svg:x="2.079cm" svg:y="20.921cm" svg:viewBox="0 0 30 38" svg:d="M29 38c3-10 1-21-6-29-5-6-13-9-23-9">
            <text:p/>
          </draw:path>
          <draw:line draw:style-name="gr3" draw:text-style-name="P1" draw:layer="layout" svg:x1="2.178cm" svg:y1="20.977cm" svg:x2="2.16cm" svg:y2="21.041cm">
            <text:p/>
          </draw:line>
          <draw:line draw:style-name="gr3" draw:text-style-name="P1" draw:layer="layout" svg:x1="2.272cm" svg:y1="21.041cm" svg:x2="2.29cm" svg:y2="20.977cm">
            <text:p/>
          </draw:line>
          <draw:path draw:style-name="gr3" draw:text-style-name="P1" draw:layer="layout" svg:width="0.114cm" svg:height="0.056cm" svg:x="2.177cm" svg:y="20.921cm" svg:viewBox="0 0 115 57" svg:d="M113 57c4-16 2-33-8-43-18-21-55-18-81 5-12 11-21 24-24 38">
            <text:p/>
          </draw:path>
          <draw:path draw:style-name="gr3" draw:text-style-name="P1" draw:layer="layout" svg:width="0.114cm" svg:height="0.056cm" svg:x="2.158cm" svg:y="21.04cm" svg:viewBox="0 0 115 57" svg:d="M2 0c-4 16-2 32 8 43 18 20 54 18 82-5 11-11 20-25 23-38">
            <text:p/>
          </draw:path>
          <draw:line draw:style-name="gr3" draw:text-style-name="P1" draw:layer="layout" svg:x1="2.392cm" svg:y1="20.877cm" svg:x2="2.342cm" svg:y2="21.059cm">
            <text:p/>
          </draw:line>
          <draw:line draw:style-name="gr3" draw:text-style-name="P1" draw:layer="layout" svg:x1="2.37cm" svg:y1="21.096cm" svg:x2="2.401cm" svg:y2="21.096cm">
            <text:p/>
          </draw:line>
          <draw:line draw:style-name="gr3" draw:text-style-name="P1" draw:layer="layout" svg:x1="2.435cm" svg:y1="20.902cm" svg:x2="2.396cm" svg:y2="20.928cm">
            <text:p/>
          </draw:line>
          <draw:line draw:style-name="gr3" draw:text-style-name="P1" draw:layer="layout" svg:x1="2.476cm" svg:y1="20.958cm" svg:x2="2.449cm" svg:y2="21.059cm">
            <text:p/>
          </draw:line>
          <draw:line draw:style-name="gr3" draw:text-style-name="P1" draw:layer="layout" svg:x1="2.417cm" svg:y1="20.921cm" svg:x2="2.448cm" svg:y2="20.921cm">
            <text:p/>
          </draw:line>
          <draw:path draw:style-name="gr3" draw:text-style-name="P1" draw:layer="layout" svg:width="0.029cm" svg:height="0.038cm" svg:x="2.341cm" svg:y="21.058cm" svg:viewBox="0 0 30 39" svg:d="M1 0c-3 11-1 21 6 29 5 6 13 10 23 10">
            <text:p/>
          </draw:path>
          <draw:path draw:style-name="gr3" draw:text-style-name="P1" draw:layer="layout" svg:width="0.039cm" svg:height="0.031cm" svg:x="2.391cm" svg:y="20.846cm" svg:viewBox="0 0 40 32" svg:d="M40 0c-9 0-18 4-26 11-7 5-12 14-14 21">
            <text:p/>
          </draw:path>
          <draw:path draw:style-name="gr3" draw:text-style-name="P1" draw:layer="layout" svg:width="0.022cm" svg:height="0.056cm" svg:x="2.43cm" svg:y="20.846cm" svg:viewBox="0 0 23 57" svg:d="M4 57c1-1 3-2 4-3 16-14 20-35 9-46-4-5-10-8-17-8">
            <text:p/>
          </draw:path>
          <draw:path draw:style-name="gr3" draw:text-style-name="P1" draw:layer="layout" svg:width="0.048cm" svg:height="0.038cm" svg:x="2.401cm" svg:y="21.058cm" svg:viewBox="0 0 49 39" svg:d="M0 39c11 0 23-5 33-13 7-8 13-17 16-26">
            <text:p/>
          </draw:path>
          <draw:path draw:style-name="gr3" draw:text-style-name="P1" draw:layer="layout" svg:width="0.048cm" svg:height="0.037cm" svg:x="2.369cm" svg:y="20.921cm" svg:viewBox="0 0 49 38" svg:d="M49 0c-11 0-23 5-32 14-8 6-14 15-17 24">
            <text:p/>
          </draw:path>
          <draw:path draw:style-name="gr3" draw:text-style-name="P1" draw:layer="layout" svg:width="0.028cm" svg:height="0.037cm" svg:x="2.448cm" svg:y="20.921cm" svg:viewBox="0 0 29 38" svg:d="M28 38c3-10 1-21-6-29-5-6-13-9-22-9">
            <text:p/>
          </draw:path>
          <draw:line draw:style-name="gr3" draw:text-style-name="P1" draw:layer="layout" svg:x1="2.518cm" svg:y1="21.083cm" svg:x2="2.513cm" svg:y2="21.098cm">
            <text:p/>
          </draw:line>
          <draw:line draw:style-name="gr3" draw:text-style-name="P1" draw:layer="layout" svg:x1="1.585cm" svg:y1="21.342cm" svg:x2="1.517cm" svg:y2="21.593cm">
            <text:p/>
          </draw:line>
          <draw:line draw:style-name="gr3" draw:text-style-name="P1" draw:layer="layout" svg:x1="1.509cm" svg:y1="21.342cm" svg:x2="1.659cm" svg:y2="21.342cm">
            <text:p/>
          </draw:line>
          <draw:line draw:style-name="gr3" draw:text-style-name="P1" draw:layer="layout" svg:x1="1.671cm" svg:y1="21.58cm" svg:x2="1.667cm" svg:y2="21.593cm">
            <text:p/>
          </draw:line>
          <draw:line draw:style-name="gr3" draw:text-style-name="P1" draw:layer="layout" svg:x1="1.955cm" svg:y1="21.593cm" svg:x2="1.906cm" svg:y2="21.492cm">
            <text:p/>
          </draw:line>
          <draw:line draw:style-name="gr3" draw:text-style-name="P1" draw:layer="layout" svg:x1="1.859cm" svg:y1="21.531cm" svg:x2="2.002cm" svg:y2="21.417cm">
            <text:p/>
          </draw:line>
          <draw:line draw:style-name="gr3" draw:text-style-name="P1" draw:layer="layout" svg:x1="1.89cm" svg:y1="21.417cm" svg:x2="1.842cm" svg:y2="21.593cm">
            <text:p/>
          </draw:line>
          <draw:line draw:style-name="gr3" draw:text-style-name="P1" draw:layer="layout" svg:x1="2.062cm" svg:y1="21.474cm" svg:x2="2.044cm" svg:y2="21.537cm">
            <text:p/>
          </draw:line>
          <draw:line draw:style-name="gr3" draw:text-style-name="P1" draw:layer="layout" svg:x1="2.157cm" svg:y1="21.537cm" svg:x2="2.175cm" svg:y2="21.474cm">
            <text:p/>
          </draw:line>
          <draw:path draw:style-name="gr3" draw:text-style-name="P1" draw:layer="layout" svg:width="0.115cm" svg:height="0.057cm" svg:x="2.061cm" svg:y="21.417cm" svg:viewBox="0 0 116 58" svg:d="M114 58c4-17 1-33-8-44-18-20-55-18-82 6-12 10-20 24-24 38">
            <text:p/>
          </draw:path>
          <draw:path draw:style-name="gr3" draw:text-style-name="P1" draw:layer="layout" svg:width="0.115cm" svg:height="0.056cm" svg:x="2.042cm" svg:y="21.536cm" svg:viewBox="0 0 116 57" svg:d="M2 0c-4 16-1 33 8 43 18 21 54 18 82-5 12-11 20-24 24-38">
            <text:p/>
          </draw:path>
          <draw:line draw:style-name="gr3" draw:text-style-name="P1" draw:layer="layout" svg:x1="2.24cm" svg:y1="21.505cm" svg:x2="2.353cm" svg:y2="21.505cm">
            <text:p/>
          </draw:line>
          <draw:line draw:style-name="gr3" draw:text-style-name="P1" draw:layer="layout" svg:x1="2.329cm" svg:y1="21.593cm" svg:x2="2.377cm" svg:y2="21.417cm">
            <text:p/>
          </draw:line>
          <draw:line draw:style-name="gr3" draw:text-style-name="P1" draw:layer="layout" svg:x1="2.217cm" svg:y1="21.593cm" svg:x2="2.265cm" svg:y2="21.417cm">
            <text:p/>
          </draw:line>
          <draw:line draw:style-name="gr3" draw:text-style-name="P1" draw:layer="layout" svg:x1="2.533cm" svg:y1="21.417cm" svg:x2="2.485cm" svg:y2="21.593cm">
            <text:p/>
          </draw:line>
          <draw:polyline draw:style-name="gr3" draw:text-style-name="P1" draw:layer="layout" svg:width="0.172cm" svg:height="0.175cm" svg:x="2.404cm" svg:y="21.417cm" svg:viewBox="0 0 173 176" draw:points="173,0 48,0 0,176">
            <text:p/>
          </draw:polyline>
          <draw:line draw:style-name="gr3" draw:text-style-name="P1" draw:layer="layout" svg:x1="2.567cm" svg:y1="21.593cm" svg:x2="2.604cm" svg:y2="21.455cm">
            <text:p/>
          </draw:line>
          <draw:path draw:style-name="gr3" draw:text-style-name="P1" draw:layer="layout" svg:width="0.028cm" svg:height="0.038cm" svg:x="2.576cm" svg:y="21.417cm" svg:viewBox="0 0 29 39" svg:d="M28 39c3-12 1-22-5-29-5-6-14-10-23-10">
            <text:p/>
          </draw:path>
          <draw:line draw:style-name="gr3" draw:text-style-name="P1" draw:layer="layout" svg:x1="2.758cm" svg:y1="21.556cm" svg:x2="2.786cm" svg:y2="21.455cm">
            <text:p/>
          </draw:line>
          <draw:polyline draw:style-name="gr3" draw:text-style-name="P1" draw:layer="layout" svg:width="0.132cm" svg:height="0.238cm" svg:x="2.625cm" svg:y="21.417cm" svg:viewBox="0 0 133 239" draw:points="133,0 63,0 0,239">
            <text:p/>
          </draw:polyline>
          <draw:line draw:style-name="gr3" draw:text-style-name="P1" draw:layer="layout" svg:x1="2.642cm" svg:y1="21.592cm" svg:x2="2.71cm" svg:y2="21.592cm">
            <text:p/>
          </draw:line>
          <draw:path draw:style-name="gr3" draw:text-style-name="P1" draw:layer="layout" svg:width="0.048cm" svg:height="0.037cm" svg:x="2.71cm" svg:y="21.555cm" svg:viewBox="0 0 49 38" svg:d="M0 38c11 0 23-4 32-12 8-7 14-16 17-26">
            <text:p/>
          </draw:path>
          <draw:path draw:style-name="gr3" draw:text-style-name="P1" draw:layer="layout" svg:width="0.029cm" svg:height="0.038cm" svg:x="2.757cm" svg:y="21.417cm" svg:viewBox="0 0 30 39" svg:d="M29 39c2-12 1-22-7-29-5-6-13-10-22-10">
            <text:p/>
          </draw:path>
          <draw:line draw:style-name="gr3" draw:text-style-name="P1" draw:layer="layout" svg:x1="2.827cm" svg:y1="21.58cm" svg:x2="2.823cm" svg:y2="21.593cm">
            <text:p/>
          </draw:line>
          <draw:line draw:style-name="gr3" draw:text-style-name="P1" draw:layer="layout" svg:x1="1.485cm" svg:y1="22.454cm" svg:x2="1.623cm" svg:y2="22.454cm">
            <text:p/>
          </draw:line>
          <draw:line draw:style-name="gr3" draw:text-style-name="P1" draw:layer="layout" svg:x1="1.586cm" svg:y1="22.593cm" svg:x2="1.654cm" svg:y2="22.342cm">
            <text:p/>
          </draw:line>
          <draw:line draw:style-name="gr3" draw:text-style-name="P1" draw:layer="layout" svg:x1="1.448cm" svg:y1="22.593cm" svg:x2="1.516cm" svg:y2="22.342cm">
            <text:p/>
          </draw:line>
          <draw:line draw:style-name="gr3" draw:text-style-name="P1" draw:layer="layout" svg:x1="1.665cm" svg:y1="22.579cm" svg:x2="1.661cm" svg:y2="22.593cm">
            <text:p/>
          </draw:line>
          <draw:line draw:style-name="gr3" draw:text-style-name="P1" draw:layer="layout" svg:x1="1.949cm" svg:y1="22.593cm" svg:x2="1.9cm" svg:y2="22.492cm">
            <text:p/>
          </draw:line>
          <draw:line draw:style-name="gr3" draw:text-style-name="P1" draw:layer="layout" svg:x1="1.852cm" svg:y1="22.53cm" svg:x2="1.996cm" svg:y2="22.417cm">
            <text:p/>
          </draw:line>
          <draw:line draw:style-name="gr3" draw:text-style-name="P1" draw:layer="layout" svg:x1="1.884cm" svg:y1="22.417cm" svg:x2="1.836cm" svg:y2="22.593cm">
            <text:p/>
          </draw:line>
          <draw:line draw:style-name="gr3" draw:text-style-name="P1" draw:layer="layout" svg:x1="2.056cm" svg:y1="22.473cm" svg:x2="2.038cm" svg:y2="22.537cm">
            <text:p/>
          </draw:line>
          <draw:line draw:style-name="gr3" draw:text-style-name="P1" draw:layer="layout" svg:x1="2.151cm" svg:y1="22.537cm" svg:x2="2.168cm" svg:y2="22.473cm">
            <text:p/>
          </draw:line>
          <draw:path draw:style-name="gr3" draw:text-style-name="P1" draw:layer="layout" svg:width="0.114cm" svg:height="0.056cm" svg:x="2.055cm" svg:y="22.417cm" svg:viewBox="0 0 115 57" svg:d="M113 57c5-17 2-32-8-43-17-21-55-18-81 5-12 10-20 24-24 38">
            <text:p/>
          </draw:path>
          <draw:path draw:style-name="gr3" draw:text-style-name="P1" draw:layer="layout" svg:width="0.115cm" svg:height="0.056cm" svg:x="2.036cm" svg:y="22.536cm" svg:viewBox="0 0 116 57" svg:d="M2 0c-4 16-1 31 8 43 18 20 54 18 82-6 11-11 20-24 24-37">
            <text:p/>
          </draw:path>
          <draw:line draw:style-name="gr3" draw:text-style-name="P1" draw:layer="layout" svg:x1="2.234cm" svg:y1="22.504cm" svg:x2="2.346cm" svg:y2="22.504cm">
            <text:p/>
          </draw:line>
          <draw:line draw:style-name="gr3" draw:text-style-name="P1" draw:layer="layout" svg:x1="2.323cm" svg:y1="22.593cm" svg:x2="2.371cm" svg:y2="22.417cm">
            <text:p/>
          </draw:line>
          <draw:line draw:style-name="gr3" draw:text-style-name="P1" draw:layer="layout" svg:x1="2.21cm" svg:y1="22.593cm" svg:x2="2.258cm" svg:y2="22.417cm">
            <text:p/>
          </draw:line>
          <draw:line draw:style-name="gr3" draw:text-style-name="P1" draw:layer="layout" svg:x1="2.527cm" svg:y1="22.417cm" svg:x2="2.479cm" svg:y2="22.593cm">
            <text:p/>
          </draw:line>
          <draw:polyline draw:style-name="gr3" draw:text-style-name="P1" draw:layer="layout" svg:width="0.172cm" svg:height="0.175cm" svg:x="2.398cm" svg:y="22.417cm" svg:viewBox="0 0 173 176" draw:points="173,0 48,0 0,176">
            <text:p/>
          </draw:polyline>
          <draw:line draw:style-name="gr3" draw:text-style-name="P1" draw:layer="layout" svg:x1="2.56cm" svg:y1="22.593cm" svg:x2="2.598cm" svg:y2="22.454cm">
            <text:p/>
          </draw:line>
          <draw:path draw:style-name="gr3" draw:text-style-name="P1" draw:layer="layout" svg:width="0.028cm" svg:height="0.037cm" svg:x="2.57cm" svg:y="22.417cm" svg:viewBox="0 0 29 38" svg:d="M28 38c3-11 1-22-5-29-5-6-14-9-23-9">
            <text:p/>
          </draw:path>
          <draw:line draw:style-name="gr3" draw:text-style-name="P1" draw:layer="layout" svg:x1="2.752cm" svg:y1="22.555cm" svg:x2="2.779cm" svg:y2="22.454cm">
            <text:p/>
          </draw:line>
          <draw:polyline draw:style-name="gr3" draw:text-style-name="P1" draw:layer="layout" svg:width="0.132cm" svg:height="0.237cm" svg:x="2.619cm" svg:y="22.417cm" svg:viewBox="0 0 133 238" draw:points="133,0 63,0 0,238">
            <text:p/>
          </draw:polyline>
          <draw:line draw:style-name="gr3" draw:text-style-name="P1" draw:layer="layout" svg:x1="2.635cm" svg:y1="22.592cm" svg:x2="2.704cm" svg:y2="22.592cm">
            <text:p/>
          </draw:line>
          <draw:path draw:style-name="gr3" draw:text-style-name="P1" draw:layer="layout" svg:width="0.049cm" svg:height="0.038cm" svg:x="2.704cm" svg:y="22.554cm" svg:viewBox="0 0 50 39" svg:d="M0 39c12 0 23-5 33-13 7-7 13-16 17-26">
            <text:p/>
          </draw:path>
          <draw:path draw:style-name="gr3" draw:text-style-name="P1" draw:layer="layout" svg:width="0.028cm" svg:height="0.037cm" svg:x="2.751cm" svg:y="22.417cm" svg:viewBox="0 0 29 38" svg:d="M28 38c3-11 1-22-5-29-5-6-13-9-23-9">
            <text:p/>
          </draw:path>
          <draw:line draw:style-name="gr3" draw:text-style-name="P1" draw:layer="layout" svg:x1="2.821cm" svg:y1="22.579cm" svg:x2="2.816cm" svg:y2="22.593cm">
            <text:p/>
          </draw:line>
          <draw:line draw:style-name="gr3" draw:text-style-name="P1" draw:layer="layout" svg:x1="1.916cm" svg:y1="23.01cm" svg:x2="1.991cm" svg:y2="23.01cm">
            <text:p/>
          </draw:line>
          <draw:line draw:style-name="gr3" draw:text-style-name="P1" draw:layer="layout" svg:x1="1.891cm" svg:y1="22.872cm" svg:x2="1.87cm" svg:y2="22.948cm">
            <text:p/>
          </draw:line>
          <draw:line draw:style-name="gr3" draw:text-style-name="P1" draw:layer="layout" svg:x1="1.971cm" svg:y1="23.086cm" svg:x2="2.029cm" svg:y2="22.872cm">
            <text:p/>
          </draw:line>
          <draw:line draw:style-name="gr3" draw:text-style-name="P1" draw:layer="layout" svg:x1="1.848cm" svg:y1="23.122cm" svg:x2="1.923cm" svg:y2="23.122cm">
            <text:p/>
          </draw:line>
          <draw:path draw:style-name="gr3" draw:text-style-name="P1" draw:layer="layout" svg:width="0.048cm" svg:height="0.063cm" svg:x="1.868cm" svg:y="22.947cm" svg:viewBox="0 0 49 64" svg:d="M2 0c-5 18-1 35 9 48 9 10 22 16 38 16">
            <text:p/>
          </draw:path>
          <draw:path draw:style-name="gr3" draw:text-style-name="P1" draw:layer="layout" svg:width="0.048cm" svg:height="0.037cm" svg:x="1.923cm" svg:y="23.085cm" svg:viewBox="0 0 49 38" svg:d="M0 38c11 0 23-4 33-14 8-6 13-15 16-24">
            <text:p/>
          </draw:path>
          <draw:line draw:style-name="gr3" draw:text-style-name="P1" draw:layer="layout" svg:x1="2.165cm" svg:y1="22.947cm" svg:x2="2.117cm" svg:y2="23.123cm">
            <text:p/>
          </draw:line>
          <draw:polyline draw:style-name="gr3" draw:text-style-name="P1" draw:layer="layout" svg:width="0.172cm" svg:height="0.175cm" svg:x="2.036cm" svg:y="22.947cm" svg:viewBox="0 0 173 176" draw:points="173,0 47,0 0,176">
            <text:p/>
          </draw:polyline>
          <draw:line draw:style-name="gr3" draw:text-style-name="P1" draw:layer="layout" svg:x1="2.198cm" svg:y1="23.123cm" svg:x2="2.236cm" svg:y2="22.985cm">
            <text:p/>
          </draw:line>
          <draw:path draw:style-name="gr3" draw:text-style-name="P1" draw:layer="layout" svg:width="0.028cm" svg:height="0.038cm" svg:x="2.208cm" svg:y="22.947cm" svg:viewBox="0 0 29 39" svg:d="M28 39c3-11 1-22-5-29-5-6-14-10-23-10">
            <text:p/>
          </draw:path>
          <draw:line draw:style-name="gr3" draw:text-style-name="P1" draw:layer="layout" svg:x1="2.333cm" svg:y1="22.904cm" svg:x2="2.283cm" svg:y2="23.086cm">
            <text:p/>
          </draw:line>
          <draw:line draw:style-name="gr3" draw:text-style-name="P1" draw:layer="layout" svg:x1="2.311cm" svg:y1="23.122cm" svg:x2="2.342cm" svg:y2="23.122cm">
            <text:p/>
          </draw:line>
          <draw:line draw:style-name="gr3" draw:text-style-name="P1" draw:layer="layout" svg:x1="2.376cm" svg:y1="22.929cm" svg:x2="2.337cm" svg:y2="22.955cm">
            <text:p/>
          </draw:line>
          <draw:line draw:style-name="gr3" draw:text-style-name="P1" draw:layer="layout" svg:x1="2.417cm" svg:y1="22.985cm" svg:x2="2.389cm" svg:y2="23.086cm">
            <text:p/>
          </draw:line>
          <draw:line draw:style-name="gr3" draw:text-style-name="P1" draw:layer="layout" svg:x1="2.358cm" svg:y1="22.947cm" svg:x2="2.389cm" svg:y2="22.947cm">
            <text:p/>
          </draw:line>
          <draw:path draw:style-name="gr3" draw:text-style-name="P1" draw:layer="layout" svg:width="0.029cm" svg:height="0.037cm" svg:x="2.282cm" svg:y="23.085cm" svg:viewBox="0 0 30 38" svg:d="M1 0c-3 11-1 21 5 28s14 10 24 10">
            <text:p/>
          </draw:path>
          <draw:path draw:style-name="gr3" draw:text-style-name="P1" draw:layer="layout" svg:width="0.039cm" svg:height="0.032cm" svg:x="2.332cm" svg:y="22.872cm" svg:viewBox="0 0 40 33" svg:d="M40 0c-10 0-19 4-27 12-7 6-11 13-13 21">
            <text:p/>
          </draw:path>
          <draw:path draw:style-name="gr3" draw:text-style-name="P1" draw:layer="layout" svg:width="0.022cm" svg:height="0.057cm" svg:x="2.371cm" svg:y="22.872cm" svg:viewBox="0 0 23 58" svg:d="M4 58c1-1 3-2 4-3 16-14 20-35 10-47-5-4-11-7-18-8">
            <text:p/>
          </draw:path>
          <draw:path draw:style-name="gr3" draw:text-style-name="P1" draw:layer="layout" svg:width="0.047cm" svg:height="0.037cm" svg:x="2.342cm" svg:y="23.085cm" svg:viewBox="0 0 48 38" svg:d="M0 38c11 0 22-4 32-14 8-6 14-15 16-24">
            <text:p/>
          </draw:path>
          <draw:path draw:style-name="gr3" draw:text-style-name="P1" draw:layer="layout" svg:width="0.048cm" svg:height="0.038cm" svg:x="2.31cm" svg:y="22.947cm" svg:viewBox="0 0 49 39" svg:d="M49 0c-11 0-23 5-33 13-8 7-14 17-16 26">
            <text:p/>
          </draw:path>
          <draw:path draw:style-name="gr3" draw:text-style-name="P1" draw:layer="layout" svg:width="0.029cm" svg:height="0.038cm" svg:x="2.389cm" svg:y="22.947cm" svg:viewBox="0 0 30 39" svg:d="M28 39c4-11 1-22-5-29-5-6-13-10-23-10">
            <text:p/>
          </draw:path>
          <draw:line draw:style-name="gr3" draw:text-style-name="P1" draw:layer="layout" svg:x1="2.459cm" svg:y1="23.11cm" svg:x2="2.454cm" svg:y2="23.123cm">
            <text:p/>
          </draw:line>
          <draw:line draw:style-name="gr3" draw:text-style-name="P1" draw:layer="layout" svg:x1="17.867cm" svg:y1="21.372cm" svg:x2="17.724cm" svg:y2="21.623cm">
            <text:p/>
          </draw:line>
          <draw:line draw:style-name="gr3" draw:text-style-name="P1" draw:layer="layout" svg:x1="17.929cm" svg:y1="21.372cm" svg:x2="17.866cm" svg:y2="21.372cm">
            <text:p/>
          </draw:line>
          <draw:line draw:style-name="gr3" draw:text-style-name="P1" draw:layer="layout" svg:x1="17.862cm" svg:y1="21.623cm" svg:x2="17.93cm" svg:y2="21.372cm">
            <text:p/>
          </draw:line>
          <draw:polyline draw:style-name="gr3" draw:text-style-name="P1" draw:layer="layout" svg:width="0.109cm" svg:height="0.175cm" svg:x="17.987cm" svg:y="21.447cm" svg:viewBox="0 0 110 176" draw:points="0,176 62,176 110,0">
            <text:p/>
          </draw:polyline>
          <draw:line draw:style-name="gr3" draw:text-style-name="P1" draw:layer="layout" svg:x1="17.985cm" svg:y1="21.447cm" svg:x2="17.95cm" svg:y2="21.573cm">
            <text:p/>
          </draw:line>
          <draw:path draw:style-name="gr3" draw:text-style-name="P1" draw:layer="layout" svg:width="0.039cm" svg:height="0.05cm" svg:x="17.948cm" svg:y="21.572cm" svg:viewBox="0 0 40 51" svg:d="M2 0c-4 14-1 28 7 37 7 9 19 14 31 14">
            <text:p/>
          </draw:path>
          <draw:line draw:style-name="gr3" draw:text-style-name="P1" draw:layer="layout" svg:x1="18.162cm" svg:y1="21.484cm" svg:x2="18.134cm" svg:y2="21.585cm">
            <text:p/>
          </draw:line>
          <draw:line draw:style-name="gr3" draw:text-style-name="P1" draw:layer="layout" svg:x1="18.162cm" svg:y1="21.622cm" svg:x2="18.212cm" svg:y2="21.622cm">
            <text:p/>
          </draw:line>
          <draw:line draw:style-name="gr3" draw:text-style-name="P1" draw:layer="layout" svg:x1="18.209cm" svg:y1="21.447cm" svg:x2="18.259cm" svg:y2="21.447cm">
            <text:p/>
          </draw:line>
          <draw:path draw:style-name="gr3" draw:text-style-name="P1" draw:layer="layout" svg:width="0.048cm" svg:height="0.037cm" svg:x="18.161cm" svg:y="21.447cm" svg:viewBox="0 0 49 38" svg:d="M49 0c-11 0-23 4-32 13-8 7-15 16-17 25">
            <text:p/>
          </draw:path>
          <draw:path draw:style-name="gr3" draw:text-style-name="P1" draw:layer="layout" svg:width="0.029cm" svg:height="0.038cm" svg:x="18.133cm" svg:y="21.584cm" svg:viewBox="0 0 30 39" svg:d="M1 0c-3 11-1 22 5 29 6 6 14 10 24 10">
            <text:p/>
          </draw:path>
          <draw:line draw:style-name="gr3" draw:text-style-name="P1" draw:layer="layout" svg:x1="18.416cm" svg:y1="21.447cm" svg:x2="18.368cm" svg:y2="21.623cm">
            <text:p/>
          </draw:line>
          <draw:polyline draw:style-name="gr3" draw:text-style-name="P1" draw:layer="layout" svg:width="0.171cm" svg:height="0.175cm" svg:x="18.287cm" svg:y="21.447cm" svg:viewBox="0 0 172 176" draw:points="172,0 47,0 0,176">
            <text:p/>
          </draw:polyline>
          <draw:line draw:style-name="gr3" draw:text-style-name="P1" draw:layer="layout" svg:x1="18.449cm" svg:y1="21.623cm" svg:x2="18.487cm" svg:y2="21.484cm">
            <text:p/>
          </draw:line>
          <draw:path draw:style-name="gr3" draw:text-style-name="P1" draw:layer="layout" svg:width="0.029cm" svg:height="0.037cm" svg:x="18.458cm" svg:y="21.447cm" svg:viewBox="0 0 30 38" svg:d="M29 38c3-11 1-21-5-28s-13-10-24-10">
            <text:p/>
          </draw:path>
          <draw:line draw:style-name="gr3" draw:text-style-name="P1" draw:layer="layout" svg:x1="18.557cm" svg:y1="21.503cm" svg:x2="18.539cm" svg:y2="21.566cm">
            <text:p/>
          </draw:line>
          <draw:line draw:style-name="gr3" draw:text-style-name="P1" draw:layer="layout" svg:x1="18.652cm" svg:y1="21.566cm" svg:x2="18.669cm" svg:y2="21.503cm">
            <text:p/>
          </draw:line>
          <draw:path draw:style-name="gr3" draw:text-style-name="P1" draw:layer="layout" svg:width="0.114cm" svg:height="0.056cm" svg:x="18.556cm" svg:y="21.447cm" svg:viewBox="0 0 115 57" svg:d="M113 57c5-16 2-32-8-42-18-22-55-19-81 5-12 10-21 23-24 37">
            <text:p/>
          </draw:path>
          <draw:path draw:style-name="gr3" draw:text-style-name="P1" draw:layer="layout" svg:width="0.115cm" svg:height="0.056cm" svg:x="18.537cm" svg:y="21.565cm" svg:viewBox="0 0 116 57" svg:d="M2 0c-4 17-1 32 9 43 18 21 54 19 81-6 11-10 20-23 24-37">
            <text:p/>
          </draw:path>
          <draw:line draw:style-name="gr3" draw:text-style-name="P1" draw:layer="layout" svg:x1="18.771cm" svg:y1="21.403cm" svg:x2="18.721cm" svg:y2="21.585cm">
            <text:p/>
          </draw:line>
          <draw:line draw:style-name="gr3" draw:text-style-name="P1" draw:layer="layout" svg:x1="18.749cm" svg:y1="21.622cm" svg:x2="18.78cm" svg:y2="21.622cm">
            <text:p/>
          </draw:line>
          <draw:line draw:style-name="gr3" draw:text-style-name="P1" draw:layer="layout" svg:x1="18.814cm" svg:y1="21.428cm" svg:x2="18.775cm" svg:y2="21.454cm">
            <text:p/>
          </draw:line>
          <draw:line draw:style-name="gr3" draw:text-style-name="P1" draw:layer="layout" svg:x1="18.855cm" svg:y1="21.484cm" svg:x2="18.828cm" svg:y2="21.585cm">
            <text:p/>
          </draw:line>
          <draw:line draw:style-name="gr3" draw:text-style-name="P1" draw:layer="layout" svg:x1="18.796cm" svg:y1="21.447cm" svg:x2="18.827cm" svg:y2="21.447cm">
            <text:p/>
          </draw:line>
          <draw:path draw:style-name="gr3" draw:text-style-name="P1" draw:layer="layout" svg:width="0.029cm" svg:height="0.038cm" svg:x="18.72cm" svg:y="21.584cm" svg:viewBox="0 0 30 39" svg:d="M1 0c-2 11-1 22 6 29 5 6 13 10 23 10">
            <text:p/>
          </draw:path>
          <draw:path draw:style-name="gr3" draw:text-style-name="P1" draw:layer="layout" svg:width="0.04cm" svg:height="0.031cm" svg:x="18.77cm" svg:y="21.372cm" svg:viewBox="0 0 41 32" svg:d="M41 0c-9 0-19 4-27 10-7 6-12 14-14 22">
            <text:p/>
          </draw:path>
          <draw:path draw:style-name="gr3" draw:text-style-name="P1" draw:layer="layout" svg:width="0.021cm" svg:height="0.056cm" svg:x="18.81cm" svg:y="21.372cm" svg:viewBox="0 0 22 57" svg:d="M3 57c2-1 3-2 4-3 16-13 20-35 10-46-4-5-11-8-17-8">
            <text:p/>
          </draw:path>
          <draw:path draw:style-name="gr3" draw:text-style-name="P1" draw:layer="layout" svg:width="0.048cm" svg:height="0.038cm" svg:x="18.78cm" svg:y="21.584cm" svg:viewBox="0 0 49 39" svg:d="M0 39c11 0 22-5 32-13 8-7 13-17 17-26">
            <text:p/>
          </draw:path>
          <draw:path draw:style-name="gr3" draw:text-style-name="P1" draw:layer="layout" svg:width="0.048cm" svg:height="0.037cm" svg:x="18.748cm" svg:y="21.447cm" svg:viewBox="0 0 49 38" svg:d="M49 0c-11 0-24 4-33 13-8 7-13 16-16 25">
            <text:p/>
          </draw:path>
          <draw:path draw:style-name="gr3" draw:text-style-name="P1" draw:layer="layout" svg:width="0.028cm" svg:height="0.037cm" svg:x="18.827cm" svg:y="21.447cm" svg:viewBox="0 0 29 38" svg:d="M27 38c4-11 2-21-5-28-5-7-13-10-22-10">
            <text:p/>
          </draw:path>
          <draw:line draw:style-name="gr3" draw:text-style-name="P1" draw:layer="layout" svg:x1="19.134cm" svg:y1="21.363cm" svg:x2="19.066cm" svg:y2="21.614cm">
            <text:p/>
          </draw:line>
          <draw:line draw:style-name="gr3" draw:text-style-name="P1" draw:layer="layout" svg:x1="19.054cm" svg:y1="21.426cm" svg:x2="19.134cm" svg:y2="21.363cm">
            <text:p/>
          </draw:line>
          <draw:line draw:style-name="gr3" draw:text-style-name="P1" draw:layer="layout" svg:x1="15.224cm" svg:y1="21.368cm" svg:x2="15.081cm" svg:y2="21.619cm">
            <text:p/>
          </draw:line>
          <draw:line draw:style-name="gr3" draw:text-style-name="P1" draw:layer="layout" svg:x1="15.285cm" svg:y1="21.368cm" svg:x2="15.223cm" svg:y2="21.368cm">
            <text:p/>
          </draw:line>
          <draw:line draw:style-name="gr3" draw:text-style-name="P1" draw:layer="layout" svg:x1="15.218cm" svg:y1="21.619cm" svg:x2="15.286cm" svg:y2="21.368cm">
            <text:p/>
          </draw:line>
          <draw:polyline draw:style-name="gr3" draw:text-style-name="P1" draw:layer="layout" svg:width="0.109cm" svg:height="0.175cm" svg:x="15.343cm" svg:y="21.443cm" svg:viewBox="0 0 110 176" draw:points="0,176 64,176 110,0">
            <text:p/>
          </draw:polyline>
          <draw:line draw:style-name="gr3" draw:text-style-name="P1" draw:layer="layout" svg:x1="15.341cm" svg:y1="21.443cm" svg:x2="15.307cm" svg:y2="21.569cm">
            <text:p/>
          </draw:line>
          <draw:path draw:style-name="gr3" draw:text-style-name="P1" draw:layer="layout" svg:width="0.038cm" svg:height="0.05cm" svg:x="15.305cm" svg:y="21.568cm" svg:viewBox="0 0 39 51" svg:d="M2 0c-4 15-2 29 8 38 7 9 17 13 29 13">
            <text:p/>
          </draw:path>
          <draw:line draw:style-name="gr3" draw:text-style-name="P1" draw:layer="layout" svg:x1="15.518cm" svg:y1="21.481cm" svg:x2="15.491cm" svg:y2="21.582cm">
            <text:p/>
          </draw:line>
          <draw:line draw:style-name="gr3" draw:text-style-name="P1" draw:layer="layout" svg:x1="15.518cm" svg:y1="21.618cm" svg:x2="15.568cm" svg:y2="21.618cm">
            <text:p/>
          </draw:line>
          <draw:line draw:style-name="gr3" draw:text-style-name="P1" draw:layer="layout" svg:x1="15.565cm" svg:y1="21.443cm" svg:x2="15.615cm" svg:y2="21.443cm">
            <text:p/>
          </draw:line>
          <draw:path draw:style-name="gr3" draw:text-style-name="P1" draw:layer="layout" svg:width="0.048cm" svg:height="0.038cm" svg:x="15.517cm" svg:y="21.443cm" svg:viewBox="0 0 49 39" svg:d="M49 0c-11 0-22 5-33 14-8 7-13 16-16 25">
            <text:p/>
          </draw:path>
          <draw:path draw:style-name="gr3" draw:text-style-name="P1" draw:layer="layout" svg:width="0.028cm" svg:height="0.037cm" svg:x="15.489cm" svg:y="21.581cm" svg:viewBox="0 0 29 38" svg:d="M1 0c-3 11-1 22 6 29 5 6 13 9 22 9">
            <text:p/>
          </draw:path>
          <draw:line draw:style-name="gr3" draw:text-style-name="P1" draw:layer="layout" svg:x1="15.772cm" svg:y1="21.443cm" svg:x2="15.724cm" svg:y2="21.619cm">
            <text:p/>
          </draw:line>
          <draw:polyline draw:style-name="gr3" draw:text-style-name="P1" draw:layer="layout" svg:width="0.172cm" svg:height="0.175cm" svg:x="15.643cm" svg:y="21.443cm" svg:viewBox="0 0 173 176" draw:points="173,0 47,0 0,176">
            <text:p/>
          </draw:polyline>
          <draw:line draw:style-name="gr3" draw:text-style-name="P1" draw:layer="layout" svg:x1="15.805cm" svg:y1="21.619cm" svg:x2="15.843cm" svg:y2="21.481cm">
            <text:p/>
          </draw:line>
          <draw:path draw:style-name="gr3" draw:text-style-name="P1" draw:layer="layout" svg:width="0.028cm" svg:height="0.038cm" svg:x="15.815cm" svg:y="21.443cm" svg:viewBox="0 0 29 39" svg:d="M28 39c3-11 1-21-5-28-5-7-14-11-23-11">
            <text:p/>
          </draw:path>
          <draw:line draw:style-name="gr3" draw:text-style-name="P1" draw:layer="layout" svg:x1="6.869cm" svg:y1="20.112cm" svg:x2="6.861cm" svg:y2="20.138cm">
            <text:p/>
          </draw:line>
          <draw:line draw:style-name="gr3" draw:text-style-name="P1" draw:layer="layout" svg:x1="7.031cm" svg:y1="20.112cm" svg:x2="7.023cm" svg:y2="20.138cm">
            <text:p/>
          </draw:line>
          <draw:line draw:style-name="gr3" draw:text-style-name="P1" draw:layer="layout" svg:x1="6.868cm" svg:y1="20.112cm" svg:x2="7.03cm" svg:y2="20.112cm">
            <text:p/>
          </draw:line>
          <draw:polyline draw:style-name="gr3" draw:text-style-name="P1" draw:layer="layout" svg:width="0.179cm" svg:height="0.25cm" svg:x="6.893cm" svg:y="19.862cm" svg:viewBox="0 0 180 251" draw:points="0,251 118,0 180,0 113,251">
            <text:p/>
          </draw:polyline>
          <draw:line draw:style-name="gr3" draw:text-style-name="P1" draw:layer="layout" svg:x1="7.143cm" svg:y1="19.974cm" svg:x2="7.115cm" svg:y2="20.075cm">
            <text:p/>
          </draw:line>
          <draw:line draw:style-name="gr3" draw:text-style-name="P1" draw:layer="layout" svg:x1="7.143cm" svg:y1="20.112cm" svg:x2="7.168cm" svg:y2="20.112cm">
            <text:p/>
          </draw:line>
          <draw:polyline draw:style-name="gr3" draw:text-style-name="P1" draw:layer="layout" svg:width="0.063cm" svg:height="0.137cm" svg:x="7.189cm" svg:y="19.937cm" svg:viewBox="0 0 64 138" draw:points="26,138 64,0 0,0">
            <text:p/>
          </draw:polyline>
          <draw:path draw:style-name="gr3" draw:text-style-name="P1" draw:layer="layout" svg:width="0.047cm" svg:height="0.037cm" svg:x="7.142cm" svg:y="19.937cm" svg:viewBox="0 0 48 38" svg:d="M48 0c-10 0-23 4-32 13-8 6-14 15-16 25">
            <text:p/>
          </draw:path>
          <draw:path draw:style-name="gr3" draw:text-style-name="P1" draw:layer="layout" svg:width="0.029cm" svg:height="0.038cm" svg:x="7.114cm" svg:y="20.074cm" svg:viewBox="0 0 30 39" svg:d="M1 0c-3 12-1 22 5 29 7 6 14 10 24 10">
            <text:p/>
          </draw:path>
          <draw:path draw:style-name="gr3" draw:text-style-name="P1" draw:layer="layout" svg:width="0.029cm" svg:height="0.038cm" svg:x="7.214cm" svg:y="20.074cm" svg:viewBox="0 0 30 39" svg:d="M1 0c-3 12-1 22 5 29 6 6 13 10 24 10">
            <text:p/>
          </draw:path>
          <draw:path draw:style-name="gr3" draw:text-style-name="P1" draw:layer="layout" svg:width="0.047cm" svg:height="0.038cm" svg:x="7.168cm" svg:y="20.074cm" svg:viewBox="0 0 48 39" svg:d="M0 39c11 0 23-5 32-13 8-7 14-16 16-26">
            <text:p/>
          </draw:path>
          <draw:line draw:style-name="gr3" draw:text-style-name="P1" draw:layer="layout" svg:x1="7.447cm" svg:y1="19.937cm" svg:x2="7.399cm" svg:y2="20.113cm">
            <text:p/>
          </draw:line>
          <draw:polyline draw:style-name="gr3" draw:text-style-name="P1" draw:layer="layout" svg:width="0.172cm" svg:height="0.175cm" svg:x="7.317cm" svg:y="19.937cm" svg:viewBox="0 0 173 176" draw:points="173,0 47,0 0,176">
            <text:p/>
          </draw:polyline>
          <draw:line draw:style-name="gr3" draw:text-style-name="P1" draw:layer="layout" svg:x1="7.48cm" svg:y1="20.113cm" svg:x2="7.518cm" svg:y2="19.974cm">
            <text:p/>
          </draw:line>
          <draw:path draw:style-name="gr3" draw:text-style-name="P1" draw:layer="layout" svg:width="0.029cm" svg:height="0.037cm" svg:x="7.489cm" svg:y="19.937cm" svg:viewBox="0 0 30 38" svg:d="M29 38c3-12 1-22-7-29-5-6-13-9-22-9">
            <text:p/>
          </draw:path>
          <draw:line draw:style-name="gr3" draw:text-style-name="P1" draw:layer="layout" svg:x1="7.593cm" svg:y1="19.974cm" svg:x2="7.565cm" svg:y2="20.075cm">
            <text:p/>
          </draw:line>
          <draw:line draw:style-name="gr3" draw:text-style-name="P1" draw:layer="layout" svg:x1="7.592cm" svg:y1="20.112cm" svg:x2="7.617cm" svg:y2="20.112cm">
            <text:p/>
          </draw:line>
          <draw:polyline draw:style-name="gr3" draw:text-style-name="P1" draw:layer="layout" svg:width="0.063cm" svg:height="0.137cm" svg:x="7.639cm" svg:y="19.937cm" svg:viewBox="0 0 64 138" draw:points="27,138 64,0 0,0">
            <text:p/>
          </draw:polyline>
          <draw:path draw:style-name="gr3" draw:text-style-name="P1" draw:layer="layout" svg:width="0.047cm" svg:height="0.037cm" svg:x="7.592cm" svg:y="19.937cm" svg:viewBox="0 0 48 38" svg:d="M48 0c-11 0-22 4-31 13-8 6-14 15-17 25">
            <text:p/>
          </draw:path>
          <draw:path draw:style-name="gr3" draw:text-style-name="P1" draw:layer="layout" svg:width="0.028cm" svg:height="0.038cm" svg:x="7.564cm" svg:y="20.074cm" svg:viewBox="0 0 29 39" svg:d="M1 0c-3 12-1 22 5 29 6 6 14 10 23 10">
            <text:p/>
          </draw:path>
          <draw:path draw:style-name="gr3" draw:text-style-name="P1" draw:layer="layout" svg:width="0.028cm" svg:height="0.038cm" svg:x="7.664cm" svg:y="20.074cm" svg:viewBox="0 0 29 39" svg:d="M1 0c-3 12-1 22 5 29 5 6 14 10 23 10">
            <text:p/>
          </draw:path>
          <draw:path draw:style-name="gr3" draw:text-style-name="P1" draw:layer="layout" svg:width="0.048cm" svg:height="0.038cm" svg:x="7.617cm" svg:y="20.074cm" svg:viewBox="0 0 49 39" svg:d="M0 39c11 0 24-5 33-13 8-7 13-16 16-26">
            <text:p/>
          </draw:path>
          <draw:line draw:style-name="gr3" draw:text-style-name="P1" draw:layer="layout" svg:x1="5.852cm" svg:y1="19.874cm" svg:x2="5.784cm" svg:y2="20.125cm">
            <text:p/>
          </draw:line>
          <draw:line draw:style-name="gr3" draw:text-style-name="P1" draw:layer="layout" svg:x1="5.713cm" svg:y1="19.874cm" svg:x2="5.851cm" svg:y2="19.874cm">
            <text:p/>
          </draw:line>
          <draw:line draw:style-name="gr3" draw:text-style-name="P1" draw:layer="layout" svg:x1="5.646cm" svg:y1="20.125cm" svg:x2="5.714cm" svg:y2="19.874cm">
            <text:p/>
          </draw:line>
          <draw:line draw:style-name="gr3" draw:text-style-name="P1" draw:layer="layout" svg:x1="5.892cm" svg:y1="20.006cm" svg:x2="5.874cm" svg:y2="20.069cm">
            <text:p/>
          </draw:line>
          <draw:line draw:style-name="gr3" draw:text-style-name="P1" draw:layer="layout" svg:x1="5.986cm" svg:y1="20.069cm" svg:x2="6.004cm" svg:y2="20.006cm">
            <text:p/>
          </draw:line>
          <draw:path draw:style-name="gr3" draw:text-style-name="P1" draw:layer="layout" svg:width="0.114cm" svg:height="0.057cm" svg:x="5.891cm" svg:y="19.949cm" svg:viewBox="0 0 115 58" svg:d="M113 58c4-18 2-33-9-44-18-20-54-18-81 6-11 10-20 23-23 38">
            <text:p/>
          </draw:path>
          <draw:path draw:style-name="gr3" draw:text-style-name="P1" draw:layer="layout" svg:width="0.114cm" svg:height="0.056cm" svg:x="5.872cm" svg:y="20.068cm" svg:viewBox="0 0 115 57" svg:d="M2 0c-5 16-2 32 8 43 19 21 55 18 81-6 12-10 21-23 24-37">
            <text:p/>
          </draw:path>
          <draw:line draw:style-name="gr3" draw:text-style-name="P1" draw:layer="layout" svg:x1="6.132cm" svg:y1="19.874cm" svg:x2="6.182cm" svg:y2="19.874cm">
            <text:p/>
          </draw:line>
          <draw:line draw:style-name="gr3" draw:text-style-name="P1" draw:layer="layout" svg:x1="6.21cm" svg:y1="19.912cm" svg:x2="6.162cm" svg:y2="20.088cm">
            <text:p/>
          </draw:line>
          <draw:line draw:style-name="gr3" draw:text-style-name="P1" draw:layer="layout" svg:x1="6.056cm" svg:y1="20.088cm" svg:x2="6.084cm" svg:y2="19.987cm">
            <text:p/>
          </draw:line>
          <draw:line draw:style-name="gr3" draw:text-style-name="P1" draw:layer="layout" svg:x1="6.131cm" svg:y1="19.949cm" svg:x2="6.199cm" svg:y2="19.949cm">
            <text:p/>
          </draw:line>
          <draw:line draw:style-name="gr3" draw:text-style-name="P1" draw:layer="layout" svg:x1="6.084cm" svg:y1="20.124cm" svg:x2="6.115cm" svg:y2="20.124cm">
            <text:p/>
          </draw:line>
          <draw:path draw:style-name="gr3" draw:text-style-name="P1" draw:layer="layout" svg:width="0.028cm" svg:height="0.038cm" svg:x="6.182cm" svg:y="19.874cm" svg:viewBox="0 0 29 39" svg:d="M28 39c3-11 1-22-5-29-5-6-14-10-23-10">
            <text:p/>
          </draw:path>
          <draw:path draw:style-name="gr3" draw:text-style-name="P1" draw:layer="layout" svg:width="0.047cm" svg:height="0.037cm" svg:x="6.115cm" svg:y="20.087cm" svg:viewBox="0 0 48 38" svg:d="M0 38c11 0 23-4 33-14 7-6 13-15 15-24">
            <text:p/>
          </draw:path>
          <draw:path draw:style-name="gr3" draw:text-style-name="P1" draw:layer="layout" svg:width="0.048cm" svg:height="0.038cm" svg:x="6.083cm" svg:y="19.949cm" svg:viewBox="0 0 49 39" svg:d="M49 0c-11 0-23 5-32 13-8 7-15 17-17 26">
            <text:p/>
          </draw:path>
          <draw:path draw:style-name="gr3" draw:text-style-name="P1" draw:layer="layout" svg:width="0.029cm" svg:height="0.037cm" svg:x="6.055cm" svg:y="20.087cm" svg:viewBox="0 0 30 38" svg:d="M1 0c-3 11-1 21 6 28 6 7 14 10 23 10">
            <text:p/>
          </draw:path>
          <draw:polyline draw:style-name="gr3" draw:text-style-name="P1" draw:layer="layout" svg:width="0.122cm" svg:height="0.175cm" svg:x="6.227cm" svg:y="19.949cm" svg:viewBox="0 0 123 176" draw:points="123,0 48,0 0,176">
            <text:p/>
          </draw:polyline>
          <draw:line draw:style-name="gr3" draw:text-style-name="P1" draw:layer="layout" svg:x1="6.34cm" svg:y1="20.125cm" svg:x2="6.378cm" svg:y2="19.987cm">
            <text:p/>
          </draw:line>
          <draw:path draw:style-name="gr3" draw:text-style-name="P1" draw:layer="layout" svg:width="0.029cm" svg:height="0.038cm" svg:x="6.349cm" svg:y="19.949cm" svg:viewBox="0 0 30 39" svg:d="M29 39c3-11 1-22-6-29-6-6-14-10-23-10">
            <text:p/>
          </draw:path>
          <draw:line draw:style-name="gr3" draw:text-style-name="P1" draw:layer="layout" svg:x1="6.419cm" svg:y1="20.112cm" svg:x2="6.415cm" svg:y2="20.125cm">
            <text:p/>
          </draw:line>
          <draw:polyline draw:style-name="gr3" draw:text-style-name="P1" draw:layer="layout" svg:width="0.229cm" svg:height="0.25cm" svg:x="18.168cm" svg:y="19.371cm" svg:viewBox="0 0 230 251" draw:points="230,0 112,138 68,0 0,251">
            <text:p/>
          </draw:polyline>
          <draw:line draw:style-name="gr3" draw:text-style-name="P1" draw:layer="layout" svg:x1="18.33cm" svg:y1="19.622cm" svg:x2="18.398cm" svg:y2="19.371cm">
            <text:p/>
          </draw:line>
          <draw:line draw:style-name="gr3" draw:text-style-name="P1" draw:layer="layout" svg:x1="18.443cm" svg:y1="19.483cm" svg:x2="18.415cm" svg:y2="19.584cm">
            <text:p/>
          </draw:line>
          <draw:line draw:style-name="gr3" draw:text-style-name="P1" draw:layer="layout" svg:x1="18.443cm" svg:y1="19.621cm" svg:x2="18.468cm" svg:y2="19.621cm">
            <text:p/>
          </draw:line>
          <draw:polyline draw:style-name="gr3" draw:text-style-name="P1" draw:layer="layout" svg:width="0.062cm" svg:height="0.137cm" svg:x="18.49cm" svg:y="19.446cm" svg:viewBox="0 0 63 138" draw:points="26,138 63,0 0,0">
            <text:p/>
          </draw:polyline>
          <draw:path draw:style-name="gr3" draw:text-style-name="P1" draw:layer="layout" svg:width="0.048cm" svg:height="0.037cm" svg:x="18.442cm" svg:y="19.446cm" svg:viewBox="0 0 49 38" svg:d="M49 0c-11 0-23 4-32 13-8 7-14 16-17 25">
            <text:p/>
          </draw:path>
          <draw:path draw:style-name="gr3" draw:text-style-name="P1" draw:layer="layout" svg:width="0.029cm" svg:height="0.038cm" svg:x="18.414cm" svg:y="19.583cm" svg:viewBox="0 0 30 39" svg:d="M1 0c-3 11-1 22 6 29 5 6 13 10 23 10">
            <text:p/>
          </draw:path>
          <draw:path draw:style-name="gr3" draw:text-style-name="P1" draw:layer="layout" svg:width="0.029cm" svg:height="0.038cm" svg:x="18.514cm" svg:y="19.583cm" svg:viewBox="0 0 30 39" svg:d="M1 0c-3 11-1 22 7 29 5 6 13 10 22 10">
            <text:p/>
          </draw:path>
          <draw:path draw:style-name="gr3" draw:text-style-name="P1" draw:layer="layout" svg:width="0.047cm" svg:height="0.038cm" svg:x="18.468cm" svg:y="19.583cm" svg:viewBox="0 0 48 39" svg:d="M0 39c11 0 22-5 32-13 8-8 14-17 16-26">
            <text:p/>
          </draw:path>
          <draw:line draw:style-name="gr3" draw:text-style-name="P1" draw:layer="layout" svg:x1="18.656cm" svg:y1="19.483cm" svg:x2="18.628cm" svg:y2="19.584cm">
            <text:p/>
          </draw:line>
          <draw:line draw:style-name="gr3" draw:text-style-name="P1" draw:layer="layout" svg:x1="18.655cm" svg:y1="19.621cm" svg:x2="18.705cm" svg:y2="19.621cm">
            <text:p/>
          </draw:line>
          <draw:line draw:style-name="gr3" draw:text-style-name="P1" draw:layer="layout" svg:x1="18.702cm" svg:y1="19.446cm" svg:x2="18.752cm" svg:y2="19.446cm">
            <text:p/>
          </draw:line>
          <draw:path draw:style-name="gr3" draw:text-style-name="P1" draw:layer="layout" svg:width="0.047cm" svg:height="0.037cm" svg:x="18.655cm" svg:y="19.446cm" svg:viewBox="0 0 48 38" svg:d="M48 0c-11 0-23 4-33 13-7 7-13 16-15 25">
            <text:p/>
          </draw:path>
          <draw:path draw:style-name="gr3" draw:text-style-name="P1" draw:layer="layout" svg:width="0.028cm" svg:height="0.038cm" svg:x="18.626cm" svg:y="19.583cm" svg:viewBox="0 0 29 39" svg:d="M1 0c-3 11-1 22 6 29 5 6 13 10 22 10">
            <text:p/>
          </draw:path>
          <draw:line draw:style-name="gr3" draw:text-style-name="P1" draw:layer="layout" svg:x1="18.861cm" svg:y1="19.622cm" svg:x2="18.909cm" svg:y2="19.446cm">
            <text:p/>
          </draw:line>
          <draw:polyline draw:style-name="gr3" draw:text-style-name="P1" draw:layer="layout" svg:width="0.171cm" svg:height="0.175cm" svg:x="18.818cm" svg:y="19.446cm" svg:viewBox="0 0 172 176" draw:points="0,176 126,176 172,0">
            <text:p/>
          </draw:polyline>
          <draw:line draw:style-name="gr3" draw:text-style-name="P1" draw:layer="layout" svg:x1="18.828cm" svg:y1="19.446cm" svg:x2="18.79cm" svg:y2="19.584cm">
            <text:p/>
          </draw:line>
          <draw:path draw:style-name="gr3" draw:text-style-name="P1" draw:layer="layout" svg:width="0.029cm" svg:height="0.038cm" svg:x="18.789cm" svg:y="19.583cm" svg:viewBox="0 0 30 39" svg:d="M1 0c-3 11-1 22 5 29 7 6 15 10 24 10">
            <text:p/>
          </draw:path>
          <draw:line draw:style-name="gr3" draw:text-style-name="P1" draw:layer="layout" svg:x1="19.147cm" svg:y1="19.446cm" svg:x2="19.099cm" svg:y2="19.622cm">
            <text:p/>
          </draw:line>
          <draw:polyline draw:style-name="gr3" draw:text-style-name="P1" draw:layer="layout" svg:width="0.171cm" svg:height="0.175cm" svg:x="19.018cm" svg:y="19.446cm" svg:viewBox="0 0 172 176" draw:points="172,0 47,0 0,176">
            <text:p/>
          </draw:polyline>
          <draw:line draw:style-name="gr3" draw:text-style-name="P1" draw:layer="layout" svg:x1="19.18cm" svg:y1="19.622cm" svg:x2="19.218cm" svg:y2="19.483cm">
            <text:p/>
          </draw:line>
          <draw:path draw:style-name="gr3" draw:text-style-name="P1" draw:layer="layout" svg:width="0.03cm" svg:height="0.037cm" svg:x="19.189cm" svg:y="19.446cm" svg:viewBox="0 0 31 38" svg:d="M29 38c4-11 1-21-5-28s-14-10-24-10">
            <text:p/>
          </draw:path>
          <draw:line draw:style-name="gr3" draw:text-style-name="P1" draw:layer="layout" svg:x1="19.293cm" svg:y1="19.483cm" svg:x2="19.265cm" svg:y2="19.584cm">
            <text:p/>
          </draw:line>
          <draw:line draw:style-name="gr3" draw:text-style-name="P1" draw:layer="layout" svg:x1="19.292cm" svg:y1="19.621cm" svg:x2="19.317cm" svg:y2="19.621cm">
            <text:p/>
          </draw:line>
          <draw:polyline draw:style-name="gr3" draw:text-style-name="P1" draw:layer="layout" svg:width="0.063cm" svg:height="0.137cm" svg:x="19.339cm" svg:y="19.446cm" svg:viewBox="0 0 64 138" draw:points="26,138 64,0 0,0">
            <text:p/>
          </draw:polyline>
          <draw:path draw:style-name="gr3" draw:text-style-name="P1" draw:layer="layout" svg:width="0.047cm" svg:height="0.037cm" svg:x="19.292cm" svg:y="19.446cm" svg:viewBox="0 0 48 38" svg:d="M48 0c-11 0-22 4-31 13-8 7-15 16-17 25">
            <text:p/>
          </draw:path>
          <draw:path draw:style-name="gr3" draw:text-style-name="P1" draw:layer="layout" svg:width="0.028cm" svg:height="0.038cm" svg:x="19.264cm" svg:y="19.583cm" svg:viewBox="0 0 29 39" svg:d="M1 0c-3 11-1 22 5 29 6 6 14 10 23 10">
            <text:p/>
          </draw:path>
          <draw:path draw:style-name="gr3" draw:text-style-name="P1" draw:layer="layout" svg:width="0.028cm" svg:height="0.038cm" svg:x="19.364cm" svg:y="19.583cm" svg:viewBox="0 0 29 39" svg:d="M1 0c-3 11-1 22 5 29 5 6 13 10 23 10">
            <text:p/>
          </draw:path>
          <draw:path draw:style-name="gr3" draw:text-style-name="P1" draw:layer="layout" svg:width="0.048cm" svg:height="0.038cm" svg:x="19.317cm" svg:y="19.583cm" svg:viewBox="0 0 49 39" svg:d="M0 39c11 0 23-5 33-13 8-8 14-17 16-26">
            <text:p/>
          </draw:path>
          <draw:line draw:style-name="gr3" draw:text-style-name="P1" draw:layer="layout" svg:x1="19.534cm" svg:y1="19.371cm" svg:x2="19.647cm" svg:y2="19.371cm">
            <text:p/>
          </draw:line>
          <draw:line draw:style-name="gr3" draw:text-style-name="P1" draw:layer="layout" svg:x1="19.534cm" svg:y1="19.371cm" svg:x2="19.601cm" svg:y2="19.453cm">
            <text:p/>
          </draw:line>
          <draw:line draw:style-name="gr3" draw:text-style-name="P1" draw:layer="layout" svg:x1="19.477cm" svg:y1="19.584cm" svg:x2="19.505cm" svg:y2="19.483cm">
            <text:p/>
          </draw:line>
          <draw:line draw:style-name="gr3" draw:text-style-name="P1" draw:layer="layout" svg:x1="19.552cm" svg:y1="19.446cm" svg:x2="19.583cm" svg:y2="19.446cm">
            <text:p/>
          </draw:line>
          <draw:line draw:style-name="gr3" draw:text-style-name="P1" draw:layer="layout" svg:x1="19.611cm" svg:y1="19.483cm" svg:x2="19.584cm" svg:y2="19.584cm">
            <text:p/>
          </draw:line>
          <draw:line draw:style-name="gr3" draw:text-style-name="P1" draw:layer="layout" svg:x1="19.505cm" svg:y1="19.621cm" svg:x2="19.536cm" svg:y2="19.621cm">
            <text:p/>
          </draw:line>
          <draw:path draw:style-name="gr3" draw:text-style-name="P1" draw:layer="layout" svg:width="0.048cm" svg:height="0.037cm" svg:x="19.504cm" svg:y="19.446cm" svg:viewBox="0 0 49 38" svg:d="M49 0c-11 0-24 4-33 13-8 7-13 16-16 25">
            <text:p/>
          </draw:path>
          <draw:path draw:style-name="gr3" draw:text-style-name="P1" draw:layer="layout" svg:width="0.048cm" svg:height="0.038cm" svg:x="19.536cm" svg:y="19.583cm" svg:viewBox="0 0 49 39" svg:d="M0 39c11 0 22-5 32-13 8-8 14-17 17-26">
            <text:p/>
          </draw:path>
          <draw:path draw:style-name="gr3" draw:text-style-name="P1" draw:layer="layout" svg:width="0.029cm" svg:height="0.038cm" svg:x="19.476cm" svg:y="19.583cm" svg:viewBox="0 0 30 39" svg:d="M1 0c-3 11-1 22 6 29 5 6 13 10 23 10">
            <text:p/>
          </draw:path>
          <draw:path draw:style-name="gr3" draw:text-style-name="P1" draw:layer="layout" svg:width="0.028cm" svg:height="0.037cm" svg:x="19.583cm" svg:y="19.446cm" svg:viewBox="0 0 29 38" svg:d="M27 38c4-11 2-21-5-28-5-7-13-10-22-10">
            <text:p/>
          </draw:path>
          <draw:polyline draw:style-name="gr3" draw:text-style-name="P1" draw:layer="layout" svg:width="0.23cm" svg:height="0.25cm" svg:x="16.669cm" svg:y="19.371cm" svg:viewBox="0 0 231 251" draw:points="231,0 112,138 67,0 0,251">
            <text:p/>
          </draw:polyline>
          <draw:line draw:style-name="gr3" draw:text-style-name="P1" draw:layer="layout" svg:x1="16.832cm" svg:y1="19.622cm" svg:x2="16.9cm" svg:y2="19.371cm">
            <text:p/>
          </draw:line>
          <draw:line draw:style-name="gr3" draw:text-style-name="P1" draw:layer="layout" svg:x1="16.945cm" svg:y1="19.483cm" svg:x2="16.917cm" svg:y2="19.584cm">
            <text:p/>
          </draw:line>
          <draw:line draw:style-name="gr3" draw:text-style-name="P1" draw:layer="layout" svg:x1="16.944cm" svg:y1="19.621cm" svg:x2="16.969cm" svg:y2="19.621cm">
            <text:p/>
          </draw:line>
          <draw:polyline draw:style-name="gr3" draw:text-style-name="P1" draw:layer="layout" svg:width="0.063cm" svg:height="0.137cm" svg:x="16.991cm" svg:y="19.446cm" svg:viewBox="0 0 64 138" draw:points="26,138 64,0 0,0">
            <text:p/>
          </draw:polyline>
          <draw:path draw:style-name="gr3" draw:text-style-name="P1" draw:layer="layout" svg:width="0.047cm" svg:height="0.037cm" svg:x="16.944cm" svg:y="19.446cm" svg:viewBox="0 0 48 38" svg:d="M48 0c-11 0-22 4-32 13-7 7-13 16-16 25">
            <text:p/>
          </draw:path>
          <draw:path draw:style-name="gr3" draw:text-style-name="P1" draw:layer="layout" svg:width="0.028cm" svg:height="0.038cm" svg:x="16.916cm" svg:y="19.583cm" svg:viewBox="0 0 29 39" svg:d="M1 0c-3 11-1 22 5 29 6 6 14 10 23 10">
            <text:p/>
          </draw:path>
          <draw:path draw:style-name="gr3" draw:text-style-name="P1" draw:layer="layout" svg:width="0.028cm" svg:height="0.038cm" svg:x="17.015cm" svg:y="19.583cm" svg:viewBox="0 0 29 39" svg:d="M1 0c-3 11-1 22 5 29 5 6 14 10 23 10">
            <text:p/>
          </draw:path>
          <draw:path draw:style-name="gr3" draw:text-style-name="P1" draw:layer="layout" svg:width="0.048cm" svg:height="0.038cm" svg:x="16.969cm" svg:y="19.583cm" svg:viewBox="0 0 49 39" svg:d="M0 39c11 0 23-5 33-13 8-8 13-17 16-26">
            <text:p/>
          </draw:path>
          <draw:line draw:style-name="gr3" draw:text-style-name="P1" draw:layer="layout" svg:x1="17.157cm" svg:y1="19.483cm" svg:x2="17.129cm" svg:y2="19.584cm">
            <text:p/>
          </draw:line>
          <draw:line draw:style-name="gr3" draw:text-style-name="P1" draw:layer="layout" svg:x1="17.157cm" svg:y1="19.621cm" svg:x2="17.207cm" svg:y2="19.621cm">
            <text:p/>
          </draw:line>
          <draw:line draw:style-name="gr3" draw:text-style-name="P1" draw:layer="layout" svg:x1="17.204cm" svg:y1="19.446cm" svg:x2="17.254cm" svg:y2="19.446cm">
            <text:p/>
          </draw:line>
          <draw:path draw:style-name="gr3" draw:text-style-name="P1" draw:layer="layout" svg:width="0.048cm" svg:height="0.037cm" svg:x="17.156cm" svg:y="19.446cm" svg:viewBox="0 0 49 38" svg:d="M49 0c-11 0-23 4-33 13-8 7-14 16-16 25">
            <text:p/>
          </draw:path>
          <draw:path draw:style-name="gr3" draw:text-style-name="P1" draw:layer="layout" svg:width="0.029cm" svg:height="0.038cm" svg:x="17.128cm" svg:y="19.583cm" svg:viewBox="0 0 30 39" svg:d="M1 0c-3 11-1 22 5 29 6 6 15 10 24 10">
            <text:p/>
          </draw:path>
          <draw:line draw:style-name="gr3" draw:text-style-name="P1" draw:layer="layout" svg:x1="17.319cm" svg:y1="19.483cm" svg:x2="17.292cm" svg:y2="19.584cm">
            <text:p/>
          </draw:line>
          <draw:line draw:style-name="gr3" draw:text-style-name="P1" draw:layer="layout" svg:x1="17.319cm" svg:y1="19.621cm" svg:x2="17.369cm" svg:y2="19.621cm">
            <text:p/>
          </draw:line>
          <draw:line draw:style-name="gr3" draw:text-style-name="P1" draw:layer="layout" svg:x1="17.366cm" svg:y1="19.446cm" svg:x2="17.416cm" svg:y2="19.446cm">
            <text:p/>
          </draw:line>
          <draw:path draw:style-name="gr3" draw:text-style-name="P1" draw:layer="layout" svg:width="0.048cm" svg:height="0.037cm" svg:x="17.318cm" svg:y="19.446cm" svg:viewBox="0 0 49 38" svg:d="M49 0c-11 0-22 4-32 13-7 7-14 16-17 25">
            <text:p/>
          </draw:path>
          <draw:path draw:style-name="gr3" draw:text-style-name="P1" draw:layer="layout" svg:width="0.028cm" svg:height="0.038cm" svg:x="17.29cm" svg:y="19.583cm" svg:viewBox="0 0 29 39" svg:d="M1 0c-3 11-1 22 5 29 5 6 13 10 23 10">
            <text:p/>
          </draw:path>
          <draw:line draw:style-name="gr3" draw:text-style-name="P1" draw:layer="layout" svg:x1="17.482cm" svg:y1="19.483cm" svg:x2="17.454cm" svg:y2="19.584cm">
            <text:p/>
          </draw:line>
          <draw:line draw:style-name="gr3" draw:text-style-name="P1" draw:layer="layout" svg:x1="17.482cm" svg:y1="19.621cm" svg:x2="17.507cm" svg:y2="19.621cm">
            <text:p/>
          </draw:line>
          <draw:polyline draw:style-name="gr3" draw:text-style-name="P1" draw:layer="layout" svg:width="0.063cm" svg:height="0.137cm" svg:x="17.528cm" svg:y="19.446cm" svg:viewBox="0 0 64 138" draw:points="26,138 64,0 0,0">
            <text:p/>
          </draw:polyline>
          <draw:path draw:style-name="gr3" draw:text-style-name="P1" draw:layer="layout" svg:width="0.047cm" svg:height="0.037cm" svg:x="17.481cm" svg:y="19.446cm" svg:viewBox="0 0 48 38" svg:d="M48 0c-10 0-23 4-32 13-8 7-14 16-16 25">
            <text:p/>
          </draw:path>
          <draw:path draw:style-name="gr3" draw:text-style-name="P1" draw:layer="layout" svg:width="0.029cm" svg:height="0.038cm" svg:x="17.453cm" svg:y="19.583cm" svg:viewBox="0 0 30 39" svg:d="M1 0c-3 11-1 22 6 29 6 6 13 10 23 10">
            <text:p/>
          </draw:path>
          <draw:path draw:style-name="gr3" draw:text-style-name="P1" draw:layer="layout" svg:width="0.028cm" svg:height="0.038cm" svg:x="17.553cm" svg:y="19.583cm" svg:viewBox="0 0 29 39" svg:d="M1 0c-3 11-1 22 5 29 6 6 14 10 23 10">
            <text:p/>
          </draw:path>
          <draw:path draw:style-name="gr3" draw:text-style-name="P1" draw:layer="layout" svg:width="0.047cm" svg:height="0.038cm" svg:x="17.507cm" svg:y="19.583cm" svg:viewBox="0 0 48 39" svg:d="M0 39c11 0 23-5 32-13 8-8 14-17 16-26">
            <text:p/>
          </draw:path>
          <draw:line draw:style-name="gr3" draw:text-style-name="P1" draw:layer="layout" svg:x1="15.35cm" svg:y1="19.369cm" svg:x2="15.208cm" svg:y2="19.62cm">
            <text:p/>
          </draw:line>
          <draw:line draw:style-name="gr3" draw:text-style-name="P1" draw:layer="layout" svg:x1="15.412cm" svg:y1="19.369cm" svg:x2="15.349cm" svg:y2="19.369cm">
            <text:p/>
          </draw:line>
          <draw:line draw:style-name="gr3" draw:text-style-name="P1" draw:layer="layout" svg:x1="15.345cm" svg:y1="19.62cm" svg:x2="15.413cm" svg:y2="19.369cm">
            <text:p/>
          </draw:line>
          <draw:polyline draw:style-name="gr3" draw:text-style-name="P1" draw:layer="layout" svg:width="0.109cm" svg:height="0.175cm" svg:x="15.47cm" svg:y="19.444cm" svg:viewBox="0 0 110 176" draw:points="0,176 62,176 110,0">
            <text:p/>
          </draw:polyline>
          <draw:line draw:style-name="gr3" draw:text-style-name="P1" draw:layer="layout" svg:x1="15.468cm" svg:y1="19.444cm" svg:x2="15.433cm" svg:y2="19.57cm">
            <text:p/>
          </draw:line>
          <draw:path draw:style-name="gr3" draw:text-style-name="P1" draw:layer="layout" svg:width="0.038cm" svg:height="0.05cm" svg:x="15.432cm" svg:y="19.569cm" svg:viewBox="0 0 39 51" svg:d="M1 0c-3 15-1 28 7 39 7 8 18 12 31 12">
            <text:p/>
          </draw:path>
          <draw:line draw:style-name="gr3" draw:text-style-name="P1" draw:layer="layout" svg:x1="15.736cm" svg:y1="19.444cm" svg:x2="15.689cm" svg:y2="19.62cm">
            <text:p/>
          </draw:line>
          <draw:polyline draw:style-name="gr3" draw:text-style-name="P1" draw:layer="layout" svg:width="0.172cm" svg:height="0.175cm" svg:x="15.607cm" svg:y="19.444cm" svg:viewBox="0 0 173 176" draw:points="173,0 47,0 0,176">
            <text:p/>
          </draw:polyline>
          <draw:line draw:style-name="gr3" draw:text-style-name="P1" draw:layer="layout" svg:x1="15.77cm" svg:y1="19.62cm" svg:x2="15.808cm" svg:y2="19.482cm">
            <text:p/>
          </draw:line>
          <draw:path draw:style-name="gr3" draw:text-style-name="P1" draw:layer="layout" svg:width="0.029cm" svg:height="0.038cm" svg:x="15.779cm" svg:y="19.444cm" svg:viewBox="0 0 30 39" svg:d="M29 39c3-11 1-21-7-28-5-7-13-11-22-11">
            <text:p/>
          </draw:path>
          <draw:line draw:style-name="gr3" draw:text-style-name="P1" draw:layer="layout" svg:x1="15.849cm" svg:y1="19.607cm" svg:x2="15.845cm" svg:y2="19.62cm">
            <text:p/>
          </draw:line>
          <draw:line draw:style-name="gr3" draw:text-style-name="P1" draw:layer="layout" svg:x1="3.198cm" svg:y1="20.522cm" svg:x2="3.114cm" svg:y2="20.522cm">
            <text:p/>
          </draw:line>
          <draw:polyline draw:style-name="gr3" draw:text-style-name="P1" draw:layer="layout" svg:width="0.133cm" svg:height="0.25cm" svg:x="3.07cm" svg:y="20.347cm" svg:viewBox="0 0 134 251" draw:points="0,251 134,0 132,251">
            <text:p/>
          </draw:polyline>
          <draw:line draw:style-name="gr3" draw:text-style-name="P1" draw:layer="layout" svg:x1="3.39cm" svg:y1="20.422cm" svg:x2="3.342cm" svg:y2="20.598cm">
            <text:p/>
          </draw:line>
          <draw:line draw:style-name="gr3" draw:text-style-name="P1" draw:layer="layout" svg:x1="3.342cm" svg:y1="20.422cm" svg:x2="3.389cm" svg:y2="20.422cm">
            <text:p/>
          </draw:line>
          <draw:line draw:style-name="gr3" draw:text-style-name="P1" draw:layer="layout" svg:x1="3.257cm" svg:y1="20.598cm" svg:x2="3.343cm" svg:y2="20.422cm">
            <text:p/>
          </draw:line>
          <draw:line draw:style-name="gr3" draw:text-style-name="P1" draw:layer="layout" svg:x1="3.506cm" svg:y1="20.509cm" svg:x2="3.421cm" svg:y2="20.509cm">
            <text:p/>
          </draw:line>
          <draw:line draw:style-name="gr3" draw:text-style-name="P1" draw:layer="layout" svg:x1="3.431cm" svg:y1="20.478cm" svg:x2="3.406cm" svg:y2="20.566cm">
            <text:p/>
          </draw:line>
          <draw:line draw:style-name="gr3" draw:text-style-name="P1" draw:layer="layout" svg:x1="3.421cm" svg:y1="20.597cm" svg:x2="3.482cm" svg:y2="20.597cm">
            <text:p/>
          </draw:line>
          <draw:line draw:style-name="gr3" draw:text-style-name="P1" draw:layer="layout" svg:x1="3.506cm" svg:y1="20.51cm" svg:x2="3.515cm" svg:y2="20.478cm">
            <text:p/>
          </draw:line>
          <draw:path draw:style-name="gr3" draw:text-style-name="P1" draw:layer="layout" svg:width="0.087cm" svg:height="0.056cm" svg:x="3.43cm" svg:y="20.422cm" svg:viewBox="0 0 88 57" svg:d="M85 57c7-24 1-46-14-54-20-10-48 5-64 36-3 5-6 12-7 18">
            <text:p/>
          </draw:path>
          <draw:path draw:style-name="gr3" draw:text-style-name="P1" draw:layer="layout" svg:width="0.016cm" svg:height="0.032cm" svg:x="3.405cm" svg:y="20.565cm" svg:viewBox="0 0 17 33" svg:d="M1 0c-3 14 0 27 8 31 2 1 6 2 8 2">
            <text:p/>
          </draw:path>
          <draw:line draw:style-name="gr3" draw:text-style-name="P1" draw:layer="layout" svg:x1="3.624cm" svg:y1="20.598cm" svg:x2="3.593cm" svg:y2="20.497cm">
            <text:p/>
          </draw:line>
          <draw:line draw:style-name="gr3" draw:text-style-name="P1" draw:layer="layout" svg:x1="3.555cm" svg:y1="20.535cm" svg:x2="3.671cm" svg:y2="20.422cm">
            <text:p/>
          </draw:line>
          <draw:line draw:style-name="gr3" draw:text-style-name="P1" draw:layer="layout" svg:x1="3.586cm" svg:y1="20.422cm" svg:x2="3.539cm" svg:y2="20.598cm">
            <text:p/>
          </draw:line>
          <draw:line draw:style-name="gr3" draw:text-style-name="P1" draw:layer="layout" svg:x1="3.717cm" svg:y1="20.459cm" svg:x2="3.689cm" svg:y2="20.56cm">
            <text:p/>
          </draw:line>
          <draw:line draw:style-name="gr3" draw:text-style-name="P1" draw:layer="layout" svg:x1="3.707cm" svg:y1="20.597cm" svg:x2="3.745cm" svg:y2="20.597cm">
            <text:p/>
          </draw:line>
          <draw:line draw:style-name="gr3" draw:text-style-name="P1" draw:layer="layout" svg:x1="3.754cm" svg:y1="20.422cm" svg:x2="3.792cm" svg:y2="20.422cm">
            <text:p/>
          </draw:line>
          <draw:path draw:style-name="gr3" draw:text-style-name="P1" draw:layer="layout" svg:width="0.038cm" svg:height="0.037cm" svg:x="3.716cm" svg:y="20.422cm" svg:viewBox="0 0 39 38" svg:d="M39 0c-12 0-25 10-33 25-3 4-5 9-6 13">
            <text:p/>
          </draw:path>
          <draw:path draw:style-name="gr3" draw:text-style-name="P1" draw:layer="layout" svg:width="0.02cm" svg:height="0.038cm" svg:x="3.687cm" svg:y="20.559cm" svg:viewBox="0 0 21 39" svg:d="M2 0c-4 17 0 31 11 37 2 1 5 2 8 2">
            <text:p/>
          </draw:path>
          <draw:line draw:style-name="gr3" draw:text-style-name="P1" draw:layer="layout" svg:x1="3.84cm" svg:y1="20.459cm" svg:x2="3.811cm" svg:y2="20.56cm">
            <text:p/>
          </draw:line>
          <draw:line draw:style-name="gr3" draw:text-style-name="P1" draw:layer="layout" svg:x1="3.829cm" svg:y1="20.597cm" svg:x2="3.848cm" svg:y2="20.597cm">
            <text:p/>
          </draw:line>
          <draw:polyline draw:style-name="gr3" draw:text-style-name="P1" draw:layer="layout" svg:width="0.047cm" svg:height="0.137cm" svg:x="3.876cm" svg:y="20.422cm" svg:viewBox="0 0 48 138" draw:points="11,138 48,0 0,0">
            <text:p/>
          </draw:polyline>
          <draw:path draw:style-name="gr3" draw:text-style-name="P1" draw:layer="layout" svg:width="0.038cm" svg:height="0.037cm" svg:x="3.838cm" svg:y="20.422cm" svg:viewBox="0 0 39 38" svg:d="M39 0c-13 0-26 10-34 25-2 4-4 9-5 13">
            <text:p/>
          </draw:path>
          <draw:path draw:style-name="gr3" draw:text-style-name="P1" draw:layer="layout" svg:width="0.02cm" svg:height="0.038cm" svg:x="3.809cm" svg:y="20.559cm" svg:viewBox="0 0 21 39" svg:d="M2 0c-4 17-1 31 9 37 3 1 7 2 10 2">
            <text:p/>
          </draw:path>
          <draw:path draw:style-name="gr3" draw:text-style-name="P1" draw:layer="layout" svg:width="0.02cm" svg:height="0.038cm" svg:x="3.884cm" svg:y="20.559cm" svg:viewBox="0 0 21 39" svg:d="M2 0c-4 17-1 31 9 37 3 1 7 2 10 2">
            <text:p/>
          </draw:path>
          <draw:path draw:style-name="gr3" draw:text-style-name="P1" draw:layer="layout" svg:width="0.038cm" svg:height="0.038cm" svg:x="3.848cm" svg:y="20.559cm" svg:viewBox="0 0 39 39" svg:d="M0 39c12 0 26-10 34-26 2-3 4-9 5-13">
            <text:p/>
          </draw:path>
          <draw:line draw:style-name="gr3" draw:text-style-name="P1" draw:layer="layout" svg:x1="3.984cm" svg:y1="20.509cm" svg:x2="4.068cm" svg:y2="20.509cm">
            <text:p/>
          </draw:line>
          <draw:line draw:style-name="gr3" draw:text-style-name="P1" draw:layer="layout" svg:x1="4.045cm" svg:y1="20.598cm" svg:x2="4.092cm" svg:y2="20.422cm">
            <text:p/>
          </draw:line>
          <draw:line draw:style-name="gr3" draw:text-style-name="P1" draw:layer="layout" svg:x1="3.96cm" svg:y1="20.598cm" svg:x2="4.008cm" svg:y2="20.422cm">
            <text:p/>
          </draw:line>
          <draw:line draw:style-name="gr3" draw:text-style-name="P1" draw:layer="layout" svg:x1="4.182cm" svg:y1="20.347cm" svg:x2="4.219cm" svg:y2="20.347cm">
            <text:p/>
          </draw:line>
          <draw:line draw:style-name="gr3" draw:text-style-name="P1" draw:layer="layout" svg:x1="4.238cm" svg:y1="20.384cm" svg:x2="4.19cm" svg:y2="20.56cm">
            <text:p/>
          </draw:line>
          <draw:line draw:style-name="gr3" draw:text-style-name="P1" draw:layer="layout" svg:x1="4.111cm" svg:y1="20.56cm" svg:x2="4.139cm" svg:y2="20.459cm">
            <text:p/>
          </draw:line>
          <draw:line draw:style-name="gr3" draw:text-style-name="P1" draw:layer="layout" svg:x1="4.176cm" svg:y1="20.422cm" svg:x2="4.227cm" svg:y2="20.422cm">
            <text:p/>
          </draw:line>
          <draw:line draw:style-name="gr3" draw:text-style-name="P1" draw:layer="layout" svg:x1="4.129cm" svg:y1="20.597cm" svg:x2="4.152cm" svg:y2="20.597cm">
            <text:p/>
          </draw:line>
          <draw:path draw:style-name="gr3" draw:text-style-name="P1" draw:layer="layout" svg:width="0.02cm" svg:height="0.037cm" svg:x="4.219cm" svg:y="20.347cm" svg:viewBox="0 0 21 38" svg:d="M19 38c5-17 1-31-9-36-3-2-7-2-10-2">
            <text:p/>
          </draw:path>
          <draw:path draw:style-name="gr3" draw:text-style-name="P1" draw:layer="layout" svg:width="0.038cm" svg:height="0.038cm" svg:x="4.152cm" svg:y="20.559cm" svg:viewBox="0 0 39 39" svg:d="M0 39c12 0 27-10 35-26 2-3 3-9 4-13">
            <text:p/>
          </draw:path>
          <draw:path draw:style-name="gr3" draw:text-style-name="P1" draw:layer="layout" svg:width="0.038cm" svg:height="0.037cm" svg:x="4.138cm" svg:y="20.422cm" svg:viewBox="0 0 39 38" svg:d="M39 0c-13 0-27 10-35 25-2 4-3 9-4 13">
            <text:p/>
          </draw:path>
          <draw:path draw:style-name="gr3" draw:text-style-name="P1" draw:layer="layout" svg:width="0.02cm" svg:height="0.038cm" svg:x="4.109cm" svg:y="20.559cm" svg:viewBox="0 0 21 39" svg:d="M2 0c-5 17-1 31 9 37 3 1 6 2 10 2">
            <text:p/>
          </draw:path>
          <draw:line draw:style-name="gr3" draw:text-style-name="P1" draw:layer="layout" svg:x1="4.326cm" svg:y1="20.56cm" svg:x2="4.354cm" svg:y2="20.459cm">
            <text:p/>
          </draw:line>
          <draw:polyline draw:style-name="gr3" draw:text-style-name="P1" draw:layer="layout" svg:width="0.115cm" svg:height="0.237cm" svg:x="4.22cm" svg:y="20.422cm" svg:viewBox="0 0 116 238" draw:points="116,0 64,0 0,238">
            <text:p/>
          </draw:polyline>
          <draw:line draw:style-name="gr3" draw:text-style-name="P1" draw:layer="layout" svg:x1="4.237cm" svg:y1="20.597cm" svg:x2="4.288cm" svg:y2="20.597cm">
            <text:p/>
          </draw:line>
          <draw:path draw:style-name="gr3" draw:text-style-name="P1" draw:layer="layout" svg:width="0.038cm" svg:height="0.038cm" svg:x="4.288cm" svg:y="20.559cm" svg:viewBox="0 0 39 39" svg:d="M0 39c13 0 27-10 34-26 3-3 4-9 5-13">
            <text:p/>
          </draw:path>
          <draw:path draw:style-name="gr3" draw:text-style-name="P1" draw:layer="layout" svg:width="0.02cm" svg:height="0.037cm" svg:x="4.335cm" svg:y="20.422cm" svg:viewBox="0 0 21 38" svg:d="M19 38c5-17 1-31-9-36-3-2-6-2-10-2">
            <text:p/>
          </draw:path>
          <draw:line draw:style-name="gr3" draw:text-style-name="P1" draw:layer="layout" svg:x1="4.405cm" svg:y1="20.478cm" svg:x2="4.388cm" svg:y2="20.541cm">
            <text:p/>
          </draw:line>
          <draw:line draw:style-name="gr3" draw:text-style-name="P1" draw:layer="layout" svg:x1="4.472cm" svg:y1="20.541cm" svg:x2="4.491cm" svg:y2="20.478cm">
            <text:p/>
          </draw:line>
          <draw:path draw:style-name="gr3" draw:text-style-name="P1" draw:layer="layout" svg:width="0.087cm" svg:height="0.056cm" svg:x="4.404cm" svg:y="20.422cm" svg:viewBox="0 0 88 57" svg:d="M86 57c6-24 0-46-14-54-20-10-49 5-64 36-4 5-6 12-8 18">
            <text:p/>
          </draw:path>
          <draw:path draw:style-name="gr3" draw:text-style-name="P1" draw:layer="layout" svg:width="0.087cm" svg:height="0.057cm" svg:x="4.385cm" svg:y="20.54cm" svg:viewBox="0 0 88 58" svg:d="M3 0c-7 25-1 47 14 55 19 10 48-6 64-35 3-7 5-13 7-20">
            <text:p/>
          </draw:path>
          <draw:line draw:style-name="gr3" draw:text-style-name="P1" draw:layer="layout" svg:x1="4.573cm" svg:y1="20.378cm" svg:x2="4.523cm" svg:y2="20.56cm">
            <text:p/>
          </draw:line>
          <draw:line draw:style-name="gr3" draw:text-style-name="P1" draw:layer="layout" svg:x1="4.541cm" svg:y1="20.597cm" svg:x2="4.565cm" svg:y2="20.597cm">
            <text:p/>
          </draw:line>
          <draw:line draw:style-name="gr3" draw:text-style-name="P1" draw:layer="layout" svg:x1="4.603cm" svg:y1="20.403cm" svg:x2="4.572cm" svg:y2="20.429cm">
            <text:p/>
          </draw:line>
          <draw:line draw:style-name="gr3" draw:text-style-name="P1" draw:layer="layout" svg:x1="4.631cm" svg:y1="20.459cm" svg:x2="4.603cm" svg:y2="20.56cm">
            <text:p/>
          </draw:line>
          <draw:line draw:style-name="gr3" draw:text-style-name="P1" draw:layer="layout" svg:x1="4.588cm" svg:y1="20.422cm" svg:x2="4.611cm" svg:y2="20.422cm">
            <text:p/>
          </draw:line>
          <draw:path draw:style-name="gr3" draw:text-style-name="P1" draw:layer="layout" svg:width="0.02cm" svg:height="0.038cm" svg:x="4.521cm" svg:y="20.559cm" svg:viewBox="0 0 21 39" svg:d="M2 0c-4 17 0 31 11 37 2 1 5 2 8 2">
            <text:p/>
          </draw:path>
          <draw:path draw:style-name="gr3" draw:text-style-name="P1" draw:layer="layout" svg:width="0.031cm" svg:height="0.031cm" svg:x="4.572cm" svg:y="20.347cm" svg:viewBox="0 0 32 32" svg:d="M32 0c-10 0-21 8-27 21-3 4-4 8-5 11">
            <text:p/>
          </draw:path>
          <draw:path draw:style-name="gr3" draw:text-style-name="P1" draw:layer="layout" svg:width="0.016cm" svg:height="0.056cm" svg:x="4.602cm" svg:y="20.347cm" svg:viewBox="0 0 17 57" svg:d="M0 57c5-4 8-8 11-14 10-17 8-36-4-42-2 0-4-1-6-1">
            <text:p/>
          </draw:path>
          <draw:path draw:style-name="gr3" draw:text-style-name="P1" draw:layer="layout" svg:width="0.038cm" svg:height="0.038cm" svg:x="4.565cm" svg:y="20.559cm" svg:viewBox="0 0 39 39" svg:d="M0 39c12 0 25-10 34-26 2-3 4-9 5-13">
            <text:p/>
          </draw:path>
          <draw:path draw:style-name="gr3" draw:text-style-name="P1" draw:layer="layout" svg:width="0.038cm" svg:height="0.037cm" svg:x="4.55cm" svg:y="20.422cm" svg:viewBox="0 0 39 38" svg:d="M39 0c-12 0-25 10-34 25-2 4-4 9-5 13">
            <text:p/>
          </draw:path>
          <draw:path draw:style-name="gr3" draw:text-style-name="P1" draw:layer="layout" svg:width="0.021cm" svg:height="0.037cm" svg:x="4.611cm" svg:y="20.422cm" svg:viewBox="0 0 22 38" svg:d="M20 38c4-17 0-31-11-36-2-2-5-2-9-2">
            <text:p/>
          </draw:path>
          <draw:line draw:style-name="gr3" draw:text-style-name="P1" draw:layer="layout" svg:x1="4.687cm" svg:y1="20.459cm" svg:x2="4.659cm" svg:y2="20.56cm">
            <text:p/>
          </draw:line>
          <draw:line draw:style-name="gr3" draw:text-style-name="P1" draw:layer="layout" svg:x1="4.677cm" svg:y1="20.597cm" svg:x2="4.715cm" svg:y2="20.597cm">
            <text:p/>
          </draw:line>
          <draw:line draw:style-name="gr3" draw:text-style-name="P1" draw:layer="layout" svg:x1="4.724cm" svg:y1="20.422cm" svg:x2="4.761cm" svg:y2="20.422cm">
            <text:p/>
          </draw:line>
          <draw:path draw:style-name="gr3" draw:text-style-name="P1" draw:layer="layout" svg:width="0.038cm" svg:height="0.037cm" svg:x="4.686cm" svg:y="20.422cm" svg:viewBox="0 0 39 38" svg:d="M39 0c-12 0-26 10-34 25-2 4-4 9-5 13">
            <text:p/>
          </draw:path>
          <draw:path draw:style-name="gr3" draw:text-style-name="P1" draw:layer="layout" svg:width="0.02cm" svg:height="0.038cm" svg:x="4.657cm" svg:y="20.559cm" svg:viewBox="0 0 21 39" svg:d="M2 0c-4 17 0 31 10 37 3 1 6 2 9 2">
            <text:p/>
          </draw:path>
          <draw:line draw:style-name="gr3" draw:text-style-name="P1" draw:layer="layout" svg:x1="4.856cm" svg:y1="20.598cm" svg:x2="4.826cm" svg:y2="20.497cm">
            <text:p/>
          </draw:line>
          <draw:line draw:style-name="gr3" draw:text-style-name="P1" draw:layer="layout" svg:x1="4.788cm" svg:y1="20.535cm" svg:x2="4.903cm" svg:y2="20.422cm">
            <text:p/>
          </draw:line>
          <draw:line draw:style-name="gr3" draw:text-style-name="P1" draw:layer="layout" svg:x1="4.819cm" svg:y1="20.422cm" svg:x2="4.771cm" svg:y2="20.598cm">
            <text:p/>
          </draw:line>
          <draw:polyline draw:style-name="gr3" draw:text-style-name="P1" draw:layer="layout" svg:width="0.094cm" svg:height="0.175cm" svg:x="4.949cm" svg:y="20.422cm" svg:viewBox="0 0 95 176" draw:points="0,176 48,176 95,0">
            <text:p/>
          </draw:polyline>
          <draw:line draw:style-name="gr3" draw:text-style-name="P1" draw:layer="layout" svg:x1="4.959cm" svg:y1="20.422cm" svg:x2="4.925cm" svg:y2="20.548cm">
            <text:p/>
          </draw:line>
          <draw:path draw:style-name="gr3" draw:text-style-name="P1" draw:layer="layout" svg:width="0.026cm" svg:height="0.05cm" svg:x="4.922cm" svg:y="20.547cm" svg:viewBox="0 0 27 51" svg:d="M2 0c-6 21-1 41 13 48 4 2 8 3 12 3">
            <text:p/>
          </draw:path>
          <draw:line draw:style-name="gr3" draw:text-style-name="P1" draw:layer="layout" svg:x1="5.128cm" svg:y1="20.347cm" svg:x2="5.184cm" svg:y2="20.347cm">
            <text:p/>
          </draw:line>
          <draw:polyline draw:style-name="gr3" draw:text-style-name="P1" draw:layer="layout" svg:width="0.093cm" svg:height="0.175cm" svg:x="5.085cm" svg:y="20.422cm" svg:viewBox="0 0 94 176" draw:points="0,176 47,176 94,0">
            <text:p/>
          </draw:polyline>
          <draw:line draw:style-name="gr3" draw:text-style-name="P1" draw:layer="layout" svg:x1="5.095cm" svg:y1="20.422cm" svg:x2="5.061cm" svg:y2="20.548cm">
            <text:p/>
          </draw:line>
          <draw:path draw:style-name="gr3" draw:text-style-name="P1" draw:layer="layout" svg:width="0.026cm" svg:height="0.05cm" svg:x="5.058cm" svg:y="20.547cm" svg:viewBox="0 0 27 51" svg:d="M3 0c-7 21-1 41 12 48 4 2 8 3 12 3">
            <text:p/>
          </draw:path>
          <draw:line draw:style-name="gr3" draw:text-style-name="P1" draw:layer="layout" svg:x1="3.325cm" svg:y1="20.986cm" svg:x2="3.4cm" svg:y2="20.986cm">
            <text:p/>
          </draw:line>
          <draw:line draw:style-name="gr3" draw:text-style-name="P1" draw:layer="layout" svg:x1="3.301cm" svg:y1="20.849cm" svg:x2="3.28cm" svg:y2="20.925cm">
            <text:p/>
          </draw:line>
          <draw:line draw:style-name="gr3" draw:text-style-name="P1" draw:layer="layout" svg:x1="3.38cm" svg:y1="21.062cm" svg:x2="3.438cm" svg:y2="20.849cm">
            <text:p/>
          </draw:line>
          <draw:line draw:style-name="gr3" draw:text-style-name="P1" draw:layer="layout" svg:x1="3.258cm" svg:y1="21.099cm" svg:x2="3.333cm" svg:y2="21.099cm">
            <text:p/>
          </draw:line>
          <draw:path draw:style-name="gr3" draw:text-style-name="P1" draw:layer="layout" svg:width="0.047cm" svg:height="0.062cm" svg:x="3.277cm" svg:y="20.924cm" svg:viewBox="0 0 48 63" svg:d="M2 0c-5 18-2 36 8 48 9 10 22 15 38 15">
            <text:p/>
          </draw:path>
          <draw:path draw:style-name="gr3" draw:text-style-name="P1" draw:layer="layout" svg:width="0.047cm" svg:height="0.038cm" svg:x="3.333cm" svg:y="21.061cm" svg:viewBox="0 0 48 39" svg:d="M0 39c10 0 22-5 32-13 8-8 14-17 16-26">
            <text:p/>
          </draw:path>
          <draw:line draw:style-name="gr3" draw:text-style-name="P1" draw:layer="layout" svg:x1="3.561cm" svg:y1="21.062cm" svg:x2="3.589cm" svg:y2="20.961cm">
            <text:p/>
          </draw:line>
          <draw:polyline draw:style-name="gr3" draw:text-style-name="P1" draw:layer="layout" svg:width="0.133cm" svg:height="0.237cm" svg:x="3.428cm" svg:y="20.924cm" svg:viewBox="0 0 134 238" draw:points="134,0 64,0 0,238">
            <text:p/>
          </draw:polyline>
          <draw:line draw:style-name="gr3" draw:text-style-name="P1" draw:layer="layout" svg:x1="3.445cm" svg:y1="21.099cm" svg:x2="3.514cm" svg:y2="21.099cm">
            <text:p/>
          </draw:line>
          <draw:path draw:style-name="gr3" draw:text-style-name="P1" draw:layer="layout" svg:width="0.047cm" svg:height="0.038cm" svg:x="3.514cm" svg:y="21.061cm" svg:viewBox="0 0 48 39" svg:d="M0 39c11 0 22-5 31-13s15-17 17-26">
            <text:p/>
          </draw:path>
          <draw:path draw:style-name="gr3" draw:text-style-name="P1" draw:layer="layout" svg:width="0.028cm" svg:height="0.037cm" svg:x="3.561cm" svg:y="20.924cm" svg:viewBox="0 0 29 38" svg:d="M28 38c3-11 1-21-5-29-5-6-13-9-23-9">
            <text:p/>
          </draw:path>
          <draw:line draw:style-name="gr3" draw:text-style-name="P1" draw:layer="layout" svg:x1="3.664cm" svg:y1="21.099cm" svg:x2="3.739cm" svg:y2="21.099cm">
            <text:p/>
          </draw:line>
          <draw:line draw:style-name="gr3" draw:text-style-name="P1" draw:layer="layout" svg:x1="3.732cm" svg:y1="21.125cm" svg:x2="3.787cm" svg:y2="20.924cm">
            <text:p/>
          </draw:line>
          <draw:line draw:style-name="gr3" draw:text-style-name="P1" draw:layer="layout" svg:x1="3.622cm" svg:y1="21.161cm" svg:x2="3.684cm" svg:y2="21.161cm">
            <text:p/>
          </draw:line>
          <draw:line draw:style-name="gr3" draw:text-style-name="P1" draw:layer="layout" svg:x1="3.674cm" svg:y1="20.924cm" svg:x2="3.636cm" svg:y2="21.062cm">
            <text:p/>
          </draw:line>
          <draw:path draw:style-name="gr3" draw:text-style-name="P1" draw:layer="layout" svg:width="0.029cm" svg:height="0.038cm" svg:x="3.635cm" svg:y="21.061cm" svg:viewBox="0 0 30 39" svg:d="M1 0c-3 11-1 22 6 29 5 6 14 10 23 10">
            <text:p/>
          </draw:path>
          <draw:path draw:style-name="gr3" draw:text-style-name="P1" draw:layer="layout" svg:width="0.048cm" svg:height="0.037cm" svg:x="3.684cm" svg:y="21.124cm" svg:viewBox="0 0 49 38" svg:d="M0 38c12 0 24-5 33-14 8-7 14-15 16-24">
            <text:p/>
          </draw:path>
          <draw:line draw:style-name="gr3" draw:text-style-name="P1" draw:layer="layout" svg:x1="3.851cm" svg:y1="20.961cm" svg:x2="3.824cm" svg:y2="21.062cm">
            <text:p/>
          </draw:line>
          <draw:line draw:style-name="gr3" draw:text-style-name="P1" draw:layer="layout" svg:x1="3.851cm" svg:y1="21.099cm" svg:x2="3.901cm" svg:y2="21.099cm">
            <text:p/>
          </draw:line>
          <draw:line draw:style-name="gr3" draw:text-style-name="P1" draw:layer="layout" svg:x1="3.898cm" svg:y1="20.924cm" svg:x2="3.948cm" svg:y2="20.924cm">
            <text:p/>
          </draw:line>
          <draw:path draw:style-name="gr3" draw:text-style-name="P1" draw:layer="layout" svg:width="0.048cm" svg:height="0.037cm" svg:x="3.85cm" svg:y="20.924cm" svg:viewBox="0 0 49 38" svg:d="M49 0c-11 0-23 4-33 13-7 7-13 16-16 25">
            <text:p/>
          </draw:path>
          <draw:path draw:style-name="gr3" draw:text-style-name="P1" draw:layer="layout" svg:width="0.028cm" svg:height="0.038cm" svg:x="3.822cm" svg:y="21.061cm" svg:viewBox="0 0 29 39" svg:d="M1 0c-3 11-1 22 5 29 5 6 13 10 23 10">
            <text:p/>
          </draw:path>
          <draw:line draw:style-name="gr3" draw:text-style-name="P1" draw:layer="layout" svg:x1="4.009cm" svg:y1="20.98cm" svg:x2="3.991cm" svg:y2="21.043cm">
            <text:p/>
          </draw:line>
          <draw:line draw:style-name="gr3" draw:text-style-name="P1" draw:layer="layout" svg:x1="4.104cm" svg:y1="21.043cm" svg:x2="4.121cm" svg:y2="20.98cm">
            <text:p/>
          </draw:line>
          <draw:path draw:style-name="gr3" draw:text-style-name="P1" draw:layer="layout" svg:width="0.114cm" svg:height="0.056cm" svg:x="4.008cm" svg:y="20.924cm" svg:viewBox="0 0 115 57" svg:d="M113 57c5-16 2-33-8-43-17-21-55-18-81 5-12 11-20 24-24 38">
            <text:p/>
          </draw:path>
          <draw:path draw:style-name="gr3" draw:text-style-name="P1" draw:layer="layout" svg:width="0.115cm" svg:height="0.057cm" svg:x="3.989cm" svg:y="21.042cm" svg:viewBox="0 0 116 58" svg:d="M2 0c-4 17-1 33 8 44 18 20 54 18 82-6 11-10 20-24 24-38">
            <text:p/>
          </draw:path>
          <draw:line draw:style-name="gr3" draw:text-style-name="P1" draw:layer="layout" svg:x1="4.223cm" svg:y1="20.88cm" svg:x2="4.174cm" svg:y2="21.062cm">
            <text:p/>
          </draw:line>
          <draw:line draw:style-name="gr3" draw:text-style-name="P1" draw:layer="layout" svg:x1="4.201cm" svg:y1="21.099cm" svg:x2="4.232cm" svg:y2="21.099cm">
            <text:p/>
          </draw:line>
          <draw:line draw:style-name="gr3" draw:text-style-name="P1" draw:layer="layout" svg:x1="4.266cm" svg:y1="20.905cm" svg:x2="4.227cm" svg:y2="20.931cm">
            <text:p/>
          </draw:line>
          <draw:line draw:style-name="gr3" draw:text-style-name="P1" draw:layer="layout" svg:x1="4.307cm" svg:y1="20.961cm" svg:x2="4.28cm" svg:y2="21.062cm">
            <text:p/>
          </draw:line>
          <draw:line draw:style-name="gr3" draw:text-style-name="P1" draw:layer="layout" svg:x1="4.248cm" svg:y1="20.924cm" svg:x2="4.279cm" svg:y2="20.924cm">
            <text:p/>
          </draw:line>
          <draw:path draw:style-name="gr3" draw:text-style-name="P1" draw:layer="layout" svg:width="0.028cm" svg:height="0.038cm" svg:x="4.172cm" svg:y="21.061cm" svg:viewBox="0 0 29 39" svg:d="M1 0c-3 11-1 22 5 29 6 6 14 10 23 10">
            <text:p/>
          </draw:path>
          <draw:path draw:style-name="gr3" draw:text-style-name="P1" draw:layer="layout" svg:width="0.04cm" svg:height="0.031cm" svg:x="4.222cm" svg:y="20.849cm" svg:viewBox="0 0 41 32" svg:d="M41 0c-9 0-19 4-27 10-7 7-12 14-14 22">
            <text:p/>
          </draw:path>
          <draw:path draw:style-name="gr3" draw:text-style-name="P1" draw:layer="layout" svg:width="0.021cm" svg:height="0.056cm" svg:x="4.262cm" svg:y="20.849cm" svg:viewBox="0 0 22 57" svg:d="M3 57c2-1 3-2 4-3 16-14 20-35 10-46-5-5-11-8-17-8">
            <text:p/>
          </draw:path>
          <draw:path draw:style-name="gr3" draw:text-style-name="P1" draw:layer="layout" svg:width="0.048cm" svg:height="0.038cm" svg:x="4.232cm" svg:y="21.061cm" svg:viewBox="0 0 49 39" svg:d="M0 39c11 0 23-5 33-13 8-8 13-17 16-26">
            <text:p/>
          </draw:path>
          <draw:path draw:style-name="gr3" draw:text-style-name="P1" draw:layer="layout" svg:width="0.048cm" svg:height="0.037cm" svg:x="4.2cm" svg:y="20.924cm" svg:viewBox="0 0 49 38" svg:d="M49 0c-11 0-23 4-32 13-9 7-14 16-17 25">
            <text:p/>
          </draw:path>
          <draw:path draw:style-name="gr3" draw:text-style-name="P1" draw:layer="layout" svg:width="0.028cm" svg:height="0.037cm" svg:x="4.279cm" svg:y="20.924cm" svg:viewBox="0 0 29 38" svg:d="M28 38c3-11 1-21-5-29-5-6-14-9-23-9">
            <text:p/>
          </draw:path>
          <draw:line draw:style-name="gr3" draw:text-style-name="P1" draw:layer="layout" svg:x1="4.608cm" svg:y1="21.024cm" svg:x2="4.496cm" svg:y2="21.024cm">
            <text:p/>
          </draw:line>
          <draw:polyline draw:style-name="gr3" draw:text-style-name="P1" draw:layer="layout" svg:width="0.175cm" svg:height="0.25cm" svg:x="4.445cm" svg:y="20.849cm" svg:viewBox="0 0 176 251" draw:points="0,251 154,0 176,251">
            <text:p/>
          </draw:polyline>
          <draw:line draw:style-name="gr3" draw:text-style-name="P1" draw:layer="layout" svg:x1="4.699cm" svg:y1="21.086cm" svg:x2="4.694cm" svg:y2="21.1cm">
            <text:p/>
          </draw:line>
          <draw:polyline draw:style-name="gr3" draw:text-style-name="P1" draw:layer="layout" svg:width="0.136cm" svg:height="0.25cm" svg:x="4.769cm" svg:y="20.849cm" svg:viewBox="0 0 137 251" draw:points="137,0 67,0 0,251 69,251">
            <text:p/>
          </draw:polyline>
          <draw:line draw:style-name="gr3" draw:text-style-name="P1" draw:layer="layout" svg:x1="4.875cm" svg:y1="20.961cm" svg:x2="4.806cm" svg:y2="20.961cm">
            <text:p/>
          </draw:line>
          <draw:path draw:style-name="gr3" draw:text-style-name="P1" draw:layer="layout" svg:width="0.073cm" svg:height="0.112cm" svg:x="4.875cm" svg:y="20.849cm" svg:viewBox="0 0 74 113" svg:d="M0 113c16 0 33-7 47-19 28-24 35-60 17-80-7-9-20-14-34-14">
            <text:p/>
          </draw:path>
          <draw:path draw:style-name="gr3" draw:text-style-name="P1" draw:layer="layout" svg:width="0.09cm" svg:height="0.138cm" svg:x="4.838cm" svg:y="20.961cm" svg:viewBox="0 0 91 139" svg:d="M0 139c20 0 41-10 58-25 34-28 43-72 21-97-10-11-25-17-42-17">
            <text:p/>
          </draw:path>
          <draw:line draw:style-name="gr3" draw:text-style-name="P1" draw:layer="layout" svg:x1="4.986cm" svg:y1="21.086cm" svg:x2="4.982cm" svg:y2="21.1cm">
            <text:p/>
          </draw:line>
          <draw:line draw:style-name="gr3" draw:text-style-name="P1" draw:layer="layout" svg:x1="3.325cm" svg:y1="22.985cm" svg:x2="3.4cm" svg:y2="22.985cm">
            <text:p/>
          </draw:line>
          <draw:line draw:style-name="gr3" draw:text-style-name="P1" draw:layer="layout" svg:x1="3.301cm" svg:y1="22.848cm" svg:x2="3.28cm" svg:y2="22.924cm">
            <text:p/>
          </draw:line>
          <draw:line draw:style-name="gr3" draw:text-style-name="P1" draw:layer="layout" svg:x1="3.38cm" svg:y1="23.061cm" svg:x2="3.438cm" svg:y2="22.848cm">
            <text:p/>
          </draw:line>
          <draw:line draw:style-name="gr3" draw:text-style-name="P1" draw:layer="layout" svg:x1="3.258cm" svg:y1="23.098cm" svg:x2="3.333cm" svg:y2="23.098cm">
            <text:p/>
          </draw:line>
          <draw:path draw:style-name="gr3" draw:text-style-name="P1" draw:layer="layout" svg:width="0.047cm" svg:height="0.062cm" svg:x="3.277cm" svg:y="22.923cm" svg:viewBox="0 0 48 63" svg:d="M2 0c-5 19-2 36 8 48 9 10 22 15 38 15">
            <text:p/>
          </draw:path>
          <draw:path draw:style-name="gr3" draw:text-style-name="P1" draw:layer="layout" svg:width="0.047cm" svg:height="0.038cm" svg:x="3.333cm" svg:y="23.06cm" svg:viewBox="0 0 48 39" svg:d="M0 39c10 0 22-5 32-13 8-8 14-17 16-26">
            <text:p/>
          </draw:path>
          <draw:line draw:style-name="gr3" draw:text-style-name="P1" draw:layer="layout" svg:x1="3.561cm" svg:y1="23.061cm" svg:x2="3.589cm" svg:y2="22.96cm">
            <text:p/>
          </draw:line>
          <draw:polyline draw:style-name="gr3" draw:text-style-name="P1" draw:layer="layout" svg:width="0.133cm" svg:height="0.237cm" svg:x="3.428cm" svg:y="22.923cm" svg:viewBox="0 0 134 238" draw:points="134,0 64,0 0,238">
            <text:p/>
          </draw:polyline>
          <draw:line draw:style-name="gr3" draw:text-style-name="P1" draw:layer="layout" svg:x1="3.445cm" svg:y1="23.098cm" svg:x2="3.514cm" svg:y2="23.098cm">
            <text:p/>
          </draw:line>
          <draw:path draw:style-name="gr3" draw:text-style-name="P1" draw:layer="layout" svg:width="0.047cm" svg:height="0.038cm" svg:x="3.514cm" svg:y="23.06cm" svg:viewBox="0 0 48 39" svg:d="M0 39c11 0 22-5 31-13s15-17 17-26">
            <text:p/>
          </draw:path>
          <draw:path draw:style-name="gr3" draw:text-style-name="P1" draw:layer="layout" svg:width="0.028cm" svg:height="0.037cm" svg:x="3.561cm" svg:y="22.923cm" svg:viewBox="0 0 29 38" svg:d="M28 38c3-11 1-21-5-28-5-7-13-10-23-10">
            <text:p/>
          </draw:path>
          <draw:line draw:style-name="gr3" draw:text-style-name="P1" draw:layer="layout" svg:x1="3.664cm" svg:y1="23.098cm" svg:x2="3.739cm" svg:y2="23.098cm">
            <text:p/>
          </draw:line>
          <draw:line draw:style-name="gr3" draw:text-style-name="P1" draw:layer="layout" svg:x1="3.732cm" svg:y1="23.124cm" svg:x2="3.787cm" svg:y2="22.923cm">
            <text:p/>
          </draw:line>
          <draw:line draw:style-name="gr3" draw:text-style-name="P1" draw:layer="layout" svg:x1="3.622cm" svg:y1="23.16cm" svg:x2="3.684cm" svg:y2="23.16cm">
            <text:p/>
          </draw:line>
          <draw:line draw:style-name="gr3" draw:text-style-name="P1" draw:layer="layout" svg:x1="3.674cm" svg:y1="22.923cm" svg:x2="3.636cm" svg:y2="23.061cm">
            <text:p/>
          </draw:line>
          <draw:path draw:style-name="gr3" draw:text-style-name="P1" draw:layer="layout" svg:width="0.029cm" svg:height="0.038cm" svg:x="3.635cm" svg:y="23.06cm" svg:viewBox="0 0 30 39" svg:d="M1 0c-3 11-1 22 6 29 5 6 14 10 23 10">
            <text:p/>
          </draw:path>
          <draw:path draw:style-name="gr3" draw:text-style-name="P1" draw:layer="layout" svg:width="0.048cm" svg:height="0.037cm" svg:x="3.684cm" svg:y="23.123cm" svg:viewBox="0 0 49 38" svg:d="M0 38c12 0 24-5 33-14 8-6 14-15 16-24">
            <text:p/>
          </draw:path>
          <draw:line draw:style-name="gr3" draw:text-style-name="P1" draw:layer="layout" svg:x1="3.851cm" svg:y1="22.96cm" svg:x2="3.824cm" svg:y2="23.061cm">
            <text:p/>
          </draw:line>
          <draw:line draw:style-name="gr3" draw:text-style-name="P1" draw:layer="layout" svg:x1="3.851cm" svg:y1="23.098cm" svg:x2="3.901cm" svg:y2="23.098cm">
            <text:p/>
          </draw:line>
          <draw:line draw:style-name="gr3" draw:text-style-name="P1" draw:layer="layout" svg:x1="3.898cm" svg:y1="22.923cm" svg:x2="3.948cm" svg:y2="22.923cm">
            <text:p/>
          </draw:line>
          <draw:path draw:style-name="gr3" draw:text-style-name="P1" draw:layer="layout" svg:width="0.048cm" svg:height="0.037cm" svg:x="3.85cm" svg:y="22.923cm" svg:viewBox="0 0 49 38" svg:d="M49 0c-11 0-23 4-33 14-7 6-13 15-16 24">
            <text:p/>
          </draw:path>
          <draw:path draw:style-name="gr3" draw:text-style-name="P1" draw:layer="layout" svg:width="0.028cm" svg:height="0.038cm" svg:x="3.822cm" svg:y="23.06cm" svg:viewBox="0 0 29 39" svg:d="M1 0c-3 11-1 22 5 29 5 6 13 10 23 10">
            <text:p/>
          </draw:path>
          <draw:line draw:style-name="gr3" draw:text-style-name="P1" draw:layer="layout" svg:x1="4.009cm" svg:y1="22.979cm" svg:x2="3.991cm" svg:y2="23.042cm">
            <text:p/>
          </draw:line>
          <draw:line draw:style-name="gr3" draw:text-style-name="P1" draw:layer="layout" svg:x1="4.104cm" svg:y1="23.042cm" svg:x2="4.121cm" svg:y2="22.979cm">
            <text:p/>
          </draw:line>
          <draw:path draw:style-name="gr3" draw:text-style-name="P1" draw:layer="layout" svg:width="0.114cm" svg:height="0.056cm" svg:x="4.008cm" svg:y="22.923cm" svg:viewBox="0 0 115 57" svg:d="M113 57c5-17 2-33-8-43-17-21-55-18-81 5-12 10-20 23-24 38">
            <text:p/>
          </draw:path>
          <draw:path draw:style-name="gr3" draw:text-style-name="P1" draw:layer="layout" svg:width="0.115cm" svg:height="0.057cm" svg:x="3.989cm" svg:y="23.041cm" svg:viewBox="0 0 116 58" svg:d="M2 0c-4 17-1 32 8 44 18 20 54 18 82-6 11-11 20-24 24-38">
            <text:p/>
          </draw:path>
          <draw:line draw:style-name="gr3" draw:text-style-name="P1" draw:layer="layout" svg:x1="4.223cm" svg:y1="22.879cm" svg:x2="4.174cm" svg:y2="23.061cm">
            <text:p/>
          </draw:line>
          <draw:line draw:style-name="gr3" draw:text-style-name="P1" draw:layer="layout" svg:x1="4.201cm" svg:y1="23.098cm" svg:x2="4.232cm" svg:y2="23.098cm">
            <text:p/>
          </draw:line>
          <draw:line draw:style-name="gr3" draw:text-style-name="P1" draw:layer="layout" svg:x1="4.266cm" svg:y1="22.904cm" svg:x2="4.227cm" svg:y2="22.93cm">
            <text:p/>
          </draw:line>
          <draw:line draw:style-name="gr3" draw:text-style-name="P1" draw:layer="layout" svg:x1="4.307cm" svg:y1="22.96cm" svg:x2="4.28cm" svg:y2="23.061cm">
            <text:p/>
          </draw:line>
          <draw:line draw:style-name="gr3" draw:text-style-name="P1" draw:layer="layout" svg:x1="4.248cm" svg:y1="22.923cm" svg:x2="4.279cm" svg:y2="22.923cm">
            <text:p/>
          </draw:line>
          <draw:path draw:style-name="gr3" draw:text-style-name="P1" draw:layer="layout" svg:width="0.028cm" svg:height="0.038cm" svg:x="4.172cm" svg:y="23.06cm" svg:viewBox="0 0 29 39" svg:d="M1 0c-3 11-1 22 5 29 6 6 14 10 23 10">
            <text:p/>
          </draw:path>
          <draw:path draw:style-name="gr3" draw:text-style-name="P1" draw:layer="layout" svg:width="0.04cm" svg:height="0.031cm" svg:x="4.222cm" svg:y="22.848cm" svg:viewBox="0 0 41 32" svg:d="M41 0c-9 0-19 5-27 11-7 6-12 13-14 21">
            <text:p/>
          </draw:path>
          <draw:path draw:style-name="gr3" draw:text-style-name="P1" draw:layer="layout" svg:width="0.021cm" svg:height="0.056cm" svg:x="4.262cm" svg:y="22.848cm" svg:viewBox="0 0 22 57" svg:d="M3 57c2-1 3-2 4-3 16-13 20-34 10-45-5-6-11-9-17-9">
            <text:p/>
          </draw:path>
          <draw:path draw:style-name="gr3" draw:text-style-name="P1" draw:layer="layout" svg:width="0.048cm" svg:height="0.038cm" svg:x="4.232cm" svg:y="23.06cm" svg:viewBox="0 0 49 39" svg:d="M0 39c11 0 23-5 33-13 8-8 13-17 16-26">
            <text:p/>
          </draw:path>
          <draw:path draw:style-name="gr3" draw:text-style-name="P1" draw:layer="layout" svg:width="0.048cm" svg:height="0.037cm" svg:x="4.2cm" svg:y="22.923cm" svg:viewBox="0 0 49 38" svg:d="M49 0c-11 0-23 4-32 14-9 6-14 15-17 24">
            <text:p/>
          </draw:path>
          <draw:path draw:style-name="gr3" draw:text-style-name="P1" draw:layer="layout" svg:width="0.028cm" svg:height="0.037cm" svg:x="4.279cm" svg:y="22.923cm" svg:viewBox="0 0 29 38" svg:d="M28 38c3-11 1-21-5-28-5-7-14-10-23-10">
            <text:p/>
          </draw:path>
          <draw:line draw:style-name="gr3" draw:text-style-name="P1" draw:layer="layout" svg:x1="4.608cm" svg:y1="23.023cm" svg:x2="4.496cm" svg:y2="23.023cm">
            <text:p/>
          </draw:line>
          <draw:polyline draw:style-name="gr3" draw:text-style-name="P1" draw:layer="layout" svg:width="0.175cm" svg:height="0.25cm" svg:x="4.445cm" svg:y="22.848cm" svg:viewBox="0 0 176 251" draw:points="0,251 154,0 176,251">
            <text:p/>
          </draw:polyline>
          <draw:line draw:style-name="gr3" draw:text-style-name="P1" draw:layer="layout" svg:x1="4.699cm" svg:y1="23.085cm" svg:x2="4.694cm" svg:y2="23.099cm">
            <text:p/>
          </draw:line>
          <draw:polyline draw:style-name="gr3" draw:text-style-name="P1" draw:layer="layout" svg:width="0.136cm" svg:height="0.25cm" svg:x="4.769cm" svg:y="22.848cm" svg:viewBox="0 0 137 251" draw:points="137,0 67,0 0,251 69,251">
            <text:p/>
          </draw:polyline>
          <draw:line draw:style-name="gr3" draw:text-style-name="P1" draw:layer="layout" svg:x1="4.875cm" svg:y1="22.96cm" svg:x2="4.806cm" svg:y2="22.96cm">
            <text:p/>
          </draw:line>
          <draw:path draw:style-name="gr3" draw:text-style-name="P1" draw:layer="layout" svg:width="0.073cm" svg:height="0.112cm" svg:x="4.875cm" svg:y="22.848cm" svg:viewBox="0 0 74 113" svg:d="M0 113c16 0 33-7 47-19 28-24 35-60 17-80-7-9-20-14-34-14">
            <text:p/>
          </draw:path>
          <draw:path draw:style-name="gr3" draw:text-style-name="P1" draw:layer="layout" svg:width="0.09cm" svg:height="0.138cm" svg:x="4.838cm" svg:y="22.96cm" svg:viewBox="0 0 91 139" svg:d="M0 139c20 0 41-9 58-24 34-28 43-73 21-98-10-11-25-17-42-17">
            <text:p/>
          </draw:path>
          <draw:line draw:style-name="gr3" draw:text-style-name="P1" draw:layer="layout" svg:x1="4.986cm" svg:y1="23.085cm" svg:x2="4.982cm" svg:y2="23.099cm">
            <text:p/>
          </draw:line>
          <draw:polyline draw:style-name="gr3" draw:text-style-name="P1" draw:layer="layout" svg:width="0.263cm" svg:height="0.334cm" svg:x="15.429cm" svg:y="21.873cm" svg:viewBox="0 0 264 335" draw:points="264,0 127,184 90,0 0,335">
            <text:p/>
          </draw:polyline>
          <draw:line draw:style-name="gr3" draw:text-style-name="P1" draw:layer="layout" svg:x1="15.603cm" svg:y1="22.208cm" svg:x2="15.693cm" svg:y2="21.873cm">
            <text:p/>
          </draw:line>
          <draw:line draw:style-name="gr3" draw:text-style-name="P1" draw:layer="layout" svg:x1="15.772cm" svg:y1="21.873cm" svg:x2="15.892cm" svg:y2="21.873cm">
            <text:p/>
          </draw:line>
          <draw:line draw:style-name="gr3" draw:text-style-name="P1" draw:layer="layout" svg:x1="15.683cm" svg:y1="22.208cm" svg:x2="15.773cm" svg:y2="21.873cm">
            <text:p/>
          </draw:line>
          <draw:line draw:style-name="gr3" draw:text-style-name="P1" draw:layer="layout" svg:x1="16.053cm" svg:y1="21.873cm" svg:x2="15.962cm" svg:y2="22.208cm">
            <text:p/>
          </draw:line>
          <draw:line draw:style-name="gr3" draw:text-style-name="P1" draw:layer="layout" svg:x1="15.972cm" svg:y1="21.873cm" svg:x2="16.132cm" svg:y2="21.873cm">
            <text:p/>
          </draw:line>
          <draw:line draw:style-name="gr3" draw:text-style-name="P1" draw:layer="layout" svg:x1="16.229cm" svg:y1="22.057cm" svg:x2="16.309cm" svg:y2="22.057cm">
            <text:p/>
          </draw:line>
          <draw:line draw:style-name="gr3" draw:text-style-name="P1" draw:layer="layout" svg:x1="16.213cm" svg:y1="21.873cm" svg:x2="16.185cm" svg:y2="21.975cm">
            <text:p/>
          </draw:line>
          <draw:line draw:style-name="gr3" draw:text-style-name="P1" draw:layer="layout" svg:x1="16.282cm" svg:y1="22.158cm" svg:x2="16.359cm" svg:y2="21.873cm">
            <text:p/>
          </draw:line>
          <draw:line draw:style-name="gr3" draw:text-style-name="P1" draw:layer="layout" svg:x1="16.149cm" svg:y1="22.207cm" svg:x2="16.229cm" svg:y2="22.207cm">
            <text:p/>
          </draw:line>
          <draw:path draw:style-name="gr3" draw:text-style-name="P1" draw:layer="layout" svg:width="0.048cm" svg:height="0.084cm" svg:x="16.181cm" svg:y="21.973cm" svg:viewBox="0 0 49 85" svg:d="M4 0c-9 34-1 65 21 78 7 4 15 7 24 7">
            <text:p/>
          </draw:path>
          <draw:path draw:style-name="gr3" draw:text-style-name="P1" draw:layer="layout" svg:width="0.053cm" svg:height="0.05cm" svg:x="16.229cm" svg:y="22.157cm" svg:viewBox="0 0 54 51" svg:d="M0 51c16 0 34-14 46-32 4-6 7-13 8-19">
            <text:p/>
          </draw:path>
          <draw:polyline draw:style-name="gr3" draw:text-style-name="P1" draw:layer="layout" svg:width="0.129cm" svg:height="0.234cm" svg:x="16.509cm" svg:y="21.973cm" svg:viewBox="0 0 130 235" draw:points="0,235 66,235 130,0">
            <text:p/>
          </draw:polyline>
          <draw:line draw:style-name="gr3" draw:text-style-name="P1" draw:layer="layout" svg:x1="16.519cm" svg:y1="21.973cm" svg:x2="16.473cm" svg:y2="22.141cm">
            <text:p/>
          </draw:line>
          <draw:path draw:style-name="gr3" draw:text-style-name="P1" draw:layer="layout" svg:width="0.039cm" svg:height="0.067cm" svg:x="16.47cm" svg:y="22.14cm" svg:viewBox="0 0 40 68" svg:d="M3 0c-7 28 0 52 18 63 5 3 12 5 19 5">
            <text:p/>
          </draw:path>
          <draw:line draw:style-name="gr3" draw:text-style-name="P1" draw:layer="layout" svg:x1="16.866cm" svg:y1="21.973cm" svg:x2="16.802cm" svg:y2="22.208cm">
            <text:p/>
          </draw:line>
          <draw:line draw:style-name="gr3" draw:text-style-name="P1" draw:layer="layout" svg:x1="16.76cm" svg:y1="22.091cm" svg:x2="16.866cm" svg:y2="21.973cm">
            <text:p/>
          </draw:line>
          <draw:line draw:style-name="gr3" draw:text-style-name="P1" draw:layer="layout" svg:x1="16.718cm" svg:y1="21.973cm" svg:x2="16.761cm" svg:y2="22.091cm">
            <text:p/>
          </draw:line>
          <draw:line draw:style-name="gr3" draw:text-style-name="P1" draw:layer="layout" svg:x1="16.655cm" svg:y1="22.208cm" svg:x2="16.719cm" svg:y2="21.973cm">
            <text:p/>
          </draw:line>
          <draw:line draw:style-name="gr3" draw:text-style-name="P1" draw:layer="layout" svg:x1="16.887cm" svg:y1="22.19cm" svg:x2="16.882cm" svg:y2="22.208cm">
            <text:p/>
          </draw:line>
          <draw:line draw:style-name="gr3" draw:text-style-name="P1" draw:layer="layout" svg:x1="17.118cm" svg:y1="22.023cm" svg:x2="17.264cm" svg:y2="22.023cm">
            <text:p/>
          </draw:line>
          <draw:line draw:style-name="gr3" draw:text-style-name="P1" draw:layer="layout" svg:x1="17.215cm" svg:y1="22.208cm" svg:x2="17.305cm" svg:y2="21.873cm">
            <text:p/>
          </draw:line>
          <draw:line draw:style-name="gr3" draw:text-style-name="P1" draw:layer="layout" svg:x1="17.069cm" svg:y1="22.208cm" svg:x2="17.159cm" svg:y2="21.873cm">
            <text:p/>
          </draw:line>
          <draw:line draw:style-name="gr3" draw:text-style-name="P1" draw:layer="layout" svg:x1="17.301cm" svg:y1="22.19cm" svg:x2="17.295cm" svg:y2="22.208cm">
            <text:p/>
          </draw:line>
          <draw:line draw:style-name="gr3" draw:text-style-name="P1" draw:layer="layout" svg:x1="17.571cm" svg:y1="22.023cm" svg:x2="17.478cm" svg:y2="22.023cm">
            <text:p/>
          </draw:line>
          <draw:line draw:style-name="gr3" draw:text-style-name="P1" draw:layer="layout" svg:x1="17.544cm" svg:y1="21.873cm" svg:x2="17.464cm" svg:y2="21.873cm">
            <text:p/>
          </draw:line>
          <draw:line draw:style-name="gr3" draw:text-style-name="P1" draw:layer="layout" svg:x1="17.544cm" svg:y1="22.124cm" svg:x2="17.59cm" svg:y2="21.957cm">
            <text:p/>
          </draw:line>
          <draw:line draw:style-name="gr3" draw:text-style-name="P1" draw:layer="layout" svg:x1="17.375cm" svg:y1="22.207cm" svg:x2="17.455cm" svg:y2="22.207cm">
            <text:p/>
          </draw:line>
          <draw:path draw:style-name="gr3" draw:text-style-name="P1" draw:layer="layout" svg:width="0.049cm" svg:height="0.084cm" svg:x="17.544cm" svg:y="21.873cm" svg:viewBox="0 0 50 85" svg:d="M46 85c9-35 1-65-21-78-7-4-16-7-25-7">
            <text:p/>
          </draw:path>
          <draw:path draw:style-name="gr3" draw:text-style-name="P1" draw:layer="layout" svg:width="0.089cm" svg:height="0.084cm" svg:x="17.455cm" svg:y="22.123cm" svg:viewBox="0 0 90 85" svg:d="M0 85c27 0 57-22 75-53 8-10 12-21 15-32">
            <text:p/>
          </draw:path>
          <draw:line draw:style-name="gr3" draw:text-style-name="P1" draw:layer="layout" svg:x1="17.607cm" svg:y1="22.19cm" svg:x2="17.602cm" svg:y2="22.208cm">
            <text:p/>
          </draw:line>
          <draw:line draw:style-name="gr3" draw:text-style-name="P1" draw:layer="layout" svg:x1="17.804cm" svg:y1="22.023cm" svg:x2="17.731cm" svg:y2="22.023cm">
            <text:p/>
          </draw:line>
          <draw:line draw:style-name="gr3" draw:text-style-name="P1" draw:layer="layout" svg:x1="17.771cm" svg:y1="21.873cm" svg:x2="17.891cm" svg:y2="21.873cm">
            <text:p/>
          </draw:line>
          <draw:line draw:style-name="gr3" draw:text-style-name="P1" draw:layer="layout" svg:x1="17.682cm" svg:y1="22.208cm" svg:x2="17.772cm" svg:y2="21.873cm">
            <text:p/>
          </draw:line>
          <draw:line draw:style-name="gr3" draw:text-style-name="P1" draw:layer="layout" svg:x1="17.682cm" svg:y1="22.207cm" svg:x2="17.755cm" svg:y2="22.207cm">
            <text:p/>
          </draw:line>
          <draw:path draw:style-name="gr3" draw:text-style-name="P1" draw:layer="layout" svg:width="0.102cm" svg:height="0.184cm" svg:x="17.755cm" svg:y="22.023cm" svg:viewBox="0 0 103 185" svg:d="M0 185c31 0 63-23 84-57 28-47 24-100-8-121-8-4-16-7-26-7">
            <text:p/>
          </draw:path>
          <draw:line draw:style-name="gr3" draw:text-style-name="P1" draw:layer="layout" svg:x1="17.958cm" svg:y1="22.023cm" svg:x2="17.922cm" svg:y2="22.158cm">
            <text:p/>
          </draw:line>
          <draw:line draw:style-name="gr3" draw:text-style-name="P1" draw:layer="layout" svg:x1="17.948cm" svg:y1="22.207cm" svg:x2="17.975cm" svg:y2="22.207cm">
            <text:p/>
          </draw:line>
          <draw:polyline draw:style-name="gr3" draw:text-style-name="P1" draw:layer="layout" svg:width="0.066cm" svg:height="0.184cm" svg:x="18.011cm" svg:y="21.973cm" svg:viewBox="0 0 67 185" draw:points="17,185 67,0 0,0">
            <text:p/>
          </draw:polyline>
          <draw:path draw:style-name="gr3" draw:text-style-name="P1" draw:layer="layout" svg:width="0.054cm" svg:height="0.05cm" svg:x="17.957cm" svg:y="21.973cm" svg:viewBox="0 0 55 51" svg:d="M55 0c-17 0-34 13-46 32-4 6-7 13-9 19">
            <text:p/>
          </draw:path>
          <draw:path draw:style-name="gr3" draw:text-style-name="P1" draw:layer="layout" svg:width="0.028cm" svg:height="0.05cm" svg:x="17.919cm" svg:y="22.157cm" svg:viewBox="0 0 29 51" svg:d="M2 0c-6 20-1 38 13 47 4 2 9 4 14 4">
            <text:p/>
          </draw:path>
          <draw:path draw:style-name="gr3" draw:text-style-name="P1" draw:layer="layout" svg:width="0.029cm" svg:height="0.05cm" svg:x="18.026cm" svg:y="22.157cm" svg:viewBox="0 0 30 51" svg:d="M2 0c-5 20 0 38 13 47 5 2 10 4 15 4">
            <text:p/>
          </draw:path>
          <draw:path draw:style-name="gr3" draw:text-style-name="P1" draw:layer="layout" svg:width="0.053cm" svg:height="0.05cm" svg:x="17.975cm" svg:y="22.157cm" svg:viewBox="0 0 54 51" svg:d="M0 51c16 0 34-14 46-32 4-6 6-13 8-19">
            <text:p/>
          </draw:path>
          <draw:line draw:style-name="gr3" draw:text-style-name="P1" draw:layer="layout" svg:x1="18.175cm" svg:y1="22.207cm" svg:x2="18.255cm" svg:y2="22.207cm">
            <text:p/>
          </draw:line>
          <draw:line draw:style-name="gr3" draw:text-style-name="P1" draw:layer="layout" svg:x1="18.246cm" svg:y1="22.241cm" svg:x2="18.318cm" svg:y2="21.973cm">
            <text:p/>
          </draw:line>
          <draw:line draw:style-name="gr3" draw:text-style-name="P1" draw:layer="layout" svg:x1="18.126cm" svg:y1="22.29cm" svg:x2="18.192cm" svg:y2="22.29cm">
            <text:p/>
          </draw:line>
          <draw:line draw:style-name="gr3" draw:text-style-name="P1" draw:layer="layout" svg:x1="18.198cm" svg:y1="21.973cm" svg:x2="18.148cm" svg:y2="22.158cm">
            <text:p/>
          </draw:line>
          <draw:path draw:style-name="gr3" draw:text-style-name="P1" draw:layer="layout" svg:width="0.029cm" svg:height="0.05cm" svg:x="18.146cm" svg:y="22.157cm" svg:viewBox="0 0 30 51" svg:d="M2 0c-5 20 0 38 14 47 4 2 9 4 14 4">
            <text:p/>
          </draw:path>
          <draw:path draw:style-name="gr3" draw:text-style-name="P1" draw:layer="layout" svg:width="0.054cm" svg:height="0.05cm" svg:x="18.192cm" svg:y="22.24cm" svg:viewBox="0 0 55 51" svg:d="M0 51c17 0 34-12 47-31 3-6 6-14 8-20">
            <text:p/>
          </draw:path>
          <draw:line draw:style-name="gr3" draw:text-style-name="P1" draw:layer="layout" svg:x1="18.545cm" svg:y1="21.973cm" svg:x2="18.481cm" svg:y2="22.208cm">
            <text:p/>
          </draw:line>
          <draw:line draw:style-name="gr3" draw:text-style-name="P1" draw:layer="layout" svg:x1="18.439cm" svg:y1="22.091cm" svg:x2="18.545cm" svg:y2="21.973cm">
            <text:p/>
          </draw:line>
          <draw:line draw:style-name="gr3" draw:text-style-name="P1" draw:layer="layout" svg:x1="18.397cm" svg:y1="21.973cm" svg:x2="18.44cm" svg:y2="22.091cm">
            <text:p/>
          </draw:line>
          <draw:line draw:style-name="gr3" draw:text-style-name="P1" draw:layer="layout" svg:x1="18.335cm" svg:y1="22.208cm" svg:x2="18.398cm" svg:y2="21.973cm">
            <text:p/>
          </draw:line>
          <draw:line draw:style-name="gr3" draw:text-style-name="P1" draw:layer="layout" svg:x1="18.611cm" svg:y1="22.023cm" svg:x2="18.575cm" svg:y2="22.158cm">
            <text:p/>
          </draw:line>
          <draw:line draw:style-name="gr3" draw:text-style-name="P1" draw:layer="layout" svg:x1="18.601cm" svg:y1="22.207cm" svg:x2="18.628cm" svg:y2="22.207cm">
            <text:p/>
          </draw:line>
          <draw:polyline draw:style-name="gr3" draw:text-style-name="P1" draw:layer="layout" svg:width="0.066cm" svg:height="0.184cm" svg:x="18.664cm" svg:y="21.973cm" svg:viewBox="0 0 67 185" draw:points="18,185 67,0 0,0">
            <text:p/>
          </draw:polyline>
          <draw:path draw:style-name="gr3" draw:text-style-name="P1" draw:layer="layout" svg:width="0.054cm" svg:height="0.05cm" svg:x="18.61cm" svg:y="21.973cm" svg:viewBox="0 0 55 51" svg:d="M55 0c-17 0-35 13-47 32-3 6-6 13-8 19">
            <text:p/>
          </draw:path>
          <draw:path draw:style-name="gr3" draw:text-style-name="P1" draw:layer="layout" svg:width="0.028cm" svg:height="0.05cm" svg:x="18.572cm" svg:y="22.157cm" svg:viewBox="0 0 29 51" svg:d="M3 0c-7 20-2 38 12 47 4 2 9 4 14 4">
            <text:p/>
          </draw:path>
          <draw:path draw:style-name="gr3" draw:text-style-name="P1" draw:layer="layout" svg:width="0.029cm" svg:height="0.05cm" svg:x="18.679cm" svg:y="22.157cm" svg:viewBox="0 0 30 51" svg:d="M2 0c-5 20 0 38 14 47 4 2 9 4 14 4">
            <text:p/>
          </draw:path>
          <draw:path draw:style-name="gr3" draw:text-style-name="P1" draw:layer="layout" svg:width="0.053cm" svg:height="0.05cm" svg:x="18.628cm" svg:y="22.157cm" svg:viewBox="0 0 54 51" svg:d="M0 51c16 0 35-14 46-32 4-6 6-13 8-19">
            <text:p/>
          </draw:path>
          <draw:line draw:style-name="gr3" draw:text-style-name="P1" draw:layer="layout" svg:x1="18.819cm" svg:y1="22.09cm" svg:x2="18.939cm" svg:y2="22.09cm">
            <text:p/>
          </draw:line>
          <draw:line draw:style-name="gr3" draw:text-style-name="P1" draw:layer="layout" svg:x1="18.908cm" svg:y1="22.208cm" svg:x2="18.971cm" svg:y2="21.973cm">
            <text:p/>
          </draw:line>
          <draw:line draw:style-name="gr3" draw:text-style-name="P1" draw:layer="layout" svg:x1="18.788cm" svg:y1="22.208cm" svg:x2="18.851cm" svg:y2="21.973cm">
            <text:p/>
          </draw:line>
          <draw:line draw:style-name="gr3" draw:text-style-name="P1" draw:layer="layout" svg:x1="19.038cm" svg:y1="22.023cm" svg:x2="19.001cm" svg:y2="22.158cm">
            <text:p/>
          </draw:line>
          <draw:line draw:style-name="gr3" draw:text-style-name="P1" draw:layer="layout" svg:x1="19.028cm" svg:y1="22.207cm" svg:x2="19.054cm" svg:y2="22.207cm">
            <text:p/>
          </draw:line>
          <draw:polyline draw:style-name="gr3" draw:text-style-name="P1" draw:layer="layout" svg:width="0.067cm" svg:height="0.184cm" svg:x="19.09cm" svg:y="21.973cm" svg:viewBox="0 0 68 185" draw:points="18,185 68,0 0,0">
            <text:p/>
          </draw:polyline>
          <draw:path draw:style-name="gr3" draw:text-style-name="P1" draw:layer="layout" svg:width="0.053cm" svg:height="0.05cm" svg:x="19.037cm" svg:y="21.973cm" svg:viewBox="0 0 54 51" svg:d="M54 0c-17 0-35 13-46 32-4 6-6 13-8 19">
            <text:p/>
          </draw:path>
          <draw:path draw:style-name="gr3" draw:text-style-name="P1" draw:layer="layout" svg:width="0.029cm" svg:height="0.05cm" svg:x="18.999cm" svg:y="22.157cm" svg:viewBox="0 0 30 51" svg:d="M2 0c-5 20 0 38 12 47 5 2 9 4 16 4">
            <text:p/>
          </draw:path>
          <draw:path draw:style-name="gr3" draw:text-style-name="P1" draw:layer="layout" svg:width="0.028cm" svg:height="0.05cm" svg:x="19.106cm" svg:y="22.157cm" svg:viewBox="0 0 29 51" svg:d="M3 0c-7 20-1 38 12 47 4 2 9 4 14 4">
            <text:p/>
          </draw:path>
          <draw:path draw:style-name="gr3" draw:text-style-name="P1" draw:layer="layout" svg:width="0.054cm" svg:height="0.05cm" svg:x="19.054cm" svg:y="22.157cm" svg:viewBox="0 0 55 51" svg:d="M0 51c17 0 35-14 47-32 3-6 6-13 8-19">
            <text:p/>
          </draw:path>
          <draw:line draw:style-name="gr3" draw:text-style-name="P1" draw:layer="layout" svg:x1="16.031cm" svg:y1="22.889cm" svg:x2="15.939cm" svg:y2="22.948cm">
            <text:p/>
          </draw:line>
          <draw:path draw:style-name="gr3" draw:text-style-name="P1" draw:layer="layout" svg:width="0.042cm" svg:height="0.1cm" svg:x="15.908cm" svg:y="22.947cm" svg:viewBox="0 0 43 101" svg:d="M31 0c-5 4-9 9-13 14-22 28-24 63-4 79 8 6 17 9 29 8">
            <text:p/>
          </draw:path>
          <draw:path draw:style-name="gr3" draw:text-style-name="P1" draw:layer="layout" svg:width="0.074cm" svg:height="0.025cm" svg:x="15.95cm" svg:y="23.022cm" svg:viewBox="0 0 75 26" svg:d="M0 26c24-1 50-10 75-26">
            <text:p/>
          </draw:path>
          <draw:path draw:style-name="gr3" draw:text-style-name="P1" draw:layer="layout" svg:width="0.074cm" svg:height="0.025cm" svg:x="15.953cm" svg:y="22.814cm" svg:viewBox="0 0 75 26" svg:d="M75 0c-25 0-51 9-75 26">
            <text:p/>
          </draw:path>
          <draw:path draw:style-name="gr3" draw:text-style-name="P1" draw:layer="layout" svg:width="0.028cm" svg:height="0.075cm" svg:x="16.027cm" svg:y="22.814cm" svg:viewBox="0 0 29 76" svg:d="M3 76c4-4 9-8 13-12 16-21 17-47 2-58-5-4-11-6-18-6">
            <text:p/>
          </draw:path>
          <draw:line draw:style-name="gr3" draw:text-style-name="P1" draw:layer="layout" svg:x1="16.248cm" svg:y1="22.998cm" svg:x2="16.285cm" svg:y2="22.864cm">
            <text:p/>
          </draw:line>
          <draw:polyline draw:style-name="gr3" draw:text-style-name="P1" draw:layer="layout" svg:width="0.167cm" svg:height="0.316cm" svg:x="16.085cm" svg:y="22.814cm" svg:viewBox="0 0 168 317" draw:points="168,0 85,0 0,317">
            <text:p/>
          </draw:polyline>
          <draw:line draw:style-name="gr3" draw:text-style-name="P1" draw:layer="layout" svg:x1="16.107cm" svg:y1="23.047cm" svg:x2="16.19cm" svg:y2="23.047cm">
            <text:p/>
          </draw:line>
          <draw:path draw:style-name="gr3" draw:text-style-name="P1" draw:layer="layout" svg:width="0.058cm" svg:height="0.05cm" svg:x="16.19cm" svg:y="22.997cm" svg:viewBox="0 0 59 51" svg:d="M0 51c16 0 34-9 46-25 6-8 10-17 13-26">
            <text:p/>
          </draw:path>
          <draw:path draw:style-name="gr3" draw:text-style-name="P1" draw:layer="layout" svg:width="0.034cm" svg:height="0.05cm" svg:x="16.252cm" svg:y="22.814cm" svg:viewBox="0 0 35 51" svg:d="M33 51c4-18 0-35-12-44-6-5-13-7-21-7">
            <text:p/>
          </draw:path>
          <draw:line draw:style-name="gr3" draw:text-style-name="P1" draw:layer="layout" svg:x1="16.369cm" svg:y1="23.047cm" svg:x2="16.459cm" svg:y2="23.047cm">
            <text:p/>
          </draw:line>
          <draw:line draw:style-name="gr3" draw:text-style-name="P1" draw:layer="layout" svg:x1="16.45cm" svg:y1="23.081cm" svg:x2="16.523cm" svg:y2="22.814cm">
            <text:p/>
          </draw:line>
          <draw:line draw:style-name="gr3" draw:text-style-name="P1" draw:layer="layout" svg:x1="16.317cm" svg:y1="23.13cm" svg:x2="16.392cm" svg:y2="23.13cm">
            <text:p/>
          </draw:line>
          <draw:line draw:style-name="gr3" draw:text-style-name="P1" draw:layer="layout" svg:x1="16.388cm" svg:y1="22.814cm" svg:x2="16.338cm" svg:y2="22.998cm">
            <text:p/>
          </draw:line>
          <draw:path draw:style-name="gr3" draw:text-style-name="P1" draw:layer="layout" svg:width="0.033cm" svg:height="0.05cm" svg:x="16.336cm" svg:y="22.997cm" svg:viewBox="0 0 34 51" svg:d="M2 0c-5 18-1 34 11 44 6 5 13 7 21 7">
            <text:p/>
          </draw:path>
          <draw:path draw:style-name="gr3" draw:text-style-name="P1" draw:layer="layout" svg:width="0.058cm" svg:height="0.051cm" svg:x="16.392cm" svg:y="23.08cm" svg:viewBox="0 0 59 52" svg:d="M0 52c16 0 33-10 46-25 7-8 11-17 13-27">
            <text:p/>
          </draw:path>
          <draw:polyline draw:style-name="gr3" draw:text-style-name="P1" draw:layer="layout" svg:width="0.153cm" svg:height="0.233cm" svg:x="16.549cm" svg:y="22.814cm" svg:viewBox="0 0 154 234" draw:points="154,0 63,0 0,234">
            <text:p/>
          </draw:polyline>
          <draw:line draw:style-name="gr3" draw:text-style-name="P1" draw:layer="layout" svg:x1="16.684cm" svg:y1="23.048cm" svg:x2="16.734cm" svg:y2="22.864cm">
            <text:p/>
          </draw:line>
          <draw:path draw:style-name="gr3" draw:text-style-name="P1" draw:layer="layout" svg:width="0.034cm" svg:height="0.05cm" svg:x="16.702cm" svg:y="22.814cm" svg:viewBox="0 0 35 51" svg:d="M32 51c6-18 1-35-10-44-6-5-13-7-22-7">
            <text:p/>
          </draw:path>
          <draw:polyline draw:style-name="gr3" draw:text-style-name="P1" draw:layer="layout" svg:width="0.153cm" svg:height="0.233cm" svg:x="16.774cm" svg:y="22.814cm" svg:viewBox="0 0 154 234" draw:points="154,0 63,0 0,234">
            <text:p/>
          </draw:polyline>
          <draw:line draw:style-name="gr3" draw:text-style-name="P1" draw:layer="layout" svg:x1="16.909cm" svg:y1="23.048cm" svg:x2="16.959cm" svg:y2="22.864cm">
            <text:p/>
          </draw:line>
          <draw:path draw:style-name="gr3" draw:text-style-name="P1" draw:layer="layout" svg:width="0.033cm" svg:height="0.05cm" svg:x="16.927cm" svg:y="22.814cm" svg:viewBox="0 0 34 51" svg:d="M32 51c5-18 1-35-10-44-6-5-13-7-22-7">
            <text:p/>
          </draw:path>
          <draw:line draw:style-name="gr3" draw:text-style-name="P1" draw:layer="layout" svg:x1="17.049cm" svg:y1="22.864cm" svg:x2="17.013cm" svg:y2="22.998cm">
            <text:p/>
          </draw:line>
          <draw:line draw:style-name="gr3" draw:text-style-name="P1" draw:layer="layout" svg:x1="17.044cm" svg:y1="23.047cm" svg:x2="17.074cm" svg:y2="23.047cm">
            <text:p/>
          </draw:line>
          <draw:polyline draw:style-name="gr3" draw:text-style-name="P1" draw:layer="layout" svg:width="0.075cm" svg:height="0.183cm" svg:x="17.107cm" svg:y="22.814cm" svg:viewBox="0 0 76 184" draw:points="26,184 76,0 0,0">
            <text:p/>
          </draw:polyline>
          <draw:path draw:style-name="gr3" draw:text-style-name="P1" draw:layer="layout" svg:width="0.059cm" svg:height="0.05cm" svg:x="17.048cm" svg:y="22.814cm" svg:viewBox="0 0 60 51" svg:d="M60 0c-16 0-33 9-47 25-6 8-10 17-13 26">
            <text:p/>
          </draw:path>
          <draw:path draw:style-name="gr3" draw:text-style-name="P1" draw:layer="layout" svg:width="0.033cm" svg:height="0.05cm" svg:x="17.011cm" svg:y="22.997cm" svg:viewBox="0 0 34 51" svg:d="M2 0c-5 18-1 34 10 44 6 5 14 7 22 7">
            <text:p/>
          </draw:path>
          <draw:path draw:style-name="gr3" draw:text-style-name="P1" draw:layer="layout" svg:width="0.033cm" svg:height="0.05cm" svg:x="17.131cm" svg:y="22.997cm" svg:viewBox="0 0 34 51" svg:d="M2 0c-5 18 0 34 11 44 6 5 13 7 21 7">
            <text:p/>
          </draw:path>
          <draw:path draw:style-name="gr3" draw:text-style-name="P1" draw:layer="layout" svg:width="0.058cm" svg:height="0.05cm" svg:x="17.074cm" svg:y="22.997cm" svg:viewBox="0 0 59 51" svg:d="M0 51c16 0 33-9 45-25 7-8 11-17 14-26">
            <text:p/>
          </draw:path>
          <draw:polyline draw:style-name="gr3" draw:text-style-name="P1" draw:layer="layout" svg:width="0.172cm" svg:height="0.333cm" svg:x="17.374cm" svg:y="22.714cm" svg:viewBox="0 0 173 334" draw:points="173,0 89,0 0,334">
            <text:p/>
          </draw:polyline>
          <draw:line draw:style-name="gr3" draw:text-style-name="P1" draw:layer="layout" svg:x1="17.414cm" svg:y1="22.897cm" svg:x2="17.497cm" svg:y2="22.897cm">
            <text:p/>
          </draw:line>
          <draw:path draw:style-name="gr3" draw:text-style-name="P1" draw:layer="layout" svg:width="0.11cm" svg:height="0.183cm" svg:x="17.497cm" svg:y="22.714cm" svg:viewBox="0 0 111 184" svg:d="M0 184c29 0 60-17 83-45 35-43 38-100 5-126-10-9-24-13-39-13">
            <text:p/>
          </draw:path>
          <draw:line draw:style-name="gr3" draw:text-style-name="P1" draw:layer="layout" svg:x1="17.742cm" svg:y1="22.847cm" svg:x2="17.795cm" svg:y2="23.048cm">
            <text:p/>
          </draw:line>
          <draw:line draw:style-name="gr3" draw:text-style-name="P1" draw:layer="layout" svg:x1="17.665cm" svg:y1="22.915cm" svg:x2="17.884cm" svg:y2="22.714cm">
            <text:p/>
          </draw:line>
          <draw:line draw:style-name="gr3" draw:text-style-name="P1" draw:layer="layout" svg:x1="17.629cm" svg:y1="23.048cm" svg:x2="17.719cm" svg:y2="22.714cm">
            <text:p/>
          </draw:line>
          <draw:line draw:style-name="gr3" draw:text-style-name="P1" draw:layer="layout" svg:x1="18.059cm" svg:y1="22.898cm" svg:x2="18.089cm" svg:y2="22.789cm">
            <text:p/>
          </draw:line>
          <draw:line draw:style-name="gr3" draw:text-style-name="P1" draw:layer="layout" svg:x1="17.954cm" svg:y1="22.789cm" svg:x2="17.94cm" svg:y2="22.84cm">
            <text:p/>
          </draw:line>
          <draw:line draw:style-name="gr3" draw:text-style-name="P1" draw:layer="layout" svg:x1="17.976cm" svg:y1="22.897cm" svg:x2="18.059cm" svg:y2="22.897cm">
            <text:p/>
          </draw:line>
          <draw:path draw:style-name="gr3" draw:text-style-name="P1" draw:layer="layout" svg:width="0.145cm" svg:height="0.15cm" svg:x="17.914cm" svg:y="22.897cm" svg:viewBox="0 0 146 151" svg:d="M0 151c38-11 76-37 104-72 19-24 34-51 42-79">
            <text:p/>
          </draw:path>
          <draw:path draw:style-name="gr3" draw:text-style-name="P1" draw:layer="layout" svg:width="0.138cm" svg:height="0.075cm" svg:x="17.953cm" svg:y="22.714cm" svg:viewBox="0 0 139 76" svg:d="M136 76c7-27 1-51-16-66-26-21-72-9-100 27-10 12-16 25-20 39">
            <text:p/>
          </draw:path>
          <draw:path draw:style-name="gr3" draw:text-style-name="P1" draw:layer="layout" svg:width="0.039cm" svg:height="0.058cm" svg:x="17.937cm" svg:y="22.839cm" svg:viewBox="0 0 40 59" svg:d="M3 0c-6 21-1 40 12 51 6 5 16 8 25 8">
            <text:p/>
          </draw:path>
          <draw:line draw:style-name="gr3" draw:text-style-name="P1" draw:layer="layout" svg:x1="18.14cm" svg:y1="22.93cm" svg:x2="18.29cm" svg:y2="22.93cm">
            <text:p/>
          </draw:line>
          <draw:line draw:style-name="gr3" draw:text-style-name="P1" draw:layer="layout" svg:x1="16.316cm" svg:y1="22.641cm" svg:x2="16.261cm" svg:y2="22.507cm">
            <text:p/>
          </draw:line>
          <draw:line draw:style-name="gr3" draw:text-style-name="P1" draw:layer="layout" svg:x1="16.202cm" svg:y1="22.558cm" svg:x2="16.378cm" svg:y2="22.407cm">
            <text:p/>
          </draw:line>
          <draw:line draw:style-name="gr3" draw:text-style-name="P1" draw:layer="layout" svg:x1="16.244cm" svg:y1="22.407cm" svg:x2="16.18cm" svg:y2="22.641cm">
            <text:p/>
          </draw:line>
          <draw:line draw:style-name="gr3" draw:text-style-name="P1" draw:layer="layout" svg:x1="16.455cm" svg:y1="22.457cm" svg:x2="16.418cm" svg:y2="22.591cm">
            <text:p/>
          </draw:line>
          <draw:line draw:style-name="gr3" draw:text-style-name="P1" draw:layer="layout" svg:x1="16.45cm" svg:y1="22.64cm" svg:x2="16.48cm" svg:y2="22.64cm">
            <text:p/>
          </draw:line>
          <draw:polyline draw:style-name="gr3" draw:text-style-name="P1" draw:layer="layout" svg:width="0.075cm" svg:height="0.183cm" svg:x="16.512cm" svg:y="22.407cm" svg:viewBox="0 0 76 184" draw:points="27,184 76,0 0,0">
            <text:p/>
          </draw:polyline>
          <draw:path draw:style-name="gr3" draw:text-style-name="P1" draw:layer="layout" svg:width="0.058cm" svg:height="0.05cm" svg:x="16.454cm" svg:y="22.407cm" svg:viewBox="0 0 59 51" svg:d="M59 0c-15 0-34 9-46 24-6 8-11 18-13 27">
            <text:p/>
          </draw:path>
          <draw:path draw:style-name="gr3" draw:text-style-name="P1" draw:layer="layout" svg:width="0.034cm" svg:height="0.051cm" svg:x="16.416cm" svg:y="22.59cm" svg:viewBox="0 0 35 52" svg:d="M2 0c-4 19 0 35 11 44 6 5 14 8 22 8">
            <text:p/>
          </draw:path>
          <draw:path draw:style-name="gr3" draw:text-style-name="P1" draw:layer="layout" svg:width="0.033cm" svg:height="0.051cm" svg:x="16.536cm" svg:y="22.59cm" svg:viewBox="0 0 34 52" svg:d="M2 0c-5 19 0 35 11 44 5 5 13 8 21 8">
            <text:p/>
          </draw:path>
          <draw:path draw:style-name="gr3" draw:text-style-name="P1" draw:layer="layout" svg:width="0.058cm" svg:height="0.051cm" svg:x="16.48cm" svg:y="22.59cm" svg:viewBox="0 0 59 52" svg:d="M0 52c17 0 34-10 46-25 6-8 11-17 13-27">
            <text:p/>
          </draw:path>
          <draw:line draw:style-name="gr3" draw:text-style-name="P1" draw:layer="layout" svg:x1="16.742cm" svg:y1="22.64cm" svg:x2="16.772cm" svg:y2="22.64cm">
            <text:p/>
          </draw:line>
          <draw:line draw:style-name="gr3" draw:text-style-name="P1" draw:layer="layout" svg:x1="16.879cm" svg:y1="22.549cm" svg:x2="16.894cm" svg:y2="22.498cm">
            <text:p/>
          </draw:line>
          <draw:line draw:style-name="gr3" draw:text-style-name="P1" draw:layer="layout" svg:x1="16.835cm" svg:y1="22.407cm" svg:x2="16.805cm" svg:y2="22.407cm">
            <text:p/>
          </draw:line>
          <draw:line draw:style-name="gr3" draw:text-style-name="P1" draw:layer="layout" svg:x1="16.699cm" svg:y1="22.498cm" svg:x2="16.684cm" svg:y2="22.549cm">
            <text:p/>
          </draw:line>
          <draw:line draw:style-name="gr3" draw:text-style-name="P1" draw:layer="layout" svg:x1="16.839cm" svg:y1="22.34cm" svg:x2="16.735cm" svg:y2="22.724cm">
            <text:p/>
          </draw:line>
          <draw:path draw:style-name="gr3" draw:text-style-name="P1" draw:layer="layout" svg:width="0.061cm" svg:height="0.092cm" svg:x="16.681cm" svg:y="22.548cm" svg:viewBox="0 0 62 93" svg:d="M3 0c-8 33-1 64 21 80 10 8 23 13 38 13">
            <text:p/>
          </draw:path>
          <draw:path draw:style-name="gr3" draw:text-style-name="P1" draw:layer="layout" svg:width="0.107cm" svg:height="0.092cm" svg:x="16.772cm" svg:y="22.548cm" svg:viewBox="0 0 108 93" svg:d="M0 93c29 0 62-17 84-45 12-15 20-31 24-48">
            <text:p/>
          </draw:path>
          <draw:path draw:style-name="gr3" draw:text-style-name="P1" draw:layer="layout" svg:width="0.061cm" svg:height="0.091cm" svg:x="16.835cm" svg:y="22.407cm" svg:viewBox="0 0 62 92" svg:d="M59 92c8-32 1-62-21-78-10-9-23-14-38-14">
            <text:p/>
          </draw:path>
          <draw:path draw:style-name="gr3" draw:text-style-name="P1" draw:layer="layout" svg:width="0.107cm" svg:height="0.091cm" svg:x="16.698cm" svg:y="22.407cm" svg:viewBox="0 0 108 92" svg:d="M108 0c-29 0-61 18-83 45-11 15-21 31-25 47">
            <text:p/>
          </draw:path>
          <draw:line draw:style-name="gr3" draw:text-style-name="P1" draw:layer="layout" svg:x1="17.111cm" svg:y1="22.523cm" svg:x2="16.976cm" svg:y2="22.523cm">
            <text:p/>
          </draw:line>
          <draw:line draw:style-name="gr3" draw:text-style-name="P1" draw:layer="layout" svg:x1="16.988cm" svg:y1="22.482cm" svg:x2="16.956cm" svg:y2="22.599cm">
            <text:p/>
          </draw:line>
          <draw:line draw:style-name="gr3" draw:text-style-name="P1" draw:layer="layout" svg:x1="16.982cm" svg:y1="22.64cm" svg:x2="17.08cm" svg:y2="22.64cm">
            <text:p/>
          </draw:line>
          <draw:line draw:style-name="gr3" draw:text-style-name="P1" draw:layer="layout" svg:x1="17.111cm" svg:y1="22.524cm" svg:x2="17.123cm" svg:y2="22.482cm">
            <text:p/>
          </draw:line>
          <draw:path draw:style-name="gr3" draw:text-style-name="P1" draw:layer="layout" svg:width="0.138cm" svg:height="0.075cm" svg:x="16.987cm" svg:y="22.407cm" svg:viewBox="0 0 139 76" svg:d="M136 76c7-27 1-52-16-66-27-21-72-9-100 27-9 12-16 25-20 39">
            <text:p/>
          </draw:path>
          <draw:path draw:style-name="gr3" draw:text-style-name="P1" draw:layer="layout" svg:width="0.028cm" svg:height="0.042cm" svg:x="16.954cm" svg:y="22.598cm" svg:viewBox="0 0 29 43" svg:d="M2 0c-4 15-1 29 9 37 4 4 11 6 18 6">
            <text:p/>
          </draw:path>
          <draw:line draw:style-name="gr3" draw:text-style-name="P1" draw:layer="layout" svg:x1="17.281cm" svg:y1="22.307cm" svg:x2="17.341cm" svg:y2="22.307cm">
            <text:p/>
          </draw:line>
          <draw:line draw:style-name="gr3" draw:text-style-name="P1" draw:layer="layout" svg:x1="17.374cm" svg:y1="22.357cm" svg:x2="17.31cm" svg:y2="22.591cm">
            <text:p/>
          </draw:line>
          <draw:line draw:style-name="gr3" draw:text-style-name="P1" draw:layer="layout" svg:x1="17.183cm" svg:y1="22.591cm" svg:x2="17.22cm" svg:y2="22.457cm">
            <text:p/>
          </draw:line>
          <draw:line draw:style-name="gr3" draw:text-style-name="P1" draw:layer="layout" svg:x1="17.277cm" svg:y1="22.407cm" svg:x2="17.36cm" svg:y2="22.407cm">
            <text:p/>
          </draw:line>
          <draw:line draw:style-name="gr3" draw:text-style-name="P1" draw:layer="layout" svg:x1="17.215cm" svg:y1="22.64cm" svg:x2="17.252cm" svg:y2="22.64cm">
            <text:p/>
          </draw:line>
          <draw:path draw:style-name="gr3" draw:text-style-name="P1" draw:layer="layout" svg:width="0.034cm" svg:height="0.05cm" svg:x="17.341cm" svg:y="22.307cm" svg:viewBox="0 0 35 51" svg:d="M33 51c5-19 1-35-12-44-5-5-13-7-21-7">
            <text:p/>
          </draw:path>
          <draw:path draw:style-name="gr3" draw:text-style-name="P1" draw:layer="layout" svg:width="0.058cm" svg:height="0.051cm" svg:x="17.252cm" svg:y="22.59cm" svg:viewBox="0 0 59 52" svg:d="M0 52c16 0 33-10 45-25 6-8 12-17 14-27">
            <text:p/>
          </draw:path>
          <draw:path draw:style-name="gr3" draw:text-style-name="P1" draw:layer="layout" svg:width="0.058cm" svg:height="0.05cm" svg:x="17.219cm" svg:y="22.407cm" svg:viewBox="0 0 59 51" svg:d="M59 0c-16 0-34 9-46 24-6 8-11 18-13 27">
            <text:p/>
          </draw:path>
          <draw:path draw:style-name="gr3" draw:text-style-name="P1" draw:layer="layout" svg:width="0.034cm" svg:height="0.051cm" svg:x="17.181cm" svg:y="22.59cm" svg:viewBox="0 0 35 52" svg:d="M2 0c-5 19-1 35 10 44 7 5 14 8 23 8">
            <text:p/>
          </draw:path>
          <draw:line draw:style-name="gr3" draw:text-style-name="P1" draw:layer="layout" svg:x1="17.528cm" svg:y1="22.591cm" svg:x2="17.566cm" svg:y2="22.457cm">
            <text:p/>
          </draw:line>
          <draw:polyline draw:style-name="gr3" draw:text-style-name="P1" draw:layer="layout" svg:width="0.167cm" svg:height="0.316cm" svg:x="17.365cm" svg:y="22.407cm" svg:viewBox="0 0 168 317" draw:points="168,0 85,0 0,317">
            <text:p/>
          </draw:polyline>
          <draw:line draw:style-name="gr3" draw:text-style-name="P1" draw:layer="layout" svg:x1="17.387cm" svg:y1="22.64cm" svg:x2="17.469cm" svg:y2="22.64cm">
            <text:p/>
          </draw:line>
          <draw:path draw:style-name="gr3" draw:text-style-name="P1" draw:layer="layout" svg:width="0.059cm" svg:height="0.051cm" svg:x="17.469cm" svg:y="22.59cm" svg:viewBox="0 0 60 52" svg:d="M0 52c17 0 34-10 47-25 6-8 10-17 13-27">
            <text:p/>
          </draw:path>
          <draw:path draw:style-name="gr3" draw:text-style-name="P1" draw:layer="layout" svg:width="0.034cm" svg:height="0.05cm" svg:x="17.532cm" svg:y="22.407cm" svg:viewBox="0 0 35 51" svg:d="M33 51c4-19 0-35-12-44-6-5-13-7-21-7">
            <text:p/>
          </draw:path>
          <draw:line draw:style-name="gr3" draw:text-style-name="P1" draw:layer="layout" svg:x1="17.654cm" svg:y1="22.457cm" svg:x2="17.618cm" svg:y2="22.591cm">
            <text:p/>
          </draw:line>
          <draw:line draw:style-name="gr3" draw:text-style-name="P1" draw:layer="layout" svg:x1="17.649cm" svg:y1="22.64cm" svg:x2="17.679cm" svg:y2="22.64cm">
            <text:p/>
          </draw:line>
          <draw:polyline draw:style-name="gr3" draw:text-style-name="P1" draw:layer="layout" svg:width="0.075cm" svg:height="0.183cm" svg:x="17.712cm" svg:y="22.407cm" svg:viewBox="0 0 76 184" draw:points="27,184 76,0 0,0">
            <text:p/>
          </draw:polyline>
          <draw:path draw:style-name="gr3" draw:text-style-name="P1" draw:layer="layout" svg:width="0.059cm" svg:height="0.05cm" svg:x="17.653cm" svg:y="22.407cm" svg:viewBox="0 0 60 51" svg:d="M60 0c-17 0-34 9-46 24-7 8-11 18-14 27">
            <text:p/>
          </draw:path>
          <draw:path draw:style-name="gr3" draw:text-style-name="P1" draw:layer="layout" svg:width="0.033cm" svg:height="0.051cm" svg:x="17.616cm" svg:y="22.59cm" svg:viewBox="0 0 34 52" svg:d="M2 0c-5 19-1 35 11 44 6 5 13 8 21 8">
            <text:p/>
          </draw:path>
          <draw:path draw:style-name="gr3" draw:text-style-name="P1" draw:layer="layout" svg:width="0.033cm" svg:height="0.051cm" svg:x="17.736cm" svg:y="22.59cm" svg:viewBox="0 0 34 52" svg:d="M2 0c-5 19-1 35 10 44 6 5 14 8 22 8">
            <text:p/>
          </draw:path>
          <draw:path draw:style-name="gr3" draw:text-style-name="P1" draw:layer="layout" svg:width="0.059cm" svg:height="0.051cm" svg:x="17.679cm" svg:y="22.59cm" svg:viewBox="0 0 60 52" svg:d="M0 52c16 0 34-10 47-25 6-8 10-17 13-27">
            <text:p/>
          </draw:path>
          <draw:polyline draw:style-name="gr3" draw:text-style-name="P1" draw:layer="layout" svg:width="0.172cm" svg:height="0.333cm" svg:x="17.979cm" svg:y="22.307cm" svg:viewBox="0 0 173 334" draw:points="173,0 90,0 0,334">
            <text:p/>
          </draw:polyline>
          <draw:line draw:style-name="gr3" draw:text-style-name="P1" draw:layer="layout" svg:x1="18.019cm" svg:y1="22.49cm" svg:x2="18.102cm" svg:y2="22.49cm">
            <text:p/>
          </draw:line>
          <draw:path draw:style-name="gr3" draw:text-style-name="P1" draw:layer="layout" svg:width="0.111cm" svg:height="0.183cm" svg:x="18.102cm" svg:y="22.307cm" svg:viewBox="0 0 112 184" svg:d="M0 184c30 0 61-17 84-45 35-44 37-100 5-126-11-9-24-13-39-13">
            <text:p/>
          </draw:path>
          <draw:line draw:style-name="gr3" draw:text-style-name="P1" draw:layer="layout" svg:x1="18.348cm" svg:y1="22.44cm" svg:x2="18.4cm" svg:y2="22.641cm">
            <text:p/>
          </draw:line>
          <draw:line draw:style-name="gr3" draw:text-style-name="P1" draw:layer="layout" svg:x1="18.27cm" svg:y1="22.508cm" svg:x2="18.489cm" svg:y2="22.307cm">
            <text:p/>
          </draw:line>
          <draw:line draw:style-name="gr3" draw:text-style-name="P1" draw:layer="layout" svg:x1="18.234cm" svg:y1="22.641cm" svg:x2="18.324cm" svg:y2="22.307cm">
            <text:p/>
          </draw:line>
          <draw:line draw:style-name="gr3" draw:text-style-name="P1" draw:layer="layout" svg:x1="18.664cm" svg:y1="22.491cm" svg:x2="18.694cm" svg:y2="22.382cm">
            <text:p/>
          </draw:line>
          <draw:line draw:style-name="gr3" draw:text-style-name="P1" draw:layer="layout" svg:x1="18.559cm" svg:y1="22.382cm" svg:x2="18.545cm" svg:y2="22.433cm">
            <text:p/>
          </draw:line>
          <draw:line draw:style-name="gr3" draw:text-style-name="P1" draw:layer="layout" svg:x1="18.582cm" svg:y1="22.49cm" svg:x2="18.664cm" svg:y2="22.49cm">
            <text:p/>
          </draw:line>
          <draw:path draw:style-name="gr3" draw:text-style-name="P1" draw:layer="layout" svg:width="0.145cm" svg:height="0.15cm" svg:x="18.519cm" svg:y="22.49cm" svg:viewBox="0 0 146 151" svg:d="M0 151c38-12 76-38 104-73 20-24 34-51 42-78">
            <text:p/>
          </draw:path>
          <draw:path draw:style-name="gr3" draw:text-style-name="P1" draw:layer="layout" svg:width="0.138cm" svg:height="0.075cm" svg:x="18.558cm" svg:y="22.307cm" svg:viewBox="0 0 139 76" svg:d="M136 76c7-28 1-52-16-66-26-21-70-9-100 26-9 12-16 26-20 40">
            <text:p/>
          </draw:path>
          <draw:path draw:style-name="gr3" draw:text-style-name="P1" draw:layer="layout" svg:width="0.039cm" svg:height="0.058cm" svg:x="18.543cm" svg:y="22.432cm" svg:viewBox="0 0 40 59" svg:d="M2 0c-6 21-1 40 13 51 7 5 15 8 25 8">
            <text:p/>
          </draw:path>
          <draw:frame draw:style-name="gr4" draw:text-style-name="P2" draw:layer="layout" svg:width="5.334cm" svg:height="0.711cm" svg:x="11.177cm" svg:y="18.21cm">
            <draw:image xlink:href="Pictures/100045FA00001301000002964C8F34BF.svg" xlink:type="simple" xlink:show="embed" xlink:actuate="onLoad">
              <text:p/>
            </draw:image>
            <draw:image xlink:href="Pictures/10000201000000B8000000199DB897BF.png" xlink:type="simple" xlink:show="embed" xlink:actuate="onLoad"/>
          </draw:frame>
          <draw:line draw:style-name="gr3" draw:text-style-name="P1" draw:layer="layout" svg:x1="18.595cm" svg:y1="23.052cm" svg:x2="18.784cm" svg:y2="22.826cm">
            <text:p/>
          </draw:line>
          <draw:line draw:style-name="gr3" draw:text-style-name="P1" draw:layer="layout" svg:x1="18.595cm" svg:y1="23.051cm" svg:x2="18.73cm" svg:y2="23.051cm">
            <text:p/>
          </draw:line>
          <draw:path draw:style-name="gr3" draw:text-style-name="P1" draw:layer="layout" svg:width="0.126cm" svg:height="0.108cm" svg:x="18.674cm" svg:y="22.718cm" svg:viewBox="0 0 127 109" svg:d="M110 109c23-37 22-78-3-98-28-22-74-10-105 27-1 1-2 2-2 3">
            <text:p/>
          </draw:path>
          <draw:line draw:style-name="gr3" draw:text-style-name="P1" draw:layer="layout" svg:x1="18.319cm" svg:y1="23.037cm" svg:x2="18.309cm" svg:y2="23.07cm">
            <text:p/>
          </draw:line>
          <draw:line draw:style-name="gr3" draw:text-style-name="P1" draw:layer="layout" svg:x1="18.506cm" svg:y1="23.037cm" svg:x2="18.496cm" svg:y2="23.07cm">
            <text:p/>
          </draw:line>
          <draw:line draw:style-name="gr3" draw:text-style-name="P1" draw:layer="layout" svg:x1="18.318cm" svg:y1="23.037cm" svg:x2="18.505cm" svg:y2="23.037cm">
            <text:p/>
          </draw:line>
          <draw:polyline draw:style-name="gr3" draw:text-style-name="P1" draw:layer="layout" svg:width="0.215cm" svg:height="0.32cm" svg:x="18.347cm" svg:y="22.717cm" svg:viewBox="0 0 216 321" draw:points="0,321 144,0 216,0 131,321">
            <text:p/>
          </draw:polyline>
          <draw:frame draw:style-name="gr5" draw:text-style-name="P2" draw:layer="layout" svg:width="6.257cm" svg:height="0.474cm" svg:x="8.178cm" svg:y="20.199cm">
            <draw:image xlink:href="Pictures/10005F0F000020BE0000027CD0B167F0.svg" xlink:type="simple" xlink:show="embed" xlink:actuate="onLoad">
              <text:p/>
            </draw:image>
            <draw:image xlink:href="Pictures/100002010000013D00000018729F4FAA.png" xlink:type="simple" xlink:show="embed" xlink:actuate="onLoad"/>
          </draw:frame>
        </draw:g>
        <draw:g>
          <draw:line draw:style-name="gr1" draw:text-style-name="P1" draw:layer="layout" svg:x1="14.777cm" svg:y1="7.95cm" svg:x2="14.777cm" svg:y2="11.948cm">
            <text:p/>
          </draw:line>
          <draw:line draw:style-name="gr2" draw:text-style-name="P1" draw:layer="layout" svg:x1="15.276cm" svg:y1="8.449cm" svg:x2="15.276cm" svg:y2="9.949cm">
            <text:p/>
          </draw:line>
          <draw:line draw:style-name="gr2" draw:text-style-name="P1" draw:layer="layout" svg:x1="15.776cm" svg:y1="8.449cm" svg:x2="15.776cm" svg:y2="9.949cm">
            <text:p/>
          </draw:line>
          <draw:line draw:style-name="gr1" draw:text-style-name="P1" draw:layer="layout" svg:x1="16.276cm" svg:y1="7.95cm" svg:x2="16.276cm" svg:y2="9.949cm">
            <text:p/>
          </draw:line>
          <draw:line draw:style-name="gr1" draw:text-style-name="P1" draw:layer="layout" svg:x1="17.975cm" svg:y1="7.95cm" svg:x2="17.975cm" svg:y2="9.949cm">
            <text:p/>
          </draw:line>
          <draw:line draw:style-name="gr1" draw:text-style-name="P1" draw:layer="layout" svg:x1="19.774cm" svg:y1="6.45cm" svg:x2="19.774cm" svg:y2="11.948cm">
            <text:p/>
          </draw:line>
          <draw:line draw:style-name="gr1" draw:text-style-name="P1" draw:layer="layout" svg:x1="1.283cm" svg:y1="6.45cm" svg:x2="1.283cm" svg:y2="11.948cm">
            <text:p/>
          </draw:line>
          <draw:line draw:style-name="gr1" draw:text-style-name="P1" draw:layer="layout" svg:x1="2.982cm" svg:y1="6.45cm" svg:x2="2.982cm" svg:y2="11.948cm">
            <text:p/>
          </draw:line>
          <draw:line draw:style-name="gr1" draw:text-style-name="P1" draw:layer="layout" svg:x1="5.281cm" svg:y1="6.45cm" svg:x2="5.281cm" svg:y2="11.948cm">
            <text:p/>
          </draw:line>
          <draw:line draw:style-name="gr1" draw:text-style-name="P1" draw:layer="layout" svg:x1="6.78cm" svg:y1="6.45cm" svg:x2="6.78cm" svg:y2="11.948cm">
            <text:p/>
          </draw:line>
          <draw:line draw:style-name="gr1" draw:text-style-name="P1" draw:layer="layout" svg:x1="7.78cm" svg:y1="6.45cm" svg:x2="7.78cm" svg:y2="11.948cm">
            <text:p/>
          </draw:line>
          <draw:line draw:style-name="gr1" draw:text-style-name="P1" draw:layer="layout" svg:x1="7.78cm" svg:y1="10.448cm" svg:x2="19.774cm" svg:y2="10.448cm">
            <text:p/>
          </draw:line>
          <draw:line draw:style-name="gr2" draw:text-style-name="P1" draw:layer="layout" svg:x1="7.78cm" svg:y1="10.948cm" svg:x2="1.283cm" svg:y2="10.948cm">
            <text:p/>
          </draw:line>
          <draw:line draw:style-name="gr2" draw:text-style-name="P1" draw:layer="layout" svg:x1="7.78cm" svg:y1="11.448cm" svg:x2="1.283cm" svg:y2="11.448cm">
            <text:p/>
          </draw:line>
          <draw:line draw:style-name="gr2" draw:text-style-name="P1" draw:layer="layout" svg:x1="7.78cm" svg:y1="9.449cm" svg:x2="1.283cm" svg:y2="9.449cm">
            <text:p/>
          </draw:line>
          <draw:line draw:style-name="gr2" draw:text-style-name="P1" draw:layer="layout" svg:x1="7.78cm" svg:y1="9.949cm" svg:x2="1.283cm" svg:y2="9.949cm">
            <text:p/>
          </draw:line>
          <draw:line draw:style-name="gr2" draw:text-style-name="P1" draw:layer="layout" svg:x1="7.78cm" svg:y1="10.448cm" svg:x2="1.283cm" svg:y2="10.448cm">
            <text:p/>
          </draw:line>
          <draw:line draw:style-name="gr1" draw:text-style-name="P1" draw:layer="layout" svg:x1="14.777cm" svg:y1="9.949cm" svg:x2="19.774cm" svg:y2="9.949cm">
            <text:p/>
          </draw:line>
          <draw:line draw:style-name="gr2" draw:text-style-name="P1" draw:layer="layout" svg:x1="16.776cm" svg:y1="9.949cm" svg:x2="16.776cm" svg:y2="10.448cm">
            <text:p/>
          </draw:line>
          <draw:line draw:style-name="gr1" draw:text-style-name="P1" draw:layer="layout" svg:x1="1.283cm" svg:y1="6.45cm" svg:x2="19.774cm" svg:y2="6.45cm">
            <text:p/>
          </draw:line>
          <draw:line draw:style-name="gr1" draw:text-style-name="P1" draw:layer="layout" svg:x1="7.78cm" svg:y1="7.95cm" svg:x2="19.774cm" svg:y2="7.95cm">
            <text:p/>
          </draw:line>
          <draw:line draw:style-name="gr2" draw:text-style-name="P1" draw:layer="layout" svg:x1="7.78cm" svg:y1="7.95cm" svg:x2="1.283cm" svg:y2="7.95cm">
            <text:p/>
          </draw:line>
          <draw:line draw:style-name="gr2" draw:text-style-name="P1" draw:layer="layout" svg:x1="7.78cm" svg:y1="7.45cm" svg:x2="1.283cm" svg:y2="7.45cm">
            <text:p/>
          </draw:line>
          <draw:line draw:style-name="gr2" draw:text-style-name="P1" draw:layer="layout" svg:x1="7.78cm" svg:y1="6.95cm" svg:x2="1.283cm" svg:y2="6.95cm">
            <text:p/>
          </draw:line>
          <draw:line draw:style-name="gr1" draw:text-style-name="P1" draw:layer="layout" svg:x1="7.78cm" svg:y1="8.449cm" svg:x2="1.283cm" svg:y2="8.449cm">
            <text:p/>
          </draw:line>
          <draw:line draw:style-name="gr1" draw:text-style-name="P1" draw:layer="layout" svg:x1="7.78cm" svg:y1="8.949cm" svg:x2="1.283cm" svg:y2="8.949cm">
            <text:p/>
          </draw:line>
          <draw:line draw:style-name="gr1" draw:text-style-name="P1" draw:layer="layout" svg:x1="1.982cm" svg:y1="6.45cm" svg:x2="1.982cm" svg:y2="8.949cm">
            <text:p/>
          </draw:line>
          <draw:line draw:style-name="gr1" draw:text-style-name="P1" draw:layer="layout" svg:x1="14.777cm" svg:y1="8.449cm" svg:x2="19.774cm" svg:y2="8.449cm">
            <text:p/>
          </draw:line>
          <draw:line draw:style-name="gr1" draw:text-style-name="P1" draw:layer="layout" svg:x1="19.774cm" svg:y1="11.948cm" svg:x2="1.283cm" svg:y2="11.948cm">
            <text:p/>
          </draw:line>
          <draw:polyline draw:style-name="gr3" draw:text-style-name="P1" draw:layer="layout" svg:width="0.136cm" svg:height="0.25cm" svg:x="1.548cm" svg:y="9.043cm" svg:viewBox="0 0 137 251" draw:points="137,0 67,0 0,251">
            <text:p/>
          </draw:polyline>
          <draw:line draw:style-name="gr3" draw:text-style-name="P1" draw:layer="layout" svg:x1="1.578cm" svg:y1="9.18cm" svg:x2="1.647cm" svg:y2="9.18cm">
            <text:p/>
          </draw:line>
          <draw:path draw:style-name="gr3" draw:text-style-name="P1" draw:layer="layout" svg:width="0.09cm" svg:height="0.137cm" svg:x="1.647cm" svg:y="9.043cm" svg:viewBox="0 0 91 138" svg:d="M0 138c20 0 41-8 59-23 33-29 42-73 20-98-10-11-24-17-42-17">
            <text:p/>
          </draw:path>
          <draw:line draw:style-name="gr3" draw:text-style-name="P1" draw:layer="layout" svg:x1="1.798cm" svg:y1="9.155cm" svg:x2="1.771cm" svg:y2="9.256cm">
            <text:p/>
          </draw:line>
          <draw:line draw:style-name="gr3" draw:text-style-name="P1" draw:layer="layout" svg:x1="1.798cm" svg:y1="9.293cm" svg:x2="1.823cm" svg:y2="9.293cm">
            <text:p/>
          </draw:line>
          <draw:polyline draw:style-name="gr3" draw:text-style-name="P1" draw:layer="layout" svg:width="0.062cm" svg:height="0.137cm" svg:x="1.845cm" svg:y="9.118cm" svg:viewBox="0 0 63 138" draw:points="26,138 63,0 0,0">
            <text:p/>
          </draw:polyline>
          <draw:path draw:style-name="gr3" draw:text-style-name="P1" draw:layer="layout" svg:width="0.048cm" svg:height="0.037cm" svg:x="1.797cm" svg:y="9.118cm" svg:viewBox="0 0 49 38" svg:d="M49 0c-11 0-22 5-32 13-8 6-14 15-17 25">
            <text:p/>
          </draw:path>
          <draw:path draw:style-name="gr3" draw:text-style-name="P1" draw:layer="layout" svg:width="0.028cm" svg:height="0.038cm" svg:x="1.769cm" svg:y="9.255cm" svg:viewBox="0 0 29 39" svg:d="M1 0c-3 12-1 22 6 29 5 6 13 10 22 10">
            <text:p/>
          </draw:path>
          <draw:path draw:style-name="gr3" draw:text-style-name="P1" draw:layer="layout" svg:width="0.028cm" svg:height="0.038cm" svg:x="1.869cm" svg:y="9.255cm" svg:viewBox="0 0 29 39" svg:d="M1 0c-3 12-1 22 5 29 5 6 14 10 23 10">
            <text:p/>
          </draw:path>
          <draw:path draw:style-name="gr3" draw:text-style-name="P1" draw:layer="layout" svg:width="0.048cm" svg:height="0.038cm" svg:x="1.823cm" svg:y="9.255cm" svg:viewBox="0 0 49 39" svg:d="M0 39c11 0 22-5 32-13 9-7 14-16 17-26">
            <text:p/>
          </draw:path>
          <draw:line draw:style-name="gr3" draw:text-style-name="P1" draw:layer="layout" svg:x1="2.053cm" svg:y1="9.205cm" svg:x2="2.021cm" svg:y2="9.205cm">
            <text:p/>
          </draw:line>
          <draw:path draw:style-name="gr3" draw:text-style-name="P1" draw:layer="layout" svg:width="0.059cm" svg:height="0.012cm" svg:x="2.017cm" svg:y="9.118cm" svg:viewBox="0 0 60 13" svg:d="M60 0c-19 0-41 4-60 13">
            <text:p/>
          </draw:path>
          <draw:path draw:style-name="gr3" draw:text-style-name="P1" draw:layer="layout" svg:width="0.053cm" svg:height="0.013cm" svg:x="1.976cm" svg:y="9.28cm" svg:viewBox="0 0 54 14" svg:d="M0 0c17 9 35 14 54 14">
            <text:p/>
          </draw:path>
          <draw:path draw:style-name="gr3" draw:text-style-name="P1" draw:layer="layout" svg:width="0.058cm" svg:height="0.088cm" svg:x="2.029cm" svg:y="9.205cm" svg:viewBox="0 0 59 89" svg:d="M0 89c13 0 26-6 37-15 22-18 28-47 14-63-6-7-17-11-27-11">
            <text:p/>
          </draw:path>
          <draw:path draw:style-name="gr3" draw:text-style-name="P1" draw:layer="layout" svg:width="0.057cm" svg:height="0.087cm" svg:x="2.053cm" svg:y="9.118cm" svg:viewBox="0 0 58 88" svg:d="M0 88c12 0 27-5 38-15 20-18 26-46 12-62-6-7-15-11-26-11">
            <text:p/>
          </draw:path>
          <draw:line draw:style-name="gr3" draw:text-style-name="P1" draw:layer="layout" svg:x1="2.264cm" svg:y1="9.256cm" svg:x2="2.292cm" svg:y2="9.155cm">
            <text:p/>
          </draw:line>
          <draw:polyline draw:style-name="gr3" draw:text-style-name="P1" draw:layer="layout" svg:width="0.133cm" svg:height="0.237cm" svg:x="2.131cm" svg:y="9.118cm" svg:viewBox="0 0 134 238" draw:points="134,0 64,0 0,238">
            <text:p/>
          </draw:polyline>
          <draw:line draw:style-name="gr3" draw:text-style-name="P1" draw:layer="layout" svg:x1="2.148cm" svg:y1="9.293cm" svg:x2="2.217cm" svg:y2="9.293cm">
            <text:p/>
          </draw:line>
          <draw:path draw:style-name="gr3" draw:text-style-name="P1" draw:layer="layout" svg:width="0.047cm" svg:height="0.038cm" svg:x="2.217cm" svg:y="9.255cm" svg:viewBox="0 0 48 39" svg:d="M0 39c11 0 23-5 32-13 8-7 14-16 16-26">
            <text:p/>
          </draw:path>
          <draw:path draw:style-name="gr3" draw:text-style-name="P1" draw:layer="layout" svg:width="0.028cm" svg:height="0.037cm" svg:x="2.264cm" svg:y="9.118cm" svg:viewBox="0 0 29 38" svg:d="M28 38c3-11 1-22-5-29-5-6-14-9-23-9">
            <text:p/>
          </draw:path>
          <draw:line draw:style-name="gr3" draw:text-style-name="P1" draw:layer="layout" svg:x1="2.367cm" svg:y1="9.155cm" svg:x2="2.339cm" svg:y2="9.256cm">
            <text:p/>
          </draw:line>
          <draw:line draw:style-name="gr3" draw:text-style-name="P1" draw:layer="layout" svg:x1="2.367cm" svg:y1="9.293cm" svg:x2="2.392cm" svg:y2="9.293cm">
            <text:p/>
          </draw:line>
          <draw:polyline draw:style-name="gr3" draw:text-style-name="P1" draw:layer="layout" svg:width="0.062cm" svg:height="0.137cm" svg:x="2.414cm" svg:y="9.118cm" svg:viewBox="0 0 63 138" draw:points="25,138 63,0 0,0">
            <text:p/>
          </draw:polyline>
          <draw:path draw:style-name="gr3" draw:text-style-name="P1" draw:layer="layout" svg:width="0.048cm" svg:height="0.037cm" svg:x="2.366cm" svg:y="9.118cm" svg:viewBox="0 0 49 38" svg:d="M49 0c-11 0-23 5-32 13-9 6-15 15-17 25">
            <text:p/>
          </draw:path>
          <draw:path draw:style-name="gr3" draw:text-style-name="P1" draw:layer="layout" svg:width="0.029cm" svg:height="0.038cm" svg:x="2.338cm" svg:y="9.255cm" svg:viewBox="0 0 30 39" svg:d="M1 0c-3 12-1 22 5 29 6 6 14 10 24 10">
            <text:p/>
          </draw:path>
          <draw:path draw:style-name="gr3" draw:text-style-name="P1" draw:layer="layout" svg:width="0.029cm" svg:height="0.038cm" svg:x="2.438cm" svg:y="9.255cm" svg:viewBox="0 0 30 39" svg:d="M1 0c-3 12-1 22 5 29 7 6 15 10 24 10">
            <text:p/>
          </draw:path>
          <draw:path draw:style-name="gr3" draw:text-style-name="P1" draw:layer="layout" svg:width="0.047cm" svg:height="0.038cm" svg:x="2.392cm" svg:y="9.255cm" svg:viewBox="0 0 48 39" svg:d="M0 39c10 0 22-5 32-13 8-7 14-16 16-26">
            <text:p/>
          </draw:path>
          <draw:line draw:style-name="gr3" draw:text-style-name="P1" draw:layer="layout" svg:x1="2.609cm" svg:y1="9.043cm" svg:x2="2.721cm" svg:y2="9.043cm">
            <text:p/>
          </draw:line>
          <draw:line draw:style-name="gr3" draw:text-style-name="P1" draw:layer="layout" svg:x1="2.609cm" svg:y1="9.043cm" svg:x2="2.675cm" svg:y2="9.125cm">
            <text:p/>
          </draw:line>
          <draw:line draw:style-name="gr3" draw:text-style-name="P1" draw:layer="layout" svg:x1="2.552cm" svg:y1="9.256cm" svg:x2="2.579cm" svg:y2="9.155cm">
            <text:p/>
          </draw:line>
          <draw:line draw:style-name="gr3" draw:text-style-name="P1" draw:layer="layout" svg:x1="2.626cm" svg:y1="9.118cm" svg:x2="2.657cm" svg:y2="9.118cm">
            <text:p/>
          </draw:line>
          <draw:line draw:style-name="gr3" draw:text-style-name="P1" draw:layer="layout" svg:x1="2.686cm" svg:y1="9.155cm" svg:x2="2.658cm" svg:y2="9.256cm">
            <text:p/>
          </draw:line>
          <draw:line draw:style-name="gr3" draw:text-style-name="P1" draw:layer="layout" svg:x1="2.579cm" svg:y1="9.293cm" svg:x2="2.61cm" svg:y2="9.293cm">
            <text:p/>
          </draw:line>
          <draw:path draw:style-name="gr3" draw:text-style-name="P1" draw:layer="layout" svg:width="0.048cm" svg:height="0.037cm" svg:x="2.578cm" svg:y="9.118cm" svg:viewBox="0 0 49 38" svg:d="M49 0c-11 0-23 5-33 13-8 6-13 15-16 25">
            <text:p/>
          </draw:path>
          <draw:path draw:style-name="gr3" draw:text-style-name="P1" draw:layer="layout" svg:width="0.049cm" svg:height="0.038cm" svg:x="2.61cm" svg:y="9.255cm" svg:viewBox="0 0 50 39" svg:d="M0 39c12 0 24-5 33-13 8-7 13-16 17-26">
            <text:p/>
          </draw:path>
          <draw:path draw:style-name="gr3" draw:text-style-name="P1" draw:layer="layout" svg:width="0.028cm" svg:height="0.038cm" svg:x="2.55cm" svg:y="9.255cm" svg:viewBox="0 0 29 39" svg:d="M1 0c-3 12-1 22 5 29 6 6 14 10 23 10">
            <text:p/>
          </draw:path>
          <draw:path draw:style-name="gr3" draw:text-style-name="P1" draw:layer="layout" svg:width="0.029cm" svg:height="0.037cm" svg:x="2.657cm" svg:y="9.118cm" svg:viewBox="0 0 30 38" svg:d="M29 38c2-11 1-22-6-29-5-6-14-9-23-9">
            <text:p/>
          </draw:path>
          <draw:line draw:style-name="gr3" draw:text-style-name="P1" draw:layer="layout" svg:x1="2.722cm" svg:y1="9.28cm" svg:x2="2.716cm" svg:y2="9.294cm">
            <text:p/>
          </draw:line>
          <draw:line draw:style-name="gr3" draw:text-style-name="P1" draw:layer="layout" svg:x1="1.957cm" svg:y1="9.546cm" svg:x2="1.889cm" svg:y2="9.797cm">
            <text:p/>
          </draw:line>
          <draw:line draw:style-name="gr3" draw:text-style-name="P1" draw:layer="layout" svg:x1="1.818cm" svg:y1="9.546cm" svg:x2="1.956cm" svg:y2="9.546cm">
            <text:p/>
          </draw:line>
          <draw:line draw:style-name="gr3" draw:text-style-name="P1" draw:layer="layout" svg:x1="1.751cm" svg:y1="9.797cm" svg:x2="1.819cm" svg:y2="9.546cm">
            <text:p/>
          </draw:line>
          <draw:line draw:style-name="gr3" draw:text-style-name="P1" draw:layer="layout" svg:x1="2.08cm" svg:y1="9.759cm" svg:x2="2.108cm" svg:y2="9.658cm">
            <text:p/>
          </draw:line>
          <draw:polyline draw:style-name="gr3" draw:text-style-name="P1" draw:layer="layout" svg:width="0.132cm" svg:height="0.237cm" svg:x="1.947cm" svg:y="9.621cm" svg:viewBox="0 0 133 238" draw:points="133,0 64,0 0,238">
            <text:p/>
          </draw:polyline>
          <draw:line draw:style-name="gr3" draw:text-style-name="P1" draw:layer="layout" svg:x1="1.964cm" svg:y1="9.796cm" svg:x2="2.032cm" svg:y2="9.796cm">
            <text:p/>
          </draw:line>
          <draw:path draw:style-name="gr3" draw:text-style-name="P1" draw:layer="layout" svg:width="0.048cm" svg:height="0.038cm" svg:x="2.032cm" svg:y="9.758cm" svg:viewBox="0 0 49 39" svg:d="M0 39c11 0 24-5 33-13 8-8 14-17 16-26">
            <text:p/>
          </draw:path>
          <draw:path draw:style-name="gr3" draw:text-style-name="P1" draw:layer="layout" svg:width="0.029cm" svg:height="0.037cm" svg:x="2.079cm" svg:y="9.621cm" svg:viewBox="0 0 30 38" svg:d="M29 38c3-10 1-21-6-29-5-6-13-9-23-9">
            <text:p/>
          </draw:path>
          <draw:line draw:style-name="gr3" draw:text-style-name="P1" draw:layer="layout" svg:x1="2.178cm" svg:y1="9.677cm" svg:x2="2.16cm" svg:y2="9.741cm">
            <text:p/>
          </draw:line>
          <draw:line draw:style-name="gr3" draw:text-style-name="P1" draw:layer="layout" svg:x1="2.272cm" svg:y1="9.741cm" svg:x2="2.29cm" svg:y2="9.677cm">
            <text:p/>
          </draw:line>
          <draw:path draw:style-name="gr3" draw:text-style-name="P1" draw:layer="layout" svg:width="0.114cm" svg:height="0.056cm" svg:x="2.177cm" svg:y="9.621cm" svg:viewBox="0 0 115 57" svg:d="M113 57c4-16 2-33-8-43-18-21-55-18-81 5-12 11-21 24-24 38">
            <text:p/>
          </draw:path>
          <draw:path draw:style-name="gr3" draw:text-style-name="P1" draw:layer="layout" svg:width="0.114cm" svg:height="0.056cm" svg:x="2.158cm" svg:y="9.74cm" svg:viewBox="0 0 115 57" svg:d="M2 0c-4 16-2 32 8 43 18 20 54 18 82-5 11-11 20-25 23-38">
            <text:p/>
          </draw:path>
          <draw:line draw:style-name="gr3" draw:text-style-name="P1" draw:layer="layout" svg:x1="2.392cm" svg:y1="9.577cm" svg:x2="2.342cm" svg:y2="9.759cm">
            <text:p/>
          </draw:line>
          <draw:line draw:style-name="gr3" draw:text-style-name="P1" draw:layer="layout" svg:x1="2.37cm" svg:y1="9.796cm" svg:x2="2.401cm" svg:y2="9.796cm">
            <text:p/>
          </draw:line>
          <draw:line draw:style-name="gr3" draw:text-style-name="P1" draw:layer="layout" svg:x1="2.435cm" svg:y1="9.602cm" svg:x2="2.396cm" svg:y2="9.628cm">
            <text:p/>
          </draw:line>
          <draw:line draw:style-name="gr3" draw:text-style-name="P1" draw:layer="layout" svg:x1="2.476cm" svg:y1="9.658cm" svg:x2="2.449cm" svg:y2="9.759cm">
            <text:p/>
          </draw:line>
          <draw:line draw:style-name="gr3" draw:text-style-name="P1" draw:layer="layout" svg:x1="2.417cm" svg:y1="9.621cm" svg:x2="2.448cm" svg:y2="9.621cm">
            <text:p/>
          </draw:line>
          <draw:path draw:style-name="gr3" draw:text-style-name="P1" draw:layer="layout" svg:width="0.029cm" svg:height="0.038cm" svg:x="2.341cm" svg:y="9.758cm" svg:viewBox="0 0 30 39" svg:d="M1 0c-3 11-1 21 6 29 5 6 13 10 23 10">
            <text:p/>
          </draw:path>
          <draw:path draw:style-name="gr3" draw:text-style-name="P1" draw:layer="layout" svg:width="0.039cm" svg:height="0.031cm" svg:x="2.391cm" svg:y="9.546cm" svg:viewBox="0 0 40 32" svg:d="M40 0c-9 0-18 4-26 11-7 5-12 14-14 21">
            <text:p/>
          </draw:path>
          <draw:path draw:style-name="gr3" draw:text-style-name="P1" draw:layer="layout" svg:width="0.022cm" svg:height="0.056cm" svg:x="2.43cm" svg:y="9.546cm" svg:viewBox="0 0 23 57" svg:d="M4 57c1-1 3-2 4-3 16-14 20-35 9-46-4-5-10-8-17-8">
            <text:p/>
          </draw:path>
          <draw:path draw:style-name="gr3" draw:text-style-name="P1" draw:layer="layout" svg:width="0.048cm" svg:height="0.038cm" svg:x="2.401cm" svg:y="9.758cm" svg:viewBox="0 0 49 39" svg:d="M0 39c11 0 23-5 33-13 7-8 13-17 16-26">
            <text:p/>
          </draw:path>
          <draw:path draw:style-name="gr3" draw:text-style-name="P1" draw:layer="layout" svg:width="0.048cm" svg:height="0.037cm" svg:x="2.369cm" svg:y="9.621cm" svg:viewBox="0 0 49 38" svg:d="M49 0c-11 0-23 5-32 14-8 6-14 15-17 24">
            <text:p/>
          </draw:path>
          <draw:path draw:style-name="gr3" draw:text-style-name="P1" draw:layer="layout" svg:width="0.028cm" svg:height="0.037cm" svg:x="2.448cm" svg:y="9.621cm" svg:viewBox="0 0 29 38" svg:d="M28 38c3-10 1-21-6-29-5-6-13-9-22-9">
            <text:p/>
          </draw:path>
          <draw:line draw:style-name="gr3" draw:text-style-name="P1" draw:layer="layout" svg:x1="2.518cm" svg:y1="9.783cm" svg:x2="2.513cm" svg:y2="9.798cm">
            <text:p/>
          </draw:line>
          <draw:line draw:style-name="gr3" draw:text-style-name="P1" draw:layer="layout" svg:x1="1.585cm" svg:y1="10.042cm" svg:x2="1.517cm" svg:y2="10.293cm">
            <text:p/>
          </draw:line>
          <draw:line draw:style-name="gr3" draw:text-style-name="P1" draw:layer="layout" svg:x1="1.509cm" svg:y1="10.042cm" svg:x2="1.659cm" svg:y2="10.042cm">
            <text:p/>
          </draw:line>
          <draw:line draw:style-name="gr3" draw:text-style-name="P1" draw:layer="layout" svg:x1="1.671cm" svg:y1="10.28cm" svg:x2="1.667cm" svg:y2="10.293cm">
            <text:p/>
          </draw:line>
          <draw:line draw:style-name="gr3" draw:text-style-name="P1" draw:layer="layout" svg:x1="1.955cm" svg:y1="10.293cm" svg:x2="1.906cm" svg:y2="10.192cm">
            <text:p/>
          </draw:line>
          <draw:line draw:style-name="gr3" draw:text-style-name="P1" draw:layer="layout" svg:x1="1.859cm" svg:y1="10.231cm" svg:x2="2.002cm" svg:y2="10.117cm">
            <text:p/>
          </draw:line>
          <draw:line draw:style-name="gr3" draw:text-style-name="P1" draw:layer="layout" svg:x1="1.89cm" svg:y1="10.117cm" svg:x2="1.842cm" svg:y2="10.293cm">
            <text:p/>
          </draw:line>
          <draw:line draw:style-name="gr3" draw:text-style-name="P1" draw:layer="layout" svg:x1="2.062cm" svg:y1="10.174cm" svg:x2="2.044cm" svg:y2="10.237cm">
            <text:p/>
          </draw:line>
          <draw:line draw:style-name="gr3" draw:text-style-name="P1" draw:layer="layout" svg:x1="2.157cm" svg:y1="10.237cm" svg:x2="2.175cm" svg:y2="10.174cm">
            <text:p/>
          </draw:line>
          <draw:path draw:style-name="gr3" draw:text-style-name="P1" draw:layer="layout" svg:width="0.115cm" svg:height="0.057cm" svg:x="2.061cm" svg:y="10.117cm" svg:viewBox="0 0 116 58" svg:d="M114 58c4-17 1-33-8-44-18-20-55-18-82 6-12 10-20 24-24 38">
            <text:p/>
          </draw:path>
          <draw:path draw:style-name="gr3" draw:text-style-name="P1" draw:layer="layout" svg:width="0.115cm" svg:height="0.056cm" svg:x="2.042cm" svg:y="10.236cm" svg:viewBox="0 0 116 57" svg:d="M2 0c-4 16-1 33 8 43 18 21 54 18 82-5 12-11 20-24 24-38">
            <text:p/>
          </draw:path>
          <draw:line draw:style-name="gr3" draw:text-style-name="P1" draw:layer="layout" svg:x1="2.24cm" svg:y1="10.205cm" svg:x2="2.353cm" svg:y2="10.205cm">
            <text:p/>
          </draw:line>
          <draw:line draw:style-name="gr3" draw:text-style-name="P1" draw:layer="layout" svg:x1="2.329cm" svg:y1="10.293cm" svg:x2="2.377cm" svg:y2="10.117cm">
            <text:p/>
          </draw:line>
          <draw:line draw:style-name="gr3" draw:text-style-name="P1" draw:layer="layout" svg:x1="2.217cm" svg:y1="10.293cm" svg:x2="2.265cm" svg:y2="10.117cm">
            <text:p/>
          </draw:line>
          <draw:line draw:style-name="gr3" draw:text-style-name="P1" draw:layer="layout" svg:x1="2.533cm" svg:y1="10.117cm" svg:x2="2.485cm" svg:y2="10.293cm">
            <text:p/>
          </draw:line>
          <draw:polyline draw:style-name="gr3" draw:text-style-name="P1" draw:layer="layout" svg:width="0.172cm" svg:height="0.175cm" svg:x="2.404cm" svg:y="10.117cm" svg:viewBox="0 0 173 176" draw:points="173,0 48,0 0,176">
            <text:p/>
          </draw:polyline>
          <draw:line draw:style-name="gr3" draw:text-style-name="P1" draw:layer="layout" svg:x1="2.567cm" svg:y1="10.293cm" svg:x2="2.604cm" svg:y2="10.155cm">
            <text:p/>
          </draw:line>
          <draw:path draw:style-name="gr3" draw:text-style-name="P1" draw:layer="layout" svg:width="0.028cm" svg:height="0.038cm" svg:x="2.576cm" svg:y="10.117cm" svg:viewBox="0 0 29 39" svg:d="M28 39c3-12 1-22-5-29-5-6-14-10-23-10">
            <text:p/>
          </draw:path>
          <draw:line draw:style-name="gr3" draw:text-style-name="P1" draw:layer="layout" svg:x1="2.758cm" svg:y1="10.256cm" svg:x2="2.786cm" svg:y2="10.155cm">
            <text:p/>
          </draw:line>
          <draw:polyline draw:style-name="gr3" draw:text-style-name="P1" draw:layer="layout" svg:width="0.132cm" svg:height="0.238cm" svg:x="2.625cm" svg:y="10.117cm" svg:viewBox="0 0 133 239" draw:points="133,0 63,0 0,239">
            <text:p/>
          </draw:polyline>
          <draw:line draw:style-name="gr3" draw:text-style-name="P1" draw:layer="layout" svg:x1="2.642cm" svg:y1="10.292cm" svg:x2="2.71cm" svg:y2="10.292cm">
            <text:p/>
          </draw:line>
          <draw:path draw:style-name="gr3" draw:text-style-name="P1" draw:layer="layout" svg:width="0.048cm" svg:height="0.037cm" svg:x="2.71cm" svg:y="10.255cm" svg:viewBox="0 0 49 38" svg:d="M0 38c11 0 23-4 32-12 8-7 14-16 17-26">
            <text:p/>
          </draw:path>
          <draw:path draw:style-name="gr3" draw:text-style-name="P1" draw:layer="layout" svg:width="0.029cm" svg:height="0.038cm" svg:x="2.757cm" svg:y="10.117cm" svg:viewBox="0 0 30 39" svg:d="M29 39c2-12 1-22-7-29-5-6-13-10-22-10">
            <text:p/>
          </draw:path>
          <draw:line draw:style-name="gr3" draw:text-style-name="P1" draw:layer="layout" svg:x1="2.827cm" svg:y1="10.28cm" svg:x2="2.823cm" svg:y2="10.293cm">
            <text:p/>
          </draw:line>
          <draw:line draw:style-name="gr3" draw:text-style-name="P1" draw:layer="layout" svg:x1="1.485cm" svg:y1="11.154cm" svg:x2="1.623cm" svg:y2="11.154cm">
            <text:p/>
          </draw:line>
          <draw:line draw:style-name="gr3" draw:text-style-name="P1" draw:layer="layout" svg:x1="1.586cm" svg:y1="11.293cm" svg:x2="1.654cm" svg:y2="11.042cm">
            <text:p/>
          </draw:line>
          <draw:line draw:style-name="gr3" draw:text-style-name="P1" draw:layer="layout" svg:x1="1.448cm" svg:y1="11.293cm" svg:x2="1.516cm" svg:y2="11.042cm">
            <text:p/>
          </draw:line>
          <draw:line draw:style-name="gr3" draw:text-style-name="P1" draw:layer="layout" svg:x1="1.665cm" svg:y1="11.279cm" svg:x2="1.661cm" svg:y2="11.293cm">
            <text:p/>
          </draw:line>
          <draw:line draw:style-name="gr3" draw:text-style-name="P1" draw:layer="layout" svg:x1="1.949cm" svg:y1="11.293cm" svg:x2="1.9cm" svg:y2="11.192cm">
            <text:p/>
          </draw:line>
          <draw:line draw:style-name="gr3" draw:text-style-name="P1" draw:layer="layout" svg:x1="1.852cm" svg:y1="11.23cm" svg:x2="1.996cm" svg:y2="11.117cm">
            <text:p/>
          </draw:line>
          <draw:line draw:style-name="gr3" draw:text-style-name="P1" draw:layer="layout" svg:x1="1.884cm" svg:y1="11.117cm" svg:x2="1.836cm" svg:y2="11.293cm">
            <text:p/>
          </draw:line>
          <draw:line draw:style-name="gr3" draw:text-style-name="P1" draw:layer="layout" svg:x1="2.056cm" svg:y1="11.173cm" svg:x2="2.038cm" svg:y2="11.237cm">
            <text:p/>
          </draw:line>
          <draw:line draw:style-name="gr3" draw:text-style-name="P1" draw:layer="layout" svg:x1="2.151cm" svg:y1="11.237cm" svg:x2="2.168cm" svg:y2="11.173cm">
            <text:p/>
          </draw:line>
          <draw:path draw:style-name="gr3" draw:text-style-name="P1" draw:layer="layout" svg:width="0.114cm" svg:height="0.056cm" svg:x="2.055cm" svg:y="11.117cm" svg:viewBox="0 0 115 57" svg:d="M113 57c5-17 2-32-8-43-17-21-55-18-81 5-12 10-20 24-24 38">
            <text:p/>
          </draw:path>
          <draw:path draw:style-name="gr3" draw:text-style-name="P1" draw:layer="layout" svg:width="0.115cm" svg:height="0.056cm" svg:x="2.036cm" svg:y="11.236cm" svg:viewBox="0 0 116 57" svg:d="M2 0c-4 16-1 31 8 43 18 20 54 18 82-6 11-11 20-24 24-37">
            <text:p/>
          </draw:path>
          <draw:line draw:style-name="gr3" draw:text-style-name="P1" draw:layer="layout" svg:x1="2.234cm" svg:y1="11.204cm" svg:x2="2.346cm" svg:y2="11.204cm">
            <text:p/>
          </draw:line>
          <draw:line draw:style-name="gr3" draw:text-style-name="P1" draw:layer="layout" svg:x1="2.323cm" svg:y1="11.293cm" svg:x2="2.371cm" svg:y2="11.117cm">
            <text:p/>
          </draw:line>
          <draw:line draw:style-name="gr3" draw:text-style-name="P1" draw:layer="layout" svg:x1="2.21cm" svg:y1="11.293cm" svg:x2="2.258cm" svg:y2="11.117cm">
            <text:p/>
          </draw:line>
          <draw:line draw:style-name="gr3" draw:text-style-name="P1" draw:layer="layout" svg:x1="2.527cm" svg:y1="11.117cm" svg:x2="2.479cm" svg:y2="11.293cm">
            <text:p/>
          </draw:line>
          <draw:polyline draw:style-name="gr3" draw:text-style-name="P1" draw:layer="layout" svg:width="0.172cm" svg:height="0.175cm" svg:x="2.398cm" svg:y="11.117cm" svg:viewBox="0 0 173 176" draw:points="173,0 48,0 0,176">
            <text:p/>
          </draw:polyline>
          <draw:line draw:style-name="gr3" draw:text-style-name="P1" draw:layer="layout" svg:x1="2.56cm" svg:y1="11.293cm" svg:x2="2.598cm" svg:y2="11.154cm">
            <text:p/>
          </draw:line>
          <draw:path draw:style-name="gr3" draw:text-style-name="P1" draw:layer="layout" svg:width="0.028cm" svg:height="0.037cm" svg:x="2.57cm" svg:y="11.117cm" svg:viewBox="0 0 29 38" svg:d="M28 38c3-11 1-22-5-29-5-6-14-9-23-9">
            <text:p/>
          </draw:path>
          <draw:line draw:style-name="gr3" draw:text-style-name="P1" draw:layer="layout" svg:x1="2.752cm" svg:y1="11.255cm" svg:x2="2.779cm" svg:y2="11.154cm">
            <text:p/>
          </draw:line>
          <draw:polyline draw:style-name="gr3" draw:text-style-name="P1" draw:layer="layout" svg:width="0.132cm" svg:height="0.237cm" svg:x="2.619cm" svg:y="11.117cm" svg:viewBox="0 0 133 238" draw:points="133,0 63,0 0,238">
            <text:p/>
          </draw:polyline>
          <draw:line draw:style-name="gr3" draw:text-style-name="P1" draw:layer="layout" svg:x1="2.635cm" svg:y1="11.292cm" svg:x2="2.704cm" svg:y2="11.292cm">
            <text:p/>
          </draw:line>
          <draw:path draw:style-name="gr3" draw:text-style-name="P1" draw:layer="layout" svg:width="0.049cm" svg:height="0.038cm" svg:x="2.704cm" svg:y="11.254cm" svg:viewBox="0 0 50 39" svg:d="M0 39c12 0 23-5 33-13 7-7 13-16 17-26">
            <text:p/>
          </draw:path>
          <draw:path draw:style-name="gr3" draw:text-style-name="P1" draw:layer="layout" svg:width="0.028cm" svg:height="0.037cm" svg:x="2.751cm" svg:y="11.117cm" svg:viewBox="0 0 29 38" svg:d="M28 38c3-11 1-22-5-29-5-6-13-9-23-9">
            <text:p/>
          </draw:path>
          <draw:line draw:style-name="gr3" draw:text-style-name="P1" draw:layer="layout" svg:x1="2.821cm" svg:y1="11.279cm" svg:x2="2.816cm" svg:y2="11.293cm">
            <text:p/>
          </draw:line>
          <draw:line draw:style-name="gr3" draw:text-style-name="P1" draw:layer="layout" svg:x1="1.916cm" svg:y1="11.71cm" svg:x2="1.991cm" svg:y2="11.71cm">
            <text:p/>
          </draw:line>
          <draw:line draw:style-name="gr3" draw:text-style-name="P1" draw:layer="layout" svg:x1="1.891cm" svg:y1="11.572cm" svg:x2="1.87cm" svg:y2="11.648cm">
            <text:p/>
          </draw:line>
          <draw:line draw:style-name="gr3" draw:text-style-name="P1" draw:layer="layout" svg:x1="1.971cm" svg:y1="11.786cm" svg:x2="2.029cm" svg:y2="11.572cm">
            <text:p/>
          </draw:line>
          <draw:line draw:style-name="gr3" draw:text-style-name="P1" draw:layer="layout" svg:x1="1.848cm" svg:y1="11.822cm" svg:x2="1.923cm" svg:y2="11.822cm">
            <text:p/>
          </draw:line>
          <draw:path draw:style-name="gr3" draw:text-style-name="P1" draw:layer="layout" svg:width="0.048cm" svg:height="0.063cm" svg:x="1.868cm" svg:y="11.647cm" svg:viewBox="0 0 49 64" svg:d="M2 0c-5 18-1 35 9 48 9 10 22 16 38 16">
            <text:p/>
          </draw:path>
          <draw:path draw:style-name="gr3" draw:text-style-name="P1" draw:layer="layout" svg:width="0.048cm" svg:height="0.037cm" svg:x="1.923cm" svg:y="11.785cm" svg:viewBox="0 0 49 38" svg:d="M0 38c11 0 23-4 33-14 8-6 13-15 16-24">
            <text:p/>
          </draw:path>
          <draw:line draw:style-name="gr3" draw:text-style-name="P1" draw:layer="layout" svg:x1="2.165cm" svg:y1="11.647cm" svg:x2="2.117cm" svg:y2="11.823cm">
            <text:p/>
          </draw:line>
          <draw:polyline draw:style-name="gr3" draw:text-style-name="P1" draw:layer="layout" svg:width="0.172cm" svg:height="0.175cm" svg:x="2.036cm" svg:y="11.647cm" svg:viewBox="0 0 173 176" draw:points="173,0 47,0 0,176">
            <text:p/>
          </draw:polyline>
          <draw:line draw:style-name="gr3" draw:text-style-name="P1" draw:layer="layout" svg:x1="2.198cm" svg:y1="11.823cm" svg:x2="2.236cm" svg:y2="11.685cm">
            <text:p/>
          </draw:line>
          <draw:path draw:style-name="gr3" draw:text-style-name="P1" draw:layer="layout" svg:width="0.028cm" svg:height="0.038cm" svg:x="2.208cm" svg:y="11.647cm" svg:viewBox="0 0 29 39" svg:d="M28 39c3-11 1-22-5-29-5-6-14-10-23-10">
            <text:p/>
          </draw:path>
          <draw:line draw:style-name="gr3" draw:text-style-name="P1" draw:layer="layout" svg:x1="2.333cm" svg:y1="11.604cm" svg:x2="2.283cm" svg:y2="11.786cm">
            <text:p/>
          </draw:line>
          <draw:line draw:style-name="gr3" draw:text-style-name="P1" draw:layer="layout" svg:x1="2.311cm" svg:y1="11.822cm" svg:x2="2.342cm" svg:y2="11.822cm">
            <text:p/>
          </draw:line>
          <draw:line draw:style-name="gr3" draw:text-style-name="P1" draw:layer="layout" svg:x1="2.376cm" svg:y1="11.629cm" svg:x2="2.337cm" svg:y2="11.655cm">
            <text:p/>
          </draw:line>
          <draw:line draw:style-name="gr3" draw:text-style-name="P1" draw:layer="layout" svg:x1="2.417cm" svg:y1="11.685cm" svg:x2="2.389cm" svg:y2="11.786cm">
            <text:p/>
          </draw:line>
          <draw:line draw:style-name="gr3" draw:text-style-name="P1" draw:layer="layout" svg:x1="2.358cm" svg:y1="11.647cm" svg:x2="2.389cm" svg:y2="11.647cm">
            <text:p/>
          </draw:line>
          <draw:path draw:style-name="gr3" draw:text-style-name="P1" draw:layer="layout" svg:width="0.029cm" svg:height="0.037cm" svg:x="2.282cm" svg:y="11.785cm" svg:viewBox="0 0 30 38" svg:d="M1 0c-3 11-1 21 5 28s14 10 24 10">
            <text:p/>
          </draw:path>
          <draw:path draw:style-name="gr3" draw:text-style-name="P1" draw:layer="layout" svg:width="0.039cm" svg:height="0.032cm" svg:x="2.332cm" svg:y="11.572cm" svg:viewBox="0 0 40 33" svg:d="M40 0c-10 0-19 4-27 12-7 6-11 13-13 21">
            <text:p/>
          </draw:path>
          <draw:path draw:style-name="gr3" draw:text-style-name="P1" draw:layer="layout" svg:width="0.022cm" svg:height="0.057cm" svg:x="2.371cm" svg:y="11.572cm" svg:viewBox="0 0 23 58" svg:d="M4 58c1-1 3-2 4-3 16-14 20-35 10-47-5-4-11-7-18-8">
            <text:p/>
          </draw:path>
          <draw:path draw:style-name="gr3" draw:text-style-name="P1" draw:layer="layout" svg:width="0.047cm" svg:height="0.037cm" svg:x="2.342cm" svg:y="11.785cm" svg:viewBox="0 0 48 38" svg:d="M0 38c11 0 22-4 32-14 8-6 14-15 16-24">
            <text:p/>
          </draw:path>
          <draw:path draw:style-name="gr3" draw:text-style-name="P1" draw:layer="layout" svg:width="0.048cm" svg:height="0.038cm" svg:x="2.31cm" svg:y="11.647cm" svg:viewBox="0 0 49 39" svg:d="M49 0c-11 0-23 5-33 13-8 7-14 17-16 26">
            <text:p/>
          </draw:path>
          <draw:path draw:style-name="gr3" draw:text-style-name="P1" draw:layer="layout" svg:width="0.029cm" svg:height="0.038cm" svg:x="2.389cm" svg:y="11.647cm" svg:viewBox="0 0 30 39" svg:d="M28 39c4-11 1-22-5-29-5-6-13-10-23-10">
            <text:p/>
          </draw:path>
          <draw:line draw:style-name="gr3" draw:text-style-name="P1" draw:layer="layout" svg:x1="2.459cm" svg:y1="11.81cm" svg:x2="2.454cm" svg:y2="11.823cm">
            <text:p/>
          </draw:line>
          <draw:line draw:style-name="gr3" draw:text-style-name="P1" draw:layer="layout" svg:x1="17.867cm" svg:y1="10.072cm" svg:x2="17.724cm" svg:y2="10.323cm">
            <text:p/>
          </draw:line>
          <draw:line draw:style-name="gr3" draw:text-style-name="P1" draw:layer="layout" svg:x1="17.929cm" svg:y1="10.072cm" svg:x2="17.866cm" svg:y2="10.072cm">
            <text:p/>
          </draw:line>
          <draw:line draw:style-name="gr3" draw:text-style-name="P1" draw:layer="layout" svg:x1="17.862cm" svg:y1="10.323cm" svg:x2="17.93cm" svg:y2="10.072cm">
            <text:p/>
          </draw:line>
          <draw:polyline draw:style-name="gr3" draw:text-style-name="P1" draw:layer="layout" svg:width="0.109cm" svg:height="0.175cm" svg:x="17.987cm" svg:y="10.147cm" svg:viewBox="0 0 110 176" draw:points="0,176 62,176 110,0">
            <text:p/>
          </draw:polyline>
          <draw:line draw:style-name="gr3" draw:text-style-name="P1" draw:layer="layout" svg:x1="17.985cm" svg:y1="10.147cm" svg:x2="17.95cm" svg:y2="10.273cm">
            <text:p/>
          </draw:line>
          <draw:path draw:style-name="gr3" draw:text-style-name="P1" draw:layer="layout" svg:width="0.039cm" svg:height="0.05cm" svg:x="17.948cm" svg:y="10.272cm" svg:viewBox="0 0 40 51" svg:d="M2 0c-4 14-1 28 7 37 7 9 19 14 31 14">
            <text:p/>
          </draw:path>
          <draw:line draw:style-name="gr3" draw:text-style-name="P1" draw:layer="layout" svg:x1="18.162cm" svg:y1="10.184cm" svg:x2="18.134cm" svg:y2="10.285cm">
            <text:p/>
          </draw:line>
          <draw:line draw:style-name="gr3" draw:text-style-name="P1" draw:layer="layout" svg:x1="18.162cm" svg:y1="10.322cm" svg:x2="18.212cm" svg:y2="10.322cm">
            <text:p/>
          </draw:line>
          <draw:line draw:style-name="gr3" draw:text-style-name="P1" draw:layer="layout" svg:x1="18.209cm" svg:y1="10.147cm" svg:x2="18.259cm" svg:y2="10.147cm">
            <text:p/>
          </draw:line>
          <draw:path draw:style-name="gr3" draw:text-style-name="P1" draw:layer="layout" svg:width="0.048cm" svg:height="0.037cm" svg:x="18.161cm" svg:y="10.147cm" svg:viewBox="0 0 49 38" svg:d="M49 0c-11 0-23 4-32 13-8 7-15 16-17 25">
            <text:p/>
          </draw:path>
          <draw:path draw:style-name="gr3" draw:text-style-name="P1" draw:layer="layout" svg:width="0.029cm" svg:height="0.038cm" svg:x="18.133cm" svg:y="10.284cm" svg:viewBox="0 0 30 39" svg:d="M1 0c-3 11-1 22 5 29 6 6 14 10 24 10">
            <text:p/>
          </draw:path>
          <draw:line draw:style-name="gr3" draw:text-style-name="P1" draw:layer="layout" svg:x1="18.416cm" svg:y1="10.147cm" svg:x2="18.368cm" svg:y2="10.323cm">
            <text:p/>
          </draw:line>
          <draw:polyline draw:style-name="gr3" draw:text-style-name="P1" draw:layer="layout" svg:width="0.171cm" svg:height="0.175cm" svg:x="18.287cm" svg:y="10.147cm" svg:viewBox="0 0 172 176" draw:points="172,0 47,0 0,176">
            <text:p/>
          </draw:polyline>
          <draw:line draw:style-name="gr3" draw:text-style-name="P1" draw:layer="layout" svg:x1="18.449cm" svg:y1="10.323cm" svg:x2="18.487cm" svg:y2="10.184cm">
            <text:p/>
          </draw:line>
          <draw:path draw:style-name="gr3" draw:text-style-name="P1" draw:layer="layout" svg:width="0.029cm" svg:height="0.037cm" svg:x="18.458cm" svg:y="10.147cm" svg:viewBox="0 0 30 38" svg:d="M29 38c3-11 1-21-5-28s-13-10-24-10">
            <text:p/>
          </draw:path>
          <draw:line draw:style-name="gr3" draw:text-style-name="P1" draw:layer="layout" svg:x1="18.557cm" svg:y1="10.203cm" svg:x2="18.539cm" svg:y2="10.266cm">
            <text:p/>
          </draw:line>
          <draw:line draw:style-name="gr3" draw:text-style-name="P1" draw:layer="layout" svg:x1="18.652cm" svg:y1="10.266cm" svg:x2="18.669cm" svg:y2="10.203cm">
            <text:p/>
          </draw:line>
          <draw:path draw:style-name="gr3" draw:text-style-name="P1" draw:layer="layout" svg:width="0.114cm" svg:height="0.056cm" svg:x="18.556cm" svg:y="10.147cm" svg:viewBox="0 0 115 57" svg:d="M113 57c5-16 2-32-8-42-18-22-55-19-81 5-12 10-21 23-24 37">
            <text:p/>
          </draw:path>
          <draw:path draw:style-name="gr3" draw:text-style-name="P1" draw:layer="layout" svg:width="0.115cm" svg:height="0.056cm" svg:x="18.537cm" svg:y="10.265cm" svg:viewBox="0 0 116 57" svg:d="M2 0c-4 17-1 32 9 43 18 21 54 19 81-6 11-10 20-23 24-37">
            <text:p/>
          </draw:path>
          <draw:line draw:style-name="gr3" draw:text-style-name="P1" draw:layer="layout" svg:x1="18.771cm" svg:y1="10.103cm" svg:x2="18.721cm" svg:y2="10.285cm">
            <text:p/>
          </draw:line>
          <draw:line draw:style-name="gr3" draw:text-style-name="P1" draw:layer="layout" svg:x1="18.749cm" svg:y1="10.322cm" svg:x2="18.78cm" svg:y2="10.322cm">
            <text:p/>
          </draw:line>
          <draw:line draw:style-name="gr3" draw:text-style-name="P1" draw:layer="layout" svg:x1="18.814cm" svg:y1="10.128cm" svg:x2="18.775cm" svg:y2="10.154cm">
            <text:p/>
          </draw:line>
          <draw:line draw:style-name="gr3" draw:text-style-name="P1" draw:layer="layout" svg:x1="18.855cm" svg:y1="10.184cm" svg:x2="18.828cm" svg:y2="10.285cm">
            <text:p/>
          </draw:line>
          <draw:line draw:style-name="gr3" draw:text-style-name="P1" draw:layer="layout" svg:x1="18.796cm" svg:y1="10.147cm" svg:x2="18.827cm" svg:y2="10.147cm">
            <text:p/>
          </draw:line>
          <draw:path draw:style-name="gr3" draw:text-style-name="P1" draw:layer="layout" svg:width="0.029cm" svg:height="0.038cm" svg:x="18.72cm" svg:y="10.284cm" svg:viewBox="0 0 30 39" svg:d="M1 0c-2 11-1 22 6 29 5 6 13 10 23 10">
            <text:p/>
          </draw:path>
          <draw:path draw:style-name="gr3" draw:text-style-name="P1" draw:layer="layout" svg:width="0.04cm" svg:height="0.031cm" svg:x="18.77cm" svg:y="10.072cm" svg:viewBox="0 0 41 32" svg:d="M41 0c-9 0-19 4-27 10-7 6-12 14-14 22">
            <text:p/>
          </draw:path>
          <draw:path draw:style-name="gr3" draw:text-style-name="P1" draw:layer="layout" svg:width="0.021cm" svg:height="0.056cm" svg:x="18.81cm" svg:y="10.072cm" svg:viewBox="0 0 22 57" svg:d="M3 57c2-1 3-2 4-3 16-13 20-35 10-46-4-5-11-8-17-8">
            <text:p/>
          </draw:path>
          <draw:path draw:style-name="gr3" draw:text-style-name="P1" draw:layer="layout" svg:width="0.048cm" svg:height="0.038cm" svg:x="18.78cm" svg:y="10.284cm" svg:viewBox="0 0 49 39" svg:d="M0 39c11 0 22-5 32-13 8-7 13-17 17-26">
            <text:p/>
          </draw:path>
          <draw:path draw:style-name="gr3" draw:text-style-name="P1" draw:layer="layout" svg:width="0.048cm" svg:height="0.037cm" svg:x="18.748cm" svg:y="10.147cm" svg:viewBox="0 0 49 38" svg:d="M49 0c-11 0-24 4-33 13-8 7-13 16-16 25">
            <text:p/>
          </draw:path>
          <draw:path draw:style-name="gr3" draw:text-style-name="P1" draw:layer="layout" svg:width="0.028cm" svg:height="0.037cm" svg:x="18.827cm" svg:y="10.147cm" svg:viewBox="0 0 29 38" svg:d="M27 38c4-11 2-21-5-28-5-7-13-10-22-10">
            <text:p/>
          </draw:path>
          <draw:line draw:style-name="gr3" draw:text-style-name="P1" draw:layer="layout" svg:x1="19.134cm" svg:y1="10.063cm" svg:x2="19.066cm" svg:y2="10.314cm">
            <text:p/>
          </draw:line>
          <draw:line draw:style-name="gr3" draw:text-style-name="P1" draw:layer="layout" svg:x1="19.054cm" svg:y1="10.126cm" svg:x2="19.134cm" svg:y2="10.063cm">
            <text:p/>
          </draw:line>
          <draw:line draw:style-name="gr3" draw:text-style-name="P1" draw:layer="layout" svg:x1="15.224cm" svg:y1="10.068cm" svg:x2="15.081cm" svg:y2="10.319cm">
            <text:p/>
          </draw:line>
          <draw:line draw:style-name="gr3" draw:text-style-name="P1" draw:layer="layout" svg:x1="15.285cm" svg:y1="10.068cm" svg:x2="15.223cm" svg:y2="10.068cm">
            <text:p/>
          </draw:line>
          <draw:line draw:style-name="gr3" draw:text-style-name="P1" draw:layer="layout" svg:x1="15.218cm" svg:y1="10.319cm" svg:x2="15.286cm" svg:y2="10.068cm">
            <text:p/>
          </draw:line>
          <draw:polyline draw:style-name="gr3" draw:text-style-name="P1" draw:layer="layout" svg:width="0.109cm" svg:height="0.175cm" svg:x="15.343cm" svg:y="10.143cm" svg:viewBox="0 0 110 176" draw:points="0,176 64,176 110,0">
            <text:p/>
          </draw:polyline>
          <draw:line draw:style-name="gr3" draw:text-style-name="P1" draw:layer="layout" svg:x1="15.341cm" svg:y1="10.143cm" svg:x2="15.307cm" svg:y2="10.269cm">
            <text:p/>
          </draw:line>
          <draw:path draw:style-name="gr3" draw:text-style-name="P1" draw:layer="layout" svg:width="0.038cm" svg:height="0.05cm" svg:x="15.305cm" svg:y="10.268cm" svg:viewBox="0 0 39 51" svg:d="M2 0c-4 15-2 29 8 38 7 9 17 13 29 13">
            <text:p/>
          </draw:path>
          <draw:line draw:style-name="gr3" draw:text-style-name="P1" draw:layer="layout" svg:x1="15.518cm" svg:y1="10.181cm" svg:x2="15.491cm" svg:y2="10.282cm">
            <text:p/>
          </draw:line>
          <draw:line draw:style-name="gr3" draw:text-style-name="P1" draw:layer="layout" svg:x1="15.518cm" svg:y1="10.318cm" svg:x2="15.568cm" svg:y2="10.318cm">
            <text:p/>
          </draw:line>
          <draw:line draw:style-name="gr3" draw:text-style-name="P1" draw:layer="layout" svg:x1="15.565cm" svg:y1="10.143cm" svg:x2="15.615cm" svg:y2="10.143cm">
            <text:p/>
          </draw:line>
          <draw:path draw:style-name="gr3" draw:text-style-name="P1" draw:layer="layout" svg:width="0.048cm" svg:height="0.038cm" svg:x="15.517cm" svg:y="10.143cm" svg:viewBox="0 0 49 39" svg:d="M49 0c-11 0-22 5-33 14-8 7-13 16-16 25">
            <text:p/>
          </draw:path>
          <draw:path draw:style-name="gr3" draw:text-style-name="P1" draw:layer="layout" svg:width="0.028cm" svg:height="0.037cm" svg:x="15.489cm" svg:y="10.281cm" svg:viewBox="0 0 29 38" svg:d="M1 0c-3 11-1 22 6 29 5 6 13 9 22 9">
            <text:p/>
          </draw:path>
          <draw:line draw:style-name="gr3" draw:text-style-name="P1" draw:layer="layout" svg:x1="15.772cm" svg:y1="10.143cm" svg:x2="15.724cm" svg:y2="10.319cm">
            <text:p/>
          </draw:line>
          <draw:polyline draw:style-name="gr3" draw:text-style-name="P1" draw:layer="layout" svg:width="0.172cm" svg:height="0.175cm" svg:x="15.643cm" svg:y="10.143cm" svg:viewBox="0 0 173 176" draw:points="173,0 47,0 0,176">
            <text:p/>
          </draw:polyline>
          <draw:line draw:style-name="gr3" draw:text-style-name="P1" draw:layer="layout" svg:x1="15.805cm" svg:y1="10.319cm" svg:x2="15.843cm" svg:y2="10.181cm">
            <text:p/>
          </draw:line>
          <draw:path draw:style-name="gr3" draw:text-style-name="P1" draw:layer="layout" svg:width="0.028cm" svg:height="0.038cm" svg:x="15.815cm" svg:y="10.143cm" svg:viewBox="0 0 29 39" svg:d="M28 39c3-11 1-21-5-28-5-7-14-11-23-11">
            <text:p/>
          </draw:path>
          <draw:line draw:style-name="gr3" draw:text-style-name="P1" draw:layer="layout" svg:x1="6.869cm" svg:y1="8.812cm" svg:x2="6.861cm" svg:y2="8.838cm">
            <text:p/>
          </draw:line>
          <draw:line draw:style-name="gr3" draw:text-style-name="P1" draw:layer="layout" svg:x1="7.031cm" svg:y1="8.812cm" svg:x2="7.023cm" svg:y2="8.838cm">
            <text:p/>
          </draw:line>
          <draw:line draw:style-name="gr3" draw:text-style-name="P1" draw:layer="layout" svg:x1="6.868cm" svg:y1="8.812cm" svg:x2="7.03cm" svg:y2="8.812cm">
            <text:p/>
          </draw:line>
          <draw:polyline draw:style-name="gr3" draw:text-style-name="P1" draw:layer="layout" svg:width="0.179cm" svg:height="0.25cm" svg:x="6.893cm" svg:y="8.562cm" svg:viewBox="0 0 180 251" draw:points="0,251 118,0 180,0 113,251">
            <text:p/>
          </draw:polyline>
          <draw:line draw:style-name="gr3" draw:text-style-name="P1" draw:layer="layout" svg:x1="7.143cm" svg:y1="8.674cm" svg:x2="7.115cm" svg:y2="8.775cm">
            <text:p/>
          </draw:line>
          <draw:line draw:style-name="gr3" draw:text-style-name="P1" draw:layer="layout" svg:x1="7.143cm" svg:y1="8.812cm" svg:x2="7.168cm" svg:y2="8.812cm">
            <text:p/>
          </draw:line>
          <draw:polyline draw:style-name="gr3" draw:text-style-name="P1" draw:layer="layout" svg:width="0.063cm" svg:height="0.137cm" svg:x="7.189cm" svg:y="8.637cm" svg:viewBox="0 0 64 138" draw:points="26,138 64,0 0,0">
            <text:p/>
          </draw:polyline>
          <draw:path draw:style-name="gr3" draw:text-style-name="P1" draw:layer="layout" svg:width="0.047cm" svg:height="0.037cm" svg:x="7.142cm" svg:y="8.637cm" svg:viewBox="0 0 48 38" svg:d="M48 0c-10 0-23 4-32 13-8 6-14 15-16 25">
            <text:p/>
          </draw:path>
          <draw:path draw:style-name="gr3" draw:text-style-name="P1" draw:layer="layout" svg:width="0.029cm" svg:height="0.038cm" svg:x="7.114cm" svg:y="8.774cm" svg:viewBox="0 0 30 39" svg:d="M1 0c-3 12-1 22 5 29 7 6 14 10 24 10">
            <text:p/>
          </draw:path>
          <draw:path draw:style-name="gr3" draw:text-style-name="P1" draw:layer="layout" svg:width="0.029cm" svg:height="0.038cm" svg:x="7.214cm" svg:y="8.774cm" svg:viewBox="0 0 30 39" svg:d="M1 0c-3 12-1 22 5 29 6 6 13 10 24 10">
            <text:p/>
          </draw:path>
          <draw:path draw:style-name="gr3" draw:text-style-name="P1" draw:layer="layout" svg:width="0.047cm" svg:height="0.038cm" svg:x="7.168cm" svg:y="8.774cm" svg:viewBox="0 0 48 39" svg:d="M0 39c11 0 23-5 32-13 8-7 14-16 16-26">
            <text:p/>
          </draw:path>
          <draw:line draw:style-name="gr3" draw:text-style-name="P1" draw:layer="layout" svg:x1="7.447cm" svg:y1="8.637cm" svg:x2="7.399cm" svg:y2="8.813cm">
            <text:p/>
          </draw:line>
          <draw:polyline draw:style-name="gr3" draw:text-style-name="P1" draw:layer="layout" svg:width="0.172cm" svg:height="0.175cm" svg:x="7.317cm" svg:y="8.637cm" svg:viewBox="0 0 173 176" draw:points="173,0 47,0 0,176">
            <text:p/>
          </draw:polyline>
          <draw:line draw:style-name="gr3" draw:text-style-name="P1" draw:layer="layout" svg:x1="7.48cm" svg:y1="8.813cm" svg:x2="7.518cm" svg:y2="8.674cm">
            <text:p/>
          </draw:line>
          <draw:path draw:style-name="gr3" draw:text-style-name="P1" draw:layer="layout" svg:width="0.029cm" svg:height="0.037cm" svg:x="7.489cm" svg:y="8.637cm" svg:viewBox="0 0 30 38" svg:d="M29 38c3-12 1-22-7-29-5-6-13-9-22-9">
            <text:p/>
          </draw:path>
          <draw:line draw:style-name="gr3" draw:text-style-name="P1" draw:layer="layout" svg:x1="7.593cm" svg:y1="8.674cm" svg:x2="7.565cm" svg:y2="8.775cm">
            <text:p/>
          </draw:line>
          <draw:line draw:style-name="gr3" draw:text-style-name="P1" draw:layer="layout" svg:x1="7.592cm" svg:y1="8.812cm" svg:x2="7.617cm" svg:y2="8.812cm">
            <text:p/>
          </draw:line>
          <draw:polyline draw:style-name="gr3" draw:text-style-name="P1" draw:layer="layout" svg:width="0.063cm" svg:height="0.137cm" svg:x="7.639cm" svg:y="8.637cm" svg:viewBox="0 0 64 138" draw:points="27,138 64,0 0,0">
            <text:p/>
          </draw:polyline>
          <draw:path draw:style-name="gr3" draw:text-style-name="P1" draw:layer="layout" svg:width="0.047cm" svg:height="0.037cm" svg:x="7.592cm" svg:y="8.637cm" svg:viewBox="0 0 48 38" svg:d="M48 0c-11 0-22 4-31 13-8 6-14 15-17 25">
            <text:p/>
          </draw:path>
          <draw:path draw:style-name="gr3" draw:text-style-name="P1" draw:layer="layout" svg:width="0.028cm" svg:height="0.038cm" svg:x="7.564cm" svg:y="8.774cm" svg:viewBox="0 0 29 39" svg:d="M1 0c-3 12-1 22 5 29 6 6 14 10 23 10">
            <text:p/>
          </draw:path>
          <draw:path draw:style-name="gr3" draw:text-style-name="P1" draw:layer="layout" svg:width="0.028cm" svg:height="0.038cm" svg:x="7.664cm" svg:y="8.774cm" svg:viewBox="0 0 29 39" svg:d="M1 0c-3 12-1 22 5 29 5 6 14 10 23 10">
            <text:p/>
          </draw:path>
          <draw:path draw:style-name="gr3" draw:text-style-name="P1" draw:layer="layout" svg:width="0.048cm" svg:height="0.038cm" svg:x="7.617cm" svg:y="8.774cm" svg:viewBox="0 0 49 39" svg:d="M0 39c11 0 24-5 33-13 8-7 13-16 16-26">
            <text:p/>
          </draw:path>
          <draw:line draw:style-name="gr3" draw:text-style-name="P1" draw:layer="layout" svg:x1="5.852cm" svg:y1="8.574cm" svg:x2="5.784cm" svg:y2="8.825cm">
            <text:p/>
          </draw:line>
          <draw:line draw:style-name="gr3" draw:text-style-name="P1" draw:layer="layout" svg:x1="5.713cm" svg:y1="8.574cm" svg:x2="5.851cm" svg:y2="8.574cm">
            <text:p/>
          </draw:line>
          <draw:line draw:style-name="gr3" draw:text-style-name="P1" draw:layer="layout" svg:x1="5.646cm" svg:y1="8.825cm" svg:x2="5.714cm" svg:y2="8.574cm">
            <text:p/>
          </draw:line>
          <draw:line draw:style-name="gr3" draw:text-style-name="P1" draw:layer="layout" svg:x1="5.892cm" svg:y1="8.706cm" svg:x2="5.874cm" svg:y2="8.769cm">
            <text:p/>
          </draw:line>
          <draw:line draw:style-name="gr3" draw:text-style-name="P1" draw:layer="layout" svg:x1="5.986cm" svg:y1="8.769cm" svg:x2="6.004cm" svg:y2="8.706cm">
            <text:p/>
          </draw:line>
          <draw:path draw:style-name="gr3" draw:text-style-name="P1" draw:layer="layout" svg:width="0.114cm" svg:height="0.057cm" svg:x="5.891cm" svg:y="8.649cm" svg:viewBox="0 0 115 58" svg:d="M113 58c4-18 2-33-9-44-18-20-54-18-81 6-11 10-20 23-23 38">
            <text:p/>
          </draw:path>
          <draw:path draw:style-name="gr3" draw:text-style-name="P1" draw:layer="layout" svg:width="0.114cm" svg:height="0.056cm" svg:x="5.872cm" svg:y="8.768cm" svg:viewBox="0 0 115 57" svg:d="M2 0c-5 16-2 32 8 43 19 21 55 18 81-6 12-10 21-23 24-37">
            <text:p/>
          </draw:path>
          <draw:line draw:style-name="gr3" draw:text-style-name="P1" draw:layer="layout" svg:x1="6.132cm" svg:y1="8.574cm" svg:x2="6.182cm" svg:y2="8.574cm">
            <text:p/>
          </draw:line>
          <draw:line draw:style-name="gr3" draw:text-style-name="P1" draw:layer="layout" svg:x1="6.21cm" svg:y1="8.612cm" svg:x2="6.162cm" svg:y2="8.788cm">
            <text:p/>
          </draw:line>
          <draw:line draw:style-name="gr3" draw:text-style-name="P1" draw:layer="layout" svg:x1="6.056cm" svg:y1="8.788cm" svg:x2="6.084cm" svg:y2="8.687cm">
            <text:p/>
          </draw:line>
          <draw:line draw:style-name="gr3" draw:text-style-name="P1" draw:layer="layout" svg:x1="6.131cm" svg:y1="8.649cm" svg:x2="6.199cm" svg:y2="8.649cm">
            <text:p/>
          </draw:line>
          <draw:line draw:style-name="gr3" draw:text-style-name="P1" draw:layer="layout" svg:x1="6.084cm" svg:y1="8.824cm" svg:x2="6.115cm" svg:y2="8.824cm">
            <text:p/>
          </draw:line>
          <draw:path draw:style-name="gr3" draw:text-style-name="P1" draw:layer="layout" svg:width="0.028cm" svg:height="0.038cm" svg:x="6.182cm" svg:y="8.574cm" svg:viewBox="0 0 29 39" svg:d="M28 39c3-11 1-22-5-29-5-6-14-10-23-10">
            <text:p/>
          </draw:path>
          <draw:path draw:style-name="gr3" draw:text-style-name="P1" draw:layer="layout" svg:width="0.047cm" svg:height="0.037cm" svg:x="6.115cm" svg:y="8.787cm" svg:viewBox="0 0 48 38" svg:d="M0 38c11 0 23-4 33-14 7-6 13-15 15-24">
            <text:p/>
          </draw:path>
          <draw:path draw:style-name="gr3" draw:text-style-name="P1" draw:layer="layout" svg:width="0.048cm" svg:height="0.038cm" svg:x="6.083cm" svg:y="8.649cm" svg:viewBox="0 0 49 39" svg:d="M49 0c-11 0-23 5-32 13-8 7-15 17-17 26">
            <text:p/>
          </draw:path>
          <draw:path draw:style-name="gr3" draw:text-style-name="P1" draw:layer="layout" svg:width="0.029cm" svg:height="0.037cm" svg:x="6.055cm" svg:y="8.787cm" svg:viewBox="0 0 30 38" svg:d="M1 0c-3 11-1 21 6 28 6 7 14 10 23 10">
            <text:p/>
          </draw:path>
          <draw:polyline draw:style-name="gr3" draw:text-style-name="P1" draw:layer="layout" svg:width="0.122cm" svg:height="0.175cm" svg:x="6.227cm" svg:y="8.649cm" svg:viewBox="0 0 123 176" draw:points="123,0 48,0 0,176">
            <text:p/>
          </draw:polyline>
          <draw:line draw:style-name="gr3" draw:text-style-name="P1" draw:layer="layout" svg:x1="6.34cm" svg:y1="8.825cm" svg:x2="6.378cm" svg:y2="8.687cm">
            <text:p/>
          </draw:line>
          <draw:path draw:style-name="gr3" draw:text-style-name="P1" draw:layer="layout" svg:width="0.029cm" svg:height="0.038cm" svg:x="6.349cm" svg:y="8.649cm" svg:viewBox="0 0 30 39" svg:d="M29 39c3-11 1-22-6-29-6-6-14-10-23-10">
            <text:p/>
          </draw:path>
          <draw:line draw:style-name="gr3" draw:text-style-name="P1" draw:layer="layout" svg:x1="6.419cm" svg:y1="8.812cm" svg:x2="6.415cm" svg:y2="8.825cm">
            <text:p/>
          </draw:line>
          <draw:polyline draw:style-name="gr3" draw:text-style-name="P1" draw:layer="layout" svg:width="0.229cm" svg:height="0.25cm" svg:x="18.168cm" svg:y="8.071cm" svg:viewBox="0 0 230 251" draw:points="230,0 112,138 68,0 0,251">
            <text:p/>
          </draw:polyline>
          <draw:line draw:style-name="gr3" draw:text-style-name="P1" draw:layer="layout" svg:x1="18.33cm" svg:y1="8.322cm" svg:x2="18.398cm" svg:y2="8.071cm">
            <text:p/>
          </draw:line>
          <draw:line draw:style-name="gr3" draw:text-style-name="P1" draw:layer="layout" svg:x1="18.443cm" svg:y1="8.183cm" svg:x2="18.415cm" svg:y2="8.284cm">
            <text:p/>
          </draw:line>
          <draw:line draw:style-name="gr3" draw:text-style-name="P1" draw:layer="layout" svg:x1="18.443cm" svg:y1="8.321cm" svg:x2="18.468cm" svg:y2="8.321cm">
            <text:p/>
          </draw:line>
          <draw:polyline draw:style-name="gr3" draw:text-style-name="P1" draw:layer="layout" svg:width="0.062cm" svg:height="0.137cm" svg:x="18.49cm" svg:y="8.146cm" svg:viewBox="0 0 63 138" draw:points="26,138 63,0 0,0">
            <text:p/>
          </draw:polyline>
          <draw:path draw:style-name="gr3" draw:text-style-name="P1" draw:layer="layout" svg:width="0.048cm" svg:height="0.037cm" svg:x="18.442cm" svg:y="8.146cm" svg:viewBox="0 0 49 38" svg:d="M49 0c-11 0-23 4-32 13-8 7-14 16-17 25">
            <text:p/>
          </draw:path>
          <draw:path draw:style-name="gr3" draw:text-style-name="P1" draw:layer="layout" svg:width="0.029cm" svg:height="0.038cm" svg:x="18.414cm" svg:y="8.283cm" svg:viewBox="0 0 30 39" svg:d="M1 0c-3 11-1 22 6 29 5 6 13 10 23 10">
            <text:p/>
          </draw:path>
          <draw:path draw:style-name="gr3" draw:text-style-name="P1" draw:layer="layout" svg:width="0.029cm" svg:height="0.038cm" svg:x="18.514cm" svg:y="8.283cm" svg:viewBox="0 0 30 39" svg:d="M1 0c-3 11-1 22 7 29 5 6 13 10 22 10">
            <text:p/>
          </draw:path>
          <draw:path draw:style-name="gr3" draw:text-style-name="P1" draw:layer="layout" svg:width="0.047cm" svg:height="0.038cm" svg:x="18.468cm" svg:y="8.283cm" svg:viewBox="0 0 48 39" svg:d="M0 39c11 0 22-5 32-13 8-8 14-17 16-26">
            <text:p/>
          </draw:path>
          <draw:line draw:style-name="gr3" draw:text-style-name="P1" draw:layer="layout" svg:x1="18.656cm" svg:y1="8.183cm" svg:x2="18.628cm" svg:y2="8.284cm">
            <text:p/>
          </draw:line>
          <draw:line draw:style-name="gr3" draw:text-style-name="P1" draw:layer="layout" svg:x1="18.655cm" svg:y1="8.321cm" svg:x2="18.705cm" svg:y2="8.321cm">
            <text:p/>
          </draw:line>
          <draw:line draw:style-name="gr3" draw:text-style-name="P1" draw:layer="layout" svg:x1="18.702cm" svg:y1="8.146cm" svg:x2="18.752cm" svg:y2="8.146cm">
            <text:p/>
          </draw:line>
          <draw:path draw:style-name="gr3" draw:text-style-name="P1" draw:layer="layout" svg:width="0.047cm" svg:height="0.037cm" svg:x="18.655cm" svg:y="8.146cm" svg:viewBox="0 0 48 38" svg:d="M48 0c-11 0-23 4-33 13-7 7-13 16-15 25">
            <text:p/>
          </draw:path>
          <draw:path draw:style-name="gr3" draw:text-style-name="P1" draw:layer="layout" svg:width="0.028cm" svg:height="0.038cm" svg:x="18.626cm" svg:y="8.283cm" svg:viewBox="0 0 29 39" svg:d="M1 0c-3 11-1 22 6 29 5 6 13 10 22 10">
            <text:p/>
          </draw:path>
          <draw:line draw:style-name="gr3" draw:text-style-name="P1" draw:layer="layout" svg:x1="18.861cm" svg:y1="8.322cm" svg:x2="18.909cm" svg:y2="8.146cm">
            <text:p/>
          </draw:line>
          <draw:polyline draw:style-name="gr3" draw:text-style-name="P1" draw:layer="layout" svg:width="0.171cm" svg:height="0.175cm" svg:x="18.818cm" svg:y="8.146cm" svg:viewBox="0 0 172 176" draw:points="0,176 126,176 172,0">
            <text:p/>
          </draw:polyline>
          <draw:line draw:style-name="gr3" draw:text-style-name="P1" draw:layer="layout" svg:x1="18.828cm" svg:y1="8.146cm" svg:x2="18.79cm" svg:y2="8.284cm">
            <text:p/>
          </draw:line>
          <draw:path draw:style-name="gr3" draw:text-style-name="P1" draw:layer="layout" svg:width="0.029cm" svg:height="0.038cm" svg:x="18.789cm" svg:y="8.283cm" svg:viewBox="0 0 30 39" svg:d="M1 0c-3 11-1 22 5 29 7 6 15 10 24 10">
            <text:p/>
          </draw:path>
          <draw:line draw:style-name="gr3" draw:text-style-name="P1" draw:layer="layout" svg:x1="19.147cm" svg:y1="8.146cm" svg:x2="19.099cm" svg:y2="8.322cm">
            <text:p/>
          </draw:line>
          <draw:polyline draw:style-name="gr3" draw:text-style-name="P1" draw:layer="layout" svg:width="0.171cm" svg:height="0.175cm" svg:x="19.018cm" svg:y="8.146cm" svg:viewBox="0 0 172 176" draw:points="172,0 47,0 0,176">
            <text:p/>
          </draw:polyline>
          <draw:line draw:style-name="gr3" draw:text-style-name="P1" draw:layer="layout" svg:x1="19.18cm" svg:y1="8.322cm" svg:x2="19.218cm" svg:y2="8.183cm">
            <text:p/>
          </draw:line>
          <draw:path draw:style-name="gr3" draw:text-style-name="P1" draw:layer="layout" svg:width="0.03cm" svg:height="0.037cm" svg:x="19.189cm" svg:y="8.146cm" svg:viewBox="0 0 31 38" svg:d="M29 38c4-11 1-21-5-28s-14-10-24-10">
            <text:p/>
          </draw:path>
          <draw:line draw:style-name="gr3" draw:text-style-name="P1" draw:layer="layout" svg:x1="19.293cm" svg:y1="8.183cm" svg:x2="19.265cm" svg:y2="8.284cm">
            <text:p/>
          </draw:line>
          <draw:line draw:style-name="gr3" draw:text-style-name="P1" draw:layer="layout" svg:x1="19.292cm" svg:y1="8.321cm" svg:x2="19.317cm" svg:y2="8.321cm">
            <text:p/>
          </draw:line>
          <draw:polyline draw:style-name="gr3" draw:text-style-name="P1" draw:layer="layout" svg:width="0.063cm" svg:height="0.137cm" svg:x="19.339cm" svg:y="8.146cm" svg:viewBox="0 0 64 138" draw:points="26,138 64,0 0,0">
            <text:p/>
          </draw:polyline>
          <draw:path draw:style-name="gr3" draw:text-style-name="P1" draw:layer="layout" svg:width="0.047cm" svg:height="0.037cm" svg:x="19.292cm" svg:y="8.146cm" svg:viewBox="0 0 48 38" svg:d="M48 0c-11 0-22 4-31 13-8 7-15 16-17 25">
            <text:p/>
          </draw:path>
          <draw:path draw:style-name="gr3" draw:text-style-name="P1" draw:layer="layout" svg:width="0.028cm" svg:height="0.038cm" svg:x="19.264cm" svg:y="8.283cm" svg:viewBox="0 0 29 39" svg:d="M1 0c-3 11-1 22 5 29 6 6 14 10 23 10">
            <text:p/>
          </draw:path>
          <draw:path draw:style-name="gr3" draw:text-style-name="P1" draw:layer="layout" svg:width="0.028cm" svg:height="0.038cm" svg:x="19.364cm" svg:y="8.283cm" svg:viewBox="0 0 29 39" svg:d="M1 0c-3 11-1 22 5 29 5 6 13 10 23 10">
            <text:p/>
          </draw:path>
          <draw:path draw:style-name="gr3" draw:text-style-name="P1" draw:layer="layout" svg:width="0.048cm" svg:height="0.038cm" svg:x="19.317cm" svg:y="8.283cm" svg:viewBox="0 0 49 39" svg:d="M0 39c11 0 23-5 33-13 8-8 14-17 16-26">
            <text:p/>
          </draw:path>
          <draw:line draw:style-name="gr3" draw:text-style-name="P1" draw:layer="layout" svg:x1="19.534cm" svg:y1="8.071cm" svg:x2="19.647cm" svg:y2="8.071cm">
            <text:p/>
          </draw:line>
          <draw:line draw:style-name="gr3" draw:text-style-name="P1" draw:layer="layout" svg:x1="19.534cm" svg:y1="8.071cm" svg:x2="19.601cm" svg:y2="8.153cm">
            <text:p/>
          </draw:line>
          <draw:line draw:style-name="gr3" draw:text-style-name="P1" draw:layer="layout" svg:x1="19.477cm" svg:y1="8.284cm" svg:x2="19.505cm" svg:y2="8.183cm">
            <text:p/>
          </draw:line>
          <draw:line draw:style-name="gr3" draw:text-style-name="P1" draw:layer="layout" svg:x1="19.552cm" svg:y1="8.146cm" svg:x2="19.583cm" svg:y2="8.146cm">
            <text:p/>
          </draw:line>
          <draw:line draw:style-name="gr3" draw:text-style-name="P1" draw:layer="layout" svg:x1="19.611cm" svg:y1="8.183cm" svg:x2="19.584cm" svg:y2="8.284cm">
            <text:p/>
          </draw:line>
          <draw:line draw:style-name="gr3" draw:text-style-name="P1" draw:layer="layout" svg:x1="19.505cm" svg:y1="8.321cm" svg:x2="19.536cm" svg:y2="8.321cm">
            <text:p/>
          </draw:line>
          <draw:path draw:style-name="gr3" draw:text-style-name="P1" draw:layer="layout" svg:width="0.048cm" svg:height="0.037cm" svg:x="19.504cm" svg:y="8.146cm" svg:viewBox="0 0 49 38" svg:d="M49 0c-11 0-24 4-33 13-8 7-13 16-16 25">
            <text:p/>
          </draw:path>
          <draw:path draw:style-name="gr3" draw:text-style-name="P1" draw:layer="layout" svg:width="0.048cm" svg:height="0.038cm" svg:x="19.536cm" svg:y="8.283cm" svg:viewBox="0 0 49 39" svg:d="M0 39c11 0 22-5 32-13 8-8 14-17 17-26">
            <text:p/>
          </draw:path>
          <draw:path draw:style-name="gr3" draw:text-style-name="P1" draw:layer="layout" svg:width="0.029cm" svg:height="0.038cm" svg:x="19.476cm" svg:y="8.283cm" svg:viewBox="0 0 30 39" svg:d="M1 0c-3 11-1 22 6 29 5 6 13 10 23 10">
            <text:p/>
          </draw:path>
          <draw:path draw:style-name="gr3" draw:text-style-name="P1" draw:layer="layout" svg:width="0.028cm" svg:height="0.037cm" svg:x="19.583cm" svg:y="8.146cm" svg:viewBox="0 0 29 38" svg:d="M27 38c4-11 2-21-5-28-5-7-13-10-22-10">
            <text:p/>
          </draw:path>
          <draw:polyline draw:style-name="gr3" draw:text-style-name="P1" draw:layer="layout" svg:width="0.23cm" svg:height="0.25cm" svg:x="16.669cm" svg:y="8.071cm" svg:viewBox="0 0 231 251" draw:points="231,0 112,138 67,0 0,251">
            <text:p/>
          </draw:polyline>
          <draw:line draw:style-name="gr3" draw:text-style-name="P1" draw:layer="layout" svg:x1="16.832cm" svg:y1="8.322cm" svg:x2="16.9cm" svg:y2="8.071cm">
            <text:p/>
          </draw:line>
          <draw:line draw:style-name="gr3" draw:text-style-name="P1" draw:layer="layout" svg:x1="16.945cm" svg:y1="8.183cm" svg:x2="16.917cm" svg:y2="8.284cm">
            <text:p/>
          </draw:line>
          <draw:line draw:style-name="gr3" draw:text-style-name="P1" draw:layer="layout" svg:x1="16.944cm" svg:y1="8.321cm" svg:x2="16.969cm" svg:y2="8.321cm">
            <text:p/>
          </draw:line>
          <draw:polyline draw:style-name="gr3" draw:text-style-name="P1" draw:layer="layout" svg:width="0.063cm" svg:height="0.137cm" svg:x="16.991cm" svg:y="8.146cm" svg:viewBox="0 0 64 138" draw:points="26,138 64,0 0,0">
            <text:p/>
          </draw:polyline>
          <draw:path draw:style-name="gr3" draw:text-style-name="P1" draw:layer="layout" svg:width="0.047cm" svg:height="0.037cm" svg:x="16.944cm" svg:y="8.146cm" svg:viewBox="0 0 48 38" svg:d="M48 0c-11 0-22 4-32 13-7 7-13 16-16 25">
            <text:p/>
          </draw:path>
          <draw:path draw:style-name="gr3" draw:text-style-name="P1" draw:layer="layout" svg:width="0.028cm" svg:height="0.038cm" svg:x="16.916cm" svg:y="8.283cm" svg:viewBox="0 0 29 39" svg:d="M1 0c-3 11-1 22 5 29 6 6 14 10 23 10">
            <text:p/>
          </draw:path>
          <draw:path draw:style-name="gr3" draw:text-style-name="P1" draw:layer="layout" svg:width="0.028cm" svg:height="0.038cm" svg:x="17.015cm" svg:y="8.283cm" svg:viewBox="0 0 29 39" svg:d="M1 0c-3 11-1 22 5 29 5 6 14 10 23 10">
            <text:p/>
          </draw:path>
          <draw:path draw:style-name="gr3" draw:text-style-name="P1" draw:layer="layout" svg:width="0.048cm" svg:height="0.038cm" svg:x="16.969cm" svg:y="8.283cm" svg:viewBox="0 0 49 39" svg:d="M0 39c11 0 23-5 33-13 8-8 13-17 16-26">
            <text:p/>
          </draw:path>
          <draw:line draw:style-name="gr3" draw:text-style-name="P1" draw:layer="layout" svg:x1="17.157cm" svg:y1="8.183cm" svg:x2="17.129cm" svg:y2="8.284cm">
            <text:p/>
          </draw:line>
          <draw:line draw:style-name="gr3" draw:text-style-name="P1" draw:layer="layout" svg:x1="17.157cm" svg:y1="8.321cm" svg:x2="17.207cm" svg:y2="8.321cm">
            <text:p/>
          </draw:line>
          <draw:line draw:style-name="gr3" draw:text-style-name="P1" draw:layer="layout" svg:x1="17.204cm" svg:y1="8.146cm" svg:x2="17.254cm" svg:y2="8.146cm">
            <text:p/>
          </draw:line>
          <draw:path draw:style-name="gr3" draw:text-style-name="P1" draw:layer="layout" svg:width="0.048cm" svg:height="0.037cm" svg:x="17.156cm" svg:y="8.146cm" svg:viewBox="0 0 49 38" svg:d="M49 0c-11 0-23 4-33 13-8 7-14 16-16 25">
            <text:p/>
          </draw:path>
          <draw:path draw:style-name="gr3" draw:text-style-name="P1" draw:layer="layout" svg:width="0.029cm" svg:height="0.038cm" svg:x="17.128cm" svg:y="8.283cm" svg:viewBox="0 0 30 39" svg:d="M1 0c-3 11-1 22 5 29 6 6 15 10 24 10">
            <text:p/>
          </draw:path>
          <draw:line draw:style-name="gr3" draw:text-style-name="P1" draw:layer="layout" svg:x1="17.319cm" svg:y1="8.183cm" svg:x2="17.292cm" svg:y2="8.284cm">
            <text:p/>
          </draw:line>
          <draw:line draw:style-name="gr3" draw:text-style-name="P1" draw:layer="layout" svg:x1="17.319cm" svg:y1="8.321cm" svg:x2="17.369cm" svg:y2="8.321cm">
            <text:p/>
          </draw:line>
          <draw:line draw:style-name="gr3" draw:text-style-name="P1" draw:layer="layout" svg:x1="17.366cm" svg:y1="8.146cm" svg:x2="17.416cm" svg:y2="8.146cm">
            <text:p/>
          </draw:line>
          <draw:path draw:style-name="gr3" draw:text-style-name="P1" draw:layer="layout" svg:width="0.048cm" svg:height="0.037cm" svg:x="17.318cm" svg:y="8.146cm" svg:viewBox="0 0 49 38" svg:d="M49 0c-11 0-22 4-32 13-7 7-14 16-17 25">
            <text:p/>
          </draw:path>
          <draw:path draw:style-name="gr3" draw:text-style-name="P1" draw:layer="layout" svg:width="0.028cm" svg:height="0.038cm" svg:x="17.29cm" svg:y="8.283cm" svg:viewBox="0 0 29 39" svg:d="M1 0c-3 11-1 22 5 29 5 6 13 10 23 10">
            <text:p/>
          </draw:path>
          <draw:line draw:style-name="gr3" draw:text-style-name="P1" draw:layer="layout" svg:x1="17.482cm" svg:y1="8.183cm" svg:x2="17.454cm" svg:y2="8.284cm">
            <text:p/>
          </draw:line>
          <draw:line draw:style-name="gr3" draw:text-style-name="P1" draw:layer="layout" svg:x1="17.482cm" svg:y1="8.321cm" svg:x2="17.507cm" svg:y2="8.321cm">
            <text:p/>
          </draw:line>
          <draw:polyline draw:style-name="gr3" draw:text-style-name="P1" draw:layer="layout" svg:width="0.063cm" svg:height="0.137cm" svg:x="17.528cm" svg:y="8.146cm" svg:viewBox="0 0 64 138" draw:points="26,138 64,0 0,0">
            <text:p/>
          </draw:polyline>
          <draw:path draw:style-name="gr3" draw:text-style-name="P1" draw:layer="layout" svg:width="0.047cm" svg:height="0.037cm" svg:x="17.481cm" svg:y="8.146cm" svg:viewBox="0 0 48 38" svg:d="M48 0c-10 0-23 4-32 13-8 7-14 16-16 25">
            <text:p/>
          </draw:path>
          <draw:path draw:style-name="gr3" draw:text-style-name="P1" draw:layer="layout" svg:width="0.029cm" svg:height="0.038cm" svg:x="17.453cm" svg:y="8.283cm" svg:viewBox="0 0 30 39" svg:d="M1 0c-3 11-1 22 6 29 6 6 13 10 23 10">
            <text:p/>
          </draw:path>
          <draw:path draw:style-name="gr3" draw:text-style-name="P1" draw:layer="layout" svg:width="0.028cm" svg:height="0.038cm" svg:x="17.553cm" svg:y="8.283cm" svg:viewBox="0 0 29 39" svg:d="M1 0c-3 11-1 22 5 29 6 6 14 10 23 10">
            <text:p/>
          </draw:path>
          <draw:path draw:style-name="gr3" draw:text-style-name="P1" draw:layer="layout" svg:width="0.047cm" svg:height="0.038cm" svg:x="17.507cm" svg:y="8.283cm" svg:viewBox="0 0 48 39" svg:d="M0 39c11 0 23-5 32-13 8-8 14-17 16-26">
            <text:p/>
          </draw:path>
          <draw:line draw:style-name="gr3" draw:text-style-name="P1" draw:layer="layout" svg:x1="15.35cm" svg:y1="8.069cm" svg:x2="15.208cm" svg:y2="8.32cm">
            <text:p/>
          </draw:line>
          <draw:line draw:style-name="gr3" draw:text-style-name="P1" draw:layer="layout" svg:x1="15.412cm" svg:y1="8.069cm" svg:x2="15.349cm" svg:y2="8.069cm">
            <text:p/>
          </draw:line>
          <draw:line draw:style-name="gr3" draw:text-style-name="P1" draw:layer="layout" svg:x1="15.345cm" svg:y1="8.32cm" svg:x2="15.413cm" svg:y2="8.069cm">
            <text:p/>
          </draw:line>
          <draw:polyline draw:style-name="gr3" draw:text-style-name="P1" draw:layer="layout" svg:width="0.109cm" svg:height="0.175cm" svg:x="15.47cm" svg:y="8.144cm" svg:viewBox="0 0 110 176" draw:points="0,176 62,176 110,0">
            <text:p/>
          </draw:polyline>
          <draw:line draw:style-name="gr3" draw:text-style-name="P1" draw:layer="layout" svg:x1="15.468cm" svg:y1="8.144cm" svg:x2="15.433cm" svg:y2="8.27cm">
            <text:p/>
          </draw:line>
          <draw:path draw:style-name="gr3" draw:text-style-name="P1" draw:layer="layout" svg:width="0.038cm" svg:height="0.05cm" svg:x="15.432cm" svg:y="8.269cm" svg:viewBox="0 0 39 51" svg:d="M1 0c-3 15-1 28 7 39 7 8 18 12 31 12">
            <text:p/>
          </draw:path>
          <draw:line draw:style-name="gr3" draw:text-style-name="P1" draw:layer="layout" svg:x1="15.736cm" svg:y1="8.144cm" svg:x2="15.689cm" svg:y2="8.32cm">
            <text:p/>
          </draw:line>
          <draw:polyline draw:style-name="gr3" draw:text-style-name="P1" draw:layer="layout" svg:width="0.172cm" svg:height="0.175cm" svg:x="15.607cm" svg:y="8.144cm" svg:viewBox="0 0 173 176" draw:points="173,0 47,0 0,176">
            <text:p/>
          </draw:polyline>
          <draw:line draw:style-name="gr3" draw:text-style-name="P1" draw:layer="layout" svg:x1="15.77cm" svg:y1="8.32cm" svg:x2="15.808cm" svg:y2="8.182cm">
            <text:p/>
          </draw:line>
          <draw:path draw:style-name="gr3" draw:text-style-name="P1" draw:layer="layout" svg:width="0.029cm" svg:height="0.038cm" svg:x="15.779cm" svg:y="8.144cm" svg:viewBox="0 0 30 39" svg:d="M29 39c3-11 1-21-7-28-5-7-13-11-22-11">
            <text:p/>
          </draw:path>
          <draw:line draw:style-name="gr3" draw:text-style-name="P1" draw:layer="layout" svg:x1="15.849cm" svg:y1="8.307cm" svg:x2="15.845cm" svg:y2="8.32cm">
            <text:p/>
          </draw:line>
          <draw:line draw:style-name="gr3" draw:text-style-name="P1" draw:layer="layout" svg:x1="3.198cm" svg:y1="9.222cm" svg:x2="3.114cm" svg:y2="9.222cm">
            <text:p/>
          </draw:line>
          <draw:polyline draw:style-name="gr3" draw:text-style-name="P1" draw:layer="layout" svg:width="0.133cm" svg:height="0.25cm" svg:x="3.07cm" svg:y="9.047cm" svg:viewBox="0 0 134 251" draw:points="0,251 134,0 132,251">
            <text:p/>
          </draw:polyline>
          <draw:line draw:style-name="gr3" draw:text-style-name="P1" draw:layer="layout" svg:x1="3.39cm" svg:y1="9.122cm" svg:x2="3.342cm" svg:y2="9.298cm">
            <text:p/>
          </draw:line>
          <draw:line draw:style-name="gr3" draw:text-style-name="P1" draw:layer="layout" svg:x1="3.342cm" svg:y1="9.122cm" svg:x2="3.389cm" svg:y2="9.122cm">
            <text:p/>
          </draw:line>
          <draw:line draw:style-name="gr3" draw:text-style-name="P1" draw:layer="layout" svg:x1="3.257cm" svg:y1="9.298cm" svg:x2="3.343cm" svg:y2="9.122cm">
            <text:p/>
          </draw:line>
          <draw:line draw:style-name="gr3" draw:text-style-name="P1" draw:layer="layout" svg:x1="3.506cm" svg:y1="9.209cm" svg:x2="3.421cm" svg:y2="9.209cm">
            <text:p/>
          </draw:line>
          <draw:line draw:style-name="gr3" draw:text-style-name="P1" draw:layer="layout" svg:x1="3.431cm" svg:y1="9.178cm" svg:x2="3.406cm" svg:y2="9.266cm">
            <text:p/>
          </draw:line>
          <draw:line draw:style-name="gr3" draw:text-style-name="P1" draw:layer="layout" svg:x1="3.421cm" svg:y1="9.297cm" svg:x2="3.482cm" svg:y2="9.297cm">
            <text:p/>
          </draw:line>
          <draw:line draw:style-name="gr3" draw:text-style-name="P1" draw:layer="layout" svg:x1="3.506cm" svg:y1="9.21cm" svg:x2="3.515cm" svg:y2="9.178cm">
            <text:p/>
          </draw:line>
          <draw:path draw:style-name="gr3" draw:text-style-name="P1" draw:layer="layout" svg:width="0.087cm" svg:height="0.056cm" svg:x="3.43cm" svg:y="9.122cm" svg:viewBox="0 0 88 57" svg:d="M85 57c7-24 1-46-14-54-20-10-48 5-64 36-3 5-6 12-7 18">
            <text:p/>
          </draw:path>
          <draw:path draw:style-name="gr3" draw:text-style-name="P1" draw:layer="layout" svg:width="0.016cm" svg:height="0.032cm" svg:x="3.405cm" svg:y="9.265cm" svg:viewBox="0 0 17 33" svg:d="M1 0c-3 14 0 27 8 31 2 1 6 2 8 2">
            <text:p/>
          </draw:path>
          <draw:line draw:style-name="gr3" draw:text-style-name="P1" draw:layer="layout" svg:x1="3.624cm" svg:y1="9.298cm" svg:x2="3.593cm" svg:y2="9.197cm">
            <text:p/>
          </draw:line>
          <draw:line draw:style-name="gr3" draw:text-style-name="P1" draw:layer="layout" svg:x1="3.555cm" svg:y1="9.235cm" svg:x2="3.671cm" svg:y2="9.122cm">
            <text:p/>
          </draw:line>
          <draw:line draw:style-name="gr3" draw:text-style-name="P1" draw:layer="layout" svg:x1="3.586cm" svg:y1="9.122cm" svg:x2="3.539cm" svg:y2="9.298cm">
            <text:p/>
          </draw:line>
          <draw:line draw:style-name="gr3" draw:text-style-name="P1" draw:layer="layout" svg:x1="3.717cm" svg:y1="9.159cm" svg:x2="3.689cm" svg:y2="9.26cm">
            <text:p/>
          </draw:line>
          <draw:line draw:style-name="gr3" draw:text-style-name="P1" draw:layer="layout" svg:x1="3.707cm" svg:y1="9.297cm" svg:x2="3.745cm" svg:y2="9.297cm">
            <text:p/>
          </draw:line>
          <draw:line draw:style-name="gr3" draw:text-style-name="P1" draw:layer="layout" svg:x1="3.754cm" svg:y1="9.122cm" svg:x2="3.792cm" svg:y2="9.122cm">
            <text:p/>
          </draw:line>
          <draw:path draw:style-name="gr3" draw:text-style-name="P1" draw:layer="layout" svg:width="0.038cm" svg:height="0.037cm" svg:x="3.716cm" svg:y="9.122cm" svg:viewBox="0 0 39 38" svg:d="M39 0c-12 0-25 10-33 25-3 4-5 9-6 13">
            <text:p/>
          </draw:path>
          <draw:path draw:style-name="gr3" draw:text-style-name="P1" draw:layer="layout" svg:width="0.02cm" svg:height="0.038cm" svg:x="3.687cm" svg:y="9.259cm" svg:viewBox="0 0 21 39" svg:d="M2 0c-4 17 0 31 11 37 2 1 5 2 8 2">
            <text:p/>
          </draw:path>
          <draw:line draw:style-name="gr3" draw:text-style-name="P1" draw:layer="layout" svg:x1="3.84cm" svg:y1="9.159cm" svg:x2="3.811cm" svg:y2="9.26cm">
            <text:p/>
          </draw:line>
          <draw:line draw:style-name="gr3" draw:text-style-name="P1" draw:layer="layout" svg:x1="3.829cm" svg:y1="9.297cm" svg:x2="3.848cm" svg:y2="9.297cm">
            <text:p/>
          </draw:line>
          <draw:polyline draw:style-name="gr3" draw:text-style-name="P1" draw:layer="layout" svg:width="0.047cm" svg:height="0.137cm" svg:x="3.876cm" svg:y="9.122cm" svg:viewBox="0 0 48 138" draw:points="11,138 48,0 0,0">
            <text:p/>
          </draw:polyline>
          <draw:path draw:style-name="gr3" draw:text-style-name="P1" draw:layer="layout" svg:width="0.038cm" svg:height="0.037cm" svg:x="3.838cm" svg:y="9.122cm" svg:viewBox="0 0 39 38" svg:d="M39 0c-13 0-26 10-34 25-2 4-4 9-5 13">
            <text:p/>
          </draw:path>
          <draw:path draw:style-name="gr3" draw:text-style-name="P1" draw:layer="layout" svg:width="0.02cm" svg:height="0.038cm" svg:x="3.809cm" svg:y="9.259cm" svg:viewBox="0 0 21 39" svg:d="M2 0c-4 17-1 31 9 37 3 1 7 2 10 2">
            <text:p/>
          </draw:path>
          <draw:path draw:style-name="gr3" draw:text-style-name="P1" draw:layer="layout" svg:width="0.02cm" svg:height="0.038cm" svg:x="3.884cm" svg:y="9.259cm" svg:viewBox="0 0 21 39" svg:d="M2 0c-4 17-1 31 9 37 3 1 7 2 10 2">
            <text:p/>
          </draw:path>
          <draw:path draw:style-name="gr3" draw:text-style-name="P1" draw:layer="layout" svg:width="0.038cm" svg:height="0.038cm" svg:x="3.848cm" svg:y="9.259cm" svg:viewBox="0 0 39 39" svg:d="M0 39c12 0 26-10 34-26 2-3 4-9 5-13">
            <text:p/>
          </draw:path>
          <draw:line draw:style-name="gr3" draw:text-style-name="P1" draw:layer="layout" svg:x1="3.984cm" svg:y1="9.209cm" svg:x2="4.068cm" svg:y2="9.209cm">
            <text:p/>
          </draw:line>
          <draw:line draw:style-name="gr3" draw:text-style-name="P1" draw:layer="layout" svg:x1="4.045cm" svg:y1="9.298cm" svg:x2="4.092cm" svg:y2="9.122cm">
            <text:p/>
          </draw:line>
          <draw:line draw:style-name="gr3" draw:text-style-name="P1" draw:layer="layout" svg:x1="3.96cm" svg:y1="9.298cm" svg:x2="4.008cm" svg:y2="9.122cm">
            <text:p/>
          </draw:line>
          <draw:line draw:style-name="gr3" draw:text-style-name="P1" draw:layer="layout" svg:x1="4.182cm" svg:y1="9.047cm" svg:x2="4.219cm" svg:y2="9.047cm">
            <text:p/>
          </draw:line>
          <draw:line draw:style-name="gr3" draw:text-style-name="P1" draw:layer="layout" svg:x1="4.238cm" svg:y1="9.084cm" svg:x2="4.19cm" svg:y2="9.26cm">
            <text:p/>
          </draw:line>
          <draw:line draw:style-name="gr3" draw:text-style-name="P1" draw:layer="layout" svg:x1="4.111cm" svg:y1="9.26cm" svg:x2="4.139cm" svg:y2="9.159cm">
            <text:p/>
          </draw:line>
          <draw:line draw:style-name="gr3" draw:text-style-name="P1" draw:layer="layout" svg:x1="4.176cm" svg:y1="9.122cm" svg:x2="4.227cm" svg:y2="9.122cm">
            <text:p/>
          </draw:line>
          <draw:line draw:style-name="gr3" draw:text-style-name="P1" draw:layer="layout" svg:x1="4.129cm" svg:y1="9.297cm" svg:x2="4.152cm" svg:y2="9.297cm">
            <text:p/>
          </draw:line>
          <draw:path draw:style-name="gr3" draw:text-style-name="P1" draw:layer="layout" svg:width="0.02cm" svg:height="0.037cm" svg:x="4.219cm" svg:y="9.047cm" svg:viewBox="0 0 21 38" svg:d="M19 38c5-17 1-31-9-36-3-2-7-2-10-2">
            <text:p/>
          </draw:path>
          <draw:path draw:style-name="gr3" draw:text-style-name="P1" draw:layer="layout" svg:width="0.038cm" svg:height="0.038cm" svg:x="4.152cm" svg:y="9.259cm" svg:viewBox="0 0 39 39" svg:d="M0 39c12 0 27-10 35-26 2-3 3-9 4-13">
            <text:p/>
          </draw:path>
          <draw:path draw:style-name="gr3" draw:text-style-name="P1" draw:layer="layout" svg:width="0.038cm" svg:height="0.037cm" svg:x="4.138cm" svg:y="9.122cm" svg:viewBox="0 0 39 38" svg:d="M39 0c-13 0-27 10-35 25-2 4-3 9-4 13">
            <text:p/>
          </draw:path>
          <draw:path draw:style-name="gr3" draw:text-style-name="P1" draw:layer="layout" svg:width="0.02cm" svg:height="0.038cm" svg:x="4.109cm" svg:y="9.259cm" svg:viewBox="0 0 21 39" svg:d="M2 0c-5 17-1 31 9 37 3 1 6 2 10 2">
            <text:p/>
          </draw:path>
          <draw:line draw:style-name="gr3" draw:text-style-name="P1" draw:layer="layout" svg:x1="4.326cm" svg:y1="9.26cm" svg:x2="4.354cm" svg:y2="9.159cm">
            <text:p/>
          </draw:line>
          <draw:polyline draw:style-name="gr3" draw:text-style-name="P1" draw:layer="layout" svg:width="0.115cm" svg:height="0.237cm" svg:x="4.22cm" svg:y="9.122cm" svg:viewBox="0 0 116 238" draw:points="116,0 64,0 0,238">
            <text:p/>
          </draw:polyline>
          <draw:line draw:style-name="gr3" draw:text-style-name="P1" draw:layer="layout" svg:x1="4.237cm" svg:y1="9.297cm" svg:x2="4.288cm" svg:y2="9.297cm">
            <text:p/>
          </draw:line>
          <draw:path draw:style-name="gr3" draw:text-style-name="P1" draw:layer="layout" svg:width="0.038cm" svg:height="0.038cm" svg:x="4.288cm" svg:y="9.259cm" svg:viewBox="0 0 39 39" svg:d="M0 39c13 0 27-10 34-26 3-3 4-9 5-13">
            <text:p/>
          </draw:path>
          <draw:path draw:style-name="gr3" draw:text-style-name="P1" draw:layer="layout" svg:width="0.02cm" svg:height="0.037cm" svg:x="4.335cm" svg:y="9.122cm" svg:viewBox="0 0 21 38" svg:d="M19 38c5-17 1-31-9-36-3-2-6-2-10-2">
            <text:p/>
          </draw:path>
          <draw:line draw:style-name="gr3" draw:text-style-name="P1" draw:layer="layout" svg:x1="4.405cm" svg:y1="9.178cm" svg:x2="4.388cm" svg:y2="9.241cm">
            <text:p/>
          </draw:line>
          <draw:line draw:style-name="gr3" draw:text-style-name="P1" draw:layer="layout" svg:x1="4.472cm" svg:y1="9.241cm" svg:x2="4.491cm" svg:y2="9.178cm">
            <text:p/>
          </draw:line>
          <draw:path draw:style-name="gr3" draw:text-style-name="P1" draw:layer="layout" svg:width="0.087cm" svg:height="0.056cm" svg:x="4.404cm" svg:y="9.122cm" svg:viewBox="0 0 88 57" svg:d="M86 57c6-24 0-46-14-54-20-10-49 5-64 36-4 5-6 12-8 18">
            <text:p/>
          </draw:path>
          <draw:path draw:style-name="gr3" draw:text-style-name="P1" draw:layer="layout" svg:width="0.087cm" svg:height="0.057cm" svg:x="4.385cm" svg:y="9.24cm" svg:viewBox="0 0 88 58" svg:d="M3 0c-7 25-1 47 14 55 19 10 48-6 64-35 3-7 5-13 7-20">
            <text:p/>
          </draw:path>
          <draw:line draw:style-name="gr3" draw:text-style-name="P1" draw:layer="layout" svg:x1="4.573cm" svg:y1="9.078cm" svg:x2="4.523cm" svg:y2="9.26cm">
            <text:p/>
          </draw:line>
          <draw:line draw:style-name="gr3" draw:text-style-name="P1" draw:layer="layout" svg:x1="4.541cm" svg:y1="9.297cm" svg:x2="4.565cm" svg:y2="9.297cm">
            <text:p/>
          </draw:line>
          <draw:line draw:style-name="gr3" draw:text-style-name="P1" draw:layer="layout" svg:x1="4.603cm" svg:y1="9.103cm" svg:x2="4.572cm" svg:y2="9.129cm">
            <text:p/>
          </draw:line>
          <draw:line draw:style-name="gr3" draw:text-style-name="P1" draw:layer="layout" svg:x1="4.631cm" svg:y1="9.159cm" svg:x2="4.603cm" svg:y2="9.26cm">
            <text:p/>
          </draw:line>
          <draw:line draw:style-name="gr3" draw:text-style-name="P1" draw:layer="layout" svg:x1="4.588cm" svg:y1="9.122cm" svg:x2="4.611cm" svg:y2="9.122cm">
            <text:p/>
          </draw:line>
          <draw:path draw:style-name="gr3" draw:text-style-name="P1" draw:layer="layout" svg:width="0.02cm" svg:height="0.038cm" svg:x="4.521cm" svg:y="9.259cm" svg:viewBox="0 0 21 39" svg:d="M2 0c-4 17 0 31 11 37 2 1 5 2 8 2">
            <text:p/>
          </draw:path>
          <draw:path draw:style-name="gr3" draw:text-style-name="P1" draw:layer="layout" svg:width="0.031cm" svg:height="0.031cm" svg:x="4.572cm" svg:y="9.047cm" svg:viewBox="0 0 32 32" svg:d="M32 0c-10 0-21 8-27 21-3 4-4 8-5 11">
            <text:p/>
          </draw:path>
          <draw:path draw:style-name="gr3" draw:text-style-name="P1" draw:layer="layout" svg:width="0.016cm" svg:height="0.056cm" svg:x="4.602cm" svg:y="9.047cm" svg:viewBox="0 0 17 57" svg:d="M0 57c5-4 8-8 11-14 10-17 8-36-4-42-2 0-4-1-6-1">
            <text:p/>
          </draw:path>
          <draw:path draw:style-name="gr3" draw:text-style-name="P1" draw:layer="layout" svg:width="0.038cm" svg:height="0.038cm" svg:x="4.565cm" svg:y="9.259cm" svg:viewBox="0 0 39 39" svg:d="M0 39c12 0 25-10 34-26 2-3 4-9 5-13">
            <text:p/>
          </draw:path>
          <draw:path draw:style-name="gr3" draw:text-style-name="P1" draw:layer="layout" svg:width="0.038cm" svg:height="0.037cm" svg:x="4.55cm" svg:y="9.122cm" svg:viewBox="0 0 39 38" svg:d="M39 0c-12 0-25 10-34 25-2 4-4 9-5 13">
            <text:p/>
          </draw:path>
          <draw:path draw:style-name="gr3" draw:text-style-name="P1" draw:layer="layout" svg:width="0.021cm" svg:height="0.037cm" svg:x="4.611cm" svg:y="9.122cm" svg:viewBox="0 0 22 38" svg:d="M20 38c4-17 0-31-11-36-2-2-5-2-9-2">
            <text:p/>
          </draw:path>
          <draw:line draw:style-name="gr3" draw:text-style-name="P1" draw:layer="layout" svg:x1="4.687cm" svg:y1="9.159cm" svg:x2="4.659cm" svg:y2="9.26cm">
            <text:p/>
          </draw:line>
          <draw:line draw:style-name="gr3" draw:text-style-name="P1" draw:layer="layout" svg:x1="4.677cm" svg:y1="9.297cm" svg:x2="4.715cm" svg:y2="9.297cm">
            <text:p/>
          </draw:line>
          <draw:line draw:style-name="gr3" draw:text-style-name="P1" draw:layer="layout" svg:x1="4.724cm" svg:y1="9.122cm" svg:x2="4.761cm" svg:y2="9.122cm">
            <text:p/>
          </draw:line>
          <draw:path draw:style-name="gr3" draw:text-style-name="P1" draw:layer="layout" svg:width="0.038cm" svg:height="0.037cm" svg:x="4.686cm" svg:y="9.122cm" svg:viewBox="0 0 39 38" svg:d="M39 0c-12 0-26 10-34 25-2 4-4 9-5 13">
            <text:p/>
          </draw:path>
          <draw:path draw:style-name="gr3" draw:text-style-name="P1" draw:layer="layout" svg:width="0.02cm" svg:height="0.038cm" svg:x="4.657cm" svg:y="9.259cm" svg:viewBox="0 0 21 39" svg:d="M2 0c-4 17 0 31 10 37 3 1 6 2 9 2">
            <text:p/>
          </draw:path>
          <draw:line draw:style-name="gr3" draw:text-style-name="P1" draw:layer="layout" svg:x1="4.856cm" svg:y1="9.298cm" svg:x2="4.826cm" svg:y2="9.197cm">
            <text:p/>
          </draw:line>
          <draw:line draw:style-name="gr3" draw:text-style-name="P1" draw:layer="layout" svg:x1="4.788cm" svg:y1="9.235cm" svg:x2="4.903cm" svg:y2="9.122cm">
            <text:p/>
          </draw:line>
          <draw:line draw:style-name="gr3" draw:text-style-name="P1" draw:layer="layout" svg:x1="4.819cm" svg:y1="9.122cm" svg:x2="4.771cm" svg:y2="9.298cm">
            <text:p/>
          </draw:line>
          <draw:polyline draw:style-name="gr3" draw:text-style-name="P1" draw:layer="layout" svg:width="0.094cm" svg:height="0.175cm" svg:x="4.949cm" svg:y="9.122cm" svg:viewBox="0 0 95 176" draw:points="0,176 48,176 95,0">
            <text:p/>
          </draw:polyline>
          <draw:line draw:style-name="gr3" draw:text-style-name="P1" draw:layer="layout" svg:x1="4.959cm" svg:y1="9.122cm" svg:x2="4.925cm" svg:y2="9.248cm">
            <text:p/>
          </draw:line>
          <draw:path draw:style-name="gr3" draw:text-style-name="P1" draw:layer="layout" svg:width="0.026cm" svg:height="0.05cm" svg:x="4.922cm" svg:y="9.247cm" svg:viewBox="0 0 27 51" svg:d="M2 0c-6 21-1 41 13 48 4 2 8 3 12 3">
            <text:p/>
          </draw:path>
          <draw:line draw:style-name="gr3" draw:text-style-name="P1" draw:layer="layout" svg:x1="5.128cm" svg:y1="9.047cm" svg:x2="5.184cm" svg:y2="9.047cm">
            <text:p/>
          </draw:line>
          <draw:polyline draw:style-name="gr3" draw:text-style-name="P1" draw:layer="layout" svg:width="0.093cm" svg:height="0.175cm" svg:x="5.085cm" svg:y="9.122cm" svg:viewBox="0 0 94 176" draw:points="0,176 47,176 94,0">
            <text:p/>
          </draw:polyline>
          <draw:line draw:style-name="gr3" draw:text-style-name="P1" draw:layer="layout" svg:x1="5.095cm" svg:y1="9.122cm" svg:x2="5.061cm" svg:y2="9.248cm">
            <text:p/>
          </draw:line>
          <draw:path draw:style-name="gr3" draw:text-style-name="P1" draw:layer="layout" svg:width="0.026cm" svg:height="0.05cm" svg:x="5.058cm" svg:y="9.247cm" svg:viewBox="0 0 27 51" svg:d="M3 0c-7 21-1 41 12 48 4 2 8 3 12 3">
            <text:p/>
          </draw:path>
          <draw:line draw:style-name="gr3" draw:text-style-name="P1" draw:layer="layout" svg:x1="3.325cm" svg:y1="9.686cm" svg:x2="3.4cm" svg:y2="9.686cm">
            <text:p/>
          </draw:line>
          <draw:line draw:style-name="gr3" draw:text-style-name="P1" draw:layer="layout" svg:x1="3.301cm" svg:y1="9.549cm" svg:x2="3.28cm" svg:y2="9.625cm">
            <text:p/>
          </draw:line>
          <draw:line draw:style-name="gr3" draw:text-style-name="P1" draw:layer="layout" svg:x1="3.38cm" svg:y1="9.762cm" svg:x2="3.438cm" svg:y2="9.549cm">
            <text:p/>
          </draw:line>
          <draw:line draw:style-name="gr3" draw:text-style-name="P1" draw:layer="layout" svg:x1="3.258cm" svg:y1="9.799cm" svg:x2="3.333cm" svg:y2="9.799cm">
            <text:p/>
          </draw:line>
          <draw:path draw:style-name="gr3" draw:text-style-name="P1" draw:layer="layout" svg:width="0.047cm" svg:height="0.062cm" svg:x="3.277cm" svg:y="9.624cm" svg:viewBox="0 0 48 63" svg:d="M2 0c-5 18-2 36 8 48 9 10 22 15 38 15">
            <text:p/>
          </draw:path>
          <draw:path draw:style-name="gr3" draw:text-style-name="P1" draw:layer="layout" svg:width="0.047cm" svg:height="0.038cm" svg:x="3.333cm" svg:y="9.761cm" svg:viewBox="0 0 48 39" svg:d="M0 39c10 0 22-5 32-13 8-8 14-17 16-26">
            <text:p/>
          </draw:path>
          <draw:line draw:style-name="gr3" draw:text-style-name="P1" draw:layer="layout" svg:x1="3.561cm" svg:y1="9.762cm" svg:x2="3.589cm" svg:y2="9.661cm">
            <text:p/>
          </draw:line>
          <draw:polyline draw:style-name="gr3" draw:text-style-name="P1" draw:layer="layout" svg:width="0.133cm" svg:height="0.237cm" svg:x="3.428cm" svg:y="9.624cm" svg:viewBox="0 0 134 238" draw:points="134,0 64,0 0,238">
            <text:p/>
          </draw:polyline>
          <draw:line draw:style-name="gr3" draw:text-style-name="P1" draw:layer="layout" svg:x1="3.445cm" svg:y1="9.799cm" svg:x2="3.514cm" svg:y2="9.799cm">
            <text:p/>
          </draw:line>
          <draw:path draw:style-name="gr3" draw:text-style-name="P1" draw:layer="layout" svg:width="0.047cm" svg:height="0.038cm" svg:x="3.514cm" svg:y="9.761cm" svg:viewBox="0 0 48 39" svg:d="M0 39c11 0 22-5 31-13s15-17 17-26">
            <text:p/>
          </draw:path>
          <draw:path draw:style-name="gr3" draw:text-style-name="P1" draw:layer="layout" svg:width="0.028cm" svg:height="0.037cm" svg:x="3.561cm" svg:y="9.624cm" svg:viewBox="0 0 29 38" svg:d="M28 38c3-11 1-21-5-29-5-6-13-9-23-9">
            <text:p/>
          </draw:path>
          <draw:line draw:style-name="gr3" draw:text-style-name="P1" draw:layer="layout" svg:x1="3.664cm" svg:y1="9.799cm" svg:x2="3.739cm" svg:y2="9.799cm">
            <text:p/>
          </draw:line>
          <draw:line draw:style-name="gr3" draw:text-style-name="P1" draw:layer="layout" svg:x1="3.732cm" svg:y1="9.825cm" svg:x2="3.787cm" svg:y2="9.624cm">
            <text:p/>
          </draw:line>
          <draw:line draw:style-name="gr3" draw:text-style-name="P1" draw:layer="layout" svg:x1="3.622cm" svg:y1="9.861cm" svg:x2="3.684cm" svg:y2="9.861cm">
            <text:p/>
          </draw:line>
          <draw:line draw:style-name="gr3" draw:text-style-name="P1" draw:layer="layout" svg:x1="3.674cm" svg:y1="9.624cm" svg:x2="3.636cm" svg:y2="9.762cm">
            <text:p/>
          </draw:line>
          <draw:path draw:style-name="gr3" draw:text-style-name="P1" draw:layer="layout" svg:width="0.029cm" svg:height="0.038cm" svg:x="3.635cm" svg:y="9.761cm" svg:viewBox="0 0 30 39" svg:d="M1 0c-3 11-1 22 6 29 5 6 14 10 23 10">
            <text:p/>
          </draw:path>
          <draw:path draw:style-name="gr3" draw:text-style-name="P1" draw:layer="layout" svg:width="0.048cm" svg:height="0.037cm" svg:x="3.684cm" svg:y="9.824cm" svg:viewBox="0 0 49 38" svg:d="M0 38c12 0 24-5 33-14 8-7 14-15 16-24">
            <text:p/>
          </draw:path>
          <draw:line draw:style-name="gr3" draw:text-style-name="P1" draw:layer="layout" svg:x1="3.851cm" svg:y1="9.661cm" svg:x2="3.824cm" svg:y2="9.762cm">
            <text:p/>
          </draw:line>
          <draw:line draw:style-name="gr3" draw:text-style-name="P1" draw:layer="layout" svg:x1="3.851cm" svg:y1="9.799cm" svg:x2="3.901cm" svg:y2="9.799cm">
            <text:p/>
          </draw:line>
          <draw:line draw:style-name="gr3" draw:text-style-name="P1" draw:layer="layout" svg:x1="3.898cm" svg:y1="9.624cm" svg:x2="3.948cm" svg:y2="9.624cm">
            <text:p/>
          </draw:line>
          <draw:path draw:style-name="gr3" draw:text-style-name="P1" draw:layer="layout" svg:width="0.048cm" svg:height="0.037cm" svg:x="3.85cm" svg:y="9.624cm" svg:viewBox="0 0 49 38" svg:d="M49 0c-11 0-23 4-33 13-7 7-13 16-16 25">
            <text:p/>
          </draw:path>
          <draw:path draw:style-name="gr3" draw:text-style-name="P1" draw:layer="layout" svg:width="0.028cm" svg:height="0.038cm" svg:x="3.822cm" svg:y="9.761cm" svg:viewBox="0 0 29 39" svg:d="M1 0c-3 11-1 22 5 29 5 6 13 10 23 10">
            <text:p/>
          </draw:path>
          <draw:line draw:style-name="gr3" draw:text-style-name="P1" draw:layer="layout" svg:x1="4.009cm" svg:y1="9.68cm" svg:x2="3.991cm" svg:y2="9.743cm">
            <text:p/>
          </draw:line>
          <draw:line draw:style-name="gr3" draw:text-style-name="P1" draw:layer="layout" svg:x1="4.104cm" svg:y1="9.743cm" svg:x2="4.121cm" svg:y2="9.68cm">
            <text:p/>
          </draw:line>
          <draw:path draw:style-name="gr3" draw:text-style-name="P1" draw:layer="layout" svg:width="0.114cm" svg:height="0.056cm" svg:x="4.008cm" svg:y="9.624cm" svg:viewBox="0 0 115 57" svg:d="M113 57c5-16 2-33-8-43-17-21-55-18-81 5-12 11-20 24-24 38">
            <text:p/>
          </draw:path>
          <draw:path draw:style-name="gr3" draw:text-style-name="P1" draw:layer="layout" svg:width="0.115cm" svg:height="0.057cm" svg:x="3.989cm" svg:y="9.742cm" svg:viewBox="0 0 116 58" svg:d="M2 0c-4 17-1 33 8 44 18 20 54 18 82-6 11-10 20-24 24-38">
            <text:p/>
          </draw:path>
          <draw:line draw:style-name="gr3" draw:text-style-name="P1" draw:layer="layout" svg:x1="4.223cm" svg:y1="9.58cm" svg:x2="4.174cm" svg:y2="9.762cm">
            <text:p/>
          </draw:line>
          <draw:line draw:style-name="gr3" draw:text-style-name="P1" draw:layer="layout" svg:x1="4.201cm" svg:y1="9.799cm" svg:x2="4.232cm" svg:y2="9.799cm">
            <text:p/>
          </draw:line>
          <draw:line draw:style-name="gr3" draw:text-style-name="P1" draw:layer="layout" svg:x1="4.266cm" svg:y1="9.605cm" svg:x2="4.227cm" svg:y2="9.631cm">
            <text:p/>
          </draw:line>
          <draw:line draw:style-name="gr3" draw:text-style-name="P1" draw:layer="layout" svg:x1="4.307cm" svg:y1="9.661cm" svg:x2="4.28cm" svg:y2="9.762cm">
            <text:p/>
          </draw:line>
          <draw:line draw:style-name="gr3" draw:text-style-name="P1" draw:layer="layout" svg:x1="4.248cm" svg:y1="9.624cm" svg:x2="4.279cm" svg:y2="9.624cm">
            <text:p/>
          </draw:line>
          <draw:path draw:style-name="gr3" draw:text-style-name="P1" draw:layer="layout" svg:width="0.028cm" svg:height="0.038cm" svg:x="4.172cm" svg:y="9.761cm" svg:viewBox="0 0 29 39" svg:d="M1 0c-3 11-1 22 5 29 6 6 14 10 23 10">
            <text:p/>
          </draw:path>
          <draw:path draw:style-name="gr3" draw:text-style-name="P1" draw:layer="layout" svg:width="0.04cm" svg:height="0.031cm" svg:x="4.222cm" svg:y="9.549cm" svg:viewBox="0 0 41 32" svg:d="M41 0c-9 0-19 4-27 10-7 7-12 14-14 22">
            <text:p/>
          </draw:path>
          <draw:path draw:style-name="gr3" draw:text-style-name="P1" draw:layer="layout" svg:width="0.021cm" svg:height="0.056cm" svg:x="4.262cm" svg:y="9.549cm" svg:viewBox="0 0 22 57" svg:d="M3 57c2-1 3-2 4-3 16-14 20-35 10-46-5-5-11-8-17-8">
            <text:p/>
          </draw:path>
          <draw:path draw:style-name="gr3" draw:text-style-name="P1" draw:layer="layout" svg:width="0.048cm" svg:height="0.038cm" svg:x="4.232cm" svg:y="9.761cm" svg:viewBox="0 0 49 39" svg:d="M0 39c11 0 23-5 33-13 8-8 13-17 16-26">
            <text:p/>
          </draw:path>
          <draw:path draw:style-name="gr3" draw:text-style-name="P1" draw:layer="layout" svg:width="0.048cm" svg:height="0.037cm" svg:x="4.2cm" svg:y="9.624cm" svg:viewBox="0 0 49 38" svg:d="M49 0c-11 0-23 4-32 13-9 7-14 16-17 25">
            <text:p/>
          </draw:path>
          <draw:path draw:style-name="gr3" draw:text-style-name="P1" draw:layer="layout" svg:width="0.028cm" svg:height="0.037cm" svg:x="4.279cm" svg:y="9.624cm" svg:viewBox="0 0 29 38" svg:d="M28 38c3-11 1-21-5-29-5-6-14-9-23-9">
            <text:p/>
          </draw:path>
          <draw:line draw:style-name="gr3" draw:text-style-name="P1" draw:layer="layout" svg:x1="4.608cm" svg:y1="9.724cm" svg:x2="4.496cm" svg:y2="9.724cm">
            <text:p/>
          </draw:line>
          <draw:polyline draw:style-name="gr3" draw:text-style-name="P1" draw:layer="layout" svg:width="0.175cm" svg:height="0.25cm" svg:x="4.445cm" svg:y="9.549cm" svg:viewBox="0 0 176 251" draw:points="0,251 154,0 176,251">
            <text:p/>
          </draw:polyline>
          <draw:line draw:style-name="gr3" draw:text-style-name="P1" draw:layer="layout" svg:x1="4.699cm" svg:y1="9.786cm" svg:x2="4.694cm" svg:y2="9.8cm">
            <text:p/>
          </draw:line>
          <draw:polyline draw:style-name="gr3" draw:text-style-name="P1" draw:layer="layout" svg:width="0.136cm" svg:height="0.25cm" svg:x="4.769cm" svg:y="9.549cm" svg:viewBox="0 0 137 251" draw:points="137,0 67,0 0,251 69,251">
            <text:p/>
          </draw:polyline>
          <draw:line draw:style-name="gr3" draw:text-style-name="P1" draw:layer="layout" svg:x1="4.875cm" svg:y1="9.661cm" svg:x2="4.806cm" svg:y2="9.661cm">
            <text:p/>
          </draw:line>
          <draw:path draw:style-name="gr3" draw:text-style-name="P1" draw:layer="layout" svg:width="0.073cm" svg:height="0.112cm" svg:x="4.875cm" svg:y="9.549cm" svg:viewBox="0 0 74 113" svg:d="M0 113c16 0 33-7 47-19 28-24 35-60 17-80-7-9-20-14-34-14">
            <text:p/>
          </draw:path>
          <draw:path draw:style-name="gr3" draw:text-style-name="P1" draw:layer="layout" svg:width="0.09cm" svg:height="0.138cm" svg:x="4.838cm" svg:y="9.661cm" svg:viewBox="0 0 91 139" svg:d="M0 139c20 0 41-10 58-25 34-28 43-72 21-97-10-11-25-17-42-17">
            <text:p/>
          </draw:path>
          <draw:line draw:style-name="gr3" draw:text-style-name="P1" draw:layer="layout" svg:x1="4.986cm" svg:y1="9.786cm" svg:x2="4.982cm" svg:y2="9.8cm">
            <text:p/>
          </draw:line>
          <draw:line draw:style-name="gr3" draw:text-style-name="P1" draw:layer="layout" svg:x1="3.325cm" svg:y1="11.685cm" svg:x2="3.4cm" svg:y2="11.685cm">
            <text:p/>
          </draw:line>
          <draw:line draw:style-name="gr3" draw:text-style-name="P1" draw:layer="layout" svg:x1="3.301cm" svg:y1="11.548cm" svg:x2="3.28cm" svg:y2="11.624cm">
            <text:p/>
          </draw:line>
          <draw:line draw:style-name="gr3" draw:text-style-name="P1" draw:layer="layout" svg:x1="3.38cm" svg:y1="11.761cm" svg:x2="3.438cm" svg:y2="11.548cm">
            <text:p/>
          </draw:line>
          <draw:line draw:style-name="gr3" draw:text-style-name="P1" draw:layer="layout" svg:x1="3.258cm" svg:y1="11.798cm" svg:x2="3.333cm" svg:y2="11.798cm">
            <text:p/>
          </draw:line>
          <draw:path draw:style-name="gr3" draw:text-style-name="P1" draw:layer="layout" svg:width="0.047cm" svg:height="0.062cm" svg:x="3.277cm" svg:y="11.623cm" svg:viewBox="0 0 48 63" svg:d="M2 0c-5 19-2 36 8 48 9 10 22 15 38 15">
            <text:p/>
          </draw:path>
          <draw:path draw:style-name="gr3" draw:text-style-name="P1" draw:layer="layout" svg:width="0.047cm" svg:height="0.038cm" svg:x="3.333cm" svg:y="11.76cm" svg:viewBox="0 0 48 39" svg:d="M0 39c10 0 22-5 32-13 8-8 14-17 16-26">
            <text:p/>
          </draw:path>
          <draw:line draw:style-name="gr3" draw:text-style-name="P1" draw:layer="layout" svg:x1="3.561cm" svg:y1="11.761cm" svg:x2="3.589cm" svg:y2="11.66cm">
            <text:p/>
          </draw:line>
          <draw:polyline draw:style-name="gr3" draw:text-style-name="P1" draw:layer="layout" svg:width="0.133cm" svg:height="0.237cm" svg:x="3.428cm" svg:y="11.623cm" svg:viewBox="0 0 134 238" draw:points="134,0 64,0 0,238">
            <text:p/>
          </draw:polyline>
          <draw:line draw:style-name="gr3" draw:text-style-name="P1" draw:layer="layout" svg:x1="3.445cm" svg:y1="11.798cm" svg:x2="3.514cm" svg:y2="11.798cm">
            <text:p/>
          </draw:line>
          <draw:path draw:style-name="gr3" draw:text-style-name="P1" draw:layer="layout" svg:width="0.047cm" svg:height="0.038cm" svg:x="3.514cm" svg:y="11.76cm" svg:viewBox="0 0 48 39" svg:d="M0 39c11 0 22-5 31-13s15-17 17-26">
            <text:p/>
          </draw:path>
          <draw:path draw:style-name="gr3" draw:text-style-name="P1" draw:layer="layout" svg:width="0.028cm" svg:height="0.037cm" svg:x="3.561cm" svg:y="11.623cm" svg:viewBox="0 0 29 38" svg:d="M28 38c3-11 1-21-5-28-5-7-13-10-23-10">
            <text:p/>
          </draw:path>
          <draw:line draw:style-name="gr3" draw:text-style-name="P1" draw:layer="layout" svg:x1="3.664cm" svg:y1="11.798cm" svg:x2="3.739cm" svg:y2="11.798cm">
            <text:p/>
          </draw:line>
          <draw:line draw:style-name="gr3" draw:text-style-name="P1" draw:layer="layout" svg:x1="3.732cm" svg:y1="11.824cm" svg:x2="3.787cm" svg:y2="11.623cm">
            <text:p/>
          </draw:line>
          <draw:line draw:style-name="gr3" draw:text-style-name="P1" draw:layer="layout" svg:x1="3.622cm" svg:y1="11.86cm" svg:x2="3.684cm" svg:y2="11.86cm">
            <text:p/>
          </draw:line>
          <draw:line draw:style-name="gr3" draw:text-style-name="P1" draw:layer="layout" svg:x1="3.674cm" svg:y1="11.623cm" svg:x2="3.636cm" svg:y2="11.761cm">
            <text:p/>
          </draw:line>
          <draw:path draw:style-name="gr3" draw:text-style-name="P1" draw:layer="layout" svg:width="0.029cm" svg:height="0.038cm" svg:x="3.635cm" svg:y="11.76cm" svg:viewBox="0 0 30 39" svg:d="M1 0c-3 11-1 22 6 29 5 6 14 10 23 10">
            <text:p/>
          </draw:path>
          <draw:path draw:style-name="gr3" draw:text-style-name="P1" draw:layer="layout" svg:width="0.048cm" svg:height="0.037cm" svg:x="3.684cm" svg:y="11.823cm" svg:viewBox="0 0 49 38" svg:d="M0 38c12 0 24-5 33-14 8-6 14-15 16-24">
            <text:p/>
          </draw:path>
          <draw:line draw:style-name="gr3" draw:text-style-name="P1" draw:layer="layout" svg:x1="3.851cm" svg:y1="11.66cm" svg:x2="3.824cm" svg:y2="11.761cm">
            <text:p/>
          </draw:line>
          <draw:line draw:style-name="gr3" draw:text-style-name="P1" draw:layer="layout" svg:x1="3.851cm" svg:y1="11.798cm" svg:x2="3.901cm" svg:y2="11.798cm">
            <text:p/>
          </draw:line>
          <draw:line draw:style-name="gr3" draw:text-style-name="P1" draw:layer="layout" svg:x1="3.898cm" svg:y1="11.623cm" svg:x2="3.948cm" svg:y2="11.623cm">
            <text:p/>
          </draw:line>
          <draw:path draw:style-name="gr3" draw:text-style-name="P1" draw:layer="layout" svg:width="0.048cm" svg:height="0.037cm" svg:x="3.85cm" svg:y="11.623cm" svg:viewBox="0 0 49 38" svg:d="M49 0c-11 0-23 4-33 14-7 6-13 15-16 24">
            <text:p/>
          </draw:path>
          <draw:path draw:style-name="gr3" draw:text-style-name="P1" draw:layer="layout" svg:width="0.028cm" svg:height="0.038cm" svg:x="3.822cm" svg:y="11.76cm" svg:viewBox="0 0 29 39" svg:d="M1 0c-3 11-1 22 5 29 5 6 13 10 23 10">
            <text:p/>
          </draw:path>
          <draw:line draw:style-name="gr3" draw:text-style-name="P1" draw:layer="layout" svg:x1="4.009cm" svg:y1="11.679cm" svg:x2="3.991cm" svg:y2="11.742cm">
            <text:p/>
          </draw:line>
          <draw:line draw:style-name="gr3" draw:text-style-name="P1" draw:layer="layout" svg:x1="4.104cm" svg:y1="11.742cm" svg:x2="4.121cm" svg:y2="11.679cm">
            <text:p/>
          </draw:line>
          <draw:path draw:style-name="gr3" draw:text-style-name="P1" draw:layer="layout" svg:width="0.114cm" svg:height="0.056cm" svg:x="4.008cm" svg:y="11.623cm" svg:viewBox="0 0 115 57" svg:d="M113 57c5-17 2-33-8-43-17-21-55-18-81 5-12 10-20 23-24 38">
            <text:p/>
          </draw:path>
          <draw:path draw:style-name="gr3" draw:text-style-name="P1" draw:layer="layout" svg:width="0.115cm" svg:height="0.057cm" svg:x="3.989cm" svg:y="11.741cm" svg:viewBox="0 0 116 58" svg:d="M2 0c-4 17-1 32 8 44 18 20 54 18 82-6 11-11 20-24 24-38">
            <text:p/>
          </draw:path>
          <draw:line draw:style-name="gr3" draw:text-style-name="P1" draw:layer="layout" svg:x1="4.223cm" svg:y1="11.579cm" svg:x2="4.174cm" svg:y2="11.761cm">
            <text:p/>
          </draw:line>
          <draw:line draw:style-name="gr3" draw:text-style-name="P1" draw:layer="layout" svg:x1="4.201cm" svg:y1="11.798cm" svg:x2="4.232cm" svg:y2="11.798cm">
            <text:p/>
          </draw:line>
          <draw:line draw:style-name="gr3" draw:text-style-name="P1" draw:layer="layout" svg:x1="4.266cm" svg:y1="11.604cm" svg:x2="4.227cm" svg:y2="11.63cm">
            <text:p/>
          </draw:line>
          <draw:line draw:style-name="gr3" draw:text-style-name="P1" draw:layer="layout" svg:x1="4.307cm" svg:y1="11.66cm" svg:x2="4.28cm" svg:y2="11.761cm">
            <text:p/>
          </draw:line>
          <draw:line draw:style-name="gr3" draw:text-style-name="P1" draw:layer="layout" svg:x1="4.248cm" svg:y1="11.623cm" svg:x2="4.279cm" svg:y2="11.623cm">
            <text:p/>
          </draw:line>
          <draw:path draw:style-name="gr3" draw:text-style-name="P1" draw:layer="layout" svg:width="0.028cm" svg:height="0.038cm" svg:x="4.172cm" svg:y="11.76cm" svg:viewBox="0 0 29 39" svg:d="M1 0c-3 11-1 22 5 29 6 6 14 10 23 10">
            <text:p/>
          </draw:path>
          <draw:path draw:style-name="gr3" draw:text-style-name="P1" draw:layer="layout" svg:width="0.04cm" svg:height="0.031cm" svg:x="4.222cm" svg:y="11.548cm" svg:viewBox="0 0 41 32" svg:d="M41 0c-9 0-19 5-27 11-7 6-12 13-14 21">
            <text:p/>
          </draw:path>
          <draw:path draw:style-name="gr3" draw:text-style-name="P1" draw:layer="layout" svg:width="0.021cm" svg:height="0.056cm" svg:x="4.262cm" svg:y="11.548cm" svg:viewBox="0 0 22 57" svg:d="M3 57c2-1 3-2 4-3 16-13 20-34 10-45-5-6-11-9-17-9">
            <text:p/>
          </draw:path>
          <draw:path draw:style-name="gr3" draw:text-style-name="P1" draw:layer="layout" svg:width="0.048cm" svg:height="0.038cm" svg:x="4.232cm" svg:y="11.76cm" svg:viewBox="0 0 49 39" svg:d="M0 39c11 0 23-5 33-13 8-8 13-17 16-26">
            <text:p/>
          </draw:path>
          <draw:path draw:style-name="gr3" draw:text-style-name="P1" draw:layer="layout" svg:width="0.048cm" svg:height="0.037cm" svg:x="4.2cm" svg:y="11.623cm" svg:viewBox="0 0 49 38" svg:d="M49 0c-11 0-23 4-32 14-9 6-14 15-17 24">
            <text:p/>
          </draw:path>
          <draw:path draw:style-name="gr3" draw:text-style-name="P1" draw:layer="layout" svg:width="0.028cm" svg:height="0.037cm" svg:x="4.279cm" svg:y="11.623cm" svg:viewBox="0 0 29 38" svg:d="M28 38c3-11 1-21-5-28-5-7-14-10-23-10">
            <text:p/>
          </draw:path>
          <draw:line draw:style-name="gr3" draw:text-style-name="P1" draw:layer="layout" svg:x1="4.608cm" svg:y1="11.723cm" svg:x2="4.496cm" svg:y2="11.723cm">
            <text:p/>
          </draw:line>
          <draw:polyline draw:style-name="gr3" draw:text-style-name="P1" draw:layer="layout" svg:width="0.175cm" svg:height="0.25cm" svg:x="4.445cm" svg:y="11.548cm" svg:viewBox="0 0 176 251" draw:points="0,251 154,0 176,251">
            <text:p/>
          </draw:polyline>
          <draw:line draw:style-name="gr3" draw:text-style-name="P1" draw:layer="layout" svg:x1="4.699cm" svg:y1="11.785cm" svg:x2="4.694cm" svg:y2="11.799cm">
            <text:p/>
          </draw:line>
          <draw:polyline draw:style-name="gr3" draw:text-style-name="P1" draw:layer="layout" svg:width="0.136cm" svg:height="0.25cm" svg:x="4.769cm" svg:y="11.548cm" svg:viewBox="0 0 137 251" draw:points="137,0 67,0 0,251 69,251">
            <text:p/>
          </draw:polyline>
          <draw:line draw:style-name="gr3" draw:text-style-name="P1" draw:layer="layout" svg:x1="4.875cm" svg:y1="11.66cm" svg:x2="4.806cm" svg:y2="11.66cm">
            <text:p/>
          </draw:line>
          <draw:path draw:style-name="gr3" draw:text-style-name="P1" draw:layer="layout" svg:width="0.073cm" svg:height="0.112cm" svg:x="4.875cm" svg:y="11.548cm" svg:viewBox="0 0 74 113" svg:d="M0 113c16 0 33-7 47-19 28-24 35-60 17-80-7-9-20-14-34-14">
            <text:p/>
          </draw:path>
          <draw:path draw:style-name="gr3" draw:text-style-name="P1" draw:layer="layout" svg:width="0.09cm" svg:height="0.138cm" svg:x="4.838cm" svg:y="11.66cm" svg:viewBox="0 0 91 139" svg:d="M0 139c20 0 41-9 58-24 34-28 43-73 21-98-10-11-25-17-42-17">
            <text:p/>
          </draw:path>
          <draw:line draw:style-name="gr3" draw:text-style-name="P1" draw:layer="layout" svg:x1="4.986cm" svg:y1="11.785cm" svg:x2="4.982cm" svg:y2="11.799cm">
            <text:p/>
          </draw:line>
          <draw:polyline draw:style-name="gr3" draw:text-style-name="P1" draw:layer="layout" svg:width="0.263cm" svg:height="0.334cm" svg:x="15.429cm" svg:y="10.573cm" svg:viewBox="0 0 264 335" draw:points="264,0 127,184 90,0 0,335">
            <text:p/>
          </draw:polyline>
          <draw:line draw:style-name="gr3" draw:text-style-name="P1" draw:layer="layout" svg:x1="15.603cm" svg:y1="10.908cm" svg:x2="15.693cm" svg:y2="10.573cm">
            <text:p/>
          </draw:line>
          <draw:line draw:style-name="gr3" draw:text-style-name="P1" draw:layer="layout" svg:x1="15.772cm" svg:y1="10.573cm" svg:x2="15.892cm" svg:y2="10.573cm">
            <text:p/>
          </draw:line>
          <draw:line draw:style-name="gr3" draw:text-style-name="P1" draw:layer="layout" svg:x1="15.683cm" svg:y1="10.908cm" svg:x2="15.773cm" svg:y2="10.573cm">
            <text:p/>
          </draw:line>
          <draw:line draw:style-name="gr3" draw:text-style-name="P1" draw:layer="layout" svg:x1="16.053cm" svg:y1="10.573cm" svg:x2="15.962cm" svg:y2="10.908cm">
            <text:p/>
          </draw:line>
          <draw:line draw:style-name="gr3" draw:text-style-name="P1" draw:layer="layout" svg:x1="15.972cm" svg:y1="10.573cm" svg:x2="16.132cm" svg:y2="10.573cm">
            <text:p/>
          </draw:line>
          <draw:line draw:style-name="gr3" draw:text-style-name="P1" draw:layer="layout" svg:x1="16.229cm" svg:y1="10.757cm" svg:x2="16.309cm" svg:y2="10.757cm">
            <text:p/>
          </draw:line>
          <draw:line draw:style-name="gr3" draw:text-style-name="P1" draw:layer="layout" svg:x1="16.213cm" svg:y1="10.573cm" svg:x2="16.185cm" svg:y2="10.675cm">
            <text:p/>
          </draw:line>
          <draw:line draw:style-name="gr3" draw:text-style-name="P1" draw:layer="layout" svg:x1="16.282cm" svg:y1="10.858cm" svg:x2="16.359cm" svg:y2="10.573cm">
            <text:p/>
          </draw:line>
          <draw:line draw:style-name="gr3" draw:text-style-name="P1" draw:layer="layout" svg:x1="16.149cm" svg:y1="10.907cm" svg:x2="16.229cm" svg:y2="10.907cm">
            <text:p/>
          </draw:line>
          <draw:path draw:style-name="gr3" draw:text-style-name="P1" draw:layer="layout" svg:width="0.048cm" svg:height="0.084cm" svg:x="16.181cm" svg:y="10.673cm" svg:viewBox="0 0 49 85" svg:d="M4 0c-9 34-1 65 21 78 7 4 15 7 24 7">
            <text:p/>
          </draw:path>
          <draw:path draw:style-name="gr3" draw:text-style-name="P1" draw:layer="layout" svg:width="0.053cm" svg:height="0.05cm" svg:x="16.229cm" svg:y="10.857cm" svg:viewBox="0 0 54 51" svg:d="M0 51c16 0 34-14 46-32 4-6 7-13 8-19">
            <text:p/>
          </draw:path>
          <draw:polyline draw:style-name="gr3" draw:text-style-name="P1" draw:layer="layout" svg:width="0.129cm" svg:height="0.234cm" svg:x="16.509cm" svg:y="10.673cm" svg:viewBox="0 0 130 235" draw:points="0,235 66,235 130,0">
            <text:p/>
          </draw:polyline>
          <draw:line draw:style-name="gr3" draw:text-style-name="P1" draw:layer="layout" svg:x1="16.519cm" svg:y1="10.673cm" svg:x2="16.473cm" svg:y2="10.841cm">
            <text:p/>
          </draw:line>
          <draw:path draw:style-name="gr3" draw:text-style-name="P1" draw:layer="layout" svg:width="0.039cm" svg:height="0.067cm" svg:x="16.47cm" svg:y="10.84cm" svg:viewBox="0 0 40 68" svg:d="M3 0c-7 28 0 52 18 63 5 3 12 5 19 5">
            <text:p/>
          </draw:path>
          <draw:line draw:style-name="gr3" draw:text-style-name="P1" draw:layer="layout" svg:x1="16.866cm" svg:y1="10.673cm" svg:x2="16.802cm" svg:y2="10.908cm">
            <text:p/>
          </draw:line>
          <draw:line draw:style-name="gr3" draw:text-style-name="P1" draw:layer="layout" svg:x1="16.76cm" svg:y1="10.791cm" svg:x2="16.866cm" svg:y2="10.673cm">
            <text:p/>
          </draw:line>
          <draw:line draw:style-name="gr3" draw:text-style-name="P1" draw:layer="layout" svg:x1="16.718cm" svg:y1="10.673cm" svg:x2="16.761cm" svg:y2="10.791cm">
            <text:p/>
          </draw:line>
          <draw:line draw:style-name="gr3" draw:text-style-name="P1" draw:layer="layout" svg:x1="16.655cm" svg:y1="10.908cm" svg:x2="16.719cm" svg:y2="10.673cm">
            <text:p/>
          </draw:line>
          <draw:line draw:style-name="gr3" draw:text-style-name="P1" draw:layer="layout" svg:x1="16.887cm" svg:y1="10.89cm" svg:x2="16.882cm" svg:y2="10.908cm">
            <text:p/>
          </draw:line>
          <draw:line draw:style-name="gr3" draw:text-style-name="P1" draw:layer="layout" svg:x1="17.118cm" svg:y1="10.723cm" svg:x2="17.264cm" svg:y2="10.723cm">
            <text:p/>
          </draw:line>
          <draw:line draw:style-name="gr3" draw:text-style-name="P1" draw:layer="layout" svg:x1="17.215cm" svg:y1="10.908cm" svg:x2="17.305cm" svg:y2="10.573cm">
            <text:p/>
          </draw:line>
          <draw:line draw:style-name="gr3" draw:text-style-name="P1" draw:layer="layout" svg:x1="17.069cm" svg:y1="10.908cm" svg:x2="17.159cm" svg:y2="10.573cm">
            <text:p/>
          </draw:line>
          <draw:line draw:style-name="gr3" draw:text-style-name="P1" draw:layer="layout" svg:x1="17.301cm" svg:y1="10.89cm" svg:x2="17.295cm" svg:y2="10.908cm">
            <text:p/>
          </draw:line>
          <draw:line draw:style-name="gr3" draw:text-style-name="P1" draw:layer="layout" svg:x1="17.571cm" svg:y1="10.723cm" svg:x2="17.478cm" svg:y2="10.723cm">
            <text:p/>
          </draw:line>
          <draw:line draw:style-name="gr3" draw:text-style-name="P1" draw:layer="layout" svg:x1="17.544cm" svg:y1="10.573cm" svg:x2="17.464cm" svg:y2="10.573cm">
            <text:p/>
          </draw:line>
          <draw:line draw:style-name="gr3" draw:text-style-name="P1" draw:layer="layout" svg:x1="17.544cm" svg:y1="10.824cm" svg:x2="17.59cm" svg:y2="10.657cm">
            <text:p/>
          </draw:line>
          <draw:line draw:style-name="gr3" draw:text-style-name="P1" draw:layer="layout" svg:x1="17.375cm" svg:y1="10.907cm" svg:x2="17.455cm" svg:y2="10.907cm">
            <text:p/>
          </draw:line>
          <draw:path draw:style-name="gr3" draw:text-style-name="P1" draw:layer="layout" svg:width="0.049cm" svg:height="0.084cm" svg:x="17.544cm" svg:y="10.573cm" svg:viewBox="0 0 50 85" svg:d="M46 85c9-35 1-65-21-78-7-4-16-7-25-7">
            <text:p/>
          </draw:path>
          <draw:path draw:style-name="gr3" draw:text-style-name="P1" draw:layer="layout" svg:width="0.089cm" svg:height="0.084cm" svg:x="17.455cm" svg:y="10.823cm" svg:viewBox="0 0 90 85" svg:d="M0 85c27 0 57-22 75-53 8-10 12-21 15-32">
            <text:p/>
          </draw:path>
          <draw:line draw:style-name="gr3" draw:text-style-name="P1" draw:layer="layout" svg:x1="17.607cm" svg:y1="10.89cm" svg:x2="17.602cm" svg:y2="10.908cm">
            <text:p/>
          </draw:line>
          <draw:line draw:style-name="gr3" draw:text-style-name="P1" draw:layer="layout" svg:x1="17.804cm" svg:y1="10.723cm" svg:x2="17.731cm" svg:y2="10.723cm">
            <text:p/>
          </draw:line>
          <draw:line draw:style-name="gr3" draw:text-style-name="P1" draw:layer="layout" svg:x1="17.771cm" svg:y1="10.573cm" svg:x2="17.891cm" svg:y2="10.573cm">
            <text:p/>
          </draw:line>
          <draw:line draw:style-name="gr3" draw:text-style-name="P1" draw:layer="layout" svg:x1="17.682cm" svg:y1="10.908cm" svg:x2="17.772cm" svg:y2="10.573cm">
            <text:p/>
          </draw:line>
          <draw:line draw:style-name="gr3" draw:text-style-name="P1" draw:layer="layout" svg:x1="17.682cm" svg:y1="10.907cm" svg:x2="17.755cm" svg:y2="10.907cm">
            <text:p/>
          </draw:line>
          <draw:path draw:style-name="gr3" draw:text-style-name="P1" draw:layer="layout" svg:width="0.102cm" svg:height="0.184cm" svg:x="17.755cm" svg:y="10.723cm" svg:viewBox="0 0 103 185" svg:d="M0 185c31 0 63-23 84-57 28-47 24-100-8-121-8-4-16-7-26-7">
            <text:p/>
          </draw:path>
          <draw:line draw:style-name="gr3" draw:text-style-name="P1" draw:layer="layout" svg:x1="17.958cm" svg:y1="10.723cm" svg:x2="17.922cm" svg:y2="10.858cm">
            <text:p/>
          </draw:line>
          <draw:line draw:style-name="gr3" draw:text-style-name="P1" draw:layer="layout" svg:x1="17.948cm" svg:y1="10.907cm" svg:x2="17.975cm" svg:y2="10.907cm">
            <text:p/>
          </draw:line>
          <draw:polyline draw:style-name="gr3" draw:text-style-name="P1" draw:layer="layout" svg:width="0.066cm" svg:height="0.184cm" svg:x="18.011cm" svg:y="10.673cm" svg:viewBox="0 0 67 185" draw:points="17,185 67,0 0,0">
            <text:p/>
          </draw:polyline>
          <draw:path draw:style-name="gr3" draw:text-style-name="P1" draw:layer="layout" svg:width="0.054cm" svg:height="0.05cm" svg:x="17.957cm" svg:y="10.673cm" svg:viewBox="0 0 55 51" svg:d="M55 0c-17 0-34 13-46 32-4 6-7 13-9 19">
            <text:p/>
          </draw:path>
          <draw:path draw:style-name="gr3" draw:text-style-name="P1" draw:layer="layout" svg:width="0.028cm" svg:height="0.05cm" svg:x="17.919cm" svg:y="10.857cm" svg:viewBox="0 0 29 51" svg:d="M2 0c-6 20-1 38 13 47 4 2 9 4 14 4">
            <text:p/>
          </draw:path>
          <draw:path draw:style-name="gr3" draw:text-style-name="P1" draw:layer="layout" svg:width="0.029cm" svg:height="0.05cm" svg:x="18.026cm" svg:y="10.857cm" svg:viewBox="0 0 30 51" svg:d="M2 0c-5 20 0 38 13 47 5 2 10 4 15 4">
            <text:p/>
          </draw:path>
          <draw:path draw:style-name="gr3" draw:text-style-name="P1" draw:layer="layout" svg:width="0.053cm" svg:height="0.05cm" svg:x="17.975cm" svg:y="10.857cm" svg:viewBox="0 0 54 51" svg:d="M0 51c16 0 34-14 46-32 4-6 6-13 8-19">
            <text:p/>
          </draw:path>
          <draw:line draw:style-name="gr3" draw:text-style-name="P1" draw:layer="layout" svg:x1="18.175cm" svg:y1="10.907cm" svg:x2="18.255cm" svg:y2="10.907cm">
            <text:p/>
          </draw:line>
          <draw:line draw:style-name="gr3" draw:text-style-name="P1" draw:layer="layout" svg:x1="18.246cm" svg:y1="10.941cm" svg:x2="18.318cm" svg:y2="10.673cm">
            <text:p/>
          </draw:line>
          <draw:line draw:style-name="gr3" draw:text-style-name="P1" draw:layer="layout" svg:x1="18.126cm" svg:y1="10.99cm" svg:x2="18.192cm" svg:y2="10.99cm">
            <text:p/>
          </draw:line>
          <draw:line draw:style-name="gr3" draw:text-style-name="P1" draw:layer="layout" svg:x1="18.198cm" svg:y1="10.673cm" svg:x2="18.148cm" svg:y2="10.858cm">
            <text:p/>
          </draw:line>
          <draw:path draw:style-name="gr3" draw:text-style-name="P1" draw:layer="layout" svg:width="0.029cm" svg:height="0.05cm" svg:x="18.146cm" svg:y="10.857cm" svg:viewBox="0 0 30 51" svg:d="M2 0c-5 20 0 38 14 47 4 2 9 4 14 4">
            <text:p/>
          </draw:path>
          <draw:path draw:style-name="gr3" draw:text-style-name="P1" draw:layer="layout" svg:width="0.054cm" svg:height="0.05cm" svg:x="18.192cm" svg:y="10.94cm" svg:viewBox="0 0 55 51" svg:d="M0 51c17 0 34-12 47-31 3-6 6-14 8-20">
            <text:p/>
          </draw:path>
          <draw:line draw:style-name="gr3" draw:text-style-name="P1" draw:layer="layout" svg:x1="18.545cm" svg:y1="10.673cm" svg:x2="18.481cm" svg:y2="10.908cm">
            <text:p/>
          </draw:line>
          <draw:line draw:style-name="gr3" draw:text-style-name="P1" draw:layer="layout" svg:x1="18.439cm" svg:y1="10.791cm" svg:x2="18.545cm" svg:y2="10.673cm">
            <text:p/>
          </draw:line>
          <draw:line draw:style-name="gr3" draw:text-style-name="P1" draw:layer="layout" svg:x1="18.397cm" svg:y1="10.673cm" svg:x2="18.44cm" svg:y2="10.791cm">
            <text:p/>
          </draw:line>
          <draw:line draw:style-name="gr3" draw:text-style-name="P1" draw:layer="layout" svg:x1="18.335cm" svg:y1="10.908cm" svg:x2="18.398cm" svg:y2="10.673cm">
            <text:p/>
          </draw:line>
          <draw:line draw:style-name="gr3" draw:text-style-name="P1" draw:layer="layout" svg:x1="18.611cm" svg:y1="10.723cm" svg:x2="18.575cm" svg:y2="10.858cm">
            <text:p/>
          </draw:line>
          <draw:line draw:style-name="gr3" draw:text-style-name="P1" draw:layer="layout" svg:x1="18.601cm" svg:y1="10.907cm" svg:x2="18.628cm" svg:y2="10.907cm">
            <text:p/>
          </draw:line>
          <draw:polyline draw:style-name="gr3" draw:text-style-name="P1" draw:layer="layout" svg:width="0.066cm" svg:height="0.184cm" svg:x="18.664cm" svg:y="10.673cm" svg:viewBox="0 0 67 185" draw:points="18,185 67,0 0,0">
            <text:p/>
          </draw:polyline>
          <draw:path draw:style-name="gr3" draw:text-style-name="P1" draw:layer="layout" svg:width="0.054cm" svg:height="0.05cm" svg:x="18.61cm" svg:y="10.673cm" svg:viewBox="0 0 55 51" svg:d="M55 0c-17 0-35 13-47 32-3 6-6 13-8 19">
            <text:p/>
          </draw:path>
          <draw:path draw:style-name="gr3" draw:text-style-name="P1" draw:layer="layout" svg:width="0.028cm" svg:height="0.05cm" svg:x="18.572cm" svg:y="10.857cm" svg:viewBox="0 0 29 51" svg:d="M3 0c-7 20-2 38 12 47 4 2 9 4 14 4">
            <text:p/>
          </draw:path>
          <draw:path draw:style-name="gr3" draw:text-style-name="P1" draw:layer="layout" svg:width="0.029cm" svg:height="0.05cm" svg:x="18.679cm" svg:y="10.857cm" svg:viewBox="0 0 30 51" svg:d="M2 0c-5 20 0 38 14 47 4 2 9 4 14 4">
            <text:p/>
          </draw:path>
          <draw:path draw:style-name="gr3" draw:text-style-name="P1" draw:layer="layout" svg:width="0.053cm" svg:height="0.05cm" svg:x="18.628cm" svg:y="10.857cm" svg:viewBox="0 0 54 51" svg:d="M0 51c16 0 35-14 46-32 4-6 6-13 8-19">
            <text:p/>
          </draw:path>
          <draw:line draw:style-name="gr3" draw:text-style-name="P1" draw:layer="layout" svg:x1="18.819cm" svg:y1="10.79cm" svg:x2="18.939cm" svg:y2="10.79cm">
            <text:p/>
          </draw:line>
          <draw:line draw:style-name="gr3" draw:text-style-name="P1" draw:layer="layout" svg:x1="18.908cm" svg:y1="10.908cm" svg:x2="18.971cm" svg:y2="10.673cm">
            <text:p/>
          </draw:line>
          <draw:line draw:style-name="gr3" draw:text-style-name="P1" draw:layer="layout" svg:x1="18.788cm" svg:y1="10.908cm" svg:x2="18.851cm" svg:y2="10.673cm">
            <text:p/>
          </draw:line>
          <draw:line draw:style-name="gr3" draw:text-style-name="P1" draw:layer="layout" svg:x1="19.038cm" svg:y1="10.723cm" svg:x2="19.001cm" svg:y2="10.858cm">
            <text:p/>
          </draw:line>
          <draw:line draw:style-name="gr3" draw:text-style-name="P1" draw:layer="layout" svg:x1="19.028cm" svg:y1="10.907cm" svg:x2="19.054cm" svg:y2="10.907cm">
            <text:p/>
          </draw:line>
          <draw:polyline draw:style-name="gr3" draw:text-style-name="P1" draw:layer="layout" svg:width="0.067cm" svg:height="0.184cm" svg:x="19.09cm" svg:y="10.673cm" svg:viewBox="0 0 68 185" draw:points="18,185 68,0 0,0">
            <text:p/>
          </draw:polyline>
          <draw:path draw:style-name="gr3" draw:text-style-name="P1" draw:layer="layout" svg:width="0.053cm" svg:height="0.05cm" svg:x="19.037cm" svg:y="10.673cm" svg:viewBox="0 0 54 51" svg:d="M54 0c-17 0-35 13-46 32-4 6-6 13-8 19">
            <text:p/>
          </draw:path>
          <draw:path draw:style-name="gr3" draw:text-style-name="P1" draw:layer="layout" svg:width="0.029cm" svg:height="0.05cm" svg:x="18.999cm" svg:y="10.857cm" svg:viewBox="0 0 30 51" svg:d="M2 0c-5 20 0 38 12 47 5 2 9 4 16 4">
            <text:p/>
          </draw:path>
          <draw:path draw:style-name="gr3" draw:text-style-name="P1" draw:layer="layout" svg:width="0.028cm" svg:height="0.05cm" svg:x="19.106cm" svg:y="10.857cm" svg:viewBox="0 0 29 51" svg:d="M3 0c-7 20-1 38 12 47 4 2 9 4 14 4">
            <text:p/>
          </draw:path>
          <draw:path draw:style-name="gr3" draw:text-style-name="P1" draw:layer="layout" svg:width="0.054cm" svg:height="0.05cm" svg:x="19.054cm" svg:y="10.857cm" svg:viewBox="0 0 55 51" svg:d="M0 51c17 0 35-14 47-32 3-6 6-13 8-19">
            <text:p/>
          </draw:path>
          <draw:line draw:style-name="gr3" draw:text-style-name="P1" draw:layer="layout" svg:x1="16.031cm" svg:y1="11.589cm" svg:x2="15.939cm" svg:y2="11.648cm">
            <text:p/>
          </draw:line>
          <draw:path draw:style-name="gr3" draw:text-style-name="P1" draw:layer="layout" svg:width="0.042cm" svg:height="0.1cm" svg:x="15.908cm" svg:y="11.647cm" svg:viewBox="0 0 43 101" svg:d="M31 0c-5 4-9 9-13 14-22 28-24 63-4 79 8 6 17 9 29 8">
            <text:p/>
          </draw:path>
          <draw:path draw:style-name="gr3" draw:text-style-name="P1" draw:layer="layout" svg:width="0.074cm" svg:height="0.025cm" svg:x="15.95cm" svg:y="11.722cm" svg:viewBox="0 0 75 26" svg:d="M0 26c24-1 50-10 75-26">
            <text:p/>
          </draw:path>
          <draw:path draw:style-name="gr3" draw:text-style-name="P1" draw:layer="layout" svg:width="0.074cm" svg:height="0.025cm" svg:x="15.953cm" svg:y="11.514cm" svg:viewBox="0 0 75 26" svg:d="M75 0c-25 0-51 9-75 26">
            <text:p/>
          </draw:path>
          <draw:path draw:style-name="gr3" draw:text-style-name="P1" draw:layer="layout" svg:width="0.028cm" svg:height="0.075cm" svg:x="16.027cm" svg:y="11.514cm" svg:viewBox="0 0 29 76" svg:d="M3 76c4-4 9-8 13-12 16-21 17-47 2-58-5-4-11-6-18-6">
            <text:p/>
          </draw:path>
          <draw:line draw:style-name="gr3" draw:text-style-name="P1" draw:layer="layout" svg:x1="16.248cm" svg:y1="11.698cm" svg:x2="16.285cm" svg:y2="11.564cm">
            <text:p/>
          </draw:line>
          <draw:polyline draw:style-name="gr3" draw:text-style-name="P1" draw:layer="layout" svg:width="0.167cm" svg:height="0.316cm" svg:x="16.085cm" svg:y="11.514cm" svg:viewBox="0 0 168 317" draw:points="168,0 85,0 0,317">
            <text:p/>
          </draw:polyline>
          <draw:line draw:style-name="gr3" draw:text-style-name="P1" draw:layer="layout" svg:x1="16.107cm" svg:y1="11.747cm" svg:x2="16.19cm" svg:y2="11.747cm">
            <text:p/>
          </draw:line>
          <draw:path draw:style-name="gr3" draw:text-style-name="P1" draw:layer="layout" svg:width="0.058cm" svg:height="0.05cm" svg:x="16.19cm" svg:y="11.697cm" svg:viewBox="0 0 59 51" svg:d="M0 51c16 0 34-9 46-25 6-8 10-17 13-26">
            <text:p/>
          </draw:path>
          <draw:path draw:style-name="gr3" draw:text-style-name="P1" draw:layer="layout" svg:width="0.034cm" svg:height="0.05cm" svg:x="16.252cm" svg:y="11.514cm" svg:viewBox="0 0 35 51" svg:d="M33 51c4-18 0-35-12-44-6-5-13-7-21-7">
            <text:p/>
          </draw:path>
          <draw:line draw:style-name="gr3" draw:text-style-name="P1" draw:layer="layout" svg:x1="16.369cm" svg:y1="11.747cm" svg:x2="16.459cm" svg:y2="11.747cm">
            <text:p/>
          </draw:line>
          <draw:line draw:style-name="gr3" draw:text-style-name="P1" draw:layer="layout" svg:x1="16.45cm" svg:y1="11.781cm" svg:x2="16.523cm" svg:y2="11.514cm">
            <text:p/>
          </draw:line>
          <draw:line draw:style-name="gr3" draw:text-style-name="P1" draw:layer="layout" svg:x1="16.317cm" svg:y1="11.83cm" svg:x2="16.392cm" svg:y2="11.83cm">
            <text:p/>
          </draw:line>
          <draw:line draw:style-name="gr3" draw:text-style-name="P1" draw:layer="layout" svg:x1="16.388cm" svg:y1="11.514cm" svg:x2="16.338cm" svg:y2="11.698cm">
            <text:p/>
          </draw:line>
          <draw:path draw:style-name="gr3" draw:text-style-name="P1" draw:layer="layout" svg:width="0.033cm" svg:height="0.05cm" svg:x="16.336cm" svg:y="11.697cm" svg:viewBox="0 0 34 51" svg:d="M2 0c-5 18-1 34 11 44 6 5 13 7 21 7">
            <text:p/>
          </draw:path>
          <draw:path draw:style-name="gr3" draw:text-style-name="P1" draw:layer="layout" svg:width="0.058cm" svg:height="0.051cm" svg:x="16.392cm" svg:y="11.78cm" svg:viewBox="0 0 59 52" svg:d="M0 52c16 0 33-10 46-25 7-8 11-17 13-27">
            <text:p/>
          </draw:path>
          <draw:polyline draw:style-name="gr3" draw:text-style-name="P1" draw:layer="layout" svg:width="0.153cm" svg:height="0.233cm" svg:x="16.549cm" svg:y="11.514cm" svg:viewBox="0 0 154 234" draw:points="154,0 63,0 0,234">
            <text:p/>
          </draw:polyline>
          <draw:line draw:style-name="gr3" draw:text-style-name="P1" draw:layer="layout" svg:x1="16.684cm" svg:y1="11.748cm" svg:x2="16.734cm" svg:y2="11.564cm">
            <text:p/>
          </draw:line>
          <draw:path draw:style-name="gr3" draw:text-style-name="P1" draw:layer="layout" svg:width="0.034cm" svg:height="0.05cm" svg:x="16.702cm" svg:y="11.514cm" svg:viewBox="0 0 35 51" svg:d="M32 51c6-18 1-35-10-44-6-5-13-7-22-7">
            <text:p/>
          </draw:path>
          <draw:polyline draw:style-name="gr3" draw:text-style-name="P1" draw:layer="layout" svg:width="0.153cm" svg:height="0.233cm" svg:x="16.774cm" svg:y="11.514cm" svg:viewBox="0 0 154 234" draw:points="154,0 63,0 0,234">
            <text:p/>
          </draw:polyline>
          <draw:line draw:style-name="gr3" draw:text-style-name="P1" draw:layer="layout" svg:x1="16.909cm" svg:y1="11.748cm" svg:x2="16.959cm" svg:y2="11.564cm">
            <text:p/>
          </draw:line>
          <draw:path draw:style-name="gr3" draw:text-style-name="P1" draw:layer="layout" svg:width="0.033cm" svg:height="0.05cm" svg:x="16.927cm" svg:y="11.514cm" svg:viewBox="0 0 34 51" svg:d="M32 51c5-18 1-35-10-44-6-5-13-7-22-7">
            <text:p/>
          </draw:path>
          <draw:line draw:style-name="gr3" draw:text-style-name="P1" draw:layer="layout" svg:x1="17.049cm" svg:y1="11.564cm" svg:x2="17.013cm" svg:y2="11.698cm">
            <text:p/>
          </draw:line>
          <draw:line draw:style-name="gr3" draw:text-style-name="P1" draw:layer="layout" svg:x1="17.044cm" svg:y1="11.747cm" svg:x2="17.074cm" svg:y2="11.747cm">
            <text:p/>
          </draw:line>
          <draw:polyline draw:style-name="gr3" draw:text-style-name="P1" draw:layer="layout" svg:width="0.075cm" svg:height="0.183cm" svg:x="17.107cm" svg:y="11.514cm" svg:viewBox="0 0 76 184" draw:points="26,184 76,0 0,0">
            <text:p/>
          </draw:polyline>
          <draw:path draw:style-name="gr3" draw:text-style-name="P1" draw:layer="layout" svg:width="0.059cm" svg:height="0.05cm" svg:x="17.048cm" svg:y="11.514cm" svg:viewBox="0 0 60 51" svg:d="M60 0c-16 0-33 9-47 25-6 8-10 17-13 26">
            <text:p/>
          </draw:path>
          <draw:path draw:style-name="gr3" draw:text-style-name="P1" draw:layer="layout" svg:width="0.033cm" svg:height="0.05cm" svg:x="17.011cm" svg:y="11.697cm" svg:viewBox="0 0 34 51" svg:d="M2 0c-5 18-1 34 10 44 6 5 14 7 22 7">
            <text:p/>
          </draw:path>
          <draw:path draw:style-name="gr3" draw:text-style-name="P1" draw:layer="layout" svg:width="0.033cm" svg:height="0.05cm" svg:x="17.131cm" svg:y="11.697cm" svg:viewBox="0 0 34 51" svg:d="M2 0c-5 18 0 34 11 44 6 5 13 7 21 7">
            <text:p/>
          </draw:path>
          <draw:path draw:style-name="gr3" draw:text-style-name="P1" draw:layer="layout" svg:width="0.058cm" svg:height="0.05cm" svg:x="17.074cm" svg:y="11.697cm" svg:viewBox="0 0 59 51" svg:d="M0 51c16 0 33-9 45-25 7-8 11-17 14-26">
            <text:p/>
          </draw:path>
          <draw:polyline draw:style-name="gr3" draw:text-style-name="P1" draw:layer="layout" svg:width="0.172cm" svg:height="0.333cm" svg:x="17.374cm" svg:y="11.414cm" svg:viewBox="0 0 173 334" draw:points="173,0 89,0 0,334">
            <text:p/>
          </draw:polyline>
          <draw:line draw:style-name="gr3" draw:text-style-name="P1" draw:layer="layout" svg:x1="17.414cm" svg:y1="11.597cm" svg:x2="17.497cm" svg:y2="11.597cm">
            <text:p/>
          </draw:line>
          <draw:path draw:style-name="gr3" draw:text-style-name="P1" draw:layer="layout" svg:width="0.11cm" svg:height="0.183cm" svg:x="17.497cm" svg:y="11.414cm" svg:viewBox="0 0 111 184" svg:d="M0 184c29 0 60-17 83-45 35-43 38-100 5-126-10-9-24-13-39-13">
            <text:p/>
          </draw:path>
          <draw:line draw:style-name="gr3" draw:text-style-name="P1" draw:layer="layout" svg:x1="17.742cm" svg:y1="11.547cm" svg:x2="17.795cm" svg:y2="11.748cm">
            <text:p/>
          </draw:line>
          <draw:line draw:style-name="gr3" draw:text-style-name="P1" draw:layer="layout" svg:x1="17.665cm" svg:y1="11.615cm" svg:x2="17.884cm" svg:y2="11.414cm">
            <text:p/>
          </draw:line>
          <draw:line draw:style-name="gr3" draw:text-style-name="P1" draw:layer="layout" svg:x1="17.629cm" svg:y1="11.748cm" svg:x2="17.719cm" svg:y2="11.414cm">
            <text:p/>
          </draw:line>
          <draw:line draw:style-name="gr3" draw:text-style-name="P1" draw:layer="layout" svg:x1="18.059cm" svg:y1="11.598cm" svg:x2="18.089cm" svg:y2="11.489cm">
            <text:p/>
          </draw:line>
          <draw:line draw:style-name="gr3" draw:text-style-name="P1" draw:layer="layout" svg:x1="17.954cm" svg:y1="11.489cm" svg:x2="17.94cm" svg:y2="11.54cm">
            <text:p/>
          </draw:line>
          <draw:line draw:style-name="gr3" draw:text-style-name="P1" draw:layer="layout" svg:x1="17.976cm" svg:y1="11.597cm" svg:x2="18.059cm" svg:y2="11.597cm">
            <text:p/>
          </draw:line>
          <draw:path draw:style-name="gr3" draw:text-style-name="P1" draw:layer="layout" svg:width="0.145cm" svg:height="0.15cm" svg:x="17.914cm" svg:y="11.597cm" svg:viewBox="0 0 146 151" svg:d="M0 151c38-11 76-37 104-72 19-24 34-51 42-79">
            <text:p/>
          </draw:path>
          <draw:path draw:style-name="gr3" draw:text-style-name="P1" draw:layer="layout" svg:width="0.138cm" svg:height="0.075cm" svg:x="17.953cm" svg:y="11.414cm" svg:viewBox="0 0 139 76" svg:d="M136 76c7-27 1-51-16-66-26-21-72-9-100 27-10 12-16 25-20 39">
            <text:p/>
          </draw:path>
          <draw:path draw:style-name="gr3" draw:text-style-name="P1" draw:layer="layout" svg:width="0.039cm" svg:height="0.058cm" svg:x="17.937cm" svg:y="11.539cm" svg:viewBox="0 0 40 59" svg:d="M3 0c-6 21-1 40 12 51 6 5 16 8 25 8">
            <text:p/>
          </draw:path>
          <draw:line draw:style-name="gr3" draw:text-style-name="P1" draw:layer="layout" svg:x1="18.14cm" svg:y1="11.63cm" svg:x2="18.29cm" svg:y2="11.63cm">
            <text:p/>
          </draw:line>
          <draw:line draw:style-name="gr3" draw:text-style-name="P1" draw:layer="layout" svg:x1="16.316cm" svg:y1="11.341cm" svg:x2="16.261cm" svg:y2="11.207cm">
            <text:p/>
          </draw:line>
          <draw:line draw:style-name="gr3" draw:text-style-name="P1" draw:layer="layout" svg:x1="16.202cm" svg:y1="11.258cm" svg:x2="16.378cm" svg:y2="11.107cm">
            <text:p/>
          </draw:line>
          <draw:line draw:style-name="gr3" draw:text-style-name="P1" draw:layer="layout" svg:x1="16.244cm" svg:y1="11.107cm" svg:x2="16.18cm" svg:y2="11.341cm">
            <text:p/>
          </draw:line>
          <draw:line draw:style-name="gr3" draw:text-style-name="P1" draw:layer="layout" svg:x1="16.455cm" svg:y1="11.157cm" svg:x2="16.418cm" svg:y2="11.291cm">
            <text:p/>
          </draw:line>
          <draw:line draw:style-name="gr3" draw:text-style-name="P1" draw:layer="layout" svg:x1="16.45cm" svg:y1="11.34cm" svg:x2="16.48cm" svg:y2="11.34cm">
            <text:p/>
          </draw:line>
          <draw:polyline draw:style-name="gr3" draw:text-style-name="P1" draw:layer="layout" svg:width="0.075cm" svg:height="0.183cm" svg:x="16.512cm" svg:y="11.107cm" svg:viewBox="0 0 76 184" draw:points="27,184 76,0 0,0">
            <text:p/>
          </draw:polyline>
          <draw:path draw:style-name="gr3" draw:text-style-name="P1" draw:layer="layout" svg:width="0.058cm" svg:height="0.05cm" svg:x="16.454cm" svg:y="11.107cm" svg:viewBox="0 0 59 51" svg:d="M59 0c-15 0-34 9-46 24-6 8-11 18-13 27">
            <text:p/>
          </draw:path>
          <draw:path draw:style-name="gr3" draw:text-style-name="P1" draw:layer="layout" svg:width="0.034cm" svg:height="0.051cm" svg:x="16.416cm" svg:y="11.29cm" svg:viewBox="0 0 35 52" svg:d="M2 0c-4 19 0 35 11 44 6 5 14 8 22 8">
            <text:p/>
          </draw:path>
          <draw:path draw:style-name="gr3" draw:text-style-name="P1" draw:layer="layout" svg:width="0.033cm" svg:height="0.051cm" svg:x="16.536cm" svg:y="11.29cm" svg:viewBox="0 0 34 52" svg:d="M2 0c-5 19 0 35 11 44 5 5 13 8 21 8">
            <text:p/>
          </draw:path>
          <draw:path draw:style-name="gr3" draw:text-style-name="P1" draw:layer="layout" svg:width="0.058cm" svg:height="0.051cm" svg:x="16.48cm" svg:y="11.29cm" svg:viewBox="0 0 59 52" svg:d="M0 52c17 0 34-10 46-25 6-8 11-17 13-27">
            <text:p/>
          </draw:path>
          <draw:line draw:style-name="gr3" draw:text-style-name="P1" draw:layer="layout" svg:x1="16.742cm" svg:y1="11.34cm" svg:x2="16.772cm" svg:y2="11.34cm">
            <text:p/>
          </draw:line>
          <draw:line draw:style-name="gr3" draw:text-style-name="P1" draw:layer="layout" svg:x1="16.879cm" svg:y1="11.249cm" svg:x2="16.894cm" svg:y2="11.198cm">
            <text:p/>
          </draw:line>
          <draw:line draw:style-name="gr3" draw:text-style-name="P1" draw:layer="layout" svg:x1="16.835cm" svg:y1="11.107cm" svg:x2="16.805cm" svg:y2="11.107cm">
            <text:p/>
          </draw:line>
          <draw:line draw:style-name="gr3" draw:text-style-name="P1" draw:layer="layout" svg:x1="16.699cm" svg:y1="11.198cm" svg:x2="16.684cm" svg:y2="11.249cm">
            <text:p/>
          </draw:line>
          <draw:line draw:style-name="gr3" draw:text-style-name="P1" draw:layer="layout" svg:x1="16.839cm" svg:y1="11.04cm" svg:x2="16.735cm" svg:y2="11.424cm">
            <text:p/>
          </draw:line>
          <draw:path draw:style-name="gr3" draw:text-style-name="P1" draw:layer="layout" svg:width="0.061cm" svg:height="0.092cm" svg:x="16.681cm" svg:y="11.248cm" svg:viewBox="0 0 62 93" svg:d="M3 0c-8 33-1 64 21 80 10 8 23 13 38 13">
            <text:p/>
          </draw:path>
          <draw:path draw:style-name="gr3" draw:text-style-name="P1" draw:layer="layout" svg:width="0.107cm" svg:height="0.092cm" svg:x="16.772cm" svg:y="11.248cm" svg:viewBox="0 0 108 93" svg:d="M0 93c29 0 62-17 84-45 12-15 20-31 24-48">
            <text:p/>
          </draw:path>
          <draw:path draw:style-name="gr3" draw:text-style-name="P1" draw:layer="layout" svg:width="0.061cm" svg:height="0.091cm" svg:x="16.835cm" svg:y="11.107cm" svg:viewBox="0 0 62 92" svg:d="M59 92c8-32 1-62-21-78-10-9-23-14-38-14">
            <text:p/>
          </draw:path>
          <draw:path draw:style-name="gr3" draw:text-style-name="P1" draw:layer="layout" svg:width="0.107cm" svg:height="0.091cm" svg:x="16.698cm" svg:y="11.107cm" svg:viewBox="0 0 108 92" svg:d="M108 0c-29 0-61 18-83 45-11 15-21 31-25 47">
            <text:p/>
          </draw:path>
          <draw:line draw:style-name="gr3" draw:text-style-name="P1" draw:layer="layout" svg:x1="17.111cm" svg:y1="11.223cm" svg:x2="16.976cm" svg:y2="11.223cm">
            <text:p/>
          </draw:line>
          <draw:line draw:style-name="gr3" draw:text-style-name="P1" draw:layer="layout" svg:x1="16.988cm" svg:y1="11.182cm" svg:x2="16.956cm" svg:y2="11.299cm">
            <text:p/>
          </draw:line>
          <draw:line draw:style-name="gr3" draw:text-style-name="P1" draw:layer="layout" svg:x1="16.982cm" svg:y1="11.34cm" svg:x2="17.08cm" svg:y2="11.34cm">
            <text:p/>
          </draw:line>
          <draw:line draw:style-name="gr3" draw:text-style-name="P1" draw:layer="layout" svg:x1="17.111cm" svg:y1="11.224cm" svg:x2="17.123cm" svg:y2="11.182cm">
            <text:p/>
          </draw:line>
          <draw:path draw:style-name="gr3" draw:text-style-name="P1" draw:layer="layout" svg:width="0.138cm" svg:height="0.075cm" svg:x="16.987cm" svg:y="11.107cm" svg:viewBox="0 0 139 76" svg:d="M136 76c7-27 1-52-16-66-27-21-72-9-100 27-9 12-16 25-20 39">
            <text:p/>
          </draw:path>
          <draw:path draw:style-name="gr3" draw:text-style-name="P1" draw:layer="layout" svg:width="0.028cm" svg:height="0.042cm" svg:x="16.954cm" svg:y="11.298cm" svg:viewBox="0 0 29 43" svg:d="M2 0c-4 15-1 29 9 37 4 4 11 6 18 6">
            <text:p/>
          </draw:path>
          <draw:line draw:style-name="gr3" draw:text-style-name="P1" draw:layer="layout" svg:x1="17.281cm" svg:y1="11.007cm" svg:x2="17.341cm" svg:y2="11.007cm">
            <text:p/>
          </draw:line>
          <draw:line draw:style-name="gr3" draw:text-style-name="P1" draw:layer="layout" svg:x1="17.374cm" svg:y1="11.057cm" svg:x2="17.31cm" svg:y2="11.291cm">
            <text:p/>
          </draw:line>
          <draw:line draw:style-name="gr3" draw:text-style-name="P1" draw:layer="layout" svg:x1="17.183cm" svg:y1="11.291cm" svg:x2="17.22cm" svg:y2="11.157cm">
            <text:p/>
          </draw:line>
          <draw:line draw:style-name="gr3" draw:text-style-name="P1" draw:layer="layout" svg:x1="17.277cm" svg:y1="11.107cm" svg:x2="17.36cm" svg:y2="11.107cm">
            <text:p/>
          </draw:line>
          <draw:line draw:style-name="gr3" draw:text-style-name="P1" draw:layer="layout" svg:x1="17.215cm" svg:y1="11.34cm" svg:x2="17.252cm" svg:y2="11.34cm">
            <text:p/>
          </draw:line>
          <draw:path draw:style-name="gr3" draw:text-style-name="P1" draw:layer="layout" svg:width="0.034cm" svg:height="0.05cm" svg:x="17.341cm" svg:y="11.007cm" svg:viewBox="0 0 35 51" svg:d="M33 51c5-19 1-35-12-44-5-5-13-7-21-7">
            <text:p/>
          </draw:path>
          <draw:path draw:style-name="gr3" draw:text-style-name="P1" draw:layer="layout" svg:width="0.058cm" svg:height="0.051cm" svg:x="17.252cm" svg:y="11.29cm" svg:viewBox="0 0 59 52" svg:d="M0 52c16 0 33-10 45-25 6-8 12-17 14-27">
            <text:p/>
          </draw:path>
          <draw:path draw:style-name="gr3" draw:text-style-name="P1" draw:layer="layout" svg:width="0.058cm" svg:height="0.05cm" svg:x="17.219cm" svg:y="11.107cm" svg:viewBox="0 0 59 51" svg:d="M59 0c-16 0-34 9-46 24-6 8-11 18-13 27">
            <text:p/>
          </draw:path>
          <draw:path draw:style-name="gr3" draw:text-style-name="P1" draw:layer="layout" svg:width="0.034cm" svg:height="0.051cm" svg:x="17.181cm" svg:y="11.29cm" svg:viewBox="0 0 35 52" svg:d="M2 0c-5 19-1 35 10 44 7 5 14 8 23 8">
            <text:p/>
          </draw:path>
          <draw:line draw:style-name="gr3" draw:text-style-name="P1" draw:layer="layout" svg:x1="17.528cm" svg:y1="11.291cm" svg:x2="17.566cm" svg:y2="11.157cm">
            <text:p/>
          </draw:line>
          <draw:polyline draw:style-name="gr3" draw:text-style-name="P1" draw:layer="layout" svg:width="0.167cm" svg:height="0.316cm" svg:x="17.365cm" svg:y="11.107cm" svg:viewBox="0 0 168 317" draw:points="168,0 85,0 0,317">
            <text:p/>
          </draw:polyline>
          <draw:line draw:style-name="gr3" draw:text-style-name="P1" draw:layer="layout" svg:x1="17.387cm" svg:y1="11.34cm" svg:x2="17.469cm" svg:y2="11.34cm">
            <text:p/>
          </draw:line>
          <draw:path draw:style-name="gr3" draw:text-style-name="P1" draw:layer="layout" svg:width="0.059cm" svg:height="0.051cm" svg:x="17.469cm" svg:y="11.29cm" svg:viewBox="0 0 60 52" svg:d="M0 52c17 0 34-10 47-25 6-8 10-17 13-27">
            <text:p/>
          </draw:path>
          <draw:path draw:style-name="gr3" draw:text-style-name="P1" draw:layer="layout" svg:width="0.034cm" svg:height="0.05cm" svg:x="17.532cm" svg:y="11.107cm" svg:viewBox="0 0 35 51" svg:d="M33 51c4-19 0-35-12-44-6-5-13-7-21-7">
            <text:p/>
          </draw:path>
          <draw:line draw:style-name="gr3" draw:text-style-name="P1" draw:layer="layout" svg:x1="17.654cm" svg:y1="11.157cm" svg:x2="17.618cm" svg:y2="11.291cm">
            <text:p/>
          </draw:line>
          <draw:line draw:style-name="gr3" draw:text-style-name="P1" draw:layer="layout" svg:x1="17.649cm" svg:y1="11.34cm" svg:x2="17.679cm" svg:y2="11.34cm">
            <text:p/>
          </draw:line>
          <draw:polyline draw:style-name="gr3" draw:text-style-name="P1" draw:layer="layout" svg:width="0.075cm" svg:height="0.183cm" svg:x="17.712cm" svg:y="11.107cm" svg:viewBox="0 0 76 184" draw:points="27,184 76,0 0,0">
            <text:p/>
          </draw:polyline>
          <draw:path draw:style-name="gr3" draw:text-style-name="P1" draw:layer="layout" svg:width="0.059cm" svg:height="0.05cm" svg:x="17.653cm" svg:y="11.107cm" svg:viewBox="0 0 60 51" svg:d="M60 0c-17 0-34 9-46 24-7 8-11 18-14 27">
            <text:p/>
          </draw:path>
          <draw:path draw:style-name="gr3" draw:text-style-name="P1" draw:layer="layout" svg:width="0.033cm" svg:height="0.051cm" svg:x="17.616cm" svg:y="11.29cm" svg:viewBox="0 0 34 52" svg:d="M2 0c-5 19-1 35 11 44 6 5 13 8 21 8">
            <text:p/>
          </draw:path>
          <draw:path draw:style-name="gr3" draw:text-style-name="P1" draw:layer="layout" svg:width="0.033cm" svg:height="0.051cm" svg:x="17.736cm" svg:y="11.29cm" svg:viewBox="0 0 34 52" svg:d="M2 0c-5 19-1 35 10 44 6 5 14 8 22 8">
            <text:p/>
          </draw:path>
          <draw:path draw:style-name="gr3" draw:text-style-name="P1" draw:layer="layout" svg:width="0.059cm" svg:height="0.051cm" svg:x="17.679cm" svg:y="11.29cm" svg:viewBox="0 0 60 52" svg:d="M0 52c16 0 34-10 47-25 6-8 10-17 13-27">
            <text:p/>
          </draw:path>
          <draw:polyline draw:style-name="gr3" draw:text-style-name="P1" draw:layer="layout" svg:width="0.172cm" svg:height="0.333cm" svg:x="17.979cm" svg:y="11.007cm" svg:viewBox="0 0 173 334" draw:points="173,0 90,0 0,334">
            <text:p/>
          </draw:polyline>
          <draw:line draw:style-name="gr3" draw:text-style-name="P1" draw:layer="layout" svg:x1="18.019cm" svg:y1="11.19cm" svg:x2="18.102cm" svg:y2="11.19cm">
            <text:p/>
          </draw:line>
          <draw:path draw:style-name="gr3" draw:text-style-name="P1" draw:layer="layout" svg:width="0.111cm" svg:height="0.183cm" svg:x="18.102cm" svg:y="11.007cm" svg:viewBox="0 0 112 184" svg:d="M0 184c30 0 61-17 84-45 35-44 37-100 5-126-11-9-24-13-39-13">
            <text:p/>
          </draw:path>
          <draw:line draw:style-name="gr3" draw:text-style-name="P1" draw:layer="layout" svg:x1="18.348cm" svg:y1="11.14cm" svg:x2="18.4cm" svg:y2="11.341cm">
            <text:p/>
          </draw:line>
          <draw:line draw:style-name="gr3" draw:text-style-name="P1" draw:layer="layout" svg:x1="18.27cm" svg:y1="11.208cm" svg:x2="18.489cm" svg:y2="11.007cm">
            <text:p/>
          </draw:line>
          <draw:line draw:style-name="gr3" draw:text-style-name="P1" draw:layer="layout" svg:x1="18.234cm" svg:y1="11.341cm" svg:x2="18.324cm" svg:y2="11.007cm">
            <text:p/>
          </draw:line>
          <draw:line draw:style-name="gr3" draw:text-style-name="P1" draw:layer="layout" svg:x1="18.664cm" svg:y1="11.191cm" svg:x2="18.694cm" svg:y2="11.082cm">
            <text:p/>
          </draw:line>
          <draw:line draw:style-name="gr3" draw:text-style-name="P1" draw:layer="layout" svg:x1="18.559cm" svg:y1="11.082cm" svg:x2="18.545cm" svg:y2="11.133cm">
            <text:p/>
          </draw:line>
          <draw:line draw:style-name="gr3" draw:text-style-name="P1" draw:layer="layout" svg:x1="18.582cm" svg:y1="11.19cm" svg:x2="18.664cm" svg:y2="11.19cm">
            <text:p/>
          </draw:line>
          <draw:path draw:style-name="gr3" draw:text-style-name="P1" draw:layer="layout" svg:width="0.145cm" svg:height="0.15cm" svg:x="18.519cm" svg:y="11.19cm" svg:viewBox="0 0 146 151" svg:d="M0 151c38-12 76-38 104-73 20-24 34-51 42-78">
            <text:p/>
          </draw:path>
          <draw:path draw:style-name="gr3" draw:text-style-name="P1" draw:layer="layout" svg:width="0.138cm" svg:height="0.075cm" svg:x="18.558cm" svg:y="11.007cm" svg:viewBox="0 0 139 76" svg:d="M136 76c7-28 1-52-16-66-26-21-70-9-100 26-9 12-16 26-20 40">
            <text:p/>
          </draw:path>
          <draw:path draw:style-name="gr3" draw:text-style-name="P1" draw:layer="layout" svg:width="0.039cm" svg:height="0.058cm" svg:x="18.543cm" svg:y="11.132cm" svg:viewBox="0 0 40 59" svg:d="M2 0c-6 21-1 40 13 51 7 5 15 8 25 8">
            <text:p/>
          </draw:path>
          <draw:frame draw:style-name="gr4" draw:text-style-name="P2" draw:layer="layout" svg:width="5.334cm" svg:height="0.711cm" svg:x="11.177cm" svg:y="6.91cm">
            <draw:image xlink:href="Pictures/100045FA00001301000002964C8F34BF.svg" xlink:type="simple" xlink:show="embed" xlink:actuate="onLoad">
              <text:p/>
            </draw:image>
            <draw:image xlink:href="Pictures/10000201000000B8000000199DB897BF.png" xlink:type="simple" xlink:show="embed" xlink:actuate="onLoad"/>
          </draw:frame>
          <draw:line draw:style-name="gr3" draw:text-style-name="P1" draw:layer="layout" svg:x1="18.595cm" svg:y1="11.752cm" svg:x2="18.784cm" svg:y2="11.526cm">
            <text:p/>
          </draw:line>
          <draw:line draw:style-name="gr3" draw:text-style-name="P1" draw:layer="layout" svg:x1="18.595cm" svg:y1="11.751cm" svg:x2="18.73cm" svg:y2="11.751cm">
            <text:p/>
          </draw:line>
          <draw:path draw:style-name="gr3" draw:text-style-name="P1" draw:layer="layout" svg:width="0.126cm" svg:height="0.108cm" svg:x="18.674cm" svg:y="11.418cm" svg:viewBox="0 0 127 109" svg:d="M110 109c23-37 22-78-3-98-28-22-74-10-105 27-1 1-2 2-2 3">
            <text:p/>
          </draw:path>
          <draw:line draw:style-name="gr3" draw:text-style-name="P1" draw:layer="layout" svg:x1="18.319cm" svg:y1="11.737cm" svg:x2="18.309cm" svg:y2="11.77cm">
            <text:p/>
          </draw:line>
          <draw:line draw:style-name="gr3" draw:text-style-name="P1" draw:layer="layout" svg:x1="18.506cm" svg:y1="11.737cm" svg:x2="18.496cm" svg:y2="11.77cm">
            <text:p/>
          </draw:line>
          <draw:line draw:style-name="gr3" draw:text-style-name="P1" draw:layer="layout" svg:x1="18.318cm" svg:y1="11.737cm" svg:x2="18.505cm" svg:y2="11.737cm">
            <text:p/>
          </draw:line>
          <draw:polyline draw:style-name="gr3" draw:text-style-name="P1" draw:layer="layout" svg:width="0.215cm" svg:height="0.32cm" svg:x="18.347cm" svg:y="11.417cm" svg:viewBox="0 0 216 321" draw:points="0,321 144,0 216,0 131,321">
            <text:p/>
          </draw:polyline>
          <draw:frame draw:style-name="gr5" draw:text-style-name="P2" draw:layer="layout" svg:width="6.454cm" svg:height="2.039cm" svg:x="8.054cm" svg:y="8.282cm">
            <draw:image xlink:href="Pictures/1000F312000021C700000AAC5152C85D.svg" xlink:type="simple" xlink:show="embed" xlink:actuate="onLoad">
              <text:p/>
            </draw:image>
            <draw:image xlink:href="Pictures/100002010000014700000067C2A4B948.png" xlink:type="simple" xlink:show="embed" xlink:actuate="onLoad"/>
          </draw:frame>
        </draw:g>
        <draw:g>
          <draw:line draw:style-name="gr1" draw:text-style-name="P1" draw:layer="layout" svg:x1="14.778cm" svg:y1="2.3cm" svg:x2="14.778cm" svg:y2="6.298cm">
            <text:p/>
          </draw:line>
          <draw:line draw:style-name="gr2" draw:text-style-name="P1" draw:layer="layout" svg:x1="15.277cm" svg:y1="2.799cm" svg:x2="15.277cm" svg:y2="4.299cm">
            <text:p/>
          </draw:line>
          <draw:line draw:style-name="gr2" draw:text-style-name="P1" draw:layer="layout" svg:x1="15.777cm" svg:y1="2.799cm" svg:x2="15.777cm" svg:y2="4.299cm">
            <text:p/>
          </draw:line>
          <draw:line draw:style-name="gr1" draw:text-style-name="P1" draw:layer="layout" svg:x1="16.277cm" svg:y1="2.3cm" svg:x2="16.277cm" svg:y2="4.299cm">
            <text:p/>
          </draw:line>
          <draw:line draw:style-name="gr1" draw:text-style-name="P1" draw:layer="layout" svg:x1="17.976cm" svg:y1="2.3cm" svg:x2="17.976cm" svg:y2="4.299cm">
            <text:p/>
          </draw:line>
          <draw:line draw:style-name="gr1" draw:text-style-name="P1" draw:layer="layout" svg:x1="19.775cm" svg:y1="0.8cm" svg:x2="19.775cm" svg:y2="6.298cm">
            <text:p/>
          </draw:line>
          <draw:line draw:style-name="gr1" draw:text-style-name="P1" draw:layer="layout" svg:x1="1.284cm" svg:y1="0.8cm" svg:x2="1.284cm" svg:y2="6.298cm">
            <text:p/>
          </draw:line>
          <draw:line draw:style-name="gr1" draw:text-style-name="P1" draw:layer="layout" svg:x1="2.983cm" svg:y1="0.8cm" svg:x2="2.983cm" svg:y2="6.298cm">
            <text:p/>
          </draw:line>
          <draw:line draw:style-name="gr1" draw:text-style-name="P1" draw:layer="layout" svg:x1="5.282cm" svg:y1="0.8cm" svg:x2="5.282cm" svg:y2="6.298cm">
            <text:p/>
          </draw:line>
          <draw:line draw:style-name="gr1" draw:text-style-name="P1" draw:layer="layout" svg:x1="6.781cm" svg:y1="0.8cm" svg:x2="6.781cm" svg:y2="6.298cm">
            <text:p/>
          </draw:line>
          <draw:line draw:style-name="gr1" draw:text-style-name="P1" draw:layer="layout" svg:x1="7.781cm" svg:y1="0.8cm" svg:x2="7.781cm" svg:y2="6.298cm">
            <text:p/>
          </draw:line>
          <draw:line draw:style-name="gr1" draw:text-style-name="P1" draw:layer="layout" svg:x1="7.781cm" svg:y1="4.798cm" svg:x2="19.775cm" svg:y2="4.798cm">
            <text:p/>
          </draw:line>
          <draw:line draw:style-name="gr2" draw:text-style-name="P1" draw:layer="layout" svg:x1="7.781cm" svg:y1="5.298cm" svg:x2="1.284cm" svg:y2="5.298cm">
            <text:p/>
          </draw:line>
          <draw:line draw:style-name="gr2" draw:text-style-name="P1" draw:layer="layout" svg:x1="7.781cm" svg:y1="5.798cm" svg:x2="1.284cm" svg:y2="5.798cm">
            <text:p/>
          </draw:line>
          <draw:line draw:style-name="gr2" draw:text-style-name="P1" draw:layer="layout" svg:x1="7.781cm" svg:y1="3.799cm" svg:x2="1.284cm" svg:y2="3.799cm">
            <text:p/>
          </draw:line>
          <draw:line draw:style-name="gr2" draw:text-style-name="P1" draw:layer="layout" svg:x1="7.781cm" svg:y1="4.299cm" svg:x2="1.284cm" svg:y2="4.299cm">
            <text:p/>
          </draw:line>
          <draw:line draw:style-name="gr2" draw:text-style-name="P1" draw:layer="layout" svg:x1="7.781cm" svg:y1="4.798cm" svg:x2="1.284cm" svg:y2="4.798cm">
            <text:p/>
          </draw:line>
          <draw:line draw:style-name="gr1" draw:text-style-name="P1" draw:layer="layout" svg:x1="14.778cm" svg:y1="4.299cm" svg:x2="19.775cm" svg:y2="4.299cm">
            <text:p/>
          </draw:line>
          <draw:line draw:style-name="gr2" draw:text-style-name="P1" draw:layer="layout" svg:x1="16.777cm" svg:y1="4.299cm" svg:x2="16.777cm" svg:y2="4.798cm">
            <text:p/>
          </draw:line>
          <draw:line draw:style-name="gr1" draw:text-style-name="P1" draw:layer="layout" svg:x1="1.284cm" svg:y1="0.8cm" svg:x2="19.775cm" svg:y2="0.8cm">
            <text:p/>
          </draw:line>
          <draw:line draw:style-name="gr1" draw:text-style-name="P1" draw:layer="layout" svg:x1="7.781cm" svg:y1="2.3cm" svg:x2="19.775cm" svg:y2="2.3cm">
            <text:p/>
          </draw:line>
          <draw:line draw:style-name="gr2" draw:text-style-name="P1" draw:layer="layout" svg:x1="7.781cm" svg:y1="2.3cm" svg:x2="1.284cm" svg:y2="2.3cm">
            <text:p/>
          </draw:line>
          <draw:line draw:style-name="gr2" draw:text-style-name="P1" draw:layer="layout" svg:x1="7.781cm" svg:y1="1.8cm" svg:x2="1.284cm" svg:y2="1.8cm">
            <text:p/>
          </draw:line>
          <draw:line draw:style-name="gr2" draw:text-style-name="P1" draw:layer="layout" svg:x1="7.781cm" svg:y1="1.3cm" svg:x2="1.284cm" svg:y2="1.3cm">
            <text:p/>
          </draw:line>
          <draw:line draw:style-name="gr1" draw:text-style-name="P1" draw:layer="layout" svg:x1="7.781cm" svg:y1="2.799cm" svg:x2="1.284cm" svg:y2="2.799cm">
            <text:p/>
          </draw:line>
          <draw:line draw:style-name="gr1" draw:text-style-name="P1" draw:layer="layout" svg:x1="7.781cm" svg:y1="3.299cm" svg:x2="1.284cm" svg:y2="3.299cm">
            <text:p/>
          </draw:line>
          <draw:line draw:style-name="gr1" draw:text-style-name="P1" draw:layer="layout" svg:x1="1.983cm" svg:y1="0.8cm" svg:x2="1.983cm" svg:y2="3.299cm">
            <text:p/>
          </draw:line>
          <draw:line draw:style-name="gr1" draw:text-style-name="P1" draw:layer="layout" svg:x1="14.778cm" svg:y1="2.799cm" svg:x2="19.775cm" svg:y2="2.799cm">
            <text:p/>
          </draw:line>
          <draw:line draw:style-name="gr1" draw:text-style-name="P1" draw:layer="layout" svg:x1="19.775cm" svg:y1="6.298cm" svg:x2="1.284cm" svg:y2="6.298cm">
            <text:p/>
          </draw:line>
          <draw:polyline draw:style-name="gr3" draw:text-style-name="P1" draw:layer="layout" svg:width="0.136cm" svg:height="0.25cm" svg:x="1.549cm" svg:y="3.393cm" svg:viewBox="0 0 137 251" draw:points="137,0 67,0 0,251">
            <text:p/>
          </draw:polyline>
          <draw:line draw:style-name="gr3" draw:text-style-name="P1" draw:layer="layout" svg:x1="1.579cm" svg:y1="3.53cm" svg:x2="1.648cm" svg:y2="3.53cm">
            <text:p/>
          </draw:line>
          <draw:path draw:style-name="gr3" draw:text-style-name="P1" draw:layer="layout" svg:width="0.09cm" svg:height="0.137cm" svg:x="1.648cm" svg:y="3.393cm" svg:viewBox="0 0 91 138" svg:d="M0 138c20 0 41-8 59-23 33-29 42-73 20-98-10-11-24-17-42-17">
            <text:p/>
          </draw:path>
          <draw:line draw:style-name="gr3" draw:text-style-name="P1" draw:layer="layout" svg:x1="1.799cm" svg:y1="3.505cm" svg:x2="1.772cm" svg:y2="3.606cm">
            <text:p/>
          </draw:line>
          <draw:line draw:style-name="gr3" draw:text-style-name="P1" draw:layer="layout" svg:x1="1.799cm" svg:y1="3.643cm" svg:x2="1.824cm" svg:y2="3.643cm">
            <text:p/>
          </draw:line>
          <draw:polyline draw:style-name="gr3" draw:text-style-name="P1" draw:layer="layout" svg:width="0.062cm" svg:height="0.137cm" svg:x="1.846cm" svg:y="3.468cm" svg:viewBox="0 0 63 138" draw:points="26,138 63,0 0,0">
            <text:p/>
          </draw:polyline>
          <draw:path draw:style-name="gr3" draw:text-style-name="P1" draw:layer="layout" svg:width="0.048cm" svg:height="0.037cm" svg:x="1.798cm" svg:y="3.468cm" svg:viewBox="0 0 49 38" svg:d="M49 0c-11 0-22 5-32 13-8 6-14 15-17 25">
            <text:p/>
          </draw:path>
          <draw:path draw:style-name="gr3" draw:text-style-name="P1" draw:layer="layout" svg:width="0.028cm" svg:height="0.038cm" svg:x="1.77cm" svg:y="3.605cm" svg:viewBox="0 0 29 39" svg:d="M1 0c-3 12-1 22 6 29 5 6 13 10 22 10">
            <text:p/>
          </draw:path>
          <draw:path draw:style-name="gr3" draw:text-style-name="P1" draw:layer="layout" svg:width="0.028cm" svg:height="0.038cm" svg:x="1.87cm" svg:y="3.605cm" svg:viewBox="0 0 29 39" svg:d="M1 0c-3 12-1 22 5 29 5 6 14 10 23 10">
            <text:p/>
          </draw:path>
          <draw:path draw:style-name="gr3" draw:text-style-name="P1" draw:layer="layout" svg:width="0.048cm" svg:height="0.038cm" svg:x="1.824cm" svg:y="3.605cm" svg:viewBox="0 0 49 39" svg:d="M0 39c11 0 22-5 32-13 9-7 14-16 17-26">
            <text:p/>
          </draw:path>
          <draw:line draw:style-name="gr3" draw:text-style-name="P1" draw:layer="layout" svg:x1="2.054cm" svg:y1="3.555cm" svg:x2="2.022cm" svg:y2="3.555cm">
            <text:p/>
          </draw:line>
          <draw:path draw:style-name="gr3" draw:text-style-name="P1" draw:layer="layout" svg:width="0.059cm" svg:height="0.012cm" svg:x="2.018cm" svg:y="3.468cm" svg:viewBox="0 0 60 13" svg:d="M60 0c-19 0-41 4-60 13">
            <text:p/>
          </draw:path>
          <draw:path draw:style-name="gr3" draw:text-style-name="P1" draw:layer="layout" svg:width="0.053cm" svg:height="0.013cm" svg:x="1.977cm" svg:y="3.63cm" svg:viewBox="0 0 54 14" svg:d="M0 0c17 9 35 14 54 14">
            <text:p/>
          </draw:path>
          <draw:path draw:style-name="gr3" draw:text-style-name="P1" draw:layer="layout" svg:width="0.058cm" svg:height="0.088cm" svg:x="2.03cm" svg:y="3.555cm" svg:viewBox="0 0 59 89" svg:d="M0 89c13 0 26-6 37-15 22-18 28-47 14-63-6-7-17-11-27-11">
            <text:p/>
          </draw:path>
          <draw:path draw:style-name="gr3" draw:text-style-name="P1" draw:layer="layout" svg:width="0.057cm" svg:height="0.087cm" svg:x="2.054cm" svg:y="3.468cm" svg:viewBox="0 0 58 88" svg:d="M0 88c12 0 27-5 38-15 20-18 26-46 12-62-6-7-15-11-26-11">
            <text:p/>
          </draw:path>
          <draw:line draw:style-name="gr3" draw:text-style-name="P1" draw:layer="layout" svg:x1="2.265cm" svg:y1="3.606cm" svg:x2="2.293cm" svg:y2="3.505cm">
            <text:p/>
          </draw:line>
          <draw:polyline draw:style-name="gr3" draw:text-style-name="P1" draw:layer="layout" svg:width="0.133cm" svg:height="0.237cm" svg:x="2.132cm" svg:y="3.468cm" svg:viewBox="0 0 134 238" draw:points="134,0 64,0 0,238">
            <text:p/>
          </draw:polyline>
          <draw:line draw:style-name="gr3" draw:text-style-name="P1" draw:layer="layout" svg:x1="2.149cm" svg:y1="3.643cm" svg:x2="2.218cm" svg:y2="3.643cm">
            <text:p/>
          </draw:line>
          <draw:path draw:style-name="gr3" draw:text-style-name="P1" draw:layer="layout" svg:width="0.047cm" svg:height="0.038cm" svg:x="2.218cm" svg:y="3.605cm" svg:viewBox="0 0 48 39" svg:d="M0 39c11 0 23-5 32-13 8-7 14-16 16-26">
            <text:p/>
          </draw:path>
          <draw:path draw:style-name="gr3" draw:text-style-name="P1" draw:layer="layout" svg:width="0.028cm" svg:height="0.037cm" svg:x="2.265cm" svg:y="3.468cm" svg:viewBox="0 0 29 38" svg:d="M28 38c3-11 1-22-5-29-5-6-14-9-23-9">
            <text:p/>
          </draw:path>
          <draw:line draw:style-name="gr3" draw:text-style-name="P1" draw:layer="layout" svg:x1="2.368cm" svg:y1="3.505cm" svg:x2="2.34cm" svg:y2="3.606cm">
            <text:p/>
          </draw:line>
          <draw:line draw:style-name="gr3" draw:text-style-name="P1" draw:layer="layout" svg:x1="2.368cm" svg:y1="3.643cm" svg:x2="2.393cm" svg:y2="3.643cm">
            <text:p/>
          </draw:line>
          <draw:polyline draw:style-name="gr3" draw:text-style-name="P1" draw:layer="layout" svg:width="0.062cm" svg:height="0.137cm" svg:x="2.415cm" svg:y="3.468cm" svg:viewBox="0 0 63 138" draw:points="25,138 63,0 0,0">
            <text:p/>
          </draw:polyline>
          <draw:path draw:style-name="gr3" draw:text-style-name="P1" draw:layer="layout" svg:width="0.048cm" svg:height="0.037cm" svg:x="2.367cm" svg:y="3.468cm" svg:viewBox="0 0 49 38" svg:d="M49 0c-11 0-23 5-32 13-9 6-15 15-17 25">
            <text:p/>
          </draw:path>
          <draw:path draw:style-name="gr3" draw:text-style-name="P1" draw:layer="layout" svg:width="0.029cm" svg:height="0.038cm" svg:x="2.339cm" svg:y="3.605cm" svg:viewBox="0 0 30 39" svg:d="M1 0c-3 12-1 22 5 29 6 6 14 10 24 10">
            <text:p/>
          </draw:path>
          <draw:path draw:style-name="gr3" draw:text-style-name="P1" draw:layer="layout" svg:width="0.029cm" svg:height="0.038cm" svg:x="2.439cm" svg:y="3.605cm" svg:viewBox="0 0 30 39" svg:d="M1 0c-3 12-1 22 5 29 7 6 15 10 24 10">
            <text:p/>
          </draw:path>
          <draw:path draw:style-name="gr3" draw:text-style-name="P1" draw:layer="layout" svg:width="0.047cm" svg:height="0.038cm" svg:x="2.393cm" svg:y="3.605cm" svg:viewBox="0 0 48 39" svg:d="M0 39c10 0 22-5 32-13 8-7 14-16 16-26">
            <text:p/>
          </draw:path>
          <draw:line draw:style-name="gr3" draw:text-style-name="P1" draw:layer="layout" svg:x1="2.61cm" svg:y1="3.393cm" svg:x2="2.722cm" svg:y2="3.393cm">
            <text:p/>
          </draw:line>
          <draw:line draw:style-name="gr3" draw:text-style-name="P1" draw:layer="layout" svg:x1="2.61cm" svg:y1="3.393cm" svg:x2="2.676cm" svg:y2="3.475cm">
            <text:p/>
          </draw:line>
          <draw:line draw:style-name="gr3" draw:text-style-name="P1" draw:layer="layout" svg:x1="2.553cm" svg:y1="3.606cm" svg:x2="2.58cm" svg:y2="3.505cm">
            <text:p/>
          </draw:line>
          <draw:line draw:style-name="gr3" draw:text-style-name="P1" draw:layer="layout" svg:x1="2.627cm" svg:y1="3.468cm" svg:x2="2.658cm" svg:y2="3.468cm">
            <text:p/>
          </draw:line>
          <draw:line draw:style-name="gr3" draw:text-style-name="P1" draw:layer="layout" svg:x1="2.687cm" svg:y1="3.505cm" svg:x2="2.659cm" svg:y2="3.606cm">
            <text:p/>
          </draw:line>
          <draw:line draw:style-name="gr3" draw:text-style-name="P1" draw:layer="layout" svg:x1="2.58cm" svg:y1="3.643cm" svg:x2="2.611cm" svg:y2="3.643cm">
            <text:p/>
          </draw:line>
          <draw:path draw:style-name="gr3" draw:text-style-name="P1" draw:layer="layout" svg:width="0.048cm" svg:height="0.037cm" svg:x="2.579cm" svg:y="3.468cm" svg:viewBox="0 0 49 38" svg:d="M49 0c-11 0-23 5-33 13-8 6-13 15-16 25">
            <text:p/>
          </draw:path>
          <draw:path draw:style-name="gr3" draw:text-style-name="P1" draw:layer="layout" svg:width="0.049cm" svg:height="0.038cm" svg:x="2.611cm" svg:y="3.605cm" svg:viewBox="0 0 50 39" svg:d="M0 39c12 0 24-5 33-13 8-7 13-16 17-26">
            <text:p/>
          </draw:path>
          <draw:path draw:style-name="gr3" draw:text-style-name="P1" draw:layer="layout" svg:width="0.028cm" svg:height="0.038cm" svg:x="2.551cm" svg:y="3.605cm" svg:viewBox="0 0 29 39" svg:d="M1 0c-3 12-1 22 5 29 6 6 14 10 23 10">
            <text:p/>
          </draw:path>
          <draw:path draw:style-name="gr3" draw:text-style-name="P1" draw:layer="layout" svg:width="0.029cm" svg:height="0.037cm" svg:x="2.658cm" svg:y="3.468cm" svg:viewBox="0 0 30 38" svg:d="M29 38c2-11 1-22-6-29-5-6-14-9-23-9">
            <text:p/>
          </draw:path>
          <draw:line draw:style-name="gr3" draw:text-style-name="P1" draw:layer="layout" svg:x1="2.723cm" svg:y1="3.63cm" svg:x2="2.717cm" svg:y2="3.644cm">
            <text:p/>
          </draw:line>
          <draw:line draw:style-name="gr3" draw:text-style-name="P1" draw:layer="layout" svg:x1="1.958cm" svg:y1="3.896cm" svg:x2="1.89cm" svg:y2="4.147cm">
            <text:p/>
          </draw:line>
          <draw:line draw:style-name="gr3" draw:text-style-name="P1" draw:layer="layout" svg:x1="1.819cm" svg:y1="3.896cm" svg:x2="1.957cm" svg:y2="3.896cm">
            <text:p/>
          </draw:line>
          <draw:line draw:style-name="gr3" draw:text-style-name="P1" draw:layer="layout" svg:x1="1.752cm" svg:y1="4.147cm" svg:x2="1.82cm" svg:y2="3.896cm">
            <text:p/>
          </draw:line>
          <draw:line draw:style-name="gr3" draw:text-style-name="P1" draw:layer="layout" svg:x1="2.081cm" svg:y1="4.109cm" svg:x2="2.109cm" svg:y2="4.008cm">
            <text:p/>
          </draw:line>
          <draw:polyline draw:style-name="gr3" draw:text-style-name="P1" draw:layer="layout" svg:width="0.132cm" svg:height="0.237cm" svg:x="1.948cm" svg:y="3.971cm" svg:viewBox="0 0 133 238" draw:points="133,0 64,0 0,238">
            <text:p/>
          </draw:polyline>
          <draw:line draw:style-name="gr3" draw:text-style-name="P1" draw:layer="layout" svg:x1="1.965cm" svg:y1="4.146cm" svg:x2="2.033cm" svg:y2="4.146cm">
            <text:p/>
          </draw:line>
          <draw:path draw:style-name="gr3" draw:text-style-name="P1" draw:layer="layout" svg:width="0.048cm" svg:height="0.038cm" svg:x="2.033cm" svg:y="4.108cm" svg:viewBox="0 0 49 39" svg:d="M0 39c11 0 24-5 33-13 8-8 14-17 16-26">
            <text:p/>
          </draw:path>
          <draw:path draw:style-name="gr3" draw:text-style-name="P1" draw:layer="layout" svg:width="0.029cm" svg:height="0.037cm" svg:x="2.08cm" svg:y="3.971cm" svg:viewBox="0 0 30 38" svg:d="M29 38c3-10 1-21-6-29-5-6-13-9-23-9">
            <text:p/>
          </draw:path>
          <draw:line draw:style-name="gr3" draw:text-style-name="P1" draw:layer="layout" svg:x1="2.179cm" svg:y1="4.027cm" svg:x2="2.161cm" svg:y2="4.091cm">
            <text:p/>
          </draw:line>
          <draw:line draw:style-name="gr3" draw:text-style-name="P1" draw:layer="layout" svg:x1="2.273cm" svg:y1="4.091cm" svg:x2="2.291cm" svg:y2="4.027cm">
            <text:p/>
          </draw:line>
          <draw:path draw:style-name="gr3" draw:text-style-name="P1" draw:layer="layout" svg:width="0.114cm" svg:height="0.056cm" svg:x="2.178cm" svg:y="3.971cm" svg:viewBox="0 0 115 57" svg:d="M113 57c4-16 2-33-8-43-18-21-55-18-81 5-12 11-21 24-24 38">
            <text:p/>
          </draw:path>
          <draw:path draw:style-name="gr3" draw:text-style-name="P1" draw:layer="layout" svg:width="0.114cm" svg:height="0.056cm" svg:x="2.159cm" svg:y="4.09cm" svg:viewBox="0 0 115 57" svg:d="M2 0c-4 16-2 32 8 43 18 20 54 18 82-5 11-11 20-25 23-38">
            <text:p/>
          </draw:path>
          <draw:line draw:style-name="gr3" draw:text-style-name="P1" draw:layer="layout" svg:x1="2.393cm" svg:y1="3.927cm" svg:x2="2.343cm" svg:y2="4.109cm">
            <text:p/>
          </draw:line>
          <draw:line draw:style-name="gr3" draw:text-style-name="P1" draw:layer="layout" svg:x1="2.371cm" svg:y1="4.146cm" svg:x2="2.402cm" svg:y2="4.146cm">
            <text:p/>
          </draw:line>
          <draw:line draw:style-name="gr3" draw:text-style-name="P1" draw:layer="layout" svg:x1="2.436cm" svg:y1="3.952cm" svg:x2="2.397cm" svg:y2="3.978cm">
            <text:p/>
          </draw:line>
          <draw:line draw:style-name="gr3" draw:text-style-name="P1" draw:layer="layout" svg:x1="2.477cm" svg:y1="4.008cm" svg:x2="2.45cm" svg:y2="4.109cm">
            <text:p/>
          </draw:line>
          <draw:line draw:style-name="gr3" draw:text-style-name="P1" draw:layer="layout" svg:x1="2.418cm" svg:y1="3.971cm" svg:x2="2.449cm" svg:y2="3.971cm">
            <text:p/>
          </draw:line>
          <draw:path draw:style-name="gr3" draw:text-style-name="P1" draw:layer="layout" svg:width="0.029cm" svg:height="0.038cm" svg:x="2.342cm" svg:y="4.108cm" svg:viewBox="0 0 30 39" svg:d="M1 0c-3 11-1 21 6 29 5 6 13 10 23 10">
            <text:p/>
          </draw:path>
          <draw:path draw:style-name="gr3" draw:text-style-name="P1" draw:layer="layout" svg:width="0.039cm" svg:height="0.031cm" svg:x="2.392cm" svg:y="3.896cm" svg:viewBox="0 0 40 32" svg:d="M40 0c-9 0-18 4-26 11-7 5-12 14-14 21">
            <text:p/>
          </draw:path>
          <draw:path draw:style-name="gr3" draw:text-style-name="P1" draw:layer="layout" svg:width="0.022cm" svg:height="0.056cm" svg:x="2.431cm" svg:y="3.896cm" svg:viewBox="0 0 23 57" svg:d="M4 57c1-1 3-2 4-3 16-14 20-35 9-46-4-5-10-8-17-8">
            <text:p/>
          </draw:path>
          <draw:path draw:style-name="gr3" draw:text-style-name="P1" draw:layer="layout" svg:width="0.048cm" svg:height="0.038cm" svg:x="2.402cm" svg:y="4.108cm" svg:viewBox="0 0 49 39" svg:d="M0 39c11 0 23-5 33-13 7-8 13-17 16-26">
            <text:p/>
          </draw:path>
          <draw:path draw:style-name="gr3" draw:text-style-name="P1" draw:layer="layout" svg:width="0.048cm" svg:height="0.037cm" svg:x="2.37cm" svg:y="3.971cm" svg:viewBox="0 0 49 38" svg:d="M49 0c-11 0-23 5-32 14-8 6-14 15-17 24">
            <text:p/>
          </draw:path>
          <draw:path draw:style-name="gr3" draw:text-style-name="P1" draw:layer="layout" svg:width="0.028cm" svg:height="0.037cm" svg:x="2.449cm" svg:y="3.971cm" svg:viewBox="0 0 29 38" svg:d="M28 38c3-10 1-21-6-29-5-6-13-9-22-9">
            <text:p/>
          </draw:path>
          <draw:line draw:style-name="gr3" draw:text-style-name="P1" draw:layer="layout" svg:x1="2.519cm" svg:y1="4.133cm" svg:x2="2.514cm" svg:y2="4.148cm">
            <text:p/>
          </draw:line>
          <draw:line draw:style-name="gr3" draw:text-style-name="P1" draw:layer="layout" svg:x1="1.586cm" svg:y1="4.392cm" svg:x2="1.518cm" svg:y2="4.643cm">
            <text:p/>
          </draw:line>
          <draw:line draw:style-name="gr3" draw:text-style-name="P1" draw:layer="layout" svg:x1="1.51cm" svg:y1="4.392cm" svg:x2="1.66cm" svg:y2="4.392cm">
            <text:p/>
          </draw:line>
          <draw:line draw:style-name="gr3" draw:text-style-name="P1" draw:layer="layout" svg:x1="1.672cm" svg:y1="4.63cm" svg:x2="1.668cm" svg:y2="4.643cm">
            <text:p/>
          </draw:line>
          <draw:line draw:style-name="gr3" draw:text-style-name="P1" draw:layer="layout" svg:x1="1.956cm" svg:y1="4.643cm" svg:x2="1.907cm" svg:y2="4.542cm">
            <text:p/>
          </draw:line>
          <draw:line draw:style-name="gr3" draw:text-style-name="P1" draw:layer="layout" svg:x1="1.86cm" svg:y1="4.581cm" svg:x2="2.003cm" svg:y2="4.467cm">
            <text:p/>
          </draw:line>
          <draw:line draw:style-name="gr3" draw:text-style-name="P1" draw:layer="layout" svg:x1="1.891cm" svg:y1="4.467cm" svg:x2="1.843cm" svg:y2="4.643cm">
            <text:p/>
          </draw:line>
          <draw:line draw:style-name="gr3" draw:text-style-name="P1" draw:layer="layout" svg:x1="2.063cm" svg:y1="4.524cm" svg:x2="2.045cm" svg:y2="4.587cm">
            <text:p/>
          </draw:line>
          <draw:line draw:style-name="gr3" draw:text-style-name="P1" draw:layer="layout" svg:x1="2.158cm" svg:y1="4.587cm" svg:x2="2.176cm" svg:y2="4.524cm">
            <text:p/>
          </draw:line>
          <draw:path draw:style-name="gr3" draw:text-style-name="P1" draw:layer="layout" svg:width="0.115cm" svg:height="0.057cm" svg:x="2.062cm" svg:y="4.467cm" svg:viewBox="0 0 116 58" svg:d="M114 58c4-17 1-33-8-44-18-20-55-18-82 6-12 10-20 24-24 38">
            <text:p/>
          </draw:path>
          <draw:path draw:style-name="gr3" draw:text-style-name="P1" draw:layer="layout" svg:width="0.115cm" svg:height="0.056cm" svg:x="2.043cm" svg:y="4.586cm" svg:viewBox="0 0 116 57" svg:d="M2 0c-4 16-1 33 8 43 18 21 54 18 82-5 12-11 20-24 24-38">
            <text:p/>
          </draw:path>
          <draw:line draw:style-name="gr3" draw:text-style-name="P1" draw:layer="layout" svg:x1="2.241cm" svg:y1="4.555cm" svg:x2="2.354cm" svg:y2="4.555cm">
            <text:p/>
          </draw:line>
          <draw:line draw:style-name="gr3" draw:text-style-name="P1" draw:layer="layout" svg:x1="2.33cm" svg:y1="4.643cm" svg:x2="2.378cm" svg:y2="4.467cm">
            <text:p/>
          </draw:line>
          <draw:line draw:style-name="gr3" draw:text-style-name="P1" draw:layer="layout" svg:x1="2.218cm" svg:y1="4.643cm" svg:x2="2.266cm" svg:y2="4.467cm">
            <text:p/>
          </draw:line>
          <draw:line draw:style-name="gr3" draw:text-style-name="P1" draw:layer="layout" svg:x1="2.534cm" svg:y1="4.467cm" svg:x2="2.486cm" svg:y2="4.643cm">
            <text:p/>
          </draw:line>
          <draw:polyline draw:style-name="gr3" draw:text-style-name="P1" draw:layer="layout" svg:width="0.172cm" svg:height="0.175cm" svg:x="2.405cm" svg:y="4.467cm" svg:viewBox="0 0 173 176" draw:points="173,0 48,0 0,176">
            <text:p/>
          </draw:polyline>
          <draw:line draw:style-name="gr3" draw:text-style-name="P1" draw:layer="layout" svg:x1="2.568cm" svg:y1="4.643cm" svg:x2="2.605cm" svg:y2="4.505cm">
            <text:p/>
          </draw:line>
          <draw:path draw:style-name="gr3" draw:text-style-name="P1" draw:layer="layout" svg:width="0.028cm" svg:height="0.038cm" svg:x="2.577cm" svg:y="4.467cm" svg:viewBox="0 0 29 39" svg:d="M28 39c3-12 1-22-5-29-5-6-14-10-23-10">
            <text:p/>
          </draw:path>
          <draw:line draw:style-name="gr3" draw:text-style-name="P1" draw:layer="layout" svg:x1="2.759cm" svg:y1="4.606cm" svg:x2="2.787cm" svg:y2="4.505cm">
            <text:p/>
          </draw:line>
          <draw:polyline draw:style-name="gr3" draw:text-style-name="P1" draw:layer="layout" svg:width="0.132cm" svg:height="0.238cm" svg:x="2.626cm" svg:y="4.467cm" svg:viewBox="0 0 133 239" draw:points="133,0 63,0 0,239">
            <text:p/>
          </draw:polyline>
          <draw:line draw:style-name="gr3" draw:text-style-name="P1" draw:layer="layout" svg:x1="2.643cm" svg:y1="4.642cm" svg:x2="2.711cm" svg:y2="4.642cm">
            <text:p/>
          </draw:line>
          <draw:path draw:style-name="gr3" draw:text-style-name="P1" draw:layer="layout" svg:width="0.048cm" svg:height="0.037cm" svg:x="2.711cm" svg:y="4.605cm" svg:viewBox="0 0 49 38" svg:d="M0 38c11 0 23-4 32-12 8-7 14-16 17-26">
            <text:p/>
          </draw:path>
          <draw:path draw:style-name="gr3" draw:text-style-name="P1" draw:layer="layout" svg:width="0.029cm" svg:height="0.038cm" svg:x="2.758cm" svg:y="4.467cm" svg:viewBox="0 0 30 39" svg:d="M29 39c2-12 1-22-7-29-5-6-13-10-22-10">
            <text:p/>
          </draw:path>
          <draw:line draw:style-name="gr3" draw:text-style-name="P1" draw:layer="layout" svg:x1="2.828cm" svg:y1="4.63cm" svg:x2="2.824cm" svg:y2="4.643cm">
            <text:p/>
          </draw:line>
          <draw:line draw:style-name="gr3" draw:text-style-name="P1" draw:layer="layout" svg:x1="1.486cm" svg:y1="5.504cm" svg:x2="1.624cm" svg:y2="5.504cm">
            <text:p/>
          </draw:line>
          <draw:line draw:style-name="gr3" draw:text-style-name="P1" draw:layer="layout" svg:x1="1.587cm" svg:y1="5.643cm" svg:x2="1.655cm" svg:y2="5.392cm">
            <text:p/>
          </draw:line>
          <draw:line draw:style-name="gr3" draw:text-style-name="P1" draw:layer="layout" svg:x1="1.449cm" svg:y1="5.643cm" svg:x2="1.517cm" svg:y2="5.392cm">
            <text:p/>
          </draw:line>
          <draw:line draw:style-name="gr3" draw:text-style-name="P1" draw:layer="layout" svg:x1="1.666cm" svg:y1="5.629cm" svg:x2="1.662cm" svg:y2="5.643cm">
            <text:p/>
          </draw:line>
          <draw:line draw:style-name="gr3" draw:text-style-name="P1" draw:layer="layout" svg:x1="1.95cm" svg:y1="5.643cm" svg:x2="1.901cm" svg:y2="5.542cm">
            <text:p/>
          </draw:line>
          <draw:line draw:style-name="gr3" draw:text-style-name="P1" draw:layer="layout" svg:x1="1.853cm" svg:y1="5.58cm" svg:x2="1.997cm" svg:y2="5.467cm">
            <text:p/>
          </draw:line>
          <draw:line draw:style-name="gr3" draw:text-style-name="P1" draw:layer="layout" svg:x1="1.885cm" svg:y1="5.467cm" svg:x2="1.837cm" svg:y2="5.643cm">
            <text:p/>
          </draw:line>
          <draw:line draw:style-name="gr3" draw:text-style-name="P1" draw:layer="layout" svg:x1="2.057cm" svg:y1="5.523cm" svg:x2="2.039cm" svg:y2="5.587cm">
            <text:p/>
          </draw:line>
          <draw:line draw:style-name="gr3" draw:text-style-name="P1" draw:layer="layout" svg:x1="2.152cm" svg:y1="5.587cm" svg:x2="2.169cm" svg:y2="5.523cm">
            <text:p/>
          </draw:line>
          <draw:path draw:style-name="gr3" draw:text-style-name="P1" draw:layer="layout" svg:width="0.114cm" svg:height="0.056cm" svg:x="2.056cm" svg:y="5.467cm" svg:viewBox="0 0 115 57" svg:d="M113 57c5-17 2-32-8-43-17-21-55-18-81 5-12 10-20 24-24 38">
            <text:p/>
          </draw:path>
          <draw:path draw:style-name="gr3" draw:text-style-name="P1" draw:layer="layout" svg:width="0.115cm" svg:height="0.056cm" svg:x="2.037cm" svg:y="5.586cm" svg:viewBox="0 0 116 57" svg:d="M2 0c-4 16-1 31 8 43 18 20 54 18 82-6 11-11 20-24 24-37">
            <text:p/>
          </draw:path>
          <draw:line draw:style-name="gr3" draw:text-style-name="P1" draw:layer="layout" svg:x1="2.235cm" svg:y1="5.554cm" svg:x2="2.347cm" svg:y2="5.554cm">
            <text:p/>
          </draw:line>
          <draw:line draw:style-name="gr3" draw:text-style-name="P1" draw:layer="layout" svg:x1="2.324cm" svg:y1="5.643cm" svg:x2="2.372cm" svg:y2="5.467cm">
            <text:p/>
          </draw:line>
          <draw:line draw:style-name="gr3" draw:text-style-name="P1" draw:layer="layout" svg:x1="2.211cm" svg:y1="5.643cm" svg:x2="2.259cm" svg:y2="5.467cm">
            <text:p/>
          </draw:line>
          <draw:line draw:style-name="gr3" draw:text-style-name="P1" draw:layer="layout" svg:x1="2.528cm" svg:y1="5.467cm" svg:x2="2.48cm" svg:y2="5.643cm">
            <text:p/>
          </draw:line>
          <draw:polyline draw:style-name="gr3" draw:text-style-name="P1" draw:layer="layout" svg:width="0.172cm" svg:height="0.175cm" svg:x="2.399cm" svg:y="5.467cm" svg:viewBox="0 0 173 176" draw:points="173,0 48,0 0,176">
            <text:p/>
          </draw:polyline>
          <draw:line draw:style-name="gr3" draw:text-style-name="P1" draw:layer="layout" svg:x1="2.561cm" svg:y1="5.643cm" svg:x2="2.599cm" svg:y2="5.504cm">
            <text:p/>
          </draw:line>
          <draw:path draw:style-name="gr3" draw:text-style-name="P1" draw:layer="layout" svg:width="0.028cm" svg:height="0.037cm" svg:x="2.571cm" svg:y="5.467cm" svg:viewBox="0 0 29 38" svg:d="M28 38c3-11 1-22-5-29-5-6-14-9-23-9">
            <text:p/>
          </draw:path>
          <draw:line draw:style-name="gr3" draw:text-style-name="P1" draw:layer="layout" svg:x1="2.753cm" svg:y1="5.605cm" svg:x2="2.78cm" svg:y2="5.504cm">
            <text:p/>
          </draw:line>
          <draw:polyline draw:style-name="gr3" draw:text-style-name="P1" draw:layer="layout" svg:width="0.132cm" svg:height="0.237cm" svg:x="2.62cm" svg:y="5.467cm" svg:viewBox="0 0 133 238" draw:points="133,0 63,0 0,238">
            <text:p/>
          </draw:polyline>
          <draw:line draw:style-name="gr3" draw:text-style-name="P1" draw:layer="layout" svg:x1="2.636cm" svg:y1="5.642cm" svg:x2="2.705cm" svg:y2="5.642cm">
            <text:p/>
          </draw:line>
          <draw:path draw:style-name="gr3" draw:text-style-name="P1" draw:layer="layout" svg:width="0.049cm" svg:height="0.038cm" svg:x="2.705cm" svg:y="5.604cm" svg:viewBox="0 0 50 39" svg:d="M0 39c12 0 23-5 33-13 7-7 13-16 17-26">
            <text:p/>
          </draw:path>
          <draw:path draw:style-name="gr3" draw:text-style-name="P1" draw:layer="layout" svg:width="0.028cm" svg:height="0.037cm" svg:x="2.752cm" svg:y="5.467cm" svg:viewBox="0 0 29 38" svg:d="M28 38c3-11 1-22-5-29-5-6-13-9-23-9">
            <text:p/>
          </draw:path>
          <draw:line draw:style-name="gr3" draw:text-style-name="P1" draw:layer="layout" svg:x1="2.822cm" svg:y1="5.629cm" svg:x2="2.817cm" svg:y2="5.643cm">
            <text:p/>
          </draw:line>
          <draw:line draw:style-name="gr3" draw:text-style-name="P1" draw:layer="layout" svg:x1="1.917cm" svg:y1="6.06cm" svg:x2="1.992cm" svg:y2="6.06cm">
            <text:p/>
          </draw:line>
          <draw:line draw:style-name="gr3" draw:text-style-name="P1" draw:layer="layout" svg:x1="1.892cm" svg:y1="5.922cm" svg:x2="1.871cm" svg:y2="5.998cm">
            <text:p/>
          </draw:line>
          <draw:line draw:style-name="gr3" draw:text-style-name="P1" draw:layer="layout" svg:x1="1.972cm" svg:y1="6.136cm" svg:x2="2.03cm" svg:y2="5.922cm">
            <text:p/>
          </draw:line>
          <draw:line draw:style-name="gr3" draw:text-style-name="P1" draw:layer="layout" svg:x1="1.849cm" svg:y1="6.172cm" svg:x2="1.924cm" svg:y2="6.172cm">
            <text:p/>
          </draw:line>
          <draw:path draw:style-name="gr3" draw:text-style-name="P1" draw:layer="layout" svg:width="0.048cm" svg:height="0.063cm" svg:x="1.869cm" svg:y="5.997cm" svg:viewBox="0 0 49 64" svg:d="M2 0c-5 18-1 35 9 48 9 10 22 16 38 16">
            <text:p/>
          </draw:path>
          <draw:path draw:style-name="gr3" draw:text-style-name="P1" draw:layer="layout" svg:width="0.048cm" svg:height="0.037cm" svg:x="1.924cm" svg:y="6.135cm" svg:viewBox="0 0 49 38" svg:d="M0 38c11 0 23-4 33-14 8-6 13-15 16-24">
            <text:p/>
          </draw:path>
          <draw:line draw:style-name="gr3" draw:text-style-name="P1" draw:layer="layout" svg:x1="2.166cm" svg:y1="5.997cm" svg:x2="2.118cm" svg:y2="6.173cm">
            <text:p/>
          </draw:line>
          <draw:polyline draw:style-name="gr3" draw:text-style-name="P1" draw:layer="layout" svg:width="0.172cm" svg:height="0.175cm" svg:x="2.037cm" svg:y="5.997cm" svg:viewBox="0 0 173 176" draw:points="173,0 47,0 0,176">
            <text:p/>
          </draw:polyline>
          <draw:line draw:style-name="gr3" draw:text-style-name="P1" draw:layer="layout" svg:x1="2.199cm" svg:y1="6.173cm" svg:x2="2.237cm" svg:y2="6.035cm">
            <text:p/>
          </draw:line>
          <draw:path draw:style-name="gr3" draw:text-style-name="P1" draw:layer="layout" svg:width="0.028cm" svg:height="0.038cm" svg:x="2.209cm" svg:y="5.997cm" svg:viewBox="0 0 29 39" svg:d="M28 39c3-11 1-22-5-29-5-6-14-10-23-10">
            <text:p/>
          </draw:path>
          <draw:line draw:style-name="gr3" draw:text-style-name="P1" draw:layer="layout" svg:x1="2.334cm" svg:y1="5.954cm" svg:x2="2.284cm" svg:y2="6.136cm">
            <text:p/>
          </draw:line>
          <draw:line draw:style-name="gr3" draw:text-style-name="P1" draw:layer="layout" svg:x1="2.312cm" svg:y1="6.172cm" svg:x2="2.343cm" svg:y2="6.172cm">
            <text:p/>
          </draw:line>
          <draw:line draw:style-name="gr3" draw:text-style-name="P1" draw:layer="layout" svg:x1="2.377cm" svg:y1="5.979cm" svg:x2="2.338cm" svg:y2="6.005cm">
            <text:p/>
          </draw:line>
          <draw:line draw:style-name="gr3" draw:text-style-name="P1" draw:layer="layout" svg:x1="2.418cm" svg:y1="6.035cm" svg:x2="2.39cm" svg:y2="6.136cm">
            <text:p/>
          </draw:line>
          <draw:line draw:style-name="gr3" draw:text-style-name="P1" draw:layer="layout" svg:x1="2.359cm" svg:y1="5.997cm" svg:x2="2.39cm" svg:y2="5.997cm">
            <text:p/>
          </draw:line>
          <draw:path draw:style-name="gr3" draw:text-style-name="P1" draw:layer="layout" svg:width="0.029cm" svg:height="0.037cm" svg:x="2.283cm" svg:y="6.135cm" svg:viewBox="0 0 30 38" svg:d="M1 0c-3 11-1 21 5 28s14 10 24 10">
            <text:p/>
          </draw:path>
          <draw:path draw:style-name="gr3" draw:text-style-name="P1" draw:layer="layout" svg:width="0.039cm" svg:height="0.032cm" svg:x="2.333cm" svg:y="5.922cm" svg:viewBox="0 0 40 33" svg:d="M40 0c-10 0-19 4-27 12-7 6-11 13-13 21">
            <text:p/>
          </draw:path>
          <draw:path draw:style-name="gr3" draw:text-style-name="P1" draw:layer="layout" svg:width="0.022cm" svg:height="0.057cm" svg:x="2.372cm" svg:y="5.922cm" svg:viewBox="0 0 23 58" svg:d="M4 58c1-1 3-2 4-3 16-14 20-35 10-47-5-4-11-7-18-8">
            <text:p/>
          </draw:path>
          <draw:path draw:style-name="gr3" draw:text-style-name="P1" draw:layer="layout" svg:width="0.047cm" svg:height="0.037cm" svg:x="2.343cm" svg:y="6.135cm" svg:viewBox="0 0 48 38" svg:d="M0 38c11 0 22-4 32-14 8-6 14-15 16-24">
            <text:p/>
          </draw:path>
          <draw:path draw:style-name="gr3" draw:text-style-name="P1" draw:layer="layout" svg:width="0.048cm" svg:height="0.038cm" svg:x="2.311cm" svg:y="5.997cm" svg:viewBox="0 0 49 39" svg:d="M49 0c-11 0-23 5-33 13-8 7-14 17-16 26">
            <text:p/>
          </draw:path>
          <draw:path draw:style-name="gr3" draw:text-style-name="P1" draw:layer="layout" svg:width="0.029cm" svg:height="0.038cm" svg:x="2.39cm" svg:y="5.997cm" svg:viewBox="0 0 30 39" svg:d="M28 39c4-11 1-22-5-29-5-6-13-10-23-10">
            <text:p/>
          </draw:path>
          <draw:line draw:style-name="gr3" draw:text-style-name="P1" draw:layer="layout" svg:x1="2.46cm" svg:y1="6.16cm" svg:x2="2.455cm" svg:y2="6.173cm">
            <text:p/>
          </draw:line>
          <draw:line draw:style-name="gr3" draw:text-style-name="P1" draw:layer="layout" svg:x1="17.868cm" svg:y1="4.422cm" svg:x2="17.725cm" svg:y2="4.673cm">
            <text:p/>
          </draw:line>
          <draw:line draw:style-name="gr3" draw:text-style-name="P1" draw:layer="layout" svg:x1="17.93cm" svg:y1="4.422cm" svg:x2="17.867cm" svg:y2="4.422cm">
            <text:p/>
          </draw:line>
          <draw:line draw:style-name="gr3" draw:text-style-name="P1" draw:layer="layout" svg:x1="17.863cm" svg:y1="4.673cm" svg:x2="17.931cm" svg:y2="4.422cm">
            <text:p/>
          </draw:line>
          <draw:polyline draw:style-name="gr3" draw:text-style-name="P1" draw:layer="layout" svg:width="0.109cm" svg:height="0.175cm" svg:x="17.988cm" svg:y="4.497cm" svg:viewBox="0 0 110 176" draw:points="0,176 62,176 110,0">
            <text:p/>
          </draw:polyline>
          <draw:line draw:style-name="gr3" draw:text-style-name="P1" draw:layer="layout" svg:x1="17.986cm" svg:y1="4.497cm" svg:x2="17.951cm" svg:y2="4.623cm">
            <text:p/>
          </draw:line>
          <draw:path draw:style-name="gr3" draw:text-style-name="P1" draw:layer="layout" svg:width="0.039cm" svg:height="0.05cm" svg:x="17.949cm" svg:y="4.622cm" svg:viewBox="0 0 40 51" svg:d="M2 0c-4 14-1 28 7 37 7 9 19 14 31 14">
            <text:p/>
          </draw:path>
          <draw:line draw:style-name="gr3" draw:text-style-name="P1" draw:layer="layout" svg:x1="18.163cm" svg:y1="4.534cm" svg:x2="18.135cm" svg:y2="4.635cm">
            <text:p/>
          </draw:line>
          <draw:line draw:style-name="gr3" draw:text-style-name="P1" draw:layer="layout" svg:x1="18.163cm" svg:y1="4.672cm" svg:x2="18.213cm" svg:y2="4.672cm">
            <text:p/>
          </draw:line>
          <draw:line draw:style-name="gr3" draw:text-style-name="P1" draw:layer="layout" svg:x1="18.21cm" svg:y1="4.497cm" svg:x2="18.26cm" svg:y2="4.497cm">
            <text:p/>
          </draw:line>
          <draw:path draw:style-name="gr3" draw:text-style-name="P1" draw:layer="layout" svg:width="0.048cm" svg:height="0.037cm" svg:x="18.162cm" svg:y="4.497cm" svg:viewBox="0 0 49 38" svg:d="M49 0c-11 0-23 4-32 13-8 7-15 16-17 25">
            <text:p/>
          </draw:path>
          <draw:path draw:style-name="gr3" draw:text-style-name="P1" draw:layer="layout" svg:width="0.029cm" svg:height="0.038cm" svg:x="18.134cm" svg:y="4.634cm" svg:viewBox="0 0 30 39" svg:d="M1 0c-3 11-1 22 5 29 6 6 14 10 24 10">
            <text:p/>
          </draw:path>
          <draw:line draw:style-name="gr3" draw:text-style-name="P1" draw:layer="layout" svg:x1="18.417cm" svg:y1="4.497cm" svg:x2="18.369cm" svg:y2="4.673cm">
            <text:p/>
          </draw:line>
          <draw:polyline draw:style-name="gr3" draw:text-style-name="P1" draw:layer="layout" svg:width="0.171cm" svg:height="0.175cm" svg:x="18.288cm" svg:y="4.497cm" svg:viewBox="0 0 172 176" draw:points="172,0 47,0 0,176">
            <text:p/>
          </draw:polyline>
          <draw:line draw:style-name="gr3" draw:text-style-name="P1" draw:layer="layout" svg:x1="18.45cm" svg:y1="4.673cm" svg:x2="18.488cm" svg:y2="4.534cm">
            <text:p/>
          </draw:line>
          <draw:path draw:style-name="gr3" draw:text-style-name="P1" draw:layer="layout" svg:width="0.029cm" svg:height="0.037cm" svg:x="18.459cm" svg:y="4.497cm" svg:viewBox="0 0 30 38" svg:d="M29 38c3-11 1-21-5-28s-13-10-24-10">
            <text:p/>
          </draw:path>
          <draw:line draw:style-name="gr3" draw:text-style-name="P1" draw:layer="layout" svg:x1="18.558cm" svg:y1="4.553cm" svg:x2="18.54cm" svg:y2="4.616cm">
            <text:p/>
          </draw:line>
          <draw:line draw:style-name="gr3" draw:text-style-name="P1" draw:layer="layout" svg:x1="18.653cm" svg:y1="4.616cm" svg:x2="18.67cm" svg:y2="4.553cm">
            <text:p/>
          </draw:line>
          <draw:path draw:style-name="gr3" draw:text-style-name="P1" draw:layer="layout" svg:width="0.114cm" svg:height="0.056cm" svg:x="18.557cm" svg:y="4.497cm" svg:viewBox="0 0 115 57" svg:d="M113 57c5-16 2-32-8-42-18-22-55-19-81 5-12 10-21 23-24 37">
            <text:p/>
          </draw:path>
          <draw:path draw:style-name="gr3" draw:text-style-name="P1" draw:layer="layout" svg:width="0.115cm" svg:height="0.056cm" svg:x="18.538cm" svg:y="4.615cm" svg:viewBox="0 0 116 57" svg:d="M2 0c-4 17-1 32 9 43 18 21 54 19 81-6 11-10 20-23 24-37">
            <text:p/>
          </draw:path>
          <draw:line draw:style-name="gr3" draw:text-style-name="P1" draw:layer="layout" svg:x1="18.772cm" svg:y1="4.453cm" svg:x2="18.722cm" svg:y2="4.635cm">
            <text:p/>
          </draw:line>
          <draw:line draw:style-name="gr3" draw:text-style-name="P1" draw:layer="layout" svg:x1="18.75cm" svg:y1="4.672cm" svg:x2="18.781cm" svg:y2="4.672cm">
            <text:p/>
          </draw:line>
          <draw:line draw:style-name="gr3" draw:text-style-name="P1" draw:layer="layout" svg:x1="18.815cm" svg:y1="4.478cm" svg:x2="18.776cm" svg:y2="4.504cm">
            <text:p/>
          </draw:line>
          <draw:line draw:style-name="gr3" draw:text-style-name="P1" draw:layer="layout" svg:x1="18.856cm" svg:y1="4.534cm" svg:x2="18.829cm" svg:y2="4.635cm">
            <text:p/>
          </draw:line>
          <draw:line draw:style-name="gr3" draw:text-style-name="P1" draw:layer="layout" svg:x1="18.797cm" svg:y1="4.497cm" svg:x2="18.828cm" svg:y2="4.497cm">
            <text:p/>
          </draw:line>
          <draw:path draw:style-name="gr3" draw:text-style-name="P1" draw:layer="layout" svg:width="0.029cm" svg:height="0.038cm" svg:x="18.721cm" svg:y="4.634cm" svg:viewBox="0 0 30 39" svg:d="M1 0c-2 11-1 22 6 29 5 6 13 10 23 10">
            <text:p/>
          </draw:path>
          <draw:path draw:style-name="gr3" draw:text-style-name="P1" draw:layer="layout" svg:width="0.04cm" svg:height="0.031cm" svg:x="18.771cm" svg:y="4.422cm" svg:viewBox="0 0 41 32" svg:d="M41 0c-9 0-19 4-27 10-7 6-12 14-14 22">
            <text:p/>
          </draw:path>
          <draw:path draw:style-name="gr3" draw:text-style-name="P1" draw:layer="layout" svg:width="0.021cm" svg:height="0.056cm" svg:x="18.811cm" svg:y="4.422cm" svg:viewBox="0 0 22 57" svg:d="M3 57c2-1 3-2 4-3 16-13 20-35 10-46-4-5-11-8-17-8">
            <text:p/>
          </draw:path>
          <draw:path draw:style-name="gr3" draw:text-style-name="P1" draw:layer="layout" svg:width="0.048cm" svg:height="0.038cm" svg:x="18.781cm" svg:y="4.634cm" svg:viewBox="0 0 49 39" svg:d="M0 39c11 0 22-5 32-13 8-7 13-17 17-26">
            <text:p/>
          </draw:path>
          <draw:path draw:style-name="gr3" draw:text-style-name="P1" draw:layer="layout" svg:width="0.048cm" svg:height="0.037cm" svg:x="18.749cm" svg:y="4.497cm" svg:viewBox="0 0 49 38" svg:d="M49 0c-11 0-24 4-33 13-8 7-13 16-16 25">
            <text:p/>
          </draw:path>
          <draw:path draw:style-name="gr3" draw:text-style-name="P1" draw:layer="layout" svg:width="0.028cm" svg:height="0.037cm" svg:x="18.828cm" svg:y="4.497cm" svg:viewBox="0 0 29 38" svg:d="M27 38c4-11 2-21-5-28-5-7-13-10-22-10">
            <text:p/>
          </draw:path>
          <draw:line draw:style-name="gr3" draw:text-style-name="P1" draw:layer="layout" svg:x1="19.135cm" svg:y1="4.413cm" svg:x2="19.067cm" svg:y2="4.664cm">
            <text:p/>
          </draw:line>
          <draw:line draw:style-name="gr3" draw:text-style-name="P1" draw:layer="layout" svg:x1="19.055cm" svg:y1="4.476cm" svg:x2="19.135cm" svg:y2="4.413cm">
            <text:p/>
          </draw:line>
          <draw:line draw:style-name="gr3" draw:text-style-name="P1" draw:layer="layout" svg:x1="15.225cm" svg:y1="4.418cm" svg:x2="15.082cm" svg:y2="4.669cm">
            <text:p/>
          </draw:line>
          <draw:line draw:style-name="gr3" draw:text-style-name="P1" draw:layer="layout" svg:x1="15.286cm" svg:y1="4.418cm" svg:x2="15.224cm" svg:y2="4.418cm">
            <text:p/>
          </draw:line>
          <draw:line draw:style-name="gr3" draw:text-style-name="P1" draw:layer="layout" svg:x1="15.219cm" svg:y1="4.669cm" svg:x2="15.287cm" svg:y2="4.418cm">
            <text:p/>
          </draw:line>
          <draw:polyline draw:style-name="gr3" draw:text-style-name="P1" draw:layer="layout" svg:width="0.109cm" svg:height="0.175cm" svg:x="15.344cm" svg:y="4.493cm" svg:viewBox="0 0 110 176" draw:points="0,176 64,176 110,0">
            <text:p/>
          </draw:polyline>
          <draw:line draw:style-name="gr3" draw:text-style-name="P1" draw:layer="layout" svg:x1="15.342cm" svg:y1="4.493cm" svg:x2="15.308cm" svg:y2="4.619cm">
            <text:p/>
          </draw:line>
          <draw:path draw:style-name="gr3" draw:text-style-name="P1" draw:layer="layout" svg:width="0.038cm" svg:height="0.05cm" svg:x="15.306cm" svg:y="4.618cm" svg:viewBox="0 0 39 51" svg:d="M2 0c-4 15-2 29 8 38 7 9 17 13 29 13">
            <text:p/>
          </draw:path>
          <draw:line draw:style-name="gr3" draw:text-style-name="P1" draw:layer="layout" svg:x1="15.519cm" svg:y1="4.531cm" svg:x2="15.492cm" svg:y2="4.632cm">
            <text:p/>
          </draw:line>
          <draw:line draw:style-name="gr3" draw:text-style-name="P1" draw:layer="layout" svg:x1="15.519cm" svg:y1="4.668cm" svg:x2="15.569cm" svg:y2="4.668cm">
            <text:p/>
          </draw:line>
          <draw:line draw:style-name="gr3" draw:text-style-name="P1" draw:layer="layout" svg:x1="15.566cm" svg:y1="4.493cm" svg:x2="15.616cm" svg:y2="4.493cm">
            <text:p/>
          </draw:line>
          <draw:path draw:style-name="gr3" draw:text-style-name="P1" draw:layer="layout" svg:width="0.048cm" svg:height="0.038cm" svg:x="15.518cm" svg:y="4.493cm" svg:viewBox="0 0 49 39" svg:d="M49 0c-11 0-22 5-33 14-8 7-13 16-16 25">
            <text:p/>
          </draw:path>
          <draw:path draw:style-name="gr3" draw:text-style-name="P1" draw:layer="layout" svg:width="0.028cm" svg:height="0.037cm" svg:x="15.49cm" svg:y="4.631cm" svg:viewBox="0 0 29 38" svg:d="M1 0c-3 11-1 22 6 29 5 6 13 9 22 9">
            <text:p/>
          </draw:path>
          <draw:line draw:style-name="gr3" draw:text-style-name="P1" draw:layer="layout" svg:x1="15.773cm" svg:y1="4.493cm" svg:x2="15.725cm" svg:y2="4.669cm">
            <text:p/>
          </draw:line>
          <draw:polyline draw:style-name="gr3" draw:text-style-name="P1" draw:layer="layout" svg:width="0.172cm" svg:height="0.175cm" svg:x="15.644cm" svg:y="4.493cm" svg:viewBox="0 0 173 176" draw:points="173,0 47,0 0,176">
            <text:p/>
          </draw:polyline>
          <draw:line draw:style-name="gr3" draw:text-style-name="P1" draw:layer="layout" svg:x1="15.806cm" svg:y1="4.669cm" svg:x2="15.844cm" svg:y2="4.531cm">
            <text:p/>
          </draw:line>
          <draw:path draw:style-name="gr3" draw:text-style-name="P1" draw:layer="layout" svg:width="0.028cm" svg:height="0.038cm" svg:x="15.816cm" svg:y="4.493cm" svg:viewBox="0 0 29 39" svg:d="M28 39c3-11 1-21-5-28-5-7-14-11-23-11">
            <text:p/>
          </draw:path>
          <draw:line draw:style-name="gr3" draw:text-style-name="P1" draw:layer="layout" svg:x1="6.87cm" svg:y1="3.162cm" svg:x2="6.862cm" svg:y2="3.188cm">
            <text:p/>
          </draw:line>
          <draw:line draw:style-name="gr3" draw:text-style-name="P1" draw:layer="layout" svg:x1="7.032cm" svg:y1="3.162cm" svg:x2="7.024cm" svg:y2="3.188cm">
            <text:p/>
          </draw:line>
          <draw:line draw:style-name="gr3" draw:text-style-name="P1" draw:layer="layout" svg:x1="6.869cm" svg:y1="3.162cm" svg:x2="7.031cm" svg:y2="3.162cm">
            <text:p/>
          </draw:line>
          <draw:polyline draw:style-name="gr3" draw:text-style-name="P1" draw:layer="layout" svg:width="0.179cm" svg:height="0.25cm" svg:x="6.894cm" svg:y="2.912cm" svg:viewBox="0 0 180 251" draw:points="0,251 118,0 180,0 113,251">
            <text:p/>
          </draw:polyline>
          <draw:line draw:style-name="gr3" draw:text-style-name="P1" draw:layer="layout" svg:x1="7.144cm" svg:y1="3.024cm" svg:x2="7.116cm" svg:y2="3.125cm">
            <text:p/>
          </draw:line>
          <draw:line draw:style-name="gr3" draw:text-style-name="P1" draw:layer="layout" svg:x1="7.144cm" svg:y1="3.162cm" svg:x2="7.169cm" svg:y2="3.162cm">
            <text:p/>
          </draw:line>
          <draw:polyline draw:style-name="gr3" draw:text-style-name="P1" draw:layer="layout" svg:width="0.063cm" svg:height="0.137cm" svg:x="7.19cm" svg:y="2.987cm" svg:viewBox="0 0 64 138" draw:points="26,138 64,0 0,0">
            <text:p/>
          </draw:polyline>
          <draw:path draw:style-name="gr3" draw:text-style-name="P1" draw:layer="layout" svg:width="0.047cm" svg:height="0.037cm" svg:x="7.143cm" svg:y="2.987cm" svg:viewBox="0 0 48 38" svg:d="M48 0c-10 0-23 4-32 13-8 6-14 15-16 25">
            <text:p/>
          </draw:path>
          <draw:path draw:style-name="gr3" draw:text-style-name="P1" draw:layer="layout" svg:width="0.029cm" svg:height="0.038cm" svg:x="7.115cm" svg:y="3.124cm" svg:viewBox="0 0 30 39" svg:d="M1 0c-3 12-1 22 5 29 7 6 14 10 24 10">
            <text:p/>
          </draw:path>
          <draw:path draw:style-name="gr3" draw:text-style-name="P1" draw:layer="layout" svg:width="0.029cm" svg:height="0.038cm" svg:x="7.215cm" svg:y="3.124cm" svg:viewBox="0 0 30 39" svg:d="M1 0c-3 12-1 22 5 29 6 6 13 10 24 10">
            <text:p/>
          </draw:path>
          <draw:path draw:style-name="gr3" draw:text-style-name="P1" draw:layer="layout" svg:width="0.047cm" svg:height="0.038cm" svg:x="7.169cm" svg:y="3.124cm" svg:viewBox="0 0 48 39" svg:d="M0 39c11 0 23-5 32-13 8-7 14-16 16-26">
            <text:p/>
          </draw:path>
          <draw:line draw:style-name="gr3" draw:text-style-name="P1" draw:layer="layout" svg:x1="7.448cm" svg:y1="2.987cm" svg:x2="7.4cm" svg:y2="3.163cm">
            <text:p/>
          </draw:line>
          <draw:polyline draw:style-name="gr3" draw:text-style-name="P1" draw:layer="layout" svg:width="0.172cm" svg:height="0.175cm" svg:x="7.318cm" svg:y="2.987cm" svg:viewBox="0 0 173 176" draw:points="173,0 47,0 0,176">
            <text:p/>
          </draw:polyline>
          <draw:line draw:style-name="gr3" draw:text-style-name="P1" draw:layer="layout" svg:x1="7.481cm" svg:y1="3.163cm" svg:x2="7.519cm" svg:y2="3.024cm">
            <text:p/>
          </draw:line>
          <draw:path draw:style-name="gr3" draw:text-style-name="P1" draw:layer="layout" svg:width="0.029cm" svg:height="0.037cm" svg:x="7.49cm" svg:y="2.987cm" svg:viewBox="0 0 30 38" svg:d="M29 38c3-12 1-22-7-29-5-6-13-9-22-9">
            <text:p/>
          </draw:path>
          <draw:line draw:style-name="gr3" draw:text-style-name="P1" draw:layer="layout" svg:x1="7.594cm" svg:y1="3.024cm" svg:x2="7.566cm" svg:y2="3.125cm">
            <text:p/>
          </draw:line>
          <draw:line draw:style-name="gr3" draw:text-style-name="P1" draw:layer="layout" svg:x1="7.593cm" svg:y1="3.162cm" svg:x2="7.618cm" svg:y2="3.162cm">
            <text:p/>
          </draw:line>
          <draw:polyline draw:style-name="gr3" draw:text-style-name="P1" draw:layer="layout" svg:width="0.063cm" svg:height="0.137cm" svg:x="7.64cm" svg:y="2.987cm" svg:viewBox="0 0 64 138" draw:points="27,138 64,0 0,0">
            <text:p/>
          </draw:polyline>
          <draw:path draw:style-name="gr3" draw:text-style-name="P1" draw:layer="layout" svg:width="0.047cm" svg:height="0.037cm" svg:x="7.593cm" svg:y="2.987cm" svg:viewBox="0 0 48 38" svg:d="M48 0c-11 0-22 4-31 13-8 6-14 15-17 25">
            <text:p/>
          </draw:path>
          <draw:path draw:style-name="gr3" draw:text-style-name="P1" draw:layer="layout" svg:width="0.028cm" svg:height="0.038cm" svg:x="7.565cm" svg:y="3.124cm" svg:viewBox="0 0 29 39" svg:d="M1 0c-3 12-1 22 5 29 6 6 14 10 23 10">
            <text:p/>
          </draw:path>
          <draw:path draw:style-name="gr3" draw:text-style-name="P1" draw:layer="layout" svg:width="0.028cm" svg:height="0.038cm" svg:x="7.665cm" svg:y="3.124cm" svg:viewBox="0 0 29 39" svg:d="M1 0c-3 12-1 22 5 29 5 6 14 10 23 10">
            <text:p/>
          </draw:path>
          <draw:path draw:style-name="gr3" draw:text-style-name="P1" draw:layer="layout" svg:width="0.048cm" svg:height="0.038cm" svg:x="7.618cm" svg:y="3.124cm" svg:viewBox="0 0 49 39" svg:d="M0 39c11 0 24-5 33-13 8-7 13-16 16-26">
            <text:p/>
          </draw:path>
          <draw:line draw:style-name="gr3" draw:text-style-name="P1" draw:layer="layout" svg:x1="5.853cm" svg:y1="2.924cm" svg:x2="5.785cm" svg:y2="3.175cm">
            <text:p/>
          </draw:line>
          <draw:line draw:style-name="gr3" draw:text-style-name="P1" draw:layer="layout" svg:x1="5.714cm" svg:y1="2.924cm" svg:x2="5.852cm" svg:y2="2.924cm">
            <text:p/>
          </draw:line>
          <draw:line draw:style-name="gr3" draw:text-style-name="P1" draw:layer="layout" svg:x1="5.647cm" svg:y1="3.175cm" svg:x2="5.715cm" svg:y2="2.924cm">
            <text:p/>
          </draw:line>
          <draw:line draw:style-name="gr3" draw:text-style-name="P1" draw:layer="layout" svg:x1="5.893cm" svg:y1="3.056cm" svg:x2="5.875cm" svg:y2="3.119cm">
            <text:p/>
          </draw:line>
          <draw:line draw:style-name="gr3" draw:text-style-name="P1" draw:layer="layout" svg:x1="5.987cm" svg:y1="3.119cm" svg:x2="6.005cm" svg:y2="3.056cm">
            <text:p/>
          </draw:line>
          <draw:path draw:style-name="gr3" draw:text-style-name="P1" draw:layer="layout" svg:width="0.114cm" svg:height="0.057cm" svg:x="5.892cm" svg:y="2.999cm" svg:viewBox="0 0 115 58" svg:d="M113 58c4-18 2-33-9-44-18-20-54-18-81 6-11 10-20 23-23 38">
            <text:p/>
          </draw:path>
          <draw:path draw:style-name="gr3" draw:text-style-name="P1" draw:layer="layout" svg:width="0.114cm" svg:height="0.056cm" svg:x="5.873cm" svg:y="3.118cm" svg:viewBox="0 0 115 57" svg:d="M2 0c-5 16-2 32 8 43 19 21 55 18 81-6 12-10 21-23 24-37">
            <text:p/>
          </draw:path>
          <draw:line draw:style-name="gr3" draw:text-style-name="P1" draw:layer="layout" svg:x1="6.133cm" svg:y1="2.924cm" svg:x2="6.183cm" svg:y2="2.924cm">
            <text:p/>
          </draw:line>
          <draw:line draw:style-name="gr3" draw:text-style-name="P1" draw:layer="layout" svg:x1="6.211cm" svg:y1="2.962cm" svg:x2="6.163cm" svg:y2="3.138cm">
            <text:p/>
          </draw:line>
          <draw:line draw:style-name="gr3" draw:text-style-name="P1" draw:layer="layout" svg:x1="6.057cm" svg:y1="3.138cm" svg:x2="6.085cm" svg:y2="3.037cm">
            <text:p/>
          </draw:line>
          <draw:line draw:style-name="gr3" draw:text-style-name="P1" draw:layer="layout" svg:x1="6.132cm" svg:y1="2.999cm" svg:x2="6.2cm" svg:y2="2.999cm">
            <text:p/>
          </draw:line>
          <draw:line draw:style-name="gr3" draw:text-style-name="P1" draw:layer="layout" svg:x1="6.085cm" svg:y1="3.174cm" svg:x2="6.116cm" svg:y2="3.174cm">
            <text:p/>
          </draw:line>
          <draw:path draw:style-name="gr3" draw:text-style-name="P1" draw:layer="layout" svg:width="0.028cm" svg:height="0.038cm" svg:x="6.183cm" svg:y="2.924cm" svg:viewBox="0 0 29 39" svg:d="M28 39c3-11 1-22-5-29-5-6-14-10-23-10">
            <text:p/>
          </draw:path>
          <draw:path draw:style-name="gr3" draw:text-style-name="P1" draw:layer="layout" svg:width="0.047cm" svg:height="0.037cm" svg:x="6.116cm" svg:y="3.137cm" svg:viewBox="0 0 48 38" svg:d="M0 38c11 0 23-4 33-14 7-6 13-15 15-24">
            <text:p/>
          </draw:path>
          <draw:path draw:style-name="gr3" draw:text-style-name="P1" draw:layer="layout" svg:width="0.048cm" svg:height="0.038cm" svg:x="6.084cm" svg:y="2.999cm" svg:viewBox="0 0 49 39" svg:d="M49 0c-11 0-23 5-32 13-8 7-15 17-17 26">
            <text:p/>
          </draw:path>
          <draw:path draw:style-name="gr3" draw:text-style-name="P1" draw:layer="layout" svg:width="0.029cm" svg:height="0.037cm" svg:x="6.056cm" svg:y="3.137cm" svg:viewBox="0 0 30 38" svg:d="M1 0c-3 11-1 21 6 28 6 7 14 10 23 10">
            <text:p/>
          </draw:path>
          <draw:polyline draw:style-name="gr3" draw:text-style-name="P1" draw:layer="layout" svg:width="0.122cm" svg:height="0.175cm" svg:x="6.228cm" svg:y="2.999cm" svg:viewBox="0 0 123 176" draw:points="123,0 48,0 0,176">
            <text:p/>
          </draw:polyline>
          <draw:line draw:style-name="gr3" draw:text-style-name="P1" draw:layer="layout" svg:x1="6.341cm" svg:y1="3.175cm" svg:x2="6.379cm" svg:y2="3.037cm">
            <text:p/>
          </draw:line>
          <draw:path draw:style-name="gr3" draw:text-style-name="P1" draw:layer="layout" svg:width="0.029cm" svg:height="0.038cm" svg:x="6.35cm" svg:y="2.999cm" svg:viewBox="0 0 30 39" svg:d="M29 39c3-11 1-22-6-29-6-6-14-10-23-10">
            <text:p/>
          </draw:path>
          <draw:line draw:style-name="gr3" draw:text-style-name="P1" draw:layer="layout" svg:x1="6.42cm" svg:y1="3.162cm" svg:x2="6.416cm" svg:y2="3.175cm">
            <text:p/>
          </draw:line>
          <draw:polyline draw:style-name="gr3" draw:text-style-name="P1" draw:layer="layout" svg:width="0.229cm" svg:height="0.25cm" svg:x="18.169cm" svg:y="2.421cm" svg:viewBox="0 0 230 251" draw:points="230,0 112,138 68,0 0,251">
            <text:p/>
          </draw:polyline>
          <draw:line draw:style-name="gr3" draw:text-style-name="P1" draw:layer="layout" svg:x1="18.331cm" svg:y1="2.672cm" svg:x2="18.399cm" svg:y2="2.421cm">
            <text:p/>
          </draw:line>
          <draw:line draw:style-name="gr3" draw:text-style-name="P1" draw:layer="layout" svg:x1="18.444cm" svg:y1="2.533cm" svg:x2="18.416cm" svg:y2="2.634cm">
            <text:p/>
          </draw:line>
          <draw:line draw:style-name="gr3" draw:text-style-name="P1" draw:layer="layout" svg:x1="18.444cm" svg:y1="2.671cm" svg:x2="18.469cm" svg:y2="2.671cm">
            <text:p/>
          </draw:line>
          <draw:polyline draw:style-name="gr3" draw:text-style-name="P1" draw:layer="layout" svg:width="0.062cm" svg:height="0.137cm" svg:x="18.491cm" svg:y="2.496cm" svg:viewBox="0 0 63 138" draw:points="26,138 63,0 0,0">
            <text:p/>
          </draw:polyline>
          <draw:path draw:style-name="gr3" draw:text-style-name="P1" draw:layer="layout" svg:width="0.048cm" svg:height="0.037cm" svg:x="18.443cm" svg:y="2.496cm" svg:viewBox="0 0 49 38" svg:d="M49 0c-11 0-23 4-32 13-8 7-14 16-17 25">
            <text:p/>
          </draw:path>
          <draw:path draw:style-name="gr3" draw:text-style-name="P1" draw:layer="layout" svg:width="0.029cm" svg:height="0.038cm" svg:x="18.415cm" svg:y="2.633cm" svg:viewBox="0 0 30 39" svg:d="M1 0c-3 11-1 22 6 29 5 6 13 10 23 10">
            <text:p/>
          </draw:path>
          <draw:path draw:style-name="gr3" draw:text-style-name="P1" draw:layer="layout" svg:width="0.029cm" svg:height="0.038cm" svg:x="18.515cm" svg:y="2.633cm" svg:viewBox="0 0 30 39" svg:d="M1 0c-3 11-1 22 7 29 5 6 13 10 22 10">
            <text:p/>
          </draw:path>
          <draw:path draw:style-name="gr3" draw:text-style-name="P1" draw:layer="layout" svg:width="0.047cm" svg:height="0.038cm" svg:x="18.469cm" svg:y="2.633cm" svg:viewBox="0 0 48 39" svg:d="M0 39c11 0 22-5 32-13 8-8 14-17 16-26">
            <text:p/>
          </draw:path>
          <draw:line draw:style-name="gr3" draw:text-style-name="P1" draw:layer="layout" svg:x1="18.657cm" svg:y1="2.533cm" svg:x2="18.629cm" svg:y2="2.634cm">
            <text:p/>
          </draw:line>
          <draw:line draw:style-name="gr3" draw:text-style-name="P1" draw:layer="layout" svg:x1="18.656cm" svg:y1="2.671cm" svg:x2="18.706cm" svg:y2="2.671cm">
            <text:p/>
          </draw:line>
          <draw:line draw:style-name="gr3" draw:text-style-name="P1" draw:layer="layout" svg:x1="18.703cm" svg:y1="2.496cm" svg:x2="18.753cm" svg:y2="2.496cm">
            <text:p/>
          </draw:line>
          <draw:path draw:style-name="gr3" draw:text-style-name="P1" draw:layer="layout" svg:width="0.047cm" svg:height="0.037cm" svg:x="18.656cm" svg:y="2.496cm" svg:viewBox="0 0 48 38" svg:d="M48 0c-11 0-23 4-33 13-7 7-13 16-15 25">
            <text:p/>
          </draw:path>
          <draw:path draw:style-name="gr3" draw:text-style-name="P1" draw:layer="layout" svg:width="0.028cm" svg:height="0.038cm" svg:x="18.627cm" svg:y="2.633cm" svg:viewBox="0 0 29 39" svg:d="M1 0c-3 11-1 22 6 29 5 6 13 10 22 10">
            <text:p/>
          </draw:path>
          <draw:line draw:style-name="gr3" draw:text-style-name="P1" draw:layer="layout" svg:x1="18.862cm" svg:y1="2.672cm" svg:x2="18.91cm" svg:y2="2.496cm">
            <text:p/>
          </draw:line>
          <draw:polyline draw:style-name="gr3" draw:text-style-name="P1" draw:layer="layout" svg:width="0.171cm" svg:height="0.175cm" svg:x="18.819cm" svg:y="2.496cm" svg:viewBox="0 0 172 176" draw:points="0,176 126,176 172,0">
            <text:p/>
          </draw:polyline>
          <draw:line draw:style-name="gr3" draw:text-style-name="P1" draw:layer="layout" svg:x1="18.829cm" svg:y1="2.496cm" svg:x2="18.791cm" svg:y2="2.634cm">
            <text:p/>
          </draw:line>
          <draw:path draw:style-name="gr3" draw:text-style-name="P1" draw:layer="layout" svg:width="0.029cm" svg:height="0.038cm" svg:x="18.79cm" svg:y="2.633cm" svg:viewBox="0 0 30 39" svg:d="M1 0c-3 11-1 22 5 29 7 6 15 10 24 10">
            <text:p/>
          </draw:path>
          <draw:line draw:style-name="gr3" draw:text-style-name="P1" draw:layer="layout" svg:x1="19.148cm" svg:y1="2.496cm" svg:x2="19.1cm" svg:y2="2.672cm">
            <text:p/>
          </draw:line>
          <draw:polyline draw:style-name="gr3" draw:text-style-name="P1" draw:layer="layout" svg:width="0.171cm" svg:height="0.175cm" svg:x="19.019cm" svg:y="2.496cm" svg:viewBox="0 0 172 176" draw:points="172,0 47,0 0,176">
            <text:p/>
          </draw:polyline>
          <draw:line draw:style-name="gr3" draw:text-style-name="P1" draw:layer="layout" svg:x1="19.181cm" svg:y1="2.672cm" svg:x2="19.219cm" svg:y2="2.533cm">
            <text:p/>
          </draw:line>
          <draw:path draw:style-name="gr3" draw:text-style-name="P1" draw:layer="layout" svg:width="0.03cm" svg:height="0.037cm" svg:x="19.19cm" svg:y="2.496cm" svg:viewBox="0 0 31 38" svg:d="M29 38c4-11 1-21-5-28s-14-10-24-10">
            <text:p/>
          </draw:path>
          <draw:line draw:style-name="gr3" draw:text-style-name="P1" draw:layer="layout" svg:x1="19.294cm" svg:y1="2.533cm" svg:x2="19.266cm" svg:y2="2.634cm">
            <text:p/>
          </draw:line>
          <draw:line draw:style-name="gr3" draw:text-style-name="P1" draw:layer="layout" svg:x1="19.293cm" svg:y1="2.671cm" svg:x2="19.318cm" svg:y2="2.671cm">
            <text:p/>
          </draw:line>
          <draw:polyline draw:style-name="gr3" draw:text-style-name="P1" draw:layer="layout" svg:width="0.063cm" svg:height="0.137cm" svg:x="19.34cm" svg:y="2.496cm" svg:viewBox="0 0 64 138" draw:points="26,138 64,0 0,0">
            <text:p/>
          </draw:polyline>
          <draw:path draw:style-name="gr3" draw:text-style-name="P1" draw:layer="layout" svg:width="0.047cm" svg:height="0.037cm" svg:x="19.293cm" svg:y="2.496cm" svg:viewBox="0 0 48 38" svg:d="M48 0c-11 0-22 4-31 13-8 7-15 16-17 25">
            <text:p/>
          </draw:path>
          <draw:path draw:style-name="gr3" draw:text-style-name="P1" draw:layer="layout" svg:width="0.028cm" svg:height="0.038cm" svg:x="19.265cm" svg:y="2.633cm" svg:viewBox="0 0 29 39" svg:d="M1 0c-3 11-1 22 5 29 6 6 14 10 23 10">
            <text:p/>
          </draw:path>
          <draw:path draw:style-name="gr3" draw:text-style-name="P1" draw:layer="layout" svg:width="0.028cm" svg:height="0.038cm" svg:x="19.365cm" svg:y="2.633cm" svg:viewBox="0 0 29 39" svg:d="M1 0c-3 11-1 22 5 29 5 6 13 10 23 10">
            <text:p/>
          </draw:path>
          <draw:path draw:style-name="gr3" draw:text-style-name="P1" draw:layer="layout" svg:width="0.048cm" svg:height="0.038cm" svg:x="19.318cm" svg:y="2.633cm" svg:viewBox="0 0 49 39" svg:d="M0 39c11 0 23-5 33-13 8-8 14-17 16-26">
            <text:p/>
          </draw:path>
          <draw:line draw:style-name="gr3" draw:text-style-name="P1" draw:layer="layout" svg:x1="19.535cm" svg:y1="2.421cm" svg:x2="19.648cm" svg:y2="2.421cm">
            <text:p/>
          </draw:line>
          <draw:line draw:style-name="gr3" draw:text-style-name="P1" draw:layer="layout" svg:x1="19.535cm" svg:y1="2.421cm" svg:x2="19.602cm" svg:y2="2.503cm">
            <text:p/>
          </draw:line>
          <draw:line draw:style-name="gr3" draw:text-style-name="P1" draw:layer="layout" svg:x1="19.478cm" svg:y1="2.634cm" svg:x2="19.506cm" svg:y2="2.533cm">
            <text:p/>
          </draw:line>
          <draw:line draw:style-name="gr3" draw:text-style-name="P1" draw:layer="layout" svg:x1="19.553cm" svg:y1="2.496cm" svg:x2="19.584cm" svg:y2="2.496cm">
            <text:p/>
          </draw:line>
          <draw:line draw:style-name="gr3" draw:text-style-name="P1" draw:layer="layout" svg:x1="19.612cm" svg:y1="2.533cm" svg:x2="19.585cm" svg:y2="2.634cm">
            <text:p/>
          </draw:line>
          <draw:line draw:style-name="gr3" draw:text-style-name="P1" draw:layer="layout" svg:x1="19.506cm" svg:y1="2.671cm" svg:x2="19.537cm" svg:y2="2.671cm">
            <text:p/>
          </draw:line>
          <draw:path draw:style-name="gr3" draw:text-style-name="P1" draw:layer="layout" svg:width="0.048cm" svg:height="0.037cm" svg:x="19.505cm" svg:y="2.496cm" svg:viewBox="0 0 49 38" svg:d="M49 0c-11 0-24 4-33 13-8 7-13 16-16 25">
            <text:p/>
          </draw:path>
          <draw:path draw:style-name="gr3" draw:text-style-name="P1" draw:layer="layout" svg:width="0.048cm" svg:height="0.038cm" svg:x="19.537cm" svg:y="2.633cm" svg:viewBox="0 0 49 39" svg:d="M0 39c11 0 22-5 32-13 8-8 14-17 17-26">
            <text:p/>
          </draw:path>
          <draw:path draw:style-name="gr3" draw:text-style-name="P1" draw:layer="layout" svg:width="0.029cm" svg:height="0.038cm" svg:x="19.477cm" svg:y="2.633cm" svg:viewBox="0 0 30 39" svg:d="M1 0c-3 11-1 22 6 29 5 6 13 10 23 10">
            <text:p/>
          </draw:path>
          <draw:path draw:style-name="gr3" draw:text-style-name="P1" draw:layer="layout" svg:width="0.028cm" svg:height="0.037cm" svg:x="19.584cm" svg:y="2.496cm" svg:viewBox="0 0 29 38" svg:d="M27 38c4-11 2-21-5-28-5-7-13-10-22-10">
            <text:p/>
          </draw:path>
          <draw:polyline draw:style-name="gr3" draw:text-style-name="P1" draw:layer="layout" svg:width="0.23cm" svg:height="0.25cm" svg:x="16.67cm" svg:y="2.421cm" svg:viewBox="0 0 231 251" draw:points="231,0 112,138 67,0 0,251">
            <text:p/>
          </draw:polyline>
          <draw:line draw:style-name="gr3" draw:text-style-name="P1" draw:layer="layout" svg:x1="16.833cm" svg:y1="2.672cm" svg:x2="16.901cm" svg:y2="2.421cm">
            <text:p/>
          </draw:line>
          <draw:line draw:style-name="gr3" draw:text-style-name="P1" draw:layer="layout" svg:x1="16.946cm" svg:y1="2.533cm" svg:x2="16.918cm" svg:y2="2.634cm">
            <text:p/>
          </draw:line>
          <draw:line draw:style-name="gr3" draw:text-style-name="P1" draw:layer="layout" svg:x1="16.945cm" svg:y1="2.671cm" svg:x2="16.97cm" svg:y2="2.671cm">
            <text:p/>
          </draw:line>
          <draw:polyline draw:style-name="gr3" draw:text-style-name="P1" draw:layer="layout" svg:width="0.063cm" svg:height="0.137cm" svg:x="16.992cm" svg:y="2.496cm" svg:viewBox="0 0 64 138" draw:points="26,138 64,0 0,0">
            <text:p/>
          </draw:polyline>
          <draw:path draw:style-name="gr3" draw:text-style-name="P1" draw:layer="layout" svg:width="0.047cm" svg:height="0.037cm" svg:x="16.945cm" svg:y="2.496cm" svg:viewBox="0 0 48 38" svg:d="M48 0c-11 0-22 4-32 13-7 7-13 16-16 25">
            <text:p/>
          </draw:path>
          <draw:path draw:style-name="gr3" draw:text-style-name="P1" draw:layer="layout" svg:width="0.028cm" svg:height="0.038cm" svg:x="16.917cm" svg:y="2.633cm" svg:viewBox="0 0 29 39" svg:d="M1 0c-3 11-1 22 5 29 6 6 14 10 23 10">
            <text:p/>
          </draw:path>
          <draw:path draw:style-name="gr3" draw:text-style-name="P1" draw:layer="layout" svg:width="0.028cm" svg:height="0.038cm" svg:x="17.016cm" svg:y="2.633cm" svg:viewBox="0 0 29 39" svg:d="M1 0c-3 11-1 22 5 29 5 6 14 10 23 10">
            <text:p/>
          </draw:path>
          <draw:path draw:style-name="gr3" draw:text-style-name="P1" draw:layer="layout" svg:width="0.048cm" svg:height="0.038cm" svg:x="16.97cm" svg:y="2.633cm" svg:viewBox="0 0 49 39" svg:d="M0 39c11 0 23-5 33-13 8-8 13-17 16-26">
            <text:p/>
          </draw:path>
          <draw:line draw:style-name="gr3" draw:text-style-name="P1" draw:layer="layout" svg:x1="17.158cm" svg:y1="2.533cm" svg:x2="17.13cm" svg:y2="2.634cm">
            <text:p/>
          </draw:line>
          <draw:line draw:style-name="gr3" draw:text-style-name="P1" draw:layer="layout" svg:x1="17.158cm" svg:y1="2.671cm" svg:x2="17.208cm" svg:y2="2.671cm">
            <text:p/>
          </draw:line>
          <draw:line draw:style-name="gr3" draw:text-style-name="P1" draw:layer="layout" svg:x1="17.205cm" svg:y1="2.496cm" svg:x2="17.255cm" svg:y2="2.496cm">
            <text:p/>
          </draw:line>
          <draw:path draw:style-name="gr3" draw:text-style-name="P1" draw:layer="layout" svg:width="0.048cm" svg:height="0.037cm" svg:x="17.157cm" svg:y="2.496cm" svg:viewBox="0 0 49 38" svg:d="M49 0c-11 0-23 4-33 13-8 7-14 16-16 25">
            <text:p/>
          </draw:path>
          <draw:path draw:style-name="gr3" draw:text-style-name="P1" draw:layer="layout" svg:width="0.029cm" svg:height="0.038cm" svg:x="17.129cm" svg:y="2.633cm" svg:viewBox="0 0 30 39" svg:d="M1 0c-3 11-1 22 5 29 6 6 15 10 24 10">
            <text:p/>
          </draw:path>
          <draw:line draw:style-name="gr3" draw:text-style-name="P1" draw:layer="layout" svg:x1="17.32cm" svg:y1="2.533cm" svg:x2="17.293cm" svg:y2="2.634cm">
            <text:p/>
          </draw:line>
          <draw:line draw:style-name="gr3" draw:text-style-name="P1" draw:layer="layout" svg:x1="17.32cm" svg:y1="2.671cm" svg:x2="17.37cm" svg:y2="2.671cm">
            <text:p/>
          </draw:line>
          <draw:line draw:style-name="gr3" draw:text-style-name="P1" draw:layer="layout" svg:x1="17.367cm" svg:y1="2.496cm" svg:x2="17.417cm" svg:y2="2.496cm">
            <text:p/>
          </draw:line>
          <draw:path draw:style-name="gr3" draw:text-style-name="P1" draw:layer="layout" svg:width="0.048cm" svg:height="0.037cm" svg:x="17.319cm" svg:y="2.496cm" svg:viewBox="0 0 49 38" svg:d="M49 0c-11 0-22 4-32 13-7 7-14 16-17 25">
            <text:p/>
          </draw:path>
          <draw:path draw:style-name="gr3" draw:text-style-name="P1" draw:layer="layout" svg:width="0.028cm" svg:height="0.038cm" svg:x="17.291cm" svg:y="2.633cm" svg:viewBox="0 0 29 39" svg:d="M1 0c-3 11-1 22 5 29 5 6 13 10 23 10">
            <text:p/>
          </draw:path>
          <draw:line draw:style-name="gr3" draw:text-style-name="P1" draw:layer="layout" svg:x1="17.483cm" svg:y1="2.533cm" svg:x2="17.455cm" svg:y2="2.634cm">
            <text:p/>
          </draw:line>
          <draw:line draw:style-name="gr3" draw:text-style-name="P1" draw:layer="layout" svg:x1="17.483cm" svg:y1="2.671cm" svg:x2="17.508cm" svg:y2="2.671cm">
            <text:p/>
          </draw:line>
          <draw:polyline draw:style-name="gr3" draw:text-style-name="P1" draw:layer="layout" svg:width="0.063cm" svg:height="0.137cm" svg:x="17.529cm" svg:y="2.496cm" svg:viewBox="0 0 64 138" draw:points="26,138 64,0 0,0">
            <text:p/>
          </draw:polyline>
          <draw:path draw:style-name="gr3" draw:text-style-name="P1" draw:layer="layout" svg:width="0.047cm" svg:height="0.037cm" svg:x="17.482cm" svg:y="2.496cm" svg:viewBox="0 0 48 38" svg:d="M48 0c-10 0-23 4-32 13-8 7-14 16-16 25">
            <text:p/>
          </draw:path>
          <draw:path draw:style-name="gr3" draw:text-style-name="P1" draw:layer="layout" svg:width="0.029cm" svg:height="0.038cm" svg:x="17.454cm" svg:y="2.633cm" svg:viewBox="0 0 30 39" svg:d="M1 0c-3 11-1 22 6 29 6 6 13 10 23 10">
            <text:p/>
          </draw:path>
          <draw:path draw:style-name="gr3" draw:text-style-name="P1" draw:layer="layout" svg:width="0.028cm" svg:height="0.038cm" svg:x="17.554cm" svg:y="2.633cm" svg:viewBox="0 0 29 39" svg:d="M1 0c-3 11-1 22 5 29 6 6 14 10 23 10">
            <text:p/>
          </draw:path>
          <draw:path draw:style-name="gr3" draw:text-style-name="P1" draw:layer="layout" svg:width="0.047cm" svg:height="0.038cm" svg:x="17.508cm" svg:y="2.633cm" svg:viewBox="0 0 48 39" svg:d="M0 39c11 0 23-5 32-13 8-8 14-17 16-26">
            <text:p/>
          </draw:path>
          <draw:line draw:style-name="gr3" draw:text-style-name="P1" draw:layer="layout" svg:x1="15.351cm" svg:y1="2.419cm" svg:x2="15.209cm" svg:y2="2.67cm">
            <text:p/>
          </draw:line>
          <draw:line draw:style-name="gr3" draw:text-style-name="P1" draw:layer="layout" svg:x1="15.413cm" svg:y1="2.419cm" svg:x2="15.35cm" svg:y2="2.419cm">
            <text:p/>
          </draw:line>
          <draw:line draw:style-name="gr3" draw:text-style-name="P1" draw:layer="layout" svg:x1="15.346cm" svg:y1="2.67cm" svg:x2="15.414cm" svg:y2="2.419cm">
            <text:p/>
          </draw:line>
          <draw:polyline draw:style-name="gr3" draw:text-style-name="P1" draw:layer="layout" svg:width="0.109cm" svg:height="0.175cm" svg:x="15.471cm" svg:y="2.494cm" svg:viewBox="0 0 110 176" draw:points="0,176 62,176 110,0">
            <text:p/>
          </draw:polyline>
          <draw:line draw:style-name="gr3" draw:text-style-name="P1" draw:layer="layout" svg:x1="15.469cm" svg:y1="2.494cm" svg:x2="15.434cm" svg:y2="2.62cm">
            <text:p/>
          </draw:line>
          <draw:path draw:style-name="gr3" draw:text-style-name="P1" draw:layer="layout" svg:width="0.038cm" svg:height="0.05cm" svg:x="15.433cm" svg:y="2.619cm" svg:viewBox="0 0 39 51" svg:d="M1 0c-3 15-1 28 7 39 7 8 18 12 31 12">
            <text:p/>
          </draw:path>
          <draw:line draw:style-name="gr3" draw:text-style-name="P1" draw:layer="layout" svg:x1="15.737cm" svg:y1="2.494cm" svg:x2="15.69cm" svg:y2="2.67cm">
            <text:p/>
          </draw:line>
          <draw:polyline draw:style-name="gr3" draw:text-style-name="P1" draw:layer="layout" svg:width="0.172cm" svg:height="0.175cm" svg:x="15.608cm" svg:y="2.494cm" svg:viewBox="0 0 173 176" draw:points="173,0 47,0 0,176">
            <text:p/>
          </draw:polyline>
          <draw:line draw:style-name="gr3" draw:text-style-name="P1" draw:layer="layout" svg:x1="15.771cm" svg:y1="2.67cm" svg:x2="15.809cm" svg:y2="2.532cm">
            <text:p/>
          </draw:line>
          <draw:path draw:style-name="gr3" draw:text-style-name="P1" draw:layer="layout" svg:width="0.029cm" svg:height="0.038cm" svg:x="15.78cm" svg:y="2.494cm" svg:viewBox="0 0 30 39" svg:d="M29 39c3-11 1-21-7-28-5-7-13-11-22-11">
            <text:p/>
          </draw:path>
          <draw:line draw:style-name="gr3" draw:text-style-name="P1" draw:layer="layout" svg:x1="15.85cm" svg:y1="2.657cm" svg:x2="15.846cm" svg:y2="2.67cm">
            <text:p/>
          </draw:line>
          <draw:line draw:style-name="gr3" draw:text-style-name="P1" draw:layer="layout" svg:x1="3.199cm" svg:y1="3.572cm" svg:x2="3.115cm" svg:y2="3.572cm">
            <text:p/>
          </draw:line>
          <draw:polyline draw:style-name="gr3" draw:text-style-name="P1" draw:layer="layout" svg:width="0.133cm" svg:height="0.25cm" svg:x="3.071cm" svg:y="3.397cm" svg:viewBox="0 0 134 251" draw:points="0,251 134,0 132,251">
            <text:p/>
          </draw:polyline>
          <draw:line draw:style-name="gr3" draw:text-style-name="P1" draw:layer="layout" svg:x1="3.391cm" svg:y1="3.472cm" svg:x2="3.343cm" svg:y2="3.648cm">
            <text:p/>
          </draw:line>
          <draw:line draw:style-name="gr3" draw:text-style-name="P1" draw:layer="layout" svg:x1="3.343cm" svg:y1="3.472cm" svg:x2="3.39cm" svg:y2="3.472cm">
            <text:p/>
          </draw:line>
          <draw:line draw:style-name="gr3" draw:text-style-name="P1" draw:layer="layout" svg:x1="3.258cm" svg:y1="3.648cm" svg:x2="3.344cm" svg:y2="3.472cm">
            <text:p/>
          </draw:line>
          <draw:line draw:style-name="gr3" draw:text-style-name="P1" draw:layer="layout" svg:x1="3.507cm" svg:y1="3.559cm" svg:x2="3.422cm" svg:y2="3.559cm">
            <text:p/>
          </draw:line>
          <draw:line draw:style-name="gr3" draw:text-style-name="P1" draw:layer="layout" svg:x1="3.432cm" svg:y1="3.528cm" svg:x2="3.407cm" svg:y2="3.616cm">
            <text:p/>
          </draw:line>
          <draw:line draw:style-name="gr3" draw:text-style-name="P1" draw:layer="layout" svg:x1="3.422cm" svg:y1="3.647cm" svg:x2="3.483cm" svg:y2="3.647cm">
            <text:p/>
          </draw:line>
          <draw:line draw:style-name="gr3" draw:text-style-name="P1" draw:layer="layout" svg:x1="3.507cm" svg:y1="3.56cm" svg:x2="3.516cm" svg:y2="3.528cm">
            <text:p/>
          </draw:line>
          <draw:path draw:style-name="gr3" draw:text-style-name="P1" draw:layer="layout" svg:width="0.087cm" svg:height="0.056cm" svg:x="3.431cm" svg:y="3.472cm" svg:viewBox="0 0 88 57" svg:d="M85 57c7-24 1-46-14-54-20-10-48 5-64 36-3 5-6 12-7 18">
            <text:p/>
          </draw:path>
          <draw:path draw:style-name="gr3" draw:text-style-name="P1" draw:layer="layout" svg:width="0.016cm" svg:height="0.032cm" svg:x="3.406cm" svg:y="3.615cm" svg:viewBox="0 0 17 33" svg:d="M1 0c-3 14 0 27 8 31 2 1 6 2 8 2">
            <text:p/>
          </draw:path>
          <draw:line draw:style-name="gr3" draw:text-style-name="P1" draw:layer="layout" svg:x1="3.625cm" svg:y1="3.648cm" svg:x2="3.594cm" svg:y2="3.547cm">
            <text:p/>
          </draw:line>
          <draw:line draw:style-name="gr3" draw:text-style-name="P1" draw:layer="layout" svg:x1="3.556cm" svg:y1="3.585cm" svg:x2="3.672cm" svg:y2="3.472cm">
            <text:p/>
          </draw:line>
          <draw:line draw:style-name="gr3" draw:text-style-name="P1" draw:layer="layout" svg:x1="3.587cm" svg:y1="3.472cm" svg:x2="3.54cm" svg:y2="3.648cm">
            <text:p/>
          </draw:line>
          <draw:line draw:style-name="gr3" draw:text-style-name="P1" draw:layer="layout" svg:x1="3.718cm" svg:y1="3.509cm" svg:x2="3.69cm" svg:y2="3.61cm">
            <text:p/>
          </draw:line>
          <draw:line draw:style-name="gr3" draw:text-style-name="P1" draw:layer="layout" svg:x1="3.708cm" svg:y1="3.647cm" svg:x2="3.746cm" svg:y2="3.647cm">
            <text:p/>
          </draw:line>
          <draw:line draw:style-name="gr3" draw:text-style-name="P1" draw:layer="layout" svg:x1="3.755cm" svg:y1="3.472cm" svg:x2="3.793cm" svg:y2="3.472cm">
            <text:p/>
          </draw:line>
          <draw:path draw:style-name="gr3" draw:text-style-name="P1" draw:layer="layout" svg:width="0.038cm" svg:height="0.037cm" svg:x="3.717cm" svg:y="3.472cm" svg:viewBox="0 0 39 38" svg:d="M39 0c-12 0-25 10-33 25-3 4-5 9-6 13">
            <text:p/>
          </draw:path>
          <draw:path draw:style-name="gr3" draw:text-style-name="P1" draw:layer="layout" svg:width="0.02cm" svg:height="0.038cm" svg:x="3.688cm" svg:y="3.609cm" svg:viewBox="0 0 21 39" svg:d="M2 0c-4 17 0 31 11 37 2 1 5 2 8 2">
            <text:p/>
          </draw:path>
          <draw:line draw:style-name="gr3" draw:text-style-name="P1" draw:layer="layout" svg:x1="3.841cm" svg:y1="3.509cm" svg:x2="3.812cm" svg:y2="3.61cm">
            <text:p/>
          </draw:line>
          <draw:line draw:style-name="gr3" draw:text-style-name="P1" draw:layer="layout" svg:x1="3.83cm" svg:y1="3.647cm" svg:x2="3.849cm" svg:y2="3.647cm">
            <text:p/>
          </draw:line>
          <draw:polyline draw:style-name="gr3" draw:text-style-name="P1" draw:layer="layout" svg:width="0.047cm" svg:height="0.137cm" svg:x="3.877cm" svg:y="3.472cm" svg:viewBox="0 0 48 138" draw:points="11,138 48,0 0,0">
            <text:p/>
          </draw:polyline>
          <draw:path draw:style-name="gr3" draw:text-style-name="P1" draw:layer="layout" svg:width="0.038cm" svg:height="0.037cm" svg:x="3.839cm" svg:y="3.472cm" svg:viewBox="0 0 39 38" svg:d="M39 0c-13 0-26 10-34 25-2 4-4 9-5 13">
            <text:p/>
          </draw:path>
          <draw:path draw:style-name="gr3" draw:text-style-name="P1" draw:layer="layout" svg:width="0.02cm" svg:height="0.038cm" svg:x="3.81cm" svg:y="3.609cm" svg:viewBox="0 0 21 39" svg:d="M2 0c-4 17-1 31 9 37 3 1 7 2 10 2">
            <text:p/>
          </draw:path>
          <draw:path draw:style-name="gr3" draw:text-style-name="P1" draw:layer="layout" svg:width="0.02cm" svg:height="0.038cm" svg:x="3.885cm" svg:y="3.609cm" svg:viewBox="0 0 21 39" svg:d="M2 0c-4 17-1 31 9 37 3 1 7 2 10 2">
            <text:p/>
          </draw:path>
          <draw:path draw:style-name="gr3" draw:text-style-name="P1" draw:layer="layout" svg:width="0.038cm" svg:height="0.038cm" svg:x="3.849cm" svg:y="3.609cm" svg:viewBox="0 0 39 39" svg:d="M0 39c12 0 26-10 34-26 2-3 4-9 5-13">
            <text:p/>
          </draw:path>
          <draw:line draw:style-name="gr3" draw:text-style-name="P1" draw:layer="layout" svg:x1="3.985cm" svg:y1="3.559cm" svg:x2="4.069cm" svg:y2="3.559cm">
            <text:p/>
          </draw:line>
          <draw:line draw:style-name="gr3" draw:text-style-name="P1" draw:layer="layout" svg:x1="4.046cm" svg:y1="3.648cm" svg:x2="4.093cm" svg:y2="3.472cm">
            <text:p/>
          </draw:line>
          <draw:line draw:style-name="gr3" draw:text-style-name="P1" draw:layer="layout" svg:x1="3.961cm" svg:y1="3.648cm" svg:x2="4.009cm" svg:y2="3.472cm">
            <text:p/>
          </draw:line>
          <draw:line draw:style-name="gr3" draw:text-style-name="P1" draw:layer="layout" svg:x1="4.183cm" svg:y1="3.397cm" svg:x2="4.22cm" svg:y2="3.397cm">
            <text:p/>
          </draw:line>
          <draw:line draw:style-name="gr3" draw:text-style-name="P1" draw:layer="layout" svg:x1="4.239cm" svg:y1="3.434cm" svg:x2="4.191cm" svg:y2="3.61cm">
            <text:p/>
          </draw:line>
          <draw:line draw:style-name="gr3" draw:text-style-name="P1" draw:layer="layout" svg:x1="4.112cm" svg:y1="3.61cm" svg:x2="4.14cm" svg:y2="3.509cm">
            <text:p/>
          </draw:line>
          <draw:line draw:style-name="gr3" draw:text-style-name="P1" draw:layer="layout" svg:x1="4.177cm" svg:y1="3.472cm" svg:x2="4.228cm" svg:y2="3.472cm">
            <text:p/>
          </draw:line>
          <draw:line draw:style-name="gr3" draw:text-style-name="P1" draw:layer="layout" svg:x1="4.13cm" svg:y1="3.647cm" svg:x2="4.153cm" svg:y2="3.647cm">
            <text:p/>
          </draw:line>
          <draw:path draw:style-name="gr3" draw:text-style-name="P1" draw:layer="layout" svg:width="0.02cm" svg:height="0.037cm" svg:x="4.22cm" svg:y="3.397cm" svg:viewBox="0 0 21 38" svg:d="M19 38c5-17 1-31-9-36-3-2-7-2-10-2">
            <text:p/>
          </draw:path>
          <draw:path draw:style-name="gr3" draw:text-style-name="P1" draw:layer="layout" svg:width="0.038cm" svg:height="0.038cm" svg:x="4.153cm" svg:y="3.609cm" svg:viewBox="0 0 39 39" svg:d="M0 39c12 0 27-10 35-26 2-3 3-9 4-13">
            <text:p/>
          </draw:path>
          <draw:path draw:style-name="gr3" draw:text-style-name="P1" draw:layer="layout" svg:width="0.038cm" svg:height="0.037cm" svg:x="4.139cm" svg:y="3.472cm" svg:viewBox="0 0 39 38" svg:d="M39 0c-13 0-27 10-35 25-2 4-3 9-4 13">
            <text:p/>
          </draw:path>
          <draw:path draw:style-name="gr3" draw:text-style-name="P1" draw:layer="layout" svg:width="0.02cm" svg:height="0.038cm" svg:x="4.11cm" svg:y="3.609cm" svg:viewBox="0 0 21 39" svg:d="M2 0c-5 17-1 31 9 37 3 1 6 2 10 2">
            <text:p/>
          </draw:path>
          <draw:line draw:style-name="gr3" draw:text-style-name="P1" draw:layer="layout" svg:x1="4.327cm" svg:y1="3.61cm" svg:x2="4.355cm" svg:y2="3.509cm">
            <text:p/>
          </draw:line>
          <draw:polyline draw:style-name="gr3" draw:text-style-name="P1" draw:layer="layout" svg:width="0.115cm" svg:height="0.237cm" svg:x="4.221cm" svg:y="3.472cm" svg:viewBox="0 0 116 238" draw:points="116,0 64,0 0,238">
            <text:p/>
          </draw:polyline>
          <draw:line draw:style-name="gr3" draw:text-style-name="P1" draw:layer="layout" svg:x1="4.238cm" svg:y1="3.647cm" svg:x2="4.289cm" svg:y2="3.647cm">
            <text:p/>
          </draw:line>
          <draw:path draw:style-name="gr3" draw:text-style-name="P1" draw:layer="layout" svg:width="0.038cm" svg:height="0.038cm" svg:x="4.289cm" svg:y="3.609cm" svg:viewBox="0 0 39 39" svg:d="M0 39c13 0 27-10 34-26 3-3 4-9 5-13">
            <text:p/>
          </draw:path>
          <draw:path draw:style-name="gr3" draw:text-style-name="P1" draw:layer="layout" svg:width="0.02cm" svg:height="0.037cm" svg:x="4.336cm" svg:y="3.472cm" svg:viewBox="0 0 21 38" svg:d="M19 38c5-17 1-31-9-36-3-2-6-2-10-2">
            <text:p/>
          </draw:path>
          <draw:line draw:style-name="gr3" draw:text-style-name="P1" draw:layer="layout" svg:x1="4.406cm" svg:y1="3.528cm" svg:x2="4.389cm" svg:y2="3.591cm">
            <text:p/>
          </draw:line>
          <draw:line draw:style-name="gr3" draw:text-style-name="P1" draw:layer="layout" svg:x1="4.473cm" svg:y1="3.591cm" svg:x2="4.492cm" svg:y2="3.528cm">
            <text:p/>
          </draw:line>
          <draw:path draw:style-name="gr3" draw:text-style-name="P1" draw:layer="layout" svg:width="0.087cm" svg:height="0.056cm" svg:x="4.405cm" svg:y="3.472cm" svg:viewBox="0 0 88 57" svg:d="M86 57c6-24 0-46-14-54-20-10-49 5-64 36-4 5-6 12-8 18">
            <text:p/>
          </draw:path>
          <draw:path draw:style-name="gr3" draw:text-style-name="P1" draw:layer="layout" svg:width="0.087cm" svg:height="0.057cm" svg:x="4.386cm" svg:y="3.59cm" svg:viewBox="0 0 88 58" svg:d="M3 0c-7 25-1 47 14 55 19 10 48-6 64-35 3-7 5-13 7-20">
            <text:p/>
          </draw:path>
          <draw:line draw:style-name="gr3" draw:text-style-name="P1" draw:layer="layout" svg:x1="4.574cm" svg:y1="3.428cm" svg:x2="4.524cm" svg:y2="3.61cm">
            <text:p/>
          </draw:line>
          <draw:line draw:style-name="gr3" draw:text-style-name="P1" draw:layer="layout" svg:x1="4.542cm" svg:y1="3.647cm" svg:x2="4.566cm" svg:y2="3.647cm">
            <text:p/>
          </draw:line>
          <draw:line draw:style-name="gr3" draw:text-style-name="P1" draw:layer="layout" svg:x1="4.604cm" svg:y1="3.453cm" svg:x2="4.573cm" svg:y2="3.479cm">
            <text:p/>
          </draw:line>
          <draw:line draw:style-name="gr3" draw:text-style-name="P1" draw:layer="layout" svg:x1="4.632cm" svg:y1="3.509cm" svg:x2="4.604cm" svg:y2="3.61cm">
            <text:p/>
          </draw:line>
          <draw:line draw:style-name="gr3" draw:text-style-name="P1" draw:layer="layout" svg:x1="4.589cm" svg:y1="3.472cm" svg:x2="4.612cm" svg:y2="3.472cm">
            <text:p/>
          </draw:line>
          <draw:path draw:style-name="gr3" draw:text-style-name="P1" draw:layer="layout" svg:width="0.02cm" svg:height="0.038cm" svg:x="4.522cm" svg:y="3.609cm" svg:viewBox="0 0 21 39" svg:d="M2 0c-4 17 0 31 11 37 2 1 5 2 8 2">
            <text:p/>
          </draw:path>
          <draw:path draw:style-name="gr3" draw:text-style-name="P1" draw:layer="layout" svg:width="0.031cm" svg:height="0.031cm" svg:x="4.573cm" svg:y="3.397cm" svg:viewBox="0 0 32 32" svg:d="M32 0c-10 0-21 8-27 21-3 4-4 8-5 11">
            <text:p/>
          </draw:path>
          <draw:path draw:style-name="gr3" draw:text-style-name="P1" draw:layer="layout" svg:width="0.016cm" svg:height="0.056cm" svg:x="4.603cm" svg:y="3.397cm" svg:viewBox="0 0 17 57" svg:d="M0 57c5-4 8-8 11-14 10-17 8-36-4-42-2 0-4-1-6-1">
            <text:p/>
          </draw:path>
          <draw:path draw:style-name="gr3" draw:text-style-name="P1" draw:layer="layout" svg:width="0.038cm" svg:height="0.038cm" svg:x="4.566cm" svg:y="3.609cm" svg:viewBox="0 0 39 39" svg:d="M0 39c12 0 25-10 34-26 2-3 4-9 5-13">
            <text:p/>
          </draw:path>
          <draw:path draw:style-name="gr3" draw:text-style-name="P1" draw:layer="layout" svg:width="0.038cm" svg:height="0.037cm" svg:x="4.551cm" svg:y="3.472cm" svg:viewBox="0 0 39 38" svg:d="M39 0c-12 0-25 10-34 25-2 4-4 9-5 13">
            <text:p/>
          </draw:path>
          <draw:path draw:style-name="gr3" draw:text-style-name="P1" draw:layer="layout" svg:width="0.021cm" svg:height="0.037cm" svg:x="4.612cm" svg:y="3.472cm" svg:viewBox="0 0 22 38" svg:d="M20 38c4-17 0-31-11-36-2-2-5-2-9-2">
            <text:p/>
          </draw:path>
          <draw:line draw:style-name="gr3" draw:text-style-name="P1" draw:layer="layout" svg:x1="4.688cm" svg:y1="3.509cm" svg:x2="4.66cm" svg:y2="3.61cm">
            <text:p/>
          </draw:line>
          <draw:line draw:style-name="gr3" draw:text-style-name="P1" draw:layer="layout" svg:x1="4.678cm" svg:y1="3.647cm" svg:x2="4.716cm" svg:y2="3.647cm">
            <text:p/>
          </draw:line>
          <draw:line draw:style-name="gr3" draw:text-style-name="P1" draw:layer="layout" svg:x1="4.725cm" svg:y1="3.472cm" svg:x2="4.762cm" svg:y2="3.472cm">
            <text:p/>
          </draw:line>
          <draw:path draw:style-name="gr3" draw:text-style-name="P1" draw:layer="layout" svg:width="0.038cm" svg:height="0.037cm" svg:x="4.687cm" svg:y="3.472cm" svg:viewBox="0 0 39 38" svg:d="M39 0c-12 0-26 10-34 25-2 4-4 9-5 13">
            <text:p/>
          </draw:path>
          <draw:path draw:style-name="gr3" draw:text-style-name="P1" draw:layer="layout" svg:width="0.02cm" svg:height="0.038cm" svg:x="4.658cm" svg:y="3.609cm" svg:viewBox="0 0 21 39" svg:d="M2 0c-4 17 0 31 10 37 3 1 6 2 9 2">
            <text:p/>
          </draw:path>
          <draw:line draw:style-name="gr3" draw:text-style-name="P1" draw:layer="layout" svg:x1="4.857cm" svg:y1="3.648cm" svg:x2="4.827cm" svg:y2="3.547cm">
            <text:p/>
          </draw:line>
          <draw:line draw:style-name="gr3" draw:text-style-name="P1" draw:layer="layout" svg:x1="4.789cm" svg:y1="3.585cm" svg:x2="4.904cm" svg:y2="3.472cm">
            <text:p/>
          </draw:line>
          <draw:line draw:style-name="gr3" draw:text-style-name="P1" draw:layer="layout" svg:x1="4.82cm" svg:y1="3.472cm" svg:x2="4.772cm" svg:y2="3.648cm">
            <text:p/>
          </draw:line>
          <draw:polyline draw:style-name="gr3" draw:text-style-name="P1" draw:layer="layout" svg:width="0.094cm" svg:height="0.175cm" svg:x="4.95cm" svg:y="3.472cm" svg:viewBox="0 0 95 176" draw:points="0,176 48,176 95,0">
            <text:p/>
          </draw:polyline>
          <draw:line draw:style-name="gr3" draw:text-style-name="P1" draw:layer="layout" svg:x1="4.96cm" svg:y1="3.472cm" svg:x2="4.926cm" svg:y2="3.598cm">
            <text:p/>
          </draw:line>
          <draw:path draw:style-name="gr3" draw:text-style-name="P1" draw:layer="layout" svg:width="0.026cm" svg:height="0.05cm" svg:x="4.923cm" svg:y="3.597cm" svg:viewBox="0 0 27 51" svg:d="M2 0c-6 21-1 41 13 48 4 2 8 3 12 3">
            <text:p/>
          </draw:path>
          <draw:line draw:style-name="gr3" draw:text-style-name="P1" draw:layer="layout" svg:x1="5.129cm" svg:y1="3.397cm" svg:x2="5.185cm" svg:y2="3.397cm">
            <text:p/>
          </draw:line>
          <draw:polyline draw:style-name="gr3" draw:text-style-name="P1" draw:layer="layout" svg:width="0.093cm" svg:height="0.175cm" svg:x="5.086cm" svg:y="3.472cm" svg:viewBox="0 0 94 176" draw:points="0,176 47,176 94,0">
            <text:p/>
          </draw:polyline>
          <draw:line draw:style-name="gr3" draw:text-style-name="P1" draw:layer="layout" svg:x1="5.096cm" svg:y1="3.472cm" svg:x2="5.062cm" svg:y2="3.598cm">
            <text:p/>
          </draw:line>
          <draw:path draw:style-name="gr3" draw:text-style-name="P1" draw:layer="layout" svg:width="0.026cm" svg:height="0.05cm" svg:x="5.059cm" svg:y="3.597cm" svg:viewBox="0 0 27 51" svg:d="M3 0c-7 21-1 41 12 48 4 2 8 3 12 3">
            <text:p/>
          </draw:path>
          <draw:line draw:style-name="gr3" draw:text-style-name="P1" draw:layer="layout" svg:x1="3.326cm" svg:y1="4.036cm" svg:x2="3.401cm" svg:y2="4.036cm">
            <text:p/>
          </draw:line>
          <draw:line draw:style-name="gr3" draw:text-style-name="P1" draw:layer="layout" svg:x1="3.302cm" svg:y1="3.899cm" svg:x2="3.281cm" svg:y2="3.975cm">
            <text:p/>
          </draw:line>
          <draw:line draw:style-name="gr3" draw:text-style-name="P1" draw:layer="layout" svg:x1="3.381cm" svg:y1="4.112cm" svg:x2="3.439cm" svg:y2="3.899cm">
            <text:p/>
          </draw:line>
          <draw:line draw:style-name="gr3" draw:text-style-name="P1" draw:layer="layout" svg:x1="3.259cm" svg:y1="4.149cm" svg:x2="3.334cm" svg:y2="4.149cm">
            <text:p/>
          </draw:line>
          <draw:path draw:style-name="gr3" draw:text-style-name="P1" draw:layer="layout" svg:width="0.047cm" svg:height="0.062cm" svg:x="3.278cm" svg:y="3.974cm" svg:viewBox="0 0 48 63" svg:d="M2 0c-5 18-2 36 8 48 9 10 22 15 38 15">
            <text:p/>
          </draw:path>
          <draw:path draw:style-name="gr3" draw:text-style-name="P1" draw:layer="layout" svg:width="0.047cm" svg:height="0.038cm" svg:x="3.334cm" svg:y="4.111cm" svg:viewBox="0 0 48 39" svg:d="M0 39c10 0 22-5 32-13 8-8 14-17 16-26">
            <text:p/>
          </draw:path>
          <draw:line draw:style-name="gr3" draw:text-style-name="P1" draw:layer="layout" svg:x1="3.562cm" svg:y1="4.112cm" svg:x2="3.59cm" svg:y2="4.011cm">
            <text:p/>
          </draw:line>
          <draw:polyline draw:style-name="gr3" draw:text-style-name="P1" draw:layer="layout" svg:width="0.133cm" svg:height="0.237cm" svg:x="3.429cm" svg:y="3.974cm" svg:viewBox="0 0 134 238" draw:points="134,0 64,0 0,238">
            <text:p/>
          </draw:polyline>
          <draw:line draw:style-name="gr3" draw:text-style-name="P1" draw:layer="layout" svg:x1="3.446cm" svg:y1="4.149cm" svg:x2="3.515cm" svg:y2="4.149cm">
            <text:p/>
          </draw:line>
          <draw:path draw:style-name="gr3" draw:text-style-name="P1" draw:layer="layout" svg:width="0.047cm" svg:height="0.038cm" svg:x="3.515cm" svg:y="4.111cm" svg:viewBox="0 0 48 39" svg:d="M0 39c11 0 22-5 31-13s15-17 17-26">
            <text:p/>
          </draw:path>
          <draw:path draw:style-name="gr3" draw:text-style-name="P1" draw:layer="layout" svg:width="0.028cm" svg:height="0.037cm" svg:x="3.562cm" svg:y="3.974cm" svg:viewBox="0 0 29 38" svg:d="M28 38c3-11 1-21-5-29-5-6-13-9-23-9">
            <text:p/>
          </draw:path>
          <draw:line draw:style-name="gr3" draw:text-style-name="P1" draw:layer="layout" svg:x1="3.665cm" svg:y1="4.149cm" svg:x2="3.74cm" svg:y2="4.149cm">
            <text:p/>
          </draw:line>
          <draw:line draw:style-name="gr3" draw:text-style-name="P1" draw:layer="layout" svg:x1="3.733cm" svg:y1="4.175cm" svg:x2="3.788cm" svg:y2="3.974cm">
            <text:p/>
          </draw:line>
          <draw:line draw:style-name="gr3" draw:text-style-name="P1" draw:layer="layout" svg:x1="3.623cm" svg:y1="4.211cm" svg:x2="3.685cm" svg:y2="4.211cm">
            <text:p/>
          </draw:line>
          <draw:line draw:style-name="gr3" draw:text-style-name="P1" draw:layer="layout" svg:x1="3.675cm" svg:y1="3.974cm" svg:x2="3.637cm" svg:y2="4.112cm">
            <text:p/>
          </draw:line>
          <draw:path draw:style-name="gr3" draw:text-style-name="P1" draw:layer="layout" svg:width="0.029cm" svg:height="0.038cm" svg:x="3.636cm" svg:y="4.111cm" svg:viewBox="0 0 30 39" svg:d="M1 0c-3 11-1 22 6 29 5 6 14 10 23 10">
            <text:p/>
          </draw:path>
          <draw:path draw:style-name="gr3" draw:text-style-name="P1" draw:layer="layout" svg:width="0.048cm" svg:height="0.037cm" svg:x="3.685cm" svg:y="4.174cm" svg:viewBox="0 0 49 38" svg:d="M0 38c12 0 24-5 33-14 8-7 14-15 16-24">
            <text:p/>
          </draw:path>
          <draw:line draw:style-name="gr3" draw:text-style-name="P1" draw:layer="layout" svg:x1="3.852cm" svg:y1="4.011cm" svg:x2="3.825cm" svg:y2="4.112cm">
            <text:p/>
          </draw:line>
          <draw:line draw:style-name="gr3" draw:text-style-name="P1" draw:layer="layout" svg:x1="3.852cm" svg:y1="4.149cm" svg:x2="3.902cm" svg:y2="4.149cm">
            <text:p/>
          </draw:line>
          <draw:line draw:style-name="gr3" draw:text-style-name="P1" draw:layer="layout" svg:x1="3.899cm" svg:y1="3.974cm" svg:x2="3.949cm" svg:y2="3.974cm">
            <text:p/>
          </draw:line>
          <draw:path draw:style-name="gr3" draw:text-style-name="P1" draw:layer="layout" svg:width="0.048cm" svg:height="0.037cm" svg:x="3.851cm" svg:y="3.974cm" svg:viewBox="0 0 49 38" svg:d="M49 0c-11 0-23 4-33 13-7 7-13 16-16 25">
            <text:p/>
          </draw:path>
          <draw:path draw:style-name="gr3" draw:text-style-name="P1" draw:layer="layout" svg:width="0.028cm" svg:height="0.038cm" svg:x="3.823cm" svg:y="4.111cm" svg:viewBox="0 0 29 39" svg:d="M1 0c-3 11-1 22 5 29 5 6 13 10 23 10">
            <text:p/>
          </draw:path>
          <draw:line draw:style-name="gr3" draw:text-style-name="P1" draw:layer="layout" svg:x1="4.01cm" svg:y1="4.03cm" svg:x2="3.992cm" svg:y2="4.093cm">
            <text:p/>
          </draw:line>
          <draw:line draw:style-name="gr3" draw:text-style-name="P1" draw:layer="layout" svg:x1="4.105cm" svg:y1="4.093cm" svg:x2="4.122cm" svg:y2="4.03cm">
            <text:p/>
          </draw:line>
          <draw:path draw:style-name="gr3" draw:text-style-name="P1" draw:layer="layout" svg:width="0.114cm" svg:height="0.056cm" svg:x="4.009cm" svg:y="3.974cm" svg:viewBox="0 0 115 57" svg:d="M113 57c5-16 2-33-8-43-17-21-55-18-81 5-12 11-20 24-24 38">
            <text:p/>
          </draw:path>
          <draw:path draw:style-name="gr3" draw:text-style-name="P1" draw:layer="layout" svg:width="0.115cm" svg:height="0.057cm" svg:x="3.99cm" svg:y="4.092cm" svg:viewBox="0 0 116 58" svg:d="M2 0c-4 17-1 33 8 44 18 20 54 18 82-6 11-10 20-24 24-38">
            <text:p/>
          </draw:path>
          <draw:line draw:style-name="gr3" draw:text-style-name="P1" draw:layer="layout" svg:x1="4.224cm" svg:y1="3.93cm" svg:x2="4.175cm" svg:y2="4.112cm">
            <text:p/>
          </draw:line>
          <draw:line draw:style-name="gr3" draw:text-style-name="P1" draw:layer="layout" svg:x1="4.202cm" svg:y1="4.149cm" svg:x2="4.233cm" svg:y2="4.149cm">
            <text:p/>
          </draw:line>
          <draw:line draw:style-name="gr3" draw:text-style-name="P1" draw:layer="layout" svg:x1="4.267cm" svg:y1="3.955cm" svg:x2="4.228cm" svg:y2="3.981cm">
            <text:p/>
          </draw:line>
          <draw:line draw:style-name="gr3" draw:text-style-name="P1" draw:layer="layout" svg:x1="4.308cm" svg:y1="4.011cm" svg:x2="4.281cm" svg:y2="4.112cm">
            <text:p/>
          </draw:line>
          <draw:line draw:style-name="gr3" draw:text-style-name="P1" draw:layer="layout" svg:x1="4.249cm" svg:y1="3.974cm" svg:x2="4.28cm" svg:y2="3.974cm">
            <text:p/>
          </draw:line>
          <draw:path draw:style-name="gr3" draw:text-style-name="P1" draw:layer="layout" svg:width="0.028cm" svg:height="0.038cm" svg:x="4.173cm" svg:y="4.111cm" svg:viewBox="0 0 29 39" svg:d="M1 0c-3 11-1 22 5 29 6 6 14 10 23 10">
            <text:p/>
          </draw:path>
          <draw:path draw:style-name="gr3" draw:text-style-name="P1" draw:layer="layout" svg:width="0.04cm" svg:height="0.031cm" svg:x="4.223cm" svg:y="3.899cm" svg:viewBox="0 0 41 32" svg:d="M41 0c-9 0-19 4-27 10-7 7-12 14-14 22">
            <text:p/>
          </draw:path>
          <draw:path draw:style-name="gr3" draw:text-style-name="P1" draw:layer="layout" svg:width="0.021cm" svg:height="0.056cm" svg:x="4.263cm" svg:y="3.899cm" svg:viewBox="0 0 22 57" svg:d="M3 57c2-1 3-2 4-3 16-14 20-35 10-46-5-5-11-8-17-8">
            <text:p/>
          </draw:path>
          <draw:path draw:style-name="gr3" draw:text-style-name="P1" draw:layer="layout" svg:width="0.048cm" svg:height="0.038cm" svg:x="4.233cm" svg:y="4.111cm" svg:viewBox="0 0 49 39" svg:d="M0 39c11 0 23-5 33-13 8-8 13-17 16-26">
            <text:p/>
          </draw:path>
          <draw:path draw:style-name="gr3" draw:text-style-name="P1" draw:layer="layout" svg:width="0.048cm" svg:height="0.037cm" svg:x="4.201cm" svg:y="3.974cm" svg:viewBox="0 0 49 38" svg:d="M49 0c-11 0-23 4-32 13-9 7-14 16-17 25">
            <text:p/>
          </draw:path>
          <draw:path draw:style-name="gr3" draw:text-style-name="P1" draw:layer="layout" svg:width="0.028cm" svg:height="0.037cm" svg:x="4.28cm" svg:y="3.974cm" svg:viewBox="0 0 29 38" svg:d="M28 38c3-11 1-21-5-29-5-6-14-9-23-9">
            <text:p/>
          </draw:path>
          <draw:line draw:style-name="gr3" draw:text-style-name="P1" draw:layer="layout" svg:x1="4.609cm" svg:y1="4.074cm" svg:x2="4.497cm" svg:y2="4.074cm">
            <text:p/>
          </draw:line>
          <draw:polyline draw:style-name="gr3" draw:text-style-name="P1" draw:layer="layout" svg:width="0.175cm" svg:height="0.25cm" svg:x="4.446cm" svg:y="3.899cm" svg:viewBox="0 0 176 251" draw:points="0,251 154,0 176,251">
            <text:p/>
          </draw:polyline>
          <draw:line draw:style-name="gr3" draw:text-style-name="P1" draw:layer="layout" svg:x1="4.7cm" svg:y1="4.136cm" svg:x2="4.695cm" svg:y2="4.15cm">
            <text:p/>
          </draw:line>
          <draw:polyline draw:style-name="gr3" draw:text-style-name="P1" draw:layer="layout" svg:width="0.136cm" svg:height="0.25cm" svg:x="4.77cm" svg:y="3.899cm" svg:viewBox="0 0 137 251" draw:points="137,0 67,0 0,251 69,251">
            <text:p/>
          </draw:polyline>
          <draw:line draw:style-name="gr3" draw:text-style-name="P1" draw:layer="layout" svg:x1="4.876cm" svg:y1="4.011cm" svg:x2="4.807cm" svg:y2="4.011cm">
            <text:p/>
          </draw:line>
          <draw:path draw:style-name="gr3" draw:text-style-name="P1" draw:layer="layout" svg:width="0.073cm" svg:height="0.112cm" svg:x="4.876cm" svg:y="3.899cm" svg:viewBox="0 0 74 113" svg:d="M0 113c16 0 33-7 47-19 28-24 35-60 17-80-7-9-20-14-34-14">
            <text:p/>
          </draw:path>
          <draw:path draw:style-name="gr3" draw:text-style-name="P1" draw:layer="layout" svg:width="0.09cm" svg:height="0.138cm" svg:x="4.839cm" svg:y="4.011cm" svg:viewBox="0 0 91 139" svg:d="M0 139c20 0 41-10 58-25 34-28 43-72 21-97-10-11-25-17-42-17">
            <text:p/>
          </draw:path>
          <draw:line draw:style-name="gr3" draw:text-style-name="P1" draw:layer="layout" svg:x1="4.987cm" svg:y1="4.136cm" svg:x2="4.983cm" svg:y2="4.15cm">
            <text:p/>
          </draw:line>
          <draw:line draw:style-name="gr3" draw:text-style-name="P1" draw:layer="layout" svg:x1="3.326cm" svg:y1="6.035cm" svg:x2="3.401cm" svg:y2="6.035cm">
            <text:p/>
          </draw:line>
          <draw:line draw:style-name="gr3" draw:text-style-name="P1" draw:layer="layout" svg:x1="3.302cm" svg:y1="5.898cm" svg:x2="3.281cm" svg:y2="5.974cm">
            <text:p/>
          </draw:line>
          <draw:line draw:style-name="gr3" draw:text-style-name="P1" draw:layer="layout" svg:x1="3.381cm" svg:y1="6.111cm" svg:x2="3.439cm" svg:y2="5.898cm">
            <text:p/>
          </draw:line>
          <draw:line draw:style-name="gr3" draw:text-style-name="P1" draw:layer="layout" svg:x1="3.259cm" svg:y1="6.148cm" svg:x2="3.334cm" svg:y2="6.148cm">
            <text:p/>
          </draw:line>
          <draw:path draw:style-name="gr3" draw:text-style-name="P1" draw:layer="layout" svg:width="0.047cm" svg:height="0.062cm" svg:x="3.278cm" svg:y="5.973cm" svg:viewBox="0 0 48 63" svg:d="M2 0c-5 19-2 36 8 48 9 10 22 15 38 15">
            <text:p/>
          </draw:path>
          <draw:path draw:style-name="gr3" draw:text-style-name="P1" draw:layer="layout" svg:width="0.047cm" svg:height="0.038cm" svg:x="3.334cm" svg:y="6.11cm" svg:viewBox="0 0 48 39" svg:d="M0 39c10 0 22-5 32-13 8-8 14-17 16-26">
            <text:p/>
          </draw:path>
          <draw:line draw:style-name="gr3" draw:text-style-name="P1" draw:layer="layout" svg:x1="3.562cm" svg:y1="6.111cm" svg:x2="3.59cm" svg:y2="6.01cm">
            <text:p/>
          </draw:line>
          <draw:polyline draw:style-name="gr3" draw:text-style-name="P1" draw:layer="layout" svg:width="0.133cm" svg:height="0.237cm" svg:x="3.429cm" svg:y="5.973cm" svg:viewBox="0 0 134 238" draw:points="134,0 64,0 0,238">
            <text:p/>
          </draw:polyline>
          <draw:line draw:style-name="gr3" draw:text-style-name="P1" draw:layer="layout" svg:x1="3.446cm" svg:y1="6.148cm" svg:x2="3.515cm" svg:y2="6.148cm">
            <text:p/>
          </draw:line>
          <draw:path draw:style-name="gr3" draw:text-style-name="P1" draw:layer="layout" svg:width="0.047cm" svg:height="0.038cm" svg:x="3.515cm" svg:y="6.11cm" svg:viewBox="0 0 48 39" svg:d="M0 39c11 0 22-5 31-13s15-17 17-26">
            <text:p/>
          </draw:path>
          <draw:path draw:style-name="gr3" draw:text-style-name="P1" draw:layer="layout" svg:width="0.028cm" svg:height="0.037cm" svg:x="3.562cm" svg:y="5.973cm" svg:viewBox="0 0 29 38" svg:d="M28 38c3-11 1-21-5-28-5-7-13-10-23-10">
            <text:p/>
          </draw:path>
          <draw:line draw:style-name="gr3" draw:text-style-name="P1" draw:layer="layout" svg:x1="3.665cm" svg:y1="6.148cm" svg:x2="3.74cm" svg:y2="6.148cm">
            <text:p/>
          </draw:line>
          <draw:line draw:style-name="gr3" draw:text-style-name="P1" draw:layer="layout" svg:x1="3.733cm" svg:y1="6.174cm" svg:x2="3.788cm" svg:y2="5.973cm">
            <text:p/>
          </draw:line>
          <draw:line draw:style-name="gr3" draw:text-style-name="P1" draw:layer="layout" svg:x1="3.623cm" svg:y1="6.21cm" svg:x2="3.685cm" svg:y2="6.21cm">
            <text:p/>
          </draw:line>
          <draw:line draw:style-name="gr3" draw:text-style-name="P1" draw:layer="layout" svg:x1="3.675cm" svg:y1="5.973cm" svg:x2="3.637cm" svg:y2="6.111cm">
            <text:p/>
          </draw:line>
          <draw:path draw:style-name="gr3" draw:text-style-name="P1" draw:layer="layout" svg:width="0.029cm" svg:height="0.038cm" svg:x="3.636cm" svg:y="6.11cm" svg:viewBox="0 0 30 39" svg:d="M1 0c-3 11-1 22 6 29 5 6 14 10 23 10">
            <text:p/>
          </draw:path>
          <draw:path draw:style-name="gr3" draw:text-style-name="P1" draw:layer="layout" svg:width="0.048cm" svg:height="0.037cm" svg:x="3.685cm" svg:y="6.173cm" svg:viewBox="0 0 49 38" svg:d="M0 38c12 0 24-5 33-14 8-6 14-15 16-24">
            <text:p/>
          </draw:path>
          <draw:line draw:style-name="gr3" draw:text-style-name="P1" draw:layer="layout" svg:x1="3.852cm" svg:y1="6.01cm" svg:x2="3.825cm" svg:y2="6.111cm">
            <text:p/>
          </draw:line>
          <draw:line draw:style-name="gr3" draw:text-style-name="P1" draw:layer="layout" svg:x1="3.852cm" svg:y1="6.148cm" svg:x2="3.902cm" svg:y2="6.148cm">
            <text:p/>
          </draw:line>
          <draw:line draw:style-name="gr3" draw:text-style-name="P1" draw:layer="layout" svg:x1="3.899cm" svg:y1="5.973cm" svg:x2="3.949cm" svg:y2="5.973cm">
            <text:p/>
          </draw:line>
          <draw:path draw:style-name="gr3" draw:text-style-name="P1" draw:layer="layout" svg:width="0.048cm" svg:height="0.037cm" svg:x="3.851cm" svg:y="5.973cm" svg:viewBox="0 0 49 38" svg:d="M49 0c-11 0-23 4-33 14-7 6-13 15-16 24">
            <text:p/>
          </draw:path>
          <draw:path draw:style-name="gr3" draw:text-style-name="P1" draw:layer="layout" svg:width="0.028cm" svg:height="0.038cm" svg:x="3.823cm" svg:y="6.11cm" svg:viewBox="0 0 29 39" svg:d="M1 0c-3 11-1 22 5 29 5 6 13 10 23 10">
            <text:p/>
          </draw:path>
          <draw:line draw:style-name="gr3" draw:text-style-name="P1" draw:layer="layout" svg:x1="4.01cm" svg:y1="6.029cm" svg:x2="3.992cm" svg:y2="6.092cm">
            <text:p/>
          </draw:line>
          <draw:line draw:style-name="gr3" draw:text-style-name="P1" draw:layer="layout" svg:x1="4.105cm" svg:y1="6.092cm" svg:x2="4.122cm" svg:y2="6.029cm">
            <text:p/>
          </draw:line>
          <draw:path draw:style-name="gr3" draw:text-style-name="P1" draw:layer="layout" svg:width="0.114cm" svg:height="0.056cm" svg:x="4.009cm" svg:y="5.973cm" svg:viewBox="0 0 115 57" svg:d="M113 57c5-17 2-33-8-43-17-21-55-18-81 5-12 10-20 23-24 38">
            <text:p/>
          </draw:path>
          <draw:path draw:style-name="gr3" draw:text-style-name="P1" draw:layer="layout" svg:width="0.115cm" svg:height="0.057cm" svg:x="3.99cm" svg:y="6.091cm" svg:viewBox="0 0 116 58" svg:d="M2 0c-4 17-1 32 8 44 18 20 54 18 82-6 11-11 20-24 24-38">
            <text:p/>
          </draw:path>
          <draw:line draw:style-name="gr3" draw:text-style-name="P1" draw:layer="layout" svg:x1="4.224cm" svg:y1="5.929cm" svg:x2="4.175cm" svg:y2="6.111cm">
            <text:p/>
          </draw:line>
          <draw:line draw:style-name="gr3" draw:text-style-name="P1" draw:layer="layout" svg:x1="4.202cm" svg:y1="6.148cm" svg:x2="4.233cm" svg:y2="6.148cm">
            <text:p/>
          </draw:line>
          <draw:line draw:style-name="gr3" draw:text-style-name="P1" draw:layer="layout" svg:x1="4.267cm" svg:y1="5.954cm" svg:x2="4.228cm" svg:y2="5.98cm">
            <text:p/>
          </draw:line>
          <draw:line draw:style-name="gr3" draw:text-style-name="P1" draw:layer="layout" svg:x1="4.308cm" svg:y1="6.01cm" svg:x2="4.281cm" svg:y2="6.111cm">
            <text:p/>
          </draw:line>
          <draw:line draw:style-name="gr3" draw:text-style-name="P1" draw:layer="layout" svg:x1="4.249cm" svg:y1="5.973cm" svg:x2="4.28cm" svg:y2="5.973cm">
            <text:p/>
          </draw:line>
          <draw:path draw:style-name="gr3" draw:text-style-name="P1" draw:layer="layout" svg:width="0.028cm" svg:height="0.038cm" svg:x="4.173cm" svg:y="6.11cm" svg:viewBox="0 0 29 39" svg:d="M1 0c-3 11-1 22 5 29 6 6 14 10 23 10">
            <text:p/>
          </draw:path>
          <draw:path draw:style-name="gr3" draw:text-style-name="P1" draw:layer="layout" svg:width="0.04cm" svg:height="0.031cm" svg:x="4.223cm" svg:y="5.898cm" svg:viewBox="0 0 41 32" svg:d="M41 0c-9 0-19 5-27 11-7 6-12 13-14 21">
            <text:p/>
          </draw:path>
          <draw:path draw:style-name="gr3" draw:text-style-name="P1" draw:layer="layout" svg:width="0.021cm" svg:height="0.056cm" svg:x="4.263cm" svg:y="5.898cm" svg:viewBox="0 0 22 57" svg:d="M3 57c2-1 3-2 4-3 16-13 20-34 10-45-5-6-11-9-17-9">
            <text:p/>
          </draw:path>
          <draw:path draw:style-name="gr3" draw:text-style-name="P1" draw:layer="layout" svg:width="0.048cm" svg:height="0.038cm" svg:x="4.233cm" svg:y="6.11cm" svg:viewBox="0 0 49 39" svg:d="M0 39c11 0 23-5 33-13 8-8 13-17 16-26">
            <text:p/>
          </draw:path>
          <draw:path draw:style-name="gr3" draw:text-style-name="P1" draw:layer="layout" svg:width="0.048cm" svg:height="0.037cm" svg:x="4.201cm" svg:y="5.973cm" svg:viewBox="0 0 49 38" svg:d="M49 0c-11 0-23 4-32 14-9 6-14 15-17 24">
            <text:p/>
          </draw:path>
          <draw:path draw:style-name="gr3" draw:text-style-name="P1" draw:layer="layout" svg:width="0.028cm" svg:height="0.037cm" svg:x="4.28cm" svg:y="5.973cm" svg:viewBox="0 0 29 38" svg:d="M28 38c3-11 1-21-5-28-5-7-14-10-23-10">
            <text:p/>
          </draw:path>
          <draw:line draw:style-name="gr3" draw:text-style-name="P1" draw:layer="layout" svg:x1="4.609cm" svg:y1="6.073cm" svg:x2="4.497cm" svg:y2="6.073cm">
            <text:p/>
          </draw:line>
          <draw:polyline draw:style-name="gr3" draw:text-style-name="P1" draw:layer="layout" svg:width="0.175cm" svg:height="0.25cm" svg:x="4.446cm" svg:y="5.898cm" svg:viewBox="0 0 176 251" draw:points="0,251 154,0 176,251">
            <text:p/>
          </draw:polyline>
          <draw:line draw:style-name="gr3" draw:text-style-name="P1" draw:layer="layout" svg:x1="4.7cm" svg:y1="6.135cm" svg:x2="4.695cm" svg:y2="6.149cm">
            <text:p/>
          </draw:line>
          <draw:polyline draw:style-name="gr3" draw:text-style-name="P1" draw:layer="layout" svg:width="0.136cm" svg:height="0.25cm" svg:x="4.77cm" svg:y="5.898cm" svg:viewBox="0 0 137 251" draw:points="137,0 67,0 0,251 69,251">
            <text:p/>
          </draw:polyline>
          <draw:line draw:style-name="gr3" draw:text-style-name="P1" draw:layer="layout" svg:x1="4.876cm" svg:y1="6.01cm" svg:x2="4.807cm" svg:y2="6.01cm">
            <text:p/>
          </draw:line>
          <draw:path draw:style-name="gr3" draw:text-style-name="P1" draw:layer="layout" svg:width="0.073cm" svg:height="0.112cm" svg:x="4.876cm" svg:y="5.898cm" svg:viewBox="0 0 74 113" svg:d="M0 113c16 0 33-7 47-19 28-24 35-60 17-80-7-9-20-14-34-14">
            <text:p/>
          </draw:path>
          <draw:path draw:style-name="gr3" draw:text-style-name="P1" draw:layer="layout" svg:width="0.09cm" svg:height="0.138cm" svg:x="4.839cm" svg:y="6.01cm" svg:viewBox="0 0 91 139" svg:d="M0 139c20 0 41-9 58-24 34-28 43-73 21-98-10-11-25-17-42-17">
            <text:p/>
          </draw:path>
          <draw:line draw:style-name="gr3" draw:text-style-name="P1" draw:layer="layout" svg:x1="4.987cm" svg:y1="6.135cm" svg:x2="4.983cm" svg:y2="6.149cm">
            <text:p/>
          </draw:line>
          <draw:polyline draw:style-name="gr3" draw:text-style-name="P1" draw:layer="layout" svg:width="0.263cm" svg:height="0.334cm" svg:x="15.43cm" svg:y="4.923cm" svg:viewBox="0 0 264 335" draw:points="264,0 127,184 90,0 0,335">
            <text:p/>
          </draw:polyline>
          <draw:line draw:style-name="gr3" draw:text-style-name="P1" draw:layer="layout" svg:x1="15.604cm" svg:y1="5.258cm" svg:x2="15.694cm" svg:y2="4.923cm">
            <text:p/>
          </draw:line>
          <draw:line draw:style-name="gr3" draw:text-style-name="P1" draw:layer="layout" svg:x1="15.773cm" svg:y1="4.923cm" svg:x2="15.893cm" svg:y2="4.923cm">
            <text:p/>
          </draw:line>
          <draw:line draw:style-name="gr3" draw:text-style-name="P1" draw:layer="layout" svg:x1="15.684cm" svg:y1="5.258cm" svg:x2="15.774cm" svg:y2="4.923cm">
            <text:p/>
          </draw:line>
          <draw:line draw:style-name="gr3" draw:text-style-name="P1" draw:layer="layout" svg:x1="16.054cm" svg:y1="4.923cm" svg:x2="15.963cm" svg:y2="5.258cm">
            <text:p/>
          </draw:line>
          <draw:line draw:style-name="gr3" draw:text-style-name="P1" draw:layer="layout" svg:x1="15.973cm" svg:y1="4.923cm" svg:x2="16.133cm" svg:y2="4.923cm">
            <text:p/>
          </draw:line>
          <draw:line draw:style-name="gr3" draw:text-style-name="P1" draw:layer="layout" svg:x1="16.23cm" svg:y1="5.107cm" svg:x2="16.31cm" svg:y2="5.107cm">
            <text:p/>
          </draw:line>
          <draw:line draw:style-name="gr3" draw:text-style-name="P1" draw:layer="layout" svg:x1="16.214cm" svg:y1="4.923cm" svg:x2="16.186cm" svg:y2="5.025cm">
            <text:p/>
          </draw:line>
          <draw:line draw:style-name="gr3" draw:text-style-name="P1" draw:layer="layout" svg:x1="16.283cm" svg:y1="5.208cm" svg:x2="16.36cm" svg:y2="4.923cm">
            <text:p/>
          </draw:line>
          <draw:line draw:style-name="gr3" draw:text-style-name="P1" draw:layer="layout" svg:x1="16.15cm" svg:y1="5.257cm" svg:x2="16.23cm" svg:y2="5.257cm">
            <text:p/>
          </draw:line>
          <draw:path draw:style-name="gr3" draw:text-style-name="P1" draw:layer="layout" svg:width="0.048cm" svg:height="0.084cm" svg:x="16.182cm" svg:y="5.023cm" svg:viewBox="0 0 49 85" svg:d="M4 0c-9 34-1 65 21 78 7 4 15 7 24 7">
            <text:p/>
          </draw:path>
          <draw:path draw:style-name="gr3" draw:text-style-name="P1" draw:layer="layout" svg:width="0.053cm" svg:height="0.05cm" svg:x="16.23cm" svg:y="5.207cm" svg:viewBox="0 0 54 51" svg:d="M0 51c16 0 34-14 46-32 4-6 7-13 8-19">
            <text:p/>
          </draw:path>
          <draw:polyline draw:style-name="gr3" draw:text-style-name="P1" draw:layer="layout" svg:width="0.129cm" svg:height="0.234cm" svg:x="16.51cm" svg:y="5.023cm" svg:viewBox="0 0 130 235" draw:points="0,235 66,235 130,0">
            <text:p/>
          </draw:polyline>
          <draw:line draw:style-name="gr3" draw:text-style-name="P1" draw:layer="layout" svg:x1="16.52cm" svg:y1="5.023cm" svg:x2="16.474cm" svg:y2="5.191cm">
            <text:p/>
          </draw:line>
          <draw:path draw:style-name="gr3" draw:text-style-name="P1" draw:layer="layout" svg:width="0.039cm" svg:height="0.067cm" svg:x="16.471cm" svg:y="5.19cm" svg:viewBox="0 0 40 68" svg:d="M3 0c-7 28 0 52 18 63 5 3 12 5 19 5">
            <text:p/>
          </draw:path>
          <draw:line draw:style-name="gr3" draw:text-style-name="P1" draw:layer="layout" svg:x1="16.867cm" svg:y1="5.023cm" svg:x2="16.803cm" svg:y2="5.258cm">
            <text:p/>
          </draw:line>
          <draw:line draw:style-name="gr3" draw:text-style-name="P1" draw:layer="layout" svg:x1="16.761cm" svg:y1="5.141cm" svg:x2="16.867cm" svg:y2="5.023cm">
            <text:p/>
          </draw:line>
          <draw:line draw:style-name="gr3" draw:text-style-name="P1" draw:layer="layout" svg:x1="16.719cm" svg:y1="5.023cm" svg:x2="16.762cm" svg:y2="5.141cm">
            <text:p/>
          </draw:line>
          <draw:line draw:style-name="gr3" draw:text-style-name="P1" draw:layer="layout" svg:x1="16.656cm" svg:y1="5.258cm" svg:x2="16.72cm" svg:y2="5.023cm">
            <text:p/>
          </draw:line>
          <draw:line draw:style-name="gr3" draw:text-style-name="P1" draw:layer="layout" svg:x1="16.888cm" svg:y1="5.24cm" svg:x2="16.883cm" svg:y2="5.258cm">
            <text:p/>
          </draw:line>
          <draw:line draw:style-name="gr3" draw:text-style-name="P1" draw:layer="layout" svg:x1="17.119cm" svg:y1="5.073cm" svg:x2="17.265cm" svg:y2="5.073cm">
            <text:p/>
          </draw:line>
          <draw:line draw:style-name="gr3" draw:text-style-name="P1" draw:layer="layout" svg:x1="17.216cm" svg:y1="5.258cm" svg:x2="17.306cm" svg:y2="4.923cm">
            <text:p/>
          </draw:line>
          <draw:line draw:style-name="gr3" draw:text-style-name="P1" draw:layer="layout" svg:x1="17.07cm" svg:y1="5.258cm" svg:x2="17.16cm" svg:y2="4.923cm">
            <text:p/>
          </draw:line>
          <draw:line draw:style-name="gr3" draw:text-style-name="P1" draw:layer="layout" svg:x1="17.302cm" svg:y1="5.24cm" svg:x2="17.296cm" svg:y2="5.258cm">
            <text:p/>
          </draw:line>
          <draw:line draw:style-name="gr3" draw:text-style-name="P1" draw:layer="layout" svg:x1="17.572cm" svg:y1="5.073cm" svg:x2="17.479cm" svg:y2="5.073cm">
            <text:p/>
          </draw:line>
          <draw:line draw:style-name="gr3" draw:text-style-name="P1" draw:layer="layout" svg:x1="17.545cm" svg:y1="4.923cm" svg:x2="17.465cm" svg:y2="4.923cm">
            <text:p/>
          </draw:line>
          <draw:line draw:style-name="gr3" draw:text-style-name="P1" draw:layer="layout" svg:x1="17.545cm" svg:y1="5.174cm" svg:x2="17.591cm" svg:y2="5.007cm">
            <text:p/>
          </draw:line>
          <draw:line draw:style-name="gr3" draw:text-style-name="P1" draw:layer="layout" svg:x1="17.376cm" svg:y1="5.257cm" svg:x2="17.456cm" svg:y2="5.257cm">
            <text:p/>
          </draw:line>
          <draw:path draw:style-name="gr3" draw:text-style-name="P1" draw:layer="layout" svg:width="0.049cm" svg:height="0.084cm" svg:x="17.545cm" svg:y="4.923cm" svg:viewBox="0 0 50 85" svg:d="M46 85c9-35 1-65-21-78-7-4-16-7-25-7">
            <text:p/>
          </draw:path>
          <draw:path draw:style-name="gr3" draw:text-style-name="P1" draw:layer="layout" svg:width="0.089cm" svg:height="0.084cm" svg:x="17.456cm" svg:y="5.173cm" svg:viewBox="0 0 90 85" svg:d="M0 85c27 0 57-22 75-53 8-10 12-21 15-32">
            <text:p/>
          </draw:path>
          <draw:line draw:style-name="gr3" draw:text-style-name="P1" draw:layer="layout" svg:x1="17.608cm" svg:y1="5.24cm" svg:x2="17.603cm" svg:y2="5.258cm">
            <text:p/>
          </draw:line>
          <draw:line draw:style-name="gr3" draw:text-style-name="P1" draw:layer="layout" svg:x1="17.805cm" svg:y1="5.073cm" svg:x2="17.732cm" svg:y2="5.073cm">
            <text:p/>
          </draw:line>
          <draw:line draw:style-name="gr3" draw:text-style-name="P1" draw:layer="layout" svg:x1="17.772cm" svg:y1="4.923cm" svg:x2="17.892cm" svg:y2="4.923cm">
            <text:p/>
          </draw:line>
          <draw:line draw:style-name="gr3" draw:text-style-name="P1" draw:layer="layout" svg:x1="17.683cm" svg:y1="5.258cm" svg:x2="17.773cm" svg:y2="4.923cm">
            <text:p/>
          </draw:line>
          <draw:line draw:style-name="gr3" draw:text-style-name="P1" draw:layer="layout" svg:x1="17.683cm" svg:y1="5.257cm" svg:x2="17.756cm" svg:y2="5.257cm">
            <text:p/>
          </draw:line>
          <draw:path draw:style-name="gr3" draw:text-style-name="P1" draw:layer="layout" svg:width="0.102cm" svg:height="0.184cm" svg:x="17.756cm" svg:y="5.073cm" svg:viewBox="0 0 103 185" svg:d="M0 185c31 0 63-23 84-57 28-47 24-100-8-121-8-4-16-7-26-7">
            <text:p/>
          </draw:path>
          <draw:line draw:style-name="gr3" draw:text-style-name="P1" draw:layer="layout" svg:x1="17.959cm" svg:y1="5.073cm" svg:x2="17.923cm" svg:y2="5.208cm">
            <text:p/>
          </draw:line>
          <draw:line draw:style-name="gr3" draw:text-style-name="P1" draw:layer="layout" svg:x1="17.949cm" svg:y1="5.257cm" svg:x2="17.976cm" svg:y2="5.257cm">
            <text:p/>
          </draw:line>
          <draw:polyline draw:style-name="gr3" draw:text-style-name="P1" draw:layer="layout" svg:width="0.066cm" svg:height="0.184cm" svg:x="18.012cm" svg:y="5.023cm" svg:viewBox="0 0 67 185" draw:points="17,185 67,0 0,0">
            <text:p/>
          </draw:polyline>
          <draw:path draw:style-name="gr3" draw:text-style-name="P1" draw:layer="layout" svg:width="0.054cm" svg:height="0.05cm" svg:x="17.958cm" svg:y="5.023cm" svg:viewBox="0 0 55 51" svg:d="M55 0c-17 0-34 13-46 32-4 6-7 13-9 19">
            <text:p/>
          </draw:path>
          <draw:path draw:style-name="gr3" draw:text-style-name="P1" draw:layer="layout" svg:width="0.028cm" svg:height="0.05cm" svg:x="17.92cm" svg:y="5.207cm" svg:viewBox="0 0 29 51" svg:d="M2 0c-6 20-1 38 13 47 4 2 9 4 14 4">
            <text:p/>
          </draw:path>
          <draw:path draw:style-name="gr3" draw:text-style-name="P1" draw:layer="layout" svg:width="0.029cm" svg:height="0.05cm" svg:x="18.027cm" svg:y="5.207cm" svg:viewBox="0 0 30 51" svg:d="M2 0c-5 20 0 38 13 47 5 2 10 4 15 4">
            <text:p/>
          </draw:path>
          <draw:path draw:style-name="gr3" draw:text-style-name="P1" draw:layer="layout" svg:width="0.053cm" svg:height="0.05cm" svg:x="17.976cm" svg:y="5.207cm" svg:viewBox="0 0 54 51" svg:d="M0 51c16 0 34-14 46-32 4-6 6-13 8-19">
            <text:p/>
          </draw:path>
          <draw:line draw:style-name="gr3" draw:text-style-name="P1" draw:layer="layout" svg:x1="18.176cm" svg:y1="5.257cm" svg:x2="18.256cm" svg:y2="5.257cm">
            <text:p/>
          </draw:line>
          <draw:line draw:style-name="gr3" draw:text-style-name="P1" draw:layer="layout" svg:x1="18.247cm" svg:y1="5.291cm" svg:x2="18.319cm" svg:y2="5.023cm">
            <text:p/>
          </draw:line>
          <draw:line draw:style-name="gr3" draw:text-style-name="P1" draw:layer="layout" svg:x1="18.127cm" svg:y1="5.34cm" svg:x2="18.193cm" svg:y2="5.34cm">
            <text:p/>
          </draw:line>
          <draw:line draw:style-name="gr3" draw:text-style-name="P1" draw:layer="layout" svg:x1="18.199cm" svg:y1="5.023cm" svg:x2="18.149cm" svg:y2="5.208cm">
            <text:p/>
          </draw:line>
          <draw:path draw:style-name="gr3" draw:text-style-name="P1" draw:layer="layout" svg:width="0.029cm" svg:height="0.05cm" svg:x="18.147cm" svg:y="5.207cm" svg:viewBox="0 0 30 51" svg:d="M2 0c-5 20 0 38 14 47 4 2 9 4 14 4">
            <text:p/>
          </draw:path>
          <draw:path draw:style-name="gr3" draw:text-style-name="P1" draw:layer="layout" svg:width="0.054cm" svg:height="0.05cm" svg:x="18.193cm" svg:y="5.29cm" svg:viewBox="0 0 55 51" svg:d="M0 51c17 0 34-12 47-31 3-6 6-14 8-20">
            <text:p/>
          </draw:path>
          <draw:line draw:style-name="gr3" draw:text-style-name="P1" draw:layer="layout" svg:x1="18.546cm" svg:y1="5.023cm" svg:x2="18.482cm" svg:y2="5.258cm">
            <text:p/>
          </draw:line>
          <draw:line draw:style-name="gr3" draw:text-style-name="P1" draw:layer="layout" svg:x1="18.44cm" svg:y1="5.141cm" svg:x2="18.546cm" svg:y2="5.023cm">
            <text:p/>
          </draw:line>
          <draw:line draw:style-name="gr3" draw:text-style-name="P1" draw:layer="layout" svg:x1="18.398cm" svg:y1="5.023cm" svg:x2="18.441cm" svg:y2="5.141cm">
            <text:p/>
          </draw:line>
          <draw:line draw:style-name="gr3" draw:text-style-name="P1" draw:layer="layout" svg:x1="18.336cm" svg:y1="5.258cm" svg:x2="18.399cm" svg:y2="5.023cm">
            <text:p/>
          </draw:line>
          <draw:line draw:style-name="gr3" draw:text-style-name="P1" draw:layer="layout" svg:x1="18.612cm" svg:y1="5.073cm" svg:x2="18.576cm" svg:y2="5.208cm">
            <text:p/>
          </draw:line>
          <draw:line draw:style-name="gr3" draw:text-style-name="P1" draw:layer="layout" svg:x1="18.602cm" svg:y1="5.257cm" svg:x2="18.629cm" svg:y2="5.257cm">
            <text:p/>
          </draw:line>
          <draw:polyline draw:style-name="gr3" draw:text-style-name="P1" draw:layer="layout" svg:width="0.066cm" svg:height="0.184cm" svg:x="18.665cm" svg:y="5.023cm" svg:viewBox="0 0 67 185" draw:points="18,185 67,0 0,0">
            <text:p/>
          </draw:polyline>
          <draw:path draw:style-name="gr3" draw:text-style-name="P1" draw:layer="layout" svg:width="0.054cm" svg:height="0.05cm" svg:x="18.611cm" svg:y="5.023cm" svg:viewBox="0 0 55 51" svg:d="M55 0c-17 0-35 13-47 32-3 6-6 13-8 19">
            <text:p/>
          </draw:path>
          <draw:path draw:style-name="gr3" draw:text-style-name="P1" draw:layer="layout" svg:width="0.028cm" svg:height="0.05cm" svg:x="18.573cm" svg:y="5.207cm" svg:viewBox="0 0 29 51" svg:d="M3 0c-7 20-2 38 12 47 4 2 9 4 14 4">
            <text:p/>
          </draw:path>
          <draw:path draw:style-name="gr3" draw:text-style-name="P1" draw:layer="layout" svg:width="0.029cm" svg:height="0.05cm" svg:x="18.68cm" svg:y="5.207cm" svg:viewBox="0 0 30 51" svg:d="M2 0c-5 20 0 38 14 47 4 2 9 4 14 4">
            <text:p/>
          </draw:path>
          <draw:path draw:style-name="gr3" draw:text-style-name="P1" draw:layer="layout" svg:width="0.053cm" svg:height="0.05cm" svg:x="18.629cm" svg:y="5.207cm" svg:viewBox="0 0 54 51" svg:d="M0 51c16 0 35-14 46-32 4-6 6-13 8-19">
            <text:p/>
          </draw:path>
          <draw:line draw:style-name="gr3" draw:text-style-name="P1" draw:layer="layout" svg:x1="18.82cm" svg:y1="5.14cm" svg:x2="18.94cm" svg:y2="5.14cm">
            <text:p/>
          </draw:line>
          <draw:line draw:style-name="gr3" draw:text-style-name="P1" draw:layer="layout" svg:x1="18.909cm" svg:y1="5.258cm" svg:x2="18.972cm" svg:y2="5.023cm">
            <text:p/>
          </draw:line>
          <draw:line draw:style-name="gr3" draw:text-style-name="P1" draw:layer="layout" svg:x1="18.789cm" svg:y1="5.258cm" svg:x2="18.852cm" svg:y2="5.023cm">
            <text:p/>
          </draw:line>
          <draw:line draw:style-name="gr3" draw:text-style-name="P1" draw:layer="layout" svg:x1="19.039cm" svg:y1="5.073cm" svg:x2="19.002cm" svg:y2="5.208cm">
            <text:p/>
          </draw:line>
          <draw:line draw:style-name="gr3" draw:text-style-name="P1" draw:layer="layout" svg:x1="19.029cm" svg:y1="5.257cm" svg:x2="19.055cm" svg:y2="5.257cm">
            <text:p/>
          </draw:line>
          <draw:polyline draw:style-name="gr3" draw:text-style-name="P1" draw:layer="layout" svg:width="0.067cm" svg:height="0.184cm" svg:x="19.091cm" svg:y="5.023cm" svg:viewBox="0 0 68 185" draw:points="18,185 68,0 0,0">
            <text:p/>
          </draw:polyline>
          <draw:path draw:style-name="gr3" draw:text-style-name="P1" draw:layer="layout" svg:width="0.053cm" svg:height="0.05cm" svg:x="19.038cm" svg:y="5.023cm" svg:viewBox="0 0 54 51" svg:d="M54 0c-17 0-35 13-46 32-4 6-6 13-8 19">
            <text:p/>
          </draw:path>
          <draw:path draw:style-name="gr3" draw:text-style-name="P1" draw:layer="layout" svg:width="0.029cm" svg:height="0.05cm" svg:x="19cm" svg:y="5.207cm" svg:viewBox="0 0 30 51" svg:d="M2 0c-5 20 0 38 12 47 5 2 9 4 16 4">
            <text:p/>
          </draw:path>
          <draw:path draw:style-name="gr3" draw:text-style-name="P1" draw:layer="layout" svg:width="0.028cm" svg:height="0.05cm" svg:x="19.107cm" svg:y="5.207cm" svg:viewBox="0 0 29 51" svg:d="M3 0c-7 20-1 38 12 47 4 2 9 4 14 4">
            <text:p/>
          </draw:path>
          <draw:path draw:style-name="gr3" draw:text-style-name="P1" draw:layer="layout" svg:width="0.054cm" svg:height="0.05cm" svg:x="19.055cm" svg:y="5.207cm" svg:viewBox="0 0 55 51" svg:d="M0 51c17 0 35-14 47-32 3-6 6-13 8-19">
            <text:p/>
          </draw:path>
          <draw:line draw:style-name="gr3" draw:text-style-name="P1" draw:layer="layout" svg:x1="16.032cm" svg:y1="5.939cm" svg:x2="15.94cm" svg:y2="5.998cm">
            <text:p/>
          </draw:line>
          <draw:path draw:style-name="gr3" draw:text-style-name="P1" draw:layer="layout" svg:width="0.042cm" svg:height="0.1cm" svg:x="15.909cm" svg:y="5.997cm" svg:viewBox="0 0 43 101" svg:d="M31 0c-5 4-9 9-13 14-22 28-24 63-4 79 8 6 17 9 29 8">
            <text:p/>
          </draw:path>
          <draw:path draw:style-name="gr3" draw:text-style-name="P1" draw:layer="layout" svg:width="0.074cm" svg:height="0.025cm" svg:x="15.951cm" svg:y="6.072cm" svg:viewBox="0 0 75 26" svg:d="M0 26c24-1 50-10 75-26">
            <text:p/>
          </draw:path>
          <draw:path draw:style-name="gr3" draw:text-style-name="P1" draw:layer="layout" svg:width="0.074cm" svg:height="0.025cm" svg:x="15.954cm" svg:y="5.864cm" svg:viewBox="0 0 75 26" svg:d="M75 0c-25 0-51 9-75 26">
            <text:p/>
          </draw:path>
          <draw:path draw:style-name="gr3" draw:text-style-name="P1" draw:layer="layout" svg:width="0.028cm" svg:height="0.075cm" svg:x="16.028cm" svg:y="5.864cm" svg:viewBox="0 0 29 76" svg:d="M3 76c4-4 9-8 13-12 16-21 17-47 2-58-5-4-11-6-18-6">
            <text:p/>
          </draw:path>
          <draw:line draw:style-name="gr3" draw:text-style-name="P1" draw:layer="layout" svg:x1="16.249cm" svg:y1="6.048cm" svg:x2="16.286cm" svg:y2="5.914cm">
            <text:p/>
          </draw:line>
          <draw:polyline draw:style-name="gr3" draw:text-style-name="P1" draw:layer="layout" svg:width="0.167cm" svg:height="0.316cm" svg:x="16.086cm" svg:y="5.864cm" svg:viewBox="0 0 168 317" draw:points="168,0 85,0 0,317">
            <text:p/>
          </draw:polyline>
          <draw:line draw:style-name="gr3" draw:text-style-name="P1" draw:layer="layout" svg:x1="16.108cm" svg:y1="6.097cm" svg:x2="16.191cm" svg:y2="6.097cm">
            <text:p/>
          </draw:line>
          <draw:path draw:style-name="gr3" draw:text-style-name="P1" draw:layer="layout" svg:width="0.058cm" svg:height="0.05cm" svg:x="16.191cm" svg:y="6.047cm" svg:viewBox="0 0 59 51" svg:d="M0 51c16 0 34-9 46-25 6-8 10-17 13-26">
            <text:p/>
          </draw:path>
          <draw:path draw:style-name="gr3" draw:text-style-name="P1" draw:layer="layout" svg:width="0.034cm" svg:height="0.05cm" svg:x="16.253cm" svg:y="5.864cm" svg:viewBox="0 0 35 51" svg:d="M33 51c4-18 0-35-12-44-6-5-13-7-21-7">
            <text:p/>
          </draw:path>
          <draw:line draw:style-name="gr3" draw:text-style-name="P1" draw:layer="layout" svg:x1="16.37cm" svg:y1="6.097cm" svg:x2="16.46cm" svg:y2="6.097cm">
            <text:p/>
          </draw:line>
          <draw:line draw:style-name="gr3" draw:text-style-name="P1" draw:layer="layout" svg:x1="16.451cm" svg:y1="6.131cm" svg:x2="16.524cm" svg:y2="5.864cm">
            <text:p/>
          </draw:line>
          <draw:line draw:style-name="gr3" draw:text-style-name="P1" draw:layer="layout" svg:x1="16.318cm" svg:y1="6.18cm" svg:x2="16.393cm" svg:y2="6.18cm">
            <text:p/>
          </draw:line>
          <draw:line draw:style-name="gr3" draw:text-style-name="P1" draw:layer="layout" svg:x1="16.389cm" svg:y1="5.864cm" svg:x2="16.339cm" svg:y2="6.048cm">
            <text:p/>
          </draw:line>
          <draw:path draw:style-name="gr3" draw:text-style-name="P1" draw:layer="layout" svg:width="0.033cm" svg:height="0.05cm" svg:x="16.337cm" svg:y="6.047cm" svg:viewBox="0 0 34 51" svg:d="M2 0c-5 18-1 34 11 44 6 5 13 7 21 7">
            <text:p/>
          </draw:path>
          <draw:path draw:style-name="gr3" draw:text-style-name="P1" draw:layer="layout" svg:width="0.058cm" svg:height="0.051cm" svg:x="16.393cm" svg:y="6.13cm" svg:viewBox="0 0 59 52" svg:d="M0 52c16 0 33-10 46-25 7-8 11-17 13-27">
            <text:p/>
          </draw:path>
          <draw:polyline draw:style-name="gr3" draw:text-style-name="P1" draw:layer="layout" svg:width="0.153cm" svg:height="0.233cm" svg:x="16.55cm" svg:y="5.864cm" svg:viewBox="0 0 154 234" draw:points="154,0 63,0 0,234">
            <text:p/>
          </draw:polyline>
          <draw:line draw:style-name="gr3" draw:text-style-name="P1" draw:layer="layout" svg:x1="16.685cm" svg:y1="6.098cm" svg:x2="16.735cm" svg:y2="5.914cm">
            <text:p/>
          </draw:line>
          <draw:path draw:style-name="gr3" draw:text-style-name="P1" draw:layer="layout" svg:width="0.034cm" svg:height="0.05cm" svg:x="16.703cm" svg:y="5.864cm" svg:viewBox="0 0 35 51" svg:d="M32 51c6-18 1-35-10-44-6-5-13-7-22-7">
            <text:p/>
          </draw:path>
          <draw:polyline draw:style-name="gr3" draw:text-style-name="P1" draw:layer="layout" svg:width="0.153cm" svg:height="0.233cm" svg:x="16.775cm" svg:y="5.864cm" svg:viewBox="0 0 154 234" draw:points="154,0 63,0 0,234">
            <text:p/>
          </draw:polyline>
          <draw:line draw:style-name="gr3" draw:text-style-name="P1" draw:layer="layout" svg:x1="16.91cm" svg:y1="6.098cm" svg:x2="16.96cm" svg:y2="5.914cm">
            <text:p/>
          </draw:line>
          <draw:path draw:style-name="gr3" draw:text-style-name="P1" draw:layer="layout" svg:width="0.033cm" svg:height="0.05cm" svg:x="16.928cm" svg:y="5.864cm" svg:viewBox="0 0 34 51" svg:d="M32 51c5-18 1-35-10-44-6-5-13-7-22-7">
            <text:p/>
          </draw:path>
          <draw:line draw:style-name="gr3" draw:text-style-name="P1" draw:layer="layout" svg:x1="17.05cm" svg:y1="5.914cm" svg:x2="17.014cm" svg:y2="6.048cm">
            <text:p/>
          </draw:line>
          <draw:line draw:style-name="gr3" draw:text-style-name="P1" draw:layer="layout" svg:x1="17.045cm" svg:y1="6.097cm" svg:x2="17.075cm" svg:y2="6.097cm">
            <text:p/>
          </draw:line>
          <draw:polyline draw:style-name="gr3" draw:text-style-name="P1" draw:layer="layout" svg:width="0.075cm" svg:height="0.183cm" svg:x="17.108cm" svg:y="5.864cm" svg:viewBox="0 0 76 184" draw:points="26,184 76,0 0,0">
            <text:p/>
          </draw:polyline>
          <draw:path draw:style-name="gr3" draw:text-style-name="P1" draw:layer="layout" svg:width="0.059cm" svg:height="0.05cm" svg:x="17.049cm" svg:y="5.864cm" svg:viewBox="0 0 60 51" svg:d="M60 0c-16 0-33 9-47 25-6 8-10 17-13 26">
            <text:p/>
          </draw:path>
          <draw:path draw:style-name="gr3" draw:text-style-name="P1" draw:layer="layout" svg:width="0.033cm" svg:height="0.05cm" svg:x="17.012cm" svg:y="6.047cm" svg:viewBox="0 0 34 51" svg:d="M2 0c-5 18-1 34 10 44 6 5 14 7 22 7">
            <text:p/>
          </draw:path>
          <draw:path draw:style-name="gr3" draw:text-style-name="P1" draw:layer="layout" svg:width="0.033cm" svg:height="0.05cm" svg:x="17.132cm" svg:y="6.047cm" svg:viewBox="0 0 34 51" svg:d="M2 0c-5 18 0 34 11 44 6 5 13 7 21 7">
            <text:p/>
          </draw:path>
          <draw:path draw:style-name="gr3" draw:text-style-name="P1" draw:layer="layout" svg:width="0.058cm" svg:height="0.05cm" svg:x="17.075cm" svg:y="6.047cm" svg:viewBox="0 0 59 51" svg:d="M0 51c16 0 33-9 45-25 7-8 11-17 14-26">
            <text:p/>
          </draw:path>
          <draw:polyline draw:style-name="gr3" draw:text-style-name="P1" draw:layer="layout" svg:width="0.172cm" svg:height="0.333cm" svg:x="17.375cm" svg:y="5.764cm" svg:viewBox="0 0 173 334" draw:points="173,0 89,0 0,334">
            <text:p/>
          </draw:polyline>
          <draw:line draw:style-name="gr3" draw:text-style-name="P1" draw:layer="layout" svg:x1="17.415cm" svg:y1="5.947cm" svg:x2="17.498cm" svg:y2="5.947cm">
            <text:p/>
          </draw:line>
          <draw:path draw:style-name="gr3" draw:text-style-name="P1" draw:layer="layout" svg:width="0.11cm" svg:height="0.183cm" svg:x="17.498cm" svg:y="5.764cm" svg:viewBox="0 0 111 184" svg:d="M0 184c29 0 60-17 83-45 35-43 38-100 5-126-10-9-24-13-39-13">
            <text:p/>
          </draw:path>
          <draw:line draw:style-name="gr3" draw:text-style-name="P1" draw:layer="layout" svg:x1="17.743cm" svg:y1="5.897cm" svg:x2="17.796cm" svg:y2="6.098cm">
            <text:p/>
          </draw:line>
          <draw:line draw:style-name="gr3" draw:text-style-name="P1" draw:layer="layout" svg:x1="17.666cm" svg:y1="5.965cm" svg:x2="17.885cm" svg:y2="5.764cm">
            <text:p/>
          </draw:line>
          <draw:line draw:style-name="gr3" draw:text-style-name="P1" draw:layer="layout" svg:x1="17.63cm" svg:y1="6.098cm" svg:x2="17.72cm" svg:y2="5.764cm">
            <text:p/>
          </draw:line>
          <draw:line draw:style-name="gr3" draw:text-style-name="P1" draw:layer="layout" svg:x1="18.06cm" svg:y1="5.948cm" svg:x2="18.09cm" svg:y2="5.839cm">
            <text:p/>
          </draw:line>
          <draw:line draw:style-name="gr3" draw:text-style-name="P1" draw:layer="layout" svg:x1="17.955cm" svg:y1="5.839cm" svg:x2="17.941cm" svg:y2="5.89cm">
            <text:p/>
          </draw:line>
          <draw:line draw:style-name="gr3" draw:text-style-name="P1" draw:layer="layout" svg:x1="17.977cm" svg:y1="5.947cm" svg:x2="18.06cm" svg:y2="5.947cm">
            <text:p/>
          </draw:line>
          <draw:path draw:style-name="gr3" draw:text-style-name="P1" draw:layer="layout" svg:width="0.145cm" svg:height="0.15cm" svg:x="17.915cm" svg:y="5.947cm" svg:viewBox="0 0 146 151" svg:d="M0 151c38-11 76-37 104-72 19-24 34-51 42-79">
            <text:p/>
          </draw:path>
          <draw:path draw:style-name="gr3" draw:text-style-name="P1" draw:layer="layout" svg:width="0.138cm" svg:height="0.075cm" svg:x="17.954cm" svg:y="5.764cm" svg:viewBox="0 0 139 76" svg:d="M136 76c7-27 1-51-16-66-26-21-72-9-100 27-10 12-16 25-20 39">
            <text:p/>
          </draw:path>
          <draw:path draw:style-name="gr3" draw:text-style-name="P1" draw:layer="layout" svg:width="0.039cm" svg:height="0.058cm" svg:x="17.938cm" svg:y="5.889cm" svg:viewBox="0 0 40 59" svg:d="M3 0c-6 21-1 40 12 51 6 5 16 8 25 8">
            <text:p/>
          </draw:path>
          <draw:line draw:style-name="gr3" draw:text-style-name="P1" draw:layer="layout" svg:x1="18.141cm" svg:y1="5.98cm" svg:x2="18.291cm" svg:y2="5.98cm">
            <text:p/>
          </draw:line>
          <draw:line draw:style-name="gr3" draw:text-style-name="P1" draw:layer="layout" svg:x1="16.317cm" svg:y1="5.691cm" svg:x2="16.262cm" svg:y2="5.557cm">
            <text:p/>
          </draw:line>
          <draw:line draw:style-name="gr3" draw:text-style-name="P1" draw:layer="layout" svg:x1="16.203cm" svg:y1="5.608cm" svg:x2="16.379cm" svg:y2="5.457cm">
            <text:p/>
          </draw:line>
          <draw:line draw:style-name="gr3" draw:text-style-name="P1" draw:layer="layout" svg:x1="16.245cm" svg:y1="5.457cm" svg:x2="16.181cm" svg:y2="5.691cm">
            <text:p/>
          </draw:line>
          <draw:line draw:style-name="gr3" draw:text-style-name="P1" draw:layer="layout" svg:x1="16.456cm" svg:y1="5.507cm" svg:x2="16.419cm" svg:y2="5.641cm">
            <text:p/>
          </draw:line>
          <draw:line draw:style-name="gr3" draw:text-style-name="P1" draw:layer="layout" svg:x1="16.451cm" svg:y1="5.69cm" svg:x2="16.481cm" svg:y2="5.69cm">
            <text:p/>
          </draw:line>
          <draw:polyline draw:style-name="gr3" draw:text-style-name="P1" draw:layer="layout" svg:width="0.075cm" svg:height="0.183cm" svg:x="16.513cm" svg:y="5.457cm" svg:viewBox="0 0 76 184" draw:points="27,184 76,0 0,0">
            <text:p/>
          </draw:polyline>
          <draw:path draw:style-name="gr3" draw:text-style-name="P1" draw:layer="layout" svg:width="0.058cm" svg:height="0.05cm" svg:x="16.455cm" svg:y="5.457cm" svg:viewBox="0 0 59 51" svg:d="M59 0c-15 0-34 9-46 24-6 8-11 18-13 27">
            <text:p/>
          </draw:path>
          <draw:path draw:style-name="gr3" draw:text-style-name="P1" draw:layer="layout" svg:width="0.034cm" svg:height="0.051cm" svg:x="16.417cm" svg:y="5.64cm" svg:viewBox="0 0 35 52" svg:d="M2 0c-4 19 0 35 11 44 6 5 14 8 22 8">
            <text:p/>
          </draw:path>
          <draw:path draw:style-name="gr3" draw:text-style-name="P1" draw:layer="layout" svg:width="0.033cm" svg:height="0.051cm" svg:x="16.537cm" svg:y="5.64cm" svg:viewBox="0 0 34 52" svg:d="M2 0c-5 19 0 35 11 44 5 5 13 8 21 8">
            <text:p/>
          </draw:path>
          <draw:path draw:style-name="gr3" draw:text-style-name="P1" draw:layer="layout" svg:width="0.058cm" svg:height="0.051cm" svg:x="16.481cm" svg:y="5.64cm" svg:viewBox="0 0 59 52" svg:d="M0 52c17 0 34-10 46-25 6-8 11-17 13-27">
            <text:p/>
          </draw:path>
          <draw:line draw:style-name="gr3" draw:text-style-name="P1" draw:layer="layout" svg:x1="16.743cm" svg:y1="5.69cm" svg:x2="16.773cm" svg:y2="5.69cm">
            <text:p/>
          </draw:line>
          <draw:line draw:style-name="gr3" draw:text-style-name="P1" draw:layer="layout" svg:x1="16.88cm" svg:y1="5.599cm" svg:x2="16.895cm" svg:y2="5.548cm">
            <text:p/>
          </draw:line>
          <draw:line draw:style-name="gr3" draw:text-style-name="P1" draw:layer="layout" svg:x1="16.836cm" svg:y1="5.457cm" svg:x2="16.806cm" svg:y2="5.457cm">
            <text:p/>
          </draw:line>
          <draw:line draw:style-name="gr3" draw:text-style-name="P1" draw:layer="layout" svg:x1="16.7cm" svg:y1="5.548cm" svg:x2="16.685cm" svg:y2="5.599cm">
            <text:p/>
          </draw:line>
          <draw:line draw:style-name="gr3" draw:text-style-name="P1" draw:layer="layout" svg:x1="16.84cm" svg:y1="5.39cm" svg:x2="16.736cm" svg:y2="5.774cm">
            <text:p/>
          </draw:line>
          <draw:path draw:style-name="gr3" draw:text-style-name="P1" draw:layer="layout" svg:width="0.061cm" svg:height="0.092cm" svg:x="16.682cm" svg:y="5.598cm" svg:viewBox="0 0 62 93" svg:d="M3 0c-8 33-1 64 21 80 10 8 23 13 38 13">
            <text:p/>
          </draw:path>
          <draw:path draw:style-name="gr3" draw:text-style-name="P1" draw:layer="layout" svg:width="0.107cm" svg:height="0.092cm" svg:x="16.773cm" svg:y="5.598cm" svg:viewBox="0 0 108 93" svg:d="M0 93c29 0 62-17 84-45 12-15 20-31 24-48">
            <text:p/>
          </draw:path>
          <draw:path draw:style-name="gr3" draw:text-style-name="P1" draw:layer="layout" svg:width="0.061cm" svg:height="0.091cm" svg:x="16.836cm" svg:y="5.457cm" svg:viewBox="0 0 62 92" svg:d="M59 92c8-32 1-62-21-78-10-9-23-14-38-14">
            <text:p/>
          </draw:path>
          <draw:path draw:style-name="gr3" draw:text-style-name="P1" draw:layer="layout" svg:width="0.107cm" svg:height="0.091cm" svg:x="16.699cm" svg:y="5.457cm" svg:viewBox="0 0 108 92" svg:d="M108 0c-29 0-61 18-83 45-11 15-21 31-25 47">
            <text:p/>
          </draw:path>
          <draw:line draw:style-name="gr3" draw:text-style-name="P1" draw:layer="layout" svg:x1="17.112cm" svg:y1="5.573cm" svg:x2="16.977cm" svg:y2="5.573cm">
            <text:p/>
          </draw:line>
          <draw:line draw:style-name="gr3" draw:text-style-name="P1" draw:layer="layout" svg:x1="16.989cm" svg:y1="5.532cm" svg:x2="16.957cm" svg:y2="5.649cm">
            <text:p/>
          </draw:line>
          <draw:line draw:style-name="gr3" draw:text-style-name="P1" draw:layer="layout" svg:x1="16.983cm" svg:y1="5.69cm" svg:x2="17.081cm" svg:y2="5.69cm">
            <text:p/>
          </draw:line>
          <draw:line draw:style-name="gr3" draw:text-style-name="P1" draw:layer="layout" svg:x1="17.112cm" svg:y1="5.574cm" svg:x2="17.124cm" svg:y2="5.532cm">
            <text:p/>
          </draw:line>
          <draw:path draw:style-name="gr3" draw:text-style-name="P1" draw:layer="layout" svg:width="0.138cm" svg:height="0.075cm" svg:x="16.988cm" svg:y="5.457cm" svg:viewBox="0 0 139 76" svg:d="M136 76c7-27 1-52-16-66-27-21-72-9-100 27-9 12-16 25-20 39">
            <text:p/>
          </draw:path>
          <draw:path draw:style-name="gr3" draw:text-style-name="P1" draw:layer="layout" svg:width="0.028cm" svg:height="0.042cm" svg:x="16.955cm" svg:y="5.648cm" svg:viewBox="0 0 29 43" svg:d="M2 0c-4 15-1 29 9 37 4 4 11 6 18 6">
            <text:p/>
          </draw:path>
          <draw:line draw:style-name="gr3" draw:text-style-name="P1" draw:layer="layout" svg:x1="17.282cm" svg:y1="5.357cm" svg:x2="17.342cm" svg:y2="5.357cm">
            <text:p/>
          </draw:line>
          <draw:line draw:style-name="gr3" draw:text-style-name="P1" draw:layer="layout" svg:x1="17.375cm" svg:y1="5.407cm" svg:x2="17.311cm" svg:y2="5.641cm">
            <text:p/>
          </draw:line>
          <draw:line draw:style-name="gr3" draw:text-style-name="P1" draw:layer="layout" svg:x1="17.184cm" svg:y1="5.641cm" svg:x2="17.221cm" svg:y2="5.507cm">
            <text:p/>
          </draw:line>
          <draw:line draw:style-name="gr3" draw:text-style-name="P1" draw:layer="layout" svg:x1="17.278cm" svg:y1="5.457cm" svg:x2="17.361cm" svg:y2="5.457cm">
            <text:p/>
          </draw:line>
          <draw:line draw:style-name="gr3" draw:text-style-name="P1" draw:layer="layout" svg:x1="17.216cm" svg:y1="5.69cm" svg:x2="17.253cm" svg:y2="5.69cm">
            <text:p/>
          </draw:line>
          <draw:path draw:style-name="gr3" draw:text-style-name="P1" draw:layer="layout" svg:width="0.034cm" svg:height="0.05cm" svg:x="17.342cm" svg:y="5.357cm" svg:viewBox="0 0 35 51" svg:d="M33 51c5-19 1-35-12-44-5-5-13-7-21-7">
            <text:p/>
          </draw:path>
          <draw:path draw:style-name="gr3" draw:text-style-name="P1" draw:layer="layout" svg:width="0.058cm" svg:height="0.051cm" svg:x="17.253cm" svg:y="5.64cm" svg:viewBox="0 0 59 52" svg:d="M0 52c16 0 33-10 45-25 6-8 12-17 14-27">
            <text:p/>
          </draw:path>
          <draw:path draw:style-name="gr3" draw:text-style-name="P1" draw:layer="layout" svg:width="0.058cm" svg:height="0.05cm" svg:x="17.22cm" svg:y="5.457cm" svg:viewBox="0 0 59 51" svg:d="M59 0c-16 0-34 9-46 24-6 8-11 18-13 27">
            <text:p/>
          </draw:path>
          <draw:path draw:style-name="gr3" draw:text-style-name="P1" draw:layer="layout" svg:width="0.034cm" svg:height="0.051cm" svg:x="17.182cm" svg:y="5.64cm" svg:viewBox="0 0 35 52" svg:d="M2 0c-5 19-1 35 10 44 7 5 14 8 23 8">
            <text:p/>
          </draw:path>
          <draw:line draw:style-name="gr3" draw:text-style-name="P1" draw:layer="layout" svg:x1="17.529cm" svg:y1="5.641cm" svg:x2="17.567cm" svg:y2="5.507cm">
            <text:p/>
          </draw:line>
          <draw:polyline draw:style-name="gr3" draw:text-style-name="P1" draw:layer="layout" svg:width="0.167cm" svg:height="0.316cm" svg:x="17.366cm" svg:y="5.457cm" svg:viewBox="0 0 168 317" draw:points="168,0 85,0 0,317">
            <text:p/>
          </draw:polyline>
          <draw:line draw:style-name="gr3" draw:text-style-name="P1" draw:layer="layout" svg:x1="17.388cm" svg:y1="5.69cm" svg:x2="17.47cm" svg:y2="5.69cm">
            <text:p/>
          </draw:line>
          <draw:path draw:style-name="gr3" draw:text-style-name="P1" draw:layer="layout" svg:width="0.059cm" svg:height="0.051cm" svg:x="17.47cm" svg:y="5.64cm" svg:viewBox="0 0 60 52" svg:d="M0 52c17 0 34-10 47-25 6-8 10-17 13-27">
            <text:p/>
          </draw:path>
          <draw:path draw:style-name="gr3" draw:text-style-name="P1" draw:layer="layout" svg:width="0.034cm" svg:height="0.05cm" svg:x="17.533cm" svg:y="5.457cm" svg:viewBox="0 0 35 51" svg:d="M33 51c4-19 0-35-12-44-6-5-13-7-21-7">
            <text:p/>
          </draw:path>
          <draw:line draw:style-name="gr3" draw:text-style-name="P1" draw:layer="layout" svg:x1="17.655cm" svg:y1="5.507cm" svg:x2="17.619cm" svg:y2="5.641cm">
            <text:p/>
          </draw:line>
          <draw:line draw:style-name="gr3" draw:text-style-name="P1" draw:layer="layout" svg:x1="17.65cm" svg:y1="5.69cm" svg:x2="17.68cm" svg:y2="5.69cm">
            <text:p/>
          </draw:line>
          <draw:polyline draw:style-name="gr3" draw:text-style-name="P1" draw:layer="layout" svg:width="0.075cm" svg:height="0.183cm" svg:x="17.713cm" svg:y="5.457cm" svg:viewBox="0 0 76 184" draw:points="27,184 76,0 0,0">
            <text:p/>
          </draw:polyline>
          <draw:path draw:style-name="gr3" draw:text-style-name="P1" draw:layer="layout" svg:width="0.059cm" svg:height="0.05cm" svg:x="17.654cm" svg:y="5.457cm" svg:viewBox="0 0 60 51" svg:d="M60 0c-17 0-34 9-46 24-7 8-11 18-14 27">
            <text:p/>
          </draw:path>
          <draw:path draw:style-name="gr3" draw:text-style-name="P1" draw:layer="layout" svg:width="0.033cm" svg:height="0.051cm" svg:x="17.617cm" svg:y="5.64cm" svg:viewBox="0 0 34 52" svg:d="M2 0c-5 19-1 35 11 44 6 5 13 8 21 8">
            <text:p/>
          </draw:path>
          <draw:path draw:style-name="gr3" draw:text-style-name="P1" draw:layer="layout" svg:width="0.033cm" svg:height="0.051cm" svg:x="17.737cm" svg:y="5.64cm" svg:viewBox="0 0 34 52" svg:d="M2 0c-5 19-1 35 10 44 6 5 14 8 22 8">
            <text:p/>
          </draw:path>
          <draw:path draw:style-name="gr3" draw:text-style-name="P1" draw:layer="layout" svg:width="0.059cm" svg:height="0.051cm" svg:x="17.68cm" svg:y="5.64cm" svg:viewBox="0 0 60 52" svg:d="M0 52c16 0 34-10 47-25 6-8 10-17 13-27">
            <text:p/>
          </draw:path>
          <draw:polyline draw:style-name="gr3" draw:text-style-name="P1" draw:layer="layout" svg:width="0.172cm" svg:height="0.333cm" svg:x="17.98cm" svg:y="5.357cm" svg:viewBox="0 0 173 334" draw:points="173,0 90,0 0,334">
            <text:p/>
          </draw:polyline>
          <draw:line draw:style-name="gr3" draw:text-style-name="P1" draw:layer="layout" svg:x1="18.02cm" svg:y1="5.54cm" svg:x2="18.103cm" svg:y2="5.54cm">
            <text:p/>
          </draw:line>
          <draw:path draw:style-name="gr3" draw:text-style-name="P1" draw:layer="layout" svg:width="0.111cm" svg:height="0.183cm" svg:x="18.103cm" svg:y="5.357cm" svg:viewBox="0 0 112 184" svg:d="M0 184c30 0 61-17 84-45 35-44 37-100 5-126-11-9-24-13-39-13">
            <text:p/>
          </draw:path>
          <draw:line draw:style-name="gr3" draw:text-style-name="P1" draw:layer="layout" svg:x1="18.349cm" svg:y1="5.49cm" svg:x2="18.401cm" svg:y2="5.691cm">
            <text:p/>
          </draw:line>
          <draw:line draw:style-name="gr3" draw:text-style-name="P1" draw:layer="layout" svg:x1="18.271cm" svg:y1="5.558cm" svg:x2="18.49cm" svg:y2="5.357cm">
            <text:p/>
          </draw:line>
          <draw:line draw:style-name="gr3" draw:text-style-name="P1" draw:layer="layout" svg:x1="18.235cm" svg:y1="5.691cm" svg:x2="18.325cm" svg:y2="5.357cm">
            <text:p/>
          </draw:line>
          <draw:line draw:style-name="gr3" draw:text-style-name="P1" draw:layer="layout" svg:x1="18.665cm" svg:y1="5.541cm" svg:x2="18.695cm" svg:y2="5.432cm">
            <text:p/>
          </draw:line>
          <draw:line draw:style-name="gr3" draw:text-style-name="P1" draw:layer="layout" svg:x1="18.56cm" svg:y1="5.432cm" svg:x2="18.546cm" svg:y2="5.483cm">
            <text:p/>
          </draw:line>
          <draw:line draw:style-name="gr3" draw:text-style-name="P1" draw:layer="layout" svg:x1="18.583cm" svg:y1="5.54cm" svg:x2="18.665cm" svg:y2="5.54cm">
            <text:p/>
          </draw:line>
          <draw:path draw:style-name="gr3" draw:text-style-name="P1" draw:layer="layout" svg:width="0.145cm" svg:height="0.15cm" svg:x="18.52cm" svg:y="5.54cm" svg:viewBox="0 0 146 151" svg:d="M0 151c38-12 76-38 104-73 20-24 34-51 42-78">
            <text:p/>
          </draw:path>
          <draw:path draw:style-name="gr3" draw:text-style-name="P1" draw:layer="layout" svg:width="0.138cm" svg:height="0.075cm" svg:x="18.559cm" svg:y="5.357cm" svg:viewBox="0 0 139 76" svg:d="M136 76c7-28 1-52-16-66-26-21-70-9-100 26-9 12-16 26-20 40">
            <text:p/>
          </draw:path>
          <draw:path draw:style-name="gr3" draw:text-style-name="P1" draw:layer="layout" svg:width="0.039cm" svg:height="0.058cm" svg:x="18.544cm" svg:y="5.482cm" svg:viewBox="0 0 40 59" svg:d="M2 0c-6 21-1 40 13 51 7 5 15 8 25 8">
            <text:p/>
          </draw:path>
          <draw:frame draw:style-name="gr4" draw:text-style-name="P2" draw:layer="layout" svg:width="5.334cm" svg:height="0.711cm" svg:x="11.178cm" svg:y="1.26cm">
            <draw:image xlink:href="Pictures/100045FA00001301000002964C8F34BF.svg" xlink:type="simple" xlink:show="embed" xlink:actuate="onLoad">
              <text:p/>
            </draw:image>
            <draw:image xlink:href="Pictures/10000201000000B8000000199DB897BF.png" xlink:type="simple" xlink:show="embed" xlink:actuate="onLoad"/>
          </draw:frame>
          <draw:line draw:style-name="gr3" draw:text-style-name="P1" draw:layer="layout" svg:x1="18.596cm" svg:y1="6.102cm" svg:x2="18.785cm" svg:y2="5.876cm">
            <text:p/>
          </draw:line>
          <draw:line draw:style-name="gr3" draw:text-style-name="P1" draw:layer="layout" svg:x1="18.596cm" svg:y1="6.101cm" svg:x2="18.731cm" svg:y2="6.101cm">
            <text:p/>
          </draw:line>
          <draw:path draw:style-name="gr3" draw:text-style-name="P1" draw:layer="layout" svg:width="0.126cm" svg:height="0.108cm" svg:x="18.675cm" svg:y="5.768cm" svg:viewBox="0 0 127 109" svg:d="M110 109c23-37 22-78-3-98-28-22-74-10-105 27-1 1-2 2-2 3">
            <text:p/>
          </draw:path>
          <draw:line draw:style-name="gr3" draw:text-style-name="P1" draw:layer="layout" svg:x1="18.32cm" svg:y1="6.087cm" svg:x2="18.31cm" svg:y2="6.12cm">
            <text:p/>
          </draw:line>
          <draw:line draw:style-name="gr3" draw:text-style-name="P1" draw:layer="layout" svg:x1="18.507cm" svg:y1="6.087cm" svg:x2="18.497cm" svg:y2="6.12cm">
            <text:p/>
          </draw:line>
          <draw:line draw:style-name="gr3" draw:text-style-name="P1" draw:layer="layout" svg:x1="18.319cm" svg:y1="6.087cm" svg:x2="18.506cm" svg:y2="6.087cm">
            <text:p/>
          </draw:line>
          <draw:polyline draw:style-name="gr3" draw:text-style-name="P1" draw:layer="layout" svg:width="0.215cm" svg:height="0.32cm" svg:x="18.348cm" svg:y="5.767cm" svg:viewBox="0 0 216 321" draw:points="0,321 144,0 216,0 131,321">
            <text:p/>
          </draw:polyline>
          <draw:frame draw:style-name="gr6" draw:text-style-name="P3" draw:layer="layout" svg:width="5.27cm" svg:height="0.539cm" svg:x="8.676cm" svg:y="3.251cm">
            <draw:image xlink:href="Pictures/10004804000017F2000002749DCF1884.svg" xlink:type="simple" xlink:show="embed" xlink:actuate="onLoad">
              <text:p/>
            </draw:image>
            <draw:image xlink:href="Pictures/10000201000000E80000001817EE2F5C.png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uxi Sans" svg:font-family="'Luxi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uxi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711cm" fo:margin-bottom="0.711cm" fo:margin-left="0.711cm" fo:margin-right="0.71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0T23:20:11.409072084</meta:creation-date>
    <dc:date>2015-06-22T04:37:56.936877061</dc:date>
    <meta:editing-duration>PT12M31S</meta:editing-duration>
    <meta:editing-cycles>2</meta:editing-cycles>
    <meta:generator>LibreOffice/4.4.3.2$Linux_X86_64 LibreOffice_project/40m0$Build-2</meta:generator>
    <meta:document-statistic meta:object-count="3340"/>
  </office:meta>
</office:document-meta>
</file>